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9.3662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1">
            <text:p>Nombre</text:p>
          </table:table-cell>
          <table:table-cell office:value-type="string" table:style-name="ce1">
            <text:p>insert into empresas (nombre) values ('</text:p>
          </table:table-cell>
          <table:table-cell office:value-type="string" table:style-name="ce4">
            <text:p>')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 TURISMO</text:p>
          </table:table-cell>
          <table:table-cell office:value-type="string" office:string-value="insert into empresas (nombre) values ('1001 TURISMO');" table:formula="of:=CONCATENATE([.$B$1];[.A2];[.$C$1])" table:style-name="ce1">
            <text:p>insert into empresas (nombre) values ('1001 TURISMO');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17 DE FEBRERO</text:p>
          </table:table-cell>
          <table:table-cell office:value-type="string" office:string-value="insert into empresas (nombre) values ('17 DE FEBRERO');" table:formula="of:=CONCATENATE([.$B$1];[.A3];[.$C$1])" table:style-name="ce1">
            <text:p>insert into empresas (nombre) values ('17 DE FEBRERO');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18 DE MAYO</text:p>
          </table:table-cell>
          <table:table-cell office:value-type="string" office:string-value="insert into empresas (nombre) values ('18 DE MAYO');" table:formula="of:=CONCATENATE([.$B$1];[.A4];[.$C$1])" table:style-name="ce1">
            <text:p>insert into empresas (nombre) values ('18 DE MAYO');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19 DE NOVIEMBRE</text:p>
          </table:table-cell>
          <table:table-cell office:value-type="string" office:string-value="insert into empresas (nombre) values ('19 DE NOVIEMBRE');" table:formula="of:=CONCATENATE([.$B$1];[.A5];[.$C$1])" table:style-name="ce1">
            <text:p>insert into empresas (nombre) values ('19 DE NOVIEMBRE');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 DE JUNIO</text:p>
          </table:table-cell>
          <table:table-cell office:value-type="string" office:string-value="insert into empresas (nombre) values ('20 DE JUNIO');" table:formula="of:=CONCATENATE([.$B$1];[.A6];[.$C$1])" table:style-name="ce1">
            <text:p>insert into empresas (nombre) values ('20 DE JUNIO');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1 AUTOTRANSPORTE</text:p>
          </table:table-cell>
          <table:table-cell office:value-type="string" office:string-value="insert into empresas (nombre) values ('21 AUTOTRANSPORTE');" table:formula="of:=CONCATENATE([.$B$1];[.A7];[.$C$1])" table:style-name="ce1">
            <text:p>insert into empresas (nombre) values ('21 AUTOTRANSPORTE');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5 DE AGOSTO TOUR S.R.L</text:p>
          </table:table-cell>
          <table:table-cell office:value-type="string" office:string-value="insert into empresas (nombre) values ('25 DE AGOSTO TOUR S.R.L');" table:formula="of:=CONCATENATE([.$B$1];[.A8];[.$C$1])" table:style-name="ce1">
            <text:p>insert into empresas (nombre) values ('25 DE AGOSTO TOUR S.R.L');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 DE MAYO</text:p>
          </table:table-cell>
          <table:table-cell office:value-type="string" office:string-value="insert into empresas (nombre) values ('3 DE MAYO');" table:formula="of:=CONCATENATE([.$B$1];[.A9];[.$C$1])" table:style-name="ce1">
            <text:p>insert into empresas (nombre) values ('3 DE MAYO');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7 LAGOS T</text:p>
          </table:table-cell>
          <table:table-cell office:value-type="string" office:string-value="insert into empresas (nombre) values ('7 LAGOS T');" table:formula="of:=CONCATENATE([.$B$1];[.A10];[.$C$1])" table:style-name="ce1">
            <text:p>insert into empresas (nombre) values ('7 LAGOS T');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77 MDQ SRL</text:p>
          </table:table-cell>
          <table:table-cell office:value-type="string" office:string-value="insert into empresas (nombre) values ('77 MDQ SRL');" table:formula="of:=CONCATENATE([.$B$1];[.A11];[.$C$1])" table:style-name="ce1">
            <text:p>insert into empresas (nombre) values ('77 MDQ SRL');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9 DE ABRIL</text:p>
          </table:table-cell>
          <table:table-cell office:value-type="string" office:string-value="insert into empresas (nombre) values ('9 DE ABRIL');" table:formula="of:=CONCATENATE([.$B$1];[.A12];[.$C$1])" table:style-name="ce1">
            <text:p>insert into empresas (nombre) values ('9 DE ABRIL');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9 DE AGOSTO S.R.L</text:p>
          </table:table-cell>
          <table:table-cell office:value-type="string" office:string-value="insert into empresas (nombre) values ('9 DE AGOSTO S.R.L');" table:formula="of:=CONCATENATE([.$B$1];[.A13];[.$C$1])" table:style-name="ce1">
            <text:p>insert into empresas (nombre) values ('9 DE AGOSTO S.R.L');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 B.VIAJES Y TURISMO</text:p>
          </table:table-cell>
          <table:table-cell office:value-type="string" office:string-value="insert into empresas (nombre) values ('A B.VIAJES Y TURISMO');" table:formula="of:=CONCATENATE([.$B$1];[.A14];[.$C$1])" table:style-name="ce1">
            <text:p>insert into empresas (nombre) values ('A B.VIAJES Y TURISMO');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 JW</text:p>
          </table:table-cell>
          <table:table-cell office:value-type="string" office:string-value="insert into empresas (nombre) values ('A JW');" table:formula="of:=CONCATENATE([.$B$1];[.A15];[.$C$1])" table:style-name="ce1">
            <text:p>insert into empresas (nombre) values ('A JW');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 SU SERVICIO S R L</text:p>
          </table:table-cell>
          <table:table-cell office:value-type="string" office:string-value="insert into empresas (nombre) values ('A SU SERVICIO S R L');" table:formula="of:=CONCATENATE([.$B$1];[.A16];[.$C$1])" table:style-name="ce1">
            <text:p>insert into empresas (nombre) values ('A SU SERVICIO S R L');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, FERNANDEZ</text:p>
          </table:table-cell>
          <table:table-cell office:value-type="string" office:string-value="insert into empresas (nombre) values ('A, FERNANDEZ');" table:formula="of:=CONCATENATE([.$B$1];[.A17];[.$C$1])" table:style-name="ce1">
            <text:p>insert into empresas (nombre) values ('A, FERNAND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. SAGASTI LTDA</text:p>
          </table:table-cell>
          <table:table-cell office:value-type="string" office:string-value="insert into empresas (nombre) values ('A. SAGASTI LTDA');" table:formula="of:=CONCATENATE([.$B$1];[.A18];[.$C$1])" table:style-name="ce1">
            <text:p>insert into empresas (nombre) values ('A. SAGASTI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.D.O.S</text:p>
          </table:table-cell>
          <table:table-cell office:value-type="string" office:string-value="insert into empresas (nombre) values ('A.D.O.S');" table:formula="of:=CONCATENATE([.$B$1];[.A19];[.$C$1])" table:style-name="ce1">
            <text:p>insert into empresas (nombre) values ('A.D.O.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.L.CUNHA TRANSPORTE LTDA</text:p>
          </table:table-cell>
          <table:table-cell office:value-type="string" office:string-value="insert into empresas (nombre) values ('A.L.CUNHA TRANSPORTE LTDA');" table:formula="of:=CONCATENATE([.$B$1];[.A20];[.$C$1])" table:style-name="ce1">
            <text:p>insert into empresas (nombre) values ('A.L.CUNHA TRANSPORTE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.P TURISMO</text:p>
          </table:table-cell>
          <table:table-cell office:value-type="string" office:string-value="insert into empresas (nombre) values ('A.P TURISMO');" table:formula="of:=CONCATENATE([.$B$1];[.A21];[.$C$1])" table:style-name="ce1">
            <text:p>insert into empresas (nombre) values ('A.P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&amp;S TRAVEL</text:p>
          </table:table-cell>
          <table:table-cell office:value-type="string" office:string-value="insert into empresas (nombre) values ('A&amp;S TRAVEL');" table:formula="of:=CONCATENATE([.$B$1];[.A22];[.$C$1])" table:style-name="ce1">
            <text:p>insert into empresas (nombre) values ('A&amp;S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ALOS RUBEN</text:p>
          </table:table-cell>
          <table:table-cell office:value-type="string" office:string-value="insert into empresas (nombre) values ('ABALOS RUBEN');" table:formula="of:=CONCATENATE([.$B$1];[.A23];[.$C$1])" table:style-name="ce1">
            <text:p>insert into empresas (nombre) values ('ABALOS RUB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DO</text:p>
          </table:table-cell>
          <table:table-cell office:value-type="string" office:string-value="insert into empresas (nombre) values ('ABDO');" table:formula="of:=CONCATENATE([.$B$1];[.A24];[.$C$1])" table:style-name="ce1">
            <text:p>insert into empresas (nombre) values ('AB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ERMAT</text:p>
          </table:table-cell>
          <table:table-cell office:value-type="string" office:string-value="insert into empresas (nombre) values ('ABERMAT');" table:formula="of:=CONCATENATE([.$B$1];[.A25];[.$C$1])" table:style-name="ce1">
            <text:p>insert into empresas (nombre) values ('ABERMA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M VIAJES Y TURISMO DE ZARATE S.R.L</text:p>
          </table:table-cell>
          <table:table-cell office:value-type="string" office:string-value="insert into empresas (nombre) values ('ABM VIAJES Y TURISMO DE ZARATE S.R.L');" table:formula="of:=CONCATENATE([.$B$1];[.A26];[.$C$1])" table:style-name="ce1">
            <text:p>insert into empresas (nombre) values ('ABM VIAJES Y TURISMO DE ZARATE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MAT</text:p>
          </table:table-cell>
          <table:table-cell office:value-type="string" office:string-value="insert into empresas (nombre) values ('ABMAT');" table:formula="of:=CONCATENATE([.$B$1];[.A27];[.$C$1])" table:style-name="ce1">
            <text:p>insert into empresas (nombre) values ('ABMA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RIL MARCELO <text:s/>A</text:p>
          </table:table-cell>
          <table:table-cell office:value-type="string" office:string-value="insert into empresas (nombre) values ('ABRIL MARCELO  A');" table:formula="of:=CONCATENATE([.$B$1];[.A28];[.$C$1])" table:style-name="ce1">
            <text:p>insert into empresas (nombre) values ('ABRIL MARCELO <text:s/>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RIL VIAJES</text:p>
          </table:table-cell>
          <table:table-cell office:value-type="string" office:string-value="insert into empresas (nombre) values ('ABRIL VIAJES');" table:formula="of:=CONCATENATE([.$B$1];[.A29];[.$C$1])" table:style-name="ce1">
            <text:p>insert into empresas (nombre) values ('ABRIL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SA</text:p>
          </table:table-cell>
          <table:table-cell office:value-type="string" office:string-value="insert into empresas (nombre) values ('ABSA');" table:formula="of:=CONCATENATE([.$B$1];[.A30];[.$C$1])" table:style-name="ce1">
            <text:p>insert into empresas (nombre) values ('AB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TOUR VIAJES</text:p>
          </table:table-cell>
          <table:table-cell office:value-type="string" office:string-value="insert into empresas (nombre) values ('ABTOUR VIAJES');" table:formula="of:=CONCATENATE([.$B$1];[.A31];[.$C$1])" table:style-name="ce1">
            <text:p>insert into empresas (nombre) values ('ABTOUR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EC</text:p>
          </table:table-cell>
          <table:table-cell office:value-type="string" office:string-value="insert into empresas (nombre) values ('ACEC');" table:formula="of:=CONCATENATE([.$B$1];[.A32];[.$C$1])" table:style-name="ce1">
            <text:p>insert into empresas (nombre) values ('ACE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HALAY BUS</text:p>
          </table:table-cell>
          <table:table-cell office:value-type="string" office:string-value="insert into empresas (nombre) values ('ACHALAY BUS');" table:formula="of:=CONCATENATE([.$B$1];[.A33];[.$C$1])" table:style-name="ce1">
            <text:p>insert into empresas (nombre) values ('ACHALAY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LARO TUR</text:p>
          </table:table-cell>
          <table:table-cell office:value-type="string" office:string-value="insert into empresas (nombre) values ('ACLARO TUR');" table:formula="of:=CONCATENATE([.$B$1];[.A34];[.$C$1])" table:style-name="ce1">
            <text:p>insert into empresas (nombre) values ('ACLARO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ONCAGUA</text:p>
          </table:table-cell>
          <table:table-cell office:value-type="string" office:string-value="insert into empresas (nombre) values ('ACONCAGUA');" table:formula="of:=CONCATENATE([.$B$1];[.A35];[.$C$1])" table:style-name="ce1">
            <text:p>insert into empresas (nombre) values ('ACONCAGU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ORIP VIAGENS E TURISMO</text:p>
          </table:table-cell>
          <table:table-cell office:value-type="string" office:string-value="insert into empresas (nombre) values ('ACORIP VIAGENS E TURISMO');" table:formula="of:=CONCATENATE([.$B$1];[.A36];[.$C$1])" table:style-name="ce1">
            <text:p>insert into empresas (nombre) values ('ACORIP VIAGENS E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UÑA</text:p>
          </table:table-cell>
          <table:table-cell office:value-type="string" office:string-value="insert into empresas (nombre) values ('ACUÑA');" table:formula="of:=CONCATENATE([.$B$1];[.A37];[.$C$1])" table:style-name="ce1">
            <text:p>insert into empresas (nombre) values ('ACUÑ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V TURISMO</text:p>
          </table:table-cell>
          <table:table-cell office:value-type="string" office:string-value="insert into empresas (nombre) values ('ACV TURISMO');" table:formula="of:=CONCATENATE([.$B$1];[.A38];[.$C$1])" table:style-name="ce1">
            <text:p>insert into empresas (nombre) values ('ACV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ELINO VIAJES</text:p>
          </table:table-cell>
          <table:table-cell office:value-type="string" office:string-value="insert into empresas (nombre) values ('ADELINO VIAJES');" table:formula="of:=CONCATENATE([.$B$1];[.A39];[.$C$1])" table:style-name="ce1">
            <text:p>insert into empresas (nombre) values ('ADELINO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ENILDE TURISMO LTDA</text:p>
          </table:table-cell>
          <table:table-cell office:value-type="string" office:string-value="insert into empresas (nombre) values ('ADENILDE TURISMO LTDA');" table:formula="of:=CONCATENATE([.$B$1];[.A40];[.$C$1])" table:style-name="ce1">
            <text:p>insert into empresas (nombre) values ('ADENILDE TURISMO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F TRAVEL SRL</text:p>
          </table:table-cell>
          <table:table-cell office:value-type="string" office:string-value="insert into empresas (nombre) values ('ADF TRAVEL SRL');" table:formula="of:=CONCATENATE([.$B$1];[.A41];[.$C$1])" table:style-name="ce1">
            <text:p>insert into empresas (nombre) values ('ADF TRAVEL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MI S.A</text:p>
          </table:table-cell>
          <table:table-cell office:value-type="string" office:string-value="insert into empresas (nombre) values ('ADMI S.A');" table:formula="of:=CONCATENATE([.$B$1];[.A42];[.$C$1])" table:style-name="ce1">
            <text:p>insert into empresas (nombre) values ('ADMI S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RES TOUR</text:p>
          </table:table-cell>
          <table:table-cell office:value-type="string" office:string-value="insert into empresas (nombre) values ('ADRES TOUR');" table:formula="of:=CONCATENATE([.$B$1];[.A43];[.$C$1])" table:style-name="ce1">
            <text:p>insert into empresas (nombre) values ('ADRES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RIANA LABRA LEON</text:p>
          </table:table-cell>
          <table:table-cell office:value-type="string" office:string-value="insert into empresas (nombre) values ('ADRIANA LABRA LEON');" table:formula="of:=CONCATENATE([.$B$1];[.A44];[.$C$1])" table:style-name="ce1">
            <text:p>insert into empresas (nombre) values ('ADRIANA LABRA LE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VENTURE HOMO S R L</text:p>
          </table:table-cell>
          <table:table-cell office:value-type="string" office:string-value="insert into empresas (nombre) values ('ADVENTURE HOMO S R L');" table:formula="of:=CONCATENATE([.$B$1];[.A45];[.$C$1])" table:style-name="ce1">
            <text:p>insert into empresas (nombre) values ('ADVENTURE HOMO S R 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EDO OLIVA JOSE</text:p>
          </table:table-cell>
          <table:table-cell office:value-type="string" office:string-value="insert into empresas (nombre) values ('AEDO OLIVA JOSE');" table:formula="of:=CONCATENATE([.$B$1];[.A46];[.$C$1])" table:style-name="ce1">
            <text:p>insert into empresas (nombre) values ('AEDO OLIVA JOS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EROBUS</text:p>
          </table:table-cell>
          <table:table-cell office:value-type="string" office:string-value="insert into empresas (nombre) values ('AEROBUS');" table:formula="of:=CONCATENATE([.$B$1];[.A47];[.$C$1])" table:style-name="ce1">
            <text:p>insert into empresas (nombre) values ('AERO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 VIAGENS LTDA</text:p>
          </table:table-cell>
          <table:table-cell office:value-type="string" office:string-value="insert into empresas (nombre) values ('AF VIAGENS LTDA');" table:formula="of:=CONCATENATE([.$B$1];[.A48];[.$C$1])" table:style-name="ce1">
            <text:p>insert into empresas (nombre) values ('AF VIAGENS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ALTUR</text:p>
          </table:table-cell>
          <table:table-cell office:value-type="string" office:string-value="insert into empresas (nombre) values ('AGALTUR');" table:formula="of:=CONCATENATE([.$B$1];[.A49];[.$C$1])" table:style-name="ce1">
            <text:p>insert into empresas (nombre) values ('AGAL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ROSBUS</text:p>
          </table:table-cell>
          <table:table-cell office:value-type="string" office:string-value="insert into empresas (nombre) values ('AGROSBUS');" table:formula="of:=CONCATENATE([.$B$1];[.A50];[.$C$1])" table:style-name="ce1">
            <text:p>insert into empresas (nombre) values ('AGROS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ROTUR</text:p>
          </table:table-cell>
          <table:table-cell office:value-type="string" office:string-value="insert into empresas (nombre) values ('AGROTUR');" table:formula="of:=CONCATENATE([.$B$1];[.A51];[.$C$1])" table:style-name="ce1">
            <text:p>insert into empresas (nombre) values ('AGRO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ILA DORADA</text:p>
          </table:table-cell>
          <table:table-cell office:value-type="string" office:string-value="insert into empresas (nombre) values ('AGUILA DORADA');" table:formula="of:=CONCATENATE([.$B$1];[.A52];[.$C$1])" table:style-name="ce1">
            <text:p>insert into empresas (nombre) values ('AGUILA DORA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ILA DORADA BIS</text:p>
          </table:table-cell>
          <table:table-cell office:value-type="string" office:string-value="insert into empresas (nombre) values ('AGUILA DORADA BIS');" table:formula="of:=CONCATENATE([.$B$1];[.A53];[.$C$1])" table:style-name="ce1">
            <text:p>insert into empresas (nombre) values ('AGUILA DORADA BI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ILA VIAJE</text:p>
          </table:table-cell>
          <table:table-cell office:value-type="string" office:string-value="insert into empresas (nombre) values ('AGUILA VIAJE');" table:formula="of:=CONCATENATE([.$B$1];[.A54];[.$C$1])" table:style-name="ce1">
            <text:p>insert into empresas (nombre) values ('AGUILA VIAJ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ITOUR</text:p>
          </table:table-cell>
          <table:table-cell office:value-type="string" office:string-value="insert into empresas (nombre) values ('AGUITOUR');" table:formula="of:=CONCATENATE([.$B$1];[.A55];[.$C$1])" table:style-name="ce1">
            <text:p>insert into empresas (nombre) values ('AGUI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STIN</text:p>
          </table:table-cell>
          <table:table-cell office:value-type="string" office:string-value="insert into empresas (nombre) values ('AGUSTIN');" table:formula="of:=CONCATENATE([.$B$1];[.A56];[.$C$1])" table:style-name="ce1">
            <text:p>insert into empresas (nombre) values ('AGUST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 TURISMO</text:p>
          </table:table-cell>
          <table:table-cell office:value-type="string" office:string-value="insert into empresas (nombre) values ('AH TURISMO');" table:formula="of:=CONCATENATE([.$B$1];[.A57];[.$C$1])" table:style-name="ce1">
            <text:p>insert into empresas (nombre) values ('AH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UMADA</text:p>
          </table:table-cell>
          <table:table-cell office:value-type="string" office:string-value="insert into empresas (nombre) values ('AHUMADA');" table:formula="of:=CONCATENATE([.$B$1];[.A58];[.$C$1])" table:style-name="ce1">
            <text:p>insert into empresas (nombre) values ('AHUMA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DNAC TOUR</text:p>
          </table:table-cell>
          <table:table-cell office:value-type="string" office:string-value="insert into empresas (nombre) values ('AIDNAC TOUR');" table:formula="of:=CONCATENATE([.$B$1];[.A59];[.$C$1])" table:style-name="ce1">
            <text:p>insert into empresas (nombre) values ('AIDNAC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RBUS 21900</text:p>
          </table:table-cell>
          <table:table-cell office:value-type="string" office:string-value="insert into empresas (nombre) values ('AIRBUS 21900');" table:formula="of:=CONCATENATE([.$B$1];[.A60];[.$C$1])" table:style-name="ce1">
            <text:p>insert into empresas (nombre) values ('AIRBUS 21900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RBUS S.R.L</text:p>
          </table:table-cell>
          <table:table-cell office:value-type="string" office:string-value="insert into empresas (nombre) values ('AIRBUS S.R.L');" table:formula="of:=CONCATENATE([.$B$1];[.A61];[.$C$1])" table:style-name="ce1">
            <text:p>insert into empresas (nombre) values ('AIRBUS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REPATAGONICO</text:p>
          </table:table-cell>
          <table:table-cell office:value-type="string" office:string-value="insert into empresas (nombre) values ('AIREPATAGONICO');" table:formula="of:=CONCATENATE([.$B$1];[.A62];[.$C$1])" table:style-name="ce1">
            <text:p>insert into empresas (nombre) values ('AIREPATAGONI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RQUEN SRL</text:p>
          </table:table-cell>
          <table:table-cell office:value-type="string" office:string-value="insert into empresas (nombre) values ('AIRQUEN SRL');" table:formula="of:=CONCATENATE([.$B$1];[.A63];[.$C$1])" table:style-name="ce1">
            <text:p>insert into empresas (nombre) values ('AIRQUEN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JALLA ALEJANDRO</text:p>
          </table:table-cell>
          <table:table-cell office:value-type="string" office:string-value="insert into empresas (nombre) values ('AJALLA ALEJANDRO');" table:formula="of:=CONCATENATE([.$B$1];[.A64];[.$C$1])" table:style-name="ce1">
            <text:p>insert into empresas (nombre) values ('AJALLA ALEJAND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JW VIAJES SRL</text:p>
          </table:table-cell>
          <table:table-cell office:value-type="string" office:string-value="insert into empresas (nombre) values ('AJW VIAJES SRL');" table:formula="of:=CONCATENATE([.$B$1];[.A65];[.$C$1])" table:style-name="ce1">
            <text:p>insert into empresas (nombre) values ('AJW VIAJE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 SUR</text:p>
          </table:table-cell>
          <table:table-cell office:value-type="string" office:string-value="insert into empresas (nombre) values ('AL SUR');" table:formula="of:=CONCATENATE([.$B$1];[.A66];[.$C$1])" table:style-name="ce1">
            <text:p>insert into empresas (nombre) values ('A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ADINO GOMEZ LIMITADA</text:p>
          </table:table-cell>
          <table:table-cell office:value-type="string" office:string-value="insert into empresas (nombre) values ('ALADINO GOMEZ LIMITADA');" table:formula="of:=CONCATENATE([.$B$1];[.A67];[.$C$1])" table:style-name="ce1">
            <text:p>insert into empresas (nombre) values ('ALADINO GOMEZ LIMITA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AMEDA</text:p>
          </table:table-cell>
          <table:table-cell office:value-type="string" office:string-value="insert into empresas (nombre) values ('ALAMEDA');" table:formula="of:=CONCATENATE([.$B$1];[.A68];[.$C$1])" table:style-name="ce1">
            <text:p>insert into empresas (nombre) values ('ALAME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ARDE</text:p>
          </table:table-cell>
          <table:table-cell office:value-type="string" office:string-value="insert into empresas (nombre) values ('ALARDE');" table:formula="of:=CONCATENATE([.$B$1];[.A69];[.$C$1])" table:style-name="ce1">
            <text:p>insert into empresas (nombre) values ('ALARD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BA GUSTAVO LUIS</text:p>
          </table:table-cell>
          <table:table-cell office:value-type="string" office:string-value="insert into empresas (nombre) values ('ALBA GUSTAVO LUIS');" table:formula="of:=CONCATENATE([.$B$1];[.A70];[.$C$1])" table:style-name="ce1">
            <text:p>insert into empresas (nombre) values ('ALBA GUSTAVO LUI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BAMAR SRL</text:p>
          </table:table-cell>
          <table:table-cell office:value-type="string" office:string-value="insert into empresas (nombre) values ('ALBAMAR SRL');" table:formula="of:=CONCATENATE([.$B$1];[.A71];[.$C$1])" table:style-name="ce1">
            <text:p>insert into empresas (nombre) values ('ALBAMAR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BAN TURISMO</text:p>
          </table:table-cell>
          <table:table-cell office:value-type="string" office:string-value="insert into empresas (nombre) values ('ALBAN TURISMO');" table:formula="of:=CONCATENATE([.$B$1];[.A72];[.$C$1])" table:style-name="ce1">
            <text:p>insert into empresas (nombre) values ('ALBAN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BERBUS</text:p>
          </table:table-cell>
          <table:table-cell office:value-type="string" office:string-value="insert into empresas (nombre) values ('ALBERBUS');" table:formula="of:=CONCATENATE([.$B$1];[.A73];[.$C$1])" table:style-name="ce1">
            <text:p>insert into empresas (nombre) values ('ALBER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BERINO S A</text:p>
          </table:table-cell>
          <table:table-cell office:value-type="string" office:string-value="insert into empresas (nombre) values ('ALBERINO S A');" table:formula="of:=CONCATENATE([.$B$1];[.A74];[.$C$1])" table:style-name="ce1">
            <text:p>insert into empresas (nombre) values ('ALBERINO S 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BIZZATTI</text:p>
          </table:table-cell>
          <table:table-cell office:value-type="string" office:string-value="insert into empresas (nombre) values ('ALBIZZATTI');" table:formula="of:=CONCATENATE([.$B$1];[.A75];[.$C$1])" table:style-name="ce1">
            <text:p>insert into empresas (nombre) values ('ALBIZZATT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BORADA SA</text:p>
          </table:table-cell>
          <table:table-cell office:value-type="string" office:string-value="insert into empresas (nombre) values ('ALBORADA SA');" table:formula="of:=CONCATENATE([.$B$1];[.A76];[.$C$1])" table:style-name="ce1">
            <text:p>insert into empresas (nombre) values ('ALBORADA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BUS</text:p>
          </table:table-cell>
          <table:table-cell office:value-type="string" office:string-value="insert into empresas (nombre) values ('ALBUS');" table:formula="of:=CONCATENATE([.$B$1];[.A77];[.$C$1])" table:style-name="ce1">
            <text:p>insert into empresas (nombre) values ('AL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CATUR TURISMO</text:p>
          </table:table-cell>
          <table:table-cell office:value-type="string" office:string-value="insert into empresas (nombre) values ('ALCATUR TURISMO');" table:formula="of:=CONCATENATE([.$B$1];[.A78];[.$C$1])" table:style-name="ce1">
            <text:p>insert into empresas (nombre) values ('ALCATUR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CINA CHICLANA SRL</text:p>
          </table:table-cell>
          <table:table-cell office:value-type="string" office:string-value="insert into empresas (nombre) values ('ALCINA CHICLANA SRL');" table:formula="of:=CONCATENATE([.$B$1];[.A79];[.$C$1])" table:style-name="ce1">
            <text:p>insert into empresas (nombre) values ('ALCINA CHICLANA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DO LAZO</text:p>
          </table:table-cell>
          <table:table-cell office:value-type="string" office:string-value="insert into empresas (nombre) values ('ALDO LAZO');" table:formula="of:=CONCATENATE([.$B$1];[.A80];[.$C$1])" table:style-name="ce1">
            <text:p>insert into empresas (nombre) values ('ALDO LAZ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E BUS</text:p>
          </table:table-cell>
          <table:table-cell office:value-type="string" office:string-value="insert into empresas (nombre) values ('ALE BUS');" table:formula="of:=CONCATENATE([.$B$1];[.A81];[.$C$1])" table:style-name="ce1">
            <text:p>insert into empresas (nombre) values ('ALE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EIVA S.A.S</text:p>
          </table:table-cell>
          <table:table-cell office:value-type="string" office:string-value="insert into empresas (nombre) values ('ALEIVA S.A.S');" table:formula="of:=CONCATENATE([.$B$1];[.A82];[.$C$1])" table:style-name="ce1">
            <text:p>insert into empresas (nombre) values ('ALEIVA S.A.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EJO VIAJES</text:p>
          </table:table-cell>
          <table:table-cell office:value-type="string" office:string-value="insert into empresas (nombre) values ('ALEJO VIAJES');" table:formula="of:=CONCATENATE([.$B$1];[.A83];[.$C$1])" table:style-name="ce1">
            <text:p>insert into empresas (nombre) values ('ALEJO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EM TURISMO</text:p>
          </table:table-cell>
          <table:table-cell office:value-type="string" office:string-value="insert into empresas (nombre) values ('ALEM TURISMO');" table:formula="of:=CONCATENATE([.$B$1];[.A84];[.$C$1])" table:style-name="ce1">
            <text:p>insert into empresas (nombre) values ('ALEM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ESIANI ALEJANDRO</text:p>
          </table:table-cell>
          <table:table-cell office:value-type="string" office:string-value="insert into empresas (nombre) values ('ALESIANI ALEJANDRO');" table:formula="of:=CONCATENATE([.$B$1];[.A85];[.$C$1])" table:style-name="ce1">
            <text:p>insert into empresas (nombre) values ('ALESIANI ALEJAND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EX TUR</text:p>
          </table:table-cell>
          <table:table-cell office:value-type="string" office:string-value="insert into empresas (nombre) values ('ALEX TUR');" table:formula="of:=CONCATENATE([.$B$1];[.A86];[.$C$1])" table:style-name="ce1">
            <text:p>insert into empresas (nombre) values ('ALEX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FABUS</text:p>
          </table:table-cell>
          <table:table-cell office:value-type="string" office:string-value="insert into empresas (nombre) values ('ALFABUS');" table:formula="of:=CONCATENATE([.$B$1];[.A87];[.$C$1])" table:style-name="ce1">
            <text:p>insert into empresas (nombre) values ('ALFA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FONSO EMISARIO SAEZ</text:p>
          </table:table-cell>
          <table:table-cell office:value-type="string" office:string-value="insert into empresas (nombre) values ('ALFONSO EMISARIO SAEZ');" table:formula="of:=CONCATENATE([.$B$1];[.A88];[.$C$1])" table:style-name="ce1">
            <text:p>insert into empresas (nombre) values ('ALFONSO EMISARIO SA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GARROBAL</text:p>
          </table:table-cell>
          <table:table-cell office:value-type="string" office:string-value="insert into empresas (nombre) values ('ALGARROBAL');" table:formula="of:=CONCATENATE([.$B$1];[.A89];[.$C$1])" table:style-name="ce1">
            <text:p>insert into empresas (nombre) values ('ALGARROB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IAN</text:p>
          </table:table-cell>
          <table:table-cell office:value-type="string" office:string-value="insert into empresas (nombre) values ('ALIAN');" table:formula="of:=CONCATENATE([.$B$1];[.A90];[.$C$1])" table:style-name="ce1">
            <text:p>insert into empresas (nombre) values ('ALI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JUS</text:p>
          </table:table-cell>
          <table:table-cell office:value-type="string" office:string-value="insert into empresas (nombre) values ('ALJUS');" table:formula="of:=CONCATENATE([.$B$1];[.A91];[.$C$1])" table:style-name="ce1">
            <text:p>insert into empresas (nombre) values ('ALJ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K TURISMO</text:p>
          </table:table-cell>
          <table:table-cell office:value-type="string" office:string-value="insert into empresas (nombre) values ('ALK TURISMO');" table:formula="of:=CONCATENATE([.$B$1];[.A92];[.$C$1])" table:style-name="ce1">
            <text:p>insert into empresas (nombre) values ('ALK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OCHIS SRL</text:p>
          </table:table-cell>
          <table:table-cell office:value-type="string" office:string-value="insert into empresas (nombre) values ('ALLOCHIS SRL');" table:formula="of:=CONCATENATE([.$B$1];[.A93];[.$C$1])" table:style-name="ce1">
            <text:p>insert into empresas (nombre) values ('ALLOCHI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MAJO TUR</text:p>
          </table:table-cell>
          <table:table-cell office:value-type="string" office:string-value="insert into empresas (nombre) values ('ALMAJO TUR');" table:formula="of:=CONCATENATE([.$B$1];[.A94];[.$C$1])" table:style-name="ce1">
            <text:p>insert into empresas (nombre) values ('ALMAJO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MARES</text:p>
          </table:table-cell>
          <table:table-cell office:value-type="string" office:string-value="insert into empresas (nombre) values ('ALMARES');" table:formula="of:=CONCATENATE([.$B$1];[.A95];[.$C$1])" table:style-name="ce1">
            <text:p>insert into empresas (nombre) values ('ALMA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MIRANTE BROWN SRL</text:p>
          </table:table-cell>
          <table:table-cell office:value-type="string" office:string-value="insert into empresas (nombre) values ('ALMIRANTE BROWN SRL');" table:formula="of:=CONCATENATE([.$B$1];[.A96];[.$C$1])" table:style-name="ce1">
            <text:p>insert into empresas (nombre) values ('ALMIRANTE BROWN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PANIZA S.R.L</text:p>
          </table:table-cell>
          <table:table-cell office:value-type="string" office:string-value="insert into empresas (nombre) values ('ALPANIZA S.R.L');" table:formula="of:=CONCATENATE([.$B$1];[.A97];[.$C$1])" table:style-name="ce1">
            <text:p>insert into empresas (nombre) values ('ALPANIZA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TA CUMBRE DE NALQUEN</text:p>
          </table:table-cell>
          <table:table-cell office:value-type="string" office:string-value="insert into empresas (nombre) values ('ALTA CUMBRE DE NALQUEN');" table:formula="of:=CONCATENATE([.$B$1];[.A98];[.$C$1])" table:style-name="ce1">
            <text:p>insert into empresas (nombre) values ('ALTA CUMBRE DE NALQU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TAMIRANO IVAN</text:p>
          </table:table-cell>
          <table:table-cell office:value-type="string" office:string-value="insert into empresas (nombre) values ('ALTAMIRANO IVAN');" table:formula="of:=CONCATENATE([.$B$1];[.A99];[.$C$1])" table:style-name="ce1">
            <text:p>insert into empresas (nombre) values ('ALTAMIRANO IV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TAS CUMBRES</text:p>
          </table:table-cell>
          <table:table-cell office:value-type="string" office:string-value="insert into empresas (nombre) values ('ALTAS CUMBRES');" table:formula="of:=CONCATENATE([.$B$1];[.A100];[.$C$1])" table:style-name="ce1">
            <text:p>insert into empresas (nombre) values ('ALTAS CUMB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TE. BROWN</text:p>
          </table:table-cell>
          <table:table-cell office:value-type="string" office:string-value="insert into empresas (nombre) values ('ALTE. BROWN');" table:formula="of:=CONCATENATE([.$B$1];[.A101];[.$C$1])" table:style-name="ce1">
            <text:p>insert into empresas (nombre) values ('ALTE. BROW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TERNATIVA PATAGONICA TURISMO</text:p>
          </table:table-cell>
          <table:table-cell office:value-type="string" office:string-value="insert into empresas (nombre) values ('ALTERNATIVA PATAGONICA TURISMO');" table:formula="of:=CONCATENATE([.$B$1];[.A102];[.$C$1])" table:style-name="ce1">
            <text:p>insert into empresas (nombre) values ('ALTERNATIVA PATAGONIC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TIERI</text:p>
          </table:table-cell>
          <table:table-cell office:value-type="string" office:string-value="insert into empresas (nombre) values ('ALTIERI');" table:formula="of:=CONCATENATE([.$B$1];[.A103];[.$C$1])" table:style-name="ce1">
            <text:p>insert into empresas (nombre) values ('ALTIER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TO NIVEL</text:p>
          </table:table-cell>
          <table:table-cell office:value-type="string" office:string-value="insert into empresas (nombre) values ('ALTO NIVEL');" table:formula="of:=CONCATENATE([.$B$1];[.A104];[.$C$1])" table:style-name="ce1">
            <text:p>insert into empresas (nombre) values ('ALTO NI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TO PARANA</text:p>
          </table:table-cell>
          <table:table-cell office:value-type="string" office:string-value="insert into empresas (nombre) values ('ALTO PARANA');" table:formula="of:=CONCATENATE([.$B$1];[.A105];[.$C$1])" table:style-name="ce1">
            <text:p>insert into empresas (nombre) values ('ALTO PARA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UGA TRAFF S.R.L.</text:p>
          </table:table-cell>
          <table:table-cell office:value-type="string" office:string-value="insert into empresas (nombre) values ('ALUGA TRAFF S.R.L.');" table:formula="of:=CONCATENATE([.$B$1];[.A106];[.$C$1])" table:style-name="ce1">
            <text:p>insert into empresas (nombre) values ('ALUGA TRAFF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UN CO TURISMO S.A.</text:p>
          </table:table-cell>
          <table:table-cell office:value-type="string" office:string-value="insert into empresas (nombre) values ('ALUN CO TURISMO S.A.');" table:formula="of:=CONCATENATE([.$B$1];[.A107];[.$C$1])" table:style-name="ce1">
            <text:p>insert into empresas (nombre) values ('ALUN CO TURISMO S.A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VAN TURISMO LTDA</text:p>
          </table:table-cell>
          <table:table-cell office:value-type="string" office:string-value="insert into empresas (nombre) values ('ALVAN TURISMO LTDA');" table:formula="of:=CONCATENATE([.$B$1];[.A108];[.$C$1])" table:style-name="ce1">
            <text:p>insert into empresas (nombre) values ('ALVAN TURISMO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VAREZ</text:p>
          </table:table-cell>
          <table:table-cell office:value-type="string" office:string-value="insert into empresas (nombre) values ('ALVAREZ');" table:formula="of:=CONCATENATE([.$B$1];[.A109];[.$C$1])" table:style-name="ce1">
            <text:p>insert into empresas (nombre) values ('ALVAR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VAREZ HNOS. S,R,L,</text:p>
          </table:table-cell>
          <table:table-cell office:value-type="string" office:string-value="insert into empresas (nombre) values ('ALVAREZ HNOS. S,R,L,');" table:formula="of:=CONCATENATE([.$B$1];[.A110];[.$C$1])" table:style-name="ce1">
            <text:p>insert into empresas (nombre) values ('ALVAREZ HNOS. S,R,L,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VAREZ RUBEN</text:p>
          </table:table-cell>
          <table:table-cell office:value-type="string" office:string-value="insert into empresas (nombre) values ('ALVAREZ RUBEN');" table:formula="of:=CONCATENATE([.$B$1];[.A111];[.$C$1])" table:style-name="ce1">
            <text:p>insert into empresas (nombre) values ('ALVAREZ RUB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VEAR <text:s/>RIVERA</text:p>
          </table:table-cell>
          <table:table-cell office:value-type="string" office:string-value="insert into empresas (nombre) values ('ALVEAR  RIVERA');" table:formula="of:=CONCATENATE([.$B$1];[.A112];[.$C$1])" table:style-name="ce1">
            <text:p>insert into empresas (nombre) values ('ALVEAR <text:s/>RIVE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VOSTUR</text:p>
          </table:table-cell>
          <table:table-cell office:value-type="string" office:string-value="insert into empresas (nombre) values ('ALVOSTUR');" table:formula="of:=CONCATENATE([.$B$1];[.A113];[.$C$1])" table:style-name="ce1">
            <text:p>insert into empresas (nombre) values ('ALVOS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ZUGARAY VIAJES</text:p>
          </table:table-cell>
          <table:table-cell office:value-type="string" office:string-value="insert into empresas (nombre) values ('ALZUGARAY VIAJES');" table:formula="of:=CONCATENATE([.$B$1];[.A114];[.$C$1])" table:style-name="ce1">
            <text:p>insert into empresas (nombre) values ('ALZUGARAY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 TURISMO</text:p>
          </table:table-cell>
          <table:table-cell office:value-type="string" office:string-value="insert into empresas (nombre) values ('AM TURISMO');" table:formula="of:=CONCATENATE([.$B$1];[.A115];[.$C$1])" table:style-name="ce1">
            <text:p>insert into empresas (nombre) values ('AM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ERICA</text:p>
          </table:table-cell>
          <table:table-cell office:value-type="string" office:string-value="insert into empresas (nombre) values ('AMERICA');" table:formula="of:=CONCATENATE([.$B$1];[.A116];[.$C$1])" table:style-name="ce1">
            <text:p>insert into empresas (nombre) values ('AMERI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ERICA DO SUL TURISMO</text:p>
          </table:table-cell>
          <table:table-cell office:value-type="string" office:string-value="insert into empresas (nombre) values ('AMERICA DO SUL TURISMO');" table:formula="of:=CONCATENATE([.$B$1];[.A117];[.$C$1])" table:style-name="ce1">
            <text:p>insert into empresas (nombre) values ('AMERICA DO SUL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ERICAN TRAVEL</text:p>
          </table:table-cell>
          <table:table-cell office:value-type="string" office:string-value="insert into empresas (nombre) values ('AMERICAN TRAVEL');" table:formula="of:=CONCATENATE([.$B$1];[.A118];[.$C$1])" table:style-name="ce1">
            <text:p>insert into empresas (nombre) values ('AMERICAN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I TOUR</text:p>
          </table:table-cell>
          <table:table-cell office:value-type="string" office:string-value="insert into empresas (nombre) values ('AMI TOUR');" table:formula="of:=CONCATENATE([.$B$1];[.A119];[.$C$1])" table:style-name="ce1">
            <text:p>insert into empresas (nombre) values ('AMI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IGOS VIAJES</text:p>
          </table:table-cell>
          <table:table-cell office:value-type="string" office:string-value="insert into empresas (nombre) values ('AMIGOS VIAJES');" table:formula="of:=CONCATENATE([.$B$1];[.A120];[.$C$1])" table:style-name="ce1">
            <text:p>insert into empresas (nombre) values ('AMIGOS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ISTAD 2025</text:p>
          </table:table-cell>
          <table:table-cell office:value-type="string" office:string-value="insert into empresas (nombre) values ('AMISTAD 2025');" table:formula="of:=CONCATENATE([.$B$1];[.A121];[.$C$1])" table:style-name="ce1">
            <text:p>insert into empresas (nombre) values ('AMISTAD 2025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T</text:p>
          </table:table-cell>
          <table:table-cell office:value-type="string" office:string-value="insert into empresas (nombre) values ('AMT');" table:formula="of:=CONCATENATE([.$B$1];[.A122];[.$C$1])" table:style-name="ce1">
            <text:p>insert into empresas (nombre) values ('AM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UCAN</text:p>
          </table:table-cell>
          <table:table-cell office:value-type="string" office:string-value="insert into empresas (nombre) values ('AMUCAN');" table:formula="of:=CONCATENATE([.$B$1];[.A123];[.$C$1])" table:style-name="ce1">
            <text:p>insert into empresas (nombre) values ('AMUC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UN CHE</text:p>
          </table:table-cell>
          <table:table-cell office:value-type="string" office:string-value="insert into empresas (nombre) values ('AMUN CHE');" table:formula="of:=CONCATENATE([.$B$1];[.A124];[.$C$1])" table:style-name="ce1">
            <text:p>insert into empresas (nombre) values ('AMUN CH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 RIVERO</text:p>
          </table:table-cell>
          <table:table-cell office:value-type="string" office:string-value="insert into empresas (nombre) values ('ANA RIVERO');" table:formula="of:=CONCATENATE([.$B$1];[.A125];[.$C$1])" table:style-name="ce1">
            <text:p>insert into empresas (nombre) values ('ANA RIVE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CABI TURISMO</text:p>
          </table:table-cell>
          <table:table-cell office:value-type="string" office:string-value="insert into empresas (nombre) values ('ANCABI TURISMO');" table:formula="of:=CONCATENATE([.$B$1];[.A126];[.$C$1])" table:style-name="ce1">
            <text:p>insert into empresas (nombre) values ('ANCABI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AMA <text:s/>TURISMO</text:p>
          </table:table-cell>
          <table:table-cell office:value-type="string" office:string-value="insert into empresas (nombre) values ('ANDAMA  TURISMO');" table:formula="of:=CONCATENATE([.$B$1];[.A127];[.$C$1])" table:style-name="ce1">
            <text:p>insert into empresas (nombre) values ('ANDAMA <text:s/>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ES RENT A CAR</text:p>
          </table:table-cell>
          <table:table-cell office:value-type="string" office:string-value="insert into empresas (nombre) values ('ANDES RENT A CAR');" table:formula="of:=CONCATENATE([.$B$1];[.A128];[.$C$1])" table:style-name="ce1">
            <text:p>insert into empresas (nombre) values ('ANDES RENT A C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ES TOP S.A.</text:p>
          </table:table-cell>
          <table:table-cell office:value-type="string" office:string-value="insert into empresas (nombre) values ('ANDES TOP S.A.');" table:formula="of:=CONCATENATE([.$B$1];[.A129];[.$C$1])" table:style-name="ce1">
            <text:p>insert into empresas (nombre) values ('ANDES TOP S.A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ESMAR</text:p>
          </table:table-cell>
          <table:table-cell office:value-type="string" office:string-value="insert into empresas (nombre) values ('ANDESMAR');" table:formula="of:=CONCATENATE([.$B$1];[.A130];[.$C$1])" table:style-name="ce1">
            <text:p>insert into empresas (nombre) values ('ANDES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ESMAR CHILE</text:p>
          </table:table-cell>
          <table:table-cell office:value-type="string" office:string-value="insert into empresas (nombre) values ('ANDESMAR CHILE');" table:formula="of:=CONCATENATE([.$B$1];[.A131];[.$C$1])" table:style-name="ce1">
            <text:p>insert into empresas (nombre) values ('ANDESMAR CHI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ESMKI</text:p>
          </table:table-cell>
          <table:table-cell office:value-type="string" office:string-value="insert into empresas (nombre) values ('ANDESMKI');" table:formula="of:=CONCATENATE([.$B$1];[.A132];[.$C$1])" table:style-name="ce1">
            <text:p>insert into empresas (nombre) values ('ANDESMK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I TOUR</text:p>
          </table:table-cell>
          <table:table-cell office:value-type="string" office:string-value="insert into empresas (nombre) values ('ANDI TOUR');" table:formula="of:=CONCATENATE([.$B$1];[.A133];[.$C$1])" table:style-name="ce1">
            <text:p>insert into empresas (nombre) values ('ANDI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IMAR</text:p>
          </table:table-cell>
          <table:table-cell office:value-type="string" office:string-value="insert into empresas (nombre) values ('ANDIMAR');" table:formula="of:=CONCATENATE([.$B$1];[.A134];[.$C$1])" table:style-name="ce1">
            <text:p>insert into empresas (nombre) values ('ANDI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INA DEL SUD</text:p>
          </table:table-cell>
          <table:table-cell office:value-type="string" office:string-value="insert into empresas (nombre) values ('ANDINA DEL SUD');" table:formula="of:=CONCATENATE([.$B$1];[.A135];[.$C$1])" table:style-name="ce1">
            <text:p>insert into empresas (nombre) values ('ANDINA DEL SUD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RADA RICARDO</text:p>
          </table:table-cell>
          <table:table-cell office:value-type="string" office:string-value="insert into empresas (nombre) values ('ANDRADA RICARDO');" table:formula="of:=CONCATENATE([.$B$1];[.A136];[.$C$1])" table:style-name="ce1">
            <text:p>insert into empresas (nombre) values ('ANDRADA RICAR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RES TOURS SA</text:p>
          </table:table-cell>
          <table:table-cell office:value-type="string" office:string-value="insert into empresas (nombre) values ('ANDRES TOURS SA');" table:formula="of:=CONCATENATE([.$B$1];[.A137];[.$C$1])" table:style-name="ce1">
            <text:p>insert into empresas (nombre) values ('ANDRES TOURS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REU</text:p>
          </table:table-cell>
          <table:table-cell office:value-type="string" office:string-value="insert into empresas (nombre) values ('ANDREU');" table:formula="of:=CONCATENATE([.$B$1];[.A138];[.$C$1])" table:style-name="ce1">
            <text:p>insert into empresas (nombre) values ('ANDREU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GAUT ENRIQUE</text:p>
          </table:table-cell>
          <table:table-cell office:value-type="string" office:string-value="insert into empresas (nombre) values ('ANGAUT ENRIQUE');" table:formula="of:=CONCATENATE([.$B$1];[.A139];[.$C$1])" table:style-name="ce1">
            <text:p>insert into empresas (nombre) values ('ANGAUT ENRIQU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GEL</text:p>
          </table:table-cell>
          <table:table-cell office:value-type="string" office:string-value="insert into empresas (nombre) values ('ANGEL');" table:formula="of:=CONCATENATE([.$B$1];[.A140];[.$C$1])" table:style-name="ce1">
            <text:p>insert into empresas (nombre) values ('ANG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GEL AZUL</text:p>
          </table:table-cell>
          <table:table-cell office:value-type="string" office:string-value="insert into empresas (nombre) values ('ANGEL AZUL');" table:formula="of:=CONCATENATE([.$B$1];[.A141];[.$C$1])" table:style-name="ce1">
            <text:p>insert into empresas (nombre) values ('ANGEL AZU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GEL TRAVEL</text:p>
          </table:table-cell>
          <table:table-cell office:value-type="string" office:string-value="insert into empresas (nombre) values ('ANGEL TRAVEL');" table:formula="of:=CONCATENATE([.$B$1];[.A142];[.$C$1])" table:style-name="ce1">
            <text:p>insert into empresas (nombre) values ('ANGEL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GEL* TENTACION*</text:p>
          </table:table-cell>
          <table:table-cell office:value-type="string" office:string-value="insert into empresas (nombre) values ('ANGEL* TENTACION*');" table:formula="of:=CONCATENATE([.$B$1];[.A143];[.$C$1])" table:style-name="ce1">
            <text:p>insert into empresas (nombre) values ('ANGEL* TENTACION*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JOR BAHIA S.A</text:p>
          </table:table-cell>
          <table:table-cell office:value-type="string" office:string-value="insert into empresas (nombre) values ('ANJOR BAHIA S.A');" table:formula="of:=CONCATENATE([.$B$1];[.A144];[.$C$1])" table:style-name="ce1">
            <text:p>insert into empresas (nombre) values ('ANJOR BAHIA S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TIHUAL</text:p>
          </table:table-cell>
          <table:table-cell office:value-type="string" office:string-value="insert into empresas (nombre) values ('ANTIHUAL');" table:formula="of:=CONCATENATE([.$B$1];[.A145];[.$C$1])" table:style-name="ce1">
            <text:p>insert into empresas (nombre) values ('ANTIHU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TONIO GOMEZ</text:p>
          </table:table-cell>
          <table:table-cell office:value-type="string" office:string-value="insert into empresas (nombre) values ('ANTONIO GOMEZ');" table:formula="of:=CONCATENATE([.$B$1];[.A146];[.$C$1])" table:style-name="ce1">
            <text:p>insert into empresas (nombre) values ('ANTONIO GOM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TONIO MADRID</text:p>
          </table:table-cell>
          <table:table-cell office:value-type="string" office:string-value="insert into empresas (nombre) values ('ANTONIO MADRID');" table:formula="of:=CONCATENATE([.$B$1];[.A147];[.$C$1])" table:style-name="ce1">
            <text:p>insert into empresas (nombre) values ('ANTONIO MADRID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TONIO MANSILLA</text:p>
          </table:table-cell>
          <table:table-cell office:value-type="string" office:string-value="insert into empresas (nombre) values ('ANTONIO MANSILLA');" table:formula="of:=CONCATENATE([.$B$1];[.A148];[.$C$1])" table:style-name="ce1">
            <text:p>insert into empresas (nombre) values ('ANTONIO MANSIL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TONIO MORA</text:p>
          </table:table-cell>
          <table:table-cell office:value-type="string" office:string-value="insert into empresas (nombre) values ('ANTONIO MORA');" table:formula="of:=CONCATENATE([.$B$1];[.A149];[.$C$1])" table:style-name="ce1">
            <text:p>insert into empresas (nombre) values ('ANTONIO MO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TONIO TURISMO</text:p>
          </table:table-cell>
          <table:table-cell office:value-type="string" office:string-value="insert into empresas (nombre) values ('ANTONIO TURISMO');" table:formula="of:=CONCATENATE([.$B$1];[.A150];[.$C$1])" table:style-name="ce1">
            <text:p>insert into empresas (nombre) values ('ANTONIO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TT</text:p>
          </table:table-cell>
          <table:table-cell office:value-type="string" office:string-value="insert into empresas (nombre) values ('ANTT');" table:formula="of:=CONCATENATE([.$B$1];[.A151];[.$C$1])" table:style-name="ce1">
            <text:p>insert into empresas (nombre) values ('ANT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TURISTUR</text:p>
          </table:table-cell>
          <table:table-cell office:value-type="string" office:string-value="insert into empresas (nombre) values ('ANTURISTUR');" table:formula="of:=CONCATENATE([.$B$1];[.A152];[.$C$1])" table:style-name="ce1">
            <text:p>insert into empresas (nombre) values ('ANTURIS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E TURISMO</text:p>
          </table:table-cell>
          <table:table-cell office:value-type="string" office:string-value="insert into empresas (nombre) values ('APE TURISMO');" table:formula="of:=CONCATENATE([.$B$1];[.A153];[.$C$1])" table:style-name="ce1">
            <text:p>insert into empresas (nombre) values ('APE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RISA</text:p>
          </table:table-cell>
          <table:table-cell office:value-type="string" office:string-value="insert into empresas (nombre) values ('APRISA');" table:formula="of:=CONCATENATE([.$B$1];[.A154];[.$C$1])" table:style-name="ce1">
            <text:p>insert into empresas (nombre) values ('APRI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QUAMOTION</text:p>
          </table:table-cell>
          <table:table-cell office:value-type="string" office:string-value="insert into empresas (nombre) values ('AQUAMOTION');" table:formula="of:=CONCATENATE([.$B$1];[.A155];[.$C$1])" table:style-name="ce1">
            <text:p>insert into empresas (nombre) values ('AQUAMOT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QUASOL</text:p>
          </table:table-cell>
          <table:table-cell office:value-type="string" office:string-value="insert into empresas (nombre) values ('AQUASOL');" table:formula="of:=CONCATENATE([.$B$1];[.A156];[.$C$1])" table:style-name="ce1">
            <text:p>insert into empresas (nombre) values ('AQUASO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QUIDAUANA</text:p>
          </table:table-cell>
          <table:table-cell office:value-type="string" office:string-value="insert into empresas (nombre) values ('AQUIDAUANA');" table:formula="of:=CONCATENATE([.$B$1];[.A157];[.$C$1])" table:style-name="ce1">
            <text:p>insert into empresas (nombre) values ('AQUIDAUA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 TOUR</text:p>
          </table:table-cell>
          <table:table-cell office:value-type="string" office:string-value="insert into empresas (nombre) values ('AR TOUR');" table:formula="of:=CONCATENATE([.$B$1];[.A158];[.$C$1])" table:style-name="ce1">
            <text:p>insert into empresas (nombre) values ('AR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ANBURO <text:s/>ANIBAL</text:p>
          </table:table-cell>
          <table:table-cell office:value-type="string" office:string-value="insert into empresas (nombre) values ('ARANBURO  ANIBAL');" table:formula="of:=CONCATENATE([.$B$1];[.A159];[.$C$1])" table:style-name="ce1">
            <text:p>insert into empresas (nombre) values ('ARANBURO <text:s/>ANIB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AUCANIA ADVENTURE</text:p>
          </table:table-cell>
          <table:table-cell office:value-type="string" office:string-value="insert into empresas (nombre) values ('ARAUCANIA ADVENTURE');" table:formula="of:=CONCATENATE([.$B$1];[.A160];[.$C$1])" table:style-name="ce1">
            <text:p>insert into empresas (nombre) values ('ARAUCANIA ADVENTUR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AUCAR</text:p>
          </table:table-cell>
          <table:table-cell office:value-type="string" office:string-value="insert into empresas (nombre) values ('ARAUCAR');" table:formula="of:=CONCATENATE([.$B$1];[.A161];[.$C$1])" table:style-name="ce1">
            <text:p>insert into empresas (nombre) values ('ARAUC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AUZ</text:p>
          </table:table-cell>
          <table:table-cell office:value-type="string" office:string-value="insert into empresas (nombre) values ('ARAUZ');" table:formula="of:=CONCATENATE([.$B$1];[.A162];[.$C$1])" table:style-name="ce1">
            <text:p>insert into empresas (nombre) values ('ARAU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CE PEDRO CELESTINO</text:p>
          </table:table-cell>
          <table:table-cell office:value-type="string" office:string-value="insert into empresas (nombre) values ('ARCE PEDRO CELESTINO');" table:formula="of:=CONCATENATE([.$B$1];[.A163];[.$C$1])" table:style-name="ce1">
            <text:p>insert into empresas (nombre) values ('ARCE PEDRO CELEST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CO IRIS</text:p>
          </table:table-cell>
          <table:table-cell office:value-type="string" office:string-value="insert into empresas (nombre) values ('ARCO IRIS');" table:formula="of:=CONCATENATE([.$B$1];[.A164];[.$C$1])" table:style-name="ce1">
            <text:p>insert into empresas (nombre) values ('ARCO IRI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COTUR</text:p>
          </table:table-cell>
          <table:table-cell office:value-type="string" office:string-value="insert into empresas (nombre) values ('ARCOTUR');" table:formula="of:=CONCATENATE([.$B$1];[.A165];[.$C$1])" table:style-name="ce1">
            <text:p>insert into empresas (nombre) values ('ARCO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GEN BUS</text:p>
          </table:table-cell>
          <table:table-cell office:value-type="string" office:string-value="insert into empresas (nombre) values ('ARGEN BUS');" table:formula="of:=CONCATENATE([.$B$1];[.A166];[.$C$1])" table:style-name="ce1">
            <text:p>insert into empresas (nombre) values ('ARGEN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GENTINA</text:p>
          </table:table-cell>
          <table:table-cell office:value-type="string" office:string-value="insert into empresas (nombre) values ('ARGENTINA');" table:formula="of:=CONCATENATE([.$B$1];[.A167];[.$C$1])" table:style-name="ce1">
            <text:p>insert into empresas (nombre) values ('ARGENTI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GENTINA LA UNION</text:p>
          </table:table-cell>
          <table:table-cell office:value-type="string" office:string-value="insert into empresas (nombre) values ('ARGENTINA LA UNION');" table:formula="of:=CONCATENATE([.$B$1];[.A168];[.$C$1])" table:style-name="ce1">
            <text:p>insert into empresas (nombre) values ('ARGENTINA LA UN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GENTINA AGAXTUR</text:p>
          </table:table-cell>
          <table:table-cell office:value-type="string" office:string-value="insert into empresas (nombre) values ('ARGENTINA AGAXTUR');" table:formula="of:=CONCATENATE([.$B$1];[.A169];[.$C$1])" table:style-name="ce1">
            <text:p>insert into empresas (nombre) values ('ARGENTINA AGAX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GENTINA BUS</text:p>
          </table:table-cell>
          <table:table-cell office:value-type="string" office:string-value="insert into empresas (nombre) values ('ARGENTINA BUS');" table:formula="of:=CONCATENATE([.$B$1];[.A170];[.$C$1])" table:style-name="ce1">
            <text:p>insert into empresas (nombre) values ('ARGENTINA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GENTINA EL DORADO</text:p>
          </table:table-cell>
          <table:table-cell office:value-type="string" office:string-value="insert into empresas (nombre) values ('ARGENTINA EL DORADO');" table:formula="of:=CONCATENATE([.$B$1];[.A171];[.$C$1])" table:style-name="ce1">
            <text:p>insert into empresas (nombre) values ('ARGENTINA EL DORA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GENTINA EN BUS</text:p>
          </table:table-cell>
          <table:table-cell office:value-type="string" office:string-value="insert into empresas (nombre) values ('ARGENTINA EN BUS');" table:formula="of:=CONCATENATE([.$B$1];[.A172];[.$C$1])" table:style-name="ce1">
            <text:p>insert into empresas (nombre) values ('ARGENTINA EN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GENTINA MARES DEL SUR</text:p>
          </table:table-cell>
          <table:table-cell office:value-type="string" office:string-value="insert into empresas (nombre) values ('ARGENTINA MARES DEL SUR');" table:formula="of:=CONCATENATE([.$B$1];[.A173];[.$C$1])" table:style-name="ce1">
            <text:p>insert into empresas (nombre) values ('ARGENTINA MARES DE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GENTINA VISION</text:p>
          </table:table-cell>
          <table:table-cell office:value-type="string" office:string-value="insert into empresas (nombre) values ('ARGENTINA VISION');" table:formula="of:=CONCATENATE([.$B$1];[.A174];[.$C$1])" table:style-name="ce1">
            <text:p>insert into empresas (nombre) values ('ARGENTINA VIS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GENTINA SERV PUBLICO</text:p>
          </table:table-cell>
          <table:table-cell office:value-type="string" office:string-value="insert into empresas (nombre) values ('ARGENTINA SERV PUBLICO');" table:formula="of:=CONCATENATE([.$B$1];[.A175];[.$C$1])" table:style-name="ce1">
            <text:p>insert into empresas (nombre) values ('ARGENTINA SERV PUBLI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GENTINO</text:p>
          </table:table-cell>
          <table:table-cell office:value-type="string" office:string-value="insert into empresas (nombre) values ('ARGENTINO');" table:formula="of:=CONCATENATE([.$B$1];[.A176];[.$C$1])" table:style-name="ce1">
            <text:p>insert into empresas (nombre) values ('ARGENT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GENTINO VIAJES</text:p>
          </table:table-cell>
          <table:table-cell office:value-type="string" office:string-value="insert into empresas (nombre) values ('ARGENTINO VIAJES');" table:formula="of:=CONCATENATE([.$B$1];[.A177];[.$C$1])" table:style-name="ce1">
            <text:p>insert into empresas (nombre) values ('ARGENTINO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GENTUR</text:p>
          </table:table-cell>
          <table:table-cell office:value-type="string" office:string-value="insert into empresas (nombre) values ('ARGENTUR');" table:formula="of:=CONCATENATE([.$B$1];[.A178];[.$C$1])" table:style-name="ce1">
            <text:p>insert into empresas (nombre) values ('ARGEN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GENTUR SRL</text:p>
          </table:table-cell>
          <table:table-cell office:value-type="string" office:string-value="insert into empresas (nombre) values ('ARGENTUR SRL');" table:formula="of:=CONCATENATE([.$B$1];[.A179];[.$C$1])" table:style-name="ce1">
            <text:p>insert into empresas (nombre) values ('ARGENTUR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IEL</text:p>
          </table:table-cell>
          <table:table-cell office:value-type="string" office:string-value="insert into empresas (nombre) values ('ARIEL');" table:formula="of:=CONCATENATE([.$B$1];[.A180];[.$C$1])" table:style-name="ce1">
            <text:p>insert into empresas (nombre) values ('ARI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IES</text:p>
          </table:table-cell>
          <table:table-cell office:value-type="string" office:string-value="insert into empresas (nombre) values ('ARIES');" table:formula="of:=CONCATENATE([.$B$1];[.A181];[.$C$1])" table:style-name="ce1">
            <text:p>insert into empresas (nombre) values ('ARI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ITO</text:p>
          </table:table-cell>
          <table:table-cell office:value-type="string" office:string-value="insert into empresas (nombre) values ('ARITO');" table:formula="of:=CONCATENATE([.$B$1];[.A182];[.$C$1])" table:style-name="ce1">
            <text:p>insert into empresas (nombre) values ('ARI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LE BUS</text:p>
          </table:table-cell>
          <table:table-cell office:value-type="string" office:string-value="insert into empresas (nombre) values ('ARLE BUS');" table:formula="of:=CONCATENATE([.$B$1];[.A183];[.$C$1])" table:style-name="ce1">
            <text:p>insert into empresas (nombre) values ('ARLE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NEZ PATAGONICA S.R.L.</text:p>
          </table:table-cell>
          <table:table-cell office:value-type="string" office:string-value="insert into empresas (nombre) values ('ARNEZ PATAGONICA S.R.L.');" table:formula="of:=CONCATENATE([.$B$1];[.A184];[.$C$1])" table:style-name="ce1">
            <text:p>insert into empresas (nombre) values ('ARNEZ PATAGONICA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PA TURISMO</text:p>
          </table:table-cell>
          <table:table-cell office:value-type="string" office:string-value="insert into empresas (nombre) values ('ARPA TURISMO');" table:formula="of:=CONCATENATE([.$B$1];[.A185];[.$C$1])" table:style-name="ce1">
            <text:p>insert into empresas (nombre) values ('ARP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RARAS</text:p>
          </table:table-cell>
          <table:table-cell office:value-type="string" office:string-value="insert into empresas (nombre) values ('ARRARAS');" table:formula="of:=CONCATENATE([.$B$1];[.A186];[.$C$1])" table:style-name="ce1">
            <text:p>insert into empresas (nombre) values ('ARRAR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RATIA</text:p>
          </table:table-cell>
          <table:table-cell office:value-type="string" office:string-value="insert into empresas (nombre) values ('ARRATIA');" table:formula="of:=CONCATENATE([.$B$1];[.A187];[.$C$1])" table:style-name="ce1">
            <text:p>insert into empresas (nombre) values ('ARRAT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REGUI ESTELA MARIS</text:p>
          </table:table-cell>
          <table:table-cell office:value-type="string" office:string-value="insert into empresas (nombre) values ('ARREGUI ESTELA MARIS');" table:formula="of:=CONCATENATE([.$B$1];[.A188];[.$C$1])" table:style-name="ce1">
            <text:p>insert into empresas (nombre) values ('ARREGUI ESTELA MARI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RIAGADA ADRIAZOLA FELIPE SEBASTIAN</text:p>
          </table:table-cell>
          <table:table-cell office:value-type="string" office:string-value="insert into empresas (nombre) values ('ARRIAGADA ADRIAZOLA FELIPE SEBASTIAN');" table:formula="of:=CONCATENATE([.$B$1];[.A189];[.$C$1])" table:style-name="ce1">
            <text:p>insert into empresas (nombre) values ('ARRIAGADA ADRIAZOLA FELIPE SEBASTI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ROS VIAJE</text:p>
          </table:table-cell>
          <table:table-cell office:value-type="string" office:string-value="insert into empresas (nombre) values ('ARROS VIAJE');" table:formula="of:=CONCATENATE([.$B$1];[.A190];[.$C$1])" table:style-name="ce1">
            <text:p>insert into empresas (nombre) values ('ARROS VIAJ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TEAGA</text:p>
          </table:table-cell>
          <table:table-cell office:value-type="string" office:string-value="insert into empresas (nombre) values ('ARTEAGA');" table:formula="of:=CONCATENATE([.$B$1];[.A191];[.$C$1])" table:style-name="ce1">
            <text:p>insert into empresas (nombre) values ('ARTEAG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TEMIO TURISMO</text:p>
          </table:table-cell>
          <table:table-cell office:value-type="string" office:string-value="insert into empresas (nombre) values ('ARTEMIO TURISMO');" table:formula="of:=CONCATENATE([.$B$1];[.A192];[.$C$1])" table:style-name="ce1">
            <text:p>insert into empresas (nombre) values ('ARTEMIO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ZOLA TURISMO</text:p>
          </table:table-cell>
          <table:table-cell office:value-type="string" office:string-value="insert into empresas (nombre) values ('ARZOLA TURISMO');" table:formula="of:=CONCATENATE([.$B$1];[.A193];[.$C$1])" table:style-name="ce1">
            <text:p>insert into empresas (nombre) values ('ARZOL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CANI</text:p>
          </table:table-cell>
          <table:table-cell office:value-type="string" office:string-value="insert into empresas (nombre) values ('ASCANI');" table:formula="of:=CONCATENATE([.$B$1];[.A194];[.$C$1])" table:style-name="ce1">
            <text:p>insert into empresas (nombre) values ('ASCAN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EC</text:p>
          </table:table-cell>
          <table:table-cell office:value-type="string" office:string-value="insert into empresas (nombre) values ('ASEC');" table:formula="of:=CONCATENATE([.$B$1];[.A195];[.$C$1])" table:style-name="ce1">
            <text:p>insert into empresas (nombre) values ('ASE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IMRA TURISMO</text:p>
          </table:table-cell>
          <table:table-cell office:value-type="string" office:string-value="insert into empresas (nombre) values ('ASIMRA TURISMO');" table:formula="of:=CONCATENATE([.$B$1];[.A196];[.$C$1])" table:style-name="ce1">
            <text:p>insert into empresas (nombre) values ('ASIMR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OC CIVIL CLARIDAD</text:p>
          </table:table-cell>
          <table:table-cell office:value-type="string" office:string-value="insert into empresas (nombre) values ('ASOC CIVIL CLARIDAD');" table:formula="of:=CONCATENATE([.$B$1];[.A197];[.$C$1])" table:style-name="ce1">
            <text:p>insert into empresas (nombre) values ('ASOC CIVIL CLARIDAD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OC FILANTROPICA</text:p>
          </table:table-cell>
          <table:table-cell office:value-type="string" office:string-value="insert into empresas (nombre) values ('ASOC FILANTROPICA');" table:formula="of:=CONCATENATE([.$B$1];[.A198];[.$C$1])" table:style-name="ce1">
            <text:p>insert into empresas (nombre) values ('ASOC FILANTROPI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OCIACION CIVIL JUAN MANUEL TOMAS</text:p>
          </table:table-cell>
          <table:table-cell office:value-type="string" office:string-value="insert into empresas (nombre) values ('ASOCIACION CIVIL JUAN MANUEL TOMAS');" table:formula="of:=CONCATENATE([.$B$1];[.A199];[.$C$1])" table:style-name="ce1">
            <text:p>insert into empresas (nombre) values ('ASOCIACION CIVIL JUAN MANUEL TOM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OCIACION DE LOS TESTIGO DE JEHOVA</text:p>
          </table:table-cell>
          <table:table-cell office:value-type="string" office:string-value="insert into empresas (nombre) values ('ASOCIACION DE LOS TESTIGO DE JEHOVA');" table:formula="of:=CONCATENATE([.$B$1];[.A200];[.$C$1])" table:style-name="ce1">
            <text:p>insert into empresas (nombre) values ('ASOCIACION DE LOS TESTIGO DE JEHOV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RC</text:p>
          </table:table-cell>
          <table:table-cell office:value-type="string" office:string-value="insert into empresas (nombre) values ('ASRC');" table:formula="of:=CONCATENATE([.$B$1];[.A201];[.$C$1])" table:style-name="ce1">
            <text:p>insert into empresas (nombre) values ('ASR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TOUR</text:p>
          </table:table-cell>
          <table:table-cell office:value-type="string" office:string-value="insert into empresas (nombre) values ('ASTOUR');" table:formula="of:=CONCATENATE([.$B$1];[.A202];[.$C$1])" table:style-name="ce1">
            <text:p>insert into empresas (nombre) values ('AS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TUDILLO</text:p>
          </table:table-cell>
          <table:table-cell office:value-type="string" office:string-value="insert into empresas (nombre) values ('ASTUDILLO');" table:formula="of:=CONCATENATE([.$B$1];[.A203];[.$C$1])" table:style-name="ce1">
            <text:p>insert into empresas (nombre) values ('ASTUDIL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AHUALPA</text:p>
          </table:table-cell>
          <table:table-cell office:value-type="string" office:string-value="insert into empresas (nombre) values ('ATAHUALPA');" table:formula="of:=CONCATENATE([.$B$1];[.A204];[.$C$1])" table:style-name="ce1">
            <text:p>insert into empresas (nombre) values ('ATAHUALP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I TUR</text:p>
          </table:table-cell>
          <table:table-cell office:value-type="string" office:string-value="insert into empresas (nombre) values ('ATI TUR');" table:formula="of:=CONCATENATE([.$B$1];[.A205];[.$C$1])" table:style-name="ce1">
            <text:p>insert into empresas (nombre) values ('ATI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I VIAJES</text:p>
          </table:table-cell>
          <table:table-cell office:value-type="string" office:string-value="insert into empresas (nombre) values ('ATI VIAJES');" table:formula="of:=CONCATENATE([.$B$1];[.A206];[.$C$1])" table:style-name="ce1">
            <text:p>insert into empresas (nombre) values ('ATI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IVE</text:p>
          </table:table-cell>
          <table:table-cell office:value-type="string" office:string-value="insert into empresas (nombre) values ('ATIVE');" table:formula="of:=CONCATENATE([.$B$1];[.A207];[.$C$1])" table:style-name="ce1">
            <text:p>insert into empresas (nombre) values ('ATIV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LANTIDA</text:p>
          </table:table-cell>
          <table:table-cell office:value-type="string" office:string-value="insert into empresas (nombre) values ('ATLANTIDA');" table:formula="of:=CONCATENATE([.$B$1];[.A208];[.$C$1])" table:style-name="ce1">
            <text:p>insert into empresas (nombre) values ('ATLANTI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OL TURISMO</text:p>
          </table:table-cell>
          <table:table-cell office:value-type="string" office:string-value="insert into empresas (nombre) values ('ATOL TURISMO');" table:formula="of:=CONCATENATE([.$B$1];[.A209];[.$C$1])" table:style-name="ce1">
            <text:p>insert into empresas (nombre) values ('ATOL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SYN TRAVEL</text:p>
          </table:table-cell>
          <table:table-cell office:value-type="string" office:string-value="insert into empresas (nombre) values ('ATSYN TRAVEL');" table:formula="of:=CONCATENATE([.$B$1];[.A210];[.$C$1])" table:style-name="ce1">
            <text:p>insert into empresas (nombre) values ('ATSYN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TA TOUR</text:p>
          </table:table-cell>
          <table:table-cell office:value-type="string" office:string-value="insert into empresas (nombre) values ('ATTA TOUR');" table:formula="of:=CONCATENATE([.$B$1];[.A211];[.$C$1])" table:style-name="ce1">
            <text:p>insert into empresas (nombre) values ('ATTA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UI TOUR</text:p>
          </table:table-cell>
          <table:table-cell office:value-type="string" office:string-value="insert into empresas (nombre) values ('ATUI TOUR');" table:formula="of:=CONCATENATE([.$B$1];[.A212];[.$C$1])" table:style-name="ce1">
            <text:p>insert into empresas (nombre) values ('ATUI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CKLAND TURISMO</text:p>
          </table:table-cell>
          <table:table-cell office:value-type="string" office:string-value="insert into empresas (nombre) values ('AUCKLAND TURISMO');" table:formula="of:=CONCATENATE([.$B$1];[.A213];[.$C$1])" table:style-name="ce1">
            <text:p>insert into empresas (nombre) values ('AUCKLAND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GE TOUR</text:p>
          </table:table-cell>
          <table:table-cell office:value-type="string" office:string-value="insert into empresas (nombre) values ('AUGE TOUR');" table:formula="of:=CONCATENATE([.$B$1];[.A214];[.$C$1])" table:style-name="ce1">
            <text:p>insert into empresas (nombre) values ('AUGE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RELLUK</text:p>
          </table:table-cell>
          <table:table-cell office:value-type="string" office:string-value="insert into empresas (nombre) values ('AURELLUK');" table:formula="of:=CONCATENATE([.$B$1];[.A215];[.$C$1])" table:style-name="ce1">
            <text:p>insert into empresas (nombre) values ('AURELLUK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TRAL TOUR</text:p>
          </table:table-cell>
          <table:table-cell office:value-type="string" office:string-value="insert into empresas (nombre) values ('AUSTRAL TOUR');" table:formula="of:=CONCATENATE([.$B$1];[.A216];[.$C$1])" table:style-name="ce1">
            <text:p>insert into empresas (nombre) values ('AUSTRAL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TRAL VIAJES</text:p>
          </table:table-cell>
          <table:table-cell office:value-type="string" office:string-value="insert into empresas (nombre) values ('AUSTRAL VIAJES');" table:formula="of:=CONCATENATE([.$B$1];[.A217];[.$C$1])" table:style-name="ce1">
            <text:p>insert into empresas (nombre) values ('AUSTRAL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,TRANSP.21 HER SA,</text:p>
          </table:table-cell>
          <table:table-cell office:value-type="string" office:string-value="insert into empresas (nombre) values ('AUT,TRANSP.21 HER SA,');" table:formula="of:=CONCATENATE([.$B$1];[.A218];[.$C$1])" table:style-name="ce1">
            <text:p>insert into empresas (nombre) values ('AUT,TRANSP.21 HER SA,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. SAN JUAN</text:p>
          </table:table-cell>
          <table:table-cell office:value-type="string" office:string-value="insert into empresas (nombre) values ('AUT. SAN JUAN');" table:formula="of:=CONCATENATE([.$B$1];[.A219];[.$C$1])" table:style-name="ce1">
            <text:p>insert into empresas (nombre) values ('AUT. SAN JU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. TRANS.SAN JUAN MARDEL</text:p>
          </table:table-cell>
          <table:table-cell office:value-type="string" office:string-value="insert into empresas (nombre) values ('AUT. TRANS.SAN JUAN MARDEL');" table:formula="of:=CONCATENATE([.$B$1];[.A220];[.$C$1])" table:style-name="ce1">
            <text:p>insert into empresas (nombre) values ('AUT. TRANS.SAN JUAN MARD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. TRANSP. SERES</text:p>
          </table:table-cell>
          <table:table-cell office:value-type="string" office:string-value="insert into empresas (nombre) values ('AUT. TRANSP. SERES');" table:formula="of:=CONCATENATE([.$B$1];[.A221];[.$C$1])" table:style-name="ce1">
            <text:p>insert into empresas (nombre) values ('AUT. TRANSP. SE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FLASH</text:p>
          </table:table-cell>
          <table:table-cell office:value-type="string" office:string-value="insert into empresas (nombre) values ('AUTFLASH');" table:formula="of:=CONCATENATE([.$B$1];[.A222];[.$C$1])" table:style-name="ce1">
            <text:p>insert into empresas (nombre) values ('AUTFLASH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 TRANSP, CITA</text:p>
          </table:table-cell>
          <table:table-cell office:value-type="string" office:string-value="insert into empresas (nombre) values ('AUTO TRANSP, CITA');" table:formula="of:=CONCATENATE([.$B$1];[.A223];[.$C$1])" table:style-name="ce1">
            <text:p>insert into empresas (nombre) values ('AUTO TRANSP, CI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 TRANSP.BIG BENN</text:p>
          </table:table-cell>
          <table:table-cell office:value-type="string" office:string-value="insert into empresas (nombre) values ('AUTO TRANSP.BIG BENN');" table:formula="of:=CONCATENATE([.$B$1];[.A224];[.$C$1])" table:style-name="ce1">
            <text:p>insert into empresas (nombre) values ('AUTO TRANSP.BIG BEN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 TRANSPORTE</text:p>
          </table:table-cell>
          <table:table-cell office:value-type="string" office:string-value="insert into empresas (nombre) values ('AUTO TRANSPORTE');" table:formula="of:=CONCATENATE([.$B$1];[.A225];[.$C$1])" table:style-name="ce1">
            <text:p>insert into empresas (nombre) values ('AUTO TRANSP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 TRANSPORTE DE TURISMO</text:p>
          </table:table-cell>
          <table:table-cell office:value-type="string" office:string-value="insert into empresas (nombre) values ('AUTO TRANSPORTE DE TURISMO');" table:formula="of:=CONCATENATE([.$B$1];[.A226];[.$C$1])" table:style-name="ce1">
            <text:p>insert into empresas (nombre) values ('AUTO TRANSPORTE DE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 TRANSPORTE FECOS SRL</text:p>
          </table:table-cell>
          <table:table-cell office:value-type="string" office:string-value="insert into empresas (nombre) values ('AUTO TRANSPORTE FECOS SRL');" table:formula="of:=CONCATENATE([.$B$1];[.A227];[.$C$1])" table:style-name="ce1">
            <text:p>insert into empresas (nombre) values ('AUTO TRANSPORTE FECO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 TRANSPORTE GRAL PICO</text:p>
          </table:table-cell>
          <table:table-cell office:value-type="string" office:string-value="insert into empresas (nombre) values ('AUTO TRANSPORTE GRAL PICO');" table:formula="of:=CONCATENATE([.$B$1];[.A228];[.$C$1])" table:style-name="ce1">
            <text:p>insert into empresas (nombre) values ('AUTO TRANSPORTE GRAL PI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 TRANSPORTE SAN JUAN</text:p>
          </table:table-cell>
          <table:table-cell office:value-type="string" office:string-value="insert into empresas (nombre) values ('AUTO TRANSPORTE SAN JUAN');" table:formula="of:=CONCATENATE([.$B$1];[.A229];[.$C$1])" table:style-name="ce1">
            <text:p>insert into empresas (nombre) values ('AUTO TRANSPORTE SAN JU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 TRANSPORTE BAHIA</text:p>
          </table:table-cell>
          <table:table-cell office:value-type="string" office:string-value="insert into empresas (nombre) values ('AUTO TRANSPORTE BAHIA');" table:formula="of:=CONCATENATE([.$B$1];[.A230];[.$C$1])" table:style-name="ce1">
            <text:p>insert into empresas (nombre) values ('AUTO TRANSPORTE BAH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 VIACAO GADOTTI LTDA</text:p>
          </table:table-cell>
          <table:table-cell office:value-type="string" office:string-value="insert into empresas (nombre) values ('AUTO VIACAO GADOTTI LTDA');" table:formula="of:=CONCATENATE([.$B$1];[.A231];[.$C$1])" table:style-name="ce1">
            <text:p>insert into empresas (nombre) values ('AUTO VIACAO GADOTTI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, TRANSP. ISELIN</text:p>
          </table:table-cell>
          <table:table-cell office:value-type="string" office:string-value="insert into empresas (nombre) values ('AUTO, TRANSP. ISELIN');" table:formula="of:=CONCATENATE([.$B$1];[.A232];[.$C$1])" table:style-name="ce1">
            <text:p>insert into empresas (nombre) values ('AUTO, TRANSP. ISEL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T COLPRIN SA</text:p>
          </table:table-cell>
          <table:table-cell office:value-type="string" office:string-value="insert into empresas (nombre) values ('AUTOT COLPRIN SA');" table:formula="of:=CONCATENATE([.$B$1];[.A233];[.$C$1])" table:style-name="ce1">
            <text:p>insert into empresas (nombre) values ('AUTOT COLPRIN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TRANSP ICELIN S.A</text:p>
          </table:table-cell>
          <table:table-cell office:value-type="string" office:string-value="insert into empresas (nombre) values ('AUTOTRANSP ICELIN S.A');" table:formula="of:=CONCATENATE([.$B$1];[.A234];[.$C$1])" table:style-name="ce1">
            <text:p>insert into empresas (nombre) values ('AUTOTRANSP ICELIN S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TRANSPORTE 21</text:p>
          </table:table-cell>
          <table:table-cell office:value-type="string" office:string-value="insert into empresas (nombre) values ('AUTOTRANSPORTE 21');" table:formula="of:=CONCATENATE([.$B$1];[.A235];[.$C$1])" table:style-name="ce1">
            <text:p>insert into empresas (nombre) values ('AUTOTRANSPORTE 21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TRANSPORTE ANDESMAR SA</text:p>
          </table:table-cell>
          <table:table-cell office:value-type="string" office:string-value="insert into empresas (nombre) values ('AUTOTRANSPORTE ANDESMAR SA');" table:formula="of:=CONCATENATE([.$B$1];[.A236];[.$C$1])" table:style-name="ce1">
            <text:p>insert into empresas (nombre) values ('AUTOTRANSPORTE ANDESMAR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TRANSPORTE CITA</text:p>
          </table:table-cell>
          <table:table-cell office:value-type="string" office:string-value="insert into empresas (nombre) values ('AUTOTRANSPORTE CITA');" table:formula="of:=CONCATENATE([.$B$1];[.A237];[.$C$1])" table:style-name="ce1">
            <text:p>insert into empresas (nombre) values ('AUTOTRANSPORTE CI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TRANSPORTE COLPRIM S,A</text:p>
          </table:table-cell>
          <table:table-cell office:value-type="string" office:string-value="insert into empresas (nombre) values ('AUTOTRANSPORTE COLPRIM S,A');" table:formula="of:=CONCATENATE([.$B$1];[.A238];[.$C$1])" table:style-name="ce1">
            <text:p>insert into empresas (nombre) values ('AUTOTRANSPORTE COLPRIM S,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TRANSPORTE ISELIN SA</text:p>
          </table:table-cell>
          <table:table-cell office:value-type="string" office:string-value="insert into empresas (nombre) values ('AUTOTRANSPORTE ISELIN SA');" table:formula="of:=CONCATENATE([.$B$1];[.A239];[.$C$1])" table:style-name="ce1">
            <text:p>insert into empresas (nombre) values ('AUTOTRANSPORTE ISELIN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TRANSPORTES FECO</text:p>
          </table:table-cell>
          <table:table-cell office:value-type="string" office:string-value="insert into empresas (nombre) values ('AUTOTRANSPORTES FECO');" table:formula="of:=CONCATENATE([.$B$1];[.A240];[.$C$1])" table:style-name="ce1">
            <text:p>insert into empresas (nombre) values ('AUTOTRANSPORTES FE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VIACAO A C V LTDA</text:p>
          </table:table-cell>
          <table:table-cell office:value-type="string" office:string-value="insert into empresas (nombre) values ('AUTOVIACAO A C V LTDA');" table:formula="of:=CONCATENATE([.$B$1];[.A241];[.$C$1])" table:style-name="ce1">
            <text:p>insert into empresas (nombre) values ('AUTOVIACAO A C V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ALE RODRIGUEZ ARIEL</text:p>
          </table:table-cell>
          <table:table-cell office:value-type="string" office:string-value="insert into empresas (nombre) values ('AVALE RODRIGUEZ ARIEL');" table:formula="of:=CONCATENATE([.$B$1];[.A242];[.$C$1])" table:style-name="ce1">
            <text:p>insert into empresas (nombre) values ('AVALE RODRIGUEZ ARI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E S.R.L</text:p>
          </table:table-cell>
          <table:table-cell office:value-type="string" office:string-value="insert into empresas (nombre) values ('AVE S.R.L');" table:formula="of:=CONCATENATE([.$B$1];[.A243];[.$C$1])" table:style-name="ce1">
            <text:p>insert into empresas (nombre) values ('AVE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E TINE</text:p>
          </table:table-cell>
          <table:table-cell office:value-type="string" office:string-value="insert into empresas (nombre) values ('AVE TINE');" table:formula="of:=CONCATENATE([.$B$1];[.A244];[.$C$1])" table:style-name="ce1">
            <text:p>insert into empresas (nombre) values ('AVE TIN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E TURISMO</text:p>
          </table:table-cell>
          <table:table-cell office:value-type="string" office:string-value="insert into empresas (nombre) values ('AVE TURISMO');" table:formula="of:=CONCATENATE([.$B$1];[.A245];[.$C$1])" table:style-name="ce1">
            <text:p>insert into empresas (nombre) values ('AVE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ELINO</text:p>
          </table:table-cell>
          <table:table-cell office:value-type="string" office:string-value="insert into empresas (nombre) values ('AVELINO');" table:formula="of:=CONCATENATE([.$B$1];[.A246];[.$C$1])" table:style-name="ce1">
            <text:p>insert into empresas (nombre) values ('AVEL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ELLAR TOUR</text:p>
          </table:table-cell>
          <table:table-cell office:value-type="string" office:string-value="insert into empresas (nombre) values ('AVELLAR TOUR');" table:formula="of:=CONCATENATE([.$B$1];[.A247];[.$C$1])" table:style-name="ce1">
            <text:p>insert into empresas (nombre) values ('AVELLAR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ELLENEDA</text:p>
          </table:table-cell>
          <table:table-cell office:value-type="string" office:string-value="insert into empresas (nombre) values ('AVELLENEDA');" table:formula="of:=CONCATENATE([.$B$1];[.A248];[.$C$1])" table:style-name="ce1">
            <text:p>insert into empresas (nombre) values ('AVELLENE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ENTUR</text:p>
          </table:table-cell>
          <table:table-cell office:value-type="string" office:string-value="insert into empresas (nombre) values ('AVENTUR');" table:formula="of:=CONCATENATE([.$B$1];[.A249];[.$C$1])" table:style-name="ce1">
            <text:p>insert into empresas (nombre) values ('AVEN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ETUR SRL</text:p>
          </table:table-cell>
          <table:table-cell office:value-type="string" office:string-value="insert into empresas (nombre) values ('AVETUR SRL');" table:formula="of:=CONCATENATE([.$B$1];[.A250];[.$C$1])" table:style-name="ce1">
            <text:p>insert into empresas (nombre) values ('AVETUR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EVE PARAGUAY</text:p>
          </table:table-cell>
          <table:table-cell office:value-type="string" office:string-value="insert into empresas (nombre) values ('AVEVE PARAGUAY');" table:formula="of:=CONCATENATE([.$B$1];[.A251];[.$C$1])" table:style-name="ce1">
            <text:p>insert into empresas (nombre) values ('AVEVE PARAGUA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ILA CANDIA</text:p>
          </table:table-cell>
          <table:table-cell office:value-type="string" office:string-value="insert into empresas (nombre) values ('AVILA CANDIA');" table:formula="of:=CONCATENATE([.$B$1];[.A252];[.$C$1])" table:style-name="ce1">
            <text:p>insert into empresas (nombre) values ('AVILA CAND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ILA TOUR</text:p>
          </table:table-cell>
          <table:table-cell office:value-type="string" office:string-value="insert into empresas (nombre) values ('AVILA TOUR');" table:formula="of:=CONCATENATE([.$B$1];[.A253];[.$C$1])" table:style-name="ce1">
            <text:p>insert into empresas (nombre) values ('AVILA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IPAN</text:p>
          </table:table-cell>
          <table:table-cell office:value-type="string" office:string-value="insert into empresas (nombre) values ('AVIPAN');" table:formula="of:=CONCATENATE([.$B$1];[.A254];[.$C$1])" table:style-name="ce1">
            <text:p>insert into empresas (nombre) values ('AVIP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Y VIAJES</text:p>
          </table:table-cell>
          <table:table-cell office:value-type="string" office:string-value="insert into empresas (nombre) values ('AY VIAJES');" table:formula="of:=CONCATENATE([.$B$1];[.A255];[.$C$1])" table:style-name="ce1">
            <text:p>insert into empresas (nombre) values ('AY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YACARA</text:p>
          </table:table-cell>
          <table:table-cell office:value-type="string" office:string-value="insert into empresas (nombre) values ('AYACARA');" table:formula="of:=CONCATENATE([.$B$1];[.A256];[.$C$1])" table:style-name="ce1">
            <text:p>insert into empresas (nombre) values ('AYACA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YALA <text:s/>ALEJANDRO</text:p>
          </table:table-cell>
          <table:table-cell office:value-type="string" office:string-value="insert into empresas (nombre) values ('AYALA  ALEJANDRO');" table:formula="of:=CONCATENATE([.$B$1];[.A257];[.$C$1])" table:style-name="ce1">
            <text:p>insert into empresas (nombre) values ('AYALA <text:s/>ALEJAND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YALA HERMANOS S.A</text:p>
          </table:table-cell>
          <table:table-cell office:value-type="string" office:string-value="insert into empresas (nombre) values ('AYALA HERMANOS S.A');" table:formula="of:=CONCATENATE([.$B$1];[.A258];[.$C$1])" table:style-name="ce1">
            <text:p>insert into empresas (nombre) values ('AYALA HERMANOS S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YALE</text:p>
          </table:table-cell>
          <table:table-cell office:value-type="string" office:string-value="insert into empresas (nombre) values ('AYALE');" table:formula="of:=CONCATENATE([.$B$1];[.A259];[.$C$1])" table:style-name="ce1">
            <text:p>insert into empresas (nombre) values ('AYA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YEKAN VIAJES</text:p>
          </table:table-cell>
          <table:table-cell office:value-type="string" office:string-value="insert into empresas (nombre) values ('AYEKAN VIAJES');" table:formula="of:=CONCATENATE([.$B$1];[.A260];[.$C$1])" table:style-name="ce1">
            <text:p>insert into empresas (nombre) values ('AYEKAN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YELEN EXPRESS</text:p>
          </table:table-cell>
          <table:table-cell office:value-type="string" office:string-value="insert into empresas (nombre) values ('AYELEN EXPRESS');" table:formula="of:=CONCATENATE([.$B$1];[.A261];[.$C$1])" table:style-name="ce1">
            <text:p>insert into empresas (nombre) values ('AYELEN EXPRES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YRESTRANSFERS</text:p>
          </table:table-cell>
          <table:table-cell office:value-type="string" office:string-value="insert into empresas (nombre) values ('AYRESTRANSFERS');" table:formula="of:=CONCATENATE([.$B$1];[.A262];[.$C$1])" table:style-name="ce1">
            <text:p>insert into empresas (nombre) values ('AYRESTRANSFE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YUNTUN</text:p>
          </table:table-cell>
          <table:table-cell office:value-type="string" office:string-value="insert into empresas (nombre) values ('AYUNTUN');" table:formula="of:=CONCATENATE([.$B$1];[.A263];[.$C$1])" table:style-name="ce1">
            <text:p>insert into empresas (nombre) values ('AYUNTU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ZABACHE S A.</text:p>
          </table:table-cell>
          <table:table-cell office:value-type="string" office:string-value="insert into empresas (nombre) values ('AZABACHE S A.');" table:formula="of:=CONCATENATE([.$B$1];[.A264];[.$C$1])" table:style-name="ce1">
            <text:p>insert into empresas (nombre) values ('AZABACHE S A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ZIZ E.A.S</text:p>
          </table:table-cell>
          <table:table-cell office:value-type="string" office:string-value="insert into empresas (nombre) values ('AZIZ E.A.S');" table:formula="of:=CONCATENATE([.$B$1];[.A265];[.$C$1])" table:style-name="ce1">
            <text:p>insert into empresas (nombre) values ('AZIZ E.A.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ZUL VIAJES</text:p>
          </table:table-cell>
          <table:table-cell office:value-type="string" office:string-value="insert into empresas (nombre) values ('AZUL VIAJES');" table:formula="of:=CONCATENATE([.$B$1];[.A266];[.$C$1])" table:style-name="ce1">
            <text:p>insert into empresas (nombre) values ('AZUL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 Y B VIAJES</text:p>
          </table:table-cell>
          <table:table-cell office:value-type="string" office:string-value="insert into empresas (nombre) values ('B Y B VIAJES');" table:formula="of:=CONCATENATE([.$B$1];[.A267];[.$C$1])" table:style-name="ce1">
            <text:p>insert into empresas (nombre) values ('B Y B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ENA TRAVEL</text:p>
          </table:table-cell>
          <table:table-cell office:value-type="string" office:string-value="insert into empresas (nombre) values ('BAENA TRAVEL');" table:formula="of:=CONCATENATE([.$B$1];[.A268];[.$C$1])" table:style-name="ce1">
            <text:p>insert into empresas (nombre) values ('BAENA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FFICI NESTOR</text:p>
          </table:table-cell>
          <table:table-cell office:value-type="string" office:string-value="insert into empresas (nombre) values ('BAFFICI NESTOR');" table:formula="of:=CONCATENATE([.$B$1];[.A269];[.$C$1])" table:style-name="ce1">
            <text:p>insert into empresas (nombre) values ('BAFFICI NESTO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FFIGI</text:p>
          </table:table-cell>
          <table:table-cell office:value-type="string" office:string-value="insert into empresas (nombre) values ('BAFFIGI');" table:formula="of:=CONCATENATE([.$B$1];[.A270];[.$C$1])" table:style-name="ce1">
            <text:p>insert into empresas (nombre) values ('BAFFIG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HER</text:p>
          </table:table-cell>
          <table:table-cell office:value-type="string" office:string-value="insert into empresas (nombre) values ('BAHER');" table:formula="of:=CONCATENATE([.$B$1];[.A271];[.$C$1])" table:style-name="ce1">
            <text:p>insert into empresas (nombre) values ('BAH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HIA</text:p>
          </table:table-cell>
          <table:table-cell office:value-type="string" office:string-value="insert into empresas (nombre) values ('BAHIA');" table:formula="of:=CONCATENATE([.$B$1];[.A272];[.$C$1])" table:style-name="ce1">
            <text:p>insert into empresas (nombre) values ('BAH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IA TUR</text:p>
          </table:table-cell>
          <table:table-cell office:value-type="string" office:string-value="insert into empresas (nombre) values ('BAIA TUR');" table:formula="of:=CONCATENATE([.$B$1];[.A273];[.$C$1])" table:style-name="ce1">
            <text:p>insert into empresas (nombre) values ('BAIA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IARCH</text:p>
          </table:table-cell>
          <table:table-cell office:value-type="string" office:string-value="insert into empresas (nombre) values ('BAIARCH');" table:formula="of:=CONCATENATE([.$B$1];[.A274];[.$C$1])" table:style-name="ce1">
            <text:p>insert into empresas (nombre) values ('BAIARCH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INOTTO VIAJES</text:p>
          </table:table-cell>
          <table:table-cell office:value-type="string" office:string-value="insert into empresas (nombre) values ('BAINOTTO VIAJES');" table:formula="of:=CONCATENATE([.$B$1];[.A275];[.$C$1])" table:style-name="ce1">
            <text:p>insert into empresas (nombre) values ('BAINOTTO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IRES</text:p>
          </table:table-cell>
          <table:table-cell office:value-type="string" office:string-value="insert into empresas (nombre) values ('BAIRES');" table:formula="of:=CONCATENATE([.$B$1];[.A276];[.$C$1])" table:style-name="ce1">
            <text:p>insert into empresas (nombre) values ('BAI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LBIANI</text:p>
          </table:table-cell>
          <table:table-cell office:value-type="string" office:string-value="insert into empresas (nombre) values ('BALBIANI');" table:formula="of:=CONCATENATE([.$B$1];[.A277];[.$C$1])" table:style-name="ce1">
            <text:p>insert into empresas (nombre) values ('BALBIAN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LDISSERA</text:p>
          </table:table-cell>
          <table:table-cell office:value-type="string" office:string-value="insert into empresas (nombre) values ('BALDISSERA');" table:formula="of:=CONCATENATE([.$B$1];[.A278];[.$C$1])" table:style-name="ce1">
            <text:p>insert into empresas (nombre) values ('BALDISSE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LOGH TURISMO</text:p>
          </table:table-cell>
          <table:table-cell office:value-type="string" office:string-value="insert into empresas (nombre) values ('BALOGH TURISMO');" table:formula="of:=CONCATENATE([.$B$1];[.A279];[.$C$1])" table:style-name="ce1">
            <text:p>insert into empresas (nombre) values ('BALOGH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LORI</text:p>
          </table:table-cell>
          <table:table-cell office:value-type="string" office:string-value="insert into empresas (nombre) values ('BALORI');" table:formula="of:=CONCATENATE([.$B$1];[.A280];[.$C$1])" table:style-name="ce1">
            <text:p>insert into empresas (nombre) values ('BALOR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LUT HNOS S R L</text:p>
          </table:table-cell>
          <table:table-cell office:value-type="string" office:string-value="insert into empresas (nombre) values ('BALUT HNOS S R L');" table:formula="of:=CONCATENATE([.$B$1];[.A281];[.$C$1])" table:style-name="ce1">
            <text:p>insert into empresas (nombre) values ('BALUT HNOS S R 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MBI VIAL</text:p>
          </table:table-cell>
          <table:table-cell office:value-type="string" office:string-value="insert into empresas (nombre) values ('BAMBI VIAL');" table:formula="of:=CONCATENATE([.$B$1];[.A282];[.$C$1])" table:style-name="ce1">
            <text:p>insert into empresas (nombre) values ('BAMBI VI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CO COMAFI SA</text:p>
          </table:table-cell>
          <table:table-cell office:value-type="string" office:string-value="insert into empresas (nombre) values ('BANCO COMAFI SA');" table:formula="of:=CONCATENATE([.$B$1];[.A283];[.$C$1])" table:style-name="ce1">
            <text:p>insert into empresas (nombre) values ('BANCO COMAFI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CO SATANDER</text:p>
          </table:table-cell>
          <table:table-cell office:value-type="string" office:string-value="insert into empresas (nombre) values ('BANCO SATANDER');" table:formula="of:=CONCATENATE([.$B$1];[.A284];[.$C$1])" table:style-name="ce1">
            <text:p>insert into empresas (nombre) values ('BANCO SATAND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DAR S.A</text:p>
          </table:table-cell>
          <table:table-cell office:value-type="string" office:string-value="insert into empresas (nombre) values ('BANDAR S.A');" table:formula="of:=CONCATENATE([.$B$1];[.A285];[.$C$1])" table:style-name="ce1">
            <text:p>insert into empresas (nombre) values ('BANDAR S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ADERO TOURS</text:p>
          </table:table-cell>
          <table:table-cell office:value-type="string" office:string-value="insert into empresas (nombre) values ('BARADERO TOURS');" table:formula="of:=CONCATENATE([.$B$1];[.A286];[.$C$1])" table:style-name="ce1">
            <text:p>insert into empresas (nombre) values ('BARADERO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AHONA</text:p>
          </table:table-cell>
          <table:table-cell office:value-type="string" office:string-value="insert into empresas (nombre) values ('BARAHONA');" table:formula="of:=CONCATENATE([.$B$1];[.A287];[.$C$1])" table:style-name="ce1">
            <text:p>insert into empresas (nombre) values ('BARAHO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GLIA</text:p>
          </table:table-cell>
          <table:table-cell office:value-type="string" office:string-value="insert into empresas (nombre) values ('BARBAGLIA');" table:formula="of:=CONCATENATE([.$B$1];[.A288];[.$C$1])" table:style-name="ce1">
            <text:p>insert into empresas (nombre) values ('BARBAGL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TA HRNOS</text:p>
          </table:table-cell>
          <table:table-cell office:value-type="string" office:string-value="insert into empresas (nombre) values ('BARBATA HRNOS');" table:formula="of:=CONCATENATE([.$B$1];[.A289];[.$C$1])" table:style-name="ce1">
            <text:p>insert into empresas (nombre) values ('BARBATA HRN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OZA FRANCISCO</text:p>
          </table:table-cell>
          <table:table-cell office:value-type="string" office:string-value="insert into empresas (nombre) values ('BARBOZA FRANCISCO');" table:formula="of:=CONCATENATE([.$B$1];[.A290];[.$C$1])" table:style-name="ce1">
            <text:p>insert into empresas (nombre) values ('BARBOZA FRANCIS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DESIO</text:p>
          </table:table-cell>
          <table:table-cell office:value-type="string" office:string-value="insert into empresas (nombre) values ('BARDESIO');" table:formula="of:=CONCATENATE([.$B$1];[.A291];[.$C$1])" table:style-name="ce1">
            <text:p>insert into empresas (nombre) values ('BARDES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IAND TOUR</text:p>
          </table:table-cell>
          <table:table-cell office:value-type="string" office:string-value="insert into empresas (nombre) values ('BARIAND TOUR');" table:formula="of:=CONCATENATE([.$B$1];[.A292];[.$C$1])" table:style-name="ce1">
            <text:p>insert into empresas (nombre) values ('BARIAND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ICAR SRL</text:p>
          </table:table-cell>
          <table:table-cell office:value-type="string" office:string-value="insert into empresas (nombre) values ('BARICAR SRL');" table:formula="of:=CONCATENATE([.$B$1];[.A293];[.$C$1])" table:style-name="ce1">
            <text:p>insert into empresas (nombre) values ('BARICAR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ILOCHE 2010</text:p>
          </table:table-cell>
          <table:table-cell office:value-type="string" office:string-value="insert into empresas (nombre) values ('BARILOCHE 2010');" table:formula="of:=CONCATENATE([.$B$1];[.A294];[.$C$1])" table:style-name="ce1">
            <text:p>insert into empresas (nombre) values ('BARILOCHE 2010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LAN TRAVEL</text:p>
          </table:table-cell>
          <table:table-cell office:value-type="string" office:string-value="insert into empresas (nombre) values ('BARLAN TRAVEL');" table:formula="of:=CONCATENATE([.$B$1];[.A295];[.$C$1])" table:style-name="ce1">
            <text:p>insert into empresas (nombre) values ('BARLAN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REYRO</text:p>
          </table:table-cell>
          <table:table-cell office:value-type="string" office:string-value="insert into empresas (nombre) values ('BARREYRO');" table:formula="of:=CONCATENATE([.$B$1];[.A296];[.$C$1])" table:style-name="ce1">
            <text:p>insert into empresas (nombre) values ('BARREY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RIEREIRO RICARDO FABIAN</text:p>
          </table:table-cell>
          <table:table-cell office:value-type="string" office:string-value="insert into empresas (nombre) values ('BARRIEREIRO RICARDO FABIAN');" table:formula="of:=CONCATENATE([.$B$1];[.A297];[.$C$1])" table:style-name="ce1">
            <text:p>insert into empresas (nombre) values ('BARRIEREIRO RICARDO FABI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RITOPI</text:p>
          </table:table-cell>
          <table:table-cell office:value-type="string" office:string-value="insert into empresas (nombre) values ('BARRITOPI');" table:formula="of:=CONCATENATE([.$B$1];[.A298];[.$C$1])" table:style-name="ce1">
            <text:p>insert into empresas (nombre) values ('BARRITOP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TORELLO</text:p>
          </table:table-cell>
          <table:table-cell office:value-type="string" office:string-value="insert into empresas (nombre) values ('BARTORELLO');" table:formula="of:=CONCATENATE([.$B$1];[.A299];[.$C$1])" table:style-name="ce1">
            <text:p>insert into empresas (nombre) values ('BARTOREL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A</text:p>
          </table:table-cell>
          <table:table-cell office:value-type="string" office:string-value="insert into empresas (nombre) values ('BASA');" table:formula="of:=CONCATENATE([.$B$1];[.A300];[.$C$1])" table:style-name="ce1">
            <text:p>insert into empresas (nombre) values ('BA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SO TOURS</text:p>
          </table:table-cell>
          <table:table-cell office:value-type="string" office:string-value="insert into empresas (nombre) values ('BASSO TOURS');" table:formula="of:=CONCATENATE([.$B$1];[.A301];[.$C$1])" table:style-name="ce1">
            <text:p>insert into empresas (nombre) values ('BASSO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TOS TURISMO</text:p>
          </table:table-cell>
          <table:table-cell office:value-type="string" office:string-value="insert into empresas (nombre) values ('BASTOS TURISMO');" table:formula="of:=CONCATENATE([.$B$1];[.A302];[.$C$1])" table:style-name="ce1">
            <text:p>insert into empresas (nombre) values ('BASTOS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UER</text:p>
          </table:table-cell>
          <table:table-cell office:value-type="string" office:string-value="insert into empresas (nombre) values ('BAUER');" table:formula="of:=CONCATENATE([.$B$1];[.A303];[.$C$1])" table:style-name="ce1">
            <text:p>insert into empresas (nombre) values ('BAU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UTISTA</text:p>
          </table:table-cell>
          <table:table-cell office:value-type="string" office:string-value="insert into empresas (nombre) values ('BAUTISTA');" table:formula="of:=CONCATENATE([.$B$1];[.A304];[.$C$1])" table:style-name="ce1">
            <text:p>insert into empresas (nombre) values ('BAUTIS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VER</text:p>
          </table:table-cell>
          <table:table-cell office:value-type="string" office:string-value="insert into empresas (nombre) values ('BAVER');" table:formula="of:=CONCATENATE([.$B$1];[.A305];[.$C$1])" table:style-name="ce1">
            <text:p>insert into empresas (nombre) values ('BAV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XTTER</text:p>
          </table:table-cell>
          <table:table-cell office:value-type="string" office:string-value="insert into empresas (nombre) values ('BAXTTER');" table:formula="of:=CONCATENATE([.$B$1];[.A306];[.$C$1])" table:style-name="ce1">
            <text:p>insert into empresas (nombre) values ('BAXTT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YARD</text:p>
          </table:table-cell>
          <table:table-cell office:value-type="string" office:string-value="insert into empresas (nombre) values ('BAYARD');" table:formula="of:=CONCATENATE([.$B$1];[.A307];[.$C$1])" table:style-name="ce1">
            <text:p>insert into empresas (nombre) values ('BAYARD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CERRA MANUEL A</text:p>
          </table:table-cell>
          <table:table-cell office:value-type="string" office:string-value="insert into empresas (nombre) values ('BECERRA MANUEL A');" table:formula="of:=CONCATENATE([.$B$1];[.A308];[.$C$1])" table:style-name="ce1">
            <text:p>insert into empresas (nombre) values ('BECERRA MANUEL 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GETUR</text:p>
          </table:table-cell>
          <table:table-cell office:value-type="string" office:string-value="insert into empresas (nombre) values ('BEGETUR');" table:formula="of:=CONCATENATE([.$B$1];[.A309];[.$C$1])" table:style-name="ce1">
            <text:p>insert into empresas (nombre) values ('BEGE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LEZA TOUR</text:p>
          </table:table-cell>
          <table:table-cell office:value-type="string" office:string-value="insert into empresas (nombre) values ('BELEZA TOUR');" table:formula="of:=CONCATENATE([.$B$1];[.A310];[.$C$1])" table:style-name="ce1">
            <text:p>insert into empresas (nombre) values ('BELEZA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LL VILLE</text:p>
          </table:table-cell>
          <table:table-cell office:value-type="string" office:string-value="insert into empresas (nombre) values ('BELL VILLE');" table:formula="of:=CONCATENATE([.$B$1];[.A311];[.$C$1])" table:style-name="ce1">
            <text:p>insert into empresas (nombre) values ('BELL VIL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LMAR TURISMO</text:p>
          </table:table-cell>
          <table:table-cell office:value-type="string" office:string-value="insert into empresas (nombre) values ('BELMAR TURISMO');" table:formula="of:=CONCATENATE([.$B$1];[.A312];[.$C$1])" table:style-name="ce1">
            <text:p>insert into empresas (nombre) values ('BELMAR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GAN</text:p>
          </table:table-cell>
          <table:table-cell office:value-type="string" office:string-value="insert into empresas (nombre) values ('BENEGAN');" table:formula="of:=CONCATENATE([.$B$1];[.A313];[.$C$1])" table:style-name="ce1">
            <text:p>insert into empresas (nombre) values ('BENEG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ICIO BUS</text:p>
          </table:table-cell>
          <table:table-cell office:value-type="string" office:string-value="insert into empresas (nombre) values ('BENICIO BUS');" table:formula="of:=CONCATENATE([.$B$1];[.A314];[.$C$1])" table:style-name="ce1">
            <text:p>insert into empresas (nombre) values ('BENICIO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ITEZ WALTER LIONEL</text:p>
          </table:table-cell>
          <table:table-cell office:value-type="string" office:string-value="insert into empresas (nombre) values ('BENITEZ WALTER LIONEL');" table:formula="of:=CONCATENATE([.$B$1];[.A315];[.$C$1])" table:style-name="ce1">
            <text:p>insert into empresas (nombre) values ('BENITEZ WALTER LION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OTTO CARLOS RODOLFO</text:p>
          </table:table-cell>
          <table:table-cell office:value-type="string" office:string-value="insert into empresas (nombre) values ('BENOTTO CARLOS RODOLFO');" table:formula="of:=CONCATENATE([.$B$1];[.A316];[.$C$1])" table:style-name="ce1">
            <text:p>insert into empresas (nombre) values ('BENOTTO CARLOS RODOLF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Y BUS</text:p>
          </table:table-cell>
          <table:table-cell office:value-type="string" office:string-value="insert into empresas (nombre) values ('BENY BUS');" table:formula="of:=CONCATENATE([.$B$1];[.A317];[.$C$1])" table:style-name="ce1">
            <text:p>insert into empresas (nombre) values ('BENY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RNARDI HECTOR FABIO</text:p>
          </table:table-cell>
          <table:table-cell office:value-type="string" office:string-value="insert into empresas (nombre) values ('BERNARDI HECTOR FABIO');" table:formula="of:=CONCATENATE([.$B$1];[.A318];[.$C$1])" table:style-name="ce1">
            <text:p>insert into empresas (nombre) values ('BERNARDI HECTOR FAB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RNATUR A</text:p>
          </table:table-cell>
          <table:table-cell office:value-type="string" office:string-value="insert into empresas (nombre) values ('BERNATUR A');" table:formula="of:=CONCATENATE([.$B$1];[.A319];[.$C$1])" table:style-name="ce1">
            <text:p>insert into empresas (nombre) values ('BERNATUR 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RR TUR</text:p>
          </table:table-cell>
          <table:table-cell office:value-type="string" office:string-value="insert into empresas (nombre) values ('BERR TUR');" table:formula="of:=CONCATENATE([.$B$1];[.A320];[.$C$1])" table:style-name="ce1">
            <text:p>insert into empresas (nombre) values ('BERR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RRUTTI</text:p>
          </table:table-cell>
          <table:table-cell office:value-type="string" office:string-value="insert into empresas (nombre) values ('BERRUTTI');" table:formula="of:=CONCATENATE([.$B$1];[.A321];[.$C$1])" table:style-name="ce1">
            <text:p>insert into empresas (nombre) values ('BERRUTT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RSUR</text:p>
          </table:table-cell>
          <table:table-cell office:value-type="string" office:string-value="insert into empresas (nombre) values ('BERSUR');" table:formula="of:=CONCATENATE([.$B$1];[.A322];[.$C$1])" table:style-name="ce1">
            <text:p>insert into empresas (nombre) values ('BER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RTOPAULOS JORVE C</text:p>
          </table:table-cell>
          <table:table-cell office:value-type="string" office:string-value="insert into empresas (nombre) values ('BERTOPAULOS JORVE C');" table:formula="of:=CONCATENATE([.$B$1];[.A323];[.$C$1])" table:style-name="ce1">
            <text:p>insert into empresas (nombre) values ('BERTOPAULOS JORVE 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RTORELLO S.R.L</text:p>
          </table:table-cell>
          <table:table-cell office:value-type="string" office:string-value="insert into empresas (nombre) values ('BERTORELLO S.R.L');" table:formula="of:=CONCATENATE([.$B$1];[.A324];[.$C$1])" table:style-name="ce1">
            <text:p>insert into empresas (nombre) values ('BERTORELLO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T BUS</text:p>
          </table:table-cell>
          <table:table-cell office:value-type="string" office:string-value="insert into empresas (nombre) values ('BEST BUS');" table:formula="of:=CONCATENATE([.$B$1];[.A325];[.$C$1])" table:style-name="ce1">
            <text:p>insert into empresas (nombre) values ('BEST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T EL BUS</text:p>
          </table:table-cell>
          <table:table-cell office:value-type="string" office:string-value="insert into empresas (nombre) values ('BET EL BUS');" table:formula="of:=CONCATENATE([.$B$1];[.A326];[.$C$1])" table:style-name="ce1">
            <text:p>insert into empresas (nombre) values ('BET EL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TANCOR V</text:p>
          </table:table-cell>
          <table:table-cell office:value-type="string" office:string-value="insert into empresas (nombre) values ('BETANCOR V');" table:formula="of:=CONCATENATE([.$B$1];[.A327];[.$C$1])" table:style-name="ce1">
            <text:p>insert into empresas (nombre) values ('BETANCOR V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TEL EJE</text:p>
          </table:table-cell>
          <table:table-cell office:value-type="string" office:string-value="insert into empresas (nombre) values ('BETEL EJE');" table:formula="of:=CONCATENATE([.$B$1];[.A328];[.$C$1])" table:style-name="ce1">
            <text:p>insert into empresas (nombre) values ('BETEL EJ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TETUR</text:p>
          </table:table-cell>
          <table:table-cell office:value-type="string" office:string-value="insert into empresas (nombre) values ('BETETUR');" table:formula="of:=CONCATENATE([.$B$1];[.A329];[.$C$1])" table:style-name="ce1">
            <text:p>insert into empresas (nombre) values ('BETE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TO BUS</text:p>
          </table:table-cell>
          <table:table-cell office:value-type="string" office:string-value="insert into empresas (nombre) values ('BETO BUS');" table:formula="of:=CONCATENATE([.$B$1];[.A330];[.$C$1])" table:style-name="ce1">
            <text:p>insert into empresas (nombre) values ('BETO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 BIO</text:p>
          </table:table-cell>
          <table:table-cell office:value-type="string" office:string-value="insert into empresas (nombre) values ('BI BIO');" table:formula="of:=CONCATENATE([.$B$1];[.A331];[.$C$1])" table:style-name="ce1">
            <text:p>insert into empresas (nombre) values ('BI B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AGETTI</text:p>
          </table:table-cell>
          <table:table-cell office:value-type="string" office:string-value="insert into empresas (nombre) values ('BIAGETTI');" table:formula="of:=CONCATENATE([.$B$1];[.A332];[.$C$1])" table:style-name="ce1">
            <text:p>insert into empresas (nombre) values ('BIAGETT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ANCHI</text:p>
          </table:table-cell>
          <table:table-cell office:value-type="string" office:string-value="insert into empresas (nombre) values ('BIANCHI');" table:formula="of:=CONCATENATE([.$B$1];[.A333];[.$C$1])" table:style-name="ce1">
            <text:p>insert into empresas (nombre) values ('BIANCH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DEGAN</text:p>
          </table:table-cell>
          <table:table-cell office:value-type="string" office:string-value="insert into empresas (nombre) values ('BIDEGAN');" table:formula="of:=CONCATENATE([.$B$1];[.A334];[.$C$1])" table:style-name="ce1">
            <text:p>insert into empresas (nombre) values ('BIDEG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ENAVENTURADO</text:p>
          </table:table-cell>
          <table:table-cell office:value-type="string" office:string-value="insert into empresas (nombre) values ('BIENAVENTURADO');" table:formula="of:=CONCATENATE([.$B$1];[.A335];[.$C$1])" table:style-name="ce1">
            <text:p>insert into empresas (nombre) values ('BIENAVENTURA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G BEN</text:p>
          </table:table-cell>
          <table:table-cell office:value-type="string" office:string-value="insert into empresas (nombre) values ('BIG BEN');" table:formula="of:=CONCATENATE([.$B$1];[.A336];[.$C$1])" table:style-name="ce1">
            <text:p>insert into empresas (nombre) values ('BIG B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LLOCH</text:p>
          </table:table-cell>
          <table:table-cell office:value-type="string" office:string-value="insert into empresas (nombre) values ('BILLOCH');" table:formula="of:=CONCATENATE([.$B$1];[.A337];[.$C$1])" table:style-name="ce1">
            <text:p>insert into empresas (nombre) values ('BILLOCH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NGO</text:p>
          </table:table-cell>
          <table:table-cell office:value-type="string" office:string-value="insert into empresas (nombre) values ('BINGO');" table:formula="of:=CONCATENATE([.$B$1];[.A338];[.$C$1])" table:style-name="ce1">
            <text:p>insert into empresas (nombre) values ('BING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OCENICA TRANS TOUR</text:p>
          </table:table-cell>
          <table:table-cell office:value-type="string" office:string-value="insert into empresas (nombre) values ('BIOCENICA TRANS TOUR');" table:formula="of:=CONCATENATE([.$B$1];[.A339];[.$C$1])" table:style-name="ce1">
            <text:p>insert into empresas (nombre) values ('BIOCENICA TRANS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TUR</text:p>
          </table:table-cell>
          <table:table-cell office:value-type="string" office:string-value="insert into empresas (nombre) values ('BITUR');" table:formula="of:=CONCATENATE([.$B$1];[.A340];[.$C$1])" table:style-name="ce1">
            <text:p>insert into empresas (nombre) values ('BI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ZAMA GUZMAN</text:p>
          </table:table-cell>
          <table:table-cell office:value-type="string" office:string-value="insert into empresas (nombre) values ('BIZAMA GUZMAN');" table:formula="of:=CONCATENATE([.$B$1];[.A341];[.$C$1])" table:style-name="ce1">
            <text:p>insert into empresas (nombre) values ('BIZAMA GUZM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AIOTA</text:p>
          </table:table-cell>
          <table:table-cell office:value-type="string" office:string-value="insert into empresas (nombre) values ('BLAIOTA');" table:formula="of:=CONCATENATE([.$B$1];[.A342];[.$C$1])" table:style-name="ce1">
            <text:p>insert into empresas (nombre) values ('BLAIO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ANCA PALOMA</text:p>
          </table:table-cell>
          <table:table-cell office:value-type="string" office:string-value="insert into empresas (nombre) values ('BLANCA PALOMA');" table:formula="of:=CONCATENATE([.$B$1];[.A343];[.$C$1])" table:style-name="ce1">
            <text:p>insert into empresas (nombre) values ('BLANCA PALOM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ANTOUR</text:p>
          </table:table-cell>
          <table:table-cell office:value-type="string" office:string-value="insert into empresas (nombre) values ('BLANTOUR');" table:formula="of:=CONCATENATE([.$B$1];[.A344];[.$C$1])" table:style-name="ce1">
            <text:p>insert into empresas (nombre) values ('BLAN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INT</text:p>
          </table:table-cell>
          <table:table-cell office:value-type="string" office:string-value="insert into empresas (nombre) values ('BLINT');" table:formula="of:=CONCATENATE([.$B$1];[.A345];[.$C$1])" table:style-name="ce1">
            <text:p>insert into empresas (nombre) values ('BLIN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UE LINE</text:p>
          </table:table-cell>
          <table:table-cell office:value-type="string" office:string-value="insert into empresas (nombre) values ('BLUE LINE');" table:formula="of:=CONCATENATE([.$B$1];[.A346];[.$C$1])" table:style-name="ce1">
            <text:p>insert into empresas (nombre) values ('BLUE LIN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UE SKY</text:p>
          </table:table-cell>
          <table:table-cell office:value-type="string" office:string-value="insert into empresas (nombre) values ('BLUE SKY');" table:formula="of:=CONCATENATE([.$B$1];[.A347];[.$C$1])" table:style-name="ce1">
            <text:p>insert into empresas (nombre) values ('BLUE SK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ULAY</text:p>
          </table:table-cell>
          <table:table-cell office:value-type="string" office:string-value="insert into empresas (nombre) values ('BLULAY');" table:formula="of:=CONCATENATE([.$B$1];[.A348];[.$C$1])" table:style-name="ce1">
            <text:p>insert into empresas (nombre) values ('BLULA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UMENTUR</text:p>
          </table:table-cell>
          <table:table-cell office:value-type="string" office:string-value="insert into empresas (nombre) values ('BLUMENTUR');" table:formula="of:=CONCATENATE([.$B$1];[.A349];[.$C$1])" table:style-name="ce1">
            <text:p>insert into empresas (nombre) values ('BLUMEN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MS</text:p>
          </table:table-cell>
          <table:table-cell office:value-type="string" office:string-value="insert into empresas (nombre) values ('BMS');" table:formula="of:=CONCATENATE([.$B$1];[.A350];[.$C$1])" table:style-name="ce1">
            <text:p>insert into empresas (nombre) values ('BM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LK</text:p>
          </table:table-cell>
          <table:table-cell office:value-type="string" office:string-value="insert into empresas (nombre) values ('BOLK');" table:formula="of:=CONCATENATE([.$B$1];[.A351];[.$C$1])" table:style-name="ce1">
            <text:p>insert into empresas (nombre) values ('BOLK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LOGNINI</text:p>
          </table:table-cell>
          <table:table-cell office:value-type="string" office:string-value="insert into empresas (nombre) values ('BOLOGNINI');" table:formula="of:=CONCATENATE([.$B$1];[.A352];[.$C$1])" table:style-name="ce1">
            <text:p>insert into empresas (nombre) values ('BOLOGNIN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NDI</text:p>
          </table:table-cell>
          <table:table-cell office:value-type="string" office:string-value="insert into empresas (nombre) values ('BONDI');" table:formula="of:=CONCATENATE([.$B$1];[.A353];[.$C$1])" table:style-name="ce1">
            <text:p>insert into empresas (nombre) values ('BOND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NJOUR</text:p>
          </table:table-cell>
          <table:table-cell office:value-type="string" office:string-value="insert into empresas (nombre) values ('BONJOUR');" table:formula="of:=CONCATENATE([.$B$1];[.A354];[.$C$1])" table:style-name="ce1">
            <text:p>insert into empresas (nombre) values ('BONJ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OMERANG</text:p>
          </table:table-cell>
          <table:table-cell office:value-type="string" office:string-value="insert into empresas (nombre) values ('BOOMERANG');" table:formula="of:=CONCATENATE([.$B$1];[.A355];[.$C$1])" table:style-name="ce1">
            <text:p>insert into empresas (nombre) values ('BOOMERANG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RDON ROSA</text:p>
          </table:table-cell>
          <table:table-cell office:value-type="string" office:string-value="insert into empresas (nombre) values ('BORDON ROSA');" table:formula="of:=CONCATENATE([.$B$1];[.A356];[.$C$1])" table:style-name="ce1">
            <text:p>insert into empresas (nombre) values ('BORDON RO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RGEHELLO</text:p>
          </table:table-cell>
          <table:table-cell office:value-type="string" office:string-value="insert into empresas (nombre) values ('BORGEHELLO');" table:formula="of:=CONCATENATE([.$B$1];[.A357];[.$C$1])" table:style-name="ce1">
            <text:p>insert into empresas (nombre) values ('BORGEHEL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RGELLO TRANNS</text:p>
          </table:table-cell>
          <table:table-cell office:value-type="string" office:string-value="insert into empresas (nombre) values ('BORGELLO TRANNS');" table:formula="of:=CONCATENATE([.$B$1];[.A358];[.$C$1])" table:style-name="ce1">
            <text:p>insert into empresas (nombre) values ('BORGELLO TRANN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RGETUR</text:p>
          </table:table-cell>
          <table:table-cell office:value-type="string" office:string-value="insert into empresas (nombre) values ('BORGETUR');" table:formula="of:=CONCATENATE([.$B$1];[.A359];[.$C$1])" table:style-name="ce1">
            <text:p>insert into empresas (nombre) values ('BORGE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RGHETTI</text:p>
          </table:table-cell>
          <table:table-cell office:value-type="string" office:string-value="insert into empresas (nombre) values ('BORGHETTI');" table:formula="of:=CONCATENATE([.$B$1];[.A360];[.$C$1])" table:style-name="ce1">
            <text:p>insert into empresas (nombre) values ('BORGHETT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SEMBECKER AG.VIAGENS TURISMO</text:p>
          </table:table-cell>
          <table:table-cell office:value-type="string" office:string-value="insert into empresas (nombre) values ('BOSEMBECKER AG.VIAGENS TURISMO');" table:formula="of:=CONCATENATE([.$B$1];[.A361];[.$C$1])" table:style-name="ce1">
            <text:p>insert into empresas (nombre) values ('BOSEMBECKER AG.VIAGENS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TTIZZO TRANSPORTE</text:p>
          </table:table-cell>
          <table:table-cell office:value-type="string" office:string-value="insert into empresas (nombre) values ('BOTTIZZO TRANSPORTE');" table:formula="of:=CONCATENATE([.$B$1];[.A362];[.$C$1])" table:style-name="ce1">
            <text:p>insert into empresas (nombre) values ('BOTTIZZO TRANSP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COR</text:p>
          </table:table-cell>
          <table:table-cell office:value-type="string" office:string-value="insert into empresas (nombre) values ('BRACOR');" table:formula="of:=CONCATENATE([.$B$1];[.A363];[.$C$1])" table:style-name="ce1">
            <text:p>insert into empresas (nombre) values ('BRACO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NDSE</text:p>
          </table:table-cell>
          <table:table-cell office:value-type="string" office:string-value="insert into empresas (nombre) values ('BRANDSE');" table:formula="of:=CONCATENATE([.$B$1];[.A364];[.$C$1])" table:style-name="ce1">
            <text:p>insert into empresas (nombre) values ('BRANDS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NTOUR</text:p>
          </table:table-cell>
          <table:table-cell office:value-type="string" office:string-value="insert into empresas (nombre) values ('BRANTOUR');" table:formula="of:=CONCATENATE([.$B$1];[.A365];[.$C$1])" table:style-name="ce1">
            <text:p>insert into empresas (nombre) values ('BRAN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VO VIAJES</text:p>
          </table:table-cell>
          <table:table-cell office:value-type="string" office:string-value="insert into empresas (nombre) values ('BRAVO VIAJES');" table:formula="of:=CONCATENATE([.$B$1];[.A366];[.$C$1])" table:style-name="ce1">
            <text:p>insert into empresas (nombre) values ('BRAVO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EMAR</text:p>
          </table:table-cell>
          <table:table-cell office:value-type="string" office:string-value="insert into empresas (nombre) values ('BREMAR');" table:formula="of:=CONCATENATE([.$B$1];[.A367];[.$C$1])" table:style-name="ce1">
            <text:p>insert into empresas (nombre) values ('BRE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ENDA ANAHI ARRATIVE</text:p>
          </table:table-cell>
          <table:table-cell office:value-type="string" office:string-value="insert into empresas (nombre) values ('BRENDA ANAHI ARRATIVE');" table:formula="of:=CONCATENATE([.$B$1];[.A368];[.$C$1])" table:style-name="ce1">
            <text:p>insert into empresas (nombre) values ('BRENDA ANAHI ARRATIV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LLA SRL</text:p>
          </table:table-cell>
          <table:table-cell office:value-type="string" office:string-value="insert into empresas (nombre) values ('BRILLA SRL');" table:formula="of:=CONCATENATE([.$B$1];[.A369];[.$C$1])" table:style-name="ce1">
            <text:p>insert into empresas (nombre) values ('BRILLA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SAS AZULES SRL</text:p>
          </table:table-cell>
          <table:table-cell office:value-type="string" office:string-value="insert into empresas (nombre) values ('BRISAS AZULES SRL');" table:formula="of:=CONCATENATE([.$B$1];[.A370];[.$C$1])" table:style-name="ce1">
            <text:p>insert into empresas (nombre) values ('BRISAS AZULE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SAS DEL MAR</text:p>
          </table:table-cell>
          <table:table-cell office:value-type="string" office:string-value="insert into empresas (nombre) values ('BRISAS DEL MAR');" table:formula="of:=CONCATENATE([.$B$1];[.A371];[.$C$1])" table:style-name="ce1">
            <text:p>insert into empresas (nombre) values ('BRISAS DEL 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SAS DO SUL</text:p>
          </table:table-cell>
          <table:table-cell office:value-type="string" office:string-value="insert into empresas (nombre) values ('BRISAS DO SUL');" table:formula="of:=CONCATENATE([.$B$1];[.A372];[.$C$1])" table:style-name="ce1">
            <text:p>insert into empresas (nombre) values ('BRISAS DO SU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OWN</text:p>
          </table:table-cell>
          <table:table-cell office:value-type="string" office:string-value="insert into empresas (nombre) values ('BROWN');" table:formula="of:=CONCATENATE([.$B$1];[.A373];[.$C$1])" table:style-name="ce1">
            <text:p>insert into empresas (nombre) values ('BROW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UERA EMMANUEL</text:p>
          </table:table-cell>
          <table:table-cell office:value-type="string" office:string-value="insert into empresas (nombre) values ('BRUERA EMMANUEL');" table:formula="of:=CONCATENATE([.$B$1];[.A374];[.$C$1])" table:style-name="ce1">
            <text:p>insert into empresas (nombre) values ('BRUERA EMMANU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UN TURISMO SRL</text:p>
          </table:table-cell>
          <table:table-cell office:value-type="string" office:string-value="insert into empresas (nombre) values ('BRUN TURISMO SRL');" table:formula="of:=CONCATENATE([.$B$1];[.A375];[.$C$1])" table:style-name="ce1">
            <text:p>insert into empresas (nombre) values ('BRUN TURISMO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UNO CRISTIAN JAVIER</text:p>
          </table:table-cell>
          <table:table-cell office:value-type="string" office:string-value="insert into empresas (nombre) values ('BRUNO CRISTIAN JAVIER');" table:formula="of:=CONCATENATE([.$B$1];[.A376];[.$C$1])" table:style-name="ce1">
            <text:p>insert into empresas (nombre) values ('BRUNO CRISTIAN JAVI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UNO Y ROSSI SAS</text:p>
          </table:table-cell>
          <table:table-cell office:value-type="string" office:string-value="insert into empresas (nombre) values ('BRUNO Y ROSSI SAS');" table:formula="of:=CONCATENATE([.$B$1];[.A377];[.$C$1])" table:style-name="ce1">
            <text:p>insert into empresas (nombre) values ('BRUNO Y ROSSI S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TR</text:p>
          </table:table-cell>
          <table:table-cell office:value-type="string" office:string-value="insert into empresas (nombre) values ('BTR');" table:formula="of:=CONCATENATE([.$B$1];[.A378];[.$C$1])" table:style-name="ce1">
            <text:p>insert into empresas (nombre) values ('BT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EL MAÑIO</text:p>
          </table:table-cell>
          <table:table-cell office:value-type="string" office:string-value="insert into empresas (nombre) values ('BUSES EL MAÑIO');" table:formula="of:=CONCATENATE([.$B$1];[.A379];[.$C$1])" table:style-name="ce1">
            <text:p>insert into empresas (nombre) values ('BUSES EL MAÑ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PANTOJA</text:p>
          </table:table-cell>
          <table:table-cell office:value-type="string" office:string-value="insert into empresas (nombre) values ('BUSES PANTOJA');" table:formula="of:=CONCATENATE([.$B$1];[.A380];[.$C$1])" table:style-name="ce1">
            <text:p>insert into empresas (nombre) values ('BUSES PANTOJ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DGE EXPEDICION TUCAN</text:p>
          </table:table-cell>
          <table:table-cell office:value-type="string" office:string-value="insert into empresas (nombre) values ('BUDGE EXPEDICION TUCAN');" table:formula="of:=CONCATENATE([.$B$1];[.A381];[.$C$1])" table:style-name="ce1">
            <text:p>insert into empresas (nombre) values ('BUDGE EXPEDICION TUC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DGET <text:s/>EXPEDITIONS</text:p>
          </table:table-cell>
          <table:table-cell office:value-type="string" office:string-value="insert into empresas (nombre) values ('BUDGET  EXPEDITIONS');" table:formula="of:=CONCATENATE([.$B$1];[.A382];[.$C$1])" table:style-name="ce1">
            <text:p>insert into empresas (nombre) values ('BUDGET <text:s/>EXPEDITION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ECHERI</text:p>
          </table:table-cell>
          <table:table-cell office:value-type="string" office:string-value="insert into empresas (nombre) values ('BUECHERI');" table:formula="of:=CONCATENATE([.$B$1];[.A383];[.$C$1])" table:style-name="ce1">
            <text:p>insert into empresas (nombre) values ('BUECHER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ENA ONDA</text:p>
          </table:table-cell>
          <table:table-cell office:value-type="string" office:string-value="insert into empresas (nombre) values ('BUENA ONDA');" table:formula="of:=CONCATENATE([.$B$1];[.A384];[.$C$1])" table:style-name="ce1">
            <text:p>insert into empresas (nombre) values ('BUENA ON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ENOS AIRES SAN PEDRO BUS S.R.L</text:p>
          </table:table-cell>
          <table:table-cell office:value-type="string" office:string-value="insert into empresas (nombre) values ('BUENOS AIRES SAN PEDRO BUS S.R.L');" table:formula="of:=CONCATENATE([.$B$1];[.A385];[.$C$1])" table:style-name="ce1">
            <text:p>insert into empresas (nombre) values ('BUENOS AIRES SAN PEDRO BUS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ENOS VIAJES TURISMO SRL</text:p>
          </table:table-cell>
          <table:table-cell office:value-type="string" office:string-value="insert into empresas (nombre) values ('BUENOS VIAJES TURISMO SRL');" table:formula="of:=CONCATENATE([.$B$1];[.A386];[.$C$1])" table:style-name="ce1">
            <text:p>insert into empresas (nombre) values ('BUENOS VIAJES TURISMO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ESES VARGAS</text:p>
          </table:table-cell>
          <table:table-cell office:value-type="string" office:string-value="insert into empresas (nombre) values ('BUESES VARGAS');" table:formula="of:=CONCATENATE([.$B$1];[.A387];[.$C$1])" table:style-name="ce1">
            <text:p>insert into empresas (nombre) values ('BUESES VARG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FARINI</text:p>
          </table:table-cell>
          <table:table-cell office:value-type="string" office:string-value="insert into empresas (nombre) values ('BUFARINI');" table:formula="of:=CONCATENATE([.$B$1];[.A388];[.$C$1])" table:style-name="ce1">
            <text:p>insert into empresas (nombre) values ('BUFARIN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QUEBUS</text:p>
          </table:table-cell>
          <table:table-cell office:value-type="string" office:string-value="insert into empresas (nombre) values ('BUQUEBUS');" table:formula="of:=CONCATENATE([.$B$1];[.A389];[.$C$1])" table:style-name="ce1">
            <text:p>insert into empresas (nombre) values ('BUQUE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RMAN EXPRES</text:p>
          </table:table-cell>
          <table:table-cell office:value-type="string" office:string-value="insert into empresas (nombre) values ('BURMAN EXPRES');" table:formula="of:=CONCATENATE([.$B$1];[.A390];[.$C$1])" table:style-name="ce1">
            <text:p>insert into empresas (nombre) values ('BURMAN EXP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</text:p>
          </table:table-cell>
          <table:table-cell office:value-type="string" office:string-value="insert into empresas (nombre) values ('BUS');" table:formula="of:=CONCATENATE([.$B$1];[.A391];[.$C$1])" table:style-name="ce1">
            <text:p>insert into empresas (nombre) values ('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 90</text:p>
          </table:table-cell>
          <table:table-cell office:value-type="string" office:string-value="insert into empresas (nombre) values ('BUS 90');" table:formula="of:=CONCATENATE([.$B$1];[.A392];[.$C$1])" table:style-name="ce1">
            <text:p>insert into empresas (nombre) values ('BUS 90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 CORDILLERA NORTE</text:p>
          </table:table-cell>
          <table:table-cell office:value-type="string" office:string-value="insert into empresas (nombre) values ('BUS CORDILLERA NORTE');" table:formula="of:=CONCATENATE([.$B$1];[.A393];[.$C$1])" table:style-name="ce1">
            <text:p>insert into empresas (nombre) values ('BUS CORDILLERA N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 DE LA COSTA</text:p>
          </table:table-cell>
          <table:table-cell office:value-type="string" office:string-value="insert into empresas (nombre) values ('BUS DE LA COSTA');" table:formula="of:=CONCATENATE([.$B$1];[.A394];[.$C$1])" table:style-name="ce1">
            <text:p>insert into empresas (nombre) values ('BUS DE LA COS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 LINDERO</text:p>
          </table:table-cell>
          <table:table-cell office:value-type="string" office:string-value="insert into empresas (nombre) values ('BUS LINDERO');" table:formula="of:=CONCATENATE([.$B$1];[.A395];[.$C$1])" table:style-name="ce1">
            <text:p>insert into empresas (nombre) values ('BUS LINDE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 MANIA</text:p>
          </table:table-cell>
          <table:table-cell office:value-type="string" office:string-value="insert into empresas (nombre) values ('BUS MANIA');" table:formula="of:=CONCATENATE([.$B$1];[.A396];[.$C$1])" table:style-name="ce1">
            <text:p>insert into empresas (nombre) values ('BUS MAN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 MAR</text:p>
          </table:table-cell>
          <table:table-cell office:value-type="string" office:string-value="insert into empresas (nombre) values ('BUS MAR');" table:formula="of:=CONCATENATE([.$B$1];[.A397];[.$C$1])" table:style-name="ce1">
            <text:p>insert into empresas (nombre) values ('BUS 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 NORTE</text:p>
          </table:table-cell>
          <table:table-cell office:value-type="string" office:string-value="insert into empresas (nombre) values ('BUS NORTE');" table:formula="of:=CONCATENATE([.$B$1];[.A398];[.$C$1])" table:style-name="ce1">
            <text:p>insert into empresas (nombre) values ('BUS N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 SERVICE</text:p>
          </table:table-cell>
          <table:table-cell office:value-type="string" office:string-value="insert into empresas (nombre) values ('BUS SERVICE');" table:formula="of:=CONCATENATE([.$B$1];[.A399];[.$C$1])" table:style-name="ce1">
            <text:p>insert into empresas (nombre) values ('BUS SERVIC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 VAN CHILE</text:p>
          </table:table-cell>
          <table:table-cell office:value-type="string" office:string-value="insert into empresas (nombre) values ('BUS VAN CHILE');" table:formula="of:=CONCATENATE([.$B$1];[.A400];[.$C$1])" table:style-name="ce1">
            <text:p>insert into empresas (nombre) values ('BUS VAN CHI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 VIA ITATA</text:p>
          </table:table-cell>
          <table:table-cell office:value-type="string" office:string-value="insert into empresas (nombre) values ('BUS VIA ITATA');" table:formula="of:=CONCATENATE([.$B$1];[.A401];[.$C$1])" table:style-name="ce1">
            <text:p>insert into empresas (nombre) values ('BUS VIA ITA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AC</text:p>
          </table:table-cell>
          <table:table-cell office:value-type="string" office:string-value="insert into empresas (nombre) values ('BUSAC');" table:formula="of:=CONCATENATE([.$B$1];[.A402];[.$C$1])" table:style-name="ce1">
            <text:p>insert into empresas (nombre) values ('BUSA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OR S.R.L.</text:p>
          </table:table-cell>
          <table:table-cell office:value-type="string" office:string-value="insert into empresas (nombre) values ('BUSCOR S.R.L.');" table:formula="of:=CONCATENATE([.$B$1];[.A403];[.$C$1])" table:style-name="ce1">
            <text:p>insert into empresas (nombre) values ('BUSCOR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</text:p>
          </table:table-cell>
          <table:table-cell office:value-type="string" office:string-value="insert into empresas (nombre) values ('BUSES');" table:formula="of:=CONCATENATE([.$B$1];[.A404];[.$C$1])" table:style-name="ce1">
            <text:p>insert into empresas (nombre) values ('BUS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<text:s/>BRAVO</text:p>
          </table:table-cell>
          <table:table-cell office:value-type="string" office:string-value="insert into empresas (nombre) values ('BUSES  BRAVO');" table:formula="of:=CONCATENATE([.$B$1];[.A405];[.$C$1])" table:style-name="ce1">
            <text:p>insert into empresas (nombre) values ('BUSES <text:s/>BRAV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ACUÑA</text:p>
          </table:table-cell>
          <table:table-cell office:value-type="string" office:string-value="insert into empresas (nombre) values ('BUSES ACUÑA');" table:formula="of:=CONCATENATE([.$B$1];[.A406];[.$C$1])" table:style-name="ce1">
            <text:p>insert into empresas (nombre) values ('BUSES ACUÑ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AESEBUS</text:p>
          </table:table-cell>
          <table:table-cell office:value-type="string" office:string-value="insert into empresas (nombre) values ('BUSES AESEBUS');" table:formula="of:=CONCATENATE([.$B$1];[.A407];[.$C$1])" table:style-name="ce1">
            <text:p>insert into empresas (nombre) values ('BUSES AESE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AMISTAD</text:p>
          </table:table-cell>
          <table:table-cell office:value-type="string" office:string-value="insert into empresas (nombre) values ('BUSES AMISTAD');" table:formula="of:=CONCATENATE([.$B$1];[.A408];[.$C$1])" table:style-name="ce1">
            <text:p>insert into empresas (nombre) values ('BUSES AMISTAD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ANGULO</text:p>
          </table:table-cell>
          <table:table-cell office:value-type="string" office:string-value="insert into empresas (nombre) values ('BUSES ANGULO');" table:formula="of:=CONCATENATE([.$B$1];[.A409];[.$C$1])" table:style-name="ce1">
            <text:p>insert into empresas (nombre) values ('BUSES ANGU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ANTONIO MADRID</text:p>
          </table:table-cell>
          <table:table-cell office:value-type="string" office:string-value="insert into empresas (nombre) values ('BUSES ANTONIO MADRID');" table:formula="of:=CONCATENATE([.$B$1];[.A410];[.$C$1])" table:style-name="ce1">
            <text:p>insert into empresas (nombre) values ('BUSES ANTONIO MADRID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ARROS</text:p>
          </table:table-cell>
          <table:table-cell office:value-type="string" office:string-value="insert into empresas (nombre) values ('BUSES ARROS');" table:formula="of:=CONCATENATE([.$B$1];[.A411];[.$C$1])" table:style-name="ce1">
            <text:p>insert into empresas (nombre) values ('BUSES ARR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BARRIOS</text:p>
          </table:table-cell>
          <table:table-cell office:value-type="string" office:string-value="insert into empresas (nombre) values ('BUSES BARRIOS');" table:formula="of:=CONCATENATE([.$B$1];[.A412];[.$C$1])" table:style-name="ce1">
            <text:p>insert into empresas (nombre) values ('BUSES BARRI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BUSTAMANTE</text:p>
          </table:table-cell>
          <table:table-cell office:value-type="string" office:string-value="insert into empresas (nombre) values ('BUSES BUSTAMANTE');" table:formula="of:=CONCATENATE([.$B$1];[.A413];[.$C$1])" table:style-name="ce1">
            <text:p>insert into empresas (nombre) values ('BUSES BUSTAMAN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CABRERA</text:p>
          </table:table-cell>
          <table:table-cell office:value-type="string" office:string-value="insert into empresas (nombre) values ('BUSES CABRERA');" table:formula="of:=CONCATENATE([.$B$1];[.A414];[.$C$1])" table:style-name="ce1">
            <text:p>insert into empresas (nombre) values ('BUSES CABRE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CALBUCO</text:p>
          </table:table-cell>
          <table:table-cell office:value-type="string" office:string-value="insert into empresas (nombre) values ('BUSES CALBUCO');" table:formula="of:=CONCATENATE([.$B$1];[.A415];[.$C$1])" table:style-name="ce1">
            <text:p>insert into empresas (nombre) values ('BUSES CALBU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CALCINO</text:p>
          </table:table-cell>
          <table:table-cell office:value-type="string" office:string-value="insert into empresas (nombre) values ('BUSES CALCINO');" table:formula="of:=CONCATENATE([.$B$1];[.A416];[.$C$1])" table:style-name="ce1">
            <text:p>insert into empresas (nombre) values ('BUSES CALC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CANCINO</text:p>
          </table:table-cell>
          <table:table-cell office:value-type="string" office:string-value="insert into empresas (nombre) values ('BUSES CANCINO');" table:formula="of:=CONCATENATE([.$B$1];[.A417];[.$C$1])" table:style-name="ce1">
            <text:p>insert into empresas (nombre) values ('BUSES CANC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CANELA</text:p>
          </table:table-cell>
          <table:table-cell office:value-type="string" office:string-value="insert into empresas (nombre) values ('BUSES CANELA');" table:formula="of:=CONCATENATE([.$B$1];[.A418];[.$C$1])" table:style-name="ce1">
            <text:p>insert into empresas (nombre) values ('BUSES CANE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CARACOL</text:p>
          </table:table-cell>
          <table:table-cell office:value-type="string" office:string-value="insert into empresas (nombre) values ('BUSES CARACOL');" table:formula="of:=CONCATENATE([.$B$1];[.A419];[.$C$1])" table:style-name="ce1">
            <text:p>insert into empresas (nombre) values ('BUSES CARACO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CARI</text:p>
          </table:table-cell>
          <table:table-cell office:value-type="string" office:string-value="insert into empresas (nombre) values ('BUSES CARI');" table:formula="of:=CONCATENATE([.$B$1];[.A420];[.$C$1])" table:style-name="ce1">
            <text:p>insert into empresas (nombre) values ('BUSES CAR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CARRAZCO</text:p>
          </table:table-cell>
          <table:table-cell office:value-type="string" office:string-value="insert into empresas (nombre) values ('BUSES CARRAZCO');" table:formula="of:=CONCATENATE([.$B$1];[.A421];[.$C$1])" table:style-name="ce1">
            <text:p>insert into empresas (nombre) values ('BUSES CARRAZ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CASTILLO</text:p>
          </table:table-cell>
          <table:table-cell office:value-type="string" office:string-value="insert into empresas (nombre) values ('BUSES CASTILLO');" table:formula="of:=CONCATENATE([.$B$1];[.A422];[.$C$1])" table:style-name="ce1">
            <text:p>insert into empresas (nombre) values ('BUSES CASTIL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COPIHUE</text:p>
          </table:table-cell>
          <table:table-cell office:value-type="string" office:string-value="insert into empresas (nombre) values ('BUSES COPIHUE');" table:formula="of:=CONCATENATE([.$B$1];[.A423];[.$C$1])" table:style-name="ce1">
            <text:p>insert into empresas (nombre) values ('BUSES COPIHU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CORDILLERA SUR</text:p>
          </table:table-cell>
          <table:table-cell office:value-type="string" office:string-value="insert into empresas (nombre) values ('BUSES CORDILLERA SUR');" table:formula="of:=CONCATENATE([.$B$1];[.A424];[.$C$1])" table:style-name="ce1">
            <text:p>insert into empresas (nombre) values ('BUSES CORDILLERA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CORTES</text:p>
          </table:table-cell>
          <table:table-cell office:value-type="string" office:string-value="insert into empresas (nombre) values ('BUSES CORTES');" table:formula="of:=CONCATENATE([.$B$1];[.A425];[.$C$1])" table:style-name="ce1">
            <text:p>insert into empresas (nombre) values ('BUSES CORT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CRUZ AZUL</text:p>
          </table:table-cell>
          <table:table-cell office:value-type="string" office:string-value="insert into empresas (nombre) values ('BUSES CRUZ AZUL');" table:formula="of:=CONCATENATE([.$B$1];[.A426];[.$C$1])" table:style-name="ce1">
            <text:p>insert into empresas (nombre) values ('BUSES CRUZ AZU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DE LOS RIOS</text:p>
          </table:table-cell>
          <table:table-cell office:value-type="string" office:string-value="insert into empresas (nombre) values ('BUSES DE LOS RIOS');" table:formula="of:=CONCATENATE([.$B$1];[.A427];[.$C$1])" table:style-name="ce1">
            <text:p>insert into empresas (nombre) values ('BUSES DE LOS RI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DEL RIO</text:p>
          </table:table-cell>
          <table:table-cell office:value-type="string" office:string-value="insert into empresas (nombre) values ('BUSES DEL RIO');" table:formula="of:=CONCATENATE([.$B$1];[.A428];[.$C$1])" table:style-name="ce1">
            <text:p>insert into empresas (nombre) values ('BUSES DEL R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DEL SUR</text:p>
          </table:table-cell>
          <table:table-cell office:value-type="string" office:string-value="insert into empresas (nombre) values ('BUSES DEL SUR');" table:formula="of:=CONCATENATE([.$B$1];[.A429];[.$C$1])" table:style-name="ce1">
            <text:p>insert into empresas (nombre) values ('BUSES DE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DIAZ</text:p>
          </table:table-cell>
          <table:table-cell office:value-type="string" office:string-value="insert into empresas (nombre) values ('BUSES DIAZ');" table:formula="of:=CONCATENATE([.$B$1];[.A430];[.$C$1])" table:style-name="ce1">
            <text:p>insert into empresas (nombre) values ('BUSES DIA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ESPINOSA</text:p>
          </table:table-cell>
          <table:table-cell office:value-type="string" office:string-value="insert into empresas (nombre) values ('BUSES ESPINOSA');" table:formula="of:=CONCATENATE([.$B$1];[.A431];[.$C$1])" table:style-name="ce1">
            <text:p>insert into empresas (nombre) values ('BUSES ESPINO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ETTA TOUS VIAJES</text:p>
          </table:table-cell>
          <table:table-cell office:value-type="string" office:string-value="insert into empresas (nombre) values ('BUSES ETTA TOUS VIAJES');" table:formula="of:=CONCATENATE([.$B$1];[.A432];[.$C$1])" table:style-name="ce1">
            <text:p>insert into empresas (nombre) values ('BUSES ETTA TOUS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EVANS</text:p>
          </table:table-cell>
          <table:table-cell office:value-type="string" office:string-value="insert into empresas (nombre) values ('BUSES EVANS');" table:formula="of:=CONCATENATE([.$B$1];[.A433];[.$C$1])" table:style-name="ce1">
            <text:p>insert into empresas (nombre) values ('BUSES EVAN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EVOLUCION</text:p>
          </table:table-cell>
          <table:table-cell office:value-type="string" office:string-value="insert into empresas (nombre) values ('BUSES EVOLUCION');" table:formula="of:=CONCATENATE([.$B$1];[.A434];[.$C$1])" table:style-name="ce1">
            <text:p>insert into empresas (nombre) values ('BUSES EVOLUC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FAIRLIE</text:p>
          </table:table-cell>
          <table:table-cell office:value-type="string" office:string-value="insert into empresas (nombre) values ('BUSES FAIRLIE');" table:formula="of:=CONCATENATE([.$B$1];[.A435];[.$C$1])" table:style-name="ce1">
            <text:p>insert into empresas (nombre) values ('BUSES FAIRLI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FELCOTUR5</text:p>
          </table:table-cell>
          <table:table-cell office:value-type="string" office:string-value="insert into empresas (nombre) values ('BUSES FELCOTUR5');" table:formula="of:=CONCATENATE([.$B$1];[.A436];[.$C$1])" table:style-name="ce1">
            <text:p>insert into empresas (nombre) values ('BUSES FELCOTUR5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FIERRO</text:p>
          </table:table-cell>
          <table:table-cell office:value-type="string" office:string-value="insert into empresas (nombre) values ('BUSES FIERRO');" table:formula="of:=CONCATENATE([.$B$1];[.A437];[.$C$1])" table:style-name="ce1">
            <text:p>insert into empresas (nombre) values ('BUSES FIER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FREDY RIOS</text:p>
          </table:table-cell>
          <table:table-cell office:value-type="string" office:string-value="insert into empresas (nombre) values ('BUSES FREDY RIOS');" table:formula="of:=CONCATENATE([.$B$1];[.A438];[.$C$1])" table:style-name="ce1">
            <text:p>insert into empresas (nombre) values ('BUSES FREDY RI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FUTRONO</text:p>
          </table:table-cell>
          <table:table-cell office:value-type="string" office:string-value="insert into empresas (nombre) values ('BUSES FUTRONO');" table:formula="of:=CONCATENATE([.$B$1];[.A439];[.$C$1])" table:style-name="ce1">
            <text:p>insert into empresas (nombre) values ('BUSES FUTRO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G G O</text:p>
          </table:table-cell>
          <table:table-cell office:value-type="string" office:string-value="insert into empresas (nombre) values ('BUSES G G O');" table:formula="of:=CONCATENATE([.$B$1];[.A440];[.$C$1])" table:style-name="ce1">
            <text:p>insert into empresas (nombre) values ('BUSES G G 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GABIANY</text:p>
          </table:table-cell>
          <table:table-cell office:value-type="string" office:string-value="insert into empresas (nombre) values ('BUSES GABIANY');" table:formula="of:=CONCATENATE([.$B$1];[.A441];[.$C$1])" table:style-name="ce1">
            <text:p>insert into empresas (nombre) values ('BUSES GABIAN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GERMAN</text:p>
          </table:table-cell>
          <table:table-cell office:value-type="string" office:string-value="insert into empresas (nombre) values ('BUSES GERMAN');" table:formula="of:=CONCATENATE([.$B$1];[.A442];[.$C$1])" table:style-name="ce1">
            <text:p>insert into empresas (nombre) values ('BUSES GERM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GIMENEZ ACUÑA</text:p>
          </table:table-cell>
          <table:table-cell office:value-type="string" office:string-value="insert into empresas (nombre) values ('BUSES GIMENEZ ACUÑA');" table:formula="of:=CONCATENATE([.$B$1];[.A443];[.$C$1])" table:style-name="ce1">
            <text:p>insert into empresas (nombre) values ('BUSES GIMENEZ ACUÑ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GIMENEZ HERMANO</text:p>
          </table:table-cell>
          <table:table-cell office:value-type="string" office:string-value="insert into empresas (nombre) values ('BUSES GIMENEZ HERMANO');" table:formula="of:=CONCATENATE([.$B$1];[.A444];[.$C$1])" table:style-name="ce1">
            <text:p>insert into empresas (nombre) values ('BUSES GIMENEZ HERMA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GONZALEZ</text:p>
          </table:table-cell>
          <table:table-cell office:value-type="string" office:string-value="insert into empresas (nombre) values ('BUSES GONZALEZ');" table:formula="of:=CONCATENATE([.$B$1];[.A445];[.$C$1])" table:style-name="ce1">
            <text:p>insert into empresas (nombre) values ('BUSES GONZAL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GUERRERO</text:p>
          </table:table-cell>
          <table:table-cell office:value-type="string" office:string-value="insert into empresas (nombre) values ('BUSES GUERRERO');" table:formula="of:=CONCATENATE([.$B$1];[.A446];[.$C$1])" table:style-name="ce1">
            <text:p>insert into empresas (nombre) values ('BUSES GUERRE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GUILLERMO GARCIA</text:p>
          </table:table-cell>
          <table:table-cell office:value-type="string" office:string-value="insert into empresas (nombre) values ('BUSES GUILLERMO GARCIA');" table:formula="of:=CONCATENATE([.$B$1];[.A447];[.$C$1])" table:style-name="ce1">
            <text:p>insert into empresas (nombre) values ('BUSES GUILLERMO GARC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H</text:p>
          </table:table-cell>
          <table:table-cell office:value-type="string" office:string-value="insert into empresas (nombre) values ('BUSES H');" table:formula="of:=CONCATENATE([.$B$1];[.A448];[.$C$1])" table:style-name="ce1">
            <text:p>insert into empresas (nombre) values ('BUSES H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HECTOR ORTIZ</text:p>
          </table:table-cell>
          <table:table-cell office:value-type="string" office:string-value="insert into empresas (nombre) values ('BUSES HECTOR ORTIZ');" table:formula="of:=CONCATENATE([.$B$1];[.A449];[.$C$1])" table:style-name="ce1">
            <text:p>insert into empresas (nombre) values ('BUSES HECTOR ORTI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HG</text:p>
          </table:table-cell>
          <table:table-cell office:value-type="string" office:string-value="insert into empresas (nombre) values ('BUSES HG');" table:formula="of:=CONCATENATE([.$B$1];[.A450];[.$C$1])" table:style-name="ce1">
            <text:p>insert into empresas (nombre) values ('BUSES HG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HR ADVENTURE TRAVEL</text:p>
          </table:table-cell>
          <table:table-cell office:value-type="string" office:string-value="insert into empresas (nombre) values ('BUSES HR ADVENTURE TRAVEL');" table:formula="of:=CONCATENATE([.$B$1];[.A451];[.$C$1])" table:style-name="ce1">
            <text:p>insert into empresas (nombre) values ('BUSES HR ADVENTURE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HS</text:p>
          </table:table-cell>
          <table:table-cell office:value-type="string" office:string-value="insert into empresas (nombre) values ('BUSES HS');" table:formula="of:=CONCATENATE([.$B$1];[.A452];[.$C$1])" table:style-name="ce1">
            <text:p>insert into empresas (nombre) values ('BUSES H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HUALPEN</text:p>
          </table:table-cell>
          <table:table-cell office:value-type="string" office:string-value="insert into empresas (nombre) values ('BUSES HUALPEN');" table:formula="of:=CONCATENATE([.$B$1];[.A453];[.$C$1])" table:style-name="ce1">
            <text:p>insert into empresas (nombre) values ('BUSES HUALP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IBAPER</text:p>
          </table:table-cell>
          <table:table-cell office:value-type="string" office:string-value="insert into empresas (nombre) values ('BUSES IBAPER');" table:formula="of:=CONCATENATE([.$B$1];[.A454];[.$C$1])" table:style-name="ce1">
            <text:p>insert into empresas (nombre) values ('BUSES IBAP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INTERNACIONAL LA PRIDA</text:p>
          </table:table-cell>
          <table:table-cell office:value-type="string" office:string-value="insert into empresas (nombre) values ('BUSES INTERNACIONAL LA PRIDA');" table:formula="of:=CONCATENATE([.$B$1];[.A455];[.$C$1])" table:style-name="ce1">
            <text:p>insert into empresas (nombre) values ('BUSES INTERNACIONAL LA PRI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ISLAS DE CHILOE</text:p>
          </table:table-cell>
          <table:table-cell office:value-type="string" office:string-value="insert into empresas (nombre) values ('BUSES ISLAS DE CHILOE');" table:formula="of:=CONCATENATE([.$B$1];[.A456];[.$C$1])" table:style-name="ce1">
            <text:p>insert into empresas (nombre) values ('BUSES ISLAS DE CHILO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IVERGRAMA</text:p>
          </table:table-cell>
          <table:table-cell office:value-type="string" office:string-value="insert into empresas (nombre) values ('BUSES IVERGRAMA');" table:formula="of:=CONCATENATE([.$B$1];[.A457];[.$C$1])" table:style-name="ce1">
            <text:p>insert into empresas (nombre) values ('BUSES IVERGRAM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J J</text:p>
          </table:table-cell>
          <table:table-cell office:value-type="string" office:string-value="insert into empresas (nombre) values ('BUSES J J');" table:formula="of:=CONCATENATE([.$B$1];[.A458];[.$C$1])" table:style-name="ce1">
            <text:p>insert into empresas (nombre) values ('BUSES J J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JA</text:p>
          </table:table-cell>
          <table:table-cell office:value-type="string" office:string-value="insert into empresas (nombre) values ('BUSES JA');" table:formula="of:=CONCATENATE([.$B$1];[.A459];[.$C$1])" table:style-name="ce1">
            <text:p>insert into empresas (nombre) values ('BUSES J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JE</text:p>
          </table:table-cell>
          <table:table-cell office:value-type="string" office:string-value="insert into empresas (nombre) values ('BUSES JE');" table:formula="of:=CONCATENATE([.$B$1];[.A460];[.$C$1])" table:style-name="ce1">
            <text:p>insert into empresas (nombre) values ('BUSES J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JORDAN</text:p>
          </table:table-cell>
          <table:table-cell office:value-type="string" office:string-value="insert into empresas (nombre) values ('BUSES JORDAN');" table:formula="of:=CONCATENATE([.$B$1];[.A461];[.$C$1])" table:style-name="ce1">
            <text:p>insert into empresas (nombre) values ('BUSES JORD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JORGE CAMPOS</text:p>
          </table:table-cell>
          <table:table-cell office:value-type="string" office:string-value="insert into empresas (nombre) values ('BUSES JORGE CAMPOS');" table:formula="of:=CONCATENATE([.$B$1];[.A462];[.$C$1])" table:style-name="ce1">
            <text:p>insert into empresas (nombre) values ('BUSES JORGE CAMP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JOTA ESE</text:p>
          </table:table-cell>
          <table:table-cell office:value-type="string" office:string-value="insert into empresas (nombre) values ('BUSES JOTA ESE');" table:formula="of:=CONCATENATE([.$B$1];[.A463];[.$C$1])" table:style-name="ce1">
            <text:p>insert into empresas (nombre) values ('BUSES JOTA ES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KARI</text:p>
          </table:table-cell>
          <table:table-cell office:value-type="string" office:string-value="insert into empresas (nombre) values ('BUSES KARI');" table:formula="of:=CONCATENATE([.$B$1];[.A464];[.$C$1])" table:style-name="ce1">
            <text:p>insert into empresas (nombre) values ('BUSES KAR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L. C.T</text:p>
          </table:table-cell>
          <table:table-cell office:value-type="string" office:string-value="insert into empresas (nombre) values ('BUSES L. C.T');" table:formula="of:=CONCATENATE([.$B$1];[.A465];[.$C$1])" table:style-name="ce1">
            <text:p>insert into empresas (nombre) values ('BUSES L. C.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LA ELVIRA</text:p>
          </table:table-cell>
          <table:table-cell office:value-type="string" office:string-value="insert into empresas (nombre) values ('BUSES LA ELVIRA');" table:formula="of:=CONCATENATE([.$B$1];[.A466];[.$C$1])" table:style-name="ce1">
            <text:p>insert into empresas (nombre) values ('BUSES LA ELVI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LA PORTEÑA</text:p>
          </table:table-cell>
          <table:table-cell office:value-type="string" office:string-value="insert into empresas (nombre) values ('BUSES LA PORTEÑA');" table:formula="of:=CONCATENATE([.$B$1];[.A467];[.$C$1])" table:style-name="ce1">
            <text:p>insert into empresas (nombre) values ('BUSES LA PORTEÑ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LAC</text:p>
          </table:table-cell>
          <table:table-cell office:value-type="string" office:string-value="insert into empresas (nombre) values ('BUSES LAC');" table:formula="of:=CONCATENATE([.$B$1];[.A468];[.$C$1])" table:style-name="ce1">
            <text:p>insert into empresas (nombre) values ('BUSES LA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LAFIT</text:p>
          </table:table-cell>
          <table:table-cell office:value-type="string" office:string-value="insert into empresas (nombre) values ('BUSES LAFIT');" table:formula="of:=CONCATENATE([.$B$1];[.A469];[.$C$1])" table:style-name="ce1">
            <text:p>insert into empresas (nombre) values ('BUSES LAFI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LAG</text:p>
          </table:table-cell>
          <table:table-cell office:value-type="string" office:string-value="insert into empresas (nombre) values ('BUSES LAG');" table:formula="of:=CONCATENATE([.$B$1];[.A470];[.$C$1])" table:style-name="ce1">
            <text:p>insert into empresas (nombre) values ('BUSES LAG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LAHUEN ANDINO</text:p>
          </table:table-cell>
          <table:table-cell office:value-type="string" office:string-value="insert into empresas (nombre) values ('BUSES LAHUEN ANDINO');" table:formula="of:=CONCATENATE([.$B$1];[.A471];[.$C$1])" table:style-name="ce1">
            <text:p>insert into empresas (nombre) values ('BUSES LAHUEN AND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LAJA</text:p>
          </table:table-cell>
          <table:table-cell office:value-type="string" office:string-value="insert into empresas (nombre) values ('BUSES LAJA');" table:formula="of:=CONCATENATE([.$B$1];[.A472];[.$C$1])" table:style-name="ce1">
            <text:p>insert into empresas (nombre) values ('BUSES LAJ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LANDEROS</text:p>
          </table:table-cell>
          <table:table-cell office:value-type="string" office:string-value="insert into empresas (nombre) values ('BUSES LANDEROS');" table:formula="of:=CONCATENATE([.$B$1];[.A473];[.$C$1])" table:style-name="ce1">
            <text:p>insert into empresas (nombre) values ('BUSES LANDER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LIBUCA</text:p>
          </table:table-cell>
          <table:table-cell office:value-type="string" office:string-value="insert into empresas (nombre) values ('BUSES LIBUCA');" table:formula="of:=CONCATENATE([.$B$1];[.A474];[.$C$1])" table:style-name="ce1">
            <text:p>insert into empresas (nombre) values ('BUSES LIBU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LINATAL</text:p>
          </table:table-cell>
          <table:table-cell office:value-type="string" office:string-value="insert into empresas (nombre) values ('BUSES LINATAL');" table:formula="of:=CONCATENATE([.$B$1];[.A475];[.$C$1])" table:style-name="ce1">
            <text:p>insert into empresas (nombre) values ('BUSES LINAT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LIQUIÑE</text:p>
          </table:table-cell>
          <table:table-cell office:value-type="string" office:string-value="insert into empresas (nombre) values ('BUSES LIQUIÑE');" table:formula="of:=CONCATENATE([.$B$1];[.A476];[.$C$1])" table:style-name="ce1">
            <text:p>insert into empresas (nombre) values ('BUSES LIQUIÑ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MADE</text:p>
          </table:table-cell>
          <table:table-cell office:value-type="string" office:string-value="insert into empresas (nombre) values ('BUSES MADE');" table:formula="of:=CONCATENATE([.$B$1];[.A477];[.$C$1])" table:style-name="ce1">
            <text:p>insert into empresas (nombre) values ('BUSES MAD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MADRID HNOS</text:p>
          </table:table-cell>
          <table:table-cell office:value-type="string" office:string-value="insert into empresas (nombre) values ('BUSES MADRID HNOS');" table:formula="of:=CONCATENATE([.$B$1];[.A478];[.$C$1])" table:style-name="ce1">
            <text:p>insert into empresas (nombre) values ('BUSES MADRID HN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MADRIN</text:p>
          </table:table-cell>
          <table:table-cell office:value-type="string" office:string-value="insert into empresas (nombre) values ('BUSES MADRIN');" table:formula="of:=CONCATENATE([.$B$1];[.A479];[.$C$1])" table:style-name="ce1">
            <text:p>insert into empresas (nombre) values ('BUSES MADR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MAGIC SERVICE</text:p>
          </table:table-cell>
          <table:table-cell office:value-type="string" office:string-value="insert into empresas (nombre) values ('BUSES MAGIC SERVICE');" table:formula="of:=CONCATENATE([.$B$1];[.A480];[.$C$1])" table:style-name="ce1">
            <text:p>insert into empresas (nombre) values ('BUSES MAGIC SERVIC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MANIO</text:p>
          </table:table-cell>
          <table:table-cell office:value-type="string" office:string-value="insert into empresas (nombre) values ('BUSES MANIO');" table:formula="of:=CONCATENATE([.$B$1];[.A481];[.$C$1])" table:style-name="ce1">
            <text:p>insert into empresas (nombre) values ('BUSES MAN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MATUTE</text:p>
          </table:table-cell>
          <table:table-cell office:value-type="string" office:string-value="insert into empresas (nombre) values ('BUSES MATUTE');" table:formula="of:=CONCATENATE([.$B$1];[.A482];[.$C$1])" table:style-name="ce1">
            <text:p>insert into empresas (nombre) values ('BUSES MATU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MAVE</text:p>
          </table:table-cell>
          <table:table-cell office:value-type="string" office:string-value="insert into empresas (nombre) values ('BUSES MAVE');" table:formula="of:=CONCATENATE([.$B$1];[.A483];[.$C$1])" table:style-name="ce1">
            <text:p>insert into empresas (nombre) values ('BUSES MAV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MCS</text:p>
          </table:table-cell>
          <table:table-cell office:value-type="string" office:string-value="insert into empresas (nombre) values ('BUSES MCS');" table:formula="of:=CONCATENATE([.$B$1];[.A484];[.$C$1])" table:style-name="ce1">
            <text:p>insert into empresas (nombre) values ('BUSES MC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MENDEZ</text:p>
          </table:table-cell>
          <table:table-cell office:value-type="string" office:string-value="insert into empresas (nombre) values ('BUSES MENDEZ');" table:formula="of:=CONCATENATE([.$B$1];[.A485];[.$C$1])" table:style-name="ce1">
            <text:p>insert into empresas (nombre) values ('BUSES MEND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MIRANDA</text:p>
          </table:table-cell>
          <table:table-cell office:value-type="string" office:string-value="insert into empresas (nombre) values ('BUSES MIRANDA');" table:formula="of:=CONCATENATE([.$B$1];[.A486];[.$C$1])" table:style-name="ce1">
            <text:p>insert into empresas (nombre) values ('BUSES MIRAN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MONCADA</text:p>
          </table:table-cell>
          <table:table-cell office:value-type="string" office:string-value="insert into empresas (nombre) values ('BUSES MONCADA');" table:formula="of:=CONCATENATE([.$B$1];[.A487];[.$C$1])" table:style-name="ce1">
            <text:p>insert into empresas (nombre) values ('BUSES MONCA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MORAGA</text:p>
          </table:table-cell>
          <table:table-cell office:value-type="string" office:string-value="insert into empresas (nombre) values ('BUSES MORAGA');" table:formula="of:=CONCATENATE([.$B$1];[.A488];[.$C$1])" table:style-name="ce1">
            <text:p>insert into empresas (nombre) values ('BUSES MORAG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NEXO</text:p>
          </table:table-cell>
          <table:table-cell office:value-type="string" office:string-value="insert into empresas (nombre) values ('BUSES NEXO');" table:formula="of:=CONCATENATE([.$B$1];[.A489];[.$C$1])" table:style-name="ce1">
            <text:p>insert into empresas (nombre) values ('BUSES NEX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ORO VERDE SPA</text:p>
          </table:table-cell>
          <table:table-cell office:value-type="string" office:string-value="insert into empresas (nombre) values ('BUSES ORO VERDE SPA');" table:formula="of:=CONCATENATE([.$B$1];[.A490];[.$C$1])" table:style-name="ce1">
            <text:p>insert into empresas (nombre) values ('BUSES ORO VERDE SP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PACHECO</text:p>
          </table:table-cell>
          <table:table-cell office:value-type="string" office:string-value="insert into empresas (nombre) values ('BUSES PACHECO');" table:formula="of:=CONCATENATE([.$B$1];[.A491];[.$C$1])" table:style-name="ce1">
            <text:p>insert into empresas (nombre) values ('BUSES PACHE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PALACIOS</text:p>
          </table:table-cell>
          <table:table-cell office:value-type="string" office:string-value="insert into empresas (nombre) values ('BUSES PALACIOS');" table:formula="of:=CONCATENATE([.$B$1];[.A492];[.$C$1])" table:style-name="ce1">
            <text:p>insert into empresas (nombre) values ('BUSES PALACI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PALMIRA</text:p>
          </table:table-cell>
          <table:table-cell office:value-type="string" office:string-value="insert into empresas (nombre) values ('BUSES PALMIRA');" table:formula="of:=CONCATENATE([.$B$1];[.A493];[.$C$1])" table:style-name="ce1">
            <text:p>insert into empresas (nombre) values ('BUSES PALMI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PAVEZ</text:p>
          </table:table-cell>
          <table:table-cell office:value-type="string" office:string-value="insert into empresas (nombre) values ('BUSES PAVEZ');" table:formula="of:=CONCATENATE([.$B$1];[.A494];[.$C$1])" table:style-name="ce1">
            <text:p>insert into empresas (nombre) values ('BUSES PAV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PEÑA BLANCA</text:p>
          </table:table-cell>
          <table:table-cell office:value-type="string" office:string-value="insert into empresas (nombre) values ('BUSES PEÑA BLANCA');" table:formula="of:=CONCATENATE([.$B$1];[.A495];[.$C$1])" table:style-name="ce1">
            <text:p>insert into empresas (nombre) values ('BUSES PEÑA BLAN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PEHUEN</text:p>
          </table:table-cell>
          <table:table-cell office:value-type="string" office:string-value="insert into empresas (nombre) values ('BUSES PEHUEN');" table:formula="of:=CONCATENATE([.$B$1];[.A496];[.$C$1])" table:style-name="ce1">
            <text:p>insert into empresas (nombre) values ('BUSES PEHU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PIRAMIDES</text:p>
          </table:table-cell>
          <table:table-cell office:value-type="string" office:string-value="insert into empresas (nombre) values ('BUSES PIRAMIDES');" table:formula="of:=CONCATENATE([.$B$1];[.A497];[.$C$1])" table:style-name="ce1">
            <text:p>insert into empresas (nombre) values ('BUSES PIRAMID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PIREIHUEICO</text:p>
          </table:table-cell>
          <table:table-cell office:value-type="string" office:string-value="insert into empresas (nombre) values ('BUSES PIREIHUEICO');" table:formula="of:=CONCATENATE([.$B$1];[.A498];[.$C$1])" table:style-name="ce1">
            <text:p>insert into empresas (nombre) values ('BUSES PIREIHUEI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PRIME</text:p>
          </table:table-cell>
          <table:table-cell office:value-type="string" office:string-value="insert into empresas (nombre) values ('BUSES PRIME');" table:formula="of:=CONCATENATE([.$B$1];[.A499];[.$C$1])" table:style-name="ce1">
            <text:p>insert into empresas (nombre) values ('BUSES PRIM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PULLMAN</text:p>
          </table:table-cell>
          <table:table-cell office:value-type="string" office:string-value="insert into empresas (nombre) values ('BUSES PULLMAN');" table:formula="of:=CONCATENATE([.$B$1];[.A500];[.$C$1])" table:style-name="ce1">
            <text:p>insert into empresas (nombre) values ('BUSES PULLM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RANDOLPH SPA</text:p>
          </table:table-cell>
          <table:table-cell office:value-type="string" office:string-value="insert into empresas (nombre) values ('BUSES RANDOLPH SPA');" table:formula="of:=CONCATENATE([.$B$1];[.A501];[.$C$1])" table:style-name="ce1">
            <text:p>insert into empresas (nombre) values ('BUSES RANDOLPH SP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REGIONAL VILLARRICA</text:p>
          </table:table-cell>
          <table:table-cell office:value-type="string" office:string-value="insert into empresas (nombre) values ('BUSES REGIONAL VILLARRICA');" table:formula="of:=CONCATENATE([.$B$1];[.A502];[.$C$1])" table:style-name="ce1">
            <text:p>insert into empresas (nombre) values ('BUSES REGIONAL VILLARRI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REYES ..</text:p>
          </table:table-cell>
          <table:table-cell office:value-type="string" office:string-value="insert into empresas (nombre) values ('BUSES REYES ..');" table:formula="of:=CONCATENATE([.$B$1];[.A503];[.$C$1])" table:style-name="ce1">
            <text:p>insert into empresas (nombre) values ('BUSES REYES .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RIMAR</text:p>
          </table:table-cell>
          <table:table-cell office:value-type="string" office:string-value="insert into empresas (nombre) values ('BUSES RIMAR');" table:formula="of:=CONCATENATE([.$B$1];[.A504];[.$C$1])" table:style-name="ce1">
            <text:p>insert into empresas (nombre) values ('BUSES RI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RIO</text:p>
          </table:table-cell>
          <table:table-cell office:value-type="string" office:string-value="insert into empresas (nombre) values ('BUSES RIO');" table:formula="of:=CONCATENATE([.$B$1];[.A505];[.$C$1])" table:style-name="ce1">
            <text:p>insert into empresas (nombre) values ('BUSES R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ROMAN</text:p>
          </table:table-cell>
          <table:table-cell office:value-type="string" office:string-value="insert into empresas (nombre) values ('BUSES ROMAN');" table:formula="of:=CONCATENATE([.$B$1];[.A506];[.$C$1])" table:style-name="ce1">
            <text:p>insert into empresas (nombre) values ('BUSES ROM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RUTA MUERMOS</text:p>
          </table:table-cell>
          <table:table-cell office:value-type="string" office:string-value="insert into empresas (nombre) values ('BUSES RUTA MUERMOS');" table:formula="of:=CONCATENATE([.$B$1];[.A507];[.$C$1])" table:style-name="ce1">
            <text:p>insert into empresas (nombre) values ('BUSES RUTA MUERM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SAAVEDRA HERMANOS</text:p>
          </table:table-cell>
          <table:table-cell office:value-type="string" office:string-value="insert into empresas (nombre) values ('BUSES SAAVEDRA HERMANOS');" table:formula="of:=CONCATENATE([.$B$1];[.A508];[.$C$1])" table:style-name="ce1">
            <text:p>insert into empresas (nombre) values ('BUSES SAAVEDRA HERMAN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SALINAS</text:p>
          </table:table-cell>
          <table:table-cell office:value-type="string" office:string-value="insert into empresas (nombre) values ('BUSES SALINAS');" table:formula="of:=CONCATENATE([.$B$1];[.A509];[.$C$1])" table:style-name="ce1">
            <text:p>insert into empresas (nombre) values ('BUSES SALIN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SAN CARLOS</text:p>
          </table:table-cell>
          <table:table-cell office:value-type="string" office:string-value="insert into empresas (nombre) values ('BUSES SAN CARLOS');" table:formula="of:=CONCATENATE([.$B$1];[.A510];[.$C$1])" table:style-name="ce1">
            <text:p>insert into empresas (nombre) values ('BUSES SAN CARL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SAN CRISTOBAL</text:p>
          </table:table-cell>
          <table:table-cell office:value-type="string" office:string-value="insert into empresas (nombre) values ('BUSES SAN CRISTOBAL');" table:formula="of:=CONCATENATE([.$B$1];[.A511];[.$C$1])" table:style-name="ce1">
            <text:p>insert into empresas (nombre) values ('BUSES SAN CRISTOB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SANDOVAL</text:p>
          </table:table-cell>
          <table:table-cell office:value-type="string" office:string-value="insert into empresas (nombre) values ('BUSES SANDOVAL');" table:formula="of:=CONCATENATE([.$B$1];[.A512];[.$C$1])" table:style-name="ce1">
            <text:p>insert into empresas (nombre) values ('BUSES SANDOV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SCHUFTMAN</text:p>
          </table:table-cell>
          <table:table-cell office:value-type="string" office:string-value="insert into empresas (nombre) values ('BUSES SCHUFTMAN');" table:formula="of:=CONCATENATE([.$B$1];[.A513];[.$C$1])" table:style-name="ce1">
            <text:p>insert into empresas (nombre) values ('BUSES SCHUFTM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TALCA PARIS <text:s/>Y LONDRE</text:p>
          </table:table-cell>
          <table:table-cell office:value-type="string" office:string-value="insert into empresas (nombre) values ('BUSES TALCA PARIS  Y LONDRE');" table:formula="of:=CONCATENATE([.$B$1];[.A514];[.$C$1])" table:style-name="ce1">
            <text:p>insert into empresas (nombre) values ('BUSES TALCA PARIS <text:s/>Y LONDR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TEPUAL</text:p>
          </table:table-cell>
          <table:table-cell office:value-type="string" office:string-value="insert into empresas (nombre) values ('BUSES TEPUAL');" table:formula="of:=CONCATENATE([.$B$1];[.A515];[.$C$1])" table:style-name="ce1">
            <text:p>insert into empresas (nombre) values ('BUSES TEPU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TERMA TOUR</text:p>
          </table:table-cell>
          <table:table-cell office:value-type="string" office:string-value="insert into empresas (nombre) values ('BUSES TERMA TOUR');" table:formula="of:=CONCATENATE([.$B$1];[.A516];[.$C$1])" table:style-name="ce1">
            <text:p>insert into empresas (nombre) values ('BUSES TERMA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TERRA TOUR</text:p>
          </table:table-cell>
          <table:table-cell office:value-type="string" office:string-value="insert into empresas (nombre) values ('BUSES TERRA TOUR');" table:formula="of:=CONCATENATE([.$B$1];[.A517];[.$C$1])" table:style-name="ce1">
            <text:p>insert into empresas (nombre) values ('BUSES TERRA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THAEBUS</text:p>
          </table:table-cell>
          <table:table-cell office:value-type="string" office:string-value="insert into empresas (nombre) values ('BUSES THAEBUS');" table:formula="of:=CONCATENATE([.$B$1];[.A518];[.$C$1])" table:style-name="ce1">
            <text:p>insert into empresas (nombre) values ('BUSES THAE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THIELE</text:p>
          </table:table-cell>
          <table:table-cell office:value-type="string" office:string-value="insert into empresas (nombre) values ('BUSES THIELE');" table:formula="of:=CONCATENATE([.$B$1];[.A519];[.$C$1])" table:style-name="ce1">
            <text:p>insert into empresas (nombre) values ('BUSES THIE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TJM</text:p>
          </table:table-cell>
          <table:table-cell office:value-type="string" office:string-value="insert into empresas (nombre) values ('BUSES TJM');" table:formula="of:=CONCATENATE([.$B$1];[.A520];[.$C$1])" table:style-name="ce1">
            <text:p>insert into empresas (nombre) values ('BUSES TJ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TOLOZA</text:p>
          </table:table-cell>
          <table:table-cell office:value-type="string" office:string-value="insert into empresas (nombre) values ('BUSES TOLOZA');" table:formula="of:=CONCATENATE([.$B$1];[.A521];[.$C$1])" table:style-name="ce1">
            <text:p>insert into empresas (nombre) values ('BUSES TOLOZ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TRANS PAU</text:p>
          </table:table-cell>
          <table:table-cell office:value-type="string" office:string-value="insert into empresas (nombre) values ('BUSES TRANS PAU');" table:formula="of:=CONCATENATE([.$B$1];[.A522];[.$C$1])" table:style-name="ce1">
            <text:p>insert into empresas (nombre) values ('BUSES TRANS PAU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TRAVESIA VIAJERA</text:p>
          </table:table-cell>
          <table:table-cell office:value-type="string" office:string-value="insert into empresas (nombre) values ('BUSES TRAVESIA VIAJERA');" table:formula="of:=CONCATENATE([.$B$1];[.A523];[.$C$1])" table:style-name="ce1">
            <text:p>insert into empresas (nombre) values ('BUSES TRAVESIA VIAJE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VESPERINAS</text:p>
          </table:table-cell>
          <table:table-cell office:value-type="string" office:string-value="insert into empresas (nombre) values ('BUSES VESPERINAS');" table:formula="of:=CONCATENATE([.$B$1];[.A524];[.$C$1])" table:style-name="ce1">
            <text:p>insert into empresas (nombre) values ('BUSES VESPERIN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VILLARICA</text:p>
          </table:table-cell>
          <table:table-cell office:value-type="string" office:string-value="insert into empresas (nombre) values ('BUSES VILLARICA');" table:formula="of:=CONCATENATE([.$B$1];[.A525];[.$C$1])" table:style-name="ce1">
            <text:p>insert into empresas (nombre) values ('BUSES VILLARI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VIVANCO</text:p>
          </table:table-cell>
          <table:table-cell office:value-type="string" office:string-value="insert into empresas (nombre) values ('BUSES VIVANCO');" table:formula="of:=CONCATENATE([.$B$1];[.A526];[.$C$1])" table:style-name="ce1">
            <text:p>insert into empresas (nombre) values ('BUSES VIVAN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 ZM</text:p>
          </table:table-cell>
          <table:table-cell office:value-type="string" office:string-value="insert into empresas (nombre) values ('BUSES ZM');" table:formula="of:=CONCATENATE([.$B$1];[.A527];[.$C$1])" table:style-name="ce1">
            <text:p>insert into empresas (nombre) values ('BUSES Z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ESMAPOAR</text:p>
          </table:table-cell>
          <table:table-cell office:value-type="string" office:string-value="insert into empresas (nombre) values ('BUSESMAPOAR');" table:formula="of:=CONCATENATE([.$B$1];[.A528];[.$C$1])" table:style-name="ce1">
            <text:p>insert into empresas (nombre) values ('BUSESMAPO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IVAN</text:p>
          </table:table-cell>
          <table:table-cell office:value-type="string" office:string-value="insert into empresas (nombre) values ('BUSIVAN');" table:formula="of:=CONCATENATE([.$B$1];[.A529];[.$C$1])" table:style-name="ce1">
            <text:p>insert into empresas (nombre) values ('BUSIV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TAMANTE</text:p>
          </table:table-cell>
          <table:table-cell office:value-type="string" office:string-value="insert into empresas (nombre) values ('BUSTAMANTE');" table:formula="of:=CONCATENATE([.$B$1];[.A530];[.$C$1])" table:style-name="ce1">
            <text:p>insert into empresas (nombre) values ('BUSTAMAN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TOS SERGIO</text:p>
          </table:table-cell>
          <table:table-cell office:value-type="string" office:string-value="insert into empresas (nombre) values ('BUSTOS SERGIO');" table:formula="of:=CONCATENATE([.$B$1];[.A531];[.$C$1])" table:style-name="ce1">
            <text:p>insert into empresas (nombre) values ('BUSTOS SERG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TTINI</text:p>
          </table:table-cell>
          <table:table-cell office:value-type="string" office:string-value="insert into empresas (nombre) values ('BUTTINI');" table:formula="of:=CONCATENATE([.$B$1];[.A532];[.$C$1])" table:style-name="ce1">
            <text:p>insert into empresas (nombre) values ('BUTTIN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YT TURISMO</text:p>
          </table:table-cell>
          <table:table-cell office:value-type="string" office:string-value="insert into empresas (nombre) values ('BYT TURISMO');" table:formula="of:=CONCATENATE([.$B$1];[.A533];[.$C$1])" table:style-name="ce1">
            <text:p>insert into empresas (nombre) values ('BYT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 <text:s/>G <text:s/>BUS</text:p>
          </table:table-cell>
          <table:table-cell office:value-type="string" office:string-value="insert into empresas (nombre) values ('C  G  BUS');" table:formula="of:=CONCATENATE([.$B$1];[.A534];[.$C$1])" table:style-name="ce1">
            <text:p>insert into empresas (nombre) values ('C <text:s/>G <text:s/>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 F TOURS</text:p>
          </table:table-cell>
          <table:table-cell office:value-type="string" office:string-value="insert into empresas (nombre) values ('C F TOURS');" table:formula="of:=CONCATENATE([.$B$1];[.A535];[.$C$1])" table:style-name="ce1">
            <text:p>insert into empresas (nombre) values ('C F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 M B</text:p>
          </table:table-cell>
          <table:table-cell office:value-type="string" office:string-value="insert into empresas (nombre) values ('C M B');" table:formula="of:=CONCATENATE([.$B$1];[.A536];[.$C$1])" table:style-name="ce1">
            <text:p>insert into empresas (nombre) values ('C M B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 V S</text:p>
          </table:table-cell>
          <table:table-cell office:value-type="string" office:string-value="insert into empresas (nombre) values ('C V S');" table:formula="of:=CONCATENATE([.$B$1];[.A537];[.$C$1])" table:style-name="ce1">
            <text:p>insert into empresas (nombre) values ('C V 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A.E TURISMO</text:p>
          </table:table-cell>
          <table:table-cell office:value-type="string" office:string-value="insert into empresas (nombre) values ('C.A.E TURISMO');" table:formula="of:=CONCATENATE([.$B$1];[.A538];[.$C$1])" table:style-name="ce1">
            <text:p>insert into empresas (nombre) values ('C.A.E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O.D.T.A <text:s text:c="2"/>S.R.L</text:p>
          </table:table-cell>
          <table:table-cell office:value-type="string" office:string-value="insert into empresas (nombre) values ('C.O.D.T.A   S.R.L');" table:formula="of:=CONCATENATE([.$B$1];[.A539];[.$C$1])" table:style-name="ce1">
            <text:p>insert into empresas (nombre) values ('C.O.D.T.A <text:s text:c="2"/>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*E*O TRVEL</text:p>
          </table:table-cell>
          <table:table-cell office:value-type="string" office:string-value="insert into empresas (nombre) values ('C*E*O TRVEL');" table:formula="of:=CONCATENATE([.$B$1];[.A540];[.$C$1])" table:style-name="ce1">
            <text:p>insert into empresas (nombre) values ('C*E*O TR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ÑADA TOURS</text:p>
          </table:table-cell>
          <table:table-cell office:value-type="string" office:string-value="insert into empresas (nombre) values ('CAÑADA TOURS');" table:formula="of:=CONCATENATE([.$B$1];[.A541];[.$C$1])" table:style-name="ce1">
            <text:p>insert into empresas (nombre) values ('CAÑADA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ÑUELAS EXPRESS SRL</text:p>
          </table:table-cell>
          <table:table-cell office:value-type="string" office:string-value="insert into empresas (nombre) values ('CAÑUELAS EXPRESS SRL');" table:formula="of:=CONCATENATE([.$B$1];[.A542];[.$C$1])" table:style-name="ce1">
            <text:p>insert into empresas (nombre) values ('CAÑUELAS EXPRES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BALLERO ROBERTO</text:p>
          </table:table-cell>
          <table:table-cell office:value-type="string" office:string-value="insert into empresas (nombre) values ('CABALLERO ROBERTO');" table:formula="of:=CONCATENATE([.$B$1];[.A543];[.$C$1])" table:style-name="ce1">
            <text:p>insert into empresas (nombre) values ('CABALLERO ROBER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BARGA</text:p>
          </table:table-cell>
          <table:table-cell office:value-type="string" office:string-value="insert into empresas (nombre) values ('CABARGA');" table:formula="of:=CONCATENATE([.$B$1];[.A544];[.$C$1])" table:style-name="ce1">
            <text:p>insert into empresas (nombre) values ('CABARG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BARGA ALICIA</text:p>
          </table:table-cell>
          <table:table-cell office:value-type="string" office:string-value="insert into empresas (nombre) values ('CABARGA ALICIA');" table:formula="of:=CONCATENATE([.$B$1];[.A545];[.$C$1])" table:style-name="ce1">
            <text:p>insert into empresas (nombre) values ('CABARGA ALIC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BRERA ARIEL</text:p>
          </table:table-cell>
          <table:table-cell office:value-type="string" office:string-value="insert into empresas (nombre) values ('CABRERA ARIEL');" table:formula="of:=CONCATENATE([.$B$1];[.A546];[.$C$1])" table:style-name="ce1">
            <text:p>insert into empresas (nombre) values ('CABRERA ARI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BRERA BUSES</text:p>
          </table:table-cell>
          <table:table-cell office:value-type="string" office:string-value="insert into empresas (nombre) values ('CABRERA BUSES');" table:formula="of:=CONCATENATE([.$B$1];[.A547];[.$C$1])" table:style-name="ce1">
            <text:p>insert into empresas (nombre) values ('CABRERA BUS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CHI</text:p>
          </table:table-cell>
          <table:table-cell office:value-type="string" office:string-value="insert into empresas (nombre) values ('CACHI');" table:formula="of:=CONCATENATE([.$B$1];[.A548];[.$C$1])" table:style-name="ce1">
            <text:p>insert into empresas (nombre) values ('CACH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CHI TURISMO</text:p>
          </table:table-cell>
          <table:table-cell office:value-type="string" office:string-value="insert into empresas (nombre) values ('CACHI TURISMO');" table:formula="of:=CONCATENATE([.$B$1];[.A549];[.$C$1])" table:style-name="ce1">
            <text:p>insert into empresas (nombre) values ('CACHI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DAGAN ANGULO</text:p>
          </table:table-cell>
          <table:table-cell office:value-type="string" office:string-value="insert into empresas (nombre) values ('CADAGAN ANGULO');" table:formula="of:=CONCATENATE([.$B$1];[.A550];[.$C$1])" table:style-name="ce1">
            <text:p>insert into empresas (nombre) values ('CADAGAN ANGU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DESUR</text:p>
          </table:table-cell>
          <table:table-cell office:value-type="string" office:string-value="insert into empresas (nombre) values ('CADESUR');" table:formula="of:=CONCATENATE([.$B$1];[.A551];[.$C$1])" table:style-name="ce1">
            <text:p>insert into empresas (nombre) values ('CADE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E</text:p>
          </table:table-cell>
          <table:table-cell office:value-type="string" office:string-value="insert into empresas (nombre) values ('CAE');" table:formula="of:=CONCATENATE([.$B$1];[.A552];[.$C$1])" table:style-name="ce1">
            <text:p>insert into empresas (nombre) values ('CA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ESARTUR</text:p>
          </table:table-cell>
          <table:table-cell office:value-type="string" office:string-value="insert into empresas (nombre) values ('CAESARTUR');" table:formula="of:=CONCATENATE([.$B$1];[.A553];[.$C$1])" table:style-name="ce1">
            <text:p>insert into empresas (nombre) values ('CAESAR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FINER SA</text:p>
          </table:table-cell>
          <table:table-cell office:value-type="string" office:string-value="insert into empresas (nombre) values ('CAFINER SA');" table:formula="of:=CONCATENATE([.$B$1];[.A554];[.$C$1])" table:style-name="ce1">
            <text:p>insert into empresas (nombre) values ('CAFINER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IRO</text:p>
          </table:table-cell>
          <table:table-cell office:value-type="string" office:string-value="insert into empresas (nombre) values ('CAIRO');" table:formula="of:=CONCATENATE([.$B$1];[.A555];[.$C$1])" table:style-name="ce1">
            <text:p>insert into empresas (nombre) values ('CAI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IRU VIAJES</text:p>
          </table:table-cell>
          <table:table-cell office:value-type="string" office:string-value="insert into empresas (nombre) values ('CAIRU VIAJES');" table:formula="of:=CONCATENATE([.$B$1];[.A556];[.$C$1])" table:style-name="ce1">
            <text:p>insert into empresas (nombre) values ('CAIRU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ITI</text:p>
          </table:table-cell>
          <table:table-cell office:value-type="string" office:string-value="insert into empresas (nombre) values ('CAITI');" table:formula="of:=CONCATENATE([.$B$1];[.A557];[.$C$1])" table:style-name="ce1">
            <text:p>insert into empresas (nombre) values ('CAIT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ITUR</text:p>
          </table:table-cell>
          <table:table-cell office:value-type="string" office:string-value="insert into empresas (nombre) values ('CAITUR');" table:formula="of:=CONCATENATE([.$B$1];[.A558];[.$C$1])" table:style-name="ce1">
            <text:p>insert into empresas (nombre) values ('CAI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LAMUCHITA</text:p>
          </table:table-cell>
          <table:table-cell office:value-type="string" office:string-value="insert into empresas (nombre) values ('CALAMUCHITA');" table:formula="of:=CONCATENATE([.$B$1];[.A559];[.$C$1])" table:style-name="ce1">
            <text:p>insert into empresas (nombre) values ('CALAMUCHI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LDENAR VIAJES</text:p>
          </table:table-cell>
          <table:table-cell office:value-type="string" office:string-value="insert into empresas (nombre) values ('CALDENAR VIAJES');" table:formula="of:=CONCATENATE([.$B$1];[.A560];[.$C$1])" table:style-name="ce1">
            <text:p>insert into empresas (nombre) values ('CALDENAR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LUCH</text:p>
          </table:table-cell>
          <table:table-cell office:value-type="string" office:string-value="insert into empresas (nombre) values ('CALUCH');" table:formula="of:=CONCATENATE([.$B$1];[.A561];[.$C$1])" table:style-name="ce1">
            <text:p>insert into empresas (nombre) values ('CALUCH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LVE MUNDO</text:p>
          </table:table-cell>
          <table:table-cell office:value-type="string" office:string-value="insert into empresas (nombre) values ('CALVE MUNDO');" table:formula="of:=CONCATENATE([.$B$1];[.A562];[.$C$1])" table:style-name="ce1">
            <text:p>insert into empresas (nombre) values ('CALVE MUN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INO DEL INCA</text:p>
          </table:table-cell>
          <table:table-cell office:value-type="string" office:string-value="insert into empresas (nombre) values ('CAMINO DEL INCA');" table:formula="of:=CONCATENATE([.$B$1];[.A563];[.$C$1])" table:style-name="ce1">
            <text:p>insert into empresas (nombre) values ('CAMINO DEL IN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ION</text:p>
          </table:table-cell>
          <table:table-cell office:value-type="string" office:string-value="insert into empresas (nombre) values ('CAMION');" table:formula="of:=CONCATENATE([.$B$1];[.A564];[.$C$1])" table:style-name="ce1">
            <text:p>insert into empresas (nombre) values ('CAM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PANA 2</text:p>
          </table:table-cell>
          <table:table-cell office:value-type="string" office:string-value="insert into empresas (nombre) values ('CAMPANA 2');" table:formula="of:=CONCATENATE([.$B$1];[.A565];[.$C$1])" table:style-name="ce1">
            <text:p>insert into empresas (nombre) values ('CAMPANA 2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PEGGIO</text:p>
          </table:table-cell>
          <table:table-cell office:value-type="string" office:string-value="insert into empresas (nombre) values ('CAMPEGGIO');" table:formula="of:=CONCATENATE([.$B$1];[.A566];[.$C$1])" table:style-name="ce1">
            <text:p>insert into empresas (nombre) values ('CAMPEGG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PO TUR</text:p>
          </table:table-cell>
          <table:table-cell office:value-type="string" office:string-value="insert into empresas (nombre) values ('CAMPO TUR');" table:formula="of:=CONCATENATE([.$B$1];[.A567];[.$C$1])" table:style-name="ce1">
            <text:p>insert into empresas (nombre) values ('CAMPO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DELARIA</text:p>
          </table:table-cell>
          <table:table-cell office:value-type="string" office:string-value="insert into empresas (nombre) values ('CANDELARIA');" table:formula="of:=CONCATENATE([.$B$1];[.A568];[.$C$1])" table:style-name="ce1">
            <text:p>insert into empresas (nombre) values ('CANDELAR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DIA ROCIO YANET</text:p>
          </table:table-cell>
          <table:table-cell office:value-type="string" office:string-value="insert into empresas (nombre) values ('CANDIA ROCIO YANET');" table:formula="of:=CONCATENATE([.$B$1];[.A569];[.$C$1])" table:style-name="ce1">
            <text:p>insert into empresas (nombre) values ('CANDIA ROCIO YANE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I</text:p>
          </table:table-cell>
          <table:table-cell office:value-type="string" office:string-value="insert into empresas (nombre) values ('CANI');" table:formula="of:=CONCATENATE([.$B$1];[.A570];[.$C$1])" table:style-name="ce1">
            <text:p>insert into empresas (nombre) values ('CAN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NI VIAJES Y TURISMO SRL</text:p>
          </table:table-cell>
          <table:table-cell office:value-type="string" office:string-value="insert into empresas (nombre) values ('CANNI VIAJES Y TURISMO SRL');" table:formula="of:=CONCATENATE([.$B$1];[.A571];[.$C$1])" table:style-name="ce1">
            <text:p>insert into empresas (nombre) values ('CANNI VIAJES Y TURISMO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TELI TUR</text:p>
          </table:table-cell>
          <table:table-cell office:value-type="string" office:string-value="insert into empresas (nombre) values ('CANTELI TUR');" table:formula="of:=CONCATENATE([.$B$1];[.A572];[.$C$1])" table:style-name="ce1">
            <text:p>insert into empresas (nombre) values ('CANTELI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A PRETA</text:p>
          </table:table-cell>
          <table:table-cell office:value-type="string" office:string-value="insert into empresas (nombre) values ('CAPA PRETA');" table:formula="of:=CONCATENATE([.$B$1];[.A573];[.$C$1])" table:style-name="ce1">
            <text:p>insert into empresas (nombre) values ('CAPA PRE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ANEMA</text:p>
          </table:table-cell>
          <table:table-cell office:value-type="string" office:string-value="insert into empresas (nombre) values ('CAPANEMA');" table:formula="of:=CONCATENATE([.$B$1];[.A574];[.$C$1])" table:style-name="ce1">
            <text:p>insert into empresas (nombre) values ('CAPANEM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AL DEL MONTE</text:p>
          </table:table-cell>
          <table:table-cell office:value-type="string" office:string-value="insert into empresas (nombre) values ('CAPITAL DEL MONTE');" table:formula="of:=CONCATENATE([.$B$1];[.A575];[.$C$1])" table:style-name="ce1">
            <text:p>insert into empresas (nombre) values ('CAPITAL DEL MON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ACOL</text:p>
          </table:table-cell>
          <table:table-cell office:value-type="string" office:string-value="insert into empresas (nombre) values ('CARACOL');" table:formula="of:=CONCATENATE([.$B$1];[.A576];[.$C$1])" table:style-name="ce1">
            <text:p>insert into empresas (nombre) values ('CARACO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AVANA</text:p>
          </table:table-cell>
          <table:table-cell office:value-type="string" office:string-value="insert into empresas (nombre) values ('CARAVANA');" table:formula="of:=CONCATENATE([.$B$1];[.A577];[.$C$1])" table:style-name="ce1">
            <text:p>insert into empresas (nombre) values ('CARAVA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DOZO</text:p>
          </table:table-cell>
          <table:table-cell office:value-type="string" office:string-value="insert into empresas (nombre) values ('CARDOZO');" table:formula="of:=CONCATENATE([.$B$1];[.A578];[.$C$1])" table:style-name="ce1">
            <text:p>insert into empresas (nombre) values ('CARDOZ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IBE</text:p>
          </table:table-cell>
          <table:table-cell office:value-type="string" office:string-value="insert into empresas (nombre) values ('CARIBE');" table:formula="of:=CONCATENATE([.$B$1];[.A579];[.$C$1])" table:style-name="ce1">
            <text:p>insert into empresas (nombre) values ('CARIB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IBE S. A</text:p>
          </table:table-cell>
          <table:table-cell office:value-type="string" office:string-value="insert into empresas (nombre) values ('CARIBE S. A');" table:formula="of:=CONCATENATE([.$B$1];[.A580];[.$C$1])" table:style-name="ce1">
            <text:p>insert into empresas (nombre) values ('CARIBE S. 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IHUE</text:p>
          </table:table-cell>
          <table:table-cell office:value-type="string" office:string-value="insert into empresas (nombre) values ('CARIHUE');" table:formula="of:=CONCATENATE([.$B$1];[.A581];[.$C$1])" table:style-name="ce1">
            <text:p>insert into empresas (nombre) values ('CARIHU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LOS A LASPIUR</text:p>
          </table:table-cell>
          <table:table-cell office:value-type="string" office:string-value="insert into empresas (nombre) values ('CARLOS A LASPIUR');" table:formula="of:=CONCATENATE([.$B$1];[.A582];[.$C$1])" table:style-name="ce1">
            <text:p>insert into empresas (nombre) values ('CARLOS A LASPI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LOS CASARES</text:p>
          </table:table-cell>
          <table:table-cell office:value-type="string" office:string-value="insert into empresas (nombre) values ('CARLOS CASARES');" table:formula="of:=CONCATENATE([.$B$1];[.A583];[.$C$1])" table:style-name="ce1">
            <text:p>insert into empresas (nombre) values ('CARLOS CASA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LOS ETCHANDY</text:p>
          </table:table-cell>
          <table:table-cell office:value-type="string" office:string-value="insert into empresas (nombre) values ('CARLOS ETCHANDY');" table:formula="of:=CONCATENATE([.$B$1];[.A584];[.$C$1])" table:style-name="ce1">
            <text:p>insert into empresas (nombre) values ('CARLOS ETCHAND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LOS FERNAMDEZ</text:p>
          </table:table-cell>
          <table:table-cell office:value-type="string" office:string-value="insert into empresas (nombre) values ('CARLOS FERNAMDEZ');" table:formula="of:=CONCATENATE([.$B$1];[.A585];[.$C$1])" table:style-name="ce1">
            <text:p>insert into empresas (nombre) values ('CARLOS FERNAMD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LOS FUENTES</text:p>
          </table:table-cell>
          <table:table-cell office:value-type="string" office:string-value="insert into empresas (nombre) values ('CARLOS FUENTES');" table:formula="of:=CONCATENATE([.$B$1];[.A586];[.$C$1])" table:style-name="ce1">
            <text:p>insert into empresas (nombre) values ('CARLOS FUENT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LOS GARAY</text:p>
          </table:table-cell>
          <table:table-cell office:value-type="string" office:string-value="insert into empresas (nombre) values ('CARLOS GARAY');" table:formula="of:=CONCATENATE([.$B$1];[.A587];[.$C$1])" table:style-name="ce1">
            <text:p>insert into empresas (nombre) values ('CARLOS GARA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LOS GONZALEZ</text:p>
          </table:table-cell>
          <table:table-cell office:value-type="string" office:string-value="insert into empresas (nombre) values ('CARLOS GONZALEZ');" table:formula="of:=CONCATENATE([.$B$1];[.A588];[.$C$1])" table:style-name="ce1">
            <text:p>insert into empresas (nombre) values ('CARLOS GONZAL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LOS MARIA VILLALBA</text:p>
          </table:table-cell>
          <table:table-cell office:value-type="string" office:string-value="insert into empresas (nombre) values ('CARLOS MARIA VILLALBA');" table:formula="of:=CONCATENATE([.$B$1];[.A589];[.$C$1])" table:style-name="ce1">
            <text:p>insert into empresas (nombre) values ('CARLOS MARIA VILLALB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LOS PERALTA</text:p>
          </table:table-cell>
          <table:table-cell office:value-type="string" office:string-value="insert into empresas (nombre) values ('CARLOS PERALTA');" table:formula="of:=CONCATENATE([.$B$1];[.A590];[.$C$1])" table:style-name="ce1">
            <text:p>insert into empresas (nombre) values ('CARLOS PERAL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LOS PEREZ HNOS</text:p>
          </table:table-cell>
          <table:table-cell office:value-type="string" office:string-value="insert into empresas (nombre) values ('CARLOS PEREZ HNOS');" table:formula="of:=CONCATENATE([.$B$1];[.A591];[.$C$1])" table:style-name="ce1">
            <text:p>insert into empresas (nombre) values ('CARLOS PEREZ HN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LOS SANSOT</text:p>
          </table:table-cell>
          <table:table-cell office:value-type="string" office:string-value="insert into empresas (nombre) values ('CARLOS SANSOT');" table:formula="of:=CONCATENATE([.$B$1];[.A592];[.$C$1])" table:style-name="ce1">
            <text:p>insert into empresas (nombre) values ('CARLOS SANSO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LOS SANSOT VIAJES</text:p>
          </table:table-cell>
          <table:table-cell office:value-type="string" office:string-value="insert into empresas (nombre) values ('CARLOS SANSOT VIAJES');" table:formula="of:=CONCATENATE([.$B$1];[.A593];[.$C$1])" table:style-name="ce1">
            <text:p>insert into empresas (nombre) values ('CARLOS SANSOT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LOTTA GERARDO <text:s/>OSCAR</text:p>
          </table:table-cell>
          <table:table-cell office:value-type="string" office:string-value="insert into empresas (nombre) values ('CARLOTTA GERARDO  OSCAR');" table:formula="of:=CONCATENATE([.$B$1];[.A594];[.$C$1])" table:style-name="ce1">
            <text:p>insert into empresas (nombre) values ('CARLOTTA GERARDO <text:s/>OSC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LOﾨS</text:p>
          </table:table-cell>
          <table:table-cell office:value-type="string" office:string-value="insert into empresas (nombre) values ('CARLOﾨS');" table:formula="of:=CONCATENATE([.$B$1];[.A595];[.$C$1])" table:style-name="ce1">
            <text:p>insert into empresas (nombre) values ('CARLOﾨ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MELITA TOUR</text:p>
          </table:table-cell>
          <table:table-cell office:value-type="string" office:string-value="insert into empresas (nombre) values ('CARMELITA TOUR');" table:formula="of:=CONCATENATE([.$B$1];[.A596];[.$C$1])" table:style-name="ce1">
            <text:p>insert into empresas (nombre) values ('CARMELITA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O MIGUEL ANGEL</text:p>
          </table:table-cell>
          <table:table-cell office:value-type="string" office:string-value="insert into empresas (nombre) values ('CARO MIGUEL ANGEL');" table:formula="of:=CONCATENATE([.$B$1];[.A597];[.$C$1])" table:style-name="ce1">
            <text:p>insert into empresas (nombre) values ('CARO MIGUEL ANG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OLINA</text:p>
          </table:table-cell>
          <table:table-cell office:value-type="string" office:string-value="insert into empresas (nombre) values ('CAROLINA');" table:formula="of:=CONCATENATE([.$B$1];[.A598];[.$C$1])" table:style-name="ce1">
            <text:p>insert into empresas (nombre) values ('CAROLI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OLINA TRAVEL</text:p>
          </table:table-cell>
          <table:table-cell office:value-type="string" office:string-value="insert into empresas (nombre) values ('CAROLINA TRAVEL');" table:formula="of:=CONCATENATE([.$B$1];[.A599];[.$C$1])" table:style-name="ce1">
            <text:p>insert into empresas (nombre) values ('CAROLINA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RASCO SERGIO</text:p>
          </table:table-cell>
          <table:table-cell office:value-type="string" office:string-value="insert into empresas (nombre) values ('CARRASCO SERGIO');" table:formula="of:=CONCATENATE([.$B$1];[.A600];[.$C$1])" table:style-name="ce1">
            <text:p>insert into empresas (nombre) values ('CARRASCO SERG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RIZO RODOLFO AURELIO</text:p>
          </table:table-cell>
          <table:table-cell office:value-type="string" office:string-value="insert into empresas (nombre) values ('CARRIZO RODOLFO AURELIO');" table:formula="of:=CONCATENATE([.$B$1];[.A601];[.$C$1])" table:style-name="ce1">
            <text:p>insert into empresas (nombre) values ('CARRIZO RODOLFO AUREL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TOUR</text:p>
          </table:table-cell>
          <table:table-cell office:value-type="string" office:string-value="insert into empresas (nombre) values ('CARTOUR');" table:formula="of:=CONCATENATE([.$B$1];[.A602];[.$C$1])" table:style-name="ce1">
            <text:p>insert into empresas (nombre) values ('CAR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USO ADRIN</text:p>
          </table:table-cell>
          <table:table-cell office:value-type="string" office:string-value="insert into empresas (nombre) values ('CARUSO ADRIN');" table:formula="of:=CONCATENATE([.$B$1];[.A603];[.$C$1])" table:style-name="ce1">
            <text:p>insert into empresas (nombre) values ('CARUSO ADR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USO, CARLOS</text:p>
          </table:table-cell>
          <table:table-cell office:value-type="string" office:string-value="insert into empresas (nombre) values ('CARUSO, CARLOS');" table:formula="of:=CONCATENATE([.$B$1];[.A604];[.$C$1])" table:style-name="ce1">
            <text:p>insert into empresas (nombre) values ('CARUSO, CARL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VALAHO TRANSPORTE</text:p>
          </table:table-cell>
          <table:table-cell office:value-type="string" office:string-value="insert into empresas (nombre) values ('CARVALAHO TRANSPORTE');" table:formula="of:=CONCATENATE([.$B$1];[.A605];[.$C$1])" table:style-name="ce1">
            <text:p>insert into empresas (nombre) values ('CARVALAHO TRANSP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A DIAZ DE GAETANO</text:p>
          </table:table-cell>
          <table:table-cell office:value-type="string" office:string-value="insert into empresas (nombre) values ('CASA DIAZ DE GAETANO');" table:formula="of:=CONCATENATE([.$B$1];[.A606];[.$C$1])" table:style-name="ce1">
            <text:p>insert into empresas (nombre) values ('CASA DIAZ DE GAETA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A JUBILADOS RIO NEGRINA</text:p>
          </table:table-cell>
          <table:table-cell office:value-type="string" office:string-value="insert into empresas (nombre) values ('CASA JUBILADOS RIO NEGRINA');" table:formula="of:=CONCATENATE([.$B$1];[.A607];[.$C$1])" table:style-name="ce1">
            <text:p>insert into empresas (nombre) values ('CASA JUBILADOS RIO NEGRI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A RODANTE</text:p>
          </table:table-cell>
          <table:table-cell office:value-type="string" office:string-value="insert into empresas (nombre) values ('CASA RODANTE');" table:formula="of:=CONCATENATE([.$B$1];[.A608];[.$C$1])" table:style-name="ce1">
            <text:p>insert into empresas (nombre) values ('CASA RODAN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AMAYOR</text:p>
          </table:table-cell>
          <table:table-cell office:value-type="string" office:string-value="insert into empresas (nombre) values ('CASAMAYOR');" table:formula="of:=CONCATENATE([.$B$1];[.A609];[.$C$1])" table:style-name="ce1">
            <text:p>insert into empresas (nombre) values ('CASAMAYO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SANOVA</text:p>
          </table:table-cell>
          <table:table-cell office:value-type="string" office:string-value="insert into empresas (nombre) values ('CASSANOVA');" table:formula="of:=CONCATENATE([.$B$1];[.A610];[.$C$1])" table:style-name="ce1">
            <text:p>insert into empresas (nombre) values ('CASSANOV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TAÑEDA VIAJES</text:p>
          </table:table-cell>
          <table:table-cell office:value-type="string" office:string-value="insert into empresas (nombre) values ('CASTAÑEDA VIAJES');" table:formula="of:=CONCATENATE([.$B$1];[.A611];[.$C$1])" table:style-name="ce1">
            <text:p>insert into empresas (nombre) values ('CASTAÑEDA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TILLO</text:p>
          </table:table-cell>
          <table:table-cell office:value-type="string" office:string-value="insert into empresas (nombre) values ('CASTILLO');" table:formula="of:=CONCATENATE([.$B$1];[.A612];[.$C$1])" table:style-name="ce1">
            <text:p>insert into empresas (nombre) values ('CASTIL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TRO</text:p>
          </table:table-cell>
          <table:table-cell office:value-type="string" office:string-value="insert into empresas (nombre) values ('CASTRO');" table:formula="of:=CONCATENATE([.$B$1];[.A613];[.$C$1])" table:style-name="ce1">
            <text:p>insert into empresas (nombre) values ('CAST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TRO <text:s/>GASTON</text:p>
          </table:table-cell>
          <table:table-cell office:value-type="string" office:string-value="insert into empresas (nombre) values ('CASTRO  GASTON');" table:formula="of:=CONCATENATE([.$B$1];[.A614];[.$C$1])" table:style-name="ce1">
            <text:p>insert into empresas (nombre) values ('CASTRO <text:s/>GAST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TRO GASTON OMAR Y OTRO</text:p>
          </table:table-cell>
          <table:table-cell office:value-type="string" office:string-value="insert into empresas (nombre) values ('CASTRO GASTON OMAR Y OTRO');" table:formula="of:=CONCATENATE([.$B$1];[.A615];[.$C$1])" table:style-name="ce1">
            <text:p>insert into empresas (nombre) values ('CASTRO GASTON OMAR Y OT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TRO TRUJILLO J CARLOS</text:p>
          </table:table-cell>
          <table:table-cell office:value-type="string" office:string-value="insert into empresas (nombre) values ('CASTRO TRUJILLO J CARLOS');" table:formula="of:=CONCATENATE([.$B$1];[.A616];[.$C$1])" table:style-name="ce1">
            <text:p>insert into empresas (nombre) values ('CASTRO TRUJILLO J CARL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A</text:p>
          </table:table-cell>
          <table:table-cell office:value-type="string" office:string-value="insert into empresas (nombre) values ('CATA');" table:formula="of:=CONCATENATE([.$B$1];[.A617];[.$C$1])" table:style-name="ce1">
            <text:p>insert into empresas (nombre) values ('CA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A INT</text:p>
          </table:table-cell>
          <table:table-cell office:value-type="string" office:string-value="insert into empresas (nombre) values ('CATA INT');" table:formula="of:=CONCATENATE([.$B$1];[.A618];[.$C$1])" table:style-name="ce1">
            <text:p>insert into empresas (nombre) values ('CATA IN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ALDI TUR</text:p>
          </table:table-cell>
          <table:table-cell office:value-type="string" office:string-value="insert into empresas (nombre) values ('CATALDI TUR');" table:formula="of:=CONCATENATE([.$B$1];[.A619];[.$C$1])" table:style-name="ce1">
            <text:p>insert into empresas (nombre) values ('CATALDI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ALINA L VIDAL</text:p>
          </table:table-cell>
          <table:table-cell office:value-type="string" office:string-value="insert into empresas (nombre) values ('CATALINA L VIDAL');" table:formula="of:=CONCATENATE([.$B$1];[.A620];[.$C$1])" table:style-name="ce1">
            <text:p>insert into empresas (nombre) values ('CATALINA L VID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ALINA TRAVEL SRL</text:p>
          </table:table-cell>
          <table:table-cell office:value-type="string" office:string-value="insert into empresas (nombre) values ('CATALINA TRAVEL SRL');" table:formula="of:=CONCATENATE([.$B$1];[.A621];[.$C$1])" table:style-name="ce1">
            <text:p>insert into empresas (nombre) values ('CATALINA TRAVEL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ALINA VIAJES</text:p>
          </table:table-cell>
          <table:table-cell office:value-type="string" office:string-value="insert into empresas (nombre) values ('CATALINA VIAJES');" table:formula="of:=CONCATENATE([.$B$1];[.A622];[.$C$1])" table:style-name="ce1">
            <text:p>insert into empresas (nombre) values ('CATALINA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EDRAL</text:p>
          </table:table-cell>
          <table:table-cell office:value-type="string" office:string-value="insert into empresas (nombre) values ('CATEDRAL');" table:formula="of:=CONCATENATE([.$B$1];[.A623];[.$C$1])" table:style-name="ce1">
            <text:p>insert into empresas (nombre) values ('CATEDR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EDRAL TURISMO</text:p>
          </table:table-cell>
          <table:table-cell office:value-type="string" office:string-value="insert into empresas (nombre) values ('CATEDRAL TURISMO');" table:formula="of:=CONCATENATE([.$B$1];[.A624];[.$C$1])" table:style-name="ce1">
            <text:p>insert into empresas (nombre) values ('CATEDRAL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RILO SRL</text:p>
          </table:table-cell>
          <table:table-cell office:value-type="string" office:string-value="insert into empresas (nombre) values ('CATRILO SRL');" table:formula="of:=CONCATENATE([.$B$1];[.A625];[.$C$1])" table:style-name="ce1">
            <text:p>insert into empresas (nombre) values ('CATRILO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TANI SUL</text:p>
          </table:table-cell>
          <table:table-cell office:value-type="string" office:string-value="insert into empresas (nombre) values ('CATTANI SUL');" table:formula="of:=CONCATENATE([.$B$1];[.A626];[.$C$1])" table:style-name="ce1">
            <text:p>insert into empresas (nombre) values ('CATTANI SU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Y BUS</text:p>
          </table:table-cell>
          <table:table-cell office:value-type="string" office:string-value="insert into empresas (nombre) values ('CATY BUS');" table:formula="of:=CONCATENATE([.$B$1];[.A627];[.$C$1])" table:style-name="ce1">
            <text:p>insert into empresas (nombre) values ('CATY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UVI</text:p>
          </table:table-cell>
          <table:table-cell office:value-type="string" office:string-value="insert into empresas (nombre) values ('CAUVI');" table:formula="of:=CONCATENATE([.$B$1];[.A628];[.$C$1])" table:style-name="ce1">
            <text:p>insert into empresas (nombre) values ('CAUV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VANI</text:p>
          </table:table-cell>
          <table:table-cell office:value-type="string" office:string-value="insert into empresas (nombre) values ('CAVANI');" table:formula="of:=CONCATENATE([.$B$1];[.A629];[.$C$1])" table:style-name="ce1">
            <text:p>insert into empresas (nombre) values ('CAVAN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VANI VIAJES</text:p>
          </table:table-cell>
          <table:table-cell office:value-type="string" office:string-value="insert into empresas (nombre) values ('CAVANI VIAJES');" table:formula="of:=CONCATENATE([.$B$1];[.A630];[.$C$1])" table:style-name="ce1">
            <text:p>insert into empresas (nombre) values ('CAVANI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ZADOR VERDE TURISMO</text:p>
          </table:table-cell>
          <table:table-cell office:value-type="string" office:string-value="insert into empresas (nombre) values ('CAZADOR VERDE TURISMO');" table:formula="of:=CONCATENATE([.$B$1];[.A631];[.$C$1])" table:style-name="ce1">
            <text:p>insert into empresas (nombre) values ('CAZADOR VERDE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CJ TRANSPORTE TURISMO</text:p>
          </table:table-cell>
          <table:table-cell office:value-type="string" office:string-value="insert into empresas (nombre) values ('CCJ TRANSPORTE TURISMO');" table:formula="of:=CONCATENATE([.$B$1];[.A632];[.$C$1])" table:style-name="ce1">
            <text:p>insert into empresas (nombre) values ('CCJ TRANSPORTE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COIT LIMITADA</text:p>
          </table:table-cell>
          <table:table-cell office:value-type="string" office:string-value="insert into empresas (nombre) values ('CCOIT LIMITADA');" table:formula="of:=CONCATENATE([.$B$1];[.A633];[.$C$1])" table:style-name="ce1">
            <text:p>insert into empresas (nombre) values ('CCOIT LIMITA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A OSCAR RODOLFO</text:p>
          </table:table-cell>
          <table:table-cell office:value-type="string" office:string-value="insert into empresas (nombre) values ('CEA OSCAR RODOLFO');" table:formula="of:=CONCATENATE([.$B$1];[.A634];[.$C$1])" table:style-name="ce1">
            <text:p>insert into empresas (nombre) values ('CEA OSCAR RODOLF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A TRAVEL</text:p>
          </table:table-cell>
          <table:table-cell office:value-type="string" office:string-value="insert into empresas (nombre) values ('CEA TRAVEL');" table:formula="of:=CONCATENATE([.$B$1];[.A635];[.$C$1])" table:style-name="ce1">
            <text:p>insert into empresas (nombre) values ('CEA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ARA</text:p>
          </table:table-cell>
          <table:table-cell office:value-type="string" office:string-value="insert into empresas (nombre) values ('CEARA');" table:formula="of:=CONCATENATE([.$B$1];[.A636];[.$C$1])" table:style-name="ce1">
            <text:p>insert into empresas (nombre) values ('CEA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ARA <text:s/>WAVE</text:p>
          </table:table-cell>
          <table:table-cell office:value-type="string" office:string-value="insert into empresas (nombre) values ('CEARA  WAVE');" table:formula="of:=CONCATENATE([.$B$1];[.A637];[.$C$1])" table:style-name="ce1">
            <text:p>insert into empresas (nombre) values ('CEARA <text:s/>WAV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ARA TURISMO</text:p>
          </table:table-cell>
          <table:table-cell office:value-type="string" office:string-value="insert into empresas (nombre) values ('CEARA TURISMO');" table:formula="of:=CONCATENATE([.$B$1];[.A638];[.$C$1])" table:style-name="ce1">
            <text:p>insert into empresas (nombre) values ('CEAR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CCHI</text:p>
          </table:table-cell>
          <table:table-cell office:value-type="string" office:string-value="insert into empresas (nombre) values ('CECCHI');" table:formula="of:=CONCATENATE([.$B$1];[.A639];[.$C$1])" table:style-name="ce1">
            <text:p>insert into empresas (nombre) values ('CECCH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CILIA TURISMO</text:p>
          </table:table-cell>
          <table:table-cell office:value-type="string" office:string-value="insert into empresas (nombre) values ('CECILIA TURISMO');" table:formula="of:=CONCATENATE([.$B$1];[.A640];[.$C$1])" table:style-name="ce1">
            <text:p>insert into empresas (nombre) values ('CECILI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FERINO</text:p>
          </table:table-cell>
          <table:table-cell office:value-type="string" office:string-value="insert into empresas (nombre) values ('CEFERINO');" table:formula="of:=CONCATENATE([.$B$1];[.A641];[.$C$1])" table:style-name="ce1">
            <text:p>insert into empresas (nombre) values ('CEFER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FERINO JUANTUR S.R.L.</text:p>
          </table:table-cell>
          <table:table-cell office:value-type="string" office:string-value="insert into empresas (nombre) values ('CEFERINO JUANTUR S.R.L.');" table:formula="of:=CONCATENATE([.$B$1];[.A642];[.$C$1])" table:style-name="ce1">
            <text:p>insert into empresas (nombre) values ('CEFERINO JUANTUR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FERINO S.A</text:p>
          </table:table-cell>
          <table:table-cell office:value-type="string" office:string-value="insert into empresas (nombre) values ('CEFERINO S.A');" table:formula="of:=CONCATENATE([.$B$1];[.A643];[.$C$1])" table:style-name="ce1">
            <text:p>insert into empresas (nombre) values ('CEFERINO S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JER</text:p>
          </table:table-cell>
          <table:table-cell office:value-type="string" office:string-value="insert into empresas (nombre) values ('CEJER');" table:formula="of:=CONCATENATE([.$B$1];[.A644];[.$C$1])" table:style-name="ce1">
            <text:p>insert into empresas (nombre) values ('CEJ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LIS</text:p>
          </table:table-cell>
          <table:table-cell office:value-type="string" office:string-value="insert into empresas (nombre) values ('CELIS');" table:formula="of:=CONCATENATE([.$B$1];[.A645];[.$C$1])" table:style-name="ce1">
            <text:p>insert into empresas (nombre) values ('CELI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MA TUR</text:p>
          </table:table-cell>
          <table:table-cell office:value-type="string" office:string-value="insert into empresas (nombre) values ('CEMA TUR');" table:formula="of:=CONCATENATE([.$B$1];[.A646];[.$C$1])" table:style-name="ce1">
            <text:p>insert into empresas (nombre) values ('CEMA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MINARIO SAN FIDEL</text:p>
          </table:table-cell>
          <table:table-cell office:value-type="string" office:string-value="insert into empresas (nombre) values ('CEMINARIO SAN FIDEL');" table:formula="of:=CONCATENATE([.$B$1];[.A647];[.$C$1])" table:style-name="ce1">
            <text:p>insert into empresas (nombre) values ('CEMINARIO SAN FID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 VIA TUR S.R.L</text:p>
          </table:table-cell>
          <table:table-cell office:value-type="string" office:string-value="insert into empresas (nombre) values ('CEN VIA TUR S.R.L');" table:formula="of:=CONCATENATE([.$B$1];[.A648];[.$C$1])" table:style-name="ce1">
            <text:p>insert into empresas (nombre) values ('CEN VIA TUR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ENARIO</text:p>
          </table:table-cell>
          <table:table-cell office:value-type="string" office:string-value="insert into empresas (nombre) values ('CENTENARIO');" table:formula="of:=CONCATENATE([.$B$1];[.A649];[.$C$1])" table:style-name="ce1">
            <text:p>insert into empresas (nombre) values ('CENTENAR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RAL ARGENTINO</text:p>
          </table:table-cell>
          <table:table-cell office:value-type="string" office:string-value="insert into empresas (nombre) values ('CENTRAL ARGENTINO');" table:formula="of:=CONCATENATE([.$B$1];[.A650];[.$C$1])" table:style-name="ce1">
            <text:p>insert into empresas (nombre) values ('CENTRAL ARGENT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RAL BUS</text:p>
          </table:table-cell>
          <table:table-cell office:value-type="string" office:string-value="insert into empresas (nombre) values ('CENTRAL BUS');" table:formula="of:=CONCATENATE([.$B$1];[.A651];[.$C$1])" table:style-name="ce1">
            <text:p>insert into empresas (nombre) values ('CENTRAL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RAL VICTORIA</text:p>
          </table:table-cell>
          <table:table-cell office:value-type="string" office:string-value="insert into empresas (nombre) values ('CENTRAL VICTORIA');" table:formula="of:=CONCATENATE([.$B$1];[.A652];[.$C$1])" table:style-name="ce1">
            <text:p>insert into empresas (nombre) values ('CENTRAL VICTOR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RO DE JUBILADOS</text:p>
          </table:table-cell>
          <table:table-cell office:value-type="string" office:string-value="insert into empresas (nombre) values ('CENTRO DE JUBILADOS');" table:formula="of:=CONCATENATE([.$B$1];[.A653];[.$C$1])" table:style-name="ce1">
            <text:p>insert into empresas (nombre) values ('CENTRO DE JUBILAD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RO DE VIAJES Y TURISMO LA UNION</text:p>
          </table:table-cell>
          <table:table-cell office:value-type="string" office:string-value="insert into empresas (nombre) values ('CENTRO DE VIAJES Y TURISMO LA UNION');" table:formula="of:=CONCATENATE([.$B$1];[.A654];[.$C$1])" table:style-name="ce1">
            <text:p>insert into empresas (nombre) values ('CENTRO DE VIAJES Y TURISMO LA UN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URION</text:p>
          </table:table-cell>
          <table:table-cell office:value-type="string" office:string-value="insert into empresas (nombre) values ('CENTURION');" table:formula="of:=CONCATENATE([.$B$1];[.A655];[.$C$1])" table:style-name="ce1">
            <text:p>insert into empresas (nombre) values ('CENTUR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O</text:p>
          </table:table-cell>
          <table:table-cell office:value-type="string" office:string-value="insert into empresas (nombre) values ('CEO');" table:formula="of:=CONCATENATE([.$B$1];[.A656];[.$C$1])" table:style-name="ce1">
            <text:p>insert into empresas (nombre) values ('CE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O TRAVEL NET SA</text:p>
          </table:table-cell>
          <table:table-cell office:value-type="string" office:string-value="insert into empresas (nombre) values ('CEO TRAVEL NET SA');" table:formula="of:=CONCATENATE([.$B$1];[.A657];[.$C$1])" table:style-name="ce1">
            <text:p>insert into empresas (nombre) values ('CEO TRAVEL NET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RES</text:p>
          </table:table-cell>
          <table:table-cell office:value-type="string" office:string-value="insert into empresas (nombre) values ('CERES');" table:formula="of:=CONCATENATE([.$B$1];[.A658];[.$C$1])" table:style-name="ce1">
            <text:p>insert into empresas (nombre) values ('CE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RPA HECTOR RAUL</text:p>
          </table:table-cell>
          <table:table-cell office:value-type="string" office:string-value="insert into empresas (nombre) values ('CERPA HECTOR RAUL');" table:formula="of:=CONCATENATE([.$B$1];[.A659];[.$C$1])" table:style-name="ce1">
            <text:p>insert into empresas (nombre) values ('CERPA HECTOR RAU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RRA SUR</text:p>
          </table:table-cell>
          <table:table-cell office:value-type="string" office:string-value="insert into empresas (nombre) values ('CERRA SUR');" table:formula="of:=CONCATENATE([.$B$1];[.A660];[.$C$1])" table:style-name="ce1">
            <text:p>insert into empresas (nombre) values ('CERRA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RRO NEVADO</text:p>
          </table:table-cell>
          <table:table-cell office:value-type="string" office:string-value="insert into empresas (nombre) values ('CERRO NEVADO');" table:formula="of:=CONCATENATE([.$B$1];[.A661];[.$C$1])" table:style-name="ce1">
            <text:p>insert into empresas (nombre) values ('CERRO NEVA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RZIN</text:p>
          </table:table-cell>
          <table:table-cell office:value-type="string" office:string-value="insert into empresas (nombre) values ('CERZIN');" table:formula="of:=CONCATENATE([.$B$1];[.A662];[.$C$1])" table:style-name="ce1">
            <text:p>insert into empresas (nombre) values ('CERZ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TACIOS</text:p>
          </table:table-cell>
          <table:table-cell office:value-type="string" office:string-value="insert into empresas (nombre) values ('CETACIOS');" table:formula="of:=CONCATENATE([.$B$1];[.A663];[.$C$1])" table:style-name="ce1">
            <text:p>insert into empresas (nombre) values ('CETACI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XTUR</text:p>
          </table:table-cell>
          <table:table-cell office:value-type="string" office:string-value="insert into empresas (nombre) values ('CEXTUR');" table:formula="of:=CONCATENATE([.$B$1];[.A664];[.$C$1])" table:style-name="ce1">
            <text:p>insert into empresas (nombre) values ('CEX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GO ARRO*</text:p>
          </table:table-cell>
          <table:table-cell office:value-type="string" office:string-value="insert into empresas (nombre) values ('CHAGO ARRO*');" table:formula="of:=CONCATENATE([.$B$1];[.A665];[.$C$1])" table:style-name="ce1">
            <text:p>insert into empresas (nombre) values ('CHAGO ARRO*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JARI</text:p>
          </table:table-cell>
          <table:table-cell office:value-type="string" office:string-value="insert into empresas (nombre) values ('CHAJARI');" table:formula="of:=CONCATENATE([.$B$1];[.A666];[.$C$1])" table:style-name="ce1">
            <text:p>insert into empresas (nombre) values ('CHAJAR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JARIBUS</text:p>
          </table:table-cell>
          <table:table-cell office:value-type="string" office:string-value="insert into empresas (nombre) values ('CHAJARIBUS');" table:formula="of:=CONCATENATE([.$B$1];[.A667];[.$C$1])" table:style-name="ce1">
            <text:p>insert into empresas (nombre) values ('CHAJARI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LON</text:p>
          </table:table-cell>
          <table:table-cell office:value-type="string" office:string-value="insert into empresas (nombre) values ('CHALON');" table:formula="of:=CONCATENATE([.$B$1];[.A668];[.$C$1])" table:style-name="ce1">
            <text:p>insert into empresas (nombre) values ('CHAL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LTEN TRAVEL</text:p>
          </table:table-cell>
          <table:table-cell office:value-type="string" office:string-value="insert into empresas (nombre) values ('CHALTEN TRAVEL');" table:formula="of:=CONCATENATE([.$B$1];[.A669];[.$C$1])" table:style-name="ce1">
            <text:p>insert into empresas (nombre) values ('CHALTEN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LTEN VIAJES</text:p>
          </table:table-cell>
          <table:table-cell office:value-type="string" office:string-value="insert into empresas (nombre) values ('CHALTEN VIAJES');" table:formula="of:=CONCATENATE([.$B$1];[.A670];[.$C$1])" table:style-name="ce1">
            <text:p>insert into empresas (nombre) values ('CHALTEN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MEL VIAJES</text:p>
          </table:table-cell>
          <table:table-cell office:value-type="string" office:string-value="insert into empresas (nombre) values ('CHAMEL VIAJES');" table:formula="of:=CONCATENATE([.$B$1];[.A671];[.$C$1])" table:style-name="ce1">
            <text:p>insert into empresas (nombre) values ('CHAMEL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PELCO TURISMO</text:p>
          </table:table-cell>
          <table:table-cell office:value-type="string" office:string-value="insert into empresas (nombre) values ('CHAPELCO TURISMO');" table:formula="of:=CONCATENATE([.$B$1];[.A672];[.$C$1])" table:style-name="ce1">
            <text:p>insert into empresas (nombre) values ('CHAPELCO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RLLESTUR</text:p>
          </table:table-cell>
          <table:table-cell office:value-type="string" office:string-value="insert into empresas (nombre) values ('CHARLLESTUR');" table:formula="of:=CONCATENATE([.$B$1];[.A673];[.$C$1])" table:style-name="ce1">
            <text:p>insert into empresas (nombre) values ('CHARLLES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RQUERO DANIEL</text:p>
          </table:table-cell>
          <table:table-cell office:value-type="string" office:string-value="insert into empresas (nombre) values ('CHARQUERO DANIEL');" table:formula="of:=CONCATENATE([.$B$1];[.A674];[.$C$1])" table:style-name="ce1">
            <text:p>insert into empresas (nombre) values ('CHARQUERO DANI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 PIBE</text:p>
          </table:table-cell>
          <table:table-cell office:value-type="string" office:string-value="insert into empresas (nombre) values ('CHE PIBE');" table:formula="of:=CONCATENATE([.$B$1];[.A675];[.$C$1])" table:style-name="ce1">
            <text:p>insert into empresas (nombre) values ('CHE PIB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LITOUR ADVENTURE</text:p>
          </table:table-cell>
          <table:table-cell office:value-type="string" office:string-value="insert into empresas (nombre) values ('CHELITOUR ADVENTURE');" table:formula="of:=CONCATENATE([.$B$1];[.A676];[.$C$1])" table:style-name="ce1">
            <text:p>insert into empresas (nombre) values ('CHELITOUR ADVENTUR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VALLIER</text:p>
          </table:table-cell>
          <table:table-cell office:value-type="string" office:string-value="insert into empresas (nombre) values ('CHEVALLIER');" table:formula="of:=CONCATENATE([.$B$1];[.A677];[.$C$1])" table:style-name="ce1">
            <text:p>insert into empresas (nombre) values ('CHEVALLI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VALLIER PARAGUAY</text:p>
          </table:table-cell>
          <table:table-cell office:value-type="string" office:string-value="insert into empresas (nombre) values ('CHEVALLIER PARAGUAY');" table:formula="of:=CONCATENATE([.$B$1];[.A678];[.$C$1])" table:style-name="ce1">
            <text:p>insert into empresas (nombre) values ('CHEVALLIER PARAGUA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LE ISIDEAUT</text:p>
          </table:table-cell>
          <table:table-cell office:value-type="string" office:string-value="insert into empresas (nombre) values ('CHILE ISIDEAUT');" table:formula="of:=CONCATENATE([.$B$1];[.A679];[.$C$1])" table:style-name="ce1">
            <text:p>insert into empresas (nombre) values ('CHILE ISIDEAU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LE SUR TRAVEL</text:p>
          </table:table-cell>
          <table:table-cell office:value-type="string" office:string-value="insert into empresas (nombre) values ('CHILE SUR TRAVEL');" table:formula="of:=CONCATENATE([.$B$1];[.A680];[.$C$1])" table:style-name="ce1">
            <text:p>insert into empresas (nombre) values ('CHILE SUR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POLINNI</text:p>
          </table:table-cell>
          <table:table-cell office:value-type="string" office:string-value="insert into empresas (nombre) values ('CHIPOLINNI');" table:formula="of:=CONCATENATE([.$B$1];[.A681];[.$C$1])" table:style-name="ce1">
            <text:p>insert into empresas (nombre) values ('CHIPOLINN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OCOLIN</text:p>
          </table:table-cell>
          <table:table-cell office:value-type="string" office:string-value="insert into empresas (nombre) values ('CHOCOLIN');" table:formula="of:=CONCATENATE([.$B$1];[.A682];[.$C$1])" table:style-name="ce1">
            <text:p>insert into empresas (nombre) values ('CHOCOL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OLO BUS</text:p>
          </table:table-cell>
          <table:table-cell office:value-type="string" office:string-value="insert into empresas (nombre) values ('CHOLO BUS');" table:formula="of:=CONCATENATE([.$B$1];[.A683];[.$C$1])" table:style-name="ce1">
            <text:p>insert into empresas (nombre) values ('CHOLO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OLO SAS</text:p>
          </table:table-cell>
          <table:table-cell office:value-type="string" office:string-value="insert into empresas (nombre) values ('CHOLO SAS');" table:formula="of:=CONCATENATE([.$B$1];[.A684];[.$C$1])" table:style-name="ce1">
            <text:p>insert into empresas (nombre) values ('CHOLO S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UBUT DEPORTES</text:p>
          </table:table-cell>
          <table:table-cell office:value-type="string" office:string-value="insert into empresas (nombre) values ('CHUBUT DEPORTES');" table:formula="of:=CONCATENATE([.$B$1];[.A685];[.$C$1])" table:style-name="ce1">
            <text:p>insert into empresas (nombre) values ('CHUBUT DEPORT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RA</text:p>
          </table:table-cell>
          <table:table-cell office:value-type="string" office:string-value="insert into empresas (nombre) values ('CIARA');" table:formula="of:=CONCATENATE([.$B$1];[.A686];[.$C$1])" table:style-name="ce1">
            <text:p>insert into empresas (nombre) values ('CIA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CLO VIAJES Y TURISMO</text:p>
          </table:table-cell>
          <table:table-cell office:value-type="string" office:string-value="insert into empresas (nombre) values ('CICLO VIAJES Y TURISMO');" table:formula="of:=CONCATENATE([.$B$1];[.A687];[.$C$1])" table:style-name="ce1">
            <text:p>insert into empresas (nombre) values ('CICLO VIAJES Y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D <text:s/>JOSE</text:p>
          </table:table-cell>
          <table:table-cell office:value-type="string" office:string-value="insert into empresas (nombre) values ('CID  JOSE');" table:formula="of:=CONCATENATE([.$B$1];[.A688];[.$C$1])" table:style-name="ce1">
            <text:p>insert into empresas (nombre) values ('CID <text:s/>JOS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D TOUR</text:p>
          </table:table-cell>
          <table:table-cell office:value-type="string" office:string-value="insert into empresas (nombre) values ('CID TOUR');" table:formula="of:=CONCATENATE([.$B$1];[.A689];[.$C$1])" table:style-name="ce1">
            <text:p>insert into empresas (nombre) values ('CID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DMAR</text:p>
          </table:table-cell>
          <table:table-cell office:value-type="string" office:string-value="insert into empresas (nombre) values ('CIDMAR');" table:formula="of:=CONCATENATE([.$B$1];[.A690];[.$C$1])" table:style-name="ce1">
            <text:p>insert into empresas (nombre) values ('CID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ENCIAS E NATURALES</text:p>
          </table:table-cell>
          <table:table-cell office:value-type="string" office:string-value="insert into empresas (nombre) values ('CIENCIAS E NATURALES');" table:formula="of:=CONCATENATE([.$B$1];[.A691];[.$C$1])" table:style-name="ce1">
            <text:p>insert into empresas (nombre) values ('CIENCIAS E NATURAL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KTUR</text:p>
          </table:table-cell>
          <table:table-cell office:value-type="string" office:string-value="insert into empresas (nombre) values ('CIKTUR');" table:formula="of:=CONCATENATE([.$B$1];[.A692];[.$C$1])" table:style-name="ce1">
            <text:p>insert into empresas (nombre) values ('CIK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NCO ZONAS</text:p>
          </table:table-cell>
          <table:table-cell office:value-type="string" office:string-value="insert into empresas (nombre) values ('CINCO ZONAS');" table:formula="of:=CONCATENATE([.$B$1];[.A693];[.$C$1])" table:style-name="ce1">
            <text:p>insert into empresas (nombre) values ('CINCO ZON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RCUITO TERRESTRE</text:p>
          </table:table-cell>
          <table:table-cell office:value-type="string" office:string-value="insert into empresas (nombre) values ('CIRCUITO TERRESTRE');" table:formula="of:=CONCATENATE([.$B$1];[.A694];[.$C$1])" table:style-name="ce1">
            <text:p>insert into empresas (nombre) values ('CIRCUITO TERRESTR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S SRL</text:p>
          </table:table-cell>
          <table:table-cell office:value-type="string" office:string-value="insert into empresas (nombre) values ('CIS SRL');" table:formula="of:=CONCATENATE([.$B$1];[.A695];[.$C$1])" table:style-name="ce1">
            <text:p>insert into empresas (nombre) values ('CI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SNEROS</text:p>
          </table:table-cell>
          <table:table-cell office:value-type="string" office:string-value="insert into empresas (nombre) values ('CISNEROS');" table:formula="of:=CONCATENATE([.$B$1];[.A696];[.$C$1])" table:style-name="ce1">
            <text:p>insert into empresas (nombre) values ('CISNER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TA S.R.L</text:p>
          </table:table-cell>
          <table:table-cell office:value-type="string" office:string-value="insert into empresas (nombre) values ('CITA S.R.L');" table:formula="of:=CONCATENATE([.$B$1];[.A697];[.$C$1])" table:style-name="ce1">
            <text:p>insert into empresas (nombre) values ('CITA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TA SRL</text:p>
          </table:table-cell>
          <table:table-cell office:value-type="string" office:string-value="insert into empresas (nombre) values ('CITA SRL');" table:formula="of:=CONCATENATE([.$B$1];[.A698];[.$C$1])" table:style-name="ce1">
            <text:p>insert into empresas (nombre) values ('CITA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TY SUN SRL</text:p>
          </table:table-cell>
          <table:table-cell office:value-type="string" office:string-value="insert into empresas (nombre) values ('CITY SUN SRL');" table:formula="of:=CONCATENATE([.$B$1];[.A699];[.$C$1])" table:style-name="ce1">
            <text:p>insert into empresas (nombre) values ('CITY SUN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UCIO</text:p>
          </table:table-cell>
          <table:table-cell office:value-type="string" office:string-value="insert into empresas (nombre) values ('CIUCIO');" table:formula="of:=CONCATENATE([.$B$1];[.A700];[.$C$1])" table:style-name="ce1">
            <text:p>insert into empresas (nombre) values ('CIUC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UCIO HERMANOS S.R.L.</text:p>
          </table:table-cell>
          <table:table-cell office:value-type="string" office:string-value="insert into empresas (nombre) values ('CIUCIO HERMANOS S.R.L.');" table:formula="of:=CONCATENATE([.$B$1];[.A701];[.$C$1])" table:style-name="ce1">
            <text:p>insert into empresas (nombre) values ('CIUCIO HERMANOS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UDAD DE CRESPO</text:p>
          </table:table-cell>
          <table:table-cell office:value-type="string" office:string-value="insert into empresas (nombre) values ('CIUDAD DE CRESPO');" table:formula="of:=CONCATENATE([.$B$1];[.A702];[.$C$1])" table:style-name="ce1">
            <text:p>insert into empresas (nombre) values ('CIUDAD DE CRESP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UDAD DE GALVEZ</text:p>
          </table:table-cell>
          <table:table-cell office:value-type="string" office:string-value="insert into empresas (nombre) values ('CIUDAD DE GALVEZ');" table:formula="of:=CONCATENATE([.$B$1];[.A703];[.$C$1])" table:style-name="ce1">
            <text:p>insert into empresas (nombre) values ('CIUDAD DE GALV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UDAD DE SAN CARLOS</text:p>
          </table:table-cell>
          <table:table-cell office:value-type="string" office:string-value="insert into empresas (nombre) values ('CIUDAD DE SAN CARLOS');" table:formula="of:=CONCATENATE([.$B$1];[.A704];[.$C$1])" table:style-name="ce1">
            <text:p>insert into empresas (nombre) values ('CIUDAD DE SAN CARL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UDAD DE TOAY</text:p>
          </table:table-cell>
          <table:table-cell office:value-type="string" office:string-value="insert into empresas (nombre) values ('CIUDAD DE TOAY');" table:formula="of:=CONCATENATE([.$B$1];[.A705];[.$C$1])" table:style-name="ce1">
            <text:p>insert into empresas (nombre) values ('CIUDAD DE TOA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V</text:p>
          </table:table-cell>
          <table:table-cell office:value-type="string" office:string-value="insert into empresas (nombre) values ('CIV');" table:formula="of:=CONCATENATE([.$B$1];[.A706];[.$C$1])" table:style-name="ce1">
            <text:p>insert into empresas (nombre) values ('CIV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</text:p>
          </table:table-cell>
          <table:table-cell office:value-type="string" office:string-value="insert into empresas (nombre) values ('CLA');" table:formula="of:=CONCATENATE([.$B$1];[.A707];[.$C$1])" table:style-name="ce1">
            <text:p>insert into empresas (nombre) values ('C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CORT</text:p>
          </table:table-cell>
          <table:table-cell office:value-type="string" office:string-value="insert into empresas (nombre) values ('CLACORT');" table:formula="of:=CONCATENATE([.$B$1];[.A708];[.$C$1])" table:style-name="ce1">
            <text:p>insert into empresas (nombre) values ('CLACOR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RA EVENTOS E TURISMO LTDA</text:p>
          </table:table-cell>
          <table:table-cell office:value-type="string" office:string-value="insert into empresas (nombre) values ('CLARA EVENTOS E TURISMO LTDA');" table:formula="of:=CONCATENATE([.$B$1];[.A709];[.$C$1])" table:style-name="ce1">
            <text:p>insert into empresas (nombre) values ('CLARA EVENTOS E TURISMO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SE REALLE</text:p>
          </table:table-cell>
          <table:table-cell office:value-type="string" office:string-value="insert into empresas (nombre) values ('CLASE REALLE');" table:formula="of:=CONCATENATE([.$B$1];[.A710];[.$C$1])" table:style-name="ce1">
            <text:p>insert into empresas (nombre) values ('CLASE REAL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SUR</text:p>
          </table:table-cell>
          <table:table-cell office:value-type="string" office:string-value="insert into empresas (nombre) values ('CLASUR');" table:formula="of:=CONCATENATE([.$B$1];[.A711];[.$C$1])" table:style-name="ce1">
            <text:p>insert into empresas (nombre) values ('CLA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U SER</text:p>
          </table:table-cell>
          <table:table-cell office:value-type="string" office:string-value="insert into empresas (nombre) values ('CLAU SER');" table:formula="of:=CONCATENATE([.$B$1];[.A712];[.$C$1])" table:style-name="ce1">
            <text:p>insert into empresas (nombre) values ('CLAU S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UDIO BUS</text:p>
          </table:table-cell>
          <table:table-cell office:value-type="string" office:string-value="insert into empresas (nombre) values ('CLAUDIO BUS');" table:formula="of:=CONCATENATE([.$B$1];[.A713];[.$C$1])" table:style-name="ce1">
            <text:p>insert into empresas (nombre) values ('CLAUDIO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UDIO FINO VIAJES</text:p>
          </table:table-cell>
          <table:table-cell office:value-type="string" office:string-value="insert into empresas (nombre) values ('CLAUDIO FINO VIAJES');" table:formula="of:=CONCATENATE([.$B$1];[.A714];[.$C$1])" table:style-name="ce1">
            <text:p>insert into empresas (nombre) values ('CLAUDIO FINO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UDIO LEO VIAJES SRL</text:p>
          </table:table-cell>
          <table:table-cell office:value-type="string" office:string-value="insert into empresas (nombre) values ('CLAUDIO LEO VIAJES SRL');" table:formula="of:=CONCATENATE([.$B$1];[.A715];[.$C$1])" table:style-name="ce1">
            <text:p>insert into empresas (nombre) values ('CLAUDIO LEO VIAJE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VE DE FA</text:p>
          </table:table-cell>
          <table:table-cell office:value-type="string" office:string-value="insert into empresas (nombre) values ('CLAVE DE FA');" table:formula="of:=CONCATENATE([.$B$1];[.A716];[.$C$1])" table:style-name="ce1">
            <text:p>insert into empresas (nombre) values ('CLAVE DE F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YA TURISMO</text:p>
          </table:table-cell>
          <table:table-cell office:value-type="string" office:string-value="insert into empresas (nombre) values ('CLAYA TURISMO');" table:formula="of:=CONCATENATE([.$B$1];[.A717];[.$C$1])" table:style-name="ce1">
            <text:p>insert into empresas (nombre) values ('CLAY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EBER TURISMO</text:p>
          </table:table-cell>
          <table:table-cell office:value-type="string" office:string-value="insert into empresas (nombre) values ('CLEBER TURISMO');" table:formula="of:=CONCATENATE([.$B$1];[.A718];[.$C$1])" table:style-name="ce1">
            <text:p>insert into empresas (nombre) values ('CLEBER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MEZUL SA</text:p>
          </table:table-cell>
          <table:table-cell office:value-type="string" office:string-value="insert into empresas (nombre) values ('CLIMEZUL SA');" table:formula="of:=CONCATENATE([.$B$1];[.A719];[.$C$1])" table:style-name="ce1">
            <text:p>insert into empresas (nombre) values ('CLIMEZUL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P TURISMO</text:p>
          </table:table-cell>
          <table:table-cell office:value-type="string" office:string-value="insert into empresas (nombre) values ('CLIP TURISMO');" table:formula="of:=CONCATENATE([.$B$1];[.A720];[.$C$1])" table:style-name="ce1">
            <text:p>insert into empresas (nombre) values ('CLIP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UB ATLETICO MARONESE</text:p>
          </table:table-cell>
          <table:table-cell office:value-type="string" office:string-value="insert into empresas (nombre) values ('CLUB ATLETICO MARONESE');" table:formula="of:=CONCATENATE([.$B$1];[.A721];[.$C$1])" table:style-name="ce1">
            <text:p>insert into empresas (nombre) values ('CLUB ATLETICO MARONES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UB CIPOLETTI</text:p>
          </table:table-cell>
          <table:table-cell office:value-type="string" office:string-value="insert into empresas (nombre) values ('CLUB CIPOLETTI');" table:formula="of:=CONCATENATE([.$B$1];[.A722];[.$C$1])" table:style-name="ce1">
            <text:p>insert into empresas (nombre) values ('CLUB CIPOLETT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UB SOCIAL Y DEP MADRYN</text:p>
          </table:table-cell>
          <table:table-cell office:value-type="string" office:string-value="insert into empresas (nombre) values ('CLUB SOCIAL Y DEP MADRYN');" table:formula="of:=CONCATENATE([.$B$1];[.A723];[.$C$1])" table:style-name="ce1">
            <text:p>insert into empresas (nombre) values ('CLUB SOCIAL Y DEP MADRY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UB SPORTIVO <text:s/>ESTUDIANTES</text:p>
          </table:table-cell>
          <table:table-cell office:value-type="string" office:string-value="insert into empresas (nombre) values ('CLUB SPORTIVO  ESTUDIANTES');" table:formula="of:=CONCATENATE([.$B$1];[.A724];[.$C$1])" table:style-name="ce1">
            <text:p>insert into empresas (nombre) values ('CLUB SPORTIVO <text:s/>ESTUDIANT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UB TRAVEL CHILE</text:p>
          </table:table-cell>
          <table:table-cell office:value-type="string" office:string-value="insert into empresas (nombre) values ('CLUB TRAVEL CHILE');" table:formula="of:=CONCATENATE([.$B$1];[.A725];[.$C$1])" table:style-name="ce1">
            <text:p>insert into empresas (nombre) values ('CLUB TRAVEL CHI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M TOUR</text:p>
          </table:table-cell>
          <table:table-cell office:value-type="string" office:string-value="insert into empresas (nombre) values ('CM TOUR');" table:formula="of:=CONCATENATE([.$B$1];[.A726];[.$C$1])" table:style-name="ce1">
            <text:p>insert into empresas (nombre) values ('CM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 TRAVEL</text:p>
          </table:table-cell>
          <table:table-cell office:value-type="string" office:string-value="insert into empresas (nombre) values ('CO TRAVEL');" table:formula="of:=CONCATENATE([.$B$1];[.A727];[.$C$1])" table:style-name="ce1">
            <text:p>insert into empresas (nombre) values ('CO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BARBALA</text:p>
          </table:table-cell>
          <table:table-cell office:value-type="string" office:string-value="insert into empresas (nombre) values ('COBARBALA');" table:formula="of:=CONCATENATE([.$B$1];[.A728];[.$C$1])" table:style-name="ce1">
            <text:p>insert into empresas (nombre) values ('COBARBA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BRE EXPRESS</text:p>
          </table:table-cell>
          <table:table-cell office:value-type="string" office:string-value="insert into empresas (nombre) values ('COBRE EXPRESS');" table:formula="of:=CONCATENATE([.$B$1];[.A729];[.$C$1])" table:style-name="ce1">
            <text:p>insert into empresas (nombre) values ('COBRE EXPRES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CEZA</text:p>
          </table:table-cell>
          <table:table-cell office:value-type="string" office:string-value="insert into empresas (nombre) values ('COCEZA');" table:formula="of:=CONCATENATE([.$B$1];[.A730];[.$C$1])" table:style-name="ce1">
            <text:p>insert into empresas (nombre) values ('COCEZ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DAO</text:p>
          </table:table-cell>
          <table:table-cell office:value-type="string" office:string-value="insert into empresas (nombre) values ('CODAO');" table:formula="of:=CONCATENATE([.$B$1];[.A731];[.$C$1])" table:style-name="ce1">
            <text:p>insert into empresas (nombre) values ('CODA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IT</text:p>
          </table:table-cell>
          <table:table-cell office:value-type="string" office:string-value="insert into empresas (nombre) values ('COIT');" table:formula="of:=CONCATENATE([.$B$1];[.A732];[.$C$1])" table:style-name="ce1">
            <text:p>insert into empresas (nombre) values ('COI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KE</text:p>
          </table:table-cell>
          <table:table-cell office:value-type="string" office:string-value="insert into empresas (nombre) values ('COKE');" table:formula="of:=CONCATENATE([.$B$1];[.A733];[.$C$1])" table:style-name="ce1">
            <text:p>insert into empresas (nombre) values ('COK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ADO JORGE OMAR</text:p>
          </table:table-cell>
          <table:table-cell office:value-type="string" office:string-value="insert into empresas (nombre) values ('COLADO JORGE OMAR');" table:formula="of:=CONCATENATE([.$B$1];[.A734];[.$C$1])" table:style-name="ce1">
            <text:p>insert into empresas (nombre) values ('COLADO JORGE O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EGIO ALMAFUERTE</text:p>
          </table:table-cell>
          <table:table-cell office:value-type="string" office:string-value="insert into empresas (nombre) values ('COLEGIO ALMAFUERTE');" table:formula="of:=CONCATENATE([.$B$1];[.A735];[.$C$1])" table:style-name="ce1">
            <text:p>insert into empresas (nombre) values ('COLEGIO ALMAFUE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EGIO SHUELL</text:p>
          </table:table-cell>
          <table:table-cell office:value-type="string" office:string-value="insert into empresas (nombre) values ('COLEGIO SHUELL');" table:formula="of:=CONCATENATE([.$B$1];[.A736];[.$C$1])" table:style-name="ce1">
            <text:p>insert into empresas (nombre) values ('COLEGIO SHUEL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IPRIM</text:p>
          </table:table-cell>
          <table:table-cell office:value-type="string" office:string-value="insert into empresas (nombre) values ('COLIPRIM');" table:formula="of:=CONCATENATE([.$B$1];[.A737];[.$C$1])" table:style-name="ce1">
            <text:p>insert into empresas (nombre) values ('COLIPRI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LEGE DIVISION</text:p>
          </table:table-cell>
          <table:table-cell office:value-type="string" office:string-value="insert into empresas (nombre) values ('COLLEGE DIVISION');" table:formula="of:=CONCATENATE([.$B$1];[.A738];[.$C$1])" table:style-name="ce1">
            <text:p>insert into empresas (nombre) values ('COLLEGE DIVIS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LET VIAGENS</text:p>
          </table:table-cell>
          <table:table-cell office:value-type="string" office:string-value="insert into empresas (nombre) values ('COLLET VIAGENS');" table:formula="of:=CONCATENATE([.$B$1];[.A739];[.$C$1])" table:style-name="ce1">
            <text:p>insert into empresas (nombre) values ('COLLET VIAGEN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OECTIVIDADES</text:p>
          </table:table-cell>
          <table:table-cell office:value-type="string" office:string-value="insert into empresas (nombre) values ('COLOECTIVIDADES');" table:formula="of:=CONCATENATE([.$B$1];[.A740];[.$C$1])" table:style-name="ce1">
            <text:p>insert into empresas (nombre) values ('COLOECTIVIDAD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ON NATALIA E</text:p>
          </table:table-cell>
          <table:table-cell office:value-type="string" office:string-value="insert into empresas (nombre) values ('COLON NATALIA E');" table:formula="of:=CONCATENATE([.$B$1];[.A741];[.$C$1])" table:style-name="ce1">
            <text:p>insert into empresas (nombre) values ('COLON NATALIA 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ON NATALIA EVANGELINA</text:p>
          </table:table-cell>
          <table:table-cell office:value-type="string" office:string-value="insert into empresas (nombre) values ('COLON NATALIA EVANGELINA');" table:formula="of:=CONCATENATE([.$B$1];[.A742];[.$C$1])" table:style-name="ce1">
            <text:p>insert into empresas (nombre) values ('COLON NATALIA EVANGELI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ONIA</text:p>
          </table:table-cell>
          <table:table-cell office:value-type="string" office:string-value="insert into empresas (nombre) values ('COLONIA');" table:formula="of:=CONCATENATE([.$B$1];[.A743];[.$C$1])" table:style-name="ce1">
            <text:p>insert into empresas (nombre) values ('COLON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PER</text:p>
          </table:table-cell>
          <table:table-cell office:value-type="string" office:string-value="insert into empresas (nombre) values ('COLPER');" table:formula="of:=CONCATENATE([.$B$1];[.A744];[.$C$1])" table:style-name="ce1">
            <text:p>insert into empresas (nombre) values ('COLP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PERSIL,SRL</text:p>
          </table:table-cell>
          <table:table-cell office:value-type="string" office:string-value="insert into empresas (nombre) values ('COLPERSIL,SRL');" table:formula="of:=CONCATENATE([.$B$1];[.A745];[.$C$1])" table:style-name="ce1">
            <text:p>insert into empresas (nombre) values ('COLPERSIL,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PRIN</text:p>
          </table:table-cell>
          <table:table-cell office:value-type="string" office:string-value="insert into empresas (nombre) values ('COLPRIN');" table:formula="of:=CONCATENATE([.$B$1];[.A746];[.$C$1])" table:style-name="ce1">
            <text:p>insert into empresas (nombre) values ('COLPR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 BUS SRL</text:p>
          </table:table-cell>
          <table:table-cell office:value-type="string" office:string-value="insert into empresas (nombre) values ('COM BUS SRL');" table:formula="of:=CONCATENATE([.$B$1];[.A747];[.$C$1])" table:style-name="ce1">
            <text:p>insert into empresas (nombre) values ('COM BU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. EMPRENDIMIENTOS</text:p>
          </table:table-cell>
          <table:table-cell office:value-type="string" office:string-value="insert into empresas (nombre) values ('COM. EMPRENDIMIENTOS');" table:formula="of:=CONCATENATE([.$B$1];[.A748];[.$C$1])" table:style-name="ce1">
            <text:p>insert into empresas (nombre) values ('COM. EMPRENDIMIENT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ACA</text:p>
          </table:table-cell>
          <table:table-cell office:value-type="string" office:string-value="insert into empresas (nombre) values ('COMACA');" table:formula="of:=CONCATENATE([.$B$1];[.A749];[.$C$1])" table:style-name="ce1">
            <text:p>insert into empresas (nombre) values ('COMA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BI BOY</text:p>
          </table:table-cell>
          <table:table-cell office:value-type="string" office:string-value="insert into empresas (nombre) values ('COMBI BOY');" table:formula="of:=CONCATENATE([.$B$1];[.A750];[.$C$1])" table:style-name="ce1">
            <text:p>insert into empresas (nombre) values ('COMBI BO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BI TOUR</text:p>
          </table:table-cell>
          <table:table-cell office:value-type="string" office:string-value="insert into empresas (nombre) values ('COMBI TOUR');" table:formula="of:=CONCATENATE([.$B$1];[.A751];[.$C$1])" table:style-name="ce1">
            <text:p>insert into empresas (nombre) values ('COMBI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BO TURISMO</text:p>
          </table:table-cell>
          <table:table-cell office:value-type="string" office:string-value="insert into empresas (nombre) values ('COMBO TURISMO');" table:formula="of:=CONCATENATE([.$B$1];[.A752];[.$C$1])" table:style-name="ce1">
            <text:p>insert into empresas (nombre) values ('COMBO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BUSTIBLES DEL OESTE SRL</text:p>
          </table:table-cell>
          <table:table-cell office:value-type="string" office:string-value="insert into empresas (nombre) values ('COMBUSTIBLES DEL OESTE SRL');" table:formula="of:=CONCATENATE([.$B$1];[.A753];[.$C$1])" table:style-name="ce1">
            <text:p>insert into empresas (nombre) values ('COMBUSTIBLES DEL OESTE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BY</text:p>
          </table:table-cell>
          <table:table-cell office:value-type="string" office:string-value="insert into empresas (nombre) values ('COMBY');" table:formula="of:=CONCATENATE([.$B$1];[.A754];[.$C$1])" table:style-name="ce1">
            <text:p>insert into empresas (nombre) values ('COMB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ERCIAL B</text:p>
          </table:table-cell>
          <table:table-cell office:value-type="string" office:string-value="insert into empresas (nombre) values ('COMERCIAL B');" table:formula="of:=CONCATENATE([.$B$1];[.A755];[.$C$1])" table:style-name="ce1">
            <text:p>insert into empresas (nombre) values ('COMERCIAL B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ERCIAL BEJARES</text:p>
          </table:table-cell>
          <table:table-cell office:value-type="string" office:string-value="insert into empresas (nombre) values ('COMERCIAL BEJARES');" table:formula="of:=CONCATENATE([.$B$1];[.A756];[.$C$1])" table:style-name="ce1">
            <text:p>insert into empresas (nombre) values ('COMERCIAL BEJA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ETA BIS</text:p>
          </table:table-cell>
          <table:table-cell office:value-type="string" office:string-value="insert into empresas (nombre) values ('COMETA BIS');" table:formula="of:=CONCATENATE([.$B$1];[.A757];[.$C$1])" table:style-name="ce1">
            <text:p>insert into empresas (nombre) values ('COMETA BI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ETA DEL AMAMBAY</text:p>
          </table:table-cell>
          <table:table-cell office:value-type="string" office:string-value="insert into empresas (nombre) values ('COMETA DEL AMAMBAY');" table:formula="of:=CONCATENATE([.$B$1];[.A758];[.$C$1])" table:style-name="ce1">
            <text:p>insert into empresas (nombre) values ('COMETA DEL AMAMBA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ANIA</text:p>
          </table:table-cell>
          <table:table-cell office:value-type="string" office:string-value="insert into empresas (nombre) values ('COMPANIA');" table:formula="of:=CONCATENATE([.$B$1];[.A759];[.$C$1])" table:style-name="ce1">
            <text:p>insert into empresas (nombre) values ('COMPAN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ANIA ARG</text:p>
          </table:table-cell>
          <table:table-cell office:value-type="string" office:string-value="insert into empresas (nombre) values ('COMPANIA ARG');" table:formula="of:=CONCATENATE([.$B$1];[.A760];[.$C$1])" table:style-name="ce1">
            <text:p>insert into empresas (nombre) values ('COMPANIA ARG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EGGIO SRL</text:p>
          </table:table-cell>
          <table:table-cell office:value-type="string" office:string-value="insert into empresas (nombre) values ('COMPEGGIO SRL');" table:formula="of:=CONCATENATE([.$B$1];[.A761];[.$C$1])" table:style-name="ce1">
            <text:p>insert into empresas (nombre) values ('COMPEGGIO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ERTUR</text:p>
          </table:table-cell>
          <table:table-cell office:value-type="string" office:string-value="insert into empresas (nombre) values ('COMPERTUR');" table:formula="of:=CONCATENATE([.$B$1];[.A762];[.$C$1])" table:style-name="ce1">
            <text:p>insert into empresas (nombre) values ('COMPER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LEJO DE TURISMO BLEST</text:p>
          </table:table-cell>
          <table:table-cell office:value-type="string" office:string-value="insert into empresas (nombre) values ('COMPLEJO DE TURISMO BLEST');" table:formula="of:=CONCATENATE([.$B$1];[.A763];[.$C$1])" table:style-name="ce1">
            <text:p>insert into empresas (nombre) values ('COMPLEJO DE TURISMO BLES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BUS</text:p>
          </table:table-cell>
          <table:table-cell office:value-type="string" office:string-value="insert into empresas (nombre) values ('CONBUS');" table:formula="of:=CONCATENATE([.$B$1];[.A764];[.$C$1])" table:style-name="ce1">
            <text:p>insert into empresas (nombre) values ('CON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CORDIATUR</text:p>
          </table:table-cell>
          <table:table-cell office:value-type="string" office:string-value="insert into empresas (nombre) values ('CONCORDIATUR');" table:formula="of:=CONCATENATE([.$B$1];[.A765];[.$C$1])" table:style-name="ce1">
            <text:p>insert into empresas (nombre) values ('CONCORDIA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DOR DEL PLATA</text:p>
          </table:table-cell>
          <table:table-cell office:value-type="string" office:string-value="insert into empresas (nombre) values ('CONDOR DEL PLATA');" table:formula="of:=CONCATENATE([.$B$1];[.A766];[.$C$1])" table:style-name="ce1">
            <text:p>insert into empresas (nombre) values ('CONDOR DEL PLA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DOR ESTRELLA</text:p>
          </table:table-cell>
          <table:table-cell office:value-type="string" office:string-value="insert into empresas (nombre) values ('CONDOR ESTRELLA');" table:formula="of:=CONCATENATE([.$B$1];[.A767];[.$C$1])" table:style-name="ce1">
            <text:p>insert into empresas (nombre) values ('CONDOR ESTREL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ECTUR</text:p>
          </table:table-cell>
          <table:table-cell office:value-type="string" office:string-value="insert into empresas (nombre) values ('CONECTUR');" table:formula="of:=CONCATENATE([.$B$1];[.A768];[.$C$1])" table:style-name="ce1">
            <text:p>insert into empresas (nombre) values ('CONEC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ESUL</text:p>
          </table:table-cell>
          <table:table-cell office:value-type="string" office:string-value="insert into empresas (nombre) values ('CONESUL');" table:formula="of:=CONCATENATE([.$B$1];[.A769];[.$C$1])" table:style-name="ce1">
            <text:p>insert into empresas (nombre) values ('CONESU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FIDENCE TRAVEL</text:p>
          </table:table-cell>
          <table:table-cell office:value-type="string" office:string-value="insert into empresas (nombre) values ('CONFIDENCE TRAVEL');" table:formula="of:=CONCATENATE([.$B$1];[.A770];[.$C$1])" table:style-name="ce1">
            <text:p>insert into empresas (nombre) values ('CONFIDENCE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FOR TOUR</text:p>
          </table:table-cell>
          <table:table-cell office:value-type="string" office:string-value="insert into empresas (nombre) values ('CONFOR TOUR');" table:formula="of:=CONCATENATE([.$B$1];[.A771];[.$C$1])" table:style-name="ce1">
            <text:p>insert into empresas (nombre) values ('CONFOR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O SUR</text:p>
          </table:table-cell>
          <table:table-cell office:value-type="string" office:string-value="insert into empresas (nombre) values ('CONO SUR');" table:formula="of:=CONCATENATE([.$B$1];[.A772];[.$C$1])" table:style-name="ce1">
            <text:p>insert into empresas (nombre) values ('CONO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OCER</text:p>
          </table:table-cell>
          <table:table-cell office:value-type="string" office:string-value="insert into empresas (nombre) values ('CONOCER');" table:formula="of:=CONCATENATE([.$B$1];[.A773];[.$C$1])" table:style-name="ce1">
            <text:p>insert into empresas (nombre) values ('CONOC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OSUR</text:p>
          </table:table-cell>
          <table:table-cell office:value-type="string" office:string-value="insert into empresas (nombre) values ('CONOSUR');" table:formula="of:=CONCATENATE([.$B$1];[.A774];[.$C$1])" table:style-name="ce1">
            <text:p>insert into empresas (nombre) values ('CONO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ANIA OMNIBUS DEL ESTE</text:p>
          </table:table-cell>
          <table:table-cell office:value-type="string" office:string-value="insert into empresas (nombre) values ('COMPANIA OMNIBUS DEL ESTE');" table:formula="of:=CONCATENATE([.$B$1];[.A775];[.$C$1])" table:style-name="ce1">
            <text:p>insert into empresas (nombre) values ('COMPANIA OMNIBUS DEL ES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RRADO FUENTEALVA</text:p>
          </table:table-cell>
          <table:table-cell office:value-type="string" office:string-value="insert into empresas (nombre) values ('CONRRADO FUENTEALVA');" table:formula="of:=CONCATENATE([.$B$1];[.A776];[.$C$1])" table:style-name="ce1">
            <text:p>insert into empresas (nombre) values ('CONRRADO FUENTEALV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TANTINA TURISMO</text:p>
          </table:table-cell>
          <table:table-cell office:value-type="string" office:string-value="insert into empresas (nombre) values ('CONSTANTINA TURISMO');" table:formula="of:=CONCATENATE([.$B$1];[.A777];[.$C$1])" table:style-name="ce1">
            <text:p>insert into empresas (nombre) values ('CONSTANTIN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IBUS</text:p>
          </table:table-cell>
          <table:table-cell office:value-type="string" office:string-value="insert into empresas (nombre) values ('CONTIBUS');" table:formula="of:=CONCATENATE([.$B$1];[.A778];[.$C$1])" table:style-name="ce1">
            <text:p>insert into empresas (nombre) values ('CONTI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IMAR</text:p>
          </table:table-cell>
          <table:table-cell office:value-type="string" office:string-value="insert into empresas (nombre) values ('CONTIMAR');" table:formula="of:=CONCATENATE([.$B$1];[.A779];[.$C$1])" table:style-name="ce1">
            <text:p>insert into empresas (nombre) values ('CONTI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INENTE</text:p>
          </table:table-cell>
          <table:table-cell office:value-type="string" office:string-value="insert into empresas (nombre) values ('CONTINENTE');" table:formula="of:=CONCATENATE([.$B$1];[.A780];[.$C$1])" table:style-name="ce1">
            <text:p>insert into empresas (nombre) values ('CONTINEN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RERAS</text:p>
          </table:table-cell>
          <table:table-cell office:value-type="string" office:string-value="insert into empresas (nombre) values ('CONTRERAS');" table:formula="of:=CONCATENATE([.$B$1];[.A781];[.$C$1])" table:style-name="ce1">
            <text:p>insert into empresas (nombre) values ('CONTRER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OP. SPORTMAN</text:p>
          </table:table-cell>
          <table:table-cell office:value-type="string" office:string-value="insert into empresas (nombre) values ('COOP. SPORTMAN');" table:formula="of:=CONCATENATE([.$B$1];[.A782];[.$C$1])" table:style-name="ce1">
            <text:p>insert into empresas (nombre) values ('COOP. SPORTM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OP DE TRABAJO TTES LA UNION LTDA</text:p>
          </table:table-cell>
          <table:table-cell office:value-type="string" office:string-value="insert into empresas (nombre) values ('COOP DE TRABAJO TTES LA UNION LTDA');" table:formula="of:=CONCATENATE([.$B$1];[.A783];[.$C$1])" table:style-name="ce1">
            <text:p>insert into empresas (nombre) values ('COOP DE TRABAJO TTES LA UNION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OP LA UNION</text:p>
          </table:table-cell>
          <table:table-cell office:value-type="string" office:string-value="insert into empresas (nombre) values ('COOP LA UNION');" table:formula="of:=CONCATENATE([.$B$1];[.A784];[.$C$1])" table:style-name="ce1">
            <text:p>insert into empresas (nombre) values ('COOP LA UN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OPERATIVA "SPORTMAN" LTDA</text:p>
          </table:table-cell>
          <table:table-cell office:value-type="string" office:string-value="insert into empresas (nombre) values ('COOPERATIVA &quot;SPORTMAN&quot; LTDA');" table:formula="of:=CONCATENATE([.$B$1];[.A785];[.$C$1])" table:style-name="ce1">
            <text:p>insert into empresas (nombre) values ('COOPERATIVA "SPORTMAN"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OPERATIVA 9 DE JULIO</text:p>
          </table:table-cell>
          <table:table-cell office:value-type="string" office:string-value="insert into empresas (nombre) values ('COOPERATIVA 9 DE JULIO');" table:formula="of:=CONCATENATE([.$B$1];[.A786];[.$C$1])" table:style-name="ce1">
            <text:p>insert into empresas (nombre) values ('COOPERATIVA 9 DE JUL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OPERATIVA T.A.L</text:p>
          </table:table-cell>
          <table:table-cell office:value-type="string" office:string-value="insert into empresas (nombre) values ('COOPERATIVA T.A.L');" table:formula="of:=CONCATENATE([.$B$1];[.A787];[.$C$1])" table:style-name="ce1">
            <text:p>insert into empresas (nombre) values ('COOPERATIVA T.A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OPERATIVA TAC</text:p>
          </table:table-cell>
          <table:table-cell office:value-type="string" office:string-value="insert into empresas (nombre) values ('COOPERATIVA TAC');" table:formula="of:=CONCATENATE([.$B$1];[.A788];[.$C$1])" table:style-name="ce1">
            <text:p>insert into empresas (nombre) values ('COOPERATIVA TA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OPTRA</text:p>
          </table:table-cell>
          <table:table-cell office:value-type="string" office:string-value="insert into empresas (nombre) values ('COOPTRA');" table:formula="of:=CONCATENATE([.$B$1];[.A789];[.$C$1])" table:style-name="ce1">
            <text:p>insert into empresas (nombre) values ('COOPT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ORDINACION TURISTICA</text:p>
          </table:table-cell>
          <table:table-cell office:value-type="string" office:string-value="insert into empresas (nombre) values ('COORDINACION TURISTICA');" table:formula="of:=CONCATENATE([.$B$1];[.A790];[.$C$1])" table:style-name="ce1">
            <text:p>insert into empresas (nombre) values ('COORDINACION TURISTI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PAL</text:p>
          </table:table-cell>
          <table:table-cell office:value-type="string" office:string-value="insert into empresas (nombre) values ('COPAL');" table:formula="of:=CONCATENATE([.$B$1];[.A791];[.$C$1])" table:style-name="ce1">
            <text:p>insert into empresas (nombre) values ('COP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ALTOUR</text:p>
          </table:table-cell>
          <table:table-cell office:value-type="string" office:string-value="insert into empresas (nombre) values ('CORALTOUR');" table:formula="of:=CONCATENATE([.$B$1];[.A792];[.$C$1])" table:style-name="ce1">
            <text:p>insert into empresas (nombre) values ('CORAL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ALTUR</text:p>
          </table:table-cell>
          <table:table-cell office:value-type="string" office:string-value="insert into empresas (nombre) values ('CORALTUR');" table:formula="of:=CONCATENATE([.$B$1];[.A793];[.$C$1])" table:style-name="ce1">
            <text:p>insert into empresas (nombre) values ('CORAL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DILLERA</text:p>
          </table:table-cell>
          <table:table-cell office:value-type="string" office:string-value="insert into empresas (nombre) values ('CORDILLERA');" table:formula="of:=CONCATENATE([.$B$1];[.A794];[.$C$1])" table:style-name="ce1">
            <text:p>insert into empresas (nombre) values ('CORDILLE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DILLERA DE NAHUEL BUTA</text:p>
          </table:table-cell>
          <table:table-cell office:value-type="string" office:string-value="insert into empresas (nombre) values ('CORDILLERA DE NAHUEL BUTA');" table:formula="of:=CONCATENATE([.$B$1];[.A795];[.$C$1])" table:style-name="ce1">
            <text:p>insert into empresas (nombre) values ('CORDILLERA DE NAHUEL BU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DILLERA SUR</text:p>
          </table:table-cell>
          <table:table-cell office:value-type="string" office:string-value="insert into empresas (nombre) values ('CORDILLERA SUR');" table:formula="of:=CONCATENATE([.$B$1];[.A796];[.$C$1])" table:style-name="ce1">
            <text:p>insert into empresas (nombre) values ('CORDILLERA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DITUR</text:p>
          </table:table-cell>
          <table:table-cell office:value-type="string" office:string-value="insert into empresas (nombre) values ('CORDITUR');" table:formula="of:=CONCATENATE([.$B$1];[.A797];[.$C$1])" table:style-name="ce1">
            <text:p>insert into empresas (nombre) values ('CORDI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DOBA</text:p>
          </table:table-cell>
          <table:table-cell office:value-type="string" office:string-value="insert into empresas (nombre) values ('CORDOBA');" table:formula="of:=CONCATENATE([.$B$1];[.A798];[.$C$1])" table:style-name="ce1">
            <text:p>insert into empresas (nombre) values ('CORDOB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DOBA TUR-</text:p>
          </table:table-cell>
          <table:table-cell office:value-type="string" office:string-value="insert into empresas (nombre) values ('CORDOBA TUR-');" table:formula="of:=CONCATENATE([.$B$1];[.A799];[.$C$1])" table:style-name="ce1">
            <text:p>insert into empresas (nombre) values ('CORDOBA TUR-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DOBA TURISMO</text:p>
          </table:table-cell>
          <table:table-cell office:value-type="string" office:string-value="insert into empresas (nombre) values ('CORDOBA TURISMO');" table:formula="of:=CONCATENATE([.$B$1];[.A800];[.$C$1])" table:style-name="ce1">
            <text:p>insert into empresas (nombre) values ('CORDOB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ITUR</text:p>
          </table:table-cell>
          <table:table-cell office:value-type="string" office:string-value="insert into empresas (nombre) values ('CORITUR');" table:formula="of:=CONCATENATE([.$B$1];[.A801];[.$C$1])" table:style-name="ce1">
            <text:p>insert into empresas (nombre) values ('CORI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MAN BUS</text:p>
          </table:table-cell>
          <table:table-cell office:value-type="string" office:string-value="insert into empresas (nombre) values ('CORMAN BUS');" table:formula="of:=CONCATENATE([.$B$1];[.A802];[.$C$1])" table:style-name="ce1">
            <text:p>insert into empresas (nombre) values ('CORMAN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MAR</text:p>
          </table:table-cell>
          <table:table-cell office:value-type="string" office:string-value="insert into empresas (nombre) values ('CORMAR');" table:formula="of:=CONCATENATE([.$B$1];[.A803];[.$C$1])" table:style-name="ce1">
            <text:p>insert into empresas (nombre) values ('COR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NA EMPRESA</text:p>
          </table:table-cell>
          <table:table-cell office:value-type="string" office:string-value="insert into empresas (nombre) values ('CORNA EMPRESA');" table:formula="of:=CONCATENATE([.$B$1];[.A804];[.$C$1])" table:style-name="ce1">
            <text:p>insert into empresas (nombre) values ('CORNA EMPRE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O TUR</text:p>
          </table:table-cell>
          <table:table-cell office:value-type="string" office:string-value="insert into empresas (nombre) values ('CORO TUR');" table:formula="of:=CONCATENATE([.$B$1];[.A805];[.$C$1])" table:style-name="ce1">
            <text:p>insert into empresas (nombre) values ('CORO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OTUR</text:p>
          </table:table-cell>
          <table:table-cell office:value-type="string" office:string-value="insert into empresas (nombre) values ('COROTUR');" table:formula="of:=CONCATENATE([.$B$1];[.A806];[.$C$1])" table:style-name="ce1">
            <text:p>insert into empresas (nombre) values ('CORO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ORACION ACACIA</text:p>
          </table:table-cell>
          <table:table-cell office:value-type="string" office:string-value="insert into empresas (nombre) values ('CORPORACION ACACIA');" table:formula="of:=CONCATENATE([.$B$1];[.A807];[.$C$1])" table:style-name="ce1">
            <text:p>insert into empresas (nombre) values ('CORPORACION ACAC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RECAMINOS TURISMO</text:p>
          </table:table-cell>
          <table:table-cell office:value-type="string" office:string-value="insert into empresas (nombre) values ('CORRECAMINOS TURISMO');" table:formula="of:=CONCATENATE([.$B$1];[.A808];[.$C$1])" table:style-name="ce1">
            <text:p>insert into empresas (nombre) values ('CORRECAMINOS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SI TURCO TANDIL SRL</text:p>
          </table:table-cell>
          <table:table-cell office:value-type="string" office:string-value="insert into empresas (nombre) values ('CORSI TURCO TANDIL SRL');" table:formula="of:=CONCATENATE([.$B$1];[.A809];[.$C$1])" table:style-name="ce1">
            <text:p>insert into empresas (nombre) values ('CORSI TURCO TANDIL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SORCIO DE ALTO RENDIMIENTO C R</text:p>
          </table:table-cell>
          <table:table-cell office:value-type="string" office:string-value="insert into empresas (nombre) values ('CORSORCIO DE ALTO RENDIMIENTO C R');" table:formula="of:=CONCATENATE([.$B$1];[.A810];[.$C$1])" table:style-name="ce1">
            <text:p>insert into empresas (nombre) values ('CORSORCIO DE ALTO RENDIMIENTO C 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TES</text:p>
          </table:table-cell>
          <table:table-cell office:value-type="string" office:string-value="insert into empresas (nombre) values ('CORTES');" table:formula="of:=CONCATENATE([.$B$1];[.A811];[.$C$1])" table:style-name="ce1">
            <text:p>insert into empresas (nombre) values ('CORT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SENZA</text:p>
          </table:table-cell>
          <table:table-cell office:value-type="string" office:string-value="insert into empresas (nombre) values ('COSENZA');" table:formula="of:=CONCATENATE([.$B$1];[.A812];[.$C$1])" table:style-name="ce1">
            <text:p>insert into empresas (nombre) values ('COSENZ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SENZA SRL</text:p>
          </table:table-cell>
          <table:table-cell office:value-type="string" office:string-value="insert into empresas (nombre) values ('COSENZA SRL');" table:formula="of:=CONCATENATE([.$B$1];[.A813];[.$C$1])" table:style-name="ce1">
            <text:p>insert into empresas (nombre) values ('COSENZA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STA</text:p>
          </table:table-cell>
          <table:table-cell office:value-type="string" office:string-value="insert into empresas (nombre) values ('COSTA');" table:formula="of:=CONCATENATE([.$B$1];[.A814];[.$C$1])" table:style-name="ce1">
            <text:p>insert into empresas (nombre) values ('COS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STA AZUL</text:p>
          </table:table-cell>
          <table:table-cell office:value-type="string" office:string-value="insert into empresas (nombre) values ('COSTA AZUL');" table:formula="of:=CONCATENATE([.$B$1];[.A815];[.$C$1])" table:style-name="ce1">
            <text:p>insert into empresas (nombre) values ('COSTA AZU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STA EXPRES</text:p>
          </table:table-cell>
          <table:table-cell office:value-type="string" office:string-value="insert into empresas (nombre) values ('COSTA EXPRES');" table:formula="of:=CONCATENATE([.$B$1];[.A816];[.$C$1])" table:style-name="ce1">
            <text:p>insert into empresas (nombre) values ('COSTA EXP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STA SUR</text:p>
          </table:table-cell>
          <table:table-cell office:value-type="string" office:string-value="insert into empresas (nombre) values ('COSTA SUR');" table:formula="of:=CONCATENATE([.$B$1];[.A817];[.$C$1])" table:style-name="ce1">
            <text:p>insert into empresas (nombre) values ('COSTA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STA URUGUAY</text:p>
          </table:table-cell>
          <table:table-cell office:value-type="string" office:string-value="insert into empresas (nombre) values ('COSTA URUGUAY');" table:formula="of:=CONCATENATE([.$B$1];[.A818];[.$C$1])" table:style-name="ce1">
            <text:p>insert into empresas (nombre) values ('COSTA URUGUA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STA VIAJES SRL</text:p>
          </table:table-cell>
          <table:table-cell office:value-type="string" office:string-value="insert into empresas (nombre) values ('COSTA VIAJES SRL');" table:formula="of:=CONCATENATE([.$B$1];[.A819];[.$C$1])" table:style-name="ce1">
            <text:p>insert into empresas (nombre) values ('COSTA VIAJE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STAS HORACIO</text:p>
          </table:table-cell>
          <table:table-cell office:value-type="string" office:string-value="insert into empresas (nombre) values ('COSTAS HORACIO');" table:formula="of:=CONCATENATE([.$B$1];[.A820];[.$C$1])" table:style-name="ce1">
            <text:p>insert into empresas (nombre) values ('COSTAS HORAC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STAS VIAJES</text:p>
          </table:table-cell>
          <table:table-cell office:value-type="string" office:string-value="insert into empresas (nombre) values ('COSTAS VIAJES');" table:formula="of:=CONCATENATE([.$B$1];[.A821];[.$C$1])" table:style-name="ce1">
            <text:p>insert into empresas (nombre) values ('COSTAS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STERA BUS</text:p>
          </table:table-cell>
          <table:table-cell office:value-type="string" office:string-value="insert into empresas (nombre) values ('COSTERA BUS');" table:formula="of:=CONCATENATE([.$B$1];[.A822];[.$C$1])" table:style-name="ce1">
            <text:p>insert into empresas (nombre) values ('COSTERA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STERA CRIOLLA</text:p>
          </table:table-cell>
          <table:table-cell office:value-type="string" office:string-value="insert into empresas (nombre) values ('COSTERA CRIOLLA');" table:formula="of:=CONCATENATE([.$B$1];[.A823];[.$C$1])" table:style-name="ce1">
            <text:p>insert into empresas (nombre) values ('COSTERA CRIOL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TABU</text:p>
          </table:table-cell>
          <table:table-cell office:value-type="string" office:string-value="insert into empresas (nombre) values ('COTABU');" table:formula="of:=CONCATENATE([.$B$1];[.A824];[.$C$1])" table:style-name="ce1">
            <text:p>insert into empresas (nombre) values ('COTABU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TACID</text:p>
          </table:table-cell>
          <table:table-cell office:value-type="string" office:string-value="insert into empresas (nombre) values ('COTACID');" table:formula="of:=CONCATENATE([.$B$1];[.A825];[.$C$1])" table:style-name="ce1">
            <text:p>insert into empresas (nombre) values ('COTACID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VALLE</text:p>
          </table:table-cell>
          <table:table-cell office:value-type="string" office:string-value="insert into empresas (nombre) values ('COVALLE');" table:formula="of:=CONCATENATE([.$B$1];[.A826];[.$C$1])" table:style-name="ce1">
            <text:p>insert into empresas (nombre) values ('COVAL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VALLE BUS</text:p>
          </table:table-cell>
          <table:table-cell office:value-type="string" office:string-value="insert into empresas (nombre) values ('COVALLE BUS');" table:formula="of:=CONCATENATE([.$B$1];[.A827];[.$C$1])" table:style-name="ce1">
            <text:p>insert into empresas (nombre) values ('COVALLE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YHAIQUE</text:p>
          </table:table-cell>
          <table:table-cell office:value-type="string" office:string-value="insert into empresas (nombre) values ('COYHAIQUE');" table:formula="of:=CONCATENATE([.$B$1];[.A828];[.$C$1])" table:style-name="ce1">
            <text:p>insert into empresas (nombre) values ('COYHAIQU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A<text:s text:c="2"/></text:p>
          </table:table-cell>
          <table:table-cell office:value-type="string" office:string-value="insert into empresas (nombre) values ('CREA  ');" table:formula="of:=CONCATENATE([.$B$1];[.A829];[.$C$1])" table:style-name="ce1">
            <text:p>insert into empresas (nombre) values ('CREA <text:s/>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A VIAJES Y TURISMO</text:p>
          </table:table-cell>
          <table:table-cell office:value-type="string" office:string-value="insert into empresas (nombre) values ('CREA VIAJES Y TURISMO');" table:formula="of:=CONCATENATE([.$B$1];[.A830];[.$C$1])" table:style-name="ce1">
            <text:p>insert into empresas (nombre) values ('CREA VIAJES Y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SPI VIAJES Y TURISMO</text:p>
          </table:table-cell>
          <table:table-cell office:value-type="string" office:string-value="insert into empresas (nombre) values ('CRESPI VIAJES Y TURISMO');" table:formula="of:=CONCATENATE([.$B$1];[.A831];[.$C$1])" table:style-name="ce1">
            <text:p>insert into empresas (nombre) values ('CRESPI VIAJES Y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IMAHGO BUS</text:p>
          </table:table-cell>
          <table:table-cell office:value-type="string" office:string-value="insert into empresas (nombre) values ('CRIMAHGO BUS');" table:formula="of:=CONCATENATE([.$B$1];[.A832];[.$C$1])" table:style-name="ce1">
            <text:p>insert into empresas (nombre) values ('CRIMAHGO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ISMA BUS</text:p>
          </table:table-cell>
          <table:table-cell office:value-type="string" office:string-value="insert into empresas (nombre) values ('CRISMA BUS');" table:formula="of:=CONCATENATE([.$B$1];[.A833];[.$C$1])" table:style-name="ce1">
            <text:p>insert into empresas (nombre) values ('CRISMA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ISMALDI VIAJES</text:p>
          </table:table-cell>
          <table:table-cell office:value-type="string" office:string-value="insert into empresas (nombre) values ('CRISMALDI VIAJES');" table:formula="of:=CONCATENATE([.$B$1];[.A834];[.$C$1])" table:style-name="ce1">
            <text:p>insert into empresas (nombre) values ('CRISMALDI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ISMAR</text:p>
          </table:table-cell>
          <table:table-cell office:value-type="string" office:string-value="insert into empresas (nombre) values ('CRISMAR');" table:formula="of:=CONCATENATE([.$B$1];[.A835];[.$C$1])" table:style-name="ce1">
            <text:p>insert into empresas (nombre) values ('CRIS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ISTIAN MATIELLO</text:p>
          </table:table-cell>
          <table:table-cell office:value-type="string" office:string-value="insert into empresas (nombre) values ('CRISTIAN MATIELLO');" table:formula="of:=CONCATENATE([.$B$1];[.A836];[.$C$1])" table:style-name="ce1">
            <text:p>insert into empresas (nombre) values ('CRISTIAN MATIEL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ISTIAN MONTOYA</text:p>
          </table:table-cell>
          <table:table-cell office:value-type="string" office:string-value="insert into empresas (nombre) values ('CRISTIAN MONTOYA');" table:formula="of:=CONCATENATE([.$B$1];[.A837];[.$C$1])" table:style-name="ce1">
            <text:p>insert into empresas (nombre) values ('CRISTIAN MONTOY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ISTIAN SANCHEZ</text:p>
          </table:table-cell>
          <table:table-cell office:value-type="string" office:string-value="insert into empresas (nombre) values ('CRISTIAN SANCHEZ');" table:formula="of:=CONCATENATE([.$B$1];[.A838];[.$C$1])" table:style-name="ce1">
            <text:p>insert into empresas (nombre) values ('CRISTIAN SANCH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ISTIAN TOUR</text:p>
          </table:table-cell>
          <table:table-cell office:value-type="string" office:string-value="insert into empresas (nombre) values ('CRISTIAN TOUR');" table:formula="of:=CONCATENATE([.$B$1];[.A839];[.$C$1])" table:style-name="ce1">
            <text:p>insert into empresas (nombre) values ('CRISTIAN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ISVIA SR.L.</text:p>
          </table:table-cell>
          <table:table-cell office:value-type="string" office:string-value="insert into empresas (nombre) values ('CRISVIA SR.L.');" table:formula="of:=CONCATENATE([.$B$1];[.A840];[.$C$1])" table:style-name="ce1">
            <text:p>insert into empresas (nombre) values ('CRISVIA S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ITUR</text:p>
          </table:table-cell>
          <table:table-cell office:value-type="string" office:string-value="insert into empresas (nombre) values ('CRITUR');" table:formula="of:=CONCATENATE([.$B$1];[.A841];[.$C$1])" table:style-name="ce1">
            <text:p>insert into empresas (nombre) values ('CRI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UCERO</text:p>
          </table:table-cell>
          <table:table-cell office:value-type="string" office:string-value="insert into empresas (nombre) values ('CRUCERO');" table:formula="of:=CONCATENATE([.$B$1];[.A842];[.$C$1])" table:style-name="ce1">
            <text:p>insert into empresas (nombre) values ('CRUCE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UCERO DEL NORTE</text:p>
          </table:table-cell>
          <table:table-cell office:value-type="string" office:string-value="insert into empresas (nombre) values ('CRUCERO DEL NORTE');" table:formula="of:=CONCATENATE([.$B$1];[.A843];[.$C$1])" table:style-name="ce1">
            <text:p>insert into empresas (nombre) values ('CRUCERO DEL N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UCERO DEL SUR</text:p>
          </table:table-cell>
          <table:table-cell office:value-type="string" office:string-value="insert into empresas (nombre) values ('CRUCERO DEL SUR');" table:formula="of:=CONCATENATE([.$B$1];[.A844];[.$C$1])" table:style-name="ce1">
            <text:p>insert into empresas (nombre) values ('CRUCERO DE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UCERO DEL VALLE</text:p>
          </table:table-cell>
          <table:table-cell office:value-type="string" office:string-value="insert into empresas (nombre) values ('CRUCERO DEL VALLE');" table:formula="of:=CONCATENATE([.$B$1];[.A845];[.$C$1])" table:style-name="ce1">
            <text:p>insert into empresas (nombre) values ('CRUCERO DEL VAL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UCERO VIAJES</text:p>
          </table:table-cell>
          <table:table-cell office:value-type="string" office:string-value="insert into empresas (nombre) values ('CRUCERO VIAJES');" table:formula="of:=CONCATENATE([.$B$1];[.A846];[.$C$1])" table:style-name="ce1">
            <text:p>insert into empresas (nombre) values ('CRUCERO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UCEROS BAYRES</text:p>
          </table:table-cell>
          <table:table-cell office:value-type="string" office:string-value="insert into empresas (nombre) values ('CRUCEROS BAYRES');" table:formula="of:=CONCATENATE([.$B$1];[.A847];[.$C$1])" table:style-name="ce1">
            <text:p>insert into empresas (nombre) values ('CRUCEROS BAY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UZ AZUL</text:p>
          </table:table-cell>
          <table:table-cell office:value-type="string" office:string-value="insert into empresas (nombre) values ('CRUZ AZUL');" table:formula="of:=CONCATENATE([.$B$1];[.A848];[.$C$1])" table:style-name="ce1">
            <text:p>insert into empresas (nombre) values ('CRUZ AZU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UZ DEL SUR</text:p>
          </table:table-cell>
          <table:table-cell office:value-type="string" office:string-value="insert into empresas (nombre) values ('CRUZ DEL SUR');" table:formula="of:=CONCATENATE([.$B$1];[.A849];[.$C$1])" table:style-name="ce1">
            <text:p>insert into empresas (nombre) values ('CRUZ DE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UZ MAR</text:p>
          </table:table-cell>
          <table:table-cell office:value-type="string" office:string-value="insert into empresas (nombre) values ('CRUZ MAR');" table:formula="of:=CONCATENATE([.$B$1];[.A850];[.$C$1])" table:style-name="ce1">
            <text:p>insert into empresas (nombre) values ('CRUZ 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TA PATAGONIA</text:p>
          </table:table-cell>
          <table:table-cell office:value-type="string" office:string-value="insert into empresas (nombre) values ('CTA PATAGONIA');" table:formula="of:=CONCATENATE([.$B$1];[.A851];[.$C$1])" table:style-name="ce1">
            <text:p>insert into empresas (nombre) values ('CTA PATAGON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TS TURISMO</text:p>
          </table:table-cell>
          <table:table-cell office:value-type="string" office:string-value="insert into empresas (nombre) values ('CTS TURISMO');" table:formula="of:=CONCATENATE([.$B$1];[.A852];[.$C$1])" table:style-name="ce1">
            <text:p>insert into empresas (nombre) values ('CTS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ATRO LUNAS</text:p>
          </table:table-cell>
          <table:table-cell office:value-type="string" office:string-value="insert into empresas (nombre) values ('CUATRO LUNAS');" table:formula="of:=CONCATENATE([.$B$1];[.A853];[.$C$1])" table:style-name="ce1">
            <text:p>insert into empresas (nombre) values ('CUATRO LUN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ELI ENRIQUE VICENTE</text:p>
          </table:table-cell>
          <table:table-cell office:value-type="string" office:string-value="insert into empresas (nombre) values ('CUELI ENRIQUE VICENTE');" table:formula="of:=CONCATENATE([.$B$1];[.A854];[.$C$1])" table:style-name="ce1">
            <text:p>insert into empresas (nombre) values ('CUELI ENRIQUE VICEN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EVAS</text:p>
          </table:table-cell>
          <table:table-cell office:value-type="string" office:string-value="insert into empresas (nombre) values ('CUEVAS');" table:formula="of:=CONCATENATE([.$B$1];[.A855];[.$C$1])" table:style-name="ce1">
            <text:p>insert into empresas (nombre) values ('CUEV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IDAD DE BOVRI</text:p>
          </table:table-cell>
          <table:table-cell office:value-type="string" office:string-value="insert into empresas (nombre) values ('CUIDAD DE BOVRI');" table:formula="of:=CONCATENATE([.$B$1];[.A856];[.$C$1])" table:style-name="ce1">
            <text:p>insert into empresas (nombre) values ('CUIDAD DE BOVR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MBRES Y LAGOS PATAGONIA</text:p>
          </table:table-cell>
          <table:table-cell office:value-type="string" office:string-value="insert into empresas (nombre) values ('CUMBRES Y LAGOS PATAGONIA');" table:formula="of:=CONCATENATE([.$B$1];[.A857];[.$C$1])" table:style-name="ce1">
            <text:p>insert into empresas (nombre) values ('CUMBRES Y LAGOS PATAGON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NA DE LA BANDERA</text:p>
          </table:table-cell>
          <table:table-cell office:value-type="string" office:string-value="insert into empresas (nombre) values ('CUNA DE LA BANDERA');" table:formula="of:=CONCATENATE([.$B$1];[.A858];[.$C$1])" table:style-name="ce1">
            <text:p>insert into empresas (nombre) values ('CUNA DE LA BANDE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RITIBA</text:p>
          </table:table-cell>
          <table:table-cell office:value-type="string" office:string-value="insert into empresas (nombre) values ('CURITIBA');" table:formula="of:=CONCATENATE([.$B$1];[.A859];[.$C$1])" table:style-name="ce1">
            <text:p>insert into empresas (nombre) values ('CURITIB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RITUR</text:p>
          </table:table-cell>
          <table:table-cell office:value-type="string" office:string-value="insert into empresas (nombre) values ('CURITUR');" table:formula="of:=CONCATENATE([.$B$1];[.A860];[.$C$1])" table:style-name="ce1">
            <text:p>insert into empresas (nombre) values ('CURI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RRECOY JUAN</text:p>
          </table:table-cell>
          <table:table-cell office:value-type="string" office:string-value="insert into empresas (nombre) values ('CURRECOY JUAN');" table:formula="of:=CONCATENATE([.$B$1];[.A861];[.$C$1])" table:style-name="ce1">
            <text:p>insert into empresas (nombre) values ('CURRECOY JU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VC</text:p>
          </table:table-cell>
          <table:table-cell office:value-type="string" office:string-value="insert into empresas (nombre) values ('CVC');" table:formula="of:=CONCATENATE([.$B$1];[.A862];[.$C$1])" table:style-name="ce1">
            <text:p>insert into empresas (nombre) values ('CV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VS</text:p>
          </table:table-cell>
          <table:table-cell office:value-type="string" office:string-value="insert into empresas (nombre) values ('CVS');" table:formula="of:=CONCATENATE([.$B$1];[.A863];[.$C$1])" table:style-name="ce1">
            <text:p>insert into empresas (nombre) values ('CV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VS TURISMO LTDA</text:p>
          </table:table-cell>
          <table:table-cell office:value-type="string" office:string-value="insert into empresas (nombre) values ('CVS TURISMO LTDA');" table:formula="of:=CONCATENATE([.$B$1];[.A864];[.$C$1])" table:style-name="ce1">
            <text:p>insert into empresas (nombre) values ('CVS TURISMO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VT</text:p>
          </table:table-cell>
          <table:table-cell office:value-type="string" office:string-value="insert into empresas (nombre) values ('CVT');" table:formula="of:=CONCATENATE([.$B$1];[.A865];[.$C$1])" table:style-name="ce1">
            <text:p>insert into empresas (nombre) values ('CV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 A F BUS</text:p>
          </table:table-cell>
          <table:table-cell office:value-type="string" office:string-value="insert into empresas (nombre) values ('D A F BUS');" table:formula="of:=CONCATENATE([.$B$1];[.A866];[.$C$1])" table:style-name="ce1">
            <text:p>insert into empresas (nombre) values ('D A F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 ANDREA VIAJES</text:p>
          </table:table-cell>
          <table:table-cell office:value-type="string" office:string-value="insert into empresas (nombre) values ('D ANDREA VIAJES');" table:formula="of:=CONCATENATE([.$B$1];[.A867];[.$C$1])" table:style-name="ce1">
            <text:p>insert into empresas (nombre) values ('D ANDREA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. S. N.</text:p>
          </table:table-cell>
          <table:table-cell office:value-type="string" office:string-value="insert into empresas (nombre) values ('D. S. N.');" table:formula="of:=CONCATENATE([.$B$1];[.A868];[.$C$1])" table:style-name="ce1">
            <text:p>insert into empresas (nombre) values ('D. S. N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&amp;R TURISMO</text:p>
          </table:table-cell>
          <table:table-cell office:value-type="string" office:string-value="insert into empresas (nombre) values ('D&amp;R TURISMO');" table:formula="of:=CONCATENATE([.$B$1];[.A869];[.$C$1])" table:style-name="ce1">
            <text:p>insert into empresas (nombre) values ('D&amp;R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 FON TOUR</text:p>
          </table:table-cell>
          <table:table-cell office:value-type="string" office:string-value="insert into empresas (nombre) values ('DA FON TOUR');" table:formula="of:=CONCATENATE([.$B$1];[.A870];[.$C$1])" table:style-name="ce1">
            <text:p>insert into empresas (nombre) values ('DA FON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FONBUS S.R.L.</text:p>
          </table:table-cell>
          <table:table-cell office:value-type="string" office:string-value="insert into empresas (nombre) values ('DAFONBUS S.R.L.');" table:formula="of:=CONCATENATE([.$B$1];[.A871];[.$C$1])" table:style-name="ce1">
            <text:p>insert into empresas (nombre) values ('DAFONBUS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HIAN TUR</text:p>
          </table:table-cell>
          <table:table-cell office:value-type="string" office:string-value="insert into empresas (nombre) values ('DAHIAN TUR');" table:formula="of:=CONCATENATE([.$B$1];[.A872];[.$C$1])" table:style-name="ce1">
            <text:p>insert into empresas (nombre) values ('DAHIAN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IMAR</text:p>
          </table:table-cell>
          <table:table-cell office:value-type="string" office:string-value="insert into empresas (nombre) values ('DAIMAR');" table:formula="of:=CONCATENATE([.$B$1];[.A873];[.$C$1])" table:style-name="ce1">
            <text:p>insert into empresas (nombre) values ('DAI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IMAR TOUR</text:p>
          </table:table-cell>
          <table:table-cell office:value-type="string" office:string-value="insert into empresas (nombre) values ('DAIMAR TOUR');" table:formula="of:=CONCATENATE([.$B$1];[.A874];[.$C$1])" table:style-name="ce1">
            <text:p>insert into empresas (nombre) values ('DAIMAR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LFA</text:p>
          </table:table-cell>
          <table:table-cell office:value-type="string" office:string-value="insert into empresas (nombre) values ('DALFA');" table:formula="of:=CONCATENATE([.$B$1];[.A875];[.$C$1])" table:style-name="ce1">
            <text:p>insert into empresas (nombre) values ('DALF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LLATUR</text:p>
          </table:table-cell>
          <table:table-cell office:value-type="string" office:string-value="insert into empresas (nombre) values ('DALLATUR');" table:formula="of:=CONCATENATE([.$B$1];[.A876];[.$C$1])" table:style-name="ce1">
            <text:p>insert into empresas (nombre) values ('DALLA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MI VIAJES Y TURISMO</text:p>
          </table:table-cell>
          <table:table-cell office:value-type="string" office:string-value="insert into empresas (nombre) values ('DAMI VIAJES Y TURISMO');" table:formula="of:=CONCATENATE([.$B$1];[.A877];[.$C$1])" table:style-name="ce1">
            <text:p>insert into empresas (nombre) values ('DAMI VIAJES Y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N TUR</text:p>
          </table:table-cell>
          <table:table-cell office:value-type="string" office:string-value="insert into empresas (nombre) values ('DAN TUR');" table:formula="of:=CONCATENATE([.$B$1];[.A878];[.$C$1])" table:style-name="ce1">
            <text:p>insert into empresas (nombre) values ('DAN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NES S, R, L</text:p>
          </table:table-cell>
          <table:table-cell office:value-type="string" office:string-value="insert into empresas (nombre) values ('DANES S, R, L');" table:formula="of:=CONCATENATE([.$B$1];[.A879];[.$C$1])" table:style-name="ce1">
            <text:p>insert into empresas (nombre) values ('DANES S, R, 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NETUR</text:p>
          </table:table-cell>
          <table:table-cell office:value-type="string" office:string-value="insert into empresas (nombre) values ('DANETUR');" table:formula="of:=CONCATENATE([.$B$1];[.A880];[.$C$1])" table:style-name="ce1">
            <text:p>insert into empresas (nombre) values ('DANE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NGEL</text:p>
          </table:table-cell>
          <table:table-cell office:value-type="string" office:string-value="insert into empresas (nombre) values ('DANGEL');" table:formula="of:=CONCATENATE([.$B$1];[.A881];[.$C$1])" table:style-name="ce1">
            <text:p>insert into empresas (nombre) values ('DANG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NIEL</text:p>
          </table:table-cell>
          <table:table-cell office:value-type="string" office:string-value="insert into empresas (nombre) values ('DANIEL');" table:formula="of:=CONCATENATE([.$B$1];[.A882];[.$C$1])" table:style-name="ce1">
            <text:p>insert into empresas (nombre) values ('DANI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NIMAR</text:p>
          </table:table-cell>
          <table:table-cell office:value-type="string" office:string-value="insert into empresas (nombre) values ('DANIMAR');" table:formula="of:=CONCATENATE([.$B$1];[.A883];[.$C$1])" table:style-name="ce1">
            <text:p>insert into empresas (nombre) values ('DANI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NTE</text:p>
          </table:table-cell>
          <table:table-cell office:value-type="string" office:string-value="insert into empresas (nombre) values ('DANTE');" table:formula="of:=CONCATENATE([.$B$1];[.A884];[.$C$1])" table:style-name="ce1">
            <text:p>insert into empresas (nombre) values ('DAN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NTE PATRICIO</text:p>
          </table:table-cell>
          <table:table-cell office:value-type="string" office:string-value="insert into empresas (nombre) values ('DANTE PATRICIO');" table:formula="of:=CONCATENATE([.$B$1];[.A885];[.$C$1])" table:style-name="ce1">
            <text:p>insert into empresas (nombre) values ('DANTE PATRIC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RIO NIETO</text:p>
          </table:table-cell>
          <table:table-cell office:value-type="string" office:string-value="insert into empresas (nombre) values ('DARIO NIETO');" table:formula="of:=CONCATENATE([.$B$1];[.A886];[.$C$1])" table:style-name="ce1">
            <text:p>insert into empresas (nombre) values ('DARIO NIE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RRIBA J</text:p>
          </table:table-cell>
          <table:table-cell office:value-type="string" office:string-value="insert into empresas (nombre) values ('DARRIBA J');" table:formula="of:=CONCATENATE([.$B$1];[.A887];[.$C$1])" table:style-name="ce1">
            <text:p>insert into empresas (nombre) values ('DARRIBA J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S T</text:p>
          </table:table-cell>
          <table:table-cell office:value-type="string" office:string-value="insert into empresas (nombre) values ('DAS T');" table:formula="of:=CONCATENATE([.$B$1];[.A888];[.$C$1])" table:style-name="ce1">
            <text:p>insert into empresas (nombre) values ('DAS 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OS ANDINOS PATAGONICOS</text:p>
          </table:table-cell>
          <table:table-cell office:value-type="string" office:string-value="insert into empresas (nombre) values ('DATOS ANDINOS PATAGONICOS');" table:formula="of:=CONCATENATE([.$B$1];[.A889];[.$C$1])" table:style-name="ce1">
            <text:p>insert into empresas (nombre) values ('DATOS ANDINOS PATAGONIC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VID ARRATIA SOTO</text:p>
          </table:table-cell>
          <table:table-cell office:value-type="string" office:string-value="insert into empresas (nombre) values ('DAVID ARRATIA SOTO');" table:formula="of:=CONCATENATE([.$B$1];[.A890];[.$C$1])" table:style-name="ce1">
            <text:p>insert into empresas (nombre) values ('DAVID ARRATIA SO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Y</text:p>
          </table:table-cell>
          <table:table-cell office:value-type="string" office:string-value="insert into empresas (nombre) values ('DAY');" table:formula="of:=CONCATENATE([.$B$1];[.A891];[.$C$1])" table:style-name="ce1">
            <text:p>insert into empresas (nombre) values ('DA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Y SRL</text:p>
          </table:table-cell>
          <table:table-cell office:value-type="string" office:string-value="insert into empresas (nombre) values ('DAY SRL');" table:formula="of:=CONCATENATE([.$B$1];[.A892];[.$C$1])" table:style-name="ce1">
            <text:p>insert into empresas (nombre) values ('DAY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YJU SRL</text:p>
          </table:table-cell>
          <table:table-cell office:value-type="string" office:string-value="insert into empresas (nombre) values ('DAYJU SRL');" table:formula="of:=CONCATENATE([.$B$1];[.A893];[.$C$1])" table:style-name="ce1">
            <text:p>insert into empresas (nombre) values ('DAYJU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DIM S.R.L.</text:p>
          </table:table-cell>
          <table:table-cell office:value-type="string" office:string-value="insert into empresas (nombre) values ('DDIM S.R.L.');" table:formula="of:=CONCATENATE([.$B$1];[.A894];[.$C$1])" table:style-name="ce1">
            <text:p>insert into empresas (nombre) values ('DDIM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 ARMA</text:p>
          </table:table-cell>
          <table:table-cell office:value-type="string" office:string-value="insert into empresas (nombre) values ('DE ARMA');" table:formula="of:=CONCATENATE([.$B$1];[.A895];[.$C$1])" table:style-name="ce1">
            <text:p>insert into empresas (nombre) values ('DE ARM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 ARMA TURISMO</text:p>
          </table:table-cell>
          <table:table-cell office:value-type="string" office:string-value="insert into empresas (nombre) values ('DE ARMA TURISMO');" table:formula="of:=CONCATENATE([.$B$1];[.A896];[.$C$1])" table:style-name="ce1">
            <text:p>insert into empresas (nombre) values ('DE ARM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 LA FUENTE</text:p>
          </table:table-cell>
          <table:table-cell office:value-type="string" office:string-value="insert into empresas (nombre) values ('DE LA FUENTE');" table:formula="of:=CONCATENATE([.$B$1];[.A897];[.$C$1])" table:style-name="ce1">
            <text:p>insert into empresas (nombre) values ('DE LA FUEN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 LA PARRA</text:p>
          </table:table-cell>
          <table:table-cell office:value-type="string" office:string-value="insert into empresas (nombre) values ('DE LA PARRA');" table:formula="of:=CONCATENATE([.$B$1];[.A898];[.$C$1])" table:style-name="ce1">
            <text:p>insert into empresas (nombre) values ('DE LA PAR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 LA ROCA LUIS ALFREDO</text:p>
          </table:table-cell>
          <table:table-cell office:value-type="string" office:string-value="insert into empresas (nombre) values ('DE LA ROCA LUIS ALFREDO');" table:formula="of:=CONCATENATE([.$B$1];[.A899];[.$C$1])" table:style-name="ce1">
            <text:p>insert into empresas (nombre) values ('DE LA ROCA LUIS ALFRE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 LOS RIOS</text:p>
          </table:table-cell>
          <table:table-cell office:value-type="string" office:string-value="insert into empresas (nombre) values ('DE LOS RIOS');" table:formula="of:=CONCATENATE([.$B$1];[.A900];[.$C$1])" table:style-name="ce1">
            <text:p>insert into empresas (nombre) values ('DE LOS RI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 MOURA TRASPORTADORA</text:p>
          </table:table-cell>
          <table:table-cell office:value-type="string" office:string-value="insert into empresas (nombre) values ('DE MOURA TRASPORTADORA');" table:formula="of:=CONCATENATE([.$B$1];[.A901];[.$C$1])" table:style-name="ce1">
            <text:p>insert into empresas (nombre) values ('DE MOURA TRASPORTADO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 OLIVERA</text:p>
          </table:table-cell>
          <table:table-cell office:value-type="string" office:string-value="insert into empresas (nombre) values ('DE OLIVERA');" table:formula="of:=CONCATENATE([.$B$1];[.A902];[.$C$1])" table:style-name="ce1">
            <text:p>insert into empresas (nombre) values ('DE OLIVE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 OLIVERO CARMEN P</text:p>
          </table:table-cell>
          <table:table-cell office:value-type="string" office:string-value="insert into empresas (nombre) values ('DE OLIVERO CARMEN P');" table:formula="of:=CONCATENATE([.$B$1];[.A903];[.$C$1])" table:style-name="ce1">
            <text:p>insert into empresas (nombre) values ('DE OLIVERO CARMEN 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 SUR A SUR</text:p>
          </table:table-cell>
          <table:table-cell office:value-type="string" office:string-value="insert into empresas (nombre) values ('DE SUR A SUR');" table:formula="of:=CONCATENATE([.$B$1];[.A904];[.$C$1])" table:style-name="ce1">
            <text:p>insert into empresas (nombre) values ('DE SUR A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 SUR A SUR S.R.L</text:p>
          </table:table-cell>
          <table:table-cell office:value-type="string" office:string-value="insert into empresas (nombre) values ('DE SUR A SUR S.R.L');" table:formula="of:=CONCATENATE([.$B$1];[.A905];[.$C$1])" table:style-name="ce1">
            <text:p>insert into empresas (nombre) values ('DE SUR A SUR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 TURISMO</text:p>
          </table:table-cell>
          <table:table-cell office:value-type="string" office:string-value="insert into empresas (nombre) values ('DE TURISMO');" table:formula="of:=CONCATENATE([.$B$1];[.A906];[.$C$1])" table:style-name="ce1">
            <text:p>insert into empresas (nombre) values ('DE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 VIAJES S.R.L</text:p>
          </table:table-cell>
          <table:table-cell office:value-type="string" office:string-value="insert into empresas (nombre) values ('DE VIAJES S.R.L');" table:formula="of:=CONCATENATE([.$B$1];[.A907];[.$C$1])" table:style-name="ce1">
            <text:p>insert into empresas (nombre) values ('DE VIAJES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CATUR</text:p>
          </table:table-cell>
          <table:table-cell office:value-type="string" office:string-value="insert into empresas (nombre) values ('DECATUR');" table:formula="of:=CONCATENATE([.$B$1];[.A908];[.$C$1])" table:style-name="ce1">
            <text:p>insert into empresas (nombre) values ('DECA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 <text:s text:c="2"/>MAR</text:p>
          </table:table-cell>
          <table:table-cell office:value-type="string" office:string-value="insert into empresas (nombre) values ('DEL   MAR');" table:formula="of:=CONCATENATE([.$B$1];[.A909];[.$C$1])" table:style-name="ce1">
            <text:p>insert into empresas (nombre) values ('DEL <text:s text:c="2"/>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 <text:s/>VA</text:p>
          </table:table-cell>
          <table:table-cell office:value-type="string" office:string-value="insert into empresas (nombre) values ('DEL  VA');" table:formula="of:=CONCATENATE([.$B$1];[.A910];[.$C$1])" table:style-name="ce1">
            <text:p>insert into empresas (nombre) values ('DEL <text:s/>V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 GROSSO</text:p>
          </table:table-cell>
          <table:table-cell office:value-type="string" office:string-value="insert into empresas (nombre) values ('DEL GROSSO');" table:formula="of:=CONCATENATE([.$B$1];[.A911];[.$C$1])" table:style-name="ce1">
            <text:p>insert into empresas (nombre) values ('DEL GROSS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 LAGO TURISMO</text:p>
          </table:table-cell>
          <table:table-cell office:value-type="string" office:string-value="insert into empresas (nombre) values ('DEL LAGO TURISMO');" table:formula="of:=CONCATENATE([.$B$1];[.A912];[.$C$1])" table:style-name="ce1">
            <text:p>insert into empresas (nombre) values ('DEL LAGO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 LITORAL SLR</text:p>
          </table:table-cell>
          <table:table-cell office:value-type="string" office:string-value="insert into empresas (nombre) values ('DEL LITORAL SLR');" table:formula="of:=CONCATENATE([.$B$1];[.A913];[.$C$1])" table:style-name="ce1">
            <text:p>insert into empresas (nombre) values ('DEL LITORAL SL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 MAR VIAJES TURISMO</text:p>
          </table:table-cell>
          <table:table-cell office:value-type="string" office:string-value="insert into empresas (nombre) values ('DEL MAR VIAJES TURISMO');" table:formula="of:=CONCATENATE([.$B$1];[.A914];[.$C$1])" table:style-name="ce1">
            <text:p>insert into empresas (nombre) values ('DEL MAR VIAJES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 PINO TERRATUR</text:p>
          </table:table-cell>
          <table:table-cell office:value-type="string" office:string-value="insert into empresas (nombre) values ('DEL PINO TERRATUR');" table:formula="of:=CONCATENATE([.$B$1];[.A915];[.$C$1])" table:style-name="ce1">
            <text:p>insert into empresas (nombre) values ('DEL PINO TERRA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 POTRIN S.A</text:p>
          </table:table-cell>
          <table:table-cell office:value-type="string" office:string-value="insert into empresas (nombre) values ('DEL POTRIN S.A');" table:formula="of:=CONCATENATE([.$B$1];[.A916];[.$C$1])" table:style-name="ce1">
            <text:p>insert into empresas (nombre) values ('DEL POTRIN S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 RIO</text:p>
          </table:table-cell>
          <table:table-cell office:value-type="string" office:string-value="insert into empresas (nombre) values ('DEL RIO');" table:formula="of:=CONCATENATE([.$B$1];[.A917];[.$C$1])" table:style-name="ce1">
            <text:p>insert into empresas (nombre) values ('DEL R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 RIO VIAJES</text:p>
          </table:table-cell>
          <table:table-cell office:value-type="string" office:string-value="insert into empresas (nombre) values ('DEL RIO VIAJES');" table:formula="of:=CONCATENATE([.$B$1];[.A918];[.$C$1])" table:style-name="ce1">
            <text:p>insert into empresas (nombre) values ('DEL RIO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 SUR Y MEDIA AGUA S.A.</text:p>
          </table:table-cell>
          <table:table-cell office:value-type="string" office:string-value="insert into empresas (nombre) values ('DEL SUR Y MEDIA AGUA S.A.');" table:formula="of:=CONCATENATE([.$B$1];[.A919];[.$C$1])" table:style-name="ce1">
            <text:p>insert into empresas (nombre) values ('DEL SUR Y MEDIA AGUA S.A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LA CHIESA</text:p>
          </table:table-cell>
          <table:table-cell office:value-type="string" office:string-value="insert into empresas (nombre) values ('DELLA CHIESA');" table:formula="of:=CONCATENATE([.$B$1];[.A920];[.$C$1])" table:style-name="ce1">
            <text:p>insert into empresas (nombre) values ('DELLA CHIE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PLANQUE</text:p>
          </table:table-cell>
          <table:table-cell office:value-type="string" office:string-value="insert into empresas (nombre) values ('DELPLANQUE');" table:formula="of:=CONCATENATE([.$B$1];[.A921];[.$C$1])" table:style-name="ce1">
            <text:p>insert into empresas (nombre) values ('DELPLANQU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MP</text:p>
          </table:table-cell>
          <table:table-cell office:value-type="string" office:string-value="insert into empresas (nombre) values ('DEMP');" table:formula="of:=CONCATENATE([.$B$1];[.A922];[.$C$1])" table:style-name="ce1">
            <text:p>insert into empresas (nombre) values ('DEM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MP PROP PUL E TURISMO LTDA</text:p>
          </table:table-cell>
          <table:table-cell office:value-type="string" office:string-value="insert into empresas (nombre) values ('DEMP PROP PUL E TURISMO LTDA');" table:formula="of:=CONCATENATE([.$B$1];[.A923];[.$C$1])" table:style-name="ce1">
            <text:p>insert into empresas (nombre) values ('DEMP PROP PUL E TURISMO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NY TURISMO</text:p>
          </table:table-cell>
          <table:table-cell office:value-type="string" office:string-value="insert into empresas (nombre) values ('DENY TURISMO');" table:formula="of:=CONCATENATE([.$B$1];[.A924];[.$C$1])" table:style-name="ce1">
            <text:p>insert into empresas (nombre) values ('DENY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RUDDER</text:p>
          </table:table-cell>
          <table:table-cell office:value-type="string" office:string-value="insert into empresas (nombre) values ('DERUDDER');" table:formula="of:=CONCATENATE([.$B$1];[.A925];[.$C$1])" table:style-name="ce1">
            <text:p>insert into empresas (nombre) values ('DERUDD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TINO 0</text:p>
          </table:table-cell>
          <table:table-cell office:value-type="string" office:string-value="insert into empresas (nombre) values ('DESTINO 0');" table:formula="of:=CONCATENATE([.$B$1];[.A926];[.$C$1])" table:style-name="ce1">
            <text:p>insert into empresas (nombre) values ('DESTINO 0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ICENTIS VICTOR</text:p>
          </table:table-cell>
          <table:table-cell office:value-type="string" office:string-value="insert into empresas (nombre) values ('DEVICENTIS VICTOR');" table:formula="of:=CONCATENATE([.$B$1];[.A927];[.$C$1])" table:style-name="ce1">
            <text:p>insert into empresas (nombre) values ('DEVICENTIS VICTO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H RS TRANSPORTES LDA</text:p>
          </table:table-cell>
          <table:table-cell office:value-type="string" office:string-value="insert into empresas (nombre) values ('DH RS TRANSPORTES LDA');" table:formula="of:=CONCATENATE([.$B$1];[.A928];[.$C$1])" table:style-name="ce1">
            <text:p>insert into empresas (nombre) values ('DH RS TRANSPORTES L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 CE TOURS</text:p>
          </table:table-cell>
          <table:table-cell office:value-type="string" office:string-value="insert into empresas (nombre) values ('DI CE TOURS');" table:formula="of:=CONCATENATE([.$B$1];[.A929];[.$C$1])" table:style-name="ce1">
            <text:p>insert into empresas (nombre) values ('DI CE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 GLORIA</text:p>
          </table:table-cell>
          <table:table-cell office:value-type="string" office:string-value="insert into empresas (nombre) values ('DI GLORIA');" table:formula="of:=CONCATENATE([.$B$1];[.A930];[.$C$1])" table:style-name="ce1">
            <text:p>insert into empresas (nombre) values ('DI GLOR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 LUCA JUAN PABLO</text:p>
          </table:table-cell>
          <table:table-cell office:value-type="string" office:string-value="insert into empresas (nombre) values ('DI LUCA JUAN PABLO');" table:formula="of:=CONCATENATE([.$B$1];[.A931];[.$C$1])" table:style-name="ce1">
            <text:p>insert into empresas (nombre) values ('DI LUCA JUAN PAB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A Y NOCHE TURISMO</text:p>
          </table:table-cell>
          <table:table-cell office:value-type="string" office:string-value="insert into empresas (nombre) values ('DIA Y NOCHE TURISMO');" table:formula="of:=CONCATENATE([.$B$1];[.A932];[.$C$1])" table:style-name="ce1">
            <text:p>insert into empresas (nombre) values ('DIA Y NOCHE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AMANTE</text:p>
          </table:table-cell>
          <table:table-cell office:value-type="string" office:string-value="insert into empresas (nombre) values ('DIAMANTE');" table:formula="of:=CONCATENATE([.$B$1];[.A933];[.$C$1])" table:style-name="ce1">
            <text:p>insert into empresas (nombre) values ('DIAMAN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AS TURISMO</text:p>
          </table:table-cell>
          <table:table-cell office:value-type="string" office:string-value="insert into empresas (nombre) values ('DIAS TURISMO');" table:formula="of:=CONCATENATE([.$B$1];[.A934];[.$C$1])" table:style-name="ce1">
            <text:p>insert into empresas (nombre) values ('DIAS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AZ FABIAN</text:p>
          </table:table-cell>
          <table:table-cell office:value-type="string" office:string-value="insert into empresas (nombre) values ('DIAZ FABIAN');" table:formula="of:=CONCATENATE([.$B$1];[.A935];[.$C$1])" table:style-name="ce1">
            <text:p>insert into empresas (nombre) values ('DIAZ FABI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AZ ROBERTO DANIEL</text:p>
          </table:table-cell>
          <table:table-cell office:value-type="string" office:string-value="insert into empresas (nombre) values ('DIAZ ROBERTO DANIEL');" table:formula="of:=CONCATENATE([.$B$1];[.A936];[.$C$1])" table:style-name="ce1">
            <text:p>insert into empresas (nombre) values ('DIAZ ROBERTO DANI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CAER BUSES</text:p>
          </table:table-cell>
          <table:table-cell office:value-type="string" office:string-value="insert into empresas (nombre) values ('DICAER BUSES');" table:formula="of:=CONCATENATE([.$B$1];[.A937];[.$C$1])" table:style-name="ce1">
            <text:p>insert into empresas (nombre) values ('DICAER BUS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EGO ALBERTO ALEJANDRO FERNANDEZ</text:p>
          </table:table-cell>
          <table:table-cell office:value-type="string" office:string-value="insert into empresas (nombre) values ('DIEGO ALBERTO ALEJANDRO FERNANDEZ');" table:formula="of:=CONCATENATE([.$B$1];[.A938];[.$C$1])" table:style-name="ce1">
            <text:p>insert into empresas (nombre) values ('DIEGO ALBERTO ALEJANDRO FERNAND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EMATUR</text:p>
          </table:table-cell>
          <table:table-cell office:value-type="string" office:string-value="insert into empresas (nombre) values ('DIEMATUR');" table:formula="of:=CONCATENATE([.$B$1];[.A939];[.$C$1])" table:style-name="ce1">
            <text:p>insert into empresas (nombre) values ('DIEMA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EMIR</text:p>
          </table:table-cell>
          <table:table-cell office:value-type="string" office:string-value="insert into empresas (nombre) values ('DIEMIR');" table:formula="of:=CONCATENATE([.$B$1];[.A940];[.$C$1])" table:style-name="ce1">
            <text:p>insert into empresas (nombre) values ('DIEMI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FFERENT TURISMO</text:p>
          </table:table-cell>
          <table:table-cell office:value-type="string" office:string-value="insert into empresas (nombre) values ('DIFFERENT TURISMO');" table:formula="of:=CONCATENATE([.$B$1];[.A941];[.$C$1])" table:style-name="ce1">
            <text:p>insert into empresas (nombre) values ('DIFFERENT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FOR S. A,</text:p>
          </table:table-cell>
          <table:table-cell office:value-type="string" office:string-value="insert into empresas (nombre) values ('DIFOR S. A,');" table:formula="of:=CONCATENATE([.$B$1];[.A942];[.$C$1])" table:style-name="ce1">
            <text:p>insert into empresas (nombre) values ('DIFOR S. A,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MAR FERNANDEZ</text:p>
          </table:table-cell>
          <table:table-cell office:value-type="string" office:string-value="insert into empresas (nombre) values ('DIMAR FERNANDEZ');" table:formula="of:=CONCATENATE([.$B$1];[.A943];[.$C$1])" table:style-name="ce1">
            <text:p>insert into empresas (nombre) values ('DIMAR FERNAND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NAMAR S.R.L</text:p>
          </table:table-cell>
          <table:table-cell office:value-type="string" office:string-value="insert into empresas (nombre) values ('DINAMAR S.R.L');" table:formula="of:=CONCATENATE([.$B$1];[.A944];[.$C$1])" table:style-name="ce1">
            <text:p>insert into empresas (nombre) values ('DINAMAR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NAMAR TURISMO</text:p>
          </table:table-cell>
          <table:table-cell office:value-type="string" office:string-value="insert into empresas (nombre) values ('DINAMAR TURISMO');" table:formula="of:=CONCATENATE([.$B$1];[.A945];[.$C$1])" table:style-name="ce1">
            <text:p>insert into empresas (nombre) values ('DINAMAR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COVERY TOUR</text:p>
          </table:table-cell>
          <table:table-cell office:value-type="string" office:string-value="insert into empresas (nombre) values ('DISCOVERY TOUR');" table:formula="of:=CONCATENATE([.$B$1];[.A946];[.$C$1])" table:style-name="ce1">
            <text:p>insert into empresas (nombre) values ('DISCOVERY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TRIBUIDORA DIMAK</text:p>
          </table:table-cell>
          <table:table-cell office:value-type="string" office:string-value="insert into empresas (nombre) values ('DISTRIBUIDORA DIMAK');" table:formula="of:=CONCATENATE([.$B$1];[.A947];[.$C$1])" table:style-name="ce1">
            <text:p>insert into empresas (nombre) values ('DISTRIBUIDORA DIMAK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VISION INDUSTRIAL SA ANDESMAR</text:p>
          </table:table-cell>
          <table:table-cell office:value-type="string" office:string-value="insert into empresas (nombre) values ('DIVISION INDUSTRIAL SA ANDESMAR');" table:formula="of:=CONCATENATE([.$B$1];[.A948];[.$C$1])" table:style-name="ce1">
            <text:p>insert into empresas (nombre) values ('DIVISION INDUSTRIAL SA ANDES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M TURISMO</text:p>
          </table:table-cell>
          <table:table-cell office:value-type="string" office:string-value="insert into empresas (nombre) values ('DM TURISMO');" table:formula="of:=CONCATENATE([.$B$1];[.A949];[.$C$1])" table:style-name="ce1">
            <text:p>insert into empresas (nombre) values ('DM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M CAR</text:p>
          </table:table-cell>
          <table:table-cell office:value-type="string" office:string-value="insert into empresas (nombre) values ('DOM CAR');" table:formula="of:=CONCATENATE([.$B$1];[.A950];[.$C$1])" table:style-name="ce1">
            <text:p>insert into empresas (nombre) values ('DOM C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N <text:s/>PERCANO S,R,L</text:p>
          </table:table-cell>
          <table:table-cell office:value-type="string" office:string-value="insert into empresas (nombre) values ('DON  PERCANO S,R,L');" table:formula="of:=CONCATENATE([.$B$1];[.A951];[.$C$1])" table:style-name="ce1">
            <text:p>insert into empresas (nombre) values ('DON <text:s/>PERCANO S,R,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N BOSCO</text:p>
          </table:table-cell>
          <table:table-cell office:value-type="string" office:string-value="insert into empresas (nombre) values ('DON BOSCO');" table:formula="of:=CONCATENATE([.$B$1];[.A952];[.$C$1])" table:style-name="ce1">
            <text:p>insert into empresas (nombre) values ('DON BOS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N ORIONE</text:p>
          </table:table-cell>
          <table:table-cell office:value-type="string" office:string-value="insert into empresas (nombre) values ('DON ORIONE');" table:formula="of:=CONCATENATE([.$B$1];[.A953];[.$C$1])" table:style-name="ce1">
            <text:p>insert into empresas (nombre) values ('DON ORION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N OTTO (PATAGONICA)</text:p>
          </table:table-cell>
          <table:table-cell office:value-type="string" office:string-value="insert into empresas (nombre) values ('DON OTTO (PATAGONICA)');" table:formula="of:=CONCATENATE([.$B$1];[.A954];[.$C$1])" table:style-name="ce1">
            <text:p>insert into empresas (nombre) values ('DON OTTO (PATAGONICA)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N PACIFICO</text:p>
          </table:table-cell>
          <table:table-cell office:value-type="string" office:string-value="insert into empresas (nombre) values ('DON PACIFICO');" table:formula="of:=CONCATENATE([.$B$1];[.A955];[.$C$1])" table:style-name="ce1">
            <text:p>insert into empresas (nombre) values ('DON PACIFI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NINI ALEJANDRO</text:p>
          </table:table-cell>
          <table:table-cell office:value-type="string" office:string-value="insert into empresas (nombre) values ('DONINI ALEJANDRO');" table:formula="of:=CONCATENATE([.$B$1];[.A956];[.$C$1])" table:style-name="ce1">
            <text:p>insert into empresas (nombre) values ('DONINI ALEJAND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NINI BRUNO</text:p>
          </table:table-cell>
          <table:table-cell office:value-type="string" office:string-value="insert into empresas (nombre) values ('DONINI BRUNO');" table:formula="of:=CONCATENATE([.$B$1];[.A957];[.$C$1])" table:style-name="ce1">
            <text:p>insert into empresas (nombre) values ('DONINI BRU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NTUR</text:p>
          </table:table-cell>
          <table:table-cell office:value-type="string" office:string-value="insert into empresas (nombre) values ('DONTUR');" table:formula="of:=CONCATENATE([.$B$1];[.A958];[.$C$1])" table:style-name="ce1">
            <text:p>insert into empresas (nombre) values ('DON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RTA VIAJES</text:p>
          </table:table-cell>
          <table:table-cell office:value-type="string" office:string-value="insert into empresas (nombre) values ('DORTA VIAJES');" table:formula="of:=CONCATENATE([.$B$1];[.A959];[.$C$1])" table:style-name="ce1">
            <text:p>insert into empresas (nombre) values ('DORTA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RTO</text:p>
          </table:table-cell>
          <table:table-cell office:value-type="string" office:string-value="insert into empresas (nombre) values ('DORTO');" table:formula="of:=CONCATENATE([.$B$1];[.A960];[.$C$1])" table:style-name="ce1">
            <text:p>insert into empresas (nombre) values ('DOR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S SANTOS</text:p>
          </table:table-cell>
          <table:table-cell office:value-type="string" office:string-value="insert into empresas (nombre) values ('DOS SANTOS');" table:formula="of:=CONCATENATE([.$B$1];[.A961];[.$C$1])" table:style-name="ce1">
            <text:p>insert into empresas (nombre) values ('DOS SANT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URADO TRANSPORTE E TURISMO LTDA</text:p>
          </table:table-cell>
          <table:table-cell office:value-type="string" office:string-value="insert into empresas (nombre) values ('DOURADO TRANSPORTE E TURISMO LTDA');" table:formula="of:=CONCATENATE([.$B$1];[.A962];[.$C$1])" table:style-name="ce1">
            <text:p>insert into empresas (nombre) values ('DOURADO TRANSPORTE E TURISMO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ZZO TEZZA EDUARDO</text:p>
          </table:table-cell>
          <table:table-cell office:value-type="string" office:string-value="insert into empresas (nombre) values ('DOZZO TEZZA EDUARDO');" table:formula="of:=CONCATENATE([.$B$1];[.A963];[.$C$1])" table:style-name="ce1">
            <text:p>insert into empresas (nombre) values ('DOZZO TEZZA EDUAR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EAM TOUR SRL</text:p>
          </table:table-cell>
          <table:table-cell office:value-type="string" office:string-value="insert into empresas (nombre) values ('DREAM TOUR SRL');" table:formula="of:=CONCATENATE([.$B$1];[.A964];[.$C$1])" table:style-name="ce1">
            <text:p>insert into empresas (nombre) values ('DREAM TOUR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IVE WAY</text:p>
          </table:table-cell>
          <table:table-cell office:value-type="string" office:string-value="insert into empresas (nombre) values ('DRIVE WAY');" table:formula="of:=CONCATENATE([.$B$1];[.A965];[.$C$1])" table:style-name="ce1">
            <text:p>insert into empresas (nombre) values ('DRIVE WA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ARTE TURISMO</text:p>
          </table:table-cell>
          <table:table-cell office:value-type="string" office:string-value="insert into empresas (nombre) values ('DUARTE TURISMO');" table:formula="of:=CONCATENATE([.$B$1];[.A966];[.$C$1])" table:style-name="ce1">
            <text:p>insert into empresas (nombre) values ('DUARTE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CHER</text:p>
          </table:table-cell>
          <table:table-cell office:value-type="string" office:string-value="insert into empresas (nombre) values ('DUCHER');" table:formula="of:=CONCATENATE([.$B$1];[.A967];[.$C$1])" table:style-name="ce1">
            <text:p>insert into empresas (nombre) values ('DUCH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MAS</text:p>
          </table:table-cell>
          <table:table-cell office:value-type="string" office:string-value="insert into empresas (nombre) values ('DUMAS');" table:formula="of:=CONCATENATE([.$B$1];[.A968];[.$C$1])" table:style-name="ce1">
            <text:p>insert into empresas (nombre) values ('DUM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MAS CAT</text:p>
          </table:table-cell>
          <table:table-cell office:value-type="string" office:string-value="insert into empresas (nombre) values ('DUMAS CAT');" table:formula="of:=CONCATENATE([.$B$1];[.A969];[.$C$1])" table:style-name="ce1">
            <text:p>insert into empresas (nombre) values ('DUMAS CA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MAS SA</text:p>
          </table:table-cell>
          <table:table-cell office:value-type="string" office:string-value="insert into empresas (nombre) values ('DUMAS SA');" table:formula="of:=CONCATENATE([.$B$1];[.A970];[.$C$1])" table:style-name="ce1">
            <text:p>insert into empresas (nombre) values ('DUMAS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QUE BUS</text:p>
          </table:table-cell>
          <table:table-cell office:value-type="string" office:string-value="insert into empresas (nombre) values ('DUQUE BUS');" table:formula="of:=CONCATENATE([.$B$1];[.A971];[.$C$1])" table:style-name="ce1">
            <text:p>insert into empresas (nombre) values ('DUQUE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RAN HUGO LUIS</text:p>
          </table:table-cell>
          <table:table-cell office:value-type="string" office:string-value="insert into empresas (nombre) values ('DURAN HUGO LUIS');" table:formula="of:=CONCATENATE([.$B$1];[.A972];[.$C$1])" table:style-name="ce1">
            <text:p>insert into empresas (nombre) values ('DURAN HUGO LUI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TTO ,HECTOR SANTOS</text:p>
          </table:table-cell>
          <table:table-cell office:value-type="string" office:string-value="insert into empresas (nombre) values ('DUTTO ,HECTOR SANTOS');" table:formula="of:=CONCATENATE([.$B$1];[.A973];[.$C$1])" table:style-name="ce1">
            <text:p>insert into empresas (nombre) values ('DUTTO ,HECTOR SANT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 LPICHANELO</text:p>
          </table:table-cell>
          <table:table-cell office:value-type="string" office:string-value="insert into empresas (nombre) values ('E LPICHANELO');" table:formula="of:=CONCATENATE([.$B$1];[.A974];[.$C$1])" table:style-name="ce1">
            <text:p>insert into empresas (nombre) values ('E LPICHANE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 O C <text:s/>DE <text:s/>BRANDSEN</text:p>
          </table:table-cell>
          <table:table-cell office:value-type="string" office:string-value="insert into empresas (nombre) values ('E O C  DE  BRANDSEN');" table:formula="of:=CONCATENATE([.$B$1];[.A975];[.$C$1])" table:style-name="ce1">
            <text:p>insert into empresas (nombre) values ('E O C <text:s/>DE <text:s/>BRANDS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 T M</text:p>
          </table:table-cell>
          <table:table-cell office:value-type="string" office:string-value="insert into empresas (nombre) values ('E T M');" table:formula="of:=CONCATENATE([.$B$1];[.A976];[.$C$1])" table:style-name="ce1">
            <text:p>insert into empresas (nombre) values ('E T 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 Y F BUSA</text:p>
          </table:table-cell>
          <table:table-cell office:value-type="string" office:string-value="insert into empresas (nombre) values ('E Y F BUSA');" table:formula="of:=CONCATENATE([.$B$1];[.A977];[.$C$1])" table:style-name="ce1">
            <text:p>insert into empresas (nombre) values ('E Y F BU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 Y M GROUP</text:p>
          </table:table-cell>
          <table:table-cell office:value-type="string" office:string-value="insert into empresas (nombre) values ('E Y M GROUP');" table:formula="of:=CONCATENATE([.$B$1];[.A978];[.$C$1])" table:style-name="ce1">
            <text:p>insert into empresas (nombre) values ('E Y M GROU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-D- TUR</text:p>
          </table:table-cell>
          <table:table-cell office:value-type="string" office:string-value="insert into empresas (nombre) values ('E-D- TUR');" table:formula="of:=CONCATENATE([.$B$1];[.A979];[.$C$1])" table:style-name="ce1">
            <text:p>insert into empresas (nombre) values ('E-D-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,T,A S,R,L</text:p>
          </table:table-cell>
          <table:table-cell office:value-type="string" office:string-value="insert into empresas (nombre) values ('E,T,A S,R,L');" table:formula="of:=CONCATENATE([.$B$1];[.A980];[.$C$1])" table:style-name="ce1">
            <text:p>insert into empresas (nombre) values ('E,T,A S,R,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.G.R.</text:p>
          </table:table-cell>
          <table:table-cell office:value-type="string" office:string-value="insert into empresas (nombre) values ('E.G.R.');" table:formula="of:=CONCATENATE([.$B$1];[.A981];[.$C$1])" table:style-name="ce1">
            <text:p>insert into empresas (nombre) values ('E.G.R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.T.A</text:p>
          </table:table-cell>
          <table:table-cell office:value-type="string" office:string-value="insert into empresas (nombre) values ('E.T.A');" table:formula="of:=CONCATENATE([.$B$1];[.A982];[.$C$1])" table:style-name="ce1">
            <text:p>insert into empresas (nombre) values ('E.T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.T.A.P</text:p>
          </table:table-cell>
          <table:table-cell office:value-type="string" office:string-value="insert into empresas (nombre) values ('E.T.A.P');" table:formula="of:=CONCATENATE([.$B$1];[.A983];[.$C$1])" table:style-name="ce1">
            <text:p>insert into empresas (nombre) values ('E.T.A.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BA</text:p>
          </table:table-cell>
          <table:table-cell office:value-type="string" office:string-value="insert into empresas (nombre) values ('EBA');" table:formula="of:=CONCATENATE([.$B$1];[.A984];[.$C$1])" table:style-name="ce1">
            <text:p>insert into empresas (nombre) values ('EB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BA * ALVAREZ</text:p>
          </table:table-cell>
          <table:table-cell office:value-type="string" office:string-value="insert into empresas (nombre) values ('EBA * ALVAREZ');" table:formula="of:=CONCATENATE([.$B$1];[.A985];[.$C$1])" table:style-name="ce1">
            <text:p>insert into empresas (nombre) values ('EBA * ALVAR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BAZUR</text:p>
          </table:table-cell>
          <table:table-cell office:value-type="string" office:string-value="insert into empresas (nombre) values ('EBAZUR');" table:formula="of:=CONCATENATE([.$B$1];[.A986];[.$C$1])" table:style-name="ce1">
            <text:p>insert into empresas (nombre) values ('EBAZ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CLEADE SRL</text:p>
          </table:table-cell>
          <table:table-cell office:value-type="string" office:string-value="insert into empresas (nombre) values ('ECLEADE SRL');" table:formula="of:=CONCATENATE([.$B$1];[.A987];[.$C$1])" table:style-name="ce1">
            <text:p>insert into empresas (nombre) values ('ECLEADE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COS DEL SOL</text:p>
          </table:table-cell>
          <table:table-cell office:value-type="string" office:string-value="insert into empresas (nombre) values ('ECOS DEL SOL');" table:formula="of:=CONCATENATE([.$B$1];[.A988];[.$C$1])" table:style-name="ce1">
            <text:p>insert into empresas (nombre) values ('ECOS DEL SO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DEN</text:p>
          </table:table-cell>
          <table:table-cell office:value-type="string" office:string-value="insert into empresas (nombre) values ('EDEN');" table:formula="of:=CONCATENATE([.$B$1];[.A989];[.$C$1])" table:style-name="ce1">
            <text:p>insert into empresas (nombre) values ('ED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DGARDO CABRAL</text:p>
          </table:table-cell>
          <table:table-cell office:value-type="string" office:string-value="insert into empresas (nombre) values ('EDGARDO CABRAL');" table:formula="of:=CONCATENATE([.$B$1];[.A990];[.$C$1])" table:style-name="ce1">
            <text:p>insert into empresas (nombre) values ('EDGARDO CABR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DGARDO SALAS</text:p>
          </table:table-cell>
          <table:table-cell office:value-type="string" office:string-value="insert into empresas (nombre) values ('EDGARDO SALAS');" table:formula="of:=CONCATENATE([.$B$1];[.A991];[.$C$1])" table:style-name="ce1">
            <text:p>insert into empresas (nombre) values ('EDGARDO SAL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DUARDO ARAVENA</text:p>
          </table:table-cell>
          <table:table-cell office:value-type="string" office:string-value="insert into empresas (nombre) values ('EDUARDO ARAVENA');" table:formula="of:=CONCATENATE([.$B$1];[.A992];[.$C$1])" table:style-name="ce1">
            <text:p>insert into empresas (nombre) values ('EDUARDO ARAVE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DUARDO ARRIEGADA</text:p>
          </table:table-cell>
          <table:table-cell office:value-type="string" office:string-value="insert into empresas (nombre) values ('EDUARDO ARRIEGADA');" table:formula="of:=CONCATENATE([.$B$1];[.A993];[.$C$1])" table:style-name="ce1">
            <text:p>insert into empresas (nombre) values ('EDUARDO ARRIEGA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DUARDO DEL RIO</text:p>
          </table:table-cell>
          <table:table-cell office:value-type="string" office:string-value="insert into empresas (nombre) values ('EDUARDO DEL RIO');" table:formula="of:=CONCATENATE([.$B$1];[.A994];[.$C$1])" table:style-name="ce1">
            <text:p>insert into empresas (nombre) values ('EDUARDO DEL R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DUARDO VARGAS VERGARA</text:p>
          </table:table-cell>
          <table:table-cell office:value-type="string" office:string-value="insert into empresas (nombre) values ('EDUARDO VARGAS VERGARA');" table:formula="of:=CONCATENATE([.$B$1];[.A995];[.$C$1])" table:style-name="ce1">
            <text:p>insert into empresas (nombre) values ('EDUARDO VARGAS VERGA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GA</text:p>
          </table:table-cell>
          <table:table-cell office:value-type="string" office:string-value="insert into empresas (nombre) values ('EGA');" table:formula="of:=CONCATENATE([.$B$1];[.A996];[.$C$1])" table:style-name="ce1">
            <text:p>insert into empresas (nombre) values ('EG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GC BUS</text:p>
          </table:table-cell>
          <table:table-cell office:value-type="string" office:string-value="insert into empresas (nombre) values ('EGC BUS');" table:formula="of:=CONCATENATE([.$B$1];[.A997];[.$C$1])" table:style-name="ce1">
            <text:p>insert into empresas (nombre) values ('EGC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GREXA TOURS EMP</text:p>
          </table:table-cell>
          <table:table-cell office:value-type="string" office:string-value="insert into empresas (nombre) values ('EGREXA TOURS EMP');" table:formula="of:=CONCATENATE([.$B$1];[.A998];[.$C$1])" table:style-name="ce1">
            <text:p>insert into empresas (nombre) values ('EGREXA TOURS EM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ILAT</text:p>
          </table:table-cell>
          <table:table-cell office:value-type="string" office:string-value="insert into empresas (nombre) values ('EILAT');" table:formula="of:=CONCATENATE([.$B$1];[.A999];[.$C$1])" table:style-name="ce1">
            <text:p>insert into empresas (nombre) values ('EILA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JECUTIVO DEL CHUBUT<text:s text:c="2"/></text:p>
          </table:table-cell>
          <table:table-cell office:value-type="string" office:string-value="insert into empresas (nombre) values ('EJECUTIVO DEL CHUBUT  ');" table:formula="of:=CONCATENATE([.$B$1];[.A1000];[.$C$1])" table:style-name="ce1">
            <text:p>insert into empresas (nombre) values ('EJECUTIVO DEL CHUBUT <text:s/>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JECUTIVOS</text:p>
          </table:table-cell>
          <table:table-cell office:value-type="string" office:string-value="insert into empresas (nombre) values ('EJECUTIVOS');" table:formula="of:=CONCATENATE([.$B$1];[.A1001];[.$C$1])" table:style-name="ce1">
            <text:p>insert into empresas (nombre) values ('EJECUTIV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<text:s/>AGUILA TURISMO S,R.L.</text:p>
          </table:table-cell>
          <table:table-cell office:value-type="string" office:string-value="insert into empresas (nombre) values ('EL  AGUILA TURISMO S,R.L.');" table:formula="of:=CONCATENATE([.$B$1];[.A1002];[.$C$1])" table:style-name="ce1">
            <text:p>insert into empresas (nombre) values ('EL <text:s/>AGUILA TURISMO S,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AGUILA</text:p>
          </table:table-cell>
          <table:table-cell office:value-type="string" office:string-value="insert into empresas (nombre) values ('EL AGUILA');" table:formula="of:=CONCATENATE([.$B$1];[.A1003];[.$C$1])" table:style-name="ce1">
            <text:p>insert into empresas (nombre) values ('EL AGUI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ALBA</text:p>
          </table:table-cell>
          <table:table-cell office:value-type="string" office:string-value="insert into empresas (nombre) values ('EL ALBA');" table:formula="of:=CONCATENATE([.$B$1];[.A1004];[.$C$1])" table:style-name="ce1">
            <text:p>insert into empresas (nombre) values ('EL ALB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ALBA DEL SUR</text:p>
          </table:table-cell>
          <table:table-cell office:value-type="string" office:string-value="insert into empresas (nombre) values ('EL ALBA DEL SUR');" table:formula="of:=CONCATENATE([.$B$1];[.A1005];[.$C$1])" table:style-name="ce1">
            <text:p>insert into empresas (nombre) values ('EL ALBA DE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ALBA VIAJES Y TURISMO SRL</text:p>
          </table:table-cell>
          <table:table-cell office:value-type="string" office:string-value="insert into empresas (nombre) values ('EL ALBA VIAJES Y TURISMO SRL');" table:formula="of:=CONCATENATE([.$B$1];[.A1006];[.$C$1])" table:style-name="ce1">
            <text:p>insert into empresas (nombre) values ('EL ALBA VIAJES Y TURISMO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ALCON SRL</text:p>
          </table:table-cell>
          <table:table-cell office:value-type="string" office:string-value="insert into empresas (nombre) values ('EL ALCON SRL');" table:formula="of:=CONCATENATE([.$B$1];[.A1007];[.$C$1])" table:style-name="ce1">
            <text:p>insert into empresas (nombre) values ('EL ALCON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ANGEL TOURS</text:p>
          </table:table-cell>
          <table:table-cell office:value-type="string" office:string-value="insert into empresas (nombre) values ('EL ANGEL TOURS');" table:formula="of:=CONCATENATE([.$B$1];[.A1008];[.$C$1])" table:style-name="ce1">
            <text:p>insert into empresas (nombre) values ('EL ANGEL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BUS <text:s/>S.R.L</text:p>
          </table:table-cell>
          <table:table-cell office:value-type="string" office:string-value="insert into empresas (nombre) values ('EL BUS  S.R.L');" table:formula="of:=CONCATENATE([.$B$1];[.A1009];[.$C$1])" table:style-name="ce1">
            <text:p>insert into empresas (nombre) values ('EL BUS <text:s/>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CEIBO</text:p>
          </table:table-cell>
          <table:table-cell office:value-type="string" office:string-value="insert into empresas (nombre) values ('EL CEIBO');" table:formula="of:=CONCATENATE([.$B$1];[.A1010];[.$C$1])" table:style-name="ce1">
            <text:p>insert into empresas (nombre) values ('EL CEIB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CHALCHALERO</text:p>
          </table:table-cell>
          <table:table-cell office:value-type="string" office:string-value="insert into empresas (nombre) values ('EL CHALCHALERO');" table:formula="of:=CONCATENATE([.$B$1];[.A1011];[.$C$1])" table:style-name="ce1">
            <text:p>insert into empresas (nombre) values ('EL CHALCHALE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CHAQUEÑO S.R.L</text:p>
          </table:table-cell>
          <table:table-cell office:value-type="string" office:string-value="insert into empresas (nombre) values ('EL CHAQUEÑO S.R.L');" table:formula="of:=CONCATENATE([.$B$1];[.A1012];[.$C$1])" table:style-name="ce1">
            <text:p>insert into empresas (nombre) values ('EL CHAQUEÑO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CLARO TURISMO</text:p>
          </table:table-cell>
          <table:table-cell office:value-type="string" office:string-value="insert into empresas (nombre) values ('EL CLARO TURISMO');" table:formula="of:=CONCATENATE([.$B$1];[.A1013];[.$C$1])" table:style-name="ce1">
            <text:p>insert into empresas (nombre) values ('EL CLARO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COMETA BIS SRL</text:p>
          </table:table-cell>
          <table:table-cell office:value-type="string" office:string-value="insert into empresas (nombre) values ('EL COMETA BIS SRL');" table:formula="of:=CONCATENATE([.$B$1];[.A1014];[.$C$1])" table:style-name="ce1">
            <text:p>insert into empresas (nombre) values ('EL COMETA BI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CONDOR BIS</text:p>
          </table:table-cell>
          <table:table-cell office:value-type="string" office:string-value="insert into empresas (nombre) values ('EL CONDOR BIS');" table:formula="of:=CONCATENATE([.$B$1];[.A1015];[.$C$1])" table:style-name="ce1">
            <text:p>insert into empresas (nombre) values ('EL CONDOR BI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CONDOR E T S, A,</text:p>
          </table:table-cell>
          <table:table-cell office:value-type="string" office:string-value="insert into empresas (nombre) values ('EL CONDOR E T S, A,');" table:formula="of:=CONCATENATE([.$B$1];[.A1016];[.$C$1])" table:style-name="ce1">
            <text:p>insert into empresas (nombre) values ('EL CONDOR E T S, A,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COYOTE</text:p>
          </table:table-cell>
          <table:table-cell office:value-type="string" office:string-value="insert into empresas (nombre) values ('EL COYOTE');" table:formula="of:=CONCATENATE([.$B$1];[.A1017];[.$C$1])" table:style-name="ce1">
            <text:p>insert into empresas (nombre) values ('EL COYO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EMPERADOR</text:p>
          </table:table-cell>
          <table:table-cell office:value-type="string" office:string-value="insert into empresas (nombre) values ('EL EMPERADOR');" table:formula="of:=CONCATENATE([.$B$1];[.A1018];[.$C$1])" table:style-name="ce1">
            <text:p>insert into empresas (nombre) values ('EL EMPERADO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HALCON</text:p>
          </table:table-cell>
          <table:table-cell office:value-type="string" office:string-value="insert into empresas (nombre) values ('EL HALCON');" table:formula="of:=CONCATENATE([.$B$1];[.A1019];[.$C$1])" table:style-name="ce1">
            <text:p>insert into empresas (nombre) values ('EL HALC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INDIO</text:p>
          </table:table-cell>
          <table:table-cell office:value-type="string" office:string-value="insert into empresas (nombre) values ('EL INDIO');" table:formula="of:=CONCATENATE([.$B$1];[.A1020];[.$C$1])" table:style-name="ce1">
            <text:p>insert into empresas (nombre) values ('EL IND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JESUITA</text:p>
          </table:table-cell>
          <table:table-cell office:value-type="string" office:string-value="insert into empresas (nombre) values ('EL JESUITA');" table:formula="of:=CONCATENATE([.$B$1];[.A1021];[.$C$1])" table:style-name="ce1">
            <text:p>insert into empresas (nombre) values ('EL JESUI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KAMINANTE</text:p>
          </table:table-cell>
          <table:table-cell office:value-type="string" office:string-value="insert into empresas (nombre) values ('EL KAMINANTE');" table:formula="of:=CONCATENATE([.$B$1];[.A1022];[.$C$1])" table:style-name="ce1">
            <text:p>insert into empresas (nombre) values ('EL KAMINAN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LAHUAN</text:p>
          </table:table-cell>
          <table:table-cell office:value-type="string" office:string-value="insert into empresas (nombre) values ('EL LAHUAN');" table:formula="of:=CONCATENATE([.$B$1];[.A1023];[.$C$1])" table:style-name="ce1">
            <text:p>insert into empresas (nombre) values ('EL LAHU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LIBERTADOR</text:p>
          </table:table-cell>
          <table:table-cell office:value-type="string" office:string-value="insert into empresas (nombre) values ('EL LIBERTADOR');" table:formula="of:=CONCATENATE([.$B$1];[.A1024];[.$C$1])" table:style-name="ce1">
            <text:p>insert into empresas (nombre) values ('EL LIBERTADO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LITORAL S.R.L.</text:p>
          </table:table-cell>
          <table:table-cell office:value-type="string" office:string-value="insert into empresas (nombre) values ('EL LITORAL S.R.L.');" table:formula="of:=CONCATENATE([.$B$1];[.A1025];[.$C$1])" table:style-name="ce1">
            <text:p>insert into empresas (nombre) values ('EL LITORAL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LORENSE</text:p>
          </table:table-cell>
          <table:table-cell office:value-type="string" office:string-value="insert into empresas (nombre) values ('EL LORENSE');" table:formula="of:=CONCATENATE([.$B$1];[.A1026];[.$C$1])" table:style-name="ce1">
            <text:p>insert into empresas (nombre) values ('EL LORENS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LUCERO</text:p>
          </table:table-cell>
          <table:table-cell office:value-type="string" office:string-value="insert into empresas (nombre) values ('EL LUCERO');" table:formula="of:=CONCATENATE([.$B$1];[.A1027];[.$C$1])" table:style-name="ce1">
            <text:p>insert into empresas (nombre) values ('EL LUCE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MAÑIO</text:p>
          </table:table-cell>
          <table:table-cell office:value-type="string" office:string-value="insert into empresas (nombre) values ('EL MAÑIO');" table:formula="of:=CONCATENATE([.$B$1];[.A1028];[.$C$1])" table:style-name="ce1">
            <text:p>insert into empresas (nombre) values ('EL MAÑ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MALAGATO</text:p>
          </table:table-cell>
          <table:table-cell office:value-type="string" office:string-value="insert into empresas (nombre) values ('EL MALAGATO');" table:formula="of:=CONCATENATE([.$B$1];[.A1029];[.$C$1])" table:style-name="ce1">
            <text:p>insert into empresas (nombre) values ('EL MALAGA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MENDOCINO</text:p>
          </table:table-cell>
          <table:table-cell office:value-type="string" office:string-value="insert into empresas (nombre) values ('EL MENDOCINO');" table:formula="of:=CONCATENATE([.$B$1];[.A1030];[.$C$1])" table:style-name="ce1">
            <text:p>insert into empresas (nombre) values ('EL MENDOC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NORTE BIS</text:p>
          </table:table-cell>
          <table:table-cell office:value-type="string" office:string-value="insert into empresas (nombre) values ('EL NORTE BIS');" table:formula="of:=CONCATENATE([.$B$1];[.A1031];[.$C$1])" table:style-name="ce1">
            <text:p>insert into empresas (nombre) values ('EL NORTE BI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NORTEÑO</text:p>
          </table:table-cell>
          <table:table-cell office:value-type="string" office:string-value="insert into empresas (nombre) values ('EL NORTEÑO');" table:formula="of:=CONCATENATE([.$B$1];[.A1032];[.$C$1])" table:style-name="ce1">
            <text:p>insert into empresas (nombre) values ('EL NORTEÑ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ONDA</text:p>
          </table:table-cell>
          <table:table-cell office:value-type="string" office:string-value="insert into empresas (nombre) values ('EL ONDA');" table:formula="of:=CONCATENATE([.$B$1];[.A1033];[.$C$1])" table:style-name="ce1">
            <text:p>insert into empresas (nombre) values ('EL ON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ORENSE VIAJES</text:p>
          </table:table-cell>
          <table:table-cell office:value-type="string" office:string-value="insert into empresas (nombre) values ('EL ORENSE VIAJES');" table:formula="of:=CONCATENATE([.$B$1];[.A1034];[.$C$1])" table:style-name="ce1">
            <text:p>insert into empresas (nombre) values ('EL ORENSE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PALMAR</text:p>
          </table:table-cell>
          <table:table-cell office:value-type="string" office:string-value="insert into empresas (nombre) values ('EL PALMAR');" table:formula="of:=CONCATENATE([.$B$1];[.A1035];[.$C$1])" table:style-name="ce1">
            <text:p>insert into empresas (nombre) values ('EL PAL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PATAGON</text:p>
          </table:table-cell>
          <table:table-cell office:value-type="string" office:string-value="insert into empresas (nombre) values ('EL PATAGON');" table:formula="of:=CONCATENATE([.$B$1];[.A1036];[.$C$1])" table:style-name="ce1">
            <text:p>insert into empresas (nombre) values ('EL PATAG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PATO MINIBUS</text:p>
          </table:table-cell>
          <table:table-cell office:value-type="string" office:string-value="insert into empresas (nombre) values ('EL PATO MINIBUS');" table:formula="of:=CONCATENATE([.$B$1];[.A1037];[.$C$1])" table:style-name="ce1">
            <text:p>insert into empresas (nombre) values ('EL PATO MINI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PINGUINO</text:p>
          </table:table-cell>
          <table:table-cell office:value-type="string" office:string-value="insert into empresas (nombre) values ('EL PINGUINO');" table:formula="of:=CONCATENATE([.$B$1];[.A1038];[.$C$1])" table:style-name="ce1">
            <text:p>insert into empresas (nombre) values ('EL PINGU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PLATA</text:p>
          </table:table-cell>
          <table:table-cell office:value-type="string" office:string-value="insert into empresas (nombre) values ('EL PLATA');" table:formula="of:=CONCATENATE([.$B$1];[.A1039];[.$C$1])" table:style-name="ce1">
            <text:p>insert into empresas (nombre) values ('EL PLA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PORTEÑO</text:p>
          </table:table-cell>
          <table:table-cell office:value-type="string" office:string-value="insert into empresas (nombre) values ('EL PORTEÑO');" table:formula="of:=CONCATENATE([.$B$1];[.A1040];[.$C$1])" table:style-name="ce1">
            <text:p>insert into empresas (nombre) values ('EL PORTEÑ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PRACTICO</text:p>
          </table:table-cell>
          <table:table-cell office:value-type="string" office:string-value="insert into empresas (nombre) values ('EL PRACTICO');" table:formula="of:=CONCATENATE([.$B$1];[.A1041];[.$C$1])" table:style-name="ce1">
            <text:p>insert into empresas (nombre) values ('EL PRACTI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PULQUI</text:p>
          </table:table-cell>
          <table:table-cell office:value-type="string" office:string-value="insert into empresas (nombre) values ('EL PULQUI');" table:formula="of:=CONCATENATE([.$B$1];[.A1042];[.$C$1])" table:style-name="ce1">
            <text:p>insert into empresas (nombre) values ('EL PULQU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RAPIDO</text:p>
          </table:table-cell>
          <table:table-cell office:value-type="string" office:string-value="insert into empresas (nombre) values ('EL RAPIDO');" table:formula="of:=CONCATENATE([.$B$1];[.A1043];[.$C$1])" table:style-name="ce1">
            <text:p>insert into empresas (nombre) values ('EL RAPI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RAPIDO ARGENTINO</text:p>
          </table:table-cell>
          <table:table-cell office:value-type="string" office:string-value="insert into empresas (nombre) values ('EL RAPIDO ARGENTINO');" table:formula="of:=CONCATENATE([.$B$1];[.A1044];[.$C$1])" table:style-name="ce1">
            <text:p>insert into empresas (nombre) values ('EL RAPIDO ARGENT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RAPIDO INTERNACIONAL</text:p>
          </table:table-cell>
          <table:table-cell office:value-type="string" office:string-value="insert into empresas (nombre) values ('EL RAPIDO INTERNACIONAL');" table:formula="of:=CONCATENATE([.$B$1];[.A1045];[.$C$1])" table:style-name="ce1">
            <text:p>insert into empresas (nombre) values ('EL RAPIDO INTERNACION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RAPIDO S. A</text:p>
          </table:table-cell>
          <table:table-cell office:value-type="string" office:string-value="insert into empresas (nombre) values ('EL RAPIDO S. A');" table:formula="of:=CONCATENATE([.$B$1];[.A1046];[.$C$1])" table:style-name="ce1">
            <text:p>insert into empresas (nombre) values ('EL RAPIDO S. 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RAYO</text:p>
          </table:table-cell>
          <table:table-cell office:value-type="string" office:string-value="insert into empresas (nombre) values ('EL RAYO');" table:formula="of:=CONCATENATE([.$B$1];[.A1047];[.$C$1])" table:style-name="ce1">
            <text:p>insert into empresas (nombre) values ('EL RAY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REFUGIO</text:p>
          </table:table-cell>
          <table:table-cell office:value-type="string" office:string-value="insert into empresas (nombre) values ('EL REFUGIO');" table:formula="of:=CONCATENATE([.$B$1];[.A1048];[.$C$1])" table:style-name="ce1">
            <text:p>insert into empresas (nombre) values ('EL REFUG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ROSARINO</text:p>
          </table:table-cell>
          <table:table-cell office:value-type="string" office:string-value="insert into empresas (nombre) values ('EL ROSARINO');" table:formula="of:=CONCATENATE([.$B$1];[.A1049];[.$C$1])" table:style-name="ce1">
            <text:p>insert into empresas (nombre) values ('EL ROSAR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SANTIAGUEÑO</text:p>
          </table:table-cell>
          <table:table-cell office:value-type="string" office:string-value="insert into empresas (nombre) values ('EL SANTIAGUEÑO');" table:formula="of:=CONCATENATE([.$B$1];[.A1050];[.$C$1])" table:style-name="ce1">
            <text:p>insert into empresas (nombre) values ('EL SANTIAGUEÑ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TAITA JUNIO</text:p>
          </table:table-cell>
          <table:table-cell office:value-type="string" office:string-value="insert into empresas (nombre) values ('EL TAITA JUNIO');" table:formula="of:=CONCATENATE([.$B$1];[.A1051];[.$C$1])" table:style-name="ce1">
            <text:p>insert into empresas (nombre) values ('EL TAITA JUN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TRIUNFO</text:p>
          </table:table-cell>
          <table:table-cell office:value-type="string" office:string-value="insert into empresas (nombre) values ('EL TRIUNFO');" table:formula="of:=CONCATENATE([.$B$1];[.A1052];[.$C$1])" table:style-name="ce1">
            <text:p>insert into empresas (nombre) values ('EL TRIUNF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TUCUMANITO BUS</text:p>
          </table:table-cell>
          <table:table-cell office:value-type="string" office:string-value="insert into empresas (nombre) values ('EL TUCUMANITO BUS');" table:formula="of:=CONCATENATE([.$B$1];[.A1053];[.$C$1])" table:style-name="ce1">
            <text:p>insert into empresas (nombre) values ('EL TUCUMANITO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TURISTA</text:p>
          </table:table-cell>
          <table:table-cell office:value-type="string" office:string-value="insert into empresas (nombre) values ('EL TURISTA');" table:formula="of:=CONCATENATE([.$B$1];[.A1054];[.$C$1])" table:style-name="ce1">
            <text:p>insert into empresas (nombre) values ('EL TURIS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VALCHETENSE</text:p>
          </table:table-cell>
          <table:table-cell office:value-type="string" office:string-value="insert into empresas (nombre) values ('EL VALCHETENSE');" table:formula="of:=CONCATENATE([.$B$1];[.A1055];[.$C$1])" table:style-name="ce1">
            <text:p>insert into empresas (nombre) values ('EL VALCHETENS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VALLE</text:p>
          </table:table-cell>
          <table:table-cell office:value-type="string" office:string-value="insert into empresas (nombre) values ('EL VALLE');" table:formula="of:=CONCATENATE([.$B$1];[.A1056];[.$C$1])" table:style-name="ce1">
            <text:p>insert into empresas (nombre) values ('EL VAL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VALLE O VIA BARILOCHE</text:p>
          </table:table-cell>
          <table:table-cell office:value-type="string" office:string-value="insert into empresas (nombre) values ('EL VALLE O VIA BARILOCHE');" table:formula="of:=CONCATENATE([.$B$1];[.A1057];[.$C$1])" table:style-name="ce1">
            <text:p>insert into empresas (nombre) values ('EL VALLE O VIA BARILOCH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EGANCE TRAVEL TOUR</text:p>
          </table:table-cell>
          <table:table-cell office:value-type="string" office:string-value="insert into empresas (nombre) values ('ELEGANCE TRAVEL TOUR');" table:formula="of:=CONCATENATE([.$B$1];[.A1058];[.$C$1])" table:style-name="ce1">
            <text:p>insert into empresas (nombre) values ('ELEGANCE TRAVEL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IANA TURISMO</text:p>
          </table:table-cell>
          <table:table-cell office:value-type="string" office:string-value="insert into empresas (nombre) values ('ELIANA TURISMO');" table:formula="of:=CONCATENATE([.$B$1];[.A1059];[.$C$1])" table:style-name="ce1">
            <text:p>insert into empresas (nombre) values ('ELIAN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IRAY TRAVEL SPA</text:p>
          </table:table-cell>
          <table:table-cell office:value-type="string" office:string-value="insert into empresas (nombre) values ('ELIRAY TRAVEL SPA');" table:formula="of:=CONCATENATE([.$B$1];[.A1060];[.$C$1])" table:style-name="ce1">
            <text:p>insert into empresas (nombre) values ('ELIRAY TRAVEL SP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ITE BUSS</text:p>
          </table:table-cell>
          <table:table-cell office:value-type="string" office:string-value="insert into empresas (nombre) values ('ELITE BUSS');" table:formula="of:=CONCATENATE([.$B$1];[.A1061];[.$C$1])" table:style-name="ce1">
            <text:p>insert into empresas (nombre) values ('ELITE BUS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PER</text:p>
          </table:table-cell>
          <table:table-cell office:value-type="string" office:string-value="insert into empresas (nombre) values ('ELPER');" table:formula="of:=CONCATENATE([.$B$1];[.A1062];[.$C$1])" table:style-name="ce1">
            <text:p>insert into empresas (nombre) values ('ELP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PER BUSES</text:p>
          </table:table-cell>
          <table:table-cell office:value-type="string" office:string-value="insert into empresas (nombre) values ('ELPER BUSES');" table:formula="of:=CONCATENATE([.$B$1];[.A1063];[.$C$1])" table:style-name="ce1">
            <text:p>insert into empresas (nombre) values ('ELPER BUS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`RESA ALBIZZATTI</text:p>
          </table:table-cell>
          <table:table-cell office:value-type="string" office:string-value="insert into empresas (nombre) values ('EM`RESA ALBIZZATTI');" table:formula="of:=CONCATENATE([.$B$1];[.A1064];[.$C$1])" table:style-name="ce1">
            <text:p>insert into empresas (nombre) values ('EM`RESA ALBIZZATT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ANUEL</text:p>
          </table:table-cell>
          <table:table-cell office:value-type="string" office:string-value="insert into empresas (nombre) values ('EMANUEL');" table:formula="of:=CONCATENATE([.$B$1];[.A1065];[.$C$1])" table:style-name="ce1">
            <text:p>insert into empresas (nombre) values ('EMANU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BRATUR</text:p>
          </table:table-cell>
          <table:table-cell office:value-type="string" office:string-value="insert into empresas (nombre) values ('EMBRATUR');" table:formula="of:=CONCATENATE([.$B$1];[.A1066];[.$C$1])" table:style-name="ce1">
            <text:p>insert into empresas (nombre) values ('EMBRA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BUS</text:p>
          </table:table-cell>
          <table:table-cell office:value-type="string" office:string-value="insert into empresas (nombre) values ('EMBUS');" table:formula="of:=CONCATENATE([.$B$1];[.A1067];[.$C$1])" table:style-name="ce1">
            <text:p>insert into empresas (nombre) values ('EM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G</text:p>
          </table:table-cell>
          <table:table-cell office:value-type="string" office:string-value="insert into empresas (nombre) values ('EMG');" table:formula="of:=CONCATENATE([.$B$1];[.A1068];[.$C$1])" table:style-name="ce1">
            <text:p>insert into empresas (nombre) values ('EMG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ILIANO VIAJES</text:p>
          </table:table-cell>
          <table:table-cell office:value-type="string" office:string-value="insert into empresas (nombre) values ('EMILIANO VIAJES');" table:formula="of:=CONCATENATE([.$B$1];[.A1069];[.$C$1])" table:style-name="ce1">
            <text:p>insert into empresas (nombre) values ('EMILIANO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 CHILENA</text:p>
          </table:table-cell>
          <table:table-cell office:value-type="string" office:string-value="insert into empresas (nombre) values ('EMP CHILENA');" table:formula="of:=CONCATENATE([.$B$1];[.A1070];[.$C$1])" table:style-name="ce1">
            <text:p>insert into empresas (nombre) values ('EMP CHILE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 GODOY</text:p>
          </table:table-cell>
          <table:table-cell office:value-type="string" office:string-value="insert into empresas (nombre) values ('EMP GODOY');" table:formula="of:=CONCATENATE([.$B$1];[.A1071];[.$C$1])" table:style-name="ce1">
            <text:p>insert into empresas (nombre) values ('EMP GODO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 ITATI SRL</text:p>
          </table:table-cell>
          <table:table-cell office:value-type="string" office:string-value="insert into empresas (nombre) values ('EMP ITATI SRL');" table:formula="of:=CONCATENATE([.$B$1];[.A1072];[.$C$1])" table:style-name="ce1">
            <text:p>insert into empresas (nombre) values ('EMP ITATI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 PEREZ HNOS</text:p>
          </table:table-cell>
          <table:table-cell office:value-type="string" office:string-value="insert into empresas (nombre) values ('EMP PEREZ HNOS');" table:formula="of:=CONCATENATE([.$B$1];[.A1073];[.$C$1])" table:style-name="ce1">
            <text:p>insert into empresas (nombre) values ('EMP PEREZ HN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 RECOFSKY</text:p>
          </table:table-cell>
          <table:table-cell office:value-type="string" office:string-value="insert into empresas (nombre) values ('EMP RECOFSKY');" table:formula="of:=CONCATENATE([.$B$1];[.A1074];[.$C$1])" table:style-name="ce1">
            <text:p>insert into empresas (nombre) values ('EMP RECOFSK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 SANTOANJO</text:p>
          </table:table-cell>
          <table:table-cell office:value-type="string" office:string-value="insert into empresas (nombre) values ('EMP SANTOANJO');" table:formula="of:=CONCATENATE([.$B$1];[.A1075];[.$C$1])" table:style-name="ce1">
            <text:p>insert into empresas (nombre) values ('EMP SANTOANJ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 SIERRAS</text:p>
          </table:table-cell>
          <table:table-cell office:value-type="string" office:string-value="insert into empresas (nombre) values ('EMP SIERRAS');" table:formula="of:=CONCATENATE([.$B$1];[.A1076];[.$C$1])" table:style-name="ce1">
            <text:p>insert into empresas (nombre) values ('EMP SIERR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- BROWM</text:p>
          </table:table-cell>
          <table:table-cell office:value-type="string" office:string-value="insert into empresas (nombre) values ('EMP- BROWM');" table:formula="of:=CONCATENATE([.$B$1];[.A1077];[.$C$1])" table:style-name="ce1">
            <text:p>insert into empresas (nombre) values ('EMP- BROW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-ASOCIADAS CENTRAL ARGENTINO</text:p>
          </table:table-cell>
          <table:table-cell office:value-type="string" office:string-value="insert into empresas (nombre) values ('EMP-ASOCIADAS CENTRAL ARGENTINO');" table:formula="of:=CONCATENATE([.$B$1];[.A1078];[.$C$1])" table:style-name="ce1">
            <text:p>insert into empresas (nombre) values ('EMP-ASOCIADAS CENTRAL ARGENT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. TURISMO I. A. BUTTINI HNOS</text:p>
          </table:table-cell>
          <table:table-cell office:value-type="string" office:string-value="insert into empresas (nombre) values ('EMP. TURISMO I. A. BUTTINI HNOS');" table:formula="of:=CONCATENATE([.$B$1];[.A1079];[.$C$1])" table:style-name="ce1">
            <text:p>insert into empresas (nombre) values ('EMP. TURISMO I. A. BUTTINI HN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ERATRIZ</text:p>
          </table:table-cell>
          <table:table-cell office:value-type="string" office:string-value="insert into empresas (nombre) values ('EMPERATRIZ');" table:formula="of:=CONCATENATE([.$B$1];[.A1080];[.$C$1])" table:style-name="ce1">
            <text:p>insert into empresas (nombre) values ('EMPERATRI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NDIMIENTO</text:p>
          </table:table-cell>
          <table:table-cell office:value-type="string" office:string-value="insert into empresas (nombre) values ('EMPRENDIMIENTO');" table:formula="of:=CONCATENATE([.$B$1];[.A1081];[.$C$1])" table:style-name="ce1">
            <text:p>insert into empresas (nombre) values ('EMPRENDIMIEN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NDIMIENTOS MYM</text:p>
          </table:table-cell>
          <table:table-cell office:value-type="string" office:string-value="insert into empresas (nombre) values ('EMPRENDIMIENTOS MYM');" table:formula="of:=CONCATENATE([.$B$1];[.A1082];[.$C$1])" table:style-name="ce1">
            <text:p>insert into empresas (nombre) values ('EMPRENDIMIENTOS MY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<text:s/>POSADA</text:p>
          </table:table-cell>
          <table:table-cell office:value-type="string" office:string-value="insert into empresas (nombre) values ('EMPRESA  POSADA');" table:formula="of:=CONCATENATE([.$B$1];[.A1083];[.$C$1])" table:style-name="ce1">
            <text:p>insert into empresas (nombre) values ('EMPRESA <text:s/>POSA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* GUADALUPE *</text:p>
          </table:table-cell>
          <table:table-cell office:value-type="string" office:string-value="insert into empresas (nombre) values ('EMPRESA * GUADALUPE *');" table:formula="of:=CONCATENATE([.$B$1];[.A1084];[.$C$1])" table:style-name="ce1">
            <text:p>insert into empresas (nombre) values ('EMPRESA * GUADALUPE *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A, BROWM</text:p>
          </table:table-cell>
          <table:table-cell office:value-type="string" office:string-value="insert into empresas (nombre) values ('EMPRESA A, BROWM');" table:formula="of:=CONCATENATE([.$B$1];[.A1085];[.$C$1])" table:style-name="ce1">
            <text:p>insert into empresas (nombre) values ('EMPRESA A, BROW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ARGENTINA</text:p>
          </table:table-cell>
          <table:table-cell office:value-type="string" office:string-value="insert into empresas (nombre) values ('EMPRESA ARGENTINA');" table:formula="of:=CONCATENATE([.$B$1];[.A1086];[.$C$1])" table:style-name="ce1">
            <text:p>insert into empresas (nombre) values ('EMPRESA ARGENTI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CARLOS PEREZ</text:p>
          </table:table-cell>
          <table:table-cell office:value-type="string" office:string-value="insert into empresas (nombre) values ('EMPRESA CARLOS PEREZ');" table:formula="of:=CONCATENATE([.$B$1];[.A1087];[.$C$1])" table:style-name="ce1">
            <text:p>insert into empresas (nombre) values ('EMPRESA CARLOS PER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CENTRAL DE VIAJES</text:p>
          </table:table-cell>
          <table:table-cell office:value-type="string" office:string-value="insert into empresas (nombre) values ('EMPRESA CENTRAL DE VIAJES');" table:formula="of:=CONCATENATE([.$B$1];[.A1088];[.$C$1])" table:style-name="ce1">
            <text:p>insert into empresas (nombre) values ('EMPRESA CENTRAL DE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CITA</text:p>
          </table:table-cell>
          <table:table-cell office:value-type="string" office:string-value="insert into empresas (nombre) values ('EMPRESA CITA');" table:formula="of:=CONCATENATE([.$B$1];[.A1089];[.$C$1])" table:style-name="ce1">
            <text:p>insert into empresas (nombre) values ('EMPRESA CI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CIUDAD D <text:s/>CRESPO</text:p>
          </table:table-cell>
          <table:table-cell office:value-type="string" office:string-value="insert into empresas (nombre) values ('EMPRESA CIUDAD D  CRESPO');" table:formula="of:=CONCATENATE([.$B$1];[.A1090];[.$C$1])" table:style-name="ce1">
            <text:p>insert into empresas (nombre) values ('EMPRESA CIUDAD D <text:s/>CRESP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D Y R TURISMOS</text:p>
          </table:table-cell>
          <table:table-cell office:value-type="string" office:string-value="insert into empresas (nombre) values ('EMPRESA D Y R TURISMOS');" table:formula="of:=CONCATENATE([.$B$1];[.A1091];[.$C$1])" table:style-name="ce1">
            <text:p>insert into empresas (nombre) values ('EMPRESA D Y R TURISM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DEL SUR Y MEDIA AGUA S.A</text:p>
          </table:table-cell>
          <table:table-cell office:value-type="string" office:string-value="insert into empresas (nombre) values ('EMPRESA DEL SUR Y MEDIA AGUA S.A');" table:formula="of:=CONCATENATE([.$B$1];[.A1092];[.$C$1])" table:style-name="ce1">
            <text:p>insert into empresas (nombre) values ('EMPRESA DEL SUR Y MEDIA AGUA S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EVA</text:p>
          </table:table-cell>
          <table:table-cell office:value-type="string" office:string-value="insert into empresas (nombre) values ('EMPRESA EVA');" table:formula="of:=CONCATENATE([.$B$1];[.A1093];[.$C$1])" table:style-name="ce1">
            <text:p>insert into empresas (nombre) values ('EMPRESA EV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G. M. V.</text:p>
          </table:table-cell>
          <table:table-cell office:value-type="string" office:string-value="insert into empresas (nombre) values ('EMPRESA G. M. V.');" table:formula="of:=CONCATENATE([.$B$1];[.A1094];[.$C$1])" table:style-name="ce1">
            <text:p>insert into empresas (nombre) values ('EMPRESA G. M. V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GAGY</text:p>
          </table:table-cell>
          <table:table-cell office:value-type="string" office:string-value="insert into empresas (nombre) values ('EMPRESA GAGY');" table:formula="of:=CONCATENATE([.$B$1];[.A1095];[.$C$1])" table:style-name="ce1">
            <text:p>insert into empresas (nombre) values ('EMPRESA GAG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GONCALVEZ</text:p>
          </table:table-cell>
          <table:table-cell office:value-type="string" office:string-value="insert into empresas (nombre) values ('EMPRESA GONCALVEZ');" table:formula="of:=CONCATENATE([.$B$1];[.A1096];[.$C$1])" table:style-name="ce1">
            <text:p>insert into empresas (nombre) values ('EMPRESA GONCALV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GUTIERREZ</text:p>
          </table:table-cell>
          <table:table-cell office:value-type="string" office:string-value="insert into empresas (nombre) values ('EMPRESA GUTIERREZ');" table:formula="of:=CONCATENATE([.$B$1];[.A1097];[.$C$1])" table:style-name="ce1">
            <text:p>insert into empresas (nombre) values ('EMPRESA GUTIERR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KRUSE</text:p>
          </table:table-cell>
          <table:table-cell office:value-type="string" office:string-value="insert into empresas (nombre) values ('EMPRESA KRUSE');" table:formula="of:=CONCATENATE([.$B$1];[.A1098];[.$C$1])" table:style-name="ce1">
            <text:p>insert into empresas (nombre) values ('EMPRESA KRUS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MONTOYA</text:p>
          </table:table-cell>
          <table:table-cell office:value-type="string" office:string-value="insert into empresas (nombre) values ('EMPRESA MONTOYA');" table:formula="of:=CONCATENATE([.$B$1];[.A1099];[.$C$1])" table:style-name="ce1">
            <text:p>insert into empresas (nombre) values ('EMPRESA MONTOY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NUEVA TURISMO ASENJO S.R.L</text:p>
          </table:table-cell>
          <table:table-cell office:value-type="string" office:string-value="insert into empresas (nombre) values ('EMPRESA NUEVA TURISMO ASENJO S.R.L');" table:formula="of:=CONCATENATE([.$B$1];[.A1100];[.$C$1])" table:style-name="ce1">
            <text:p>insert into empresas (nombre) values ('EMPRESA NUEVA TURISMO ASENJO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PRICENSA DEL NORTE S.A.</text:p>
          </table:table-cell>
          <table:table-cell office:value-type="string" office:string-value="insert into empresas (nombre) values ('EMPRESA PRICENSA DEL NORTE S.A.');" table:formula="of:=CONCATENATE([.$B$1];[.A1101];[.$C$1])" table:style-name="ce1">
            <text:p>insert into empresas (nombre) values ('EMPRESA PRICENSA DEL NORTE S.A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SAN MARTIN</text:p>
          </table:table-cell>
          <table:table-cell office:value-type="string" office:string-value="insert into empresas (nombre) values ('EMPRESA SAN MARTIN');" table:formula="of:=CONCATENATE([.$B$1];[.A1102];[.$C$1])" table:style-name="ce1">
            <text:p>insert into empresas (nombre) values ('EMPRESA SAN MART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SIERRA DE CORDOBA</text:p>
          </table:table-cell>
          <table:table-cell office:value-type="string" office:string-value="insert into empresas (nombre) values ('EMPRESA SIERRA DE CORDOBA');" table:formula="of:=CONCATENATE([.$B$1];[.A1103];[.$C$1])" table:style-name="ce1">
            <text:p>insert into empresas (nombre) values ('EMPRESA SIERRA DE CORDOB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SILVIA</text:p>
          </table:table-cell>
          <table:table-cell office:value-type="string" office:string-value="insert into empresas (nombre) values ('EMPRESA SILVIA');" table:formula="of:=CONCATENATE([.$B$1];[.A1104];[.$C$1])" table:style-name="ce1">
            <text:p>insert into empresas (nombre) values ('EMPRESA SILV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SOCIEDAD CONFIANZA DEL SUR</text:p>
          </table:table-cell>
          <table:table-cell office:value-type="string" office:string-value="insert into empresas (nombre) values ('EMPRESA SOCIEDAD CONFIANZA DEL SUR');" table:formula="of:=CONCATENATE([.$B$1];[.A1105];[.$C$1])" table:style-name="ce1">
            <text:p>insert into empresas (nombre) values ('EMPRESA SOCIEDAD CONFIANZA DE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T-A-S</text:p>
          </table:table-cell>
          <table:table-cell office:value-type="string" office:string-value="insert into empresas (nombre) values ('EMPRESA T-A-S');" table:formula="of:=CONCATENATE([.$B$1];[.A1106];[.$C$1])" table:style-name="ce1">
            <text:p>insert into empresas (nombre) values ('EMPRESA T-A-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T.A.S S.R.L</text:p>
          </table:table-cell>
          <table:table-cell office:value-type="string" office:string-value="insert into empresas (nombre) values ('EMPRESA T.A.S S.R.L');" table:formula="of:=CONCATENATE([.$B$1];[.A1107];[.$C$1])" table:style-name="ce1">
            <text:p>insert into empresas (nombre) values ('EMPRESA T.A.S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TRANSPORTE MORTEROS SRL</text:p>
          </table:table-cell>
          <table:table-cell office:value-type="string" office:string-value="insert into empresas (nombre) values ('EMPRESA TRANSPORTE MORTEROS SRL');" table:formula="of:=CONCATENATE([.$B$1];[.A1108];[.$C$1])" table:style-name="ce1">
            <text:p>insert into empresas (nombre) values ('EMPRESA TRANSPORTE MORTERO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O CANTERO</text:p>
          </table:table-cell>
          <table:table-cell office:value-type="string" office:string-value="insert into empresas (nombre) values ('EMPRESO CANTERO');" table:formula="of:=CONCATENATE([.$B$1];[.A1109];[.$C$1])" table:style-name="ce1">
            <text:p>insert into empresas (nombre) values ('EMPRESO CANTE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S</text:p>
          </table:table-cell>
          <table:table-cell office:value-type="string" office:string-value="insert into empresas (nombre) values ('EMS');" table:formula="of:=CONCATENATE([.$B$1];[.A1110];[.$C$1])" table:style-name="ce1">
            <text:p>insert into empresas (nombre) values ('EM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TUR</text:p>
          </table:table-cell>
          <table:table-cell office:value-type="string" office:string-value="insert into empresas (nombre) values ('EMTUR');" table:formula="of:=CONCATENATE([.$B$1];[.A1111];[.$C$1])" table:style-name="ce1">
            <text:p>insert into empresas (nombre) values ('EM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CUENTRO</text:p>
          </table:table-cell>
          <table:table-cell office:value-type="string" office:string-value="insert into empresas (nombre) values ('ENCUENTRO');" table:formula="of:=CONCATENATE([.$B$1];[.A1112];[.$C$1])" table:style-name="ce1">
            <text:p>insert into empresas (nombre) values ('ENCUENT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ERGY GALIANI S.R.L.</text:p>
          </table:table-cell>
          <table:table-cell office:value-type="string" office:string-value="insert into empresas (nombre) values ('ENERGY GALIANI S.R.L.');" table:formula="of:=CONCATENATE([.$B$1];[.A1113];[.$C$1])" table:style-name="ce1">
            <text:p>insert into empresas (nombre) values ('ENERGY GALIANI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RITUR</text:p>
          </table:table-cell>
          <table:table-cell office:value-type="string" office:string-value="insert into empresas (nombre) values ('ENRITUR');" table:formula="of:=CONCATENATE([.$B$1];[.A1114];[.$C$1])" table:style-name="ce1">
            <text:p>insert into empresas (nombre) values ('ENRI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SUEÑO</text:p>
          </table:table-cell>
          <table:table-cell office:value-type="string" office:string-value="insert into empresas (nombre) values ('ENSUEÑO');" table:formula="of:=CONCATENATE([.$B$1];[.A1115];[.$C$1])" table:style-name="ce1">
            <text:p>insert into empresas (nombre) values ('ENSUEÑ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OVASTOURS</text:p>
          </table:table-cell>
          <table:table-cell office:value-type="string" office:string-value="insert into empresas (nombre) values ('ENVOVASTOURS');" table:formula="of:=CONCATENATE([.$B$1];[.A1116];[.$C$1])" table:style-name="ce1">
            <text:p>insert into empresas (nombre) values ('ENVOVAS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QUITUR S.R.L</text:p>
          </table:table-cell>
          <table:table-cell office:value-type="string" office:string-value="insert into empresas (nombre) values ('EQUITUR S.R.L');" table:formula="of:=CONCATENATE([.$B$1];[.A1117];[.$C$1])" table:style-name="ce1">
            <text:p>insert into empresas (nombre) values ('EQUITUR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RBUC</text:p>
          </table:table-cell>
          <table:table-cell office:value-type="string" office:string-value="insert into empresas (nombre) values ('ERBUC');" table:formula="of:=CONCATENATE([.$B$1];[.A1118];[.$C$1])" table:style-name="ce1">
            <text:p>insert into empresas (nombre) values ('ERBU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RECHIN TURISMO</text:p>
          </table:table-cell>
          <table:table-cell office:value-type="string" office:string-value="insert into empresas (nombre) values ('ERECHIN TURISMO');" table:formula="of:=CONCATENATE([.$B$1];[.A1119];[.$C$1])" table:style-name="ce1">
            <text:p>insert into empresas (nombre) values ('ERECHIN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RSA</text:p>
          </table:table-cell>
          <table:table-cell office:value-type="string" office:string-value="insert into empresas (nombre) values ('ERSA');" table:formula="of:=CONCATENATE([.$B$1];[.A1120];[.$C$1])" table:style-name="ce1">
            <text:p>insert into empresas (nombre) values ('ER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C MUNICIPAL</text:p>
          </table:table-cell>
          <table:table-cell office:value-type="string" office:string-value="insert into empresas (nombre) values ('ESC MUNICIPAL');" table:formula="of:=CONCATENATE([.$B$1];[.A1121];[.$C$1])" table:style-name="ce1">
            <text:p>insert into empresas (nombre) values ('ESC MUNICIP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COBAR JOSE LUIS</text:p>
          </table:table-cell>
          <table:table-cell office:value-type="string" office:string-value="insert into empresas (nombre) values ('ESCOBAR JOSE LUIS');" table:formula="of:=CONCATENATE([.$B$1];[.A1122];[.$C$1])" table:style-name="ce1">
            <text:p>insert into empresas (nombre) values ('ESCOBAR JOSE LUI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CUELA</text:p>
          </table:table-cell>
          <table:table-cell office:value-type="string" office:string-value="insert into empresas (nombre) values ('ESCUELA');" table:formula="of:=CONCATENATE([.$B$1];[.A1123];[.$C$1])" table:style-name="ce1">
            <text:p>insert into empresas (nombre) values ('ESCUE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CUELA DE AGRICULTURA</text:p>
          </table:table-cell>
          <table:table-cell office:value-type="string" office:string-value="insert into empresas (nombre) values ('ESCUELA DE AGRICULTURA');" table:formula="of:=CONCATENATE([.$B$1];[.A1124];[.$C$1])" table:style-name="ce1">
            <text:p>insert into empresas (nombre) values ('ESCUELA DE AGRICULTU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CUELA DE CADETE</text:p>
          </table:table-cell>
          <table:table-cell office:value-type="string" office:string-value="insert into empresas (nombre) values ('ESCUELA DE CADETE');" table:formula="of:=CONCATENATE([.$B$1];[.A1125];[.$C$1])" table:style-name="ce1">
            <text:p>insert into empresas (nombre) values ('ESCUELA DE CADE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MIMAR</text:p>
          </table:table-cell>
          <table:table-cell office:value-type="string" office:string-value="insert into empresas (nombre) values ('ESMIMAR');" table:formula="of:=CONCATENATE([.$B$1];[.A1126];[.$C$1])" table:style-name="ce1">
            <text:p>insert into empresas (nombre) values ('ESMI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MIMAR TUR</text:p>
          </table:table-cell>
          <table:table-cell office:value-type="string" office:string-value="insert into empresas (nombre) values ('ESMIMAR TUR');" table:formula="of:=CONCATENATE([.$B$1];[.A1127];[.$C$1])" table:style-name="ce1">
            <text:p>insert into empresas (nombre) values ('ESMIMAR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MIT</text:p>
          </table:table-cell>
          <table:table-cell office:value-type="string" office:string-value="insert into empresas (nombre) values ('ESMIT');" table:formula="of:=CONCATENATE([.$B$1];[.A1128];[.$C$1])" table:style-name="ce1">
            <text:p>insert into empresas (nombre) values ('ESMI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NAOLA COSAR</text:p>
          </table:table-cell>
          <table:table-cell office:value-type="string" office:string-value="insert into empresas (nombre) values ('ESNAOLA COSAR');" table:formula="of:=CONCATENATE([.$B$1];[.A1129];[.$C$1])" table:style-name="ce1">
            <text:p>insert into empresas (nombre) values ('ESNAOLA COS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PECIALISTA EN DESTINOS S.R.L.</text:p>
          </table:table-cell>
          <table:table-cell office:value-type="string" office:string-value="insert into empresas (nombre) values ('ESPECIALISTA EN DESTINOS S.R.L.');" table:formula="of:=CONCATENATE([.$B$1];[.A1130];[.$C$1])" table:style-name="ce1">
            <text:p>insert into empresas (nombre) values ('ESPECIALISTA EN DESTINOS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PRESO EQUINO BUS</text:p>
          </table:table-cell>
          <table:table-cell office:value-type="string" office:string-value="insert into empresas (nombre) values ('ESPRESO EQUINO BUS');" table:formula="of:=CONCATENATE([.$B$1];[.A1131];[.$C$1])" table:style-name="ce1">
            <text:p>insert into empresas (nombre) values ('ESPRESO EQUINO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PRESO NORTE</text:p>
          </table:table-cell>
          <table:table-cell office:value-type="string" office:string-value="insert into empresas (nombre) values ('ESPRESO NORTE');" table:formula="of:=CONCATENATE([.$B$1];[.A1132];[.$C$1])" table:style-name="ce1">
            <text:p>insert into empresas (nombre) values ('ESPRESO N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PRESO PM</text:p>
          </table:table-cell>
          <table:table-cell office:value-type="string" office:string-value="insert into empresas (nombre) values ('ESPRESO PM');" table:formula="of:=CONCATENATE([.$B$1];[.A1133];[.$C$1])" table:style-name="ce1">
            <text:p>insert into empresas (nombre) values ('ESPRESO P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RELA</text:p>
          </table:table-cell>
          <table:table-cell office:value-type="string" office:string-value="insert into empresas (nombre) values ('ESTRELA');" table:formula="of:=CONCATENATE([.$B$1];[.A1134];[.$C$1])" table:style-name="ce1">
            <text:p>insert into empresas (nombre) values ('ESTRE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RELLA CONDOR</text:p>
          </table:table-cell>
          <table:table-cell office:value-type="string" office:string-value="insert into empresas (nombre) values ('ESTRELLA CONDOR');" table:formula="of:=CONCATENATE([.$B$1];[.A1135];[.$C$1])" table:style-name="ce1">
            <text:p>insert into empresas (nombre) values ('ESTRELLA CONDO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UGIRA.COM</text:p>
          </table:table-cell>
          <table:table-cell office:value-type="string" office:string-value="insert into empresas (nombre) values ('ESTUGIRA.COM');" table:formula="of:=CONCATENATE([.$B$1];[.A1136];[.$C$1])" table:style-name="ce1">
            <text:p>insert into empresas (nombre) values ('ESTUGIRA.CO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A KURTZ</text:p>
          </table:table-cell>
          <table:table-cell office:value-type="string" office:string-value="insert into empresas (nombre) values ('ETA KURTZ');" table:formula="of:=CONCATENATE([.$B$1];[.A1137];[.$C$1])" table:style-name="ce1">
            <text:p>insert into empresas (nombre) values ('ETA KURT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AP</text:p>
          </table:table-cell>
          <table:table-cell office:value-type="string" office:string-value="insert into empresas (nombre) values ('ETAP');" table:formula="of:=CONCATENATE([.$B$1];[.A1138];[.$C$1])" table:style-name="ce1">
            <text:p>insert into empresas (nombre) values ('ETA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EL</text:p>
          </table:table-cell>
          <table:table-cell office:value-type="string" office:string-value="insert into empresas (nombre) values ('ETEL');" table:formula="of:=CONCATENATE([.$B$1];[.A1139];[.$C$1])" table:style-name="ce1">
            <text:p>insert into empresas (nombre) values ('ET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M</text:p>
          </table:table-cell>
          <table:table-cell office:value-type="string" office:string-value="insert into empresas (nombre) values ('ETM');" table:formula="of:=CONCATENATE([.$B$1];[.A1140];[.$C$1])" table:style-name="ce1">
            <text:p>insert into empresas (nombre) values ('ET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TA TOUR</text:p>
          </table:table-cell>
          <table:table-cell office:value-type="string" office:string-value="insert into empresas (nombre) values ('ETTA TOUR');" table:formula="of:=CONCATENATE([.$B$1];[.A1141];[.$C$1])" table:style-name="ce1">
            <text:p>insert into empresas (nombre) values ('ETTA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REKA EJECUTIVO</text:p>
          </table:table-cell>
          <table:table-cell office:value-type="string" office:string-value="insert into empresas (nombre) values ('EUREKA EJECUTIVO');" table:formula="of:=CONCATENATE([.$B$1];[.A1142];[.$C$1])" table:style-name="ce1">
            <text:p>insert into empresas (nombre) values ('EUREKA EJECUTIV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ROBUS</text:p>
          </table:table-cell>
          <table:table-cell office:value-type="string" office:string-value="insert into empresas (nombre) values ('EUROBUS');" table:formula="of:=CONCATENATE([.$B$1];[.A1143];[.$C$1])" table:style-name="ce1">
            <text:p>insert into empresas (nombre) values ('EURO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A MOYANO</text:p>
          </table:table-cell>
          <table:table-cell office:value-type="string" office:string-value="insert into empresas (nombre) values ('EVA MOYANO');" table:formula="of:=CONCATENATE([.$B$1];[.A1144];[.$C$1])" table:style-name="ce1">
            <text:p>insert into empresas (nombre) values ('EVA MOYA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AN TOUR</text:p>
          </table:table-cell>
          <table:table-cell office:value-type="string" office:string-value="insert into empresas (nombre) values ('EVAN TOUR');" table:formula="of:=CONCATENATE([.$B$1];[.A1145];[.$C$1])" table:style-name="ce1">
            <text:p>insert into empresas (nombre) values ('EVAN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ELIA S.A</text:p>
          </table:table-cell>
          <table:table-cell office:value-type="string" office:string-value="insert into empresas (nombre) values ('EVELIA S.A');" table:formula="of:=CONCATENATE([.$B$1];[.A1146];[.$C$1])" table:style-name="ce1">
            <text:p>insert into empresas (nombre) values ('EVELIA S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ETUR</text:p>
          </table:table-cell>
          <table:table-cell office:value-type="string" office:string-value="insert into empresas (nombre) values ('EVETUR');" table:formula="of:=CONCATENATE([.$B$1];[.A1147];[.$C$1])" table:style-name="ce1">
            <text:p>insert into empresas (nombre) values ('EVE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OLUCION</text:p>
          </table:table-cell>
          <table:table-cell office:value-type="string" office:string-value="insert into empresas (nombre) values ('EVOLUCION');" table:formula="of:=CONCATENATE([.$B$1];[.A1148];[.$C$1])" table:style-name="ce1">
            <text:p>insert into empresas (nombre) values ('EVOLUC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ONVAS TOUR</text:p>
          </table:table-cell>
          <table:table-cell office:value-type="string" office:string-value="insert into empresas (nombre) values ('EVONVAS TOUR');" table:formula="of:=CONCATENATE([.$B$1];[.A1149];[.$C$1])" table:style-name="ce1">
            <text:p>insert into empresas (nombre) values ('EVONVAS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C VDM SRL</text:p>
          </table:table-cell>
          <table:table-cell office:value-type="string" office:string-value="insert into empresas (nombre) values ('EXC VDM SRL');" table:formula="of:=CONCATENATE([.$B$1];[.A1150];[.$C$1])" table:style-name="ce1">
            <text:p>insert into empresas (nombre) values ('EXC VDM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C.CIERRAS DE CALAMICHITA</text:p>
          </table:table-cell>
          <table:table-cell office:value-type="string" office:string-value="insert into empresas (nombre) values ('EXC.CIERRAS DE CALAMICHITA');" table:formula="of:=CONCATENATE([.$B$1];[.A1151];[.$C$1])" table:style-name="ce1">
            <text:p>insert into empresas (nombre) values ('EXC.CIERRAS DE CALAMICHI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CLUSIVA</text:p>
          </table:table-cell>
          <table:table-cell office:value-type="string" office:string-value="insert into empresas (nombre) values ('EXCLUSIVA');" table:formula="of:=CONCATENATE([.$B$1];[.A1152];[.$C$1])" table:style-name="ce1">
            <text:p>insert into empresas (nombre) values ('EXCLUSIV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CURSIONES</text:p>
          </table:table-cell>
          <table:table-cell office:value-type="string" office:string-value="insert into empresas (nombre) values ('EXCURSIONES');" table:formula="of:=CONCATENATE([.$B$1];[.A1153];[.$C$1])" table:style-name="ce1">
            <text:p>insert into empresas (nombre) values ('EXCURSION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CURSIONES CALAMUCHITA SRL</text:p>
          </table:table-cell>
          <table:table-cell office:value-type="string" office:string-value="insert into empresas (nombre) values ('EXCURSIONES CALAMUCHITA SRL');" table:formula="of:=CONCATENATE([.$B$1];[.A1154];[.$C$1])" table:style-name="ce1">
            <text:p>insert into empresas (nombre) values ('EXCURSIONES CALAMUCHITA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ODO</text:p>
          </table:table-cell>
          <table:table-cell office:value-type="string" office:string-value="insert into empresas (nombre) values ('EXODO');" table:formula="of:=CONCATENATE([.$B$1];[.A1155];[.$C$1])" table:style-name="ce1">
            <text:p>insert into empresas (nombre) values ('EXO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 BS. AS.</text:p>
          </table:table-cell>
          <table:table-cell office:value-type="string" office:string-value="insert into empresas (nombre) values ('EXP BS. AS.');" table:formula="of:=CONCATENATE([.$B$1];[.A1156];[.$C$1])" table:style-name="ce1">
            <text:p>insert into empresas (nombre) values ('EXP BS. AS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 BS. AS. DE CARDINALE</text:p>
          </table:table-cell>
          <table:table-cell office:value-type="string" office:string-value="insert into empresas (nombre) values ('EXP BS. AS. DE CARDINALE');" table:formula="of:=CONCATENATE([.$B$1];[.A1157];[.$C$1])" table:style-name="ce1">
            <text:p>insert into empresas (nombre) values ('EXP BS. AS. DE CARDINA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.BS AS DE CARDINALI J.E</text:p>
          </table:table-cell>
          <table:table-cell office:value-type="string" office:string-value="insert into empresas (nombre) values ('EXP.BS AS DE CARDINALI J.E');" table:formula="of:=CONCATENATE([.$B$1];[.A1158];[.$C$1])" table:style-name="ce1">
            <text:p>insert into empresas (nombre) values ('EXP.BS AS DE CARDINALI J.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ENDER TRAVEL</text:p>
          </table:table-cell>
          <table:table-cell office:value-type="string" office:string-value="insert into empresas (nombre) values ('EXPENDER TRAVEL');" table:formula="of:=CONCATENATE([.$B$1];[.A1159];[.$C$1])" table:style-name="ce1">
            <text:p>insert into empresas (nombre) values ('EXPENDER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ERTUR</text:p>
          </table:table-cell>
          <table:table-cell office:value-type="string" office:string-value="insert into empresas (nombre) values ('EXPERTUR');" table:formula="of:=CONCATENATE([.$B$1];[.A1160];[.$C$1])" table:style-name="ce1">
            <text:p>insert into empresas (nombre) values ('EXPER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ESO RIO BRANCO</text:p>
          </table:table-cell>
          <table:table-cell office:value-type="string" office:string-value="insert into empresas (nombre) values ('EXPESO RIO BRANCO');" table:formula="of:=CONCATENATE([.$B$1];[.A1161];[.$C$1])" table:style-name="ce1">
            <text:p>insert into empresas (nombre) values ('EXPESO RIO BRAN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ORA CHILE TOUR</text:p>
          </table:table-cell>
          <table:table-cell office:value-type="string" office:string-value="insert into empresas (nombre) values ('EXPLORA CHILE TOUR');" table:formula="of:=CONCATENATE([.$B$1];[.A1162];[.$C$1])" table:style-name="ce1">
            <text:p>insert into empresas (nombre) values ('EXPLORA CHILE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ORA SUR</text:p>
          </table:table-cell>
          <table:table-cell office:value-type="string" office:string-value="insert into empresas (nombre) values ('EXPLORA SUR');" table:formula="of:=CONCATENATE([.$B$1];[.A1163];[.$C$1])" table:style-name="ce1">
            <text:p>insert into empresas (nombre) values ('EXPLORA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ORE PATAGONIA</text:p>
          </table:table-cell>
          <table:table-cell office:value-type="string" office:string-value="insert into empresas (nombre) values ('EXPLORE PATAGONIA');" table:formula="of:=CONCATENATE([.$B$1];[.A1164];[.$C$1])" table:style-name="ce1">
            <text:p>insert into empresas (nombre) values ('EXPLORE PATAGON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LOBATO TURISMO</text:p>
          </table:table-cell>
          <table:table-cell office:value-type="string" office:string-value="insert into empresas (nombre) values ('EXPRESO LOBATO TURISMO');" table:formula="of:=CONCATENATE([.$B$1];[.A1165];[.$C$1])" table:style-name="ce1">
            <text:p>insert into empresas (nombre) values ('EXPRESO LOBATO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ALBERINO</text:p>
          </table:table-cell>
          <table:table-cell office:value-type="string" office:string-value="insert into empresas (nombre) values ('EXPRESO ALBERINO');" table:formula="of:=CONCATENATE([.$B$1];[.A1166];[.$C$1])" table:style-name="ce1">
            <text:p>insert into empresas (nombre) values ('EXPRESO ALBER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ARGENTINO</text:p>
          </table:table-cell>
          <table:table-cell office:value-type="string" office:string-value="insert into empresas (nombre) values ('EXPRESO ARGENTINO');" table:formula="of:=CONCATENATE([.$B$1];[.A1167];[.$C$1])" table:style-name="ce1">
            <text:p>insert into empresas (nombre) values ('EXPRESO ARGENT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ATLANTIDA</text:p>
          </table:table-cell>
          <table:table-cell office:value-type="string" office:string-value="insert into empresas (nombre) values ('EXPRESO ATLANTIDA');" table:formula="of:=CONCATENATE([.$B$1];[.A1168];[.$C$1])" table:style-name="ce1">
            <text:p>insert into empresas (nombre) values ('EXPRESO ATLANTI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CATRILO</text:p>
          </table:table-cell>
          <table:table-cell office:value-type="string" office:string-value="insert into empresas (nombre) values ('EXPRESO CATRILO');" table:formula="of:=CONCATENATE([.$B$1];[.A1169];[.$C$1])" table:style-name="ce1">
            <text:p>insert into empresas (nombre) values ('EXPRESO CATRI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CIUDAD DE GUALEGUAYCHU</text:p>
          </table:table-cell>
          <table:table-cell office:value-type="string" office:string-value="insert into empresas (nombre) values ('EXPRESO CIUDAD DE GUALEGUAYCHU');" table:formula="of:=CONCATENATE([.$B$1];[.A1170];[.$C$1])" table:style-name="ce1">
            <text:p>insert into empresas (nombre) values ('EXPRESO CIUDAD DE GUALEGUAYCHU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DEL <text:s/>NORTE</text:p>
          </table:table-cell>
          <table:table-cell office:value-type="string" office:string-value="insert into empresas (nombre) values ('EXPRESO DEL  NORTE');" table:formula="of:=CONCATENATE([.$B$1];[.A1171];[.$C$1])" table:style-name="ce1">
            <text:p>insert into empresas (nombre) values ('EXPRESO DEL <text:s/>N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DEL CARBON</text:p>
          </table:table-cell>
          <table:table-cell office:value-type="string" office:string-value="insert into empresas (nombre) values ('EXPRESO DEL CARBON');" table:formula="of:=CONCATENATE([.$B$1];[.A1172];[.$C$1])" table:style-name="ce1">
            <text:p>insert into empresas (nombre) values ('EXPRESO DEL CARB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DEL ESTE</text:p>
          </table:table-cell>
          <table:table-cell office:value-type="string" office:string-value="insert into empresas (nombre) values ('EXPRESO DEL ESTE');" table:formula="of:=CONCATENATE([.$B$1];[.A1173];[.$C$1])" table:style-name="ce1">
            <text:p>insert into empresas (nombre) values ('EXPRESO DEL ES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DEL OESTE</text:p>
          </table:table-cell>
          <table:table-cell office:value-type="string" office:string-value="insert into empresas (nombre) values ('EXPRESO DEL OESTE');" table:formula="of:=CONCATENATE([.$B$1];[.A1174];[.$C$1])" table:style-name="ce1">
            <text:p>insert into empresas (nombre) values ('EXPRESO DEL OES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DEL PLATA</text:p>
          </table:table-cell>
          <table:table-cell office:value-type="string" office:string-value="insert into empresas (nombre) values ('EXPRESO DEL PLATA');" table:formula="of:=CONCATENATE([.$B$1];[.A1175];[.$C$1])" table:style-name="ce1">
            <text:p>insert into empresas (nombre) values ('EXPRESO DEL PLA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DEL ROSARIO</text:p>
          </table:table-cell>
          <table:table-cell office:value-type="string" office:string-value="insert into empresas (nombre) values ('EXPRESO DEL ROSARIO');" table:formula="of:=CONCATENATE([.$B$1];[.A1176];[.$C$1])" table:style-name="ce1">
            <text:p>insert into empresas (nombre) values ('EXPRESO DEL ROSAR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EL CHAQUEÑO</text:p>
          </table:table-cell>
          <table:table-cell office:value-type="string" office:string-value="insert into empresas (nombre) values ('EXPRESO EL CHAQUEÑO');" table:formula="of:=CONCATENATE([.$B$1];[.A1177];[.$C$1])" table:style-name="ce1">
            <text:p>insert into empresas (nombre) values ('EXPRESO EL CHAQUEÑO');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PRESO LA PLATA</text:p>
          </table:table-cell>
          <table:table-cell office:value-type="string" office:string-value="insert into empresas (nombre) values ('EXPRESO LA PLATA');" table:formula="of:=CONCATENATE([.$B$1];[.A1178];[.$C$1])" table:style-name="ce1">
            <text:p>insert into empresas (nombre) values ('EXPRESO LA PLA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LASPIUR</text:p>
          </table:table-cell>
          <table:table-cell office:value-type="string" office:string-value="insert into empresas (nombre) values ('EXPRESO LASPIUR');" table:formula="of:=CONCATENATE([.$B$1];[.A1179];[.$C$1])" table:style-name="ce1">
            <text:p>insert into empresas (nombre) values ('EXPRESO LASPI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PERNAMBUCO</text:p>
          </table:table-cell>
          <table:table-cell office:value-type="string" office:string-value="insert into empresas (nombre) values ('EXPRESO PERNAMBUCO');" table:formula="of:=CONCATENATE([.$B$1];[.A1180];[.$C$1])" table:style-name="ce1">
            <text:p>insert into empresas (nombre) values ('EXPRESO PERNAMBU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PILAR</text:p>
          </table:table-cell>
          <table:table-cell office:value-type="string" office:string-value="insert into empresas (nombre) values ('EXPRESO PILAR');" table:formula="of:=CONCATENATE([.$B$1];[.A1181];[.$C$1])" table:style-name="ce1">
            <text:p>insert into empresas (nombre) values ('EXPRESO PIL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PROX SRL</text:p>
          </table:table-cell>
          <table:table-cell office:value-type="string" office:string-value="insert into empresas (nombre) values ('EXPRESO PROX SRL');" table:formula="of:=CONCATENATE([.$B$1];[.A1182];[.$C$1])" table:style-name="ce1">
            <text:p>insert into empresas (nombre) values ('EXPRESO PROX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O URUGUAY</text:p>
          </table:table-cell>
          <table:table-cell office:value-type="string" office:string-value="insert into empresas (nombre) values ('RIO URUGUAY');" table:formula="of:=CONCATENATE([.$B$1];[.A1183];[.$C$1])" table:style-name="ce1">
            <text:p>insert into empresas (nombre) values ('RIO URUGUA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RUTA 13</text:p>
          </table:table-cell>
          <table:table-cell office:value-type="string" office:string-value="insert into empresas (nombre) values ('EXPRESO RUTA 13');" table:formula="of:=CONCATENATE([.$B$1];[.A1184];[.$C$1])" table:style-name="ce1">
            <text:p>insert into empresas (nombre) values ('EXPRESO RUTA 13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SANTA CRUZ</text:p>
          </table:table-cell>
          <table:table-cell office:value-type="string" office:string-value="insert into empresas (nombre) values ('EXPRESO SANTA CRUZ');" table:formula="of:=CONCATENATE([.$B$1];[.A1185];[.$C$1])" table:style-name="ce1">
            <text:p>insert into empresas (nombre) values ('EXPRESO SANTA CRU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SAUCE SRL</text:p>
          </table:table-cell>
          <table:table-cell office:value-type="string" office:string-value="insert into empresas (nombre) values ('EXPRESO SAUCE SRL');" table:formula="of:=CONCATENATE([.$B$1];[.A1186];[.$C$1])" table:style-name="ce1">
            <text:p>insert into empresas (nombre) values ('EXPRESO SAUCE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SINGER</text:p>
          </table:table-cell>
          <table:table-cell office:value-type="string" office:string-value="insert into empresas (nombre) values ('EXPRESO SINGER');" table:formula="of:=CONCATENATE([.$B$1];[.A1187];[.$C$1])" table:style-name="ce1">
            <text:p>insert into empresas (nombre) values ('EXPRESO SING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SMIT S.A.S</text:p>
          </table:table-cell>
          <table:table-cell office:value-type="string" office:string-value="insert into empresas (nombre) values ('EXPRESO SMIT S.A.S');" table:formula="of:=CONCATENATE([.$B$1];[.A1188];[.$C$1])" table:style-name="ce1">
            <text:p>insert into empresas (nombre) values ('EXPRESO SMIT S.A.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SUE</text:p>
          </table:table-cell>
          <table:table-cell office:value-type="string" office:string-value="insert into empresas (nombre) values ('EXPRESO SUE');" table:formula="of:=CONCATENATE([.$B$1];[.A1189];[.$C$1])" table:style-name="ce1">
            <text:p>insert into empresas (nombre) values ('EXPRESO SU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SUR</text:p>
          </table:table-cell>
          <table:table-cell office:value-type="string" office:string-value="insert into empresas (nombre) values ('EXPRESO SUR');" table:formula="of:=CONCATENATE([.$B$1];[.A1190];[.$C$1])" table:style-name="ce1">
            <text:p>insert into empresas (nombre) values ('EXPRESO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SUR ( AHUMADA MIGUEL)</text:p>
          </table:table-cell>
          <table:table-cell office:value-type="string" office:string-value="insert into empresas (nombre) values ('EXPRESO SUR ( AHUMADA MIGUEL)');" table:formula="of:=CONCATENATE([.$B$1];[.A1191];[.$C$1])" table:style-name="ce1">
            <text:p>insert into empresas (nombre) values ('EXPRESO SUR ( AHUMADA MIGUEL)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SUR SRL</text:p>
          </table:table-cell>
          <table:table-cell office:value-type="string" office:string-value="insert into empresas (nombre) values ('EXPRESO SUR SRL');" table:formula="of:=CONCATENATE([.$B$1];[.A1192];[.$C$1])" table:style-name="ce1">
            <text:p>insert into empresas (nombre) values ('EXPRESO SUR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TESEI</text:p>
          </table:table-cell>
          <table:table-cell office:value-type="string" office:string-value="insert into empresas (nombre) values ('EXPRESO TESEI');" table:formula="of:=CONCATENATE([.$B$1];[.A1193];[.$C$1])" table:style-name="ce1">
            <text:p>insert into empresas (nombre) values ('EXPRESO TESE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TIGRE</text:p>
          </table:table-cell>
          <table:table-cell office:value-type="string" office:string-value="insert into empresas (nombre) values ('EXPRESO TIGRE');" table:formula="of:=CONCATENATE([.$B$1];[.A1194];[.$C$1])" table:style-name="ce1">
            <text:p>insert into empresas (nombre) values ('EXPRESO TIGR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TIGRE IGUAZU</text:p>
          </table:table-cell>
          <table:table-cell office:value-type="string" office:string-value="insert into empresas (nombre) values ('EXPRESO TIGRE IGUAZU');" table:formula="of:=CONCATENATE([.$B$1];[.A1195];[.$C$1])" table:style-name="ce1">
            <text:p>insert into empresas (nombre) values ('EXPRESO TIGRE IGUAZU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TOMAS S.R.L</text:p>
          </table:table-cell>
          <table:table-cell office:value-type="string" office:string-value="insert into empresas (nombre) values ('EXPRESO TOMAS S.R.L');" table:formula="of:=CONCATENATE([.$B$1];[.A1196];[.$C$1])" table:style-name="ce1">
            <text:p>insert into empresas (nombre) values ('EXPRESO TOMAS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 USPALLATA</text:p>
          </table:table-cell>
          <table:table-cell office:value-type="string" office:string-value="insert into empresas (nombre) values ('EXPRESO USPALLATA');" table:formula="of:=CONCATENATE([.$B$1];[.A1197];[.$C$1])" table:style-name="ce1">
            <text:p>insert into empresas (nombre) values ('EXPRESO USPALLA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O. T. IGUAZU</text:p>
          </table:table-cell>
          <table:table-cell office:value-type="string" office:string-value="insert into empresas (nombre) values ('EXPRESO. T. IGUAZU');" table:formula="of:=CONCATENATE([.$B$1];[.A1198];[.$C$1])" table:style-name="ce1">
            <text:p>insert into empresas (nombre) values ('EXPRESO. T. IGUAZU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SO <text:s/>PEHUENCHES</text:p>
          </table:table-cell>
          <table:table-cell office:value-type="string" office:string-value="insert into empresas (nombre) values ('EXPRESSO  PEHUENCHES');" table:formula="of:=CONCATENATE([.$B$1];[.A1199];[.$C$1])" table:style-name="ce1">
            <text:p>insert into empresas (nombre) values ('EXPRESSO <text:s/>PEHUENCH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RESSO NOVA PALMIRA DE TRANSPORTE LTDA</text:p>
          </table:table-cell>
          <table:table-cell office:value-type="string" office:string-value="insert into empresas (nombre) values ('EXPRESSO NOVA PALMIRA DE TRANSPORTE LTDA');" table:formula="of:=CONCATENATE([.$B$1];[.A1200];[.$C$1])" table:style-name="ce1">
            <text:p>insert into empresas (nombre) values ('EXPRESSO NOVA PALMIRA DE TRANSPORTE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REMO OESTE TUR</text:p>
          </table:table-cell>
          <table:table-cell office:value-type="string" office:string-value="insert into empresas (nombre) values ('EXTREMO OESTE TUR');" table:formula="of:=CONCATENATE([.$B$1];[.A1201];[.$C$1])" table:style-name="ce1">
            <text:p>insert into empresas (nombre) values ('EXTREMO OESTE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ZE SOR</text:p>
          </table:table-cell>
          <table:table-cell office:value-type="string" office:string-value="insert into empresas (nombre) values ('EZE SOR');" table:formula="of:=CONCATENATE([.$B$1];[.A1202];[.$C$1])" table:style-name="ce1">
            <text:p>insert into empresas (nombre) values ('EZE SO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 N</text:p>
          </table:table-cell>
          <table:table-cell office:value-type="string" office:string-value="insert into empresas (nombre) values ('F N');" table:formula="of:=CONCATENATE([.$B$1];[.A1203];[.$C$1])" table:style-name="ce1">
            <text:p>insert into empresas (nombre) values ('F 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 Y F LEIVA</text:p>
          </table:table-cell>
          <table:table-cell office:value-type="string" office:string-value="insert into empresas (nombre) values ('F Y F LEIVA');" table:formula="of:=CONCATENATE([.$B$1];[.A1204];[.$C$1])" table:style-name="ce1">
            <text:p>insert into empresas (nombre) values ('F Y F LEIV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BIAN MOREL</text:p>
          </table:table-cell>
          <table:table-cell office:value-type="string" office:string-value="insert into empresas (nombre) values ('FABIAN MOREL');" table:formula="of:=CONCATENATE([.$B$1];[.A1205];[.$C$1])" table:style-name="ce1">
            <text:p>insert into empresas (nombre) values ('FABIAN MOR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BIAN ROJAS</text:p>
          </table:table-cell>
          <table:table-cell office:value-type="string" office:string-value="insert into empresas (nombre) values ('FABIAN ROJAS');" table:formula="of:=CONCATENATE([.$B$1];[.A1206];[.$C$1])" table:style-name="ce1">
            <text:p>insert into empresas (nombre) values ('FABIAN ROJ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BRI</text:p>
          </table:table-cell>
          <table:table-cell office:value-type="string" office:string-value="insert into empresas (nombre) values ('FABRI');" table:formula="of:=CONCATENATE([.$B$1];[.A1207];[.$C$1])" table:style-name="ce1">
            <text:p>insert into empresas (nombre) values ('FABR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CIL TUR</text:p>
          </table:table-cell>
          <table:table-cell office:value-type="string" office:string-value="insert into empresas (nombre) values ('FACIL TUR');" table:formula="of:=CONCATENATE([.$B$1];[.A1208];[.$C$1])" table:style-name="ce1">
            <text:p>insert into empresas (nombre) values ('FACIL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CU VIAJES</text:p>
          </table:table-cell>
          <table:table-cell office:value-type="string" office:string-value="insert into empresas (nombre) values ('FACU VIAJES');" table:formula="of:=CONCATENATE([.$B$1];[.A1209];[.$C$1])" table:style-name="ce1">
            <text:p>insert into empresas (nombre) values ('FACU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CULTAD DE CIENCIAS</text:p>
          </table:table-cell>
          <table:table-cell office:value-type="string" office:string-value="insert into empresas (nombre) values ('FACULTAD DE CIENCIAS');" table:formula="of:=CONCATENATE([.$B$1];[.A1210];[.$C$1])" table:style-name="ce1">
            <text:p>insert into empresas (nombre) values ('FACULTAD DE CIENCI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CUMAR TURISMO</text:p>
          </table:table-cell>
          <table:table-cell office:value-type="string" office:string-value="insert into empresas (nombre) values ('FACUMAR TURISMO');" table:formula="of:=CONCATENATE([.$B$1];[.A1211];[.$C$1])" table:style-name="ce1">
            <text:p>insert into empresas (nombre) values ('FACUMAR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ETT BUS</text:p>
          </table:table-cell>
          <table:table-cell office:value-type="string" office:string-value="insert into empresas (nombre) values ('FAETT BUS');" table:formula="of:=CONCATENATE([.$B$1];[.A1212];[.$C$1])" table:style-name="ce1">
            <text:p>insert into empresas (nombre) values ('FAETT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LABELLA</text:p>
          </table:table-cell>
          <table:table-cell office:value-type="string" office:string-value="insert into empresas (nombre) values ('FALABELLA');" table:formula="of:=CONCATENATE([.$B$1];[.A1213];[.$C$1])" table:style-name="ce1">
            <text:p>insert into empresas (nombre) values ('FALABEL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M TUOR</text:p>
          </table:table-cell>
          <table:table-cell office:value-type="string" office:string-value="insert into empresas (nombre) values ('FAM TUOR');" table:formula="of:=CONCATENATE([.$B$1];[.A1214];[.$C$1])" table:style-name="ce1">
            <text:p>insert into empresas (nombre) values ('FAM TUO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MILI BUS</text:p>
          </table:table-cell>
          <table:table-cell office:value-type="string" office:string-value="insert into empresas (nombre) values ('FAMILI BUS');" table:formula="of:=CONCATENATE([.$B$1];[.A1215];[.$C$1])" table:style-name="ce1">
            <text:p>insert into empresas (nombre) values ('FAMILI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MILI TUR</text:p>
          </table:table-cell>
          <table:table-cell office:value-type="string" office:string-value="insert into empresas (nombre) values ('FAMILI TUR');" table:formula="of:=CONCATENATE([.$B$1];[.A1216];[.$C$1])" table:style-name="ce1">
            <text:p>insert into empresas (nombre) values ('FAMILI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NTASY</text:p>
          </table:table-cell>
          <table:table-cell office:value-type="string" office:string-value="insert into empresas (nombre) values ('FANTASY');" table:formula="of:=CONCATENATE([.$B$1];[.A1217];[.$C$1])" table:style-name="ce1">
            <text:p>insert into empresas (nombre) values ('FANTAS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NTI TOURS</text:p>
          </table:table-cell>
          <table:table-cell office:value-type="string" office:string-value="insert into empresas (nombre) values ('FANTI TOURS');" table:formula="of:=CONCATENATE([.$B$1];[.A1218];[.$C$1])" table:style-name="ce1">
            <text:p>insert into empresas (nombre) values ('FANTI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NTUR</text:p>
          </table:table-cell>
          <table:table-cell office:value-type="string" office:string-value="insert into empresas (nombre) values ('FANTUR');" table:formula="of:=CONCATENATE([.$B$1];[.A1219];[.$C$1])" table:style-name="ce1">
            <text:p>insert into empresas (nombre) values ('FAN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RQUHARSON</text:p>
          </table:table-cell>
          <table:table-cell office:value-type="string" office:string-value="insert into empresas (nombre) values ('FARQUHARSON');" table:formula="of:=CONCATENATE([.$B$1];[.A1220];[.$C$1])" table:style-name="ce1">
            <text:p>insert into empresas (nombre) values ('FARQUHARS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VA CARLOS ISAAC</text:p>
          </table:table-cell>
          <table:table-cell office:value-type="string" office:string-value="insert into empresas (nombre) values ('FAVA CARLOS ISAAC');" table:formula="of:=CONCATENATE([.$B$1];[.A1221];[.$C$1])" table:style-name="ce1">
            <text:p>insert into empresas (nombre) values ('FAVA CARLOS ISAA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VA HERMANOS</text:p>
          </table:table-cell>
          <table:table-cell office:value-type="string" office:string-value="insert into empresas (nombre) values ('FAVA HERMANOS');" table:formula="of:=CONCATENATE([.$B$1];[.A1222];[.$C$1])" table:style-name="ce1">
            <text:p>insert into empresas (nombre) values ('FAVA HERMAN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VRE IGNACIO DANIEL</text:p>
          </table:table-cell>
          <table:table-cell office:value-type="string" office:string-value="insert into empresas (nombre) values ('FAVRE IGNACIO DANIEL');" table:formula="of:=CONCATENATE([.$B$1];[.A1223];[.$C$1])" table:style-name="ce1">
            <text:p>insert into empresas (nombre) values ('FAVRE IGNACIO DANI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XITUR</text:p>
          </table:table-cell>
          <table:table-cell office:value-type="string" office:string-value="insert into empresas (nombre) values ('FAXITUR');" table:formula="of:=CONCATENATE([.$B$1];[.A1224];[.$C$1])" table:style-name="ce1">
            <text:p>insert into empresas (nombre) values ('FAXI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CH TURISMO</text:p>
          </table:table-cell>
          <table:table-cell office:value-type="string" office:string-value="insert into empresas (nombre) values ('FCH TURISMO');" table:formula="of:=CONCATENATE([.$B$1];[.A1225];[.$C$1])" table:style-name="ce1">
            <text:p>insert into empresas (nombre) values ('FCH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COS</text:p>
          </table:table-cell>
          <table:table-cell office:value-type="string" office:string-value="insert into empresas (nombre) values ('FECOS');" table:formula="of:=CONCATENATE([.$B$1];[.A1226];[.$C$1])" table:style-name="ce1">
            <text:p>insert into empresas (nombre) values ('FEC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DCAR</text:p>
          </table:table-cell>
          <table:table-cell office:value-type="string" office:string-value="insert into empresas (nombre) values ('FEDCAR');" table:formula="of:=CONCATENATE([.$B$1];[.A1227];[.$C$1])" table:style-name="ce1">
            <text:p>insert into empresas (nombre) values ('FEDC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LTRIN</text:p>
          </table:table-cell>
          <table:table-cell office:value-type="string" office:string-value="insert into empresas (nombre) values ('FELTRIN');" table:formula="of:=CONCATENATE([.$B$1];[.A1228];[.$C$1])" table:style-name="ce1">
            <text:p>insert into empresas (nombre) values ('FELTR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NIX PULLMAN NORTE</text:p>
          </table:table-cell>
          <table:table-cell office:value-type="string" office:string-value="insert into empresas (nombre) values ('FENIX PULLMAN NORTE');" table:formula="of:=CONCATENATE([.$B$1];[.A1229];[.$C$1])" table:style-name="ce1">
            <text:p>insert into empresas (nombre) values ('FENIX PULLMAN N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NIX VIAJES</text:p>
          </table:table-cell>
          <table:table-cell office:value-type="string" office:string-value="insert into empresas (nombre) values ('FENIX VIAJES');" table:formula="of:=CONCATENATE([.$B$1];[.A1230];[.$C$1])" table:style-name="ce1">
            <text:p>insert into empresas (nombre) values ('FENIX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PSTUR</text:p>
          </table:table-cell>
          <table:table-cell office:value-type="string" office:string-value="insert into empresas (nombre) values ('FEPSTUR');" table:formula="of:=CONCATENATE([.$B$1];[.A1231];[.$C$1])" table:style-name="ce1">
            <text:p>insert into empresas (nombre) values ('FEPS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PUAL</text:p>
          </table:table-cell>
          <table:table-cell office:value-type="string" office:string-value="insert into empresas (nombre) values ('FEPUAL');" table:formula="of:=CONCATENATE([.$B$1];[.A1232];[.$C$1])" table:style-name="ce1">
            <text:p>insert into empresas (nombre) values ('FEPU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R TOUR</text:p>
          </table:table-cell>
          <table:table-cell office:value-type="string" office:string-value="insert into empresas (nombre) values ('FER TOUR');" table:formula="of:=CONCATENATE([.$B$1];[.A1233];[.$C$1])" table:style-name="ce1">
            <text:p>insert into empresas (nombre) values ('FER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RBUS</text:p>
          </table:table-cell>
          <table:table-cell office:value-type="string" office:string-value="insert into empresas (nombre) values ('FERBUS');" table:formula="of:=CONCATENATE([.$B$1];[.A1234];[.$C$1])" table:style-name="ce1">
            <text:p>insert into empresas (nombre) values ('FER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RGUS S.A</text:p>
          </table:table-cell>
          <table:table-cell office:value-type="string" office:string-value="insert into empresas (nombre) values ('FERGUS S.A');" table:formula="of:=CONCATENATE([.$B$1];[.A1235];[.$C$1])" table:style-name="ce1">
            <text:p>insert into empresas (nombre) values ('FERGUS S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RNANDEZ TURISMO</text:p>
          </table:table-cell>
          <table:table-cell office:value-type="string" office:string-value="insert into empresas (nombre) values ('FERNANDEZ TURISMO');" table:formula="of:=CONCATENATE([.$B$1];[.A1236];[.$C$1])" table:style-name="ce1">
            <text:p>insert into empresas (nombre) values ('FERNANDEZ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RNANDO TOUR</text:p>
          </table:table-cell>
          <table:table-cell office:value-type="string" office:string-value="insert into empresas (nombre) values ('FERNANDO TOUR');" table:formula="of:=CONCATENATE([.$B$1];[.A1237];[.$C$1])" table:style-name="ce1">
            <text:p>insert into empresas (nombre) values ('FERNANDO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RRATUR TURISMO</text:p>
          </table:table-cell>
          <table:table-cell office:value-type="string" office:string-value="insert into empresas (nombre) values ('FERRATUR TURISMO');" table:formula="of:=CONCATENATE([.$B$1];[.A1238];[.$C$1])" table:style-name="ce1">
            <text:p>insert into empresas (nombre) values ('FERRATUR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ERRO DANIEL ALBERTO</text:p>
          </table:table-cell>
          <table:table-cell office:value-type="string" office:string-value="insert into empresas (nombre) values ('FIERRO DANIEL ALBERTO');" table:formula="of:=CONCATENATE([.$B$1];[.A1239];[.$C$1])" table:style-name="ce1">
            <text:p>insert into empresas (nombre) values ('FIERRO DANIEL ALBER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ORENTINO ANDRES CARLOS</text:p>
          </table:table-cell>
          <table:table-cell office:value-type="string" office:string-value="insert into empresas (nombre) values ('FIORENTINO ANDRES CARLOS');" table:formula="of:=CONCATENATE([.$B$1];[.A1240];[.$C$1])" table:style-name="ce1">
            <text:p>insert into empresas (nombre) values ('FIORENTINO ANDRES CARL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RSTLAS</text:p>
          </table:table-cell>
          <table:table-cell office:value-type="string" office:string-value="insert into empresas (nombre) values ('FIRSTLAS');" table:formula="of:=CONCATENATE([.$B$1];[.A1241];[.$C$1])" table:style-name="ce1">
            <text:p>insert into empresas (nombre) values ('FIRSTL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RTZ</text:p>
          </table:table-cell>
          <table:table-cell office:value-type="string" office:string-value="insert into empresas (nombre) values ('FIRTZ');" table:formula="of:=CONCATENATE([.$B$1];[.A1242];[.$C$1])" table:style-name="ce1">
            <text:p>insert into empresas (nombre) values ('FIRT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AMINGO TRAVEL</text:p>
          </table:table-cell>
          <table:table-cell office:value-type="string" office:string-value="insert into empresas (nombre) values ('FLAMINGO TRAVEL');" table:formula="of:=CONCATENATE([.$B$1];[.A1243];[.$C$1])" table:style-name="ce1">
            <text:p>insert into empresas (nombre) values ('FLAMINGO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ASH S.R.L</text:p>
          </table:table-cell>
          <table:table-cell office:value-type="string" office:string-value="insert into empresas (nombre) values ('FLASH S.R.L');" table:formula="of:=CONCATENATE([.$B$1];[.A1244];[.$C$1])" table:style-name="ce1">
            <text:p>insert into empresas (nombre) values ('FLASH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ECHA BUS</text:p>
          </table:table-cell>
          <table:table-cell office:value-type="string" office:string-value="insert into empresas (nombre) values ('FLECHA BUS');" table:formula="of:=CONCATENATE([.$B$1];[.A1245];[.$C$1])" table:style-name="ce1">
            <text:p>insert into empresas (nombre) values ('FLECHA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ECHA ROJA</text:p>
          </table:table-cell>
          <table:table-cell office:value-type="string" office:string-value="insert into empresas (nombre) values ('FLECHA ROJA');" table:formula="of:=CONCATENATE([.$B$1];[.A1246];[.$C$1])" table:style-name="ce1">
            <text:p>insert into empresas (nombre) values ('FLECHA ROJ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ECHA TURISMO</text:p>
          </table:table-cell>
          <table:table-cell office:value-type="string" office:string-value="insert into empresas (nombre) values ('FLECHA TURISMO');" table:formula="of:=CONCATENATE([.$B$1];[.A1247];[.$C$1])" table:style-name="ce1">
            <text:p>insert into empresas (nombre) values ('FLECH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EISCHMANN CARLOS</text:p>
          </table:table-cell>
          <table:table-cell office:value-type="string" office:string-value="insert into empresas (nombre) values ('FLEISCHMANN CARLOS');" table:formula="of:=CONCATENATE([.$B$1];[.A1248];[.$C$1])" table:style-name="ce1">
            <text:p>insert into empresas (nombre) values ('FLEISCHMANN CARL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OCAM TOUR</text:p>
          </table:table-cell>
          <table:table-cell office:value-type="string" office:string-value="insert into empresas (nombre) values ('FLOCAM TOUR');" table:formula="of:=CONCATENATE([.$B$1];[.A1249];[.$C$1])" table:style-name="ce1">
            <text:p>insert into empresas (nombre) values ('FLOCAM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OGATUR</text:p>
          </table:table-cell>
          <table:table-cell office:value-type="string" office:string-value="insert into empresas (nombre) values ('FLOGATUR');" table:formula="of:=CONCATENATE([.$B$1];[.A1250];[.$C$1])" table:style-name="ce1">
            <text:p>insert into empresas (nombre) values ('FLOGA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ORES MELLADO,ROBERTO</text:p>
          </table:table-cell>
          <table:table-cell office:value-type="string" office:string-value="insert into empresas (nombre) values ('FLORES MELLADO,ROBERTO');" table:formula="of:=CONCATENATE([.$B$1];[.A1251];[.$C$1])" table:style-name="ce1">
            <text:p>insert into empresas (nombre) values ('FLORES MELLADO,ROBER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ORIPA</text:p>
          </table:table-cell>
          <table:table-cell office:value-type="string" office:string-value="insert into empresas (nombre) values ('FLORIPA');" table:formula="of:=CONCATENATE([.$B$1];[.A1252];[.$C$1])" table:style-name="ce1">
            <text:p>insert into empresas (nombre) values ('FLORIP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ORIPA TOUR</text:p>
          </table:table-cell>
          <table:table-cell office:value-type="string" office:string-value="insert into empresas (nombre) values ('FLORIPA TOUR');" table:formula="of:=CONCATENATE([.$B$1];[.A1253];[.$C$1])" table:style-name="ce1">
            <text:p>insert into empresas (nombre) values ('FLORIPA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OTA CLACO</text:p>
          </table:table-cell>
          <table:table-cell office:value-type="string" office:string-value="insert into empresas (nombre) values ('FLOTA CLACO');" table:formula="of:=CONCATENATE([.$B$1];[.A1254];[.$C$1])" table:style-name="ce1">
            <text:p>insert into empresas (nombre) values ('FLOTA CLA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OTA HUALPEN LTDA</text:p>
          </table:table-cell>
          <table:table-cell office:value-type="string" office:string-value="insert into empresas (nombre) values ('FLOTA HUALPEN LTDA');" table:formula="of:=CONCATENATE([.$B$1];[.A1255];[.$C$1])" table:style-name="ce1">
            <text:p>insert into empresas (nombre) values ('FLOTA HUALPEN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OTA RAUTER</text:p>
          </table:table-cell>
          <table:table-cell office:value-type="string" office:string-value="insert into empresas (nombre) values ('FLOTA RAUTER');" table:formula="of:=CONCATENATE([.$B$1];[.A1256];[.$C$1])" table:style-name="ce1">
            <text:p>insert into empresas (nombre) values ('FLOTA RAUT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OTA VERSCHAE S.A.</text:p>
          </table:table-cell>
          <table:table-cell office:value-type="string" office:string-value="insert into empresas (nombre) values ('FLOTA VERSCHAE S.A.');" table:formula="of:=CONCATENATE([.$B$1];[.A1257];[.$C$1])" table:style-name="ce1">
            <text:p>insert into empresas (nombre) values ('FLOTA VERSCHAE S.A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OTA YANGUAS</text:p>
          </table:table-cell>
          <table:table-cell office:value-type="string" office:string-value="insert into empresas (nombre) values ('FLOTA YANGUAS');" table:formula="of:=CONCATENATE([.$B$1];[.A1258];[.$C$1])" table:style-name="ce1">
            <text:p>insert into empresas (nombre) values ('FLOTA YANGU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N LTDA</text:p>
          </table:table-cell>
          <table:table-cell office:value-type="string" office:string-value="insert into empresas (nombre) values ('FN LTDA');" table:formula="of:=CONCATENATE([.$B$1];[.A1259];[.$C$1])" table:style-name="ce1">
            <text:p>insert into empresas (nombre) values ('FN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NTE CRISTALINA</text:p>
          </table:table-cell>
          <table:table-cell office:value-type="string" office:string-value="insert into empresas (nombre) values ('FONTE CRISTALINA');" table:formula="of:=CONCATENATE([.$B$1];[.A1260];[.$C$1])" table:style-name="ce1">
            <text:p>insert into empresas (nombre) values ('FONTE CRISTALI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RD WIN</text:p>
          </table:table-cell>
          <table:table-cell office:value-type="string" office:string-value="insert into empresas (nombre) values ('FORD WIN');" table:formula="of:=CONCATENATE([.$B$1];[.A1261];[.$C$1])" table:style-name="ce1">
            <text:p>insert into empresas (nombre) values ('FORD W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RESTAL M D M S. R. L.</text:p>
          </table:table-cell>
          <table:table-cell office:value-type="string" office:string-value="insert into empresas (nombre) values ('FORESTAL M D M S. R. L.');" table:formula="of:=CONCATENATE([.$B$1];[.A1262];[.$C$1])" table:style-name="ce1">
            <text:p>insert into empresas (nombre) values ('FORESTAL M D M S. R. 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RESTALES MDM SRL</text:p>
          </table:table-cell>
          <table:table-cell office:value-type="string" office:string-value="insert into empresas (nombre) values ('FORESTALES MDM SRL');" table:formula="of:=CONCATENATE([.$B$1];[.A1263];[.$C$1])" table:style-name="ce1">
            <text:p>insert into empresas (nombre) values ('FORESTALES MDM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 CI TOUR</text:p>
          </table:table-cell>
          <table:table-cell office:value-type="string" office:string-value="insert into empresas (nombre) values ('FRAN CI TOUR');" table:formula="of:=CONCATENATE([.$B$1];[.A1264];[.$C$1])" table:style-name="ce1">
            <text:p>insert into empresas (nombre) values ('FRAN CI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BUS</text:p>
          </table:table-cell>
          <table:table-cell office:value-type="string" office:string-value="insert into empresas (nombre) values ('FRANBUS');" table:formula="of:=CONCATENATE([.$B$1];[.A1265];[.$C$1])" table:style-name="ce1">
            <text:p>insert into empresas (nombre) values ('FRAN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CISCO EDGARDO GARAY</text:p>
          </table:table-cell>
          <table:table-cell office:value-type="string" office:string-value="insert into empresas (nombre) values ('FRANCISCO EDGARDO GARAY');" table:formula="of:=CONCATENATE([.$B$1];[.A1266];[.$C$1])" table:style-name="ce1">
            <text:p>insert into empresas (nombre) values ('FRANCISCO EDGARDO GARA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CO</text:p>
          </table:table-cell>
          <table:table-cell office:value-type="string" office:string-value="insert into empresas (nombre) values ('FRANCO');" table:formula="of:=CONCATENATE([.$B$1];[.A1267];[.$C$1])" table:style-name="ce1">
            <text:p>insert into empresas (nombre) values ('FRAN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K</text:p>
          </table:table-cell>
          <table:table-cell office:value-type="string" office:string-value="insert into empresas (nombre) values ('FRANK');" table:formula="of:=CONCATENATE([.$B$1];[.A1268];[.$C$1])" table:style-name="ce1">
            <text:p>insert into empresas (nombre) values ('FRANK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PA</text:p>
          </table:table-cell>
          <table:table-cell office:value-type="string" office:string-value="insert into empresas (nombre) values ('FRANPA');" table:formula="of:=CONCATENATE([.$B$1];[.A1269];[.$C$1])" table:style-name="ce1">
            <text:p>insert into empresas (nombre) values ('FRANP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TOUR</text:p>
          </table:table-cell>
          <table:table-cell office:value-type="string" office:string-value="insert into empresas (nombre) values ('FRANTOUR');" table:formula="of:=CONCATENATE([.$B$1];[.A1270];[.$C$1])" table:style-name="ce1">
            <text:p>insert into empresas (nombre) values ('FRAN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EDES TURISMO</text:p>
          </table:table-cell>
          <table:table-cell office:value-type="string" office:string-value="insert into empresas (nombre) values ('FREDES TURISMO');" table:formula="of:=CONCATENATE([.$B$1];[.A1271];[.$C$1])" table:style-name="ce1">
            <text:p>insert into empresas (nombre) values ('FREDES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EDY RIOS</text:p>
          </table:table-cell>
          <table:table-cell office:value-type="string" office:string-value="insert into empresas (nombre) values ('FREDY RIOS');" table:formula="of:=CONCATENATE([.$B$1];[.A1272];[.$C$1])" table:style-name="ce1">
            <text:p>insert into empresas (nombre) values ('FREDY RI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EDY MANSILLA BAÑARES</text:p>
          </table:table-cell>
          <table:table-cell office:value-type="string" office:string-value="insert into empresas (nombre) values ('FREDY MANSILLA BAÑARES');" table:formula="of:=CONCATENATE([.$B$1];[.A1273];[.$C$1])" table:style-name="ce1">
            <text:p>insert into empresas (nombre) values ('FREDY MANSILLA BAÑA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EEPORT</text:p>
          </table:table-cell>
          <table:table-cell office:value-type="string" office:string-value="insert into empresas (nombre) values ('FREEPORT');" table:formula="of:=CONCATENATE([.$B$1];[.A1274];[.$C$1])" table:style-name="ce1">
            <text:p>insert into empresas (nombre) values ('FREEPOR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ESCO TURISMO</text:p>
          </table:table-cell>
          <table:table-cell office:value-type="string" office:string-value="insert into empresas (nombre) values ('FRESCO TURISMO');" table:formula="of:=CONCATENATE([.$B$1];[.A1275];[.$C$1])" table:style-name="ce1">
            <text:p>insert into empresas (nombre) values ('FRESCO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ESNADILLO GUILLERMO</text:p>
          </table:table-cell>
          <table:table-cell office:value-type="string" office:string-value="insert into empresas (nombre) values ('FRESNADILLO GUILLERMO');" table:formula="of:=CONCATENATE([.$B$1];[.A1276];[.$C$1])" table:style-name="ce1">
            <text:p>insert into empresas (nombre) values ('FRESNADILLO GUILLER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IMAGO BUS</text:p>
          </table:table-cell>
          <table:table-cell office:value-type="string" office:string-value="insert into empresas (nombre) values ('FRIMAGO BUS');" table:formula="of:=CONCATENATE([.$B$1];[.A1277];[.$C$1])" table:style-name="ce1">
            <text:p>insert into empresas (nombre) values ('FRIMAGO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IXIONE</text:p>
          </table:table-cell>
          <table:table-cell office:value-type="string" office:string-value="insert into empresas (nombre) values ('FRIXIONE');" table:formula="of:=CONCATENATE([.$B$1];[.A1278];[.$C$1])" table:style-name="ce1">
            <text:p>insert into empresas (nombre) values ('FRIXION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ONTE BUS</text:p>
          </table:table-cell>
          <table:table-cell office:value-type="string" office:string-value="insert into empresas (nombre) values ('FRONTE BUS');" table:formula="of:=CONCATENATE([.$B$1];[.A1279];[.$C$1])" table:style-name="ce1">
            <text:p>insert into empresas (nombre) values ('FRONTE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ONTERA BUS</text:p>
          </table:table-cell>
          <table:table-cell office:value-type="string" office:string-value="insert into empresas (nombre) values ('FRONTERA BUS');" table:formula="of:=CONCATENATE([.$B$1];[.A1280];[.$C$1])" table:style-name="ce1">
            <text:p>insert into empresas (nombre) values ('FRONTERA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LL TRAVEL</text:p>
          </table:table-cell>
          <table:table-cell office:value-type="string" office:string-value="insert into empresas (nombre) values ('FULL TRAVEL');" table:formula="of:=CONCATENATE([.$B$1];[.A1281];[.$C$1])" table:style-name="ce1">
            <text:p>insert into empresas (nombre) values ('FULL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NDACION CATOLICA</text:p>
          </table:table-cell>
          <table:table-cell office:value-type="string" office:string-value="insert into empresas (nombre) values ('FUNDACION CATOLICA');" table:formula="of:=CONCATENATE([.$B$1];[.A1282];[.$C$1])" table:style-name="ce1">
            <text:p>insert into empresas (nombre) values ('FUNDACION CATOLI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NDACION H OLIVEROS</text:p>
          </table:table-cell>
          <table:table-cell office:value-type="string" office:string-value="insert into empresas (nombre) values ('FUNDACION H OLIVEROS');" table:formula="of:=CONCATENATE([.$B$1];[.A1283];[.$C$1])" table:style-name="ce1">
            <text:p>insert into empresas (nombre) values ('FUNDACION H OLIVER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NDACION P. DE VIDA</text:p>
          </table:table-cell>
          <table:table-cell office:value-type="string" office:string-value="insert into empresas (nombre) values ('FUNDACION P. DE VIDA');" table:formula="of:=CONCATENATE([.$B$1];[.A1284];[.$C$1])" table:style-name="ce1">
            <text:p>insert into empresas (nombre) values ('FUNDACION P. DE VI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NTOUR</text:p>
          </table:table-cell>
          <table:table-cell office:value-type="string" office:string-value="insert into empresas (nombre) values ('FUNTOUR');" table:formula="of:=CONCATENATE([.$B$1];[.A1285];[.$C$1])" table:style-name="ce1">
            <text:p>insert into empresas (nombre) values ('FUN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RI VIAJES</text:p>
          </table:table-cell>
          <table:table-cell office:value-type="string" office:string-value="insert into empresas (nombre) values ('FURI VIAJES');" table:formula="of:=CONCATENATE([.$B$1];[.A1286];[.$C$1])" table:style-name="ce1">
            <text:p>insert into empresas (nombre) values ('FURI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TRONO</text:p>
          </table:table-cell>
          <table:table-cell office:value-type="string" office:string-value="insert into empresas (nombre) values ('FUTRONO');" table:formula="of:=CONCATENATE([.$B$1];[.A1287];[.$C$1])" table:style-name="ce1">
            <text:p>insert into empresas (nombre) values ('FUTRO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TURO TRANSPORTE SRL</text:p>
          </table:table-cell>
          <table:table-cell office:value-type="string" office:string-value="insert into empresas (nombre) values ('FUTURO TRANSPORTE SRL');" table:formula="of:=CONCATENATE([.$B$1];[.A1288];[.$C$1])" table:style-name="ce1">
            <text:p>insert into empresas (nombre) values ('FUTURO TRANSPORTE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X2BUS</text:p>
          </table:table-cell>
          <table:table-cell office:value-type="string" office:string-value="insert into empresas (nombre) values ('FX2BUS');" table:formula="of:=CONCATENATE([.$B$1];[.A1289];[.$C$1])" table:style-name="ce1">
            <text:p>insert into empresas (nombre) values ('FX2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 .CONESA</text:p>
          </table:table-cell>
          <table:table-cell office:value-type="string" office:string-value="insert into empresas (nombre) values ('G .CONESA');" table:formula="of:=CONCATENATE([.$B$1];[.A1290];[.$C$1])" table:style-name="ce1">
            <text:p>insert into empresas (nombre) values ('G .CONE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 BROWN</text:p>
          </table:table-cell>
          <table:table-cell office:value-type="string" office:string-value="insert into empresas (nombre) values ('G BROWN');" table:formula="of:=CONCATENATE([.$B$1];[.A1291];[.$C$1])" table:style-name="ce1">
            <text:p>insert into empresas (nombre) values ('G BROW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 DE E.R MINISTERIO DE ACCCION SOCIAL</text:p>
          </table:table-cell>
          <table:table-cell office:value-type="string" office:string-value="insert into empresas (nombre) values ('G DE E.R MINISTERIO DE ACCCION SOCIAL');" table:formula="of:=CONCATENATE([.$B$1];[.A1292];[.$C$1])" table:style-name="ce1">
            <text:p>insert into empresas (nombre) values ('G DE E.R MINISTERIO DE ACCCION SOCI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 DE LA PAMPA</text:p>
          </table:table-cell>
          <table:table-cell office:value-type="string" office:string-value="insert into empresas (nombre) values ('G DE LA PAMPA');" table:formula="of:=CONCATENATE([.$B$1];[.A1293];[.$C$1])" table:style-name="ce1">
            <text:p>insert into empresas (nombre) values ('G DE LA PAMP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 V S TURISMO LTDA</text:p>
          </table:table-cell>
          <table:table-cell office:value-type="string" office:string-value="insert into empresas (nombre) values ('G V S TURISMO LTDA');" table:formula="of:=CONCATENATE([.$B$1];[.A1294];[.$C$1])" table:style-name="ce1">
            <text:p>insert into empresas (nombre) values ('G V S TURISMO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.DE LA PROVINCIA DE TIERRA DEL FUEGO</text:p>
          </table:table-cell>
          <table:table-cell office:value-type="string" office:string-value="insert into empresas (nombre) values ('G.DE LA PROVINCIA DE TIERRA DEL FUEGO');" table:formula="of:=CONCATENATE([.$B$1];[.A1295];[.$C$1])" table:style-name="ce1">
            <text:p>insert into empresas (nombre) values ('G.DE LA PROVINCIA DE TIERRA DEL FUEG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BBIANO</text:p>
          </table:table-cell>
          <table:table-cell office:value-type="string" office:string-value="insert into empresas (nombre) values ('GABBIANO');" table:formula="of:=CONCATENATE([.$B$1];[.A1296];[.$C$1])" table:style-name="ce1">
            <text:p>insert into empresas (nombre) values ('GABBIA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BY</text:p>
          </table:table-cell>
          <table:table-cell office:value-type="string" office:string-value="insert into empresas (nombre) values ('GABY');" table:formula="of:=CONCATENATE([.$B$1];[.A1297];[.$C$1])" table:style-name="ce1">
            <text:p>insert into empresas (nombre) values ('GAB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BY DE GABILONDO</text:p>
          </table:table-cell>
          <table:table-cell office:value-type="string" office:string-value="insert into empresas (nombre) values ('GABY DE GABILONDO');" table:formula="of:=CONCATENATE([.$B$1];[.A1298];[.$C$1])" table:style-name="ce1">
            <text:p>insert into empresas (nombre) values ('GABY DE GABILON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CELATUR</text:p>
          </table:table-cell>
          <table:table-cell office:value-type="string" office:string-value="insert into empresas (nombre) values ('GACELATUR');" table:formula="of:=CONCATENATE([.$B$1];[.A1299];[.$C$1])" table:style-name="ce1">
            <text:p>insert into empresas (nombre) values ('GACELA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EL TRANSP</text:p>
          </table:table-cell>
          <table:table-cell office:value-type="string" office:string-value="insert into empresas (nombre) values ('GAEL TRANSP');" table:formula="of:=CONCATENATE([.$B$1];[.A1300];[.$C$1])" table:style-name="ce1">
            <text:p>insert into empresas (nombre) values ('GAEL TRANS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L BUS</text:p>
          </table:table-cell>
          <table:table-cell office:value-type="string" office:string-value="insert into empresas (nombre) values ('GAL BUS');" table:formula="of:=CONCATENATE([.$B$1];[.A1301];[.$C$1])" table:style-name="ce1">
            <text:p>insert into empresas (nombre) values ('GAL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LAZ CARLOS ABEL</text:p>
          </table:table-cell>
          <table:table-cell office:value-type="string" office:string-value="insert into empresas (nombre) values ('GALAZ CARLOS ABEL');" table:formula="of:=CONCATENATE([.$B$1];[.A1302];[.$C$1])" table:style-name="ce1">
            <text:p>insert into empresas (nombre) values ('GALAZ CARLOS AB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LINDO TOUR</text:p>
          </table:table-cell>
          <table:table-cell office:value-type="string" office:string-value="insert into empresas (nombre) values ('GALINDO TOUR');" table:formula="of:=CONCATENATE([.$B$1];[.A1303];[.$C$1])" table:style-name="ce1">
            <text:p>insert into empresas (nombre) values ('GALINDO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LIOTTO TURISMO SRL</text:p>
          </table:table-cell>
          <table:table-cell office:value-type="string" office:string-value="insert into empresas (nombre) values ('GALIOTTO TURISMO SRL');" table:formula="of:=CONCATENATE([.$B$1];[.A1304];[.$C$1])" table:style-name="ce1">
            <text:p>insert into empresas (nombre) values ('GALIOTTO TURISMO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LLEGO HUGO</text:p>
          </table:table-cell>
          <table:table-cell office:value-type="string" office:string-value="insert into empresas (nombre) values ('GALLEGO HUGO');" table:formula="of:=CONCATENATE([.$B$1];[.A1305];[.$C$1])" table:style-name="ce1">
            <text:p>insert into empresas (nombre) values ('GALLEGO HUG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LVENSE</text:p>
          </table:table-cell>
          <table:table-cell office:value-type="string" office:string-value="insert into empresas (nombre) values ('GALVENSE');" table:formula="of:=CONCATENATE([.$B$1];[.A1306];[.$C$1])" table:style-name="ce1">
            <text:p>insert into empresas (nombre) values ('GALVENS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LVESE S.R.L</text:p>
          </table:table-cell>
          <table:table-cell office:value-type="string" office:string-value="insert into empresas (nombre) values ('GALVESE S.R.L');" table:formula="of:=CONCATENATE([.$B$1];[.A1307];[.$C$1])" table:style-name="ce1">
            <text:p>insert into empresas (nombre) values ('GALVESE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LVEZ</text:p>
          </table:table-cell>
          <table:table-cell office:value-type="string" office:string-value="insert into empresas (nombre) values ('GALVEZ');" table:formula="of:=CONCATENATE([.$B$1];[.A1308];[.$C$1])" table:style-name="ce1">
            <text:p>insert into empresas (nombre) values ('GALV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MA BUS</text:p>
          </table:table-cell>
          <table:table-cell office:value-type="string" office:string-value="insert into empresas (nombre) values ('GAMA BUS');" table:formula="of:=CONCATENATE([.$B$1];[.A1309];[.$C$1])" table:style-name="ce1">
            <text:p>insert into empresas (nombre) values ('GAMA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NGITANO TOUR OESTE</text:p>
          </table:table-cell>
          <table:table-cell office:value-type="string" office:string-value="insert into empresas (nombre) values ('GANGITANO TOUR OESTE');" table:formula="of:=CONCATENATE([.$B$1];[.A1310];[.$C$1])" table:style-name="ce1">
            <text:p>insert into empresas (nombre) values ('GANGITANO TOUR OES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NGOBUS</text:p>
          </table:table-cell>
          <table:table-cell office:value-type="string" office:string-value="insert into empresas (nombre) values ('GANGOBUS');" table:formula="of:=CONCATENATE([.$B$1];[.A1311];[.$C$1])" table:style-name="ce1">
            <text:p>insert into empresas (nombre) values ('GANGO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AY</text:p>
          </table:table-cell>
          <table:table-cell office:value-type="string" office:string-value="insert into empresas (nombre) values ('GARAY');" table:formula="of:=CONCATENATE([.$B$1];[.A1312];[.$C$1])" table:style-name="ce1">
            <text:p>insert into empresas (nombre) values ('GARA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AY FERNANDO</text:p>
          </table:table-cell>
          <table:table-cell office:value-type="string" office:string-value="insert into empresas (nombre) values ('GARAY FERNANDO');" table:formula="of:=CONCATENATE([.$B$1];[.A1313];[.$C$1])" table:style-name="ce1">
            <text:p>insert into empresas (nombre) values ('GARAY FERNAN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CIA</text:p>
          </table:table-cell>
          <table:table-cell office:value-type="string" office:string-value="insert into empresas (nombre) values ('GARCIA');" table:formula="of:=CONCATENATE([.$B$1];[.A1314];[.$C$1])" table:style-name="ce1">
            <text:p>insert into empresas (nombre) values ('GARC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RIDO E HIJOS</text:p>
          </table:table-cell>
          <table:table-cell office:value-type="string" office:string-value="insert into empresas (nombre) values ('GARRIDO E HIJOS');" table:formula="of:=CONCATENATE([.$B$1];[.A1315];[.$C$1])" table:style-name="ce1">
            <text:p>insert into empresas (nombre) values ('GARRIDO E HIJ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VAL</text:p>
          </table:table-cell>
          <table:table-cell office:value-type="string" office:string-value="insert into empresas (nombre) values ('GARVAL');" table:formula="of:=CONCATENATE([.$B$1];[.A1316];[.$C$1])" table:style-name="ce1">
            <text:p>insert into empresas (nombre) values ('GARV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SPAR</text:p>
          </table:table-cell>
          <table:table-cell office:value-type="string" office:string-value="insert into empresas (nombre) values ('GASPAR');" table:formula="of:=CONCATENATE([.$B$1];[.A1317];[.$C$1])" table:style-name="ce1">
            <text:p>insert into empresas (nombre) values ('GASP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SPAR DIAZ</text:p>
          </table:table-cell>
          <table:table-cell office:value-type="string" office:string-value="insert into empresas (nombre) values ('GASPAR DIAZ');" table:formula="of:=CONCATENATE([.$B$1];[.A1318];[.$C$1])" table:style-name="ce1">
            <text:p>insert into empresas (nombre) values ('GASPAR DIA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TTI</text:p>
          </table:table-cell>
          <table:table-cell office:value-type="string" office:string-value="insert into empresas (nombre) values ('GATTI');" table:formula="of:=CONCATENATE([.$B$1];[.A1319];[.$C$1])" table:style-name="ce1">
            <text:p>insert into empresas (nombre) values ('GATT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CN TURISMO</text:p>
          </table:table-cell>
          <table:table-cell office:value-type="string" office:string-value="insert into empresas (nombre) values ('GCN TURISMO');" table:formula="of:=CONCATENATE([.$B$1];[.A1320];[.$C$1])" table:style-name="ce1">
            <text:p>insert into empresas (nombre) values ('GCN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 BUS VIAJES</text:p>
          </table:table-cell>
          <table:table-cell office:value-type="string" office:string-value="insert into empresas (nombre) values ('GE BUS VIAJES');" table:formula="of:=CONCATENATE([.$B$1];[.A1321];[.$C$1])" table:style-name="ce1">
            <text:p>insert into empresas (nombre) values ('GE BUS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ABUS</text:p>
          </table:table-cell>
          <table:table-cell office:value-type="string" office:string-value="insert into empresas (nombre) values ('GEABUS');" table:formula="of:=CONCATENATE([.$B$1];[.A1322];[.$C$1])" table:style-name="ce1">
            <text:p>insert into empresas (nombre) values ('GEA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MATOURS</text:p>
          </table:table-cell>
          <table:table-cell office:value-type="string" office:string-value="insert into empresas (nombre) values ('GEMATOURS');" table:formula="of:=CONCATENATE([.$B$1];[.A1323];[.$C$1])" table:style-name="ce1">
            <text:p>insert into empresas (nombre) values ('GEMA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MINIS VIAJES</text:p>
          </table:table-cell>
          <table:table-cell office:value-type="string" office:string-value="insert into empresas (nombre) values ('GEMINIS VIAJES');" table:formula="of:=CONCATENATE([.$B$1];[.A1324];[.$C$1])" table:style-name="ce1">
            <text:p>insert into empresas (nombre) values ('GEMINIS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ERACION UNIVERSITARIA</text:p>
          </table:table-cell>
          <table:table-cell office:value-type="string" office:string-value="insert into empresas (nombre) values ('GENERACION UNIVERSITARIA');" table:formula="of:=CONCATENATE([.$B$1];[.A1325];[.$C$1])" table:style-name="ce1">
            <text:p>insert into empresas (nombre) values ('GENERACION UNIVERSITAR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ERAL PICO</text:p>
          </table:table-cell>
          <table:table-cell office:value-type="string" office:string-value="insert into empresas (nombre) values ('GENERAL PICO');" table:formula="of:=CONCATENATE([.$B$1];[.A1326];[.$C$1])" table:style-name="ce1">
            <text:p>insert into empresas (nombre) values ('GENERAL PI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ERAL RODRIGUEZ</text:p>
          </table:table-cell>
          <table:table-cell office:value-type="string" office:string-value="insert into empresas (nombre) values ('GENERAL RODRIGUEZ');" table:formula="of:=CONCATENATE([.$B$1];[.A1327];[.$C$1])" table:style-name="ce1">
            <text:p>insert into empresas (nombre) values ('GENERAL RODRIGU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TILE</text:p>
          </table:table-cell>
          <table:table-cell office:value-type="string" office:string-value="insert into empresas (nombre) values ('GENTILE');" table:formula="of:=CONCATENATE([.$B$1];[.A1328];[.$C$1])" table:style-name="ce1">
            <text:p>insert into empresas (nombre) values ('GENTI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ORGEO TOUR</text:p>
          </table:table-cell>
          <table:table-cell office:value-type="string" office:string-value="insert into empresas (nombre) values ('GEORGEO TOUR');" table:formula="of:=CONCATENATE([.$B$1];[.A1329];[.$C$1])" table:style-name="ce1">
            <text:p>insert into empresas (nombre) values ('GEORGEO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OSUR</text:p>
          </table:table-cell>
          <table:table-cell office:value-type="string" office:string-value="insert into empresas (nombre) values ('GEOSUR');" table:formula="of:=CONCATENATE([.$B$1];[.A1330];[.$C$1])" table:style-name="ce1">
            <text:p>insert into empresas (nombre) values ('GEO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OTOUR</text:p>
          </table:table-cell>
          <table:table-cell office:value-type="string" office:string-value="insert into empresas (nombre) values ('GEOTOUR');" table:formula="of:=CONCATENATE([.$B$1];[.A1331];[.$C$1])" table:style-name="ce1">
            <text:p>insert into empresas (nombre) values ('GEO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RENCIAMIENTO EMPRESARIAL SRL</text:p>
          </table:table-cell>
          <table:table-cell office:value-type="string" office:string-value="insert into empresas (nombre) values ('GERENCIAMIENTO EMPRESARIAL SRL');" table:formula="of:=CONCATENATE([.$B$1];[.A1332];[.$C$1])" table:style-name="ce1">
            <text:p>insert into empresas (nombre) values ('GERENCIAMIENTO EMPRESARIAL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RMAN</text:p>
          </table:table-cell>
          <table:table-cell office:value-type="string" office:string-value="insert into empresas (nombre) values ('GERMAN');" table:formula="of:=CONCATENATE([.$B$1];[.A1333];[.$C$1])" table:style-name="ce1">
            <text:p>insert into empresas (nombre) values ('GERM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RMIL S A</text:p>
          </table:table-cell>
          <table:table-cell office:value-type="string" office:string-value="insert into empresas (nombre) values ('GERMIL S A');" table:formula="of:=CONCATENATE([.$B$1];[.A1334];[.$C$1])" table:style-name="ce1">
            <text:p>insert into empresas (nombre) values ('GERMIL S 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RONIMO <text:s text:c="2"/>ZINI <text:s/>HNS</text:p>
          </table:table-cell>
          <table:table-cell office:value-type="string" office:string-value="insert into empresas (nombre) values ('GERONIMO   ZINI  HNS');" table:formula="of:=CONCATENATE([.$B$1];[.A1335];[.$C$1])" table:style-name="ce1">
            <text:p>insert into empresas (nombre) values ('GERONIMO <text:s text:c="2"/>ZINI <text:s/>HN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SEL</text:p>
          </table:table-cell>
          <table:table-cell office:value-type="string" office:string-value="insert into empresas (nombre) values ('GESEL');" table:formula="of:=CONCATENATE([.$B$1];[.A1336];[.$C$1])" table:style-name="ce1">
            <text:p>insert into empresas (nombre) values ('GES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H TURISMO</text:p>
          </table:table-cell>
          <table:table-cell office:value-type="string" office:string-value="insert into empresas (nombre) values ('GH TURISMO');" table:formula="of:=CONCATENATE([.$B$1];[.A1337];[.$C$1])" table:style-name="ce1">
            <text:p>insert into empresas (nombre) values ('GH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AN CARLOS</text:p>
          </table:table-cell>
          <table:table-cell office:value-type="string" office:string-value="insert into empresas (nombre) values ('GIAN CARLOS');" table:formula="of:=CONCATENATE([.$B$1];[.A1338];[.$C$1])" table:style-name="ce1">
            <text:p>insert into empresas (nombre) values ('GIAN CARL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LGUT TUR</text:p>
          </table:table-cell>
          <table:table-cell office:value-type="string" office:string-value="insert into empresas (nombre) values ('GILGUT TUR');" table:formula="of:=CONCATENATE([.$B$1];[.A1339];[.$C$1])" table:style-name="ce1">
            <text:p>insert into empresas (nombre) values ('GILGUT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MENEZ HERMANOS</text:p>
          </table:table-cell>
          <table:table-cell office:value-type="string" office:string-value="insert into empresas (nombre) values ('GIMENEZ HERMANOS');" table:formula="of:=CONCATENATE([.$B$1];[.A1340];[.$C$1])" table:style-name="ce1">
            <text:p>insert into empresas (nombre) values ('GIMENEZ HERMAN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MENEZ VIAJES</text:p>
          </table:table-cell>
          <table:table-cell office:value-type="string" office:string-value="insert into empresas (nombre) values ('GIMENEZ VIAJES');" table:formula="of:=CONCATENATE([.$B$1];[.A1341];[.$C$1])" table:style-name="ce1">
            <text:p>insert into empresas (nombre) values ('GIMENEZ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ORGINA VILLALOBOS</text:p>
          </table:table-cell>
          <table:table-cell office:value-type="string" office:string-value="insert into empresas (nombre) values ('GIORGINA VILLALOBOS');" table:formula="of:=CONCATENATE([.$B$1];[.A1342];[.$C$1])" table:style-name="ce1">
            <text:p>insert into empresas (nombre) values ('GIORGINA VILLALOB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OVANELLI</text:p>
          </table:table-cell>
          <table:table-cell office:value-type="string" office:string-value="insert into empresas (nombre) values ('GIOVANELLI');" table:formula="of:=CONCATENATE([.$B$1];[.A1343];[.$C$1])" table:style-name="ce1">
            <text:p>insert into empresas (nombre) values ('GIOVANELL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RUA</text:p>
          </table:table-cell>
          <table:table-cell office:value-type="string" office:string-value="insert into empresas (nombre) values ('GIRUA');" table:formula="of:=CONCATENATE([.$B$1];[.A1344];[.$C$1])" table:style-name="ce1">
            <text:p>insert into empresas (nombre) values ('GIRU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ULIANI</text:p>
          </table:table-cell>
          <table:table-cell office:value-type="string" office:string-value="insert into empresas (nombre) values ('GIULIANI');" table:formula="of:=CONCATENATE([.$B$1];[.A1345];[.$C$1])" table:style-name="ce1">
            <text:p>insert into empresas (nombre) values ('GIULIAN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 TRAVEL</text:p>
          </table:table-cell>
          <table:table-cell office:value-type="string" office:string-value="insert into empresas (nombre) values ('GJ TRAVEL');" table:formula="of:=CONCATENATE([.$B$1];[.A1346];[.$C$1])" table:style-name="ce1">
            <text:p>insert into empresas (nombre) values ('GJ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LEN TUR</text:p>
          </table:table-cell>
          <table:table-cell office:value-type="string" office:string-value="insert into empresas (nombre) values ('GLEN TUR');" table:formula="of:=CONCATENATE([.$B$1];[.A1347];[.$C$1])" table:style-name="ce1">
            <text:p>insert into empresas (nombre) values ('GLEN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LOBAL VIAJES</text:p>
          </table:table-cell>
          <table:table-cell office:value-type="string" office:string-value="insert into empresas (nombre) values ('GLOBAL VIAJES');" table:formula="of:=CONCATENATE([.$B$1];[.A1348];[.$C$1])" table:style-name="ce1">
            <text:p>insert into empresas (nombre) values ('GLOBAL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LOBO SUR</text:p>
          </table:table-cell>
          <table:table-cell office:value-type="string" office:string-value="insert into empresas (nombre) values ('GLOBO SUR');" table:formula="of:=CONCATENATE([.$B$1];[.A1349];[.$C$1])" table:style-name="ce1">
            <text:p>insert into empresas (nombre) values ('GLOBO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MAI</text:p>
          </table:table-cell>
          <table:table-cell office:value-type="string" office:string-value="insert into empresas (nombre) values ('GMAI');" table:formula="of:=CONCATENATE([.$B$1];[.A1350];[.$C$1])" table:style-name="ce1">
            <text:p>insert into empresas (nombre) values ('GMA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MV</text:p>
          </table:table-cell>
          <table:table-cell office:value-type="string" office:string-value="insert into empresas (nombre) values ('GMV');" table:formula="of:=CONCATENATE([.$B$1];[.A1351];[.$C$1])" table:style-name="ce1">
            <text:p>insert into empresas (nombre) values ('GMV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NICEWICZ</text:p>
          </table:table-cell>
          <table:table-cell office:value-type="string" office:string-value="insert into empresas (nombre) values ('GNICEWICZ');" table:formula="of:=CONCATENATE([.$B$1];[.A1352];[.$C$1])" table:style-name="ce1">
            <text:p>insert into empresas (nombre) values ('GNICEWIC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 TUR VIAJES</text:p>
          </table:table-cell>
          <table:table-cell office:value-type="string" office:string-value="insert into empresas (nombre) values ('GO TUR VIAJES');" table:formula="of:=CONCATENATE([.$B$1];[.A1353];[.$C$1])" table:style-name="ce1">
            <text:p>insert into empresas (nombre) values ('GO TUR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ÑI E HIJOS</text:p>
          </table:table-cell>
          <table:table-cell office:value-type="string" office:string-value="insert into empresas (nombre) values ('GOÑI E HIJOS');" table:formula="of:=CONCATENATE([.$B$1];[.A1354];[.$C$1])" table:style-name="ce1">
            <text:p>insert into empresas (nombre) values ('GOÑI E HIJ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ÑI RICARDO HORACIO</text:p>
          </table:table-cell>
          <table:table-cell office:value-type="string" office:string-value="insert into empresas (nombre) values ('GOÑI RICARDO HORACIO');" table:formula="of:=CONCATENATE([.$B$1];[.A1355];[.$C$1])" table:style-name="ce1">
            <text:p>insert into empresas (nombre) values ('GOÑI RICARDO HORAC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BIERNO DE ENTRE RIOS</text:p>
          </table:table-cell>
          <table:table-cell office:value-type="string" office:string-value="insert into empresas (nombre) values ('GOBIERNO DE ENTRE RIOS');" table:formula="of:=CONCATENATE([.$B$1];[.A1356];[.$C$1])" table:style-name="ce1">
            <text:p>insert into empresas (nombre) values ('GOBIERNO DE ENTRE RI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BIERNO DE LA PAMPA</text:p>
          </table:table-cell>
          <table:table-cell office:value-type="string" office:string-value="insert into empresas (nombre) values ('GOBIERNO DE LA PAMPA');" table:formula="of:=CONCATENATE([.$B$1];[.A1357];[.$C$1])" table:style-name="ce1">
            <text:p>insert into empresas (nombre) values ('GOBIERNO DE LA PAMP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BIERNO DE LA RIOJA</text:p>
          </table:table-cell>
          <table:table-cell office:value-type="string" office:string-value="insert into empresas (nombre) values ('GOBIERNO DE LA RIOJA');" table:formula="of:=CONCATENATE([.$B$1];[.A1358];[.$C$1])" table:style-name="ce1">
            <text:p>insert into empresas (nombre) values ('GOBIERNO DE LA RIOJ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BIERNO DE TIERRA DEL FUEGO</text:p>
          </table:table-cell>
          <table:table-cell office:value-type="string" office:string-value="insert into empresas (nombre) values ('GOBIERNO DE TIERRA DEL FUEGO');" table:formula="of:=CONCATENATE([.$B$1];[.A1359];[.$C$1])" table:style-name="ce1">
            <text:p>insert into empresas (nombre) values ('GOBIERNO DE TIERRA DEL FUEG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L</text:p>
          </table:table-cell>
          <table:table-cell office:value-type="string" office:string-value="insert into empresas (nombre) values ('GOL');" table:formula="of:=CONCATENATE([.$B$1];[.A1360];[.$C$1])" table:style-name="ce1">
            <text:p>insert into empresas (nombre) values ('GO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LCALVES</text:p>
          </table:table-cell>
          <table:table-cell office:value-type="string" office:string-value="insert into empresas (nombre) values ('GOLCALVES');" table:formula="of:=CONCATENATE([.$B$1];[.A1361];[.$C$1])" table:style-name="ce1">
            <text:p>insert into empresas (nombre) values ('GOLCALV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LFO SUR VIAJES</text:p>
          </table:table-cell>
          <table:table-cell office:value-type="string" office:string-value="insert into empresas (nombre) values ('GOLFO SUR VIAJES');" table:formula="of:=CONCATENATE([.$B$1];[.A1362];[.$C$1])" table:style-name="ce1">
            <text:p>insert into empresas (nombre) values ('GOLFO SUR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LTOUR VIAGENS TURISMO LTDA</text:p>
          </table:table-cell>
          <table:table-cell office:value-type="string" office:string-value="insert into empresas (nombre) values ('GOLTOUR VIAGENS TURISMO LTDA');" table:formula="of:=CONCATENATE([.$B$1];[.A1363];[.$C$1])" table:style-name="ce1">
            <text:p>insert into empresas (nombre) values ('GOLTOUR VIAGENS TURISMO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MEZ</text:p>
          </table:table-cell>
          <table:table-cell office:value-type="string" office:string-value="insert into empresas (nombre) values ('GOMEZ');" table:formula="of:=CONCATENATE([.$B$1];[.A1364];[.$C$1])" table:style-name="ce1">
            <text:p>insert into empresas (nombre) values ('GOM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MEZ ESTEBAN M</text:p>
          </table:table-cell>
          <table:table-cell office:value-type="string" office:string-value="insert into empresas (nombre) values ('GOMEZ ESTEBAN M');" table:formula="of:=CONCATENATE([.$B$1];[.A1365];[.$C$1])" table:style-name="ce1">
            <text:p>insert into empresas (nombre) values ('GOMEZ ESTEBAN 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MEZ PABLO HORACIO</text:p>
          </table:table-cell>
          <table:table-cell office:value-type="string" office:string-value="insert into empresas (nombre) values ('GOMEZ PABLO HORACIO');" table:formula="of:=CONCATENATE([.$B$1];[.A1366];[.$C$1])" table:style-name="ce1">
            <text:p>insert into empresas (nombre) values ('GOMEZ PABLO HORAC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MEZ SERGIO HERNAN</text:p>
          </table:table-cell>
          <table:table-cell office:value-type="string" office:string-value="insert into empresas (nombre) values ('GOMEZ SERGIO HERNAN');" table:formula="of:=CONCATENATE([.$B$1];[.A1367];[.$C$1])" table:style-name="ce1">
            <text:p>insert into empresas (nombre) values ('GOMEZ SERGIO HERN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N TOUR-TUR AYELEN</text:p>
          </table:table-cell>
          <table:table-cell office:value-type="string" office:string-value="insert into empresas (nombre) values ('GON TOUR-TUR AYELEN');" table:formula="of:=CONCATENATE([.$B$1];[.A1368];[.$C$1])" table:style-name="ce1">
            <text:p>insert into empresas (nombre) values ('GON TOUR-TUR AYEL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NZA BUS</text:p>
          </table:table-cell>
          <table:table-cell office:value-type="string" office:string-value="insert into empresas (nombre) values ('GONZA BUS');" table:formula="of:=CONCATENATE([.$B$1];[.A1369];[.$C$1])" table:style-name="ce1">
            <text:p>insert into empresas (nombre) values ('GONZA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NZALEZ ALBERTO EDUARDO</text:p>
          </table:table-cell>
          <table:table-cell office:value-type="string" office:string-value="insert into empresas (nombre) values ('GONZALEZ ALBERTO EDUARDO');" table:formula="of:=CONCATENATE([.$B$1];[.A1370];[.$C$1])" table:style-name="ce1">
            <text:p>insert into empresas (nombre) values ('GONZALEZ ALBERTO EDUAR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NZALEZ GUSTAVO OMAR</text:p>
          </table:table-cell>
          <table:table-cell office:value-type="string" office:string-value="insert into empresas (nombre) values ('GONZALEZ GUSTAVO OMAR');" table:formula="of:=CONCATENATE([.$B$1];[.A1371];[.$C$1])" table:style-name="ce1">
            <text:p>insert into empresas (nombre) values ('GONZALEZ GUSTAVO O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NZALEZ MARTIN</text:p>
          </table:table-cell>
          <table:table-cell office:value-type="string" office:string-value="insert into empresas (nombre) values ('GONZALEZ MARTIN');" table:formula="of:=CONCATENATE([.$B$1];[.A1372];[.$C$1])" table:style-name="ce1">
            <text:p>insert into empresas (nombre) values ('GONZALEZ MART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NZALEZ TARABELLI</text:p>
          </table:table-cell>
          <table:table-cell office:value-type="string" office:string-value="insert into empresas (nombre) values ('GONZALEZ TARABELLI');" table:formula="of:=CONCATENATE([.$B$1];[.A1373];[.$C$1])" table:style-name="ce1">
            <text:p>insert into empresas (nombre) values ('GONZALEZ TARABELL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NZALO SILVA</text:p>
          </table:table-cell>
          <table:table-cell office:value-type="string" office:string-value="insert into empresas (nombre) values ('GONZALO SILVA');" table:formula="of:=CONCATENATE([.$B$1];[.A1374];[.$C$1])" table:style-name="ce1">
            <text:p>insert into empresas (nombre) values ('GONZALO SILV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PA BUS S R L</text:p>
          </table:table-cell>
          <table:table-cell office:value-type="string" office:string-value="insert into empresas (nombre) values ('GOSPA BUS S R L');" table:formula="of:=CONCATENATE([.$B$1];[.A1375];[.$C$1])" table:style-name="ce1">
            <text:p>insert into empresas (nombre) values ('GOSPA BUS S R 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PA MAIKA SRL</text:p>
          </table:table-cell>
          <table:table-cell office:value-type="string" office:string-value="insert into empresas (nombre) values ('GOSPA MAIKA SRL');" table:formula="of:=CONCATENATE([.$B$1];[.A1376];[.$C$1])" table:style-name="ce1">
            <text:p>insert into empresas (nombre) values ('GOSPA MAIKA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TUR VIAJES SRL</text:p>
          </table:table-cell>
          <table:table-cell office:value-type="string" office:string-value="insert into empresas (nombre) values ('GOTUR VIAJES SRL');" table:formula="of:=CONCATENATE([.$B$1];[.A1377];[.$C$1])" table:style-name="ce1">
            <text:p>insert into empresas (nombre) values ('GOTUR VIAJE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PS VIAJES</text:p>
          </table:table-cell>
          <table:table-cell office:value-type="string" office:string-value="insert into empresas (nombre) values ('GPS VIAJES');" table:formula="of:=CONCATENATE([.$B$1];[.A1378];[.$C$1])" table:style-name="ce1">
            <text:p>insert into empresas (nombre) values ('GPS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D AGENCIA</text:p>
          </table:table-cell>
          <table:table-cell office:value-type="string" office:string-value="insert into empresas (nombre) values ('GRAD AGENCIA');" table:formula="of:=CONCATENATE([.$B$1];[.A1379];[.$C$1])" table:style-name="ce1">
            <text:p>insert into empresas (nombre) values ('GRAD AGENC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L URQUIZA</text:p>
          </table:table-cell>
          <table:table-cell office:value-type="string" office:string-value="insert into empresas (nombre) values ('GRAL URQUIZA');" table:formula="of:=CONCATENATE([.$B$1];[.A1380];[.$C$1])" table:style-name="ce1">
            <text:p>insert into empresas (nombre) values ('GRAL URQUIZ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N NEVADA</text:p>
          </table:table-cell>
          <table:table-cell office:value-type="string" office:string-value="insert into empresas (nombre) values ('GRAN NEVADA');" table:formula="of:=CONCATENATE([.$B$1];[.A1381];[.$C$1])" table:style-name="ce1">
            <text:p>insert into empresas (nombre) values ('GRAN NEVA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N TOUR BRASIL</text:p>
          </table:table-cell>
          <table:table-cell office:value-type="string" office:string-value="insert into empresas (nombre) values ('GRAN TOUR BRASIL');" table:formula="of:=CONCATENATE([.$B$1];[.A1382];[.$C$1])" table:style-name="ce1">
            <text:p>insert into empresas (nombre) values ('GRAN TOUR BRASI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N TOURD</text:p>
          </table:table-cell>
          <table:table-cell office:value-type="string" office:string-value="insert into empresas (nombre) values ('GRAN TOURD');" table:formula="of:=CONCATENATE([.$B$1];[.A1383];[.$C$1])" table:style-name="ce1">
            <text:p>insert into empresas (nombre) values ('GRAN TOURD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NDINETTI PABLO PATRICIO</text:p>
          </table:table-cell>
          <table:table-cell office:value-type="string" office:string-value="insert into empresas (nombre) values ('GRANDINETTI PABLO PATRICIO');" table:formula="of:=CONCATENATE([.$B$1];[.A1384];[.$C$1])" table:style-name="ce1">
            <text:p>insert into empresas (nombre) values ('GRANDINETTI PABLO PATRIC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NDTOUR</text:p>
          </table:table-cell>
          <table:table-cell office:value-type="string" office:string-value="insert into empresas (nombre) values ('GRANDTOUR');" table:formula="of:=CONCATENATE([.$B$1];[.A1385];[.$C$1])" table:style-name="ce1">
            <text:p>insert into empresas (nombre) values ('GRAND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ACY</text:p>
          </table:table-cell>
          <table:table-cell office:value-type="string" office:string-value="insert into empresas (nombre) values ('GREACY');" table:formula="of:=CONCATENATE([.$B$1];[.A1386];[.$C$1])" table:style-name="ce1">
            <text:p>insert into empresas (nombre) values ('GREAC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EN HONUND <text:s/>SRL</text:p>
          </table:table-cell>
          <table:table-cell office:value-type="string" office:string-value="insert into empresas (nombre) values ('GREEN HONUND  SRL');" table:formula="of:=CONCATENATE([.$B$1];[.A1387];[.$C$1])" table:style-name="ce1">
            <text:p>insert into empresas (nombre) values ('GREEN HONUND <text:s/>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INGO</text:p>
          </table:table-cell>
          <table:table-cell office:value-type="string" office:string-value="insert into empresas (nombre) values ('GRINGO');" table:formula="of:=CONCATENATE([.$B$1];[.A1388];[.$C$1])" table:style-name="ce1">
            <text:p>insert into empresas (nombre) values ('GRING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IVOR</text:p>
          </table:table-cell>
          <table:table-cell office:value-type="string" office:string-value="insert into empresas (nombre) values ('GRIVOR');" table:formula="of:=CONCATENATE([.$B$1];[.A1389];[.$C$1])" table:style-name="ce1">
            <text:p>insert into empresas (nombre) values ('GRIVO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OSSTUR</text:p>
          </table:table-cell>
          <table:table-cell office:value-type="string" office:string-value="insert into empresas (nombre) values ('GROSSTUR');" table:formula="of:=CONCATENATE([.$B$1];[.A1390];[.$C$1])" table:style-name="ce1">
            <text:p>insert into empresas (nombre) values ('GROSS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TANGO</text:p>
          </table:table-cell>
          <table:table-cell office:value-type="string" office:string-value="insert into empresas (nombre) values ('GRUPO DE TANGO');" table:formula="of:=CONCATENATE([.$B$1];[.A1391];[.$C$1])" table:style-name="ce1">
            <text:p>insert into empresas (nombre) values ('GRUPO DE TANG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MAJO SRL</text:p>
          </table:table-cell>
          <table:table-cell office:value-type="string" office:string-value="insert into empresas (nombre) values ('GRUPO MAJO SRL');" table:formula="of:=CONCATENATE([.$B$1];[.A1392];[.$C$1])" table:style-name="ce1">
            <text:p>insert into empresas (nombre) values ('GRUPO MAJO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MOVIL SRL</text:p>
          </table:table-cell>
          <table:table-cell office:value-type="string" office:string-value="insert into empresas (nombre) values ('GRUPO MOVIL SRL');" table:formula="of:=CONCATENATE([.$B$1];[.A1393];[.$C$1])" table:style-name="ce1">
            <text:p>insert into empresas (nombre) values ('GRUPO MOVIL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MUÑOZ</text:p>
          </table:table-cell>
          <table:table-cell office:value-type="string" office:string-value="insert into empresas (nombre) values ('GRUPO MUÑOZ');" table:formula="of:=CONCATENATE([.$B$1];[.A1394];[.$C$1])" table:style-name="ce1">
            <text:p>insert into empresas (nombre) values ('GRUPO MUÑO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PRIMAK</text:p>
          </table:table-cell>
          <table:table-cell office:value-type="string" office:string-value="insert into empresas (nombre) values ('GRUPO PRIMAK');" table:formula="of:=CONCATENATE([.$B$1];[.A1395];[.$C$1])" table:style-name="ce1">
            <text:p>insert into empresas (nombre) values ('GRUPO PRIMAK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PRIMAXSRL</text:p>
          </table:table-cell>
          <table:table-cell office:value-type="string" office:string-value="insert into empresas (nombre) values ('GRUPO PRIMAXSRL');" table:formula="of:=CONCATENATE([.$B$1];[.A1396];[.$C$1])" table:style-name="ce1">
            <text:p>insert into empresas (nombre) values ('GRUPO PRIMAX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ROLSOL <text:s/>S. R. L.</text:p>
          </table:table-cell>
          <table:table-cell office:value-type="string" office:string-value="insert into empresas (nombre) values ('GRUPO ROLSOL  S. R. L.');" table:formula="of:=CONCATENATE([.$B$1];[.A1397];[.$C$1])" table:style-name="ce1">
            <text:p>insert into empresas (nombre) values ('GRUPO ROLSOL <text:s/>S. R. 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ROSARINO DE TRASLADO</text:p>
          </table:table-cell>
          <table:table-cell office:value-type="string" office:string-value="insert into empresas (nombre) values ('GRUPO ROSARINO DE TRASLADO');" table:formula="of:=CONCATENATE([.$B$1];[.A1398];[.$C$1])" table:style-name="ce1">
            <text:p>insert into empresas (nombre) values ('GRUPO ROSARINO DE TRASLA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RUTA PLUS</text:p>
          </table:table-cell>
          <table:table-cell office:value-type="string" office:string-value="insert into empresas (nombre) values ('GRUPO RUTA PLUS');" table:formula="of:=CONCATENATE([.$B$1];[.A1399];[.$C$1])" table:style-name="ce1">
            <text:p>insert into empresas (nombre) values ('GRUPO RUTA PL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SUR</text:p>
          </table:table-cell>
          <table:table-cell office:value-type="string" office:string-value="insert into empresas (nombre) values ('GRUPO SUR');" table:formula="of:=CONCATENATE([.$B$1];[.A1400];[.$C$1])" table:style-name="ce1">
            <text:p>insert into empresas (nombre) values ('GRUPO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TDC URUGUAY</text:p>
          </table:table-cell>
          <table:table-cell office:value-type="string" office:string-value="insert into empresas (nombre) values ('GRUPO TDC URUGUAY');" table:formula="of:=CONCATENATE([.$B$1];[.A1401];[.$C$1])" table:style-name="ce1">
            <text:p>insert into empresas (nombre) values ('GRUPO TDC URUGUA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TRANSPATAGONIA</text:p>
          </table:table-cell>
          <table:table-cell office:value-type="string" office:string-value="insert into empresas (nombre) values ('GRUPO TRANSPATAGONIA');" table:formula="of:=CONCATENATE([.$B$1];[.A1402];[.$C$1])" table:style-name="ce1">
            <text:p>insert into empresas (nombre) values ('GRUPO TRANSPATAGON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ACU TUR</text:p>
          </table:table-cell>
          <table:table-cell office:value-type="string" office:string-value="insert into empresas (nombre) values ('GUACU TUR');" table:formula="of:=CONCATENATE([.$B$1];[.A1403];[.$C$1])" table:style-name="ce1">
            <text:p>insert into empresas (nombre) values ('GUACU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AIREÑA</text:p>
          </table:table-cell>
          <table:table-cell office:value-type="string" office:string-value="insert into empresas (nombre) values ('GUAIREÑA');" table:formula="of:=CONCATENATE([.$B$1];[.A1404];[.$C$1])" table:style-name="ce1">
            <text:p>insert into empresas (nombre) values ('GUAIREÑ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AJARDO ADRIAN</text:p>
          </table:table-cell>
          <table:table-cell office:value-type="string" office:string-value="insert into empresas (nombre) values ('GUAJARDO ADRIAN');" table:formula="of:=CONCATENATE([.$B$1];[.A1405];[.$C$1])" table:style-name="ce1">
            <text:p>insert into empresas (nombre) values ('GUAJARDO ADRI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ALEGUAYCHU TURISMO</text:p>
          </table:table-cell>
          <table:table-cell office:value-type="string" office:string-value="insert into empresas (nombre) values ('GUALEGUAYCHU TURISMO');" table:formula="of:=CONCATENATE([.$B$1];[.A1406];[.$C$1])" table:style-name="ce1">
            <text:p>insert into empresas (nombre) values ('GUALEGUAYCHU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ARANIA VIAJES</text:p>
          </table:table-cell>
          <table:table-cell office:value-type="string" office:string-value="insert into empresas (nombre) values ('GUARANIA VIAJES');" table:formula="of:=CONCATENATE([.$B$1];[.A1407];[.$C$1])" table:style-name="ce1">
            <text:p>insert into empresas (nombre) values ('GUARANIA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AYACAN</text:p>
          </table:table-cell>
          <table:table-cell office:value-type="string" office:string-value="insert into empresas (nombre) values ('GUAYACAN');" table:formula="of:=CONCATENATE([.$B$1];[.A1408];[.$C$1])" table:style-name="ce1">
            <text:p>insert into empresas (nombre) values ('GUAYAC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ERRERO TOURS</text:p>
          </table:table-cell>
          <table:table-cell office:value-type="string" office:string-value="insert into empresas (nombre) values ('GUERRERO TOURS');" table:formula="of:=CONCATENATE([.$B$1];[.A1409];[.$C$1])" table:style-name="ce1">
            <text:p>insert into empresas (nombre) values ('GUERRERO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IAS <text:s text:c="2"/>TOUR</text:p>
          </table:table-cell>
          <table:table-cell office:value-type="string" office:string-value="insert into empresas (nombre) values ('GUIAS   TOUR');" table:formula="of:=CONCATENATE([.$B$1];[.A1410];[.$C$1])" table:style-name="ce1">
            <text:p>insert into empresas (nombre) values ('GUIAS <text:s text:c="2"/>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IBOR</text:p>
          </table:table-cell>
          <table:table-cell office:value-type="string" office:string-value="insert into empresas (nombre) values ('GUIBOR');" table:formula="of:=CONCATENATE([.$B$1];[.A1411];[.$C$1])" table:style-name="ce1">
            <text:p>insert into empresas (nombre) values ('GUIBO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IBOR TUR</text:p>
          </table:table-cell>
          <table:table-cell office:value-type="string" office:string-value="insert into empresas (nombre) values ('GUIBOR TUR');" table:formula="of:=CONCATENATE([.$B$1];[.A1412];[.$C$1])" table:style-name="ce1">
            <text:p>insert into empresas (nombre) values ('GUIBOR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ILLERMINA</text:p>
          </table:table-cell>
          <table:table-cell office:value-type="string" office:string-value="insert into empresas (nombre) values ('GUILLERMINA');" table:formula="of:=CONCATENATE([.$B$1];[.A1413];[.$C$1])" table:style-name="ce1">
            <text:p>insert into empresas (nombre) values ('GUILLERMI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ILLERMO GARCIA</text:p>
          </table:table-cell>
          <table:table-cell office:value-type="string" office:string-value="insert into empresas (nombre) values ('GUILLERMO GARCIA');" table:formula="of:=CONCATENATE([.$B$1];[.A1414];[.$C$1])" table:style-name="ce1">
            <text:p>insert into empresas (nombre) values ('GUILLERMO GARC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S -MAR DE F SARRACHINI</text:p>
          </table:table-cell>
          <table:table-cell office:value-type="string" office:string-value="insert into empresas (nombre) values ('GUS -MAR DE F SARRACHINI');" table:formula="of:=CONCATENATE([.$B$1];[.A1415];[.$C$1])" table:style-name="ce1">
            <text:p>insert into empresas (nombre) values ('GUS -MAR DE F SARRACHIN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S- MAR</text:p>
          </table:table-cell>
          <table:table-cell office:value-type="string" office:string-value="insert into empresas (nombre) values ('GUS- MAR');" table:formula="of:=CONCATENATE([.$B$1];[.A1416];[.$C$1])" table:style-name="ce1">
            <text:p>insert into empresas (nombre) values ('GUS- 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TIERREZ MIGUEL</text:p>
          </table:table-cell>
          <table:table-cell office:value-type="string" office:string-value="insert into empresas (nombre) values ('GUTIERREZ MIGUEL');" table:formula="of:=CONCATENATE([.$B$1];[.A1417];[.$C$1])" table:style-name="ce1">
            <text:p>insert into empresas (nombre) values ('GUTIERREZ MIGU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ZMAN BUS CHILE</text:p>
          </table:table-cell>
          <table:table-cell office:value-type="string" office:string-value="insert into empresas (nombre) values ('GUZMAN BUS CHILE');" table:formula="of:=CONCATENATE([.$B$1];[.A1418];[.$C$1])" table:style-name="ce1">
            <text:p>insert into empresas (nombre) values ('GUZMAN BUS CHI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 ACUÑA</text:p>
          </table:table-cell>
          <table:table-cell office:value-type="string" office:string-value="insert into empresas (nombre) values ('H ACUÑA');" table:formula="of:=CONCATENATE([.$B$1];[.A1419];[.$C$1])" table:style-name="ce1">
            <text:p>insert into empresas (nombre) values ('H ACUÑ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.E.R.SA</text:p>
          </table:table-cell>
          <table:table-cell office:value-type="string" office:string-value="insert into empresas (nombre) values ('H.E.R.SA');" table:formula="of:=CONCATENATE([.$B$1];[.A1420];[.$C$1])" table:style-name="ce1">
            <text:p>insert into empresas (nombre) values ('H.E.R.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.T. TOURIST SERVICE</text:p>
          </table:table-cell>
          <table:table-cell office:value-type="string" office:string-value="insert into empresas (nombre) values ('H.T. TOURIST SERVICE');" table:formula="of:=CONCATENATE([.$B$1];[.A1421];[.$C$1])" table:style-name="ce1">
            <text:p>insert into empresas (nombre) values ('H.T. TOURIST SERVIC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LBLAUR FABIANA</text:p>
          </table:table-cell>
          <table:table-cell office:value-type="string" office:string-value="insert into empresas (nombre) values ('HALBLAUR FABIANA');" table:formula="of:=CONCATENATE([.$B$1];[.A1422];[.$C$1])" table:style-name="ce1">
            <text:p>insert into empresas (nombre) values ('HALBLAUR FABIA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NS SRL</text:p>
          </table:table-cell>
          <table:table-cell office:value-type="string" office:string-value="insert into empresas (nombre) values ('HANS SRL');" table:formula="of:=CONCATENATE([.$B$1];[.A1423];[.$C$1])" table:style-name="ce1">
            <text:p>insert into empresas (nombre) values ('HAN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VER TURSIMO S.R.L</text:p>
          </table:table-cell>
          <table:table-cell office:value-type="string" office:string-value="insert into empresas (nombre) values ('HAVER TURSIMO S.R.L');" table:formula="of:=CONCATENATE([.$B$1];[.A1424];[.$C$1])" table:style-name="ce1">
            <text:p>insert into empresas (nombre) values ('HAVER TURSIMO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YLAND TRAVEL</text:p>
          </table:table-cell>
          <table:table-cell office:value-type="string" office:string-value="insert into empresas (nombre) values ('HAYLAND TRAVEL');" table:formula="of:=CONCATENATE([.$B$1];[.A1425];[.$C$1])" table:style-name="ce1">
            <text:p>insert into empresas (nombre) values ('HAYLAND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C BUSES <text:s/>TURISMO</text:p>
          </table:table-cell>
          <table:table-cell office:value-type="string" office:string-value="insert into empresas (nombre) values ('HC BUSES  TURISMO');" table:formula="of:=CONCATENATE([.$B$1];[.A1426];[.$C$1])" table:style-name="ce1">
            <text:p>insert into empresas (nombre) values ('HC BUSES <text:s/>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CTOR CONSUEGRA</text:p>
          </table:table-cell>
          <table:table-cell office:value-type="string" office:string-value="insert into empresas (nombre) values ('HECTOR CONSUEGRA');" table:formula="of:=CONCATENATE([.$B$1];[.A1427];[.$C$1])" table:style-name="ce1">
            <text:p>insert into empresas (nombre) values ('HECTOR CONSUEG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R SA</text:p>
          </table:table-cell>
          <table:table-cell office:value-type="string" office:string-value="insert into empresas (nombre) values ('HER SA');" table:formula="of:=CONCATENATE([.$B$1];[.A1428];[.$C$1])" table:style-name="ce1">
            <text:p>insert into empresas (nombre) values ('HER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RGON TURISMO</text:p>
          </table:table-cell>
          <table:table-cell office:value-type="string" office:string-value="insert into empresas (nombre) values ('HERGON TURISMO');" table:formula="of:=CONCATENATE([.$B$1];[.A1429];[.$C$1])" table:style-name="ce1">
            <text:p>insert into empresas (nombre) values ('HERGON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RIBERTO</text:p>
          </table:table-cell>
          <table:table-cell office:value-type="string" office:string-value="insert into empresas (nombre) values ('HERIBERTO');" table:formula="of:=CONCATENATE([.$B$1];[.A1430];[.$C$1])" table:style-name="ce1">
            <text:p>insert into empresas (nombre) values ('HERIBER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RLEIN <text:s/>RAMON JAVIER</text:p>
          </table:table-cell>
          <table:table-cell office:value-type="string" office:string-value="insert into empresas (nombre) values ('HERLEIN  RAMON JAVIER');" table:formula="of:=CONCATENATE([.$B$1];[.A1431];[.$C$1])" table:style-name="ce1">
            <text:p>insert into empresas (nombre) values ('HERLEIN <text:s/>RAMON JAVI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RMAN</text:p>
          </table:table-cell>
          <table:table-cell office:value-type="string" office:string-value="insert into empresas (nombre) values ('HERMAN');" table:formula="of:=CONCATENATE([.$B$1];[.A1432];[.$C$1])" table:style-name="ce1">
            <text:p>insert into empresas (nombre) values ('HERM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RNAN LEIVA RIQUELME</text:p>
          </table:table-cell>
          <table:table-cell office:value-type="string" office:string-value="insert into empresas (nombre) values ('HERNAN LEIVA RIQUELME');" table:formula="of:=CONCATENATE([.$B$1];[.A1433];[.$C$1])" table:style-name="ce1">
            <text:p>insert into empresas (nombre) values ('HERNAN LEIVA RIQUELM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RNANDEZ</text:p>
          </table:table-cell>
          <table:table-cell office:value-type="string" office:string-value="insert into empresas (nombre) values ('HERNANDEZ');" table:formula="of:=CONCATENATE([.$B$1];[.A1434];[.$C$1])" table:style-name="ce1">
            <text:p>insert into empresas (nombre) values ('HERNAND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RRADON VIAGENS E TURISMO LTDA ME</text:p>
          </table:table-cell>
          <table:table-cell office:value-type="string" office:string-value="insert into empresas (nombre) values ('HERRADON VIAGENS E TURISMO LTDA ME');" table:formula="of:=CONCATENATE([.$B$1];[.A1435];[.$C$1])" table:style-name="ce1">
            <text:p>insert into empresas (nombre) values ('HERRADON VIAGENS E TURISMO LTDA M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F RUTA 5</text:p>
          </table:table-cell>
          <table:table-cell office:value-type="string" office:string-value="insert into empresas (nombre) values ('HF RUTA 5');" table:formula="of:=CONCATENATE([.$B$1];[.A1436];[.$C$1])" table:style-name="ce1">
            <text:p>insert into empresas (nombre) values ('HF RUTA 5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G</text:p>
          </table:table-cell>
          <table:table-cell office:value-type="string" office:string-value="insert into empresas (nombre) values ('HG');" table:formula="of:=CONCATENATE([.$B$1];[.A1437];[.$C$1])" table:style-name="ce1">
            <text:p>insert into empresas (nombre) values ('HG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GT TOUR</text:p>
          </table:table-cell>
          <table:table-cell office:value-type="string" office:string-value="insert into empresas (nombre) values ('HGT TOUR');" table:formula="of:=CONCATENATE([.$B$1];[.A1438];[.$C$1])" table:style-name="ce1">
            <text:p>insert into empresas (nombre) values ('HGT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GT TURISMO</text:p>
          </table:table-cell>
          <table:table-cell office:value-type="string" office:string-value="insert into empresas (nombre) values ('HGT TURISMO');" table:formula="of:=CONCATENATE([.$B$1];[.A1439];[.$C$1])" table:style-name="ce1">
            <text:p>insert into empresas (nombre) values ('HGT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DALGO</text:p>
          </table:table-cell>
          <table:table-cell office:value-type="string" office:string-value="insert into empresas (nombre) values ('HIDALGO');" table:formula="of:=CONCATENATE([.$B$1];[.A1440];[.$C$1])" table:style-name="ce1">
            <text:p>insert into empresas (nombre) values ('HIDALG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GH CAS SRL</text:p>
          </table:table-cell>
          <table:table-cell office:value-type="string" office:string-value="insert into empresas (nombre) values ('HIGH CAS SRL');" table:formula="of:=CONCATENATE([.$B$1];[.A1441];[.$C$1])" table:style-name="ce1">
            <text:p>insert into empresas (nombre) values ('HIGH CA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FFTUR TOUR</text:p>
          </table:table-cell>
          <table:table-cell office:value-type="string" office:string-value="insert into empresas (nombre) values ('HOFFTUR TOUR');" table:formula="of:=CONCATENATE([.$B$1];[.A1442];[.$C$1])" table:style-name="ce1">
            <text:p>insert into empresas (nombre) values ('HOFFTUR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LLI BUS VIAJES</text:p>
          </table:table-cell>
          <table:table-cell office:value-type="string" office:string-value="insert into empresas (nombre) values ('HOLLI BUS VIAJES');" table:formula="of:=CONCATENATE([.$B$1];[.A1443];[.$C$1])" table:style-name="ce1">
            <text:p>insert into empresas (nombre) values ('HOLLI BUS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LLY BUS</text:p>
          </table:table-cell>
          <table:table-cell office:value-type="string" office:string-value="insert into empresas (nombre) values ('HOLLY BUS');" table:formula="of:=CONCATENATE([.$B$1];[.A1444];[.$C$1])" table:style-name="ce1">
            <text:p>insert into empresas (nombre) values ('HOLLY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MAD GARCIA</text:p>
          </table:table-cell>
          <table:table-cell office:value-type="string" office:string-value="insert into empresas (nombre) values ('HOMAD GARCIA');" table:formula="of:=CONCATENATE([.$B$1];[.A1445];[.$C$1])" table:style-name="ce1">
            <text:p>insert into empresas (nombre) values ('HOMAD GARC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MER DEMASI</text:p>
          </table:table-cell>
          <table:table-cell office:value-type="string" office:string-value="insert into empresas (nombre) values ('HOMER DEMASI');" table:formula="of:=CONCATENATE([.$B$1];[.A1446];[.$C$1])" table:style-name="ce1">
            <text:p>insert into empresas (nombre) values ('HOMER DEMAS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RIASQUI</text:p>
          </table:table-cell>
          <table:table-cell office:value-type="string" office:string-value="insert into empresas (nombre) values ('HORIASQUI');" table:formula="of:=CONCATENATE([.$B$1];[.A1447];[.$C$1])" table:style-name="ce1">
            <text:p>insert into empresas (nombre) values ('HORIASQU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RIZONTES PATAGONICOS</text:p>
          </table:table-cell>
          <table:table-cell office:value-type="string" office:string-value="insert into empresas (nombre) values ('HORIZONTES PATAGONICOS');" table:formula="of:=CONCATENATE([.$B$1];[.A1448];[.$C$1])" table:style-name="ce1">
            <text:p>insert into empresas (nombre) values ('HORIZONTES PATAGONIC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RLI TURISMO</text:p>
          </table:table-cell>
          <table:table-cell office:value-type="string" office:string-value="insert into empresas (nombre) values ('HORLI TURISMO');" table:formula="of:=CONCATENATE([.$B$1];[.A1449];[.$C$1])" table:style-name="ce1">
            <text:p>insert into empresas (nombre) values ('HORLI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S</text:p>
          </table:table-cell>
          <table:table-cell office:value-type="string" office:string-value="insert into empresas (nombre) values ('HS');" table:formula="of:=CONCATENATE([.$B$1];[.A1450];[.$C$1])" table:style-name="ce1">
            <text:p>insert into empresas (nombre) values ('H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A <text:s text:c="2"/>HUM TURISMO</text:p>
          </table:table-cell>
          <table:table-cell office:value-type="string" office:string-value="insert into empresas (nombre) values ('HUA   HUM TURISMO');" table:formula="of:=CONCATENATE([.$B$1];[.A1451];[.$C$1])" table:style-name="ce1">
            <text:p>insert into empresas (nombre) values ('HUA <text:s text:c="2"/>HUM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ALA</text:p>
          </table:table-cell>
          <table:table-cell office:value-type="string" office:string-value="insert into empresas (nombre) values ('HUALA');" table:formula="of:=CONCATENATE([.$B$1];[.A1452];[.$C$1])" table:style-name="ce1">
            <text:p>insert into empresas (nombre) values ('HUA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ALPEN</text:p>
          </table:table-cell>
          <table:table-cell office:value-type="string" office:string-value="insert into empresas (nombre) values ('HUALPEN');" table:formula="of:=CONCATENATE([.$B$1];[.A1453];[.$C$1])" table:style-name="ce1">
            <text:p>insert into empresas (nombre) values ('HUALP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ELICHE VIAJES</text:p>
          </table:table-cell>
          <table:table-cell office:value-type="string" office:string-value="insert into empresas (nombre) values ('HUELICHE VIAJES');" table:formula="of:=CONCATENATE([.$B$1];[.A1454];[.$C$1])" table:style-name="ce1">
            <text:p>insert into empresas (nombre) values ('HUELICHE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EMUL</text:p>
          </table:table-cell>
          <table:table-cell office:value-type="string" office:string-value="insert into empresas (nombre) values ('HUEMUL');" table:formula="of:=CONCATENATE([.$B$1];[.A1455];[.$C$1])" table:style-name="ce1">
            <text:p>insert into empresas (nombre) values ('HUEMU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EN <text:s/>TATA</text:p>
          </table:table-cell>
          <table:table-cell office:value-type="string" office:string-value="insert into empresas (nombre) values ('HUEN  TATA');" table:formula="of:=CONCATENATE([.$B$1];[.A1456];[.$C$1])" table:style-name="ce1">
            <text:p>insert into empresas (nombre) values ('HUEN <text:s/>TA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ENTATA SRL</text:p>
          </table:table-cell>
          <table:table-cell office:value-type="string" office:string-value="insert into empresas (nombre) values ('HUENTATA SRL');" table:formula="of:=CONCATENATE([.$B$1];[.A1457];[.$C$1])" table:style-name="ce1">
            <text:p>insert into empresas (nombre) values ('HUENTATA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EPIL</text:p>
          </table:table-cell>
          <table:table-cell office:value-type="string" office:string-value="insert into empresas (nombre) values ('HUEPIL');" table:formula="of:=CONCATENATE([.$B$1];[.A1458];[.$C$1])" table:style-name="ce1">
            <text:p>insert into empresas (nombre) values ('HUEPI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GO VIAJES</text:p>
          </table:table-cell>
          <table:table-cell office:value-type="string" office:string-value="insert into empresas (nombre) values ('HUGO VIAJES');" table:formula="of:=CONCATENATE([.$B$1];[.A1459];[.$C$1])" table:style-name="ce1">
            <text:p>insert into empresas (nombre) values ('HUGO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ILLICHES TURISMO</text:p>
          </table:table-cell>
          <table:table-cell office:value-type="string" office:string-value="insert into empresas (nombre) values ('HUILLICHES TURISMO');" table:formula="of:=CONCATENATE([.$B$1];[.A1460];[.$C$1])" table:style-name="ce1">
            <text:p>insert into empresas (nombre) values ('HUILLICHES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INCUL TURISMO</text:p>
          </table:table-cell>
          <table:table-cell office:value-type="string" office:string-value="insert into empresas (nombre) values ('HUINCUL TURISMO');" table:formula="of:=CONCATENATE([.$B$1];[.A1461];[.$C$1])" table:style-name="ce1">
            <text:p>insert into empresas (nombre) values ('HUINCUL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IPIL</text:p>
          </table:table-cell>
          <table:table-cell office:value-type="string" office:string-value="insert into empresas (nombre) values ('HUIPIL');" table:formula="of:=CONCATENATE([.$B$1];[.A1462];[.$C$1])" table:style-name="ce1">
            <text:p>insert into empresas (nombre) values ('HUIPI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IQUE</text:p>
          </table:table-cell>
          <table:table-cell office:value-type="string" office:string-value="insert into empresas (nombre) values ('HUIQUE');" table:formula="of:=CONCATENATE([.$B$1];[.A1463];[.$C$1])" table:style-name="ce1">
            <text:p>insert into empresas (nombre) values ('HUIQU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SSL LORENA MARIA</text:p>
          </table:table-cell>
          <table:table-cell office:value-type="string" office:string-value="insert into empresas (nombre) values ('HUSSL LORENA MARIA');" table:formula="of:=CONCATENATE([.$B$1];[.A1464];[.$C$1])" table:style-name="ce1">
            <text:p>insert into empresas (nombre) values ('HUSSL LORENA MAR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BAÑEZ TURISMO</text:p>
          </table:table-cell>
          <table:table-cell office:value-type="string" office:string-value="insert into empresas (nombre) values ('IBAÑEZ TURISMO');" table:formula="of:=CONCATENATE([.$B$1];[.A1465];[.$C$1])" table:style-name="ce1">
            <text:p>insert into empresas (nombre) values ('IBAÑEZ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BARRA LILIAN</text:p>
          </table:table-cell>
          <table:table-cell office:value-type="string" office:string-value="insert into empresas (nombre) values ('IBARRA LILIAN');" table:formula="of:=CONCATENATE([.$B$1];[.A1466];[.$C$1])" table:style-name="ce1">
            <text:p>insert into empresas (nombre) values ('IBARRA LILI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BLA TOUR</text:p>
          </table:table-cell>
          <table:table-cell office:value-type="string" office:string-value="insert into empresas (nombre) values ('IBLA TOUR');" table:formula="of:=CONCATENATE([.$B$1];[.A1467];[.$C$1])" table:style-name="ce1">
            <text:p>insert into empresas (nombre) values ('IBLA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AL SAN JUSTO</text:p>
          </table:table-cell>
          <table:table-cell office:value-type="string" office:string-value="insert into empresas (nombre) values ('IDEAL SAN JUSTO');" table:formula="of:=CONCATENATE([.$B$1];[.A1468];[.$C$1])" table:style-name="ce1">
            <text:p>insert into empresas (nombre) values ('IDEAL SAN JUS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AL TURISMO</text:p>
          </table:table-cell>
          <table:table-cell office:value-type="string" office:string-value="insert into empresas (nombre) values ('IDEAL TURISMO');" table:formula="of:=CONCATENATE([.$B$1];[.A1469];[.$C$1])" table:style-name="ce1">
            <text:p>insert into empresas (nombre) values ('IDEAL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GI LLAIMA INT S A</text:p>
          </table:table-cell>
          <table:table-cell office:value-type="string" office:string-value="insert into empresas (nombre) values ('IGI LLAIMA INT S A');" table:formula="of:=CONCATENATE([.$B$1];[.A1470];[.$C$1])" table:style-name="ce1">
            <text:p>insert into empresas (nombre) values ('IGI LLAIMA INT S 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GILLAMAINTERNACIONAL</text:p>
          </table:table-cell>
          <table:table-cell office:value-type="string" office:string-value="insert into empresas (nombre) values ('IGILLAMAINTERNACIONAL');" table:formula="of:=CONCATENATE([.$B$1];[.A1471];[.$C$1])" table:style-name="ce1">
            <text:p>insert into empresas (nombre) values ('IGILLAMAINTERNACION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GUAZU VIAGES Y TURISMO LTDA- ME</text:p>
          </table:table-cell>
          <table:table-cell office:value-type="string" office:string-value="insert into empresas (nombre) values ('IGUAZU VIAGES Y TURISMO LTDA- ME');" table:formula="of:=CONCATENATE([.$B$1];[.A1472];[.$C$1])" table:style-name="ce1">
            <text:p>insert into empresas (nombre) values ('IGUAZU VIAGES Y TURISMO LTDA- M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LOMAR</text:p>
          </table:table-cell>
          <table:table-cell office:value-type="string" office:string-value="insert into empresas (nombre) values ('ILOMAR');" table:formula="of:=CONCATENATE([.$B$1];[.A1473];[.$C$1])" table:style-name="ce1">
            <text:p>insert into empresas (nombre) values ('ILO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LUSIONES</text:p>
          </table:table-cell>
          <table:table-cell office:value-type="string" office:string-value="insert into empresas (nombre) values ('ILUSIONES');" table:formula="of:=CONCATENATE([.$B$1];[.A1474];[.$C$1])" table:style-name="ce1">
            <text:p>insert into empresas (nombre) values ('ILUSION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LUSTRE MUNI DE ANCUD</text:p>
          </table:table-cell>
          <table:table-cell office:value-type="string" office:string-value="insert into empresas (nombre) values ('ILUSTRE MUNI DE ANCUD');" table:formula="of:=CONCATENATE([.$B$1];[.A1475];[.$C$1])" table:style-name="ce1">
            <text:p>insert into empresas (nombre) values ('ILUSTRE MUNI DE ANCUD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INAR VIAJE</text:p>
          </table:table-cell>
          <table:table-cell office:value-type="string" office:string-value="insert into empresas (nombre) values ('IMAGINAR VIAJE');" table:formula="of:=CONCATENATE([.$B$1];[.A1476];[.$C$1])" table:style-name="ce1">
            <text:p>insert into empresas (nombre) values ('IMAGINAR VIAJ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Z</text:p>
          </table:table-cell>
          <table:table-cell office:value-type="string" office:string-value="insert into empresas (nombre) values ('IMAZ');" table:formula="of:=CONCATENATE([.$B$1];[.A1477];[.$C$1])" table:style-name="ce1">
            <text:p>insert into empresas (nombre) values ('IMA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ERADOR</text:p>
          </table:table-cell>
          <table:table-cell office:value-type="string" office:string-value="insert into empresas (nombre) values ('IMPERADOR');" table:formula="of:=CONCATENATE([.$B$1];[.A1478];[.$C$1])" table:style-name="ce1">
            <text:p>insert into empresas (nombre) values ('IMPERADO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ERATRIS TURISMO</text:p>
          </table:table-cell>
          <table:table-cell office:value-type="string" office:string-value="insert into empresas (nombre) values ('IMPERATRIS TURISMO');" table:formula="of:=CONCATENATE([.$B$1];[.A1479];[.$C$1])" table:style-name="ce1">
            <text:p>insert into empresas (nombre) values ('IMPERATRIS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ERIO</text:p>
          </table:table-cell>
          <table:table-cell office:value-type="string" office:string-value="insert into empresas (nombre) values ('IMPERIO');" table:formula="of:=CONCATENATE([.$B$1];[.A1480];[.$C$1])" table:style-name="ce1">
            <text:p>insert into empresas (nombre) values ('IMPER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ERTUR</text:p>
          </table:table-cell>
          <table:table-cell office:value-type="string" office:string-value="insert into empresas (nombre) values ('IMPERTUR');" table:formula="of:=CONCATENATE([.$B$1];[.A1481];[.$C$1])" table:style-name="ce1">
            <text:p>insert into empresas (nombre) values ('IMPER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ACAR</text:p>
          </table:table-cell>
          <table:table-cell office:value-type="string" office:string-value="insert into empresas (nombre) values ('INACAR');" table:formula="of:=CONCATENATE([.$B$1];[.A1482];[.$C$1])" table:style-name="ce1">
            <text:p>insert into empresas (nombre) values ('INAC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CAN VIAJES</text:p>
          </table:table-cell>
          <table:table-cell office:value-type="string" office:string-value="insert into empresas (nombre) values ('INCAN VIAJES');" table:formula="of:=CONCATENATE([.$B$1];[.A1483];[.$C$1])" table:style-name="ce1">
            <text:p>insert into empresas (nombre) values ('INCAN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COCCIATI</text:p>
          </table:table-cell>
          <table:table-cell office:value-type="string" office:string-value="insert into empresas (nombre) values ('INCOCCIATI');" table:formula="of:=CONCATENATE([.$B$1];[.A1484];[.$C$1])" table:style-name="ce1">
            <text:p>insert into empresas (nombre) values ('INCOCCIAT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DIANA</text:p>
          </table:table-cell>
          <table:table-cell office:value-type="string" office:string-value="insert into empresas (nombre) values ('INDIANA');" table:formula="of:=CONCATENATE([.$B$1];[.A1485];[.$C$1])" table:style-name="ce1">
            <text:p>insert into empresas (nombre) values ('INDIA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DIGO EXPRESS SRL</text:p>
          </table:table-cell>
          <table:table-cell office:value-type="string" office:string-value="insert into empresas (nombre) values ('INDIGO EXPRESS SRL');" table:formula="of:=CONCATENATE([.$B$1];[.A1486];[.$C$1])" table:style-name="ce1">
            <text:p>insert into empresas (nombre) values ('INDIGO EXPRES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DIO EXPRESS</text:p>
          </table:table-cell>
          <table:table-cell office:value-type="string" office:string-value="insert into empresas (nombre) values ('INDIO EXPRESS');" table:formula="of:=CONCATENATE([.$B$1];[.A1487];[.$C$1])" table:style-name="ce1">
            <text:p>insert into empresas (nombre) values ('INDIO EXPRES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DYTUR</text:p>
          </table:table-cell>
          <table:table-cell office:value-type="string" office:string-value="insert into empresas (nombre) values ('INDYTUR');" table:formula="of:=CONCATENATE([.$B$1];[.A1488];[.$C$1])" table:style-name="ce1">
            <text:p>insert into empresas (nombre) values ('INDY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FINITO</text:p>
          </table:table-cell>
          <table:table-cell office:value-type="string" office:string-value="insert into empresas (nombre) values ('INFINITO');" table:formula="of:=CONCATENATE([.$B$1];[.A1489];[.$C$1])" table:style-name="ce1">
            <text:p>insert into empresas (nombre) values ('INFINI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FOR CHILE</text:p>
          </table:table-cell>
          <table:table-cell office:value-type="string" office:string-value="insert into empresas (nombre) values ('INFOR CHILE');" table:formula="of:=CONCATENATE([.$B$1];[.A1490];[.$C$1])" table:style-name="ce1">
            <text:p>insert into empresas (nombre) values ('INFOR CHI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IDE TOUR</text:p>
          </table:table-cell>
          <table:table-cell office:value-type="string" office:string-value="insert into empresas (nombre) values ('INSIDE TOUR');" table:formula="of:=CONCATENATE([.$B$1];[.A1491];[.$C$1])" table:style-name="ce1">
            <text:p>insert into empresas (nombre) values ('INSIDE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DE ENSEÑANZA GENERAL</text:p>
          </table:table-cell>
          <table:table-cell office:value-type="string" office:string-value="insert into empresas (nombre) values ('INSTITUTO DE ENSEÑANZA GENERAL');" table:formula="of:=CONCATENATE([.$B$1];[.A1492];[.$C$1])" table:style-name="ce1">
            <text:p>insert into empresas (nombre) values ('INSTITUTO DE ENSEÑANZA GENER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BUS</text:p>
          </table:table-cell>
          <table:table-cell office:value-type="string" office:string-value="insert into empresas (nombre) values ('INTERBUS');" table:formula="of:=CONCATENATE([.$B$1];[.A1493];[.$C$1])" table:style-name="ce1">
            <text:p>insert into empresas (nombre) values ('INTER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CITY</text:p>
          </table:table-cell>
          <table:table-cell office:value-type="string" office:string-value="insert into empresas (nombre) values ('INTERCITY');" table:formula="of:=CONCATENATE([.$B$1];[.A1494];[.$C$1])" table:style-name="ce1">
            <text:p>insert into empresas (nombre) values ('INTERCIT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COMUNAL SUR</text:p>
          </table:table-cell>
          <table:table-cell office:value-type="string" office:string-value="insert into empresas (nombre) values ('INTERCOMUNAL SUR');" table:formula="of:=CONCATENATE([.$B$1];[.A1495];[.$C$1])" table:style-name="ce1">
            <text:p>insert into empresas (nombre) values ('INTERCOMUNA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FLOTABUS SRL</text:p>
          </table:table-cell>
          <table:table-cell office:value-type="string" office:string-value="insert into empresas (nombre) values ('INTERFLOTABUS SRL');" table:formula="of:=CONCATENATE([.$B$1];[.A1496];[.$C$1])" table:style-name="ce1">
            <text:p>insert into empresas (nombre) values ('INTERFLOTABU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CINAL COI</text:p>
          </table:table-cell>
          <table:table-cell office:value-type="string" office:string-value="insert into empresas (nombre) values ('INTERNACINAL COI');" table:formula="of:=CONCATENATE([.$B$1];[.A1497];[.$C$1])" table:style-name="ce1">
            <text:p>insert into empresas (nombre) values ('INTERNACINAL CO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IJET</text:p>
          </table:table-cell>
          <table:table-cell office:value-type="string" office:string-value="insert into empresas (nombre) values ('INTIJET');" table:formula="of:=CONCATENATE([.$B$1];[.A1498];[.$C$1])" table:style-name="ce1">
            <text:p>insert into empresas (nombre) values ('INTIJE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VERDOM</text:p>
          </table:table-cell>
          <table:table-cell office:value-type="string" office:string-value="insert into empresas (nombre) values ('INVERDOM');" table:formula="of:=CONCATENATE([.$B$1];[.A1499];[.$C$1])" table:style-name="ce1">
            <text:p>insert into empresas (nombre) values ('INVERDO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VERSIONES DE LOS LAGOS</text:p>
          </table:table-cell>
          <table:table-cell office:value-type="string" office:string-value="insert into empresas (nombre) values ('INVERSIONES DE LOS LAGOS');" table:formula="of:=CONCATENATE([.$B$1];[.A1500];[.$C$1])" table:style-name="ce1">
            <text:p>insert into empresas (nombre) values ('INVERSIONES DE LOS LAG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VERSIONES TRANSPAU SPA</text:p>
          </table:table-cell>
          <table:table-cell office:value-type="string" office:string-value="insert into empresas (nombre) values ('INVERSIONES TRANSPAU SPA');" table:formula="of:=CONCATENATE([.$B$1];[.A1501];[.$C$1])" table:style-name="ce1">
            <text:p>insert into empresas (nombre) values ('INVERSIONES TRANSPAU SP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P</text:p>
          </table:table-cell>
          <table:table-cell office:value-type="string" office:string-value="insert into empresas (nombre) values ('IP');" table:formula="of:=CONCATENATE([.$B$1];[.A1502];[.$C$1])" table:style-name="ce1">
            <text:p>insert into empresas (nombre) values ('I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PPOLITO</text:p>
          </table:table-cell>
          <table:table-cell office:value-type="string" office:string-value="insert into empresas (nombre) values ('IPPOLITO');" table:formula="of:=CONCATENATE([.$B$1];[.A1503];[.$C$1])" table:style-name="ce1">
            <text:p>insert into empresas (nombre) values ('IPPOLI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MAOS MINGOTI</text:p>
          </table:table-cell>
          <table:table-cell office:value-type="string" office:string-value="insert into empresas (nombre) values ('IRMAOS MINGOTI');" table:formula="of:=CONCATENATE([.$B$1];[.A1504];[.$C$1])" table:style-name="ce1">
            <text:p>insert into empresas (nombre) values ('IRMAOS MINGOT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ELIN S.A</text:p>
          </table:table-cell>
          <table:table-cell office:value-type="string" office:string-value="insert into empresas (nombre) values ('ISELIN S.A');" table:formula="of:=CONCATENATE([.$B$1];[.A1505];[.$C$1])" table:style-name="ce1">
            <text:p>insert into empresas (nombre) values ('ISELIN S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LA DE CHILOE</text:p>
          </table:table-cell>
          <table:table-cell office:value-type="string" office:string-value="insert into empresas (nombre) values ('ISLA DE CHILOE');" table:formula="of:=CONCATENATE([.$B$1];[.A1506];[.$C$1])" table:style-name="ce1">
            <text:p>insert into empresas (nombre) values ('ISLA DE CHILO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TELATUR DEVIAJES LTDA</text:p>
          </table:table-cell>
          <table:table-cell office:value-type="string" office:string-value="insert into empresas (nombre) values ('ISTELATUR DEVIAJES LTDA');" table:formula="of:=CONCATENATE([.$B$1];[.A1507];[.$C$1])" table:style-name="ce1">
            <text:p>insert into empresas (nombre) values ('ISTELATUR DEVIAJES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TITUCION SALECIANA SAN FRANCISCO J</text:p>
          </table:table-cell>
          <table:table-cell office:value-type="string" office:string-value="insert into empresas (nombre) values ('ISTITUCION SALECIANA SAN FRANCISCO J');" table:formula="of:=CONCATENATE([.$B$1];[.A1508];[.$C$1])" table:style-name="ce1">
            <text:p>insert into empresas (nombre) values ('ISTITUCION SALECIANA SAN FRANCISCO J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ACOLOMI</text:p>
          </table:table-cell>
          <table:table-cell office:value-type="string" office:string-value="insert into empresas (nombre) values ('ITACOLOMI');" table:formula="of:=CONCATENATE([.$B$1];[.A1509];[.$C$1])" table:style-name="ce1">
            <text:p>insert into empresas (nombre) values ('ITACOLOM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ALMAR</text:p>
          </table:table-cell>
          <table:table-cell office:value-type="string" office:string-value="insert into empresas (nombre) values ('ITALMAR');" table:formula="of:=CONCATENATE([.$B$1];[.A1510];[.$C$1])" table:style-name="ce1">
            <text:p>insert into empresas (nombre) values ('ITAL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APE</text:p>
          </table:table-cell>
          <table:table-cell office:value-type="string" office:string-value="insert into empresas (nombre) values ('ITAPE');" table:formula="of:=CONCATENATE([.$B$1];[.A1511];[.$C$1])" table:style-name="ce1">
            <text:p>insert into empresas (nombre) values ('ITAP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ATI</text:p>
          </table:table-cell>
          <table:table-cell office:value-type="string" office:string-value="insert into empresas (nombre) values ('ITATI');" table:formula="of:=CONCATENATE([.$B$1];[.A1512];[.$C$1])" table:style-name="ce1">
            <text:p>insert into empresas (nombre) values ('ITAT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INERARIOS</text:p>
          </table:table-cell>
          <table:table-cell office:value-type="string" office:string-value="insert into empresas (nombre) values ('ITINERARIOS');" table:formula="of:=CONCATENATE([.$B$1];[.A1513];[.$C$1])" table:style-name="ce1">
            <text:p>insert into empresas (nombre) values ('ITINERARI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RAVEL</text:p>
          </table:table-cell>
          <table:table-cell office:value-type="string" office:string-value="insert into empresas (nombre) values ('ITRAVEL');" table:formula="of:=CONCATENATE([.$B$1];[.A1514];[.$C$1])" table:style-name="ce1">
            <text:p>insert into empresas (nombre) values ('I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VAN TUR</text:p>
          </table:table-cell>
          <table:table-cell office:value-type="string" office:string-value="insert into empresas (nombre) values ('IVAN TUR');" table:formula="of:=CONCATENATE([.$B$1];[.A1515];[.$C$1])" table:style-name="ce1">
            <text:p>insert into empresas (nombre) values ('IVAN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VANI</text:p>
          </table:table-cell>
          <table:table-cell office:value-type="string" office:string-value="insert into empresas (nombre) values ('IVANI');" table:formula="of:=CONCATENATE([.$B$1];[.A1516];[.$C$1])" table:style-name="ce1">
            <text:p>insert into empresas (nombre) values ('IVAN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VANI TURISMO</text:p>
          </table:table-cell>
          <table:table-cell office:value-type="string" office:string-value="insert into empresas (nombre) values ('IVANI TURISMO');" table:formula="of:=CONCATENATE([.$B$1];[.A1517];[.$C$1])" table:style-name="ce1">
            <text:p>insert into empresas (nombre) values ('IVANI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VECO</text:p>
          </table:table-cell>
          <table:table-cell office:value-type="string" office:string-value="insert into empresas (nombre) values ('IVECO');" table:formula="of:=CONCATENATE([.$B$1];[.A1518];[.$C$1])" table:style-name="ce1">
            <text:p>insert into empresas (nombre) values ('IVE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VERGRAMA</text:p>
          </table:table-cell>
          <table:table-cell office:value-type="string" office:string-value="insert into empresas (nombre) values ('IVERGRAMA');" table:formula="of:=CONCATENATE([.$B$1];[.A1519];[.$C$1])" table:style-name="ce1">
            <text:p>insert into empresas (nombre) values ('IVERGRAM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VET FLORES</text:p>
          </table:table-cell>
          <table:table-cell office:value-type="string" office:string-value="insert into empresas (nombre) values ('IVET FLORES');" table:formula="of:=CONCATENATE([.$B$1];[.A1520];[.$C$1])" table:style-name="ce1">
            <text:p>insert into empresas (nombre) values ('IVET FLO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 B</text:p>
          </table:table-cell>
          <table:table-cell office:value-type="string" office:string-value="insert into empresas (nombre) values ('J B');" table:formula="of:=CONCATENATE([.$B$1];[.A1521];[.$C$1])" table:style-name="ce1">
            <text:p>insert into empresas (nombre) values ('J B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 BUS</text:p>
          </table:table-cell>
          <table:table-cell office:value-type="string" office:string-value="insert into empresas (nombre) values ('J BUS');" table:formula="of:=CONCATENATE([.$B$1];[.A1522];[.$C$1])" table:style-name="ce1">
            <text:p>insert into empresas (nombre) values ('J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 C</text:p>
          </table:table-cell>
          <table:table-cell office:value-type="string" office:string-value="insert into empresas (nombre) values ('J C');" table:formula="of:=CONCATENATE([.$B$1];[.A1523];[.$C$1])" table:style-name="ce1">
            <text:p>insert into empresas (nombre) values ('J 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 L</text:p>
          </table:table-cell>
          <table:table-cell office:value-type="string" office:string-value="insert into empresas (nombre) values ('J L');" table:formula="of:=CONCATENATE([.$B$1];[.A1524];[.$C$1])" table:style-name="ce1">
            <text:p>insert into empresas (nombre) values ('J 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 P TURISMO</text:p>
          </table:table-cell>
          <table:table-cell office:value-type="string" office:string-value="insert into empresas (nombre) values ('J P TURISMO');" table:formula="of:=CONCATENATE([.$B$1];[.A1525];[.$C$1])" table:style-name="ce1">
            <text:p>insert into empresas (nombre) values ('J P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 R VIAJES</text:p>
          </table:table-cell>
          <table:table-cell office:value-type="string" office:string-value="insert into empresas (nombre) values ('J R VIAJES');" table:formula="of:=CONCATENATE([.$B$1];[.A1526];[.$C$1])" table:style-name="ce1">
            <text:p>insert into empresas (nombre) values ('J R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 TURISMO</text:p>
          </table:table-cell>
          <table:table-cell office:value-type="string" office:string-value="insert into empresas (nombre) values ('J TURISMO');" table:formula="of:=CONCATENATE([.$B$1];[.A1527];[.$C$1])" table:style-name="ce1">
            <text:p>insert into empresas (nombre) values ('J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.M VIAJES</text:p>
          </table:table-cell>
          <table:table-cell office:value-type="string" office:string-value="insert into empresas (nombre) values ('J.M VIAJES');" table:formula="of:=CONCATENATE([.$B$1];[.A1528];[.$C$1])" table:style-name="ce1">
            <text:p>insert into empresas (nombre) values ('J.M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BERTURISMO SRL<text:s text:c="3"/></text:p>
          </table:table-cell>
          <table:table-cell office:value-type="string" office:string-value="insert into empresas (nombre) values ('JABERTURISMO SRL   ');" table:formula="of:=CONCATENATE([.$B$1];[.A1529];[.$C$1])" table:style-name="ce1">
            <text:p>insert into empresas (nombre) values ('JABERTURISMO SRL <text:s text:c="2"/>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C</text:p>
          </table:table-cell>
          <table:table-cell office:value-type="string" office:string-value="insert into empresas (nombre) values ('JAC');" table:formula="of:=CONCATENATE([.$B$1];[.A1530];[.$C$1])" table:style-name="ce1">
            <text:p>insert into empresas (nombre) values ('JA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CCAM</text:p>
          </table:table-cell>
          <table:table-cell office:value-type="string" office:string-value="insert into empresas (nombre) values ('JACCAM');" table:formula="of:=CONCATENATE([.$B$1];[.A1531];[.$C$1])" table:style-name="ce1">
            <text:p>insert into empresas (nombre) values ('JACCA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COB</text:p>
          </table:table-cell>
          <table:table-cell office:value-type="string" office:string-value="insert into empresas (nombre) values ('JACOB');" table:formula="of:=CONCATENATE([.$B$1];[.A1532];[.$C$1])" table:style-name="ce1">
            <text:p>insert into empresas (nombre) values ('JACOB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COBSON S.R.L.</text:p>
          </table:table-cell>
          <table:table-cell office:value-type="string" office:string-value="insert into empresas (nombre) values ('JACOBSON S.R.L.');" table:formula="of:=CONCATENATE([.$B$1];[.A1533];[.$C$1])" table:style-name="ce1">
            <text:p>insert into empresas (nombre) values ('JACOBSON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COBUS</text:p>
          </table:table-cell>
          <table:table-cell office:value-type="string" office:string-value="insert into empresas (nombre) values ('JACOBUS');" table:formula="of:=CONCATENATE([.$B$1];[.A1534];[.$C$1])" table:style-name="ce1">
            <text:p>insert into empresas (nombre) values ('JACO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HNS</text:p>
          </table:table-cell>
          <table:table-cell office:value-type="string" office:string-value="insert into empresas (nombre) values ('JAHNS');" table:formula="of:=CONCATENATE([.$B$1];[.A1535];[.$C$1])" table:style-name="ce1">
            <text:p>insert into empresas (nombre) values ('JAHN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I</text:p>
          </table:table-cell>
          <table:table-cell office:value-type="string" office:string-value="insert into empresas (nombre) values ('JAI');" table:formula="of:=CONCATENATE([.$B$1];[.A1536];[.$C$1])" table:style-name="ce1">
            <text:p>insert into empresas (nombre) values ('JA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MA BUS</text:p>
          </table:table-cell>
          <table:table-cell office:value-type="string" office:string-value="insert into empresas (nombre) values ('JAMA BUS');" table:formula="of:=CONCATENATE([.$B$1];[.A1537];[.$C$1])" table:style-name="ce1">
            <text:p>insert into empresas (nombre) values ('JAMA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O TURISMO</text:p>
          </table:table-cell>
          <table:table-cell office:value-type="string" office:string-value="insert into empresas (nombre) values ('JAO TURISMO');" table:formula="of:=CONCATENATE([.$B$1];[.A1538];[.$C$1])" table:style-name="ce1">
            <text:p>insert into empresas (nombre) values ('JAO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RA OSVALDO</text:p>
          </table:table-cell>
          <table:table-cell office:value-type="string" office:string-value="insert into empresas (nombre) values ('JARA OSVALDO');" table:formula="of:=CONCATENATE([.$B$1];[.A1539];[.$C$1])" table:style-name="ce1">
            <text:p>insert into empresas (nombre) values ('JARA OSVAL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S</text:p>
          </table:table-cell>
          <table:table-cell office:value-type="string" office:string-value="insert into empresas (nombre) values ('JAS');" table:formula="of:=CONCATENATE([.$B$1];[.A1540];[.$C$1])" table:style-name="ce1">
            <text:p>insert into empresas (nombre) values ('J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UAR</text:p>
          </table:table-cell>
          <table:table-cell office:value-type="string" office:string-value="insert into empresas (nombre) values ('JAUAR');" table:formula="of:=CONCATENATE([.$B$1];[.A1541];[.$C$1])" table:style-name="ce1">
            <text:p>insert into empresas (nombre) values ('JAU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VAR SRL</text:p>
          </table:table-cell>
          <table:table-cell office:value-type="string" office:string-value="insert into empresas (nombre) values ('JAVAR SRL');" table:formula="of:=CONCATENATE([.$B$1];[.A1542];[.$C$1])" table:style-name="ce1">
            <text:p>insert into empresas (nombre) values ('JAVAR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VAVE PARAGUAY</text:p>
          </table:table-cell>
          <table:table-cell office:value-type="string" office:string-value="insert into empresas (nombre) values ('JAVAVE PARAGUAY');" table:formula="of:=CONCATENATE([.$B$1];[.A1543];[.$C$1])" table:style-name="ce1">
            <text:p>insert into empresas (nombre) values ('JAVAVE PARAGUA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BL TURISMO</text:p>
          </table:table-cell>
          <table:table-cell office:value-type="string" office:string-value="insert into empresas (nombre) values ('JBL TURISMO');" table:formula="of:=CONCATENATE([.$B$1];[.A1544];[.$C$1])" table:style-name="ce1">
            <text:p>insert into empresas (nombre) values ('JBL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C</text:p>
          </table:table-cell>
          <table:table-cell office:value-type="string" office:string-value="insert into empresas (nombre) values ('JC');" table:formula="of:=CONCATENATE([.$B$1];[.A1545];[.$C$1])" table:style-name="ce1">
            <text:p>insert into empresas (nombre) values ('J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C TOUR</text:p>
          </table:table-cell>
          <table:table-cell office:value-type="string" office:string-value="insert into empresas (nombre) values ('JC TOUR');" table:formula="of:=CONCATENATE([.$B$1];[.A1546];[.$C$1])" table:style-name="ce1">
            <text:p>insert into empresas (nombre) values ('JC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AHS</text:p>
          </table:table-cell>
          <table:table-cell office:value-type="string" office:string-value="insert into empresas (nombre) values ('JEAHS');" table:formula="of:=CONCATENATE([.$B$1];[.A1547];[.$C$1])" table:style-name="ce1">
            <text:p>insert into empresas (nombre) values ('JEAH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AN</text:p>
          </table:table-cell>
          <table:table-cell office:value-type="string" office:string-value="insert into empresas (nombre) values ('JEAN');" table:formula="of:=CONCATENATE([.$B$1];[.A1548];[.$C$1])" table:style-name="ce1">
            <text:p>insert into empresas (nombre) values ('JE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RIN TOUR</text:p>
          </table:table-cell>
          <table:table-cell office:value-type="string" office:string-value="insert into empresas (nombre) values ('JERIN TOUR');" table:formula="of:=CONCATENATE([.$B$1];[.A1549];[.$C$1])" table:style-name="ce1">
            <text:p>insert into empresas (nombre) values ('JERIN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RITUR</text:p>
          </table:table-cell>
          <table:table-cell office:value-type="string" office:string-value="insert into empresas (nombre) values ('JERITUR');" table:formula="of:=CONCATENATE([.$B$1];[.A1550];[.$C$1])" table:style-name="ce1">
            <text:p>insert into empresas (nombre) values ('JERI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T SUR</text:p>
          </table:table-cell>
          <table:table-cell office:value-type="string" office:string-value="insert into empresas (nombre) values ('JET SUR');" table:formula="of:=CONCATENATE([.$B$1];[.A1551];[.$C$1])" table:style-name="ce1">
            <text:p>insert into empresas (nombre) values ('JET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IMENES</text:p>
          </table:table-cell>
          <table:table-cell office:value-type="string" office:string-value="insert into empresas (nombre) values ('JIMENES');" table:formula="of:=CONCATENATE([.$B$1];[.A1552];[.$C$1])" table:style-name="ce1">
            <text:p>insert into empresas (nombre) values ('JIMEN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IMENEZ HNOS,</text:p>
          </table:table-cell>
          <table:table-cell office:value-type="string" office:string-value="insert into empresas (nombre) values ('JIMENEZ HNOS,');" table:formula="of:=CONCATENATE([.$B$1];[.A1553];[.$C$1])" table:style-name="ce1">
            <text:p>insert into empresas (nombre) values ('JIMENEZ HNOS,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ISEL</text:p>
          </table:table-cell>
          <table:table-cell office:value-type="string" office:string-value="insert into empresas (nombre) values ('JISEL');" table:formula="of:=CONCATENATE([.$B$1];[.A1554];[.$C$1])" table:style-name="ce1">
            <text:p>insert into empresas (nombre) values ('JIS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JE TURISMO</text:p>
          </table:table-cell>
          <table:table-cell office:value-type="string" office:string-value="insert into empresas (nombre) values ('JJE TURISMO');" table:formula="of:=CONCATENATE([.$B$1];[.A1555];[.$C$1])" table:style-name="ce1">
            <text:p>insert into empresas (nombre) values ('JJE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L SAS</text:p>
          </table:table-cell>
          <table:table-cell office:value-type="string" office:string-value="insert into empresas (nombre) values ('JL SAS');" table:formula="of:=CONCATENATE([.$B$1];[.A1556];[.$C$1])" table:style-name="ce1">
            <text:p>insert into empresas (nombre) values ('JL S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M TRANSPORTE TURISMO</text:p>
          </table:table-cell>
          <table:table-cell office:value-type="string" office:string-value="insert into empresas (nombre) values ('JM TRANSPORTE TURISMO');" table:formula="of:=CONCATENATE([.$B$1];[.A1557];[.$C$1])" table:style-name="ce1">
            <text:p>insert into empresas (nombre) values ('JM TRANSPORTE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COLI</text:p>
          </table:table-cell>
          <table:table-cell office:value-type="string" office:string-value="insert into empresas (nombre) values ('JOCOLI');" table:formula="of:=CONCATENATE([.$B$1];[.A1558];[.$C$1])" table:style-name="ce1">
            <text:p>insert into empresas (nombre) values ('JOCOL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FRE</text:p>
          </table:table-cell>
          <table:table-cell office:value-type="string" office:string-value="insert into empresas (nombre) values ('JOFRE');" table:formula="of:=CONCATENATE([.$B$1];[.A1559];[.$C$1])" table:style-name="ce1">
            <text:p>insert into empresas (nombre) values ('JOFR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LIBUS</text:p>
          </table:table-cell>
          <table:table-cell office:value-type="string" office:string-value="insert into empresas (nombre) values ('JOLIBUS');" table:formula="of:=CONCATENATE([.$B$1];[.A1560];[.$C$1])" table:style-name="ce1">
            <text:p>insert into empresas (nombre) values ('JOLI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MIL</text:p>
          </table:table-cell>
          <table:table-cell office:value-type="string" office:string-value="insert into empresas (nombre) values ('JOMIL');" table:formula="of:=CONCATENATE([.$B$1];[.A1561];[.$C$1])" table:style-name="ce1">
            <text:p>insert into empresas (nombre) values ('JOMI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RDAN</text:p>
          </table:table-cell>
          <table:table-cell office:value-type="string" office:string-value="insert into empresas (nombre) values ('JORDAN');" table:formula="of:=CONCATENATE([.$B$1];[.A1562];[.$C$1])" table:style-name="ce1">
            <text:p>insert into empresas (nombre) values ('JORD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RDAN BUSES</text:p>
          </table:table-cell>
          <table:table-cell office:value-type="string" office:string-value="insert into empresas (nombre) values ('JORDAN BUSES');" table:formula="of:=CONCATENATE([.$B$1];[.A1563];[.$C$1])" table:style-name="ce1">
            <text:p>insert into empresas (nombre) values ('JORDAN BUS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RGE ALBERTO COLMAN</text:p>
          </table:table-cell>
          <table:table-cell office:value-type="string" office:string-value="insert into empresas (nombre) values ('JORGE ALBERTO COLMAN');" table:formula="of:=CONCATENATE([.$B$1];[.A1564];[.$C$1])" table:style-name="ce1">
            <text:p>insert into empresas (nombre) values ('JORGE ALBERTO COLM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RGE CLARO</text:p>
          </table:table-cell>
          <table:table-cell office:value-type="string" office:string-value="insert into empresas (nombre) values ('JORGE CLARO');" table:formula="of:=CONCATENATE([.$B$1];[.A1565];[.$C$1])" table:style-name="ce1">
            <text:p>insert into empresas (nombre) values ('JORGE CLA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RGE LLANOS</text:p>
          </table:table-cell>
          <table:table-cell office:value-type="string" office:string-value="insert into empresas (nombre) values ('JORGE LLANOS');" table:formula="of:=CONCATENATE([.$B$1];[.A1566];[.$C$1])" table:style-name="ce1">
            <text:p>insert into empresas (nombre) values ('JORGE LLAN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RGE PANELLA</text:p>
          </table:table-cell>
          <table:table-cell office:value-type="string" office:string-value="insert into empresas (nombre) values ('JORGE PANELLA');" table:formula="of:=CONCATENATE([.$B$1];[.A1567];[.$C$1])" table:style-name="ce1">
            <text:p>insert into empresas (nombre) values ('JORGE PANEL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RGE SCOPONI</text:p>
          </table:table-cell>
          <table:table-cell office:value-type="string" office:string-value="insert into empresas (nombre) values ('JORGE SCOPONI');" table:formula="of:=CONCATENATE([.$B$1];[.A1568];[.$C$1])" table:style-name="ce1">
            <text:p>insert into empresas (nombre) values ('JORGE SCOPON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RGE STUARDO</text:p>
          </table:table-cell>
          <table:table-cell office:value-type="string" office:string-value="insert into empresas (nombre) values ('JORGE STUARDO');" table:formula="of:=CONCATENATE([.$B$1];[.A1569];[.$C$1])" table:style-name="ce1">
            <text:p>insert into empresas (nombre) values ('JORGE STUAR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SE GUILLEN S A</text:p>
          </table:table-cell>
          <table:table-cell office:value-type="string" office:string-value="insert into empresas (nombre) values ('JOSE GUILLEN S A');" table:formula="of:=CONCATENATE([.$B$1];[.A1570];[.$C$1])" table:style-name="ce1">
            <text:p>insert into empresas (nombre) values ('JOSE GUILLEN S 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SE LMARIA LIMITADA</text:p>
          </table:table-cell>
          <table:table-cell office:value-type="string" office:string-value="insert into empresas (nombre) values ('JOSE LMARIA LIMITADA');" table:formula="of:=CONCATENATE([.$B$1];[.A1571];[.$C$1])" table:style-name="ce1">
            <text:p>insert into empresas (nombre) values ('JOSE LMARIA LIMITA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SE MUÑOZ</text:p>
          </table:table-cell>
          <table:table-cell office:value-type="string" office:string-value="insert into empresas (nombre) values ('JOSE MUÑOZ');" table:formula="of:=CONCATENATE([.$B$1];[.A1572];[.$C$1])" table:style-name="ce1">
            <text:p>insert into empresas (nombre) values ('JOSE MUÑO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SE VELOSO VELOSO</text:p>
          </table:table-cell>
          <table:table-cell office:value-type="string" office:string-value="insert into empresas (nombre) values ('JOSE VELOSO VELOSO');" table:formula="of:=CONCATENATE([.$B$1];[.A1573];[.$C$1])" table:style-name="ce1">
            <text:p>insert into empresas (nombre) values ('JOSE VELOSO VELOS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SVANTOUR</text:p>
          </table:table-cell>
          <table:table-cell office:value-type="string" office:string-value="insert into empresas (nombre) values ('JOSVANTOUR');" table:formula="of:=CONCATENATE([.$B$1];[.A1574];[.$C$1])" table:style-name="ce1">
            <text:p>insert into empresas (nombre) values ('JOSVAN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SVITOUR</text:p>
          </table:table-cell>
          <table:table-cell office:value-type="string" office:string-value="insert into empresas (nombre) values ('JOSVITOUR');" table:formula="of:=CONCATENATE([.$B$1];[.A1575];[.$C$1])" table:style-name="ce1">
            <text:p>insert into empresas (nombre) values ('JOSVI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TA</text:p>
          </table:table-cell>
          <table:table-cell office:value-type="string" office:string-value="insert into empresas (nombre) values ('JOTA');" table:formula="of:=CONCATENATE([.$B$1];[.A1576];[.$C$1])" table:style-name="ce1">
            <text:p>insert into empresas (nombre) values ('JO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TA BE</text:p>
          </table:table-cell>
          <table:table-cell office:value-type="string" office:string-value="insert into empresas (nombre) values ('JOTA BE');" table:formula="of:=CONCATENATE([.$B$1];[.A1577];[.$C$1])" table:style-name="ce1">
            <text:p>insert into empresas (nombre) values ('JOTA B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TA ELE</text:p>
          </table:table-cell>
          <table:table-cell office:value-type="string" office:string-value="insert into empresas (nombre) values ('JOTA ELE');" table:formula="of:=CONCATENATE([.$B$1];[.A1578];[.$C$1])" table:style-name="ce1">
            <text:p>insert into empresas (nombre) values ('JOTA E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TA ESE</text:p>
          </table:table-cell>
          <table:table-cell office:value-type="string" office:string-value="insert into empresas (nombre) values ('JOTA ESE');" table:formula="of:=CONCATENATE([.$B$1];[.A1579];[.$C$1])" table:style-name="ce1">
            <text:p>insert into empresas (nombre) values ('JOTA ES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TA L</text:p>
          </table:table-cell>
          <table:table-cell office:value-type="string" office:string-value="insert into empresas (nombre) values ('JOTA L');" table:formula="of:=CONCATENATE([.$B$1];[.A1580];[.$C$1])" table:style-name="ce1">
            <text:p>insert into empresas (nombre) values ('JOTA 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TACE</text:p>
          </table:table-cell>
          <table:table-cell office:value-type="string" office:string-value="insert into empresas (nombre) values ('JOTACE');" table:formula="of:=CONCATENATE([.$B$1];[.A1581];[.$C$1])" table:style-name="ce1">
            <text:p>insert into empresas (nombre) values ('JOTAC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V VITUR</text:p>
          </table:table-cell>
          <table:table-cell office:value-type="string" office:string-value="insert into empresas (nombre) values ('JOV VITUR');" table:formula="of:=CONCATENATE([.$B$1];[.A1582];[.$C$1])" table:style-name="ce1">
            <text:p>insert into empresas (nombre) values ('JOV VI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VE VIAJES</text:p>
          </table:table-cell>
          <table:table-cell office:value-type="string" office:string-value="insert into empresas (nombre) values ('JOVE VIAJES');" table:formula="of:=CONCATENATE([.$B$1];[.A1583];[.$C$1])" table:style-name="ce1">
            <text:p>insert into empresas (nombre) values ('JOVE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VISTUR</text:p>
          </table:table-cell>
          <table:table-cell office:value-type="string" office:string-value="insert into empresas (nombre) values ('JOVISTUR');" table:formula="of:=CONCATENATE([.$B$1];[.A1584];[.$C$1])" table:style-name="ce1">
            <text:p>insert into empresas (nombre) values ('JOVIS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AN ALBERTO LACUNZA</text:p>
          </table:table-cell>
          <table:table-cell office:value-type="string" office:string-value="insert into empresas (nombre) values ('JUAN ALBERTO LACUNZA');" table:formula="of:=CONCATENATE([.$B$1];[.A1585];[.$C$1])" table:style-name="ce1">
            <text:p>insert into empresas (nombre) values ('JUAN ALBERTO LACUNZ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AN AVENDAÑO TRANSPORTE</text:p>
          </table:table-cell>
          <table:table-cell office:value-type="string" office:string-value="insert into empresas (nombre) values ('JUAN AVENDAÑO TRANSPORTE');" table:formula="of:=CONCATENATE([.$B$1];[.A1586];[.$C$1])" table:style-name="ce1">
            <text:p>insert into empresas (nombre) values ('JUAN AVENDAÑO TRANSP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AN CARLOS ENRIQUE</text:p>
          </table:table-cell>
          <table:table-cell office:value-type="string" office:string-value="insert into empresas (nombre) values ('JUAN CARLOS ENRIQUE');" table:formula="of:=CONCATENATE([.$B$1];[.A1587];[.$C$1])" table:style-name="ce1">
            <text:p>insert into empresas (nombre) values ('JUAN CARLOS ENRIQU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AN LOBOS</text:p>
          </table:table-cell>
          <table:table-cell office:value-type="string" office:string-value="insert into empresas (nombre) values ('JUAN LOBOS');" table:formula="of:=CONCATENATE([.$B$1];[.A1588];[.$C$1])" table:style-name="ce1">
            <text:p>insert into empresas (nombre) values ('JUAN LOB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AN SUAZO ULLOA</text:p>
          </table:table-cell>
          <table:table-cell office:value-type="string" office:string-value="insert into empresas (nombre) values ('JUAN SUAZO ULLOA');" table:formula="of:=CONCATENATE([.$B$1];[.A1589];[.$C$1])" table:style-name="ce1">
            <text:p>insert into empresas (nombre) values ('JUAN SUAZO ULLO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ANBER</text:p>
          </table:table-cell>
          <table:table-cell office:value-type="string" office:string-value="insert into empresas (nombre) values ('JUANBER');" table:formula="of:=CONCATENATE([.$B$1];[.A1590];[.$C$1])" table:style-name="ce1">
            <text:p>insert into empresas (nombre) values ('JUANB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JUY VIAJES Y TURISMO</text:p>
          </table:table-cell>
          <table:table-cell office:value-type="string" office:string-value="insert into empresas (nombre) values ('JUJUY VIAJES Y TURISMO');" table:formula="of:=CONCATENATE([.$B$1];[.A1591];[.$C$1])" table:style-name="ce1">
            <text:p>insert into empresas (nombre) values ('JUJUY VIAJES Y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LIO GOMEZ</text:p>
          </table:table-cell>
          <table:table-cell office:value-type="string" office:string-value="insert into empresas (nombre) values ('JULIO GOMEZ');" table:formula="of:=CONCATENATE([.$B$1];[.A1592];[.$C$1])" table:style-name="ce1">
            <text:p>insert into empresas (nombre) values ('JULIO GOM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LIO HIDALGO VALDENEGRO</text:p>
          </table:table-cell>
          <table:table-cell office:value-type="string" office:string-value="insert into empresas (nombre) values ('JULIO HIDALGO VALDENEGRO');" table:formula="of:=CONCATENATE([.$B$1];[.A1593];[.$C$1])" table:style-name="ce1">
            <text:p>insert into empresas (nombre) values ('JULIO HIDALGO VALDENEG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LIO LOPEZ VIAJES SRL</text:p>
          </table:table-cell>
          <table:table-cell office:value-type="string" office:string-value="insert into empresas (nombre) values ('JULIO LOPEZ VIAJES SRL');" table:formula="of:=CONCATENATE([.$B$1];[.A1594];[.$C$1])" table:style-name="ce1">
            <text:p>insert into empresas (nombre) values ('JULIO LOPEZ VIAJE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NIOR</text:p>
          </table:table-cell>
          <table:table-cell office:value-type="string" office:string-value="insert into empresas (nombre) values ('JUNIOR');" table:formula="of:=CONCATENATE([.$B$1];[.A1595];[.$C$1])" table:style-name="ce1">
            <text:p>insert into empresas (nombre) values ('JUNIO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NIOR TURISMO</text:p>
          </table:table-cell>
          <table:table-cell office:value-type="string" office:string-value="insert into empresas (nombre) values ('JUNIOR TURISMO');" table:formula="of:=CONCATENATE([.$B$1];[.A1596];[.$C$1])" table:style-name="ce1">
            <text:p>insert into empresas (nombre) values ('JUNIOR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 M B</text:p>
          </table:table-cell>
          <table:table-cell office:value-type="string" office:string-value="insert into empresas (nombre) values ('K M B');" table:formula="of:=CONCATENATE([.$B$1];[.A1597];[.$C$1])" table:style-name="ce1">
            <text:p>insert into empresas (nombre) values ('K M B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IKEN TURISMO MUNDIAL</text:p>
          </table:table-cell>
          <table:table-cell office:value-type="string" office:string-value="insert into empresas (nombre) values ('KAIKEN TURISMO MUNDIAL');" table:formula="of:=CONCATENATE([.$B$1];[.A1598];[.$C$1])" table:style-name="ce1">
            <text:p>insert into empresas (nombre) values ('KAIKEN TURISMO MUNDI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IRE TURISMO LTDA</text:p>
          </table:table-cell>
          <table:table-cell office:value-type="string" office:string-value="insert into empresas (nombre) values ('KAIRE TURISMO LTDA');" table:formula="of:=CONCATENATE([.$B$1];[.A1599];[.$C$1])" table:style-name="ce1">
            <text:p>insert into empresas (nombre) values ('KAIRE TURISMO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IRO</text:p>
          </table:table-cell>
          <table:table-cell office:value-type="string" office:string-value="insert into empresas (nombre) values ('KAIRO');" table:formula="of:=CONCATENATE([.$B$1];[.A1600];[.$C$1])" table:style-name="ce1">
            <text:p>insert into empresas (nombre) values ('KAI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IROS TURISMO</text:p>
          </table:table-cell>
          <table:table-cell office:value-type="string" office:string-value="insert into empresas (nombre) values ('KAIROS TURISMO');" table:formula="of:=CONCATENATE([.$B$1];[.A1601];[.$C$1])" table:style-name="ce1">
            <text:p>insert into empresas (nombre) values ('KAIROS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IZEN</text:p>
          </table:table-cell>
          <table:table-cell office:value-type="string" office:string-value="insert into empresas (nombre) values ('KAIZEN');" table:formula="of:=CONCATENATE([.$B$1];[.A1602];[.$C$1])" table:style-name="ce1">
            <text:p>insert into empresas (nombre) values ('KAIZ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LISKAN SAS</text:p>
          </table:table-cell>
          <table:table-cell office:value-type="string" office:string-value="insert into empresas (nombre) values ('KALISKAN SAS');" table:formula="of:=CONCATENATE([.$B$1];[.A1603];[.$C$1])" table:style-name="ce1">
            <text:p>insert into empresas (nombre) values ('KALISKAN S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LLES TURISMO</text:p>
          </table:table-cell>
          <table:table-cell office:value-type="string" office:string-value="insert into empresas (nombre) values ('KALLES TURISMO');" table:formula="of:=CONCATENATE([.$B$1];[.A1604];[.$C$1])" table:style-name="ce1">
            <text:p>insert into empresas (nombre) values ('KALLES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RNAK EXPEDICIONES Y VIAJES</text:p>
          </table:table-cell>
          <table:table-cell office:value-type="string" office:string-value="insert into empresas (nombre) values ('KARNAK EXPEDICIONES Y VIAJES');" table:formula="of:=CONCATENATE([.$B$1];[.A1605];[.$C$1])" table:style-name="ce1">
            <text:p>insert into empresas (nombre) values ('KARNAK EXPEDICIONES Y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TYANA</text:p>
          </table:table-cell>
          <table:table-cell office:value-type="string" office:string-value="insert into empresas (nombre) values ('KATYANA');" table:formula="of:=CONCATENATE([.$B$1];[.A1606];[.$C$1])" table:style-name="ce1">
            <text:p>insert into empresas (nombre) values ('KATYA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YES SRL</text:p>
          </table:table-cell>
          <table:table-cell office:value-type="string" office:string-value="insert into empresas (nombre) values ('KAYES SRL');" table:formula="of:=CONCATENATE([.$B$1];[.A1607];[.$C$1])" table:style-name="ce1">
            <text:p>insert into empresas (nombre) values ('KAYE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YRO</text:p>
          </table:table-cell>
          <table:table-cell office:value-type="string" office:string-value="insert into empresas (nombre) values ('KAYRO');" table:formula="of:=CONCATENATE([.$B$1];[.A1608];[.$C$1])" table:style-name="ce1">
            <text:p>insert into empresas (nombre) values ('KAY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YTS SRL</text:p>
          </table:table-cell>
          <table:table-cell office:value-type="string" office:string-value="insert into empresas (nombre) values ('KAYTS SRL');" table:formula="of:=CONCATENATE([.$B$1];[.A1609];[.$C$1])" table:style-name="ce1">
            <text:p>insert into empresas (nombre) values ('KAYT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CABUS SRL</text:p>
          </table:table-cell>
          <table:table-cell office:value-type="string" office:string-value="insert into empresas (nombre) values ('KECABUS SRL');" table:formula="of:=CONCATENATE([.$B$1];[.A1610];[.$C$1])" table:style-name="ce1">
            <text:p>insert into empresas (nombre) values ('KECABU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MELBUS</text:p>
          </table:table-cell>
          <table:table-cell office:value-type="string" office:string-value="insert into empresas (nombre) values ('KEMELBUS');" table:formula="of:=CONCATENATE([.$B$1];[.A1611];[.$C$1])" table:style-name="ce1">
            <text:p>insert into empresas (nombre) values ('KEMEL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MMERICH</text:p>
          </table:table-cell>
          <table:table-cell office:value-type="string" office:string-value="insert into empresas (nombre) values ('KEMMERICH');" table:formula="of:=CONCATENATE([.$B$1];[.A1612];[.$C$1])" table:style-name="ce1">
            <text:p>insert into empresas (nombre) values ('KEMMERICH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LOMETRO 263 SA</text:p>
          </table:table-cell>
          <table:table-cell office:value-type="string" office:string-value="insert into empresas (nombre) values ('KILOMETRO 263 SA');" table:formula="of:=CONCATENATE([.$B$1];[.A1613];[.$C$1])" table:style-name="ce1">
            <text:p>insert into empresas (nombre) values ('KILOMETRO 263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ORA VIJES</text:p>
          </table:table-cell>
          <table:table-cell office:value-type="string" office:string-value="insert into empresas (nombre) values ('KIORA VIJES');" table:formula="of:=CONCATENATE([.$B$1];[.A1614];[.$C$1])" table:style-name="ce1">
            <text:p>insert into empresas (nombre) values ('KIORA VI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TIVER</text:p>
          </table:table-cell>
          <table:table-cell office:value-type="string" office:string-value="insert into empresas (nombre) values ('KITIVER');" table:formula="of:=CONCATENATE([.$B$1];[.A1615];[.$C$1])" table:style-name="ce1">
            <text:p>insert into empresas (nombre) values ('KITIV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TIVER RICARDO</text:p>
          </table:table-cell>
          <table:table-cell office:value-type="string" office:string-value="insert into empresas (nombre) values ('KITIVER RICARDO');" table:formula="of:=CONCATENATE([.$B$1];[.A1616];[.$C$1])" table:style-name="ce1">
            <text:p>insert into empresas (nombre) values ('KITIVER RICAR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EINTUR</text:p>
          </table:table-cell>
          <table:table-cell office:value-type="string" office:string-value="insert into empresas (nombre) values ('KLEINTUR');" table:formula="of:=CONCATENATE([.$B$1];[.A1617];[.$C$1])" table:style-name="ce1">
            <text:p>insert into empresas (nombre) values ('KLEIN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UB TUR</text:p>
          </table:table-cell>
          <table:table-cell office:value-type="string" office:string-value="insert into empresas (nombre) values ('KLUB TUR');" table:formula="of:=CONCATENATE([.$B$1];[.A1618];[.$C$1])" table:style-name="ce1">
            <text:p>insert into empresas (nombre) values ('KLUB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UG TUR</text:p>
          </table:table-cell>
          <table:table-cell office:value-type="string" office:string-value="insert into empresas (nombre) values ('KLUG TUR');" table:formula="of:=CONCATENATE([.$B$1];[.A1619];[.$C$1])" table:style-name="ce1">
            <text:p>insert into empresas (nombre) values ('KLUG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M 1</text:p>
          </table:table-cell>
          <table:table-cell office:value-type="string" office:string-value="insert into empresas (nombre) values ('KM 1');" table:formula="of:=CONCATENATE([.$B$1];[.A1620];[.$C$1])" table:style-name="ce1">
            <text:p>insert into empresas (nombre) values ('KM 1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MB</text:p>
          </table:table-cell>
          <table:table-cell office:value-type="string" office:string-value="insert into empresas (nombre) values ('KMB');" table:formula="of:=CONCATENATE([.$B$1];[.A1621];[.$C$1])" table:style-name="ce1">
            <text:p>insert into empresas (nombre) values ('KMB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MG TURISMO</text:p>
          </table:table-cell>
          <table:table-cell office:value-type="string" office:string-value="insert into empresas (nombre) values ('KMG TURISMO');" table:formula="of:=CONCATENATE([.$B$1];[.A1622];[.$C$1])" table:style-name="ce1">
            <text:p>insert into empresas (nombre) values ('KMG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-KO</text:p>
          </table:table-cell>
          <table:table-cell office:value-type="string" office:string-value="insert into empresas (nombre) values ('KO-KO');" table:formula="of:=CONCATENATE([.$B$1];[.A1623];[.$C$1])" table:style-name="ce1">
            <text:p>insert into empresas (nombre) values ('KO-K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KE</text:p>
          </table:table-cell>
          <table:table-cell office:value-type="string" office:string-value="insert into empresas (nombre) values ('KOKE');" table:formula="of:=CONCATENATE([.$B$1];[.A1624];[.$C$1])" table:style-name="ce1">
            <text:p>insert into empresas (nombre) values ('KOK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PERECK TURISMO</text:p>
          </table:table-cell>
          <table:table-cell office:value-type="string" office:string-value="insert into empresas (nombre) values ('KOPERECK TURISMO');" table:formula="of:=CONCATENATE([.$B$1];[.A1625];[.$C$1])" table:style-name="ce1">
            <text:p>insert into empresas (nombre) values ('KOPERECK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VACHS ANTONIO FERNANDO</text:p>
          </table:table-cell>
          <table:table-cell office:value-type="string" office:string-value="insert into empresas (nombre) values ('KOVACHS ANTONIO FERNANDO');" table:formula="of:=CONCATENATE([.$B$1];[.A1626];[.$C$1])" table:style-name="ce1">
            <text:p>insert into empresas (nombre) values ('KOVACHS ANTONIO FERNAN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RAMM ARRIEGADA ANA</text:p>
          </table:table-cell>
          <table:table-cell office:value-type="string" office:string-value="insert into empresas (nombre) values ('KRAMM ARRIEGADA ANA');" table:formula="of:=CONCATENATE([.$B$1];[.A1627];[.$C$1])" table:style-name="ce1">
            <text:p>insert into empresas (nombre) values ('KRAMM ARRIEGADA A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KY</text:p>
          </table:table-cell>
          <table:table-cell office:value-type="string" office:string-value="insert into empresas (nombre) values ('KUKY');" table:formula="of:=CONCATENATE([.$B$1];[.A1628];[.$C$1])" table:style-name="ce1">
            <text:p>insert into empresas (nombre) values ('KUK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RTZ <text:s/>ETA</text:p>
          </table:table-cell>
          <table:table-cell office:value-type="string" office:string-value="insert into empresas (nombre) values ('KURTZ  ETA');" table:formula="of:=CONCATENATE([.$B$1];[.A1629];[.$C$1])" table:style-name="ce1">
            <text:p>insert into empresas (nombre) values ('KURTZ <text:s/>E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SCH CARLOS M</text:p>
          </table:table-cell>
          <table:table-cell office:value-type="string" office:string-value="insert into empresas (nombre) values ('KUSCH CARLOS M');" table:formula="of:=CONCATENATE([.$B$1];[.A1630];[.$C$1])" table:style-name="ce1">
            <text:p>insert into empresas (nombre) values ('KUSCH CARLOS 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 Y G TRAVEL CHILE</text:p>
          </table:table-cell>
          <table:table-cell office:value-type="string" office:string-value="insert into empresas (nombre) values ('L Y G TRAVEL CHILE');" table:formula="of:=CONCATENATE([.$B$1];[.A1631];[.$C$1])" table:style-name="ce1">
            <text:p>insert into empresas (nombre) values ('L Y G TRAVEL CHI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QUEBRADA</text:p>
          </table:table-cell>
          <table:table-cell office:value-type="string" office:string-value="insert into empresas (nombre) values ('LA QUEBRADA');" table:formula="of:=CONCATENATE([.$B$1];[.A1632];[.$C$1])" table:style-name="ce1">
            <text:p>insert into empresas (nombre) values ('LA QUEBRA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ARAUCANA</text:p>
          </table:table-cell>
          <table:table-cell office:value-type="string" office:string-value="insert into empresas (nombre) values ('LA ARAUCANA');" table:formula="of:=CONCATENATE([.$B$1];[.A1633];[.$C$1])" table:style-name="ce1">
            <text:p>insert into empresas (nombre) values ('LA ARAUCA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BONDAD .</text:p>
          </table:table-cell>
          <table:table-cell office:value-type="string" office:string-value="insert into empresas (nombre) values ('LA BONDAD .');" table:formula="of:=CONCATENATE([.$B$1];[.A1634];[.$C$1])" table:style-name="ce1">
            <text:p>insert into empresas (nombre) values ('LA BONDAD 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BUTXACA SRL</text:p>
          </table:table-cell>
          <table:table-cell office:value-type="string" office:string-value="insert into empresas (nombre) values ('LA BUTXACA SRL');" table:formula="of:=CONCATENATE([.$B$1];[.A1635];[.$C$1])" table:style-name="ce1">
            <text:p>insert into empresas (nombre) values ('LA BUTXACA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CAÑADA</text:p>
          </table:table-cell>
          <table:table-cell office:value-type="string" office:string-value="insert into empresas (nombre) values ('LA CAÑADA');" table:formula="of:=CONCATENATE([.$B$1];[.A1636];[.$C$1])" table:style-name="ce1">
            <text:p>insert into empresas (nombre) values ('LA CAÑA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CAÑADA CONEXION</text:p>
          </table:table-cell>
          <table:table-cell office:value-type="string" office:string-value="insert into empresas (nombre) values ('LA CAÑADA CONEXION');" table:formula="of:=CONCATENATE([.$B$1];[.A1637];[.$C$1])" table:style-name="ce1">
            <text:p>insert into empresas (nombre) values ('LA CAÑADA CONEX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CAPITANA</text:p>
          </table:table-cell>
          <table:table-cell office:value-type="string" office:string-value="insert into empresas (nombre) values ('LA CAPITANA');" table:formula="of:=CONCATENATE([.$B$1];[.A1638];[.$C$1])" table:style-name="ce1">
            <text:p>insert into empresas (nombre) values ('LA CAPITA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COMARCA</text:p>
          </table:table-cell>
          <table:table-cell office:value-type="string" office:string-value="insert into empresas (nombre) values ('LA COMARCA');" table:formula="of:=CONCATENATE([.$B$1];[.A1639];[.$C$1])" table:style-name="ce1">
            <text:p>insert into empresas (nombre) values ('LA COMAR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CONCEPCIONERA S.R.L.</text:p>
          </table:table-cell>
          <table:table-cell office:value-type="string" office:string-value="insert into empresas (nombre) values ('LA CONCEPCIONERA S.R.L.');" table:formula="of:=CONCATENATE([.$B$1];[.A1640];[.$C$1])" table:style-name="ce1">
            <text:p>insert into empresas (nombre) values ('LA CONCEPCIONERA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COSTA</text:p>
          </table:table-cell>
          <table:table-cell office:value-type="string" office:string-value="insert into empresas (nombre) values ('LA COSTA');" table:formula="of:=CONCATENATE([.$B$1];[.A1641];[.$C$1])" table:style-name="ce1">
            <text:p>insert into empresas (nombre) values ('LA COS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COSTERA KRIOLLA</text:p>
          </table:table-cell>
          <table:table-cell office:value-type="string" office:string-value="insert into empresas (nombre) values ('LA COSTERA KRIOLLA');" table:formula="of:=CONCATENATE([.$B$1];[.A1642];[.$C$1])" table:style-name="ce1">
            <text:p>insert into empresas (nombre) values ('LA COSTERA KRIOL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COYITA TURISMO</text:p>
          </table:table-cell>
          <table:table-cell office:value-type="string" office:string-value="insert into empresas (nombre) values ('LA COYITA TURISMO');" table:formula="of:=CONCATENATE([.$B$1];[.A1643];[.$C$1])" table:style-name="ce1">
            <text:p>insert into empresas (nombre) values ('LA COYIT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ESMERALDA TOUR</text:p>
          </table:table-cell>
          <table:table-cell office:value-type="string" office:string-value="insert into empresas (nombre) values ('LA ESMERALDA TOUR');" table:formula="of:=CONCATENATE([.$B$1];[.A1644];[.$C$1])" table:style-name="ce1">
            <text:p>insert into empresas (nombre) values ('LA ESMERALDA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ESTACA</text:p>
          </table:table-cell>
          <table:table-cell office:value-type="string" office:string-value="insert into empresas (nombre) values ('LA ESTACA');" table:formula="of:=CONCATENATE([.$B$1];[.A1645];[.$C$1])" table:style-name="ce1">
            <text:p>insert into empresas (nombre) values ('LA ESTA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ESTRELLA</text:p>
          </table:table-cell>
          <table:table-cell office:value-type="string" office:string-value="insert into empresas (nombre) values ('LA ESTRELLA');" table:formula="of:=CONCATENATE([.$B$1];[.A1646];[.$C$1])" table:style-name="ce1">
            <text:p>insert into empresas (nombre) values ('LA ESTREL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ESTRELLA DEL SUD</text:p>
          </table:table-cell>
          <table:table-cell office:value-type="string" office:string-value="insert into empresas (nombre) values ('LA ESTRELLA DEL SUD');" table:formula="of:=CONCATENATE([.$B$1];[.A1647];[.$C$1])" table:style-name="ce1">
            <text:p>insert into empresas (nombre) values ('LA ESTRELLA DEL SUD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FLOTA</text:p>
          </table:table-cell>
          <table:table-cell office:value-type="string" office:string-value="insert into empresas (nombre) values ('LA FLOTA');" table:formula="of:=CONCATENATE([.$B$1];[.A1648];[.$C$1])" table:style-name="ce1">
            <text:p>insert into empresas (nombre) values ('LA FLO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GOLONDRINA</text:p>
          </table:table-cell>
          <table:table-cell office:value-type="string" office:string-value="insert into empresas (nombre) values ('LA GOLONDRINA');" table:formula="of:=CONCATENATE([.$B$1];[.A1649];[.$C$1])" table:style-name="ce1">
            <text:p>insert into empresas (nombre) values ('LA GOLONDRI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IDEAL</text:p>
          </table:table-cell>
          <table:table-cell office:value-type="string" office:string-value="insert into empresas (nombre) values ('LA IDEAL');" table:formula="of:=CONCATENATE([.$B$1];[.A1650];[.$C$1])" table:style-name="ce1">
            <text:p>insert into empresas (nombre) values ('LA IDE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INDUSTRIA</text:p>
          </table:table-cell>
          <table:table-cell office:value-type="string" office:string-value="insert into empresas (nombre) values ('LA INDUSTRIA');" table:formula="of:=CONCATENATE([.$B$1];[.A1651];[.$C$1])" table:style-name="ce1">
            <text:p>insert into empresas (nombre) values ('LA INDUSTR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MARTINA</text:p>
          </table:table-cell>
          <table:table-cell office:value-type="string" office:string-value="insert into empresas (nombre) values ('LA MARTINA');" table:formula="of:=CONCATENATE([.$B$1];[.A1652];[.$C$1])" table:style-name="ce1">
            <text:p>insert into empresas (nombre) values ('LA MARTI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NUEVA ESMERALDA</text:p>
          </table:table-cell>
          <table:table-cell office:value-type="string" office:string-value="insert into empresas (nombre) values ('LA NUEVA ESMERALDA');" table:formula="of:=CONCATENATE([.$B$1];[.A1653];[.$C$1])" table:style-name="ce1">
            <text:p>insert into empresas (nombre) values ('LA NUEVA ESMERAL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NUEVA ESTRELLA</text:p>
          </table:table-cell>
          <table:table-cell office:value-type="string" office:string-value="insert into empresas (nombre) values ('LA NUEVA ESTRELLA');" table:formula="of:=CONCATENATE([.$B$1];[.A1654];[.$C$1])" table:style-name="ce1">
            <text:p>insert into empresas (nombre) values ('LA NUEVA ESTREL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PERLA DEL SUR</text:p>
          </table:table-cell>
          <table:table-cell office:value-type="string" office:string-value="insert into empresas (nombre) values ('LA PERLA DEL SUR');" table:formula="of:=CONCATENATE([.$B$1];[.A1655];[.$C$1])" table:style-name="ce1">
            <text:p>insert into empresas (nombre) values ('LA PERLA DE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PIRAMIDE S.A</text:p>
          </table:table-cell>
          <table:table-cell office:value-type="string" office:string-value="insert into empresas (nombre) values ('LA PIRAMIDE S.A');" table:formula="of:=CONCATENATE([.$B$1];[.A1656];[.$C$1])" table:style-name="ce1">
            <text:p>insert into empresas (nombre) values ('LA PIRAMIDE S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PORTEÑA</text:p>
          </table:table-cell>
          <table:table-cell office:value-type="string" office:string-value="insert into empresas (nombre) values ('LA PORTEÑA');" table:formula="of:=CONCATENATE([.$B$1];[.A1657];[.$C$1])" table:style-name="ce1">
            <text:p>insert into empresas (nombre) values ('LA PORTEÑ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SANTANIANA S.A.</text:p>
          </table:table-cell>
          <table:table-cell office:value-type="string" office:string-value="insert into empresas (nombre) values ('LA SANTANIANA S.A.');" table:formula="of:=CONCATENATE([.$B$1];[.A1658];[.$C$1])" table:style-name="ce1">
            <text:p>insert into empresas (nombre) values ('LA SANTANIANA S.A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TORRE VIAJES</text:p>
          </table:table-cell>
          <table:table-cell office:value-type="string" office:string-value="insert into empresas (nombre) values ('LA TORRE VIAJES');" table:formula="of:=CONCATENATE([.$B$1];[.A1659];[.$C$1])" table:style-name="ce1">
            <text:p>insert into empresas (nombre) values ('LA TORRE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UNION</text:p>
          </table:table-cell>
          <table:table-cell office:value-type="string" office:string-value="insert into empresas (nombre) values ('LA UNION');" table:formula="of:=CONCATENATE([.$B$1];[.A1660];[.$C$1])" table:style-name="ce1">
            <text:p>insert into empresas (nombre) values ('LA UN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UNION RIOJANA SRL</text:p>
          </table:table-cell>
          <table:table-cell office:value-type="string" office:string-value="insert into empresas (nombre) values ('LA UNION RIOJANA SRL');" table:formula="of:=CONCATENATE([.$B$1];[.A1661];[.$C$1])" table:style-name="ce1">
            <text:p>insert into empresas (nombre) values ('LA UNION RIOJANA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VAGNO</text:p>
          </table:table-cell>
          <table:table-cell office:value-type="string" office:string-value="insert into empresas (nombre) values ('LA VAGNO');" table:formula="of:=CONCATENATE([.$B$1];[.A1662];[.$C$1])" table:style-name="ce1">
            <text:p>insert into empresas (nombre) values ('LA VAG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VELOZ DEL NORTE</text:p>
          </table:table-cell>
          <table:table-cell office:value-type="string" office:string-value="insert into empresas (nombre) values ('LA VELOZ DEL NORTE');" table:formula="of:=CONCATENATE([.$B$1];[.A1663];[.$C$1])" table:style-name="ce1">
            <text:p>insert into empresas (nombre) values ('LA VELOZ DEL N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VERDE</text:p>
          </table:table-cell>
          <table:table-cell office:value-type="string" office:string-value="insert into empresas (nombre) values ('LA VERDE');" table:formula="of:=CONCATENATE([.$B$1];[.A1664];[.$C$1])" table:style-name="ce1">
            <text:p>insert into empresas (nombre) values ('LA VERD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C</text:p>
          </table:table-cell>
          <table:table-cell office:value-type="string" office:string-value="insert into empresas (nombre) values ('LAC');" table:formula="of:=CONCATENATE([.$B$1];[.A1665];[.$C$1])" table:style-name="ce1">
            <text:p>insert into empresas (nombre) values ('LA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CAP</text:p>
          </table:table-cell>
          <table:table-cell office:value-type="string" office:string-value="insert into empresas (nombre) values ('LACAP');" table:formula="of:=CONCATENATE([.$B$1];[.A1666];[.$C$1])" table:style-name="ce1">
            <text:p>insert into empresas (nombre) values ('LACA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CUS</text:p>
          </table:table-cell>
          <table:table-cell office:value-type="string" office:string-value="insert into empresas (nombre) values ('LACUS');" table:formula="of:=CONCATENATE([.$B$1];[.A1667];[.$C$1])" table:style-name="ce1">
            <text:p>insert into empresas (nombre) values ('LAC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E</text:p>
          </table:table-cell>
          <table:table-cell office:value-type="string" office:string-value="insert into empresas (nombre) values ('LAE');" table:formula="of:=CONCATENATE([.$B$1];[.A1668];[.$C$1])" table:style-name="ce1">
            <text:p>insert into empresas (nombre) values ('LA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FIT</text:p>
          </table:table-cell>
          <table:table-cell office:value-type="string" office:string-value="insert into empresas (nombre) values ('LAFIT');" table:formula="of:=CONCATENATE([.$B$1];[.A1669];[.$C$1])" table:style-name="ce1">
            <text:p>insert into empresas (nombre) values ('LAFI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G</text:p>
          </table:table-cell>
          <table:table-cell office:value-type="string" office:string-value="insert into empresas (nombre) values ('LAG');" table:formula="of:=CONCATENATE([.$B$1];[.A1670];[.$C$1])" table:style-name="ce1">
            <text:p>insert into empresas (nombre) values ('LAG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GARTUR</text:p>
          </table:table-cell>
          <table:table-cell office:value-type="string" office:string-value="insert into empresas (nombre) values ('LAGARTUR');" table:formula="of:=CONCATENATE([.$B$1];[.A1671];[.$C$1])" table:style-name="ce1">
            <text:p>insert into empresas (nombre) values ('LAGAR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GASSA SRL</text:p>
          </table:table-cell>
          <table:table-cell office:value-type="string" office:string-value="insert into empresas (nombre) values ('LAGASSA SRL');" table:formula="of:=CONCATENATE([.$B$1];[.A1672];[.$C$1])" table:style-name="ce1">
            <text:p>insert into empresas (nombre) values ('LAGASSA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GO TRAFUL</text:p>
          </table:table-cell>
          <table:table-cell office:value-type="string" office:string-value="insert into empresas (nombre) values ('LAGO TRAFUL');" table:formula="of:=CONCATENATE([.$B$1];[.A1673];[.$C$1])" table:style-name="ce1">
            <text:p>insert into empresas (nombre) values ('LAGO TRAFU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GOS</text:p>
          </table:table-cell>
          <table:table-cell office:value-type="string" office:string-value="insert into empresas (nombre) values ('LAGOS');" table:formula="of:=CONCATENATE([.$B$1];[.A1674];[.$C$1])" table:style-name="ce1">
            <text:p>insert into empresas (nombre) values ('LAG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GOS DEL SUR</text:p>
          </table:table-cell>
          <table:table-cell office:value-type="string" office:string-value="insert into empresas (nombre) values ('LAGOS DEL SUR');" table:formula="of:=CONCATENATE([.$B$1];[.A1675];[.$C$1])" table:style-name="ce1">
            <text:p>insert into empresas (nombre) values ('LAGOS DE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HUEN ANDINO</text:p>
          </table:table-cell>
          <table:table-cell office:value-type="string" office:string-value="insert into empresas (nombre) values ('LAHUEN ANDINO');" table:formula="of:=CONCATENATE([.$B$1];[.A1676];[.$C$1])" table:style-name="ce1">
            <text:p>insert into empresas (nombre) values ('LAHUEN AND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INAR TUR</text:p>
          </table:table-cell>
          <table:table-cell office:value-type="string" office:string-value="insert into empresas (nombre) values ('LAINAR TUR');" table:formula="of:=CONCATENATE([.$B$1];[.A1677];[.$C$1])" table:style-name="ce1">
            <text:p>insert into empresas (nombre) values ('LAINAR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J</text:p>
          </table:table-cell>
          <table:table-cell office:value-type="string" office:string-value="insert into empresas (nombre) values ('LAJ');" table:formula="of:=CONCATENATE([.$B$1];[.A1678];[.$C$1])" table:style-name="ce1">
            <text:p>insert into empresas (nombre) values ('LAJ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MAR</text:p>
          </table:table-cell>
          <table:table-cell office:value-type="string" office:string-value="insert into empresas (nombre) values ('LAMAR');" table:formula="of:=CONCATENATE([.$B$1];[.A1679];[.$C$1])" table:style-name="ce1">
            <text:p>insert into empresas (nombre) values ('LA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MBER TUR</text:p>
          </table:table-cell>
          <table:table-cell office:value-type="string" office:string-value="insert into empresas (nombre) values ('LAMBER TUR');" table:formula="of:=CONCATENATE([.$B$1];[.A1680];[.$C$1])" table:style-name="ce1">
            <text:p>insert into empresas (nombre) values ('LAMBER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MBERT</text:p>
          </table:table-cell>
          <table:table-cell office:value-type="string" office:string-value="insert into empresas (nombre) values ('LAMBERT');" table:formula="of:=CONCATENATE([.$B$1];[.A1681];[.$C$1])" table:style-name="ce1">
            <text:p>insert into empresas (nombre) values ('LAMBER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MNERTUCCI</text:p>
          </table:table-cell>
          <table:table-cell office:value-type="string" office:string-value="insert into empresas (nombre) values ('LAMNERTUCCI');" table:formula="of:=CONCATENATE([.$B$1];[.A1682];[.$C$1])" table:style-name="ce1">
            <text:p>insert into empresas (nombre) values ('LAMNERTUCC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DABURO</text:p>
          </table:table-cell>
          <table:table-cell office:value-type="string" office:string-value="insert into empresas (nombre) values ('LANDABURO');" table:formula="of:=CONCATENATE([.$B$1];[.A1683];[.$C$1])" table:style-name="ce1">
            <text:p>insert into empresas (nombre) values ('LANDABU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DAUER</text:p>
          </table:table-cell>
          <table:table-cell office:value-type="string" office:string-value="insert into empresas (nombre) values ('LANDAUER');" table:formula="of:=CONCATENATE([.$B$1];[.A1684];[.$C$1])" table:style-name="ce1">
            <text:p>insert into empresas (nombre) values ('LANDAU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DERO</text:p>
          </table:table-cell>
          <table:table-cell office:value-type="string" office:string-value="insert into empresas (nombre) values ('LANDERO');" table:formula="of:=CONCATENATE([.$B$1];[.A1685];[.$C$1])" table:style-name="ce1">
            <text:p>insert into empresas (nombre) values ('LANDE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IN</text:p>
          </table:table-cell>
          <table:table-cell office:value-type="string" office:string-value="insert into empresas (nombre) values ('LANIN');" table:formula="of:=CONCATENATE([.$B$1];[.A1686];[.$C$1])" table:style-name="ce1">
            <text:p>insert into empresas (nombre) values ('LAN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TUR</text:p>
          </table:table-cell>
          <table:table-cell office:value-type="string" office:string-value="insert into empresas (nombre) values ('LANTUR');" table:formula="of:=CONCATENATE([.$B$1];[.A1687];[.$C$1])" table:style-name="ce1">
            <text:p>insert into empresas (nombre) values ('LAN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PRIDA</text:p>
          </table:table-cell>
          <table:table-cell office:value-type="string" office:string-value="insert into empresas (nombre) values ('LAPRIDA');" table:formula="of:=CONCATENATE([.$B$1];[.A1688];[.$C$1])" table:style-name="ce1">
            <text:p>insert into empresas (nombre) values ('LAPRI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S 3 MARIAS</text:p>
          </table:table-cell>
          <table:table-cell office:value-type="string" office:string-value="insert into empresas (nombre) values ('LAS 3 MARIAS');" table:formula="of:=CONCATENATE([.$B$1];[.A1689];[.$C$1])" table:style-name="ce1">
            <text:p>insert into empresas (nombre) values ('LAS 3 MARI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S AVISPAS</text:p>
          </table:table-cell>
          <table:table-cell office:value-type="string" office:string-value="insert into empresas (nombre) values ('LAS AVISPAS');" table:formula="of:=CONCATENATE([.$B$1];[.A1690];[.$C$1])" table:style-name="ce1">
            <text:p>insert into empresas (nombre) values ('LAS AVISP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S GRUTAS</text:p>
          </table:table-cell>
          <table:table-cell office:value-type="string" office:string-value="insert into empresas (nombre) values ('LAS GRUTAS');" table:formula="of:=CONCATENATE([.$B$1];[.A1691];[.$C$1])" table:style-name="ce1">
            <text:p>insert into empresas (nombre) values ('LAS GRUT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S TRES MARIA</text:p>
          </table:table-cell>
          <table:table-cell office:value-type="string" office:string-value="insert into empresas (nombre) values ('LAS TRES MARIA');" table:formula="of:=CONCATENATE([.$B$1];[.A1692];[.$C$1])" table:style-name="ce1">
            <text:p>insert into empresas (nombre) values ('LAS TRES MAR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SCH TRANSPORTES LTDA</text:p>
          </table:table-cell>
          <table:table-cell office:value-type="string" office:string-value="insert into empresas (nombre) values ('LASCH TRANSPORTES LTDA');" table:formula="of:=CONCATENATE([.$B$1];[.A1693];[.$C$1])" table:style-name="ce1">
            <text:p>insert into empresas (nombre) values ('LASCH TRANSPORTES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SPIUR</text:p>
          </table:table-cell>
          <table:table-cell office:value-type="string" office:string-value="insert into empresas (nombre) values ('LASPIUR');" table:formula="of:=CONCATENATE([.$B$1];[.A1694];[.$C$1])" table:style-name="ce1">
            <text:p>insert into empresas (nombre) values ('LASPI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TORREZ FERNANDO</text:p>
          </table:table-cell>
          <table:table-cell office:value-type="string" office:string-value="insert into empresas (nombre) values ('LATORREZ FERNANDO');" table:formula="of:=CONCATENATE([.$B$1];[.A1695];[.$C$1])" table:style-name="ce1">
            <text:p>insert into empresas (nombre) values ('LATORREZ FERNAN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UQUEN TURISMO</text:p>
          </table:table-cell>
          <table:table-cell office:value-type="string" office:string-value="insert into empresas (nombre) values ('LAUQUEN TURISMO');" table:formula="of:=CONCATENATE([.$B$1];[.A1696];[.$C$1])" table:style-name="ce1">
            <text:p>insert into empresas (nombre) values ('LAUQUEN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URI</text:p>
          </table:table-cell>
          <table:table-cell office:value-type="string" office:string-value="insert into empresas (nombre) values ('LAURI');" table:formula="of:=CONCATENATE([.$B$1];[.A1697];[.$C$1])" table:style-name="ce1">
            <text:p>insert into empresas (nombre) values ('LAUR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ZARTE GRAND TOUR</text:p>
          </table:table-cell>
          <table:table-cell office:value-type="string" office:string-value="insert into empresas (nombre) values ('LAZARTE GRAND TOUR');" table:formula="of:=CONCATENATE([.$B$1];[.A1698];[.$C$1])" table:style-name="ce1">
            <text:p>insert into empresas (nombre) values ('LAZARTE GRAND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CM VIAJES</text:p>
          </table:table-cell>
          <table:table-cell office:value-type="string" office:string-value="insert into empresas (nombre) values ('LCM VIAJES');" table:formula="of:=CONCATENATE([.$B$1];[.A1699];[.$C$1])" table:style-name="ce1">
            <text:p>insert into empresas (nombre) values ('LCM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CT</text:p>
          </table:table-cell>
          <table:table-cell office:value-type="string" office:string-value="insert into empresas (nombre) values ('LCT');" table:formula="of:=CONCATENATE([.$B$1];[.A1700];[.$C$1])" table:style-name="ce1">
            <text:p>insert into empresas (nombre) values ('LC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 MONDE</text:p>
          </table:table-cell>
          <table:table-cell office:value-type="string" office:string-value="insert into empresas (nombre) values ('LE MONDE');" table:formula="of:=CONCATENATE([.$B$1];[.A1701];[.$C$1])" table:style-name="ce1">
            <text:p>insert into empresas (nombre) values ('LE MOND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CFER</text:p>
          </table:table-cell>
          <table:table-cell office:value-type="string" office:string-value="insert into empresas (nombre) values ('LECFER');" table:formula="of:=CONCATENATE([.$B$1];[.A1702];[.$C$1])" table:style-name="ce1">
            <text:p>insert into empresas (nombre) values ('LECF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CUONA JORGE</text:p>
          </table:table-cell>
          <table:table-cell office:value-type="string" office:string-value="insert into empresas (nombre) values ('LECUONA JORGE');" table:formula="of:=CONCATENATE([.$B$1];[.A1703];[.$C$1])" table:style-name="ce1">
            <text:p>insert into empresas (nombre) values ('LECUONA JORG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GISLATURA DE JUJUY</text:p>
          </table:table-cell>
          <table:table-cell office:value-type="string" office:string-value="insert into empresas (nombre) values ('LEGISLATURA DE JUJUY');" table:formula="of:=CONCATENATE([.$B$1];[.A1704];[.$C$1])" table:style-name="ce1">
            <text:p>insert into empresas (nombre) values ('LEGISLATURA DE JUJU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ITO <text:s/>T</text:p>
          </table:table-cell>
          <table:table-cell office:value-type="string" office:string-value="insert into empresas (nombre) values ('LEITO  T');" table:formula="of:=CONCATENATE([.$B$1];[.A1705];[.$C$1])" table:style-name="ce1">
            <text:p>insert into empresas (nombre) values ('LEITO <text:s/>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NTUR</text:p>
          </table:table-cell>
          <table:table-cell office:value-type="string" office:string-value="insert into empresas (nombre) values ('LENTUR');" table:formula="of:=CONCATENATE([.$B$1];[.A1706];[.$C$1])" table:style-name="ce1">
            <text:p>insert into empresas (nombre) values ('LEN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ON <text:s text:c="2"/>BUS</text:p>
          </table:table-cell>
          <table:table-cell office:value-type="string" office:string-value="insert into empresas (nombre) values ('LEON   BUS');" table:formula="of:=CONCATENATE([.$B$1];[.A1707];[.$C$1])" table:style-name="ce1">
            <text:p>insert into empresas (nombre) values ('LEON <text:s text:c="2"/>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ON TRAVEL SA</text:p>
          </table:table-cell>
          <table:table-cell office:value-type="string" office:string-value="insert into empresas (nombre) values ('LEON TRAVEL SA');" table:formula="of:=CONCATENATE([.$B$1];[.A1708];[.$C$1])" table:style-name="ce1">
            <text:p>insert into empresas (nombre) values ('LEON TRAVEL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ONIDAS PEREZ</text:p>
          </table:table-cell>
          <table:table-cell office:value-type="string" office:string-value="insert into empresas (nombre) values ('LEONIDAS PEREZ');" table:formula="of:=CONCATENATE([.$B$1];[.A1709];[.$C$1])" table:style-name="ce1">
            <text:p>insert into empresas (nombre) values ('LEONIDAS PER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OSTUR TURISMO</text:p>
          </table:table-cell>
          <table:table-cell office:value-type="string" office:string-value="insert into empresas (nombre) values ('LEOSTUR TURISMO');" table:formula="of:=CONCATENATE([.$B$1];[.A1710];[.$C$1])" table:style-name="ce1">
            <text:p>insert into empresas (nombre) values ('LEOSTUR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PIN ,VIVIANA</text:p>
          </table:table-cell>
          <table:table-cell office:value-type="string" office:string-value="insert into empresas (nombre) values ('LEPIN ,VIVIANA');" table:formula="of:=CONCATENATE([.$B$1];[.A1711];[.$C$1])" table:style-name="ce1">
            <text:p>insert into empresas (nombre) values ('LEPIN ,VIVIA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FER TURISNO</text:p>
          </table:table-cell>
          <table:table-cell office:value-type="string" office:string-value="insert into empresas (nombre) values ('LESFER TURISNO');" table:formula="of:=CONCATENATE([.$B$1];[.A1712];[.$C$1])" table:style-name="ce1">
            <text:p>insert into empresas (nombre) values ('LESFER TURIS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TOUR</text:p>
          </table:table-cell>
          <table:table-cell office:value-type="string" office:string-value="insert into empresas (nombre) values ('LETOUR');" table:formula="of:=CONCATENATE([.$B$1];[.A1713];[.$C$1])" table:style-name="ce1">
            <text:p>insert into empresas (nombre) values ('LE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ZCANO</text:p>
          </table:table-cell>
          <table:table-cell office:value-type="string" office:string-value="insert into empresas (nombre) values ('LEZCANO');" table:formula="of:=CONCATENATE([.$B$1];[.A1714];[.$C$1])" table:style-name="ce1">
            <text:p>insert into empresas (nombre) values ('LEZCA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G TURISMO</text:p>
          </table:table-cell>
          <table:table-cell office:value-type="string" office:string-value="insert into empresas (nombre) values ('LG TURISMO');" table:formula="of:=CONCATENATE([.$B$1];[.A1715];[.$C$1])" table:style-name="ce1">
            <text:p>insert into empresas (nombre) values ('LG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BRA</text:p>
          </table:table-cell>
          <table:table-cell office:value-type="string" office:string-value="insert into empresas (nombre) values ('LIBRA');" table:formula="of:=CONCATENATE([.$B$1];[.A1716];[.$C$1])" table:style-name="ce1">
            <text:p>insert into empresas (nombre) values ('LIB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BRE TOUR</text:p>
          </table:table-cell>
          <table:table-cell office:value-type="string" office:string-value="insert into empresas (nombre) values ('LIBRE TOUR');" table:formula="of:=CONCATENATE([.$B$1];[.A1717];[.$C$1])" table:style-name="ce1">
            <text:p>insert into empresas (nombre) values ('LIBRE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BUCA</text:p>
          </table:table-cell>
          <table:table-cell office:value-type="string" office:string-value="insert into empresas (nombre) values ('LIBUCA');" table:formula="of:=CONCATENATE([.$B$1];[.A1718];[.$C$1])" table:style-name="ce1">
            <text:p>insert into empresas (nombre) values ('LIBU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BUCA <text:s/>SUR</text:p>
          </table:table-cell>
          <table:table-cell office:value-type="string" office:string-value="insert into empresas (nombre) values ('LIBUCA  SUR');" table:formula="of:=CONCATENATE([.$B$1];[.A1719];[.$C$1])" table:style-name="ce1">
            <text:p>insert into empresas (nombre) values ('LIBUCA <text:s/>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CEO AGRICOLA</text:p>
          </table:table-cell>
          <table:table-cell office:value-type="string" office:string-value="insert into empresas (nombre) values ('LICEO AGRICOLA');" table:formula="of:=CONCATENATE([.$B$1];[.A1720];[.$C$1])" table:style-name="ce1">
            <text:p>insert into empresas (nombre) values ('LICEO AGRICO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CEO PADRE NICOLAS VIRCUN</text:p>
          </table:table-cell>
          <table:table-cell office:value-type="string" office:string-value="insert into empresas (nombre) values ('LICEO PADRE NICOLAS VIRCUN');" table:formula="of:=CONCATENATE([.$B$1];[.A1721];[.$C$1])" table:style-name="ce1">
            <text:p>insert into empresas (nombre) values ('LICEO PADRE NICOLAS VIRCU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DIA TURISMO LTDA</text:p>
          </table:table-cell>
          <table:table-cell office:value-type="string" office:string-value="insert into empresas (nombre) values ('LIDIA TURISMO LTDA');" table:formula="of:=CONCATENATE([.$B$1];[.A1722];[.$C$1])" table:style-name="ce1">
            <text:p>insert into empresas (nombre) values ('LIDIA TURISMO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DOTUR</text:p>
          </table:table-cell>
          <table:table-cell office:value-type="string" office:string-value="insert into empresas (nombre) values ('LIDOTUR');" table:formula="of:=CONCATENATE([.$B$1];[.A1723];[.$C$1])" table:style-name="ce1">
            <text:p>insert into empresas (nombre) values ('LIDO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GA DE CULTRACO</text:p>
          </table:table-cell>
          <table:table-cell office:value-type="string" office:string-value="insert into empresas (nombre) values ('LIGA DE CULTRACO');" table:formula="of:=CONCATENATE([.$B$1];[.A1724];[.$C$1])" table:style-name="ce1">
            <text:p>insert into empresas (nombre) values ('LIGA DE CULTRA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MAY TRAVEL SAFARIS Y ADVENTURES</text:p>
          </table:table-cell>
          <table:table-cell office:value-type="string" office:string-value="insert into empresas (nombre) values ('LIMAY TRAVEL SAFARIS Y ADVENTURES');" table:formula="of:=CONCATENATE([.$B$1];[.A1725];[.$C$1])" table:style-name="ce1">
            <text:p>insert into empresas (nombre) values ('LIMAY TRAVEL SAFARIS Y ADVENTU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ME LIGHT</text:p>
          </table:table-cell>
          <table:table-cell office:value-type="string" office:string-value="insert into empresas (nombre) values ('LIME LIGHT');" table:formula="of:=CONCATENATE([.$B$1];[.A1726];[.$C$1])" table:style-name="ce1">
            <text:p>insert into empresas (nombre) values ('LIME LIGH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ATAL</text:p>
          </table:table-cell>
          <table:table-cell office:value-type="string" office:string-value="insert into empresas (nombre) values ('LINATAL');" table:formula="of:=CONCATENATE([.$B$1];[.A1727];[.$C$1])" table:style-name="ce1">
            <text:p>insert into empresas (nombre) values ('LINAT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COL</text:p>
          </table:table-cell>
          <table:table-cell office:value-type="string" office:string-value="insert into empresas (nombre) values ('LINCOL');" table:formula="of:=CONCATENATE([.$B$1];[.A1728];[.$C$1])" table:style-name="ce1">
            <text:p>insert into empresas (nombre) values ('LINCO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EA 18</text:p>
          </table:table-cell>
          <table:table-cell office:value-type="string" office:string-value="insert into empresas (nombre) values ('LINEA 18');" table:formula="of:=CONCATENATE([.$B$1];[.A1729];[.$C$1])" table:style-name="ce1">
            <text:p>insert into empresas (nombre) values ('LINEA 18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EA SUR</text:p>
          </table:table-cell>
          <table:table-cell office:value-type="string" office:string-value="insert into empresas (nombre) values ('LINEA SUR');" table:formula="of:=CONCATENATE([.$B$1];[.A1730];[.$C$1])" table:style-name="ce1">
            <text:p>insert into empresas (nombre) values ('LINEA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RA CESPEDE</text:p>
          </table:table-cell>
          <table:table-cell office:value-type="string" office:string-value="insert into empresas (nombre) values ('LIRA CESPEDE');" table:formula="of:=CONCATENATE([.$B$1];[.A1731];[.$C$1])" table:style-name="ce1">
            <text:p>insert into empresas (nombre) values ('LIRA CESPED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OTUR</text:p>
          </table:table-cell>
          <table:table-cell office:value-type="string" office:string-value="insert into empresas (nombre) values ('LISOTUR');" table:formula="of:=CONCATENATE([.$B$1];[.A1732];[.$C$1])" table:style-name="ce1">
            <text:p>insert into empresas (nombre) values ('LISO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AZUL</text:p>
          </table:table-cell>
          <table:table-cell office:value-type="string" office:string-value="insert into empresas (nombre) values ('LISTA AZUL');" table:formula="of:=CONCATENATE([.$B$1];[.A1733];[.$C$1])" table:style-name="ce1">
            <text:p>insert into empresas (nombre) values ('LISTA AZU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TORAL TOUR</text:p>
          </table:table-cell>
          <table:table-cell office:value-type="string" office:string-value="insert into empresas (nombre) values ('LITORAL TOUR');" table:formula="of:=CONCATENATE([.$B$1];[.A1734];[.$C$1])" table:style-name="ce1">
            <text:p>insert into empresas (nombre) values ('LITORAL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TUECHE</text:p>
          </table:table-cell>
          <table:table-cell office:value-type="string" office:string-value="insert into empresas (nombre) values ('LITUECHE');" table:formula="of:=CONCATENATE([.$B$1];[.A1735];[.$C$1])" table:style-name="ce1">
            <text:p>insert into empresas (nombre) values ('LITUECH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LABRES</text:p>
          </table:table-cell>
          <table:table-cell office:value-type="string" office:string-value="insert into empresas (nombre) values ('LLABRES');" table:formula="of:=CONCATENATE([.$B$1];[.A1736];[.$C$1])" table:style-name="ce1">
            <text:p>insert into empresas (nombre) values ('LLAB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LAMBI SRL</text:p>
          </table:table-cell>
          <table:table-cell office:value-type="string" office:string-value="insert into empresas (nombre) values ('LLAMBI SRL');" table:formula="of:=CONCATENATE([.$B$1];[.A1737];[.$C$1])" table:style-name="ce1">
            <text:p>insert into empresas (nombre) values ('LLAMBI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LEUJO</text:p>
          </table:table-cell>
          <table:table-cell office:value-type="string" office:string-value="insert into empresas (nombre) values ('LLEUJO');" table:formula="of:=CONCATENATE([.$B$1];[.A1738];[.$C$1])" table:style-name="ce1">
            <text:p>insert into empresas (nombre) values ('LLEUJ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GISTICA SOCTUR</text:p>
          </table:table-cell>
          <table:table-cell office:value-type="string" office:string-value="insert into empresas (nombre) values ('LOGISTICA SOCTUR');" table:formula="of:=CONCATENATE([.$B$1];[.A1739];[.$C$1])" table:style-name="ce1">
            <text:p>insert into empresas (nombre) values ('LOGISTICA SOC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MAS TOUR</text:p>
          </table:table-cell>
          <table:table-cell office:value-type="string" office:string-value="insert into empresas (nombre) values ('LOMAS TOUR');" table:formula="of:=CONCATENATE([.$B$1];[.A1740];[.$C$1])" table:style-name="ce1">
            <text:p>insert into empresas (nombre) values ('LOMAS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CON NELSON</text:p>
          </table:table-cell>
          <table:table-cell office:value-type="string" office:string-value="insert into empresas (nombre) values ('LONCON NELSON');" table:formula="of:=CONCATENATE([.$B$1];[.A1741];[.$C$1])" table:style-name="ce1">
            <text:p>insert into empresas (nombre) values ('LONCON NELS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DRESBUS</text:p>
          </table:table-cell>
          <table:table-cell office:value-type="string" office:string-value="insert into empresas (nombre) values ('LONDRESBUS');" table:formula="of:=CONCATENATE([.$B$1];[.A1742];[.$C$1])" table:style-name="ce1">
            <text:p>insert into empresas (nombre) values ('LONDRES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ES TURISMO</text:p>
          </table:table-cell>
          <table:table-cell office:value-type="string" office:string-value="insert into empresas (nombre) values ('LONES TURISMO');" table:formula="of:=CONCATENATE([.$B$1];[.A1743];[.$C$1])" table:style-name="ce1">
            <text:p>insert into empresas (nombre) values ('LONES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PEZ FERNANDO</text:p>
          </table:table-cell>
          <table:table-cell office:value-type="string" office:string-value="insert into empresas (nombre) values ('LOPEZ FERNANDO');" table:formula="of:=CONCATENATE([.$B$1];[.A1744];[.$C$1])" table:style-name="ce1">
            <text:p>insert into empresas (nombre) values ('LOPEZ FERNAN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PEZ MANUEL ANTONIO</text:p>
          </table:table-cell>
          <table:table-cell office:value-type="string" office:string-value="insert into empresas (nombre) values ('LOPEZ MANUEL ANTONIO');" table:formula="of:=CONCATENATE([.$B$1];[.A1745];[.$C$1])" table:style-name="ce1">
            <text:p>insert into empresas (nombre) values ('LOPEZ MANUEL ANTON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PEZ QUINTANA</text:p>
          </table:table-cell>
          <table:table-cell office:value-type="string" office:string-value="insert into empresas (nombre) values ('LOPEZ QUINTANA');" table:formula="of:=CONCATENATE([.$B$1];[.A1746];[.$C$1])" table:style-name="ce1">
            <text:p>insert into empresas (nombre) values ('LOPEZ QUINTA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PEZ S DAVID</text:p>
          </table:table-cell>
          <table:table-cell office:value-type="string" office:string-value="insert into empresas (nombre) values ('LOPEZ S DAVID');" table:formula="of:=CONCATENATE([.$B$1];[.A1747];[.$C$1])" table:style-name="ce1">
            <text:p>insert into empresas (nombre) values ('LOPEZ S DAVID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PEZ SANTIAGO JOAQUIN</text:p>
          </table:table-cell>
          <table:table-cell office:value-type="string" office:string-value="insert into empresas (nombre) values ('LOPEZ SANTIAGO JOAQUIN');" table:formula="of:=CONCATENATE([.$B$1];[.A1748];[.$C$1])" table:style-name="ce1">
            <text:p>insert into empresas (nombre) values ('LOPEZ SANTIAGO JOAQU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RENMAR VIAJES</text:p>
          </table:table-cell>
          <table:table-cell office:value-type="string" office:string-value="insert into empresas (nombre) values ('LORENMAR VIAJES');" table:formula="of:=CONCATENATE([.$B$1];[.A1749];[.$C$1])" table:style-name="ce1">
            <text:p>insert into empresas (nombre) values ('LORENMAR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S ALCES</text:p>
          </table:table-cell>
          <table:table-cell office:value-type="string" office:string-value="insert into empresas (nombre) values ('LOS ALCES');" table:formula="of:=CONCATENATE([.$B$1];[.A1750];[.$C$1])" table:style-name="ce1">
            <text:p>insert into empresas (nombre) values ('LOS ALC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S ALERCES</text:p>
          </table:table-cell>
          <table:table-cell office:value-type="string" office:string-value="insert into empresas (nombre) values ('LOS ALERCES');" table:formula="of:=CONCATENATE([.$B$1];[.A1751];[.$C$1])" table:style-name="ce1">
            <text:p>insert into empresas (nombre) values ('LOS ALERC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S AMIGOS</text:p>
          </table:table-cell>
          <table:table-cell office:value-type="string" office:string-value="insert into empresas (nombre) values ('LOS AMIGOS');" table:formula="of:=CONCATENATE([.$B$1];[.A1752];[.$C$1])" table:style-name="ce1">
            <text:p>insert into empresas (nombre) values ('LOS AMIG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S ANGELES</text:p>
          </table:table-cell>
          <table:table-cell office:value-type="string" office:string-value="insert into empresas (nombre) values ('LOS ANGELES');" table:formula="of:=CONCATENATE([.$B$1];[.A1753];[.$C$1])" table:style-name="ce1">
            <text:p>insert into empresas (nombre) values ('LOS ANGEL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S CAMINOS DEL VINO</text:p>
          </table:table-cell>
          <table:table-cell office:value-type="string" office:string-value="insert into empresas (nombre) values ('LOS CAMINOS DEL VINO');" table:formula="of:=CONCATENATE([.$B$1];[.A1754];[.$C$1])" table:style-name="ce1">
            <text:p>insert into empresas (nombre) values ('LOS CAMINOS DEL V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S CINCOS HERMANOS</text:p>
          </table:table-cell>
          <table:table-cell office:value-type="string" office:string-value="insert into empresas (nombre) values ('LOS CINCOS HERMANOS');" table:formula="of:=CONCATENATE([.$B$1];[.A1755];[.$C$1])" table:style-name="ce1">
            <text:p>insert into empresas (nombre) values ('LOS CINCOS HERMAN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S HNOS</text:p>
          </table:table-cell>
          <table:table-cell office:value-type="string" office:string-value="insert into empresas (nombre) values ('LOS HNOS');" table:formula="of:=CONCATENATE([.$B$1];[.A1756];[.$C$1])" table:style-name="ce1">
            <text:p>insert into empresas (nombre) values ('LOS HN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S LEONES</text:p>
          </table:table-cell>
          <table:table-cell office:value-type="string" office:string-value="insert into empresas (nombre) values ('LOS LEONES');" table:formula="of:=CONCATENATE([.$B$1];[.A1757];[.$C$1])" table:style-name="ce1">
            <text:p>insert into empresas (nombre) values ('LOS LEON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S MARES DELSUR</text:p>
          </table:table-cell>
          <table:table-cell office:value-type="string" office:string-value="insert into empresas (nombre) values ('LOS MARES DELSUR');" table:formula="of:=CONCATENATE([.$B$1];[.A1758];[.$C$1])" table:style-name="ce1">
            <text:p>insert into empresas (nombre) values ('LOS MARES DEL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S NAHUELES S.R.L</text:p>
          </table:table-cell>
          <table:table-cell office:value-type="string" office:string-value="insert into empresas (nombre) values ('LOS NAHUELES S.R.L');" table:formula="of:=CONCATENATE([.$B$1];[.A1759];[.$C$1])" table:style-name="ce1">
            <text:p>insert into empresas (nombre) values ('LOS NAHUELES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S NOTROS</text:p>
          </table:table-cell>
          <table:table-cell office:value-type="string" office:string-value="insert into empresas (nombre) values ('LOS NOTROS');" table:formula="of:=CONCATENATE([.$B$1];[.A1760];[.$C$1])" table:style-name="ce1">
            <text:p>insert into empresas (nombre) values ('LOS NOTR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S RANQUELES SRL</text:p>
          </table:table-cell>
          <table:table-cell office:value-type="string" office:string-value="insert into empresas (nombre) values ('LOS RANQUELES SRL');" table:formula="of:=CONCATENATE([.$B$1];[.A1761];[.$C$1])" table:style-name="ce1">
            <text:p>insert into empresas (nombre) values ('LOS RANQUELE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S TERRONES TURISMO</text:p>
          </table:table-cell>
          <table:table-cell office:value-type="string" office:string-value="insert into empresas (nombre) values ('LOS TERRONES TURISMO');" table:formula="of:=CONCATENATE([.$B$1];[.A1762];[.$C$1])" table:style-name="ce1">
            <text:p>insert into empresas (nombre) values ('LOS TERRONES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ZUMA VIAJES</text:p>
          </table:table-cell>
          <table:table-cell office:value-type="string" office:string-value="insert into empresas (nombre) values ('LOZUMA VIAJES');" table:formula="of:=CONCATENATE([.$B$1];[.A1763];[.$C$1])" table:style-name="ce1">
            <text:p>insert into empresas (nombre) values ('LOZUMA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 TRAVEL</text:p>
          </table:table-cell>
          <table:table-cell office:value-type="string" office:string-value="insert into empresas (nombre) values ('LS TRAVEL');" table:formula="of:=CONCATENATE([.$B$1];[.A1764];[.$C$1])" table:style-name="ce1">
            <text:p>insert into empresas (nombre) values ('LS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M</text:p>
          </table:table-cell>
          <table:table-cell office:value-type="string" office:string-value="insert into empresas (nombre) values ('LSM');" table:formula="of:=CONCATENATE([.$B$1];[.A1765];[.$C$1])" table:style-name="ce1">
            <text:p>insert into empresas (nombre) values ('LS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T S.R.L.</text:p>
          </table:table-cell>
          <table:table-cell office:value-type="string" office:string-value="insert into empresas (nombre) values ('LST S.R.L.');" table:formula="of:=CONCATENATE([.$B$1];[.A1766];[.$C$1])" table:style-name="ce1">
            <text:p>insert into empresas (nombre) values ('LST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TL LTDA</text:p>
          </table:table-cell>
          <table:table-cell office:value-type="string" office:string-value="insert into empresas (nombre) values ('LTL LTDA');" table:formula="of:=CONCATENATE([.$B$1];[.A1767];[.$C$1])" table:style-name="ce1">
            <text:p>insert into empresas (nombre) values ('LTL LTDA');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UCAS VILA</text:p>
          </table:table-cell>
          <table:table-cell office:value-type="string" office:string-value="insert into empresas (nombre) values ('LUCAS VILA');" table:formula="of:=CONCATENATE([.$B$1];[.A1768];[.$C$1])" table:style-name="ce1">
            <text:p>insert into empresas (nombre) values ('LUCAS VI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CAT</text:p>
          </table:table-cell>
          <table:table-cell office:value-type="string" office:string-value="insert into empresas (nombre) values ('LUCAT');" table:formula="of:=CONCATENATE([.$B$1];[.A1769];[.$C$1])" table:style-name="ce1">
            <text:p>insert into empresas (nombre) values ('LUCA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CERO</text:p>
          </table:table-cell>
          <table:table-cell office:value-type="string" office:string-value="insert into empresas (nombre) values ('LUCERO');" table:formula="of:=CONCATENATE([.$B$1];[.A1770];[.$C$1])" table:style-name="ce1">
            <text:p>insert into empresas (nombre) values ('LUCE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CHY SRL</text:p>
          </table:table-cell>
          <table:table-cell office:value-type="string" office:string-value="insert into empresas (nombre) values ('LUCHY SRL');" table:formula="of:=CONCATENATE([.$B$1];[.A1771];[.$C$1])" table:style-name="ce1">
            <text:p>insert into empresas (nombre) values ('LUCHY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CIAN TRANSPORTE Y TURISMO</text:p>
          </table:table-cell>
          <table:table-cell office:value-type="string" office:string-value="insert into empresas (nombre) values ('LUCIAN TRANSPORTE Y TURISMO');" table:formula="of:=CONCATENATE([.$B$1];[.A1772];[.$C$1])" table:style-name="ce1">
            <text:p>insert into empresas (nombre) values ('LUCIAN TRANSPORTE Y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CIANO S.R.L</text:p>
          </table:table-cell>
          <table:table-cell office:value-type="string" office:string-value="insert into empresas (nombre) values ('LUCIANO S.R.L');" table:formula="of:=CONCATENATE([.$B$1];[.A1773];[.$C$1])" table:style-name="ce1">
            <text:p>insert into empresas (nombre) values ('LUCIANO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CIO TOUR</text:p>
          </table:table-cell>
          <table:table-cell office:value-type="string" office:string-value="insert into empresas (nombre) values ('LUCIO TOUR');" table:formula="of:=CONCATENATE([.$B$1];[.A1774];[.$C$1])" table:style-name="ce1">
            <text:p>insert into empresas (nombre) values ('LUCIO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CRETUR</text:p>
          </table:table-cell>
          <table:table-cell office:value-type="string" office:string-value="insert into empresas (nombre) values ('LUCRETUR');" table:formula="of:=CONCATENATE([.$B$1];[.A1775];[.$C$1])" table:style-name="ce1">
            <text:p>insert into empresas (nombre) values ('LUCRE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CY TOURS</text:p>
          </table:table-cell>
          <table:table-cell office:value-type="string" office:string-value="insert into empresas (nombre) values ('LUCY TOURS');" table:formula="of:=CONCATENATE([.$B$1];[.A1776];[.$C$1])" table:style-name="ce1">
            <text:p>insert into empresas (nombre) values ('LUCY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DIMAR</text:p>
          </table:table-cell>
          <table:table-cell office:value-type="string" office:string-value="insert into empresas (nombre) values ('LUDIMAR');" table:formula="of:=CONCATENATE([.$B$1];[.A1777];[.$C$1])" table:style-name="ce1">
            <text:p>insert into empresas (nombre) values ('LUDI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FER SRL</text:p>
          </table:table-cell>
          <table:table-cell office:value-type="string" office:string-value="insert into empresas (nombre) values ('LUFER SRL');" table:formula="of:=CONCATENATE([.$B$1];[.A1778];[.$C$1])" table:style-name="ce1">
            <text:p>insert into empresas (nombre) values ('LUFER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IS GONGORA</text:p>
          </table:table-cell>
          <table:table-cell office:value-type="string" office:string-value="insert into empresas (nombre) values ('LUIS GONGORA');" table:formula="of:=CONCATENATE([.$B$1];[.A1779];[.$C$1])" table:style-name="ce1">
            <text:p>insert into empresas (nombre) values ('LUIS GONGO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IS MARTINEZ VIAJES</text:p>
          </table:table-cell>
          <table:table-cell office:value-type="string" office:string-value="insert into empresas (nombre) values ('LUIS MARTINEZ VIAJES');" table:formula="of:=CONCATENATE([.$B$1];[.A1780];[.$C$1])" table:style-name="ce1">
            <text:p>insert into empresas (nombre) values ('LUIS MARTINEZ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IS SANTOS</text:p>
          </table:table-cell>
          <table:table-cell office:value-type="string" office:string-value="insert into empresas (nombre) values ('LUIS SANTOS');" table:formula="of:=CONCATENATE([.$B$1];[.A1781];[.$C$1])" table:style-name="ce1">
            <text:p>insert into empresas (nombre) values ('LUIS SANT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JAN</text:p>
          </table:table-cell>
          <table:table-cell office:value-type="string" office:string-value="insert into empresas (nombre) values ('LUJAN');" table:formula="of:=CONCATENATE([.$B$1];[.A1782];[.$C$1])" table:style-name="ce1">
            <text:p>insert into empresas (nombre) values ('LUJ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MASA</text:p>
          </table:table-cell>
          <table:table-cell office:value-type="string" office:string-value="insert into empresas (nombre) values ('LUMASA');" table:formula="of:=CONCATENATE([.$B$1];[.A1783];[.$C$1])" table:style-name="ce1">
            <text:p>insert into empresas (nombre) values ('LUMA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MINNI S R L</text:p>
          </table:table-cell>
          <table:table-cell office:value-type="string" office:string-value="insert into empresas (nombre) values ('LUMINNI S R L');" table:formula="of:=CONCATENATE([.$B$1];[.A1784];[.$C$1])" table:style-name="ce1">
            <text:p>insert into empresas (nombre) values ('LUMINNI S R 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NA EXPRESS</text:p>
          </table:table-cell>
          <table:table-cell office:value-type="string" office:string-value="insert into empresas (nombre) values ('LUNA EXPRESS');" table:formula="of:=CONCATENATE([.$B$1];[.A1785];[.$C$1])" table:style-name="ce1">
            <text:p>insert into empresas (nombre) values ('LUNA EXPRES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NATICOS VIAJANTES S.R.L</text:p>
          </table:table-cell>
          <table:table-cell office:value-type="string" office:string-value="insert into empresas (nombre) values ('LUNATICOS VIAJANTES S.R.L');" table:formula="of:=CONCATENATE([.$B$1];[.A1786];[.$C$1])" table:style-name="ce1">
            <text:p>insert into empresas (nombre) values ('LUNATICOS VIAJANTES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VAROQSER</text:p>
          </table:table-cell>
          <table:table-cell office:value-type="string" office:string-value="insert into empresas (nombre) values ('LUVAROQSER');" table:formula="of:=CONCATENATE([.$B$1];[.A1787];[.$C$1])" table:style-name="ce1">
            <text:p>insert into empresas (nombre) values ('LUVAROQS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XURY</text:p>
          </table:table-cell>
          <table:table-cell office:value-type="string" office:string-value="insert into empresas (nombre) values ('LUXURY');" table:formula="of:=CONCATENATE([.$B$1];[.A1788];[.$C$1])" table:style-name="ce1">
            <text:p>insert into empresas (nombre) values ('LUXUR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Z TURISMO</text:p>
          </table:table-cell>
          <table:table-cell office:value-type="string" office:string-value="insert into empresas (nombre) values ('LUZ TURISMO');" table:formula="of:=CONCATENATE([.$B$1];[.A1789];[.$C$1])" table:style-name="ce1">
            <text:p>insert into empresas (nombre) values ('LUZ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Y P</text:p>
          </table:table-cell>
          <table:table-cell office:value-type="string" office:string-value="insert into empresas (nombre) values ('LY P');" table:formula="of:=CONCATENATE([.$B$1];[.A1790];[.$C$1])" table:style-name="ce1">
            <text:p>insert into empresas (nombre) values ('LY 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 BS</text:p>
          </table:table-cell>
          <table:table-cell office:value-type="string" office:string-value="insert into empresas (nombre) values ('M BS');" table:formula="of:=CONCATENATE([.$B$1];[.A1791];[.$C$1])" table:style-name="ce1">
            <text:p>insert into empresas (nombre) values ('M B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 BUSES BLANCO</text:p>
          </table:table-cell>
          <table:table-cell office:value-type="string" office:string-value="insert into empresas (nombre) values ('M BUSES BLANCO');" table:formula="of:=CONCATENATE([.$B$1];[.A1792];[.$C$1])" table:style-name="ce1">
            <text:p>insert into empresas (nombre) values ('M BUSES BLAN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 H TURISMOS</text:p>
          </table:table-cell>
          <table:table-cell office:value-type="string" office:string-value="insert into empresas (nombre) values ('M H TURISMOS');" table:formula="of:=CONCATENATE([.$B$1];[.A1793];[.$C$1])" table:style-name="ce1">
            <text:p>insert into empresas (nombre) values ('M H TURISM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 O H</text:p>
          </table:table-cell>
          <table:table-cell office:value-type="string" office:string-value="insert into empresas (nombre) values ('M O H');" table:formula="of:=CONCATENATE([.$B$1];[.A1794];[.$C$1])" table:style-name="ce1">
            <text:p>insert into empresas (nombre) values ('M O H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 TUR</text:p>
          </table:table-cell>
          <table:table-cell office:value-type="string" office:string-value="insert into empresas (nombre) values ('M TUR');" table:formula="of:=CONCATENATE([.$B$1];[.A1795];[.$C$1])" table:style-name="ce1">
            <text:p>insert into empresas (nombre) values ('M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-C- TURISMO</text:p>
          </table:table-cell>
          <table:table-cell office:value-type="string" office:string-value="insert into empresas (nombre) values ('M-C- TURISMO');" table:formula="of:=CONCATENATE([.$B$1];[.A1796];[.$C$1])" table:style-name="ce1">
            <text:p>insert into empresas (nombre) values ('M-C-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J.S VIAJES</text:p>
          </table:table-cell>
          <table:table-cell office:value-type="string" office:string-value="insert into empresas (nombre) values ('M.J.S VIAJES');" table:formula="of:=CONCATENATE([.$B$1];[.A1797];[.$C$1])" table:style-name="ce1">
            <text:p>insert into empresas (nombre) values ('M.J.S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.S TURISMO</text:p>
          </table:table-cell>
          <table:table-cell office:value-type="string" office:string-value="insert into empresas (nombre) values ('M.S TURISMO');" table:formula="of:=CONCATENATE([.$B$1];[.A1798];[.$C$1])" table:style-name="ce1">
            <text:p>insert into empresas (nombre) values ('M.S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* BUS*</text:p>
          </table:table-cell>
          <table:table-cell office:value-type="string" office:string-value="insert into empresas (nombre) values ('M* BUS*');" table:formula="of:=CONCATENATE([.$B$1];[.A1799];[.$C$1])" table:style-name="ce1">
            <text:p>insert into empresas (nombre) values ('M* BUS*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- LI- YO</text:p>
          </table:table-cell>
          <table:table-cell office:value-type="string" office:string-value="insert into empresas (nombre) values ('MA- LI- YO');" table:formula="of:=CONCATENATE([.$B$1];[.A1800];[.$C$1])" table:style-name="ce1">
            <text:p>insert into empresas (nombre) values ('MA- LI- Y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ÑIO</text:p>
          </table:table-cell>
          <table:table-cell office:value-type="string" office:string-value="insert into empresas (nombre) values ('MAÑIO');" table:formula="of:=CONCATENATE([.$B$1];[.A1801];[.$C$1])" table:style-name="ce1">
            <text:p>insert into empresas (nombre) values ('MAÑ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CEBUS</text:p>
          </table:table-cell>
          <table:table-cell office:value-type="string" office:string-value="insert into empresas (nombre) values ('MACEBUS');" table:formula="of:=CONCATENATE([.$B$1];[.A1802];[.$C$1])" table:style-name="ce1">
            <text:p>insert into empresas (nombre) values ('MACE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CEDA VALERIA SUSANA</text:p>
          </table:table-cell>
          <table:table-cell office:value-type="string" office:string-value="insert into empresas (nombre) values ('MACEDA VALERIA SUSANA');" table:formula="of:=CONCATENATE([.$B$1];[.A1803];[.$C$1])" table:style-name="ce1">
            <text:p>insert into empresas (nombre) values ('MACEDA VALERIA SUSA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CHADO</text:p>
          </table:table-cell>
          <table:table-cell office:value-type="string" office:string-value="insert into empresas (nombre) values ('MACHADO');" table:formula="of:=CONCATENATE([.$B$1];[.A1804];[.$C$1])" table:style-name="ce1">
            <text:p>insert into empresas (nombre) values ('MACHA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DILTUR</text:p>
          </table:table-cell>
          <table:table-cell office:value-type="string" office:string-value="insert into empresas (nombre) values ('MADILTUR');" table:formula="of:=CONCATENATE([.$B$1];[.A1805];[.$C$1])" table:style-name="ce1">
            <text:p>insert into empresas (nombre) values ('MADIL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DRID</text:p>
          </table:table-cell>
          <table:table-cell office:value-type="string" office:string-value="insert into empresas (nombre) values ('MADRID');" table:formula="of:=CONCATENATE([.$B$1];[.A1806];[.$C$1])" table:style-name="ce1">
            <text:p>insert into empresas (nombre) values ('MADRID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GIC BUS</text:p>
          </table:table-cell>
          <table:table-cell office:value-type="string" office:string-value="insert into empresas (nombre) values ('MAGIC BUS');" table:formula="of:=CONCATENATE([.$B$1];[.A1807];[.$C$1])" table:style-name="ce1">
            <text:p>insert into empresas (nombre) values ('MAGIC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GIC SERVICE</text:p>
          </table:table-cell>
          <table:table-cell office:value-type="string" office:string-value="insert into empresas (nombre) values ('MAGIC SERVICE');" table:formula="of:=CONCATENATE([.$B$1];[.A1808];[.$C$1])" table:style-name="ce1">
            <text:p>insert into empresas (nombre) values ('MAGIC SERVIC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GISTRATI</text:p>
          </table:table-cell>
          <table:table-cell office:value-type="string" office:string-value="insert into empresas (nombre) values ('MAGISTRATI');" table:formula="of:=CONCATENATE([.$B$1];[.A1809];[.$C$1])" table:style-name="ce1">
            <text:p>insert into empresas (nombre) values ('MAGISTRAT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GNSUL</text:p>
          </table:table-cell>
          <table:table-cell office:value-type="string" office:string-value="insert into empresas (nombre) values ('MAGNSUL');" table:formula="of:=CONCATENATE([.$B$1];[.A1810];[.$C$1])" table:style-name="ce1">
            <text:p>insert into empresas (nombre) values ('MAGNSU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HER</text:p>
          </table:table-cell>
          <table:table-cell office:value-type="string" office:string-value="insert into empresas (nombre) values ('MAHER');" table:formula="of:=CONCATENATE([.$B$1];[.A1811];[.$C$1])" table:style-name="ce1">
            <text:p>insert into empresas (nombre) values ('MAH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IDANA</text:p>
          </table:table-cell>
          <table:table-cell office:value-type="string" office:string-value="insert into empresas (nombre) values ('MAIDANA');" table:formula="of:=CONCATENATE([.$B$1];[.A1812];[.$C$1])" table:style-name="ce1">
            <text:p>insert into empresas (nombre) values ('MAIDA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INENTE</text:p>
          </table:table-cell>
          <table:table-cell office:value-type="string" office:string-value="insert into empresas (nombre) values ('MAINENTE');" table:formula="of:=CONCATENATE([.$B$1];[.A1813];[.$C$1])" table:style-name="ce1">
            <text:p>insert into empresas (nombre) values ('MAINEN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INUMBY</text:p>
          </table:table-cell>
          <table:table-cell office:value-type="string" office:string-value="insert into empresas (nombre) values ('MAINUMBY');" table:formula="of:=CONCATENATE([.$B$1];[.A1814];[.$C$1])" table:style-name="ce1">
            <text:p>insert into empresas (nombre) values ('MAINUMB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IPU TURISMO</text:p>
          </table:table-cell>
          <table:table-cell office:value-type="string" office:string-value="insert into empresas (nombre) values ('MAIPU TURISMO');" table:formula="of:=CONCATENATE([.$B$1];[.A1815];[.$C$1])" table:style-name="ce1">
            <text:p>insert into empresas (nombre) values ('MAIPU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JABAR</text:p>
          </table:table-cell>
          <table:table-cell office:value-type="string" office:string-value="insert into empresas (nombre) values ('MAJABAR');" table:formula="of:=CONCATENATE([.$B$1];[.A1816];[.$C$1])" table:style-name="ce1">
            <text:p>insert into empresas (nombre) values ('MAJAB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JESTIC</text:p>
          </table:table-cell>
          <table:table-cell office:value-type="string" office:string-value="insert into empresas (nombre) values ('MAJESTIC');" table:formula="of:=CONCATENATE([.$B$1];[.A1817];[.$C$1])" table:style-name="ce1">
            <text:p>insert into empresas (nombre) values ('MAJESTI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JO</text:p>
          </table:table-cell>
          <table:table-cell office:value-type="string" office:string-value="insert into empresas (nombre) values ('MAJO');" table:formula="of:=CONCATENATE([.$B$1];[.A1818];[.$C$1])" table:style-name="ce1">
            <text:p>insert into empresas (nombre) values ('MAJ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JOBER</text:p>
          </table:table-cell>
          <table:table-cell office:value-type="string" office:string-value="insert into empresas (nombre) values ('MAJOBER');" table:formula="of:=CONCATENATE([.$B$1];[.A1819];[.$C$1])" table:style-name="ce1">
            <text:p>insert into empresas (nombre) values ('MAJOB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LBA S R L</text:p>
          </table:table-cell>
          <table:table-cell office:value-type="string" office:string-value="insert into empresas (nombre) values ('MALBA S R L');" table:formula="of:=CONCATENATE([.$B$1];[.A1820];[.$C$1])" table:style-name="ce1">
            <text:p>insert into empresas (nombre) values ('MALBA S R 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LI-YO</text:p>
          </table:table-cell>
          <table:table-cell office:value-type="string" office:string-value="insert into empresas (nombre) values ('MALI-YO');" table:formula="of:=CONCATENATE([.$B$1];[.A1821];[.$C$1])" table:style-name="ce1">
            <text:p>insert into empresas (nombre) values ('MALI-Y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LNERO ADRIAN</text:p>
          </table:table-cell>
          <table:table-cell office:value-type="string" office:string-value="insert into empresas (nombre) values ('MALNERO ADRIAN');" table:formula="of:=CONCATENATE([.$B$1];[.A1822];[.$C$1])" table:style-name="ce1">
            <text:p>insert into empresas (nombre) values ('MALNERO ADRI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LVINA ARGENTINA S.R.L.</text:p>
          </table:table-cell>
          <table:table-cell office:value-type="string" office:string-value="insert into empresas (nombre) values ('MALVINA ARGENTINA S.R.L.');" table:formula="of:=CONCATENATE([.$B$1];[.A1823];[.$C$1])" table:style-name="ce1">
            <text:p>insert into empresas (nombre) values ('MALVINA ARGENTINA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OS TURISMO</text:p>
          </table:table-cell>
          <table:table-cell office:value-type="string" office:string-value="insert into empresas (nombre) values ('MANOS TURISMO');" table:formula="of:=CONCATENATE([.$B$1];[.A1824];[.$C$1])" table:style-name="ce1">
            <text:p>insert into empresas (nombre) values ('MANOS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SILLA JUAN ANDRES</text:p>
          </table:table-cell>
          <table:table-cell office:value-type="string" office:string-value="insert into empresas (nombre) values ('MANSILLA JUAN ANDRES');" table:formula="of:=CONCATENATE([.$B$1];[.A1825];[.$C$1])" table:style-name="ce1">
            <text:p>insert into empresas (nombre) values ('MANSILLA JUAN AND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SILLA RAMON</text:p>
          </table:table-cell>
          <table:table-cell office:value-type="string" office:string-value="insert into empresas (nombre) values ('MANSILLA RAMON');" table:formula="of:=CONCATENATE([.$B$1];[.A1826];[.$C$1])" table:style-name="ce1">
            <text:p>insert into empresas (nombre) values ('MANSILLA RAM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SILLA VIAJES</text:p>
          </table:table-cell>
          <table:table-cell office:value-type="string" office:string-value="insert into empresas (nombre) values ('MANSILLA VIAJES');" table:formula="of:=CONCATENATE([.$B$1];[.A1827];[.$C$1])" table:style-name="ce1">
            <text:p>insert into empresas (nombre) values ('MANSILLA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U TURISMO</text:p>
          </table:table-cell>
          <table:table-cell office:value-type="string" office:string-value="insert into empresas (nombre) values ('MANU TURISMO');" table:formula="of:=CONCATENATE([.$B$1];[.A1828];[.$C$1])" table:style-name="ce1">
            <text:p>insert into empresas (nombre) values ('MANU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UEL TIENDA LEON</text:p>
          </table:table-cell>
          <table:table-cell office:value-type="string" office:string-value="insert into empresas (nombre) values ('MANUEL TIENDA LEON');" table:formula="of:=CONCATENATE([.$B$1];[.A1829];[.$C$1])" table:style-name="ce1">
            <text:p>insert into empresas (nombre) values ('MANUEL TIENDA LE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PUCHE TURISMO</text:p>
          </table:table-cell>
          <table:table-cell office:value-type="string" office:string-value="insert into empresas (nombre) values ('MAPUCHE TURISMO');" table:formula="of:=CONCATENATE([.$B$1];[.A1830];[.$C$1])" table:style-name="ce1">
            <text:p>insert into empresas (nombre) values ('MAPUCHE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QUI BUS</text:p>
          </table:table-cell>
          <table:table-cell office:value-type="string" office:string-value="insert into empresas (nombre) values ('MAQUI BUS');" table:formula="of:=CONCATENATE([.$B$1];[.A1831];[.$C$1])" table:style-name="ce1">
            <text:p>insert into empresas (nombre) values ('MAQUI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 Y SIERRAS</text:p>
          </table:table-cell>
          <table:table-cell office:value-type="string" office:string-value="insert into empresas (nombre) values ('MAR Y SIERRAS');" table:formula="of:=CONCATENATE([.$B$1];[.A1832];[.$C$1])" table:style-name="ce1">
            <text:p>insert into empresas (nombre) values ('MAR Y SIERR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 Y VALLE</text:p>
          </table:table-cell>
          <table:table-cell office:value-type="string" office:string-value="insert into empresas (nombre) values ('MAR Y VALLE');" table:formula="of:=CONCATENATE([.$B$1];[.A1833];[.$C$1])" table:style-name="ce1">
            <text:p>insert into empresas (nombre) values ('MAR Y VAL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AÑAO PATRICIA</text:p>
          </table:table-cell>
          <table:table-cell office:value-type="string" office:string-value="insert into empresas (nombre) values ('MARAÑAO PATRICIA');" table:formula="of:=CONCATENATE([.$B$1];[.A1834];[.$C$1])" table:style-name="ce1">
            <text:p>insert into empresas (nombre) values ('MARAÑAO PATRIC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ACAIBO</text:p>
          </table:table-cell>
          <table:table-cell office:value-type="string" office:string-value="insert into empresas (nombre) values ('MARACAIBO');" table:formula="of:=CONCATENATE([.$B$1];[.A1835];[.$C$1])" table:style-name="ce1">
            <text:p>insert into empresas (nombre) values ('MARACAIB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AGATO TURISMO</text:p>
          </table:table-cell>
          <table:table-cell office:value-type="string" office:string-value="insert into empresas (nombre) values ('MARAGATO TURISMO');" table:formula="of:=CONCATENATE([.$B$1];[.A1836];[.$C$1])" table:style-name="ce1">
            <text:p>insert into empresas (nombre) values ('MARAGATO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AMBAIA</text:p>
          </table:table-cell>
          <table:table-cell office:value-type="string" office:string-value="insert into empresas (nombre) values ('MARAMBAIA');" table:formula="of:=CONCATENATE([.$B$1];[.A1837];[.$C$1])" table:style-name="ce1">
            <text:p>insert into empresas (nombre) values ('MARAMBA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CAP</text:p>
          </table:table-cell>
          <table:table-cell office:value-type="string" office:string-value="insert into empresas (nombre) values ('MARCAP');" table:formula="of:=CONCATENATE([.$B$1];[.A1838];[.$C$1])" table:style-name="ce1">
            <text:p>insert into empresas (nombre) values ('MARCA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CELO BUSTAMANTE</text:p>
          </table:table-cell>
          <table:table-cell office:value-type="string" office:string-value="insert into empresas (nombre) values ('MARCELO BUSTAMANTE');" table:formula="of:=CONCATENATE([.$B$1];[.A1839];[.$C$1])" table:style-name="ce1">
            <text:p>insert into empresas (nombre) values ('MARCELO BUSTAMAN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CELO TOURS</text:p>
          </table:table-cell>
          <table:table-cell office:value-type="string" office:string-value="insert into empresas (nombre) values ('MARCELO TOURS');" table:formula="of:=CONCATENATE([.$B$1];[.A1840];[.$C$1])" table:style-name="ce1">
            <text:p>insert into empresas (nombre) values ('MARCELO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CELO VIAJES</text:p>
          </table:table-cell>
          <table:table-cell office:value-type="string" office:string-value="insert into empresas (nombre) values ('MARCELO VIAJES');" table:formula="of:=CONCATENATE([.$B$1];[.A1841];[.$C$1])" table:style-name="ce1">
            <text:p>insert into empresas (nombre) values ('MARCELO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CO ANTONIO TOUR</text:p>
          </table:table-cell>
          <table:table-cell office:value-type="string" office:string-value="insert into empresas (nombre) values ('MARCO ANTONIO TOUR');" table:formula="of:=CONCATENATE([.$B$1];[.A1842];[.$C$1])" table:style-name="ce1">
            <text:p>insert into empresas (nombre) values ('MARCO ANTONIO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CO POLO S R L</text:p>
          </table:table-cell>
          <table:table-cell office:value-type="string" office:string-value="insert into empresas (nombre) values ('MARCO POLO S R L');" table:formula="of:=CONCATENATE([.$B$1];[.A1843];[.$C$1])" table:style-name="ce1">
            <text:p>insert into empresas (nombre) values ('MARCO POLO S R 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COS GAMBOA</text:p>
          </table:table-cell>
          <table:table-cell office:value-type="string" office:string-value="insert into empresas (nombre) values ('MARCOS GAMBOA');" table:formula="of:=CONCATENATE([.$B$1];[.A1844];[.$C$1])" table:style-name="ce1">
            <text:p>insert into empresas (nombre) values ('MARCOS GAMBO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CUCCI</text:p>
          </table:table-cell>
          <table:table-cell office:value-type="string" office:string-value="insert into empresas (nombre) values ('MARCUCCI');" table:formula="of:=CONCATENATE([.$B$1];[.A1845];[.$C$1])" table:style-name="ce1">
            <text:p>insert into empresas (nombre) values ('MARCUCC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</text:p>
          </table:table-cell>
          <table:table-cell office:value-type="string" office:string-value="insert into empresas (nombre) values ('MARGA');" table:formula="of:=CONCATENATE([.$B$1];[.A1846];[.$C$1])" table:style-name="ce1">
            <text:p>insert into empresas (nombre) values ('MARG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 TAQSA</text:p>
          </table:table-cell>
          <table:table-cell office:value-type="string" office:string-value="insert into empresas (nombre) values ('MARGA TAQSA');" table:formula="of:=CONCATENATE([.$B$1];[.A1847];[.$C$1])" table:style-name="ce1">
            <text:p>insert into empresas (nombre) values ('MARGA TAQ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ITA TOURS</text:p>
          </table:table-cell>
          <table:table-cell office:value-type="string" office:string-value="insert into empresas (nombre) values ('MARGARITA TOURS');" table:formula="of:=CONCATENATE([.$B$1];[.A1848];[.$C$1])" table:style-name="ce1">
            <text:p>insert into empresas (nombre) values ('MARGARITA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TUR</text:p>
          </table:table-cell>
          <table:table-cell office:value-type="string" office:string-value="insert into empresas (nombre) values ('MARGATUR');" table:formula="of:=CONCATENATE([.$B$1];[.A1849];[.$C$1])" table:style-name="ce1">
            <text:p>insert into empresas (nombre) values ('MARGA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I FERES</text:p>
          </table:table-cell>
          <table:table-cell office:value-type="string" office:string-value="insert into empresas (nombre) values ('MARI FERES');" table:formula="of:=CONCATENATE([.$B$1];[.A1850];[.$C$1])" table:style-name="ce1">
            <text:p>insert into empresas (nombre) values ('MARI FE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I VIAJES</text:p>
          </table:table-cell>
          <table:table-cell office:value-type="string" office:string-value="insert into empresas (nombre) values ('MARI VIAJES');" table:formula="of:=CONCATENATE([.$B$1];[.A1851];[.$C$1])" table:style-name="ce1">
            <text:p>insert into empresas (nombre) values ('MARI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IA C- CARDOZO</text:p>
          </table:table-cell>
          <table:table-cell office:value-type="string" office:string-value="insert into empresas (nombre) values ('MARIA C- CARDOZO');" table:formula="of:=CONCATENATE([.$B$1];[.A1852];[.$C$1])" table:style-name="ce1">
            <text:p>insert into empresas (nombre) values ('MARIA C- CARDOZ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IA MALDONADO</text:p>
          </table:table-cell>
          <table:table-cell office:value-type="string" office:string-value="insert into empresas (nombre) values ('MARIA MALDONADO');" table:formula="of:=CONCATENATE([.$B$1];[.A1853];[.$C$1])" table:style-name="ce1">
            <text:p>insert into empresas (nombre) values ('MARIA MALDONA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IA TOURS SA</text:p>
          </table:table-cell>
          <table:table-cell office:value-type="string" office:string-value="insert into empresas (nombre) values ('MARIA TOURS SA');" table:formula="of:=CONCATENATE([.$B$1];[.A1854];[.$C$1])" table:style-name="ce1">
            <text:p>insert into empresas (nombre) values ('MARIA TOURS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IANO HNOS</text:p>
          </table:table-cell>
          <table:table-cell office:value-type="string" office:string-value="insert into empresas (nombre) values ('MARIANO HNOS');" table:formula="of:=CONCATENATE([.$B$1];[.A1855];[.$C$1])" table:style-name="ce1">
            <text:p>insert into empresas (nombre) values ('MARIANO HN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IANO SRL</text:p>
          </table:table-cell>
          <table:table-cell office:value-type="string" office:string-value="insert into empresas (nombre) values ('MARIANO SRL');" table:formula="of:=CONCATENATE([.$B$1];[.A1856];[.$C$1])" table:style-name="ce1">
            <text:p>insert into empresas (nombre) values ('MARIANO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ILAO SA</text:p>
          </table:table-cell>
          <table:table-cell office:value-type="string" office:string-value="insert into empresas (nombre) values ('MARILAO SA');" table:formula="of:=CONCATENATE([.$B$1];[.A1857];[.$C$1])" table:style-name="ce1">
            <text:p>insert into empresas (nombre) values ('MARILAO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IN MARIN</text:p>
          </table:table-cell>
          <table:table-cell office:value-type="string" office:string-value="insert into empresas (nombre) values ('MARIN MARIN');" table:formula="of:=CONCATENATE([.$B$1];[.A1858];[.$C$1])" table:style-name="ce1">
            <text:p>insert into empresas (nombre) values ('MARIN MAR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INO MARTIN</text:p>
          </table:table-cell>
          <table:table-cell office:value-type="string" office:string-value="insert into empresas (nombre) values ('MARINO MARTIN');" table:formula="of:=CONCATENATE([.$B$1];[.A1859];[.$C$1])" table:style-name="ce1">
            <text:p>insert into empresas (nombre) values ('MARINO MART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IO TUR</text:p>
          </table:table-cell>
          <table:table-cell office:value-type="string" office:string-value="insert into empresas (nombre) values ('MARIO TUR');" table:formula="of:=CONCATENATE([.$B$1];[.A1860];[.$C$1])" table:style-name="ce1">
            <text:p>insert into empresas (nombre) values ('MARIO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IVAN TOUR</text:p>
          </table:table-cell>
          <table:table-cell office:value-type="string" office:string-value="insert into empresas (nombre) values ('MARIVAN TOUR');" table:formula="of:=CONCATENATE([.$B$1];[.A1861];[.$C$1])" table:style-name="ce1">
            <text:p>insert into empresas (nombre) values ('MARIVAN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KAB</text:p>
          </table:table-cell>
          <table:table-cell office:value-type="string" office:string-value="insert into empresas (nombre) values ('MARKAB');" table:formula="of:=CONCATENATE([.$B$1];[.A1862];[.$C$1])" table:style-name="ce1">
            <text:p>insert into empresas (nombre) values ('MARKAB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LIN AZUL</text:p>
          </table:table-cell>
          <table:table-cell office:value-type="string" office:string-value="insert into empresas (nombre) values ('MARLIN AZUL');" table:formula="of:=CONCATENATE([.$B$1];[.A1863];[.$C$1])" table:style-name="ce1">
            <text:p>insert into empresas (nombre) values ('MARLIN AZU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OÑO BUS</text:p>
          </table:table-cell>
          <table:table-cell office:value-type="string" office:string-value="insert into empresas (nombre) values ('MAROÑO BUS');" table:formula="of:=CONCATENATE([.$B$1];[.A1864];[.$C$1])" table:style-name="ce1">
            <text:p>insert into empresas (nombre) values ('MAROÑO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OL BUS</text:p>
          </table:table-cell>
          <table:table-cell office:value-type="string" office:string-value="insert into empresas (nombre) values ('MAROL BUS');" table:formula="of:=CONCATENATE([.$B$1];[.A1865];[.$C$1])" table:style-name="ce1">
            <text:p>insert into empresas (nombre) values ('MAROL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TIN GONZALES</text:p>
          </table:table-cell>
          <table:table-cell office:value-type="string" office:string-value="insert into empresas (nombre) values ('MARTIN GONZALES');" table:formula="of:=CONCATENATE([.$B$1];[.A1866];[.$C$1])" table:style-name="ce1">
            <text:p>insert into empresas (nombre) values ('MARTIN GONZAL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TIN MARINO</text:p>
          </table:table-cell>
          <table:table-cell office:value-type="string" office:string-value="insert into empresas (nombre) values ('MARTIN MARINO');" table:formula="of:=CONCATENATE([.$B$1];[.A1867];[.$C$1])" table:style-name="ce1">
            <text:p>insert into empresas (nombre) values ('MARTIN MAR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TIN TURISMO</text:p>
          </table:table-cell>
          <table:table-cell office:value-type="string" office:string-value="insert into empresas (nombre) values ('MARTIN TURISMO');" table:formula="of:=CONCATENATE([.$B$1];[.A1868];[.$C$1])" table:style-name="ce1">
            <text:p>insert into empresas (nombre) values ('MARTIN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TINEZ <text:s/>GERMAN PABLO</text:p>
          </table:table-cell>
          <table:table-cell office:value-type="string" office:string-value="insert into empresas (nombre) values ('MARTINEZ  GERMAN PABLO');" table:formula="of:=CONCATENATE([.$B$1];[.A1869];[.$C$1])" table:style-name="ce1">
            <text:p>insert into empresas (nombre) values ('MARTINEZ <text:s/>GERMAN PAB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TINEZ ANDREA SILVINA</text:p>
          </table:table-cell>
          <table:table-cell office:value-type="string" office:string-value="insert into empresas (nombre) values ('MARTINEZ ANDREA SILVINA');" table:formula="of:=CONCATENATE([.$B$1];[.A1870];[.$C$1])" table:style-name="ce1">
            <text:p>insert into empresas (nombre) values ('MARTINEZ ANDREA SILVI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TINEZ ARNALDO LUIS</text:p>
          </table:table-cell>
          <table:table-cell office:value-type="string" office:string-value="insert into empresas (nombre) values ('MARTINEZ ARNALDO LUIS');" table:formula="of:=CONCATENATE([.$B$1];[.A1871];[.$C$1])" table:style-name="ce1">
            <text:p>insert into empresas (nombre) values ('MARTINEZ ARNALDO LUI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TINEZ CLARISA</text:p>
          </table:table-cell>
          <table:table-cell office:value-type="string" office:string-value="insert into empresas (nombre) values ('MARTINEZ CLARISA');" table:formula="of:=CONCATENATE([.$B$1];[.A1872];[.$C$1])" table:style-name="ce1">
            <text:p>insert into empresas (nombre) values ('MARTINEZ CLARI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TINEZ GERMAN LUCAS</text:p>
          </table:table-cell>
          <table:table-cell office:value-type="string" office:string-value="insert into empresas (nombre) values ('MARTINEZ GERMAN LUCAS');" table:formula="of:=CONCATENATE([.$B$1];[.A1873];[.$C$1])" table:style-name="ce1">
            <text:p>insert into empresas (nombre) values ('MARTINEZ GERMAN LUC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TINEZ VIAJES</text:p>
          </table:table-cell>
          <table:table-cell office:value-type="string" office:string-value="insert into empresas (nombre) values ('MARTINEZ VIAJES');" table:formula="of:=CONCATENATE([.$B$1];[.A1874];[.$C$1])" table:style-name="ce1">
            <text:p>insert into empresas (nombre) values ('MARTINEZ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YBURTER</text:p>
          </table:table-cell>
          <table:table-cell office:value-type="string" office:string-value="insert into empresas (nombre) values ('MARYBURTER');" table:formula="of:=CONCATENATE([.$B$1];[.A1875];[.$C$1])" table:style-name="ce1">
            <text:p>insert into empresas (nombre) values ('MARYBURT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YBUS</text:p>
          </table:table-cell>
          <table:table-cell office:value-type="string" office:string-value="insert into empresas (nombre) values ('MARYBUS');" table:formula="of:=CONCATENATE([.$B$1];[.A1876];[.$C$1])" table:style-name="ce1">
            <text:p>insert into empresas (nombre) values ('MARY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YTUR</text:p>
          </table:table-cell>
          <table:table-cell office:value-type="string" office:string-value="insert into empresas (nombre) values ('MARYTUR');" table:formula="of:=CONCATENATE([.$B$1];[.A1877];[.$C$1])" table:style-name="ce1">
            <text:p>insert into empresas (nombre) values ('MARY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 BUS</text:p>
          </table:table-cell>
          <table:table-cell office:value-type="string" office:string-value="insert into empresas (nombre) values ('MAS BUS');" table:formula="of:=CONCATENATE([.$B$1];[.A1878];[.$C$1])" table:style-name="ce1">
            <text:p>insert into empresas (nombre) values ('MAS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CHIO LINDORFO E</text:p>
          </table:table-cell>
          <table:table-cell office:value-type="string" office:string-value="insert into empresas (nombre) values ('MASCHIO LINDORFO E');" table:formula="of:=CONCATENATE([.$B$1];[.A1879];[.$C$1])" table:style-name="ce1">
            <text:p>insert into empresas (nombre) values ('MASCHIO LINDORFO 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OBER</text:p>
          </table:table-cell>
          <table:table-cell office:value-type="string" office:string-value="insert into empresas (nombre) values ('MASOBER');" table:formula="of:=CONCATENATE([.$B$1];[.A1880];[.$C$1])" table:style-name="ce1">
            <text:p>insert into empresas (nombre) values ('MASOB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S KISS</text:p>
          </table:table-cell>
          <table:table-cell office:value-type="string" office:string-value="insert into empresas (nombre) values ('MASS KISS');" table:formula="of:=CONCATENATE([.$B$1];[.A1881];[.$C$1])" table:style-name="ce1">
            <text:p>insert into empresas (nombre) values ('MASS KIS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SANEIRO</text:p>
          </table:table-cell>
          <table:table-cell office:value-type="string" office:string-value="insert into empresas (nombre) values ('MASSANEIRO');" table:formula="of:=CONCATENATE([.$B$1];[.A1882];[.$C$1])" table:style-name="ce1">
            <text:p>insert into empresas (nombre) values ('MASSANEI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TER BUS</text:p>
          </table:table-cell>
          <table:table-cell office:value-type="string" office:string-value="insert into empresas (nombre) values ('MASTER BUS');" table:formula="of:=CONCATENATE([.$B$1];[.A1883];[.$C$1])" table:style-name="ce1">
            <text:p>insert into empresas (nombre) values ('MASTER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TER SA</text:p>
          </table:table-cell>
          <table:table-cell office:value-type="string" office:string-value="insert into empresas (nombre) values ('MASTER SA');" table:formula="of:=CONCATENATE([.$B$1];[.A1884];[.$C$1])" table:style-name="ce1">
            <text:p>insert into empresas (nombre) values ('MASTER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TER SERVICE SA</text:p>
          </table:table-cell>
          <table:table-cell office:value-type="string" office:string-value="insert into empresas (nombre) values ('MASTER SERVICE SA');" table:formula="of:=CONCATENATE([.$B$1];[.A1885];[.$C$1])" table:style-name="ce1">
            <text:p>insert into empresas (nombre) values ('MASTER SERVICE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TIAS TOURS</text:p>
          </table:table-cell>
          <table:table-cell office:value-type="string" office:string-value="insert into empresas (nombre) values ('MATIAS TOURS');" table:formula="of:=CONCATENATE([.$B$1];[.A1886];[.$C$1])" table:style-name="ce1">
            <text:p>insert into empresas (nombre) values ('MATIAS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TUS S.R.L</text:p>
          </table:table-cell>
          <table:table-cell office:value-type="string" office:string-value="insert into empresas (nombre) values ('MATUS S.R.L');" table:formula="of:=CONCATENATE([.$B$1];[.A1887];[.$C$1])" table:style-name="ce1">
            <text:p>insert into empresas (nombre) values ('MATUS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TUTE TOURS</text:p>
          </table:table-cell>
          <table:table-cell office:value-type="string" office:string-value="insert into empresas (nombre) values ('MATUTE TOURS');" table:formula="of:=CONCATENATE([.$B$1];[.A1888];[.$C$1])" table:style-name="ce1">
            <text:p>insert into empresas (nombre) values ('MATUTE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ULE TRAVEL SERVICE</text:p>
          </table:table-cell>
          <table:table-cell office:value-type="string" office:string-value="insert into empresas (nombre) values ('MAULE TRAVEL SERVICE');" table:formula="of:=CONCATENATE([.$B$1];[.A1889];[.$C$1])" table:style-name="ce1">
            <text:p>insert into empresas (nombre) values ('MAULE TRAVEL SERVIC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URINO PABLO SEBASTIAN</text:p>
          </table:table-cell>
          <table:table-cell office:value-type="string" office:string-value="insert into empresas (nombre) values ('MAURINO PABLO SEBASTIAN');" table:formula="of:=CONCATENATE([.$B$1];[.A1890];[.$C$1])" table:style-name="ce1">
            <text:p>insert into empresas (nombre) values ('MAURINO PABLO SEBASTI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UYIN</text:p>
          </table:table-cell>
          <table:table-cell office:value-type="string" office:string-value="insert into empresas (nombre) values ('MAUYIN');" table:formula="of:=CONCATENATE([.$B$1];[.A1891];[.$C$1])" table:style-name="ce1">
            <text:p>insert into empresas (nombre) values ('MAUY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VE</text:p>
          </table:table-cell>
          <table:table-cell office:value-type="string" office:string-value="insert into empresas (nombre) values ('MAVE');" table:formula="of:=CONCATENATE([.$B$1];[.A1892];[.$C$1])" table:style-name="ce1">
            <text:p>insert into empresas (nombre) values ('MAV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</text:p>
          </table:table-cell>
          <table:table-cell office:value-type="string" office:string-value="insert into empresas (nombre) values ('MAX');" table:formula="of:=CONCATENATE([.$B$1];[.A1893];[.$C$1])" table:style-name="ce1">
            <text:p>insert into empresas (nombre) values ('MAX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 DREAN</text:p>
          </table:table-cell>
          <table:table-cell office:value-type="string" office:string-value="insert into empresas (nombre) values ('MAX DREAN');" table:formula="of:=CONCATENATE([.$B$1];[.A1894];[.$C$1])" table:style-name="ce1">
            <text:p>insert into empresas (nombre) values ('MAX DRE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 TUR</text:p>
          </table:table-cell>
          <table:table-cell office:value-type="string" office:string-value="insert into empresas (nombre) values ('MAX TUR');" table:formula="of:=CONCATENATE([.$B$1];[.A1895];[.$C$1])" table:style-name="ce1">
            <text:p>insert into empresas (nombre) values ('MAX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IMO DESTINO</text:p>
          </table:table-cell>
          <table:table-cell office:value-type="string" office:string-value="insert into empresas (nombre) values ('MAXIMO DESTINO');" table:formula="of:=CONCATENATE([.$B$1];[.A1896];[.$C$1])" table:style-name="ce1">
            <text:p>insert into empresas (nombre) values ('MAXIMO DEST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IMO SUR</text:p>
          </table:table-cell>
          <table:table-cell office:value-type="string" office:string-value="insert into empresas (nombre) values ('MAXIMO SUR');" table:formula="of:=CONCATENATE([.$B$1];[.A1897];[.$C$1])" table:style-name="ce1">
            <text:p>insert into empresas (nombre) values ('MAXIMO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IMO VIAJES Y TURISMO</text:p>
          </table:table-cell>
          <table:table-cell office:value-type="string" office:string-value="insert into empresas (nombre) values ('MAXIMO VIAJES Y TURISMO');" table:formula="of:=CONCATENATE([.$B$1];[.A1898];[.$C$1])" table:style-name="ce1">
            <text:p>insert into empresas (nombre) values ('MAXIMO VIAJES Y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XI TOUR</text:p>
          </table:table-cell>
          <table:table-cell office:value-type="string" office:string-value="insert into empresas (nombre) values ('MAXXI TOUR');" table:formula="of:=CONCATENATE([.$B$1];[.A1899];[.$C$1])" table:style-name="ce1">
            <text:p>insert into empresas (nombre) values ('MAXXI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YO</text:p>
          </table:table-cell>
          <table:table-cell office:value-type="string" office:string-value="insert into empresas (nombre) values ('MAYO');" table:formula="of:=CONCATENATE([.$B$1];[.A1900];[.$C$1])" table:style-name="ce1">
            <text:p>insert into empresas (nombre) values ('MAY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YORGA YOLANDA</text:p>
          </table:table-cell>
          <table:table-cell office:value-type="string" office:string-value="insert into empresas (nombre) values ('MAYORGA YOLANDA');" table:formula="of:=CONCATENATE([.$B$1];[.A1901];[.$C$1])" table:style-name="ce1">
            <text:p>insert into empresas (nombre) values ('MAYORGA YOLAN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Q</text:p>
          </table:table-cell>
          <table:table-cell office:value-type="string" office:string-value="insert into empresas (nombre) values ('MDQ');" table:formula="of:=CONCATENATE([.$B$1];[.A1902];[.$C$1])" table:style-name="ce1">
            <text:p>insert into empresas (nombre) values ('MDQ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BAL</text:p>
          </table:table-cell>
          <table:table-cell office:value-type="string" office:string-value="insert into empresas (nombre) values ('MEBAL');" table:formula="of:=CONCATENATE([.$B$1];[.A1903];[.$C$1])" table:style-name="ce1">
            <text:p>insert into empresas (nombre) values ('MEB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C TUR</text:p>
          </table:table-cell>
          <table:table-cell office:value-type="string" office:string-value="insert into empresas (nombre) values ('MEC TUR');" table:formula="of:=CONCATENATE([.$B$1];[.A1904];[.$C$1])" table:style-name="ce1">
            <text:p>insert into empresas (nombre) values ('MEC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DIA AGUA</text:p>
          </table:table-cell>
          <table:table-cell office:value-type="string" office:string-value="insert into empresas (nombre) values ('MEDIA AGUA');" table:formula="of:=CONCATENATE([.$B$1];[.A1905];[.$C$1])" table:style-name="ce1">
            <text:p>insert into empresas (nombre) values ('MEDIA AGU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DITERRANEO</text:p>
          </table:table-cell>
          <table:table-cell office:value-type="string" office:string-value="insert into empresas (nombre) values ('MEDITERRANEO');" table:formula="of:=CONCATENATE([.$B$1];[.A1906];[.$C$1])" table:style-name="ce1">
            <text:p>insert into empresas (nombre) values ('MEDITERRANE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GA TRAVEL</text:p>
          </table:table-cell>
          <table:table-cell office:value-type="string" office:string-value="insert into empresas (nombre) values ('MEGA TRAVEL');" table:formula="of:=CONCATENATE([.$B$1];[.A1907];[.$C$1])" table:style-name="ce1">
            <text:p>insert into empresas (nombre) values ('MEGA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GAN TOURS SRL</text:p>
          </table:table-cell>
          <table:table-cell office:value-type="string" office:string-value="insert into empresas (nombre) values ('MEGAN TOURS SRL');" table:formula="of:=CONCATENATE([.$B$1];[.A1908];[.$C$1])" table:style-name="ce1">
            <text:p>insert into empresas (nombre) values ('MEGAN TOUR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GATUR</text:p>
          </table:table-cell>
          <table:table-cell office:value-type="string" office:string-value="insert into empresas (nombre) values ('MEGATUR');" table:formula="of:=CONCATENATE([.$B$1];[.A1909];[.$C$1])" table:style-name="ce1">
            <text:p>insert into empresas (nombre) values ('MEGA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L TOUR VIAJES</text:p>
          </table:table-cell>
          <table:table-cell office:value-type="string" office:string-value="insert into empresas (nombre) values ('MEL TOUR VIAJES');" table:formula="of:=CONCATENATE([.$B$1];[.A1910];[.$C$1])" table:style-name="ce1">
            <text:p>insert into empresas (nombre) values ('MEL TOUR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LENTOUR</text:p>
          </table:table-cell>
          <table:table-cell office:value-type="string" office:string-value="insert into empresas (nombre) values ('MELENTOUR');" table:formula="of:=CONCATENATE([.$B$1];[.A1911];[.$C$1])" table:style-name="ce1">
            <text:p>insert into empresas (nombre) values ('MELEN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LTUR</text:p>
          </table:table-cell>
          <table:table-cell office:value-type="string" office:string-value="insert into empresas (nombre) values ('MELTUR');" table:formula="of:=CONCATENATE([.$B$1];[.A1912];[.$C$1])" table:style-name="ce1">
            <text:p>insert into empresas (nombre) values ('MEL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NCAP S.A.</text:p>
          </table:table-cell>
          <table:table-cell office:value-type="string" office:string-value="insert into empresas (nombre) values ('MENCAP S.A.');" table:formula="of:=CONCATENATE([.$B$1];[.A1913];[.$C$1])" table:style-name="ce1">
            <text:p>insert into empresas (nombre) values ('MENCAP S.A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NDOZA JORGE HORACIO</text:p>
          </table:table-cell>
          <table:table-cell office:value-type="string" office:string-value="insert into empresas (nombre) values ('MENDOZA JORGE HORACIO');" table:formula="of:=CONCATENATE([.$B$1];[.A1914];[.$C$1])" table:style-name="ce1">
            <text:p>insert into empresas (nombre) values ('MENDOZA JORGE HORAC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NDOZA VIAJES</text:p>
          </table:table-cell>
          <table:table-cell office:value-type="string" office:string-value="insert into empresas (nombre) values ('MENDOZA VIAJES');" table:formula="of:=CONCATENATE([.$B$1];[.A1915];[.$C$1])" table:style-name="ce1">
            <text:p>insert into empresas (nombre) values ('MENDOZA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NESES Y DIAZ SA</text:p>
          </table:table-cell>
          <table:table-cell office:value-type="string" office:string-value="insert into empresas (nombre) values ('MENESES Y DIAZ SA');" table:formula="of:=CONCATENATE([.$B$1];[.A1916];[.$C$1])" table:style-name="ce1">
            <text:p>insert into empresas (nombre) values ('MENESES Y DIAZ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NNA TOUR</text:p>
          </table:table-cell>
          <table:table-cell office:value-type="string" office:string-value="insert into empresas (nombre) values ('MENNA TOUR');" table:formula="of:=CONCATENATE([.$B$1];[.A1917];[.$C$1])" table:style-name="ce1">
            <text:p>insert into empresas (nombre) values ('MENNA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RCO BUS S.A</text:p>
          </table:table-cell>
          <table:table-cell office:value-type="string" office:string-value="insert into empresas (nombre) values ('MERCO BUS S.A');" table:formula="of:=CONCATENATE([.$B$1];[.A1918];[.$C$1])" table:style-name="ce1">
            <text:p>insert into empresas (nombre) values ('MERCO BUS S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RCOSUR T</text:p>
          </table:table-cell>
          <table:table-cell office:value-type="string" office:string-value="insert into empresas (nombre) values ('MERCOSUR T');" table:formula="of:=CONCATENATE([.$B$1];[.A1919];[.$C$1])" table:style-name="ce1">
            <text:p>insert into empresas (nombre) values ('MERCOSUR 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RCOTURISMO</text:p>
          </table:table-cell>
          <table:table-cell office:value-type="string" office:string-value="insert into empresas (nombre) values ('MERCOTURISMO');" table:formula="of:=CONCATENATE([.$B$1];[.A1920];[.$C$1])" table:style-name="ce1">
            <text:p>insert into empresas (nombre) values ('MERCO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RIDIANO CERO</text:p>
          </table:table-cell>
          <table:table-cell office:value-type="string" office:string-value="insert into empresas (nombre) values ('MERIDIANO CERO');" table:formula="of:=CONCATENATE([.$B$1];[.A1921];[.$C$1])" table:style-name="ce1">
            <text:p>insert into empresas (nombre) values ('MERIDIANO CE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RIDIANO TUOR</text:p>
          </table:table-cell>
          <table:table-cell office:value-type="string" office:string-value="insert into empresas (nombre) values ('MERIDIANO TUOR');" table:formula="of:=CONCATENATE([.$B$1];[.A1922];[.$C$1])" table:style-name="ce1">
            <text:p>insert into empresas (nombre) values ('MERIDIANO TUO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RINO HIJOS</text:p>
          </table:table-cell>
          <table:table-cell office:value-type="string" office:string-value="insert into empresas (nombre) values ('MERINO HIJOS');" table:formula="of:=CONCATENATE([.$B$1];[.A1923];[.$C$1])" table:style-name="ce1">
            <text:p>insert into empresas (nombre) values ('MERINO HIJ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RLINO TOURS</text:p>
          </table:table-cell>
          <table:table-cell office:value-type="string" office:string-value="insert into empresas (nombre) values ('MERLINO TOURS');" table:formula="of:=CONCATENATE([.$B$1];[.A1924];[.$C$1])" table:style-name="ce1">
            <text:p>insert into empresas (nombre) values ('MERLINO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RY TOURS</text:p>
          </table:table-cell>
          <table:table-cell office:value-type="string" office:string-value="insert into empresas (nombre) values ('MERY TOURS');" table:formula="of:=CONCATENATE([.$B$1];[.A1925];[.$C$1])" table:style-name="ce1">
            <text:p>insert into empresas (nombre) values ('MERY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SONES</text:p>
          </table:table-cell>
          <table:table-cell office:value-type="string" office:string-value="insert into empresas (nombre) values ('MESONES');" table:formula="of:=CONCATENATE([.$B$1];[.A1926];[.$C$1])" table:style-name="ce1">
            <text:p>insert into empresas (nombre) values ('MESON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SSINA</text:p>
          </table:table-cell>
          <table:table-cell office:value-type="string" office:string-value="insert into empresas (nombre) values ('MESSINA');" table:formula="of:=CONCATENATE([.$B$1];[.A1927];[.$C$1])" table:style-name="ce1">
            <text:p>insert into empresas (nombre) values ('MESSI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GTOUR</text:p>
          </table:table-cell>
          <table:table-cell office:value-type="string" office:string-value="insert into empresas (nombre) values ('MGTOUR');" table:formula="of:=CONCATENATE([.$B$1];[.A1928];[.$C$1])" table:style-name="ce1">
            <text:p>insert into empresas (nombre) values ('MG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T TRANSPORTE</text:p>
          </table:table-cell>
          <table:table-cell office:value-type="string" office:string-value="insert into empresas (nombre) values ('MHT TRANSPORTE');" table:formula="of:=CONCATENATE([.$B$1];[.A1929];[.$C$1])" table:style-name="ce1">
            <text:p>insert into empresas (nombre) values ('MHT TRANSP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ÑO TURISMO</text:p>
          </table:table-cell>
          <table:table-cell office:value-type="string" office:string-value="insert into empresas (nombre) values ('MIÑO TURISMO');" table:formula="of:=CONCATENATE([.$B$1];[.A1930];[.$C$1])" table:style-name="ce1">
            <text:p>insert into empresas (nombre) values ('MIÑO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CIARELLI <text:s text:c="2"/>RICARDO</text:p>
          </table:table-cell>
          <table:table-cell office:value-type="string" office:string-value="insert into empresas (nombre) values ('MICCIARELLI   RICARDO');" table:formula="of:=CONCATENATE([.$B$1];[.A1931];[.$C$1])" table:style-name="ce1">
            <text:p>insert into empresas (nombre) values ('MICCIARELLI <text:s text:c="2"/>RICAR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 LIMITADA</text:p>
          </table:table-cell>
          <table:table-cell office:value-type="string" office:string-value="insert into empresas (nombre) values ('MICRO LIMITADA');" table:formula="of:=CONCATENATE([.$B$1];[.A1932];[.$C$1])" table:style-name="ce1">
            <text:p>insert into empresas (nombre) values ('MICRO LIMITA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 MAR</text:p>
          </table:table-cell>
          <table:table-cell office:value-type="string" office:string-value="insert into empresas (nombre) values ('MICRO MAR');" table:formula="of:=CONCATENATE([.$B$1];[.A1933];[.$C$1])" table:style-name="ce1">
            <text:p>insert into empresas (nombre) values ('MICRO 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 SUR</text:p>
          </table:table-cell>
          <table:table-cell office:value-type="string" office:string-value="insert into empresas (nombre) values ('MICRO SUR');" table:formula="of:=CONCATENATE([.$B$1];[.A1934];[.$C$1])" table:style-name="ce1">
            <text:p>insert into empresas (nombre) values ('MICRO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BUS</text:p>
          </table:table-cell>
          <table:table-cell office:value-type="string" office:string-value="insert into empresas (nombre) values ('MICROBUS');" table:formula="of:=CONCATENATE([.$B$1];[.A1935];[.$C$1])" table:style-name="ce1">
            <text:p>insert into empresas (nombre) values ('MICRO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MEGA S.R.L</text:p>
          </table:table-cell>
          <table:table-cell office:value-type="string" office:string-value="insert into empresas (nombre) values ('MICROMEGA S.R.L');" table:formula="of:=CONCATENATE([.$B$1];[.A1936];[.$C$1])" table:style-name="ce1">
            <text:p>insert into empresas (nombre) values ('MICROMEGA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NOR</text:p>
          </table:table-cell>
          <table:table-cell office:value-type="string" office:string-value="insert into empresas (nombre) values ('MICRONOR');" table:formula="of:=CONCATENATE([.$B$1];[.A1937];[.$C$1])" table:style-name="ce1">
            <text:p>insert into empresas (nombre) values ('MICRONO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S DE GIRA SA</text:p>
          </table:table-cell>
          <table:table-cell office:value-type="string" office:string-value="insert into empresas (nombre) values ('MICROS DE GIRA SA');" table:formula="of:=CONCATENATE([.$B$1];[.A1938];[.$C$1])" table:style-name="ce1">
            <text:p>insert into empresas (nombre) values ('MICROS DE GIRA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DATUR</text:p>
          </table:table-cell>
          <table:table-cell office:value-type="string" office:string-value="insert into empresas (nombre) values ('MIDATUR');" table:formula="of:=CONCATENATE([.$B$1];[.A1939];[.$C$1])" table:style-name="ce1">
            <text:p>insert into empresas (nombre) values ('MIDA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GLIONICO PAULA</text:p>
          </table:table-cell>
          <table:table-cell office:value-type="string" office:string-value="insert into empresas (nombre) values ('MIGLIONICO PAULA');" table:formula="of:=CONCATENATE([.$B$1];[.A1940];[.$C$1])" table:style-name="ce1">
            <text:p>insert into empresas (nombre) values ('MIGLIONICO PAU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GUEL BUSTAMANTE</text:p>
          </table:table-cell>
          <table:table-cell office:value-type="string" office:string-value="insert into empresas (nombre) values ('MIGUEL BUSTAMANTE');" table:formula="of:=CONCATENATE([.$B$1];[.A1941];[.$C$1])" table:style-name="ce1">
            <text:p>insert into empresas (nombre) values ('MIGUEL BUSTAMAN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GUEL F CARLOS</text:p>
          </table:table-cell>
          <table:table-cell office:value-type="string" office:string-value="insert into empresas (nombre) values ('MIGUEL F CARLOS');" table:formula="of:=CONCATENATE([.$B$1];[.A1942];[.$C$1])" table:style-name="ce1">
            <text:p>insert into empresas (nombre) values ('MIGUEL F CARL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LANO TOUR</text:p>
          </table:table-cell>
          <table:table-cell office:value-type="string" office:string-value="insert into empresas (nombre) values ('MILANO TOUR');" table:formula="of:=CONCATENATE([.$B$1];[.A1943];[.$C$1])" table:style-name="ce1">
            <text:p>insert into empresas (nombre) values ('MILANO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LEÑO</text:p>
          </table:table-cell>
          <table:table-cell office:value-type="string" office:string-value="insert into empresas (nombre) values ('MILEÑO');" table:formula="of:=CONCATENATE([.$B$1];[.A1944];[.$C$1])" table:style-name="ce1">
            <text:p>insert into empresas (nombre) values ('MILEÑ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LEO <text:s/>MICRO</text:p>
          </table:table-cell>
          <table:table-cell office:value-type="string" office:string-value="insert into empresas (nombre) values ('MILEO  MICRO');" table:formula="of:=CONCATENATE([.$B$1];[.A1945];[.$C$1])" table:style-name="ce1">
            <text:p>insert into empresas (nombre) values ('MILEO <text:s/>MIC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LICI</text:p>
          </table:table-cell>
          <table:table-cell office:value-type="string" office:string-value="insert into empresas (nombre) values ('MILICI');" table:formula="of:=CONCATENATE([.$B$1];[.A1946];[.$C$1])" table:style-name="ce1">
            <text:p>insert into empresas (nombre) values ('MILIC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LLA TOUR</text:p>
          </table:table-cell>
          <table:table-cell office:value-type="string" office:string-value="insert into empresas (nombre) values ('MILLA TOUR');" table:formula="of:=CONCATENATE([.$B$1];[.A1947];[.$C$1])" table:style-name="ce1">
            <text:p>insert into empresas (nombre) values ('MILLA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LLAR BUS TURISMO</text:p>
          </table:table-cell>
          <table:table-cell office:value-type="string" office:string-value="insert into empresas (nombre) values ('MILLAR BUS TURISMO');" table:formula="of:=CONCATENATE([.$B$1];[.A1948];[.$C$1])" table:style-name="ce1">
            <text:p>insert into empresas (nombre) values ('MILLAR BUS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LLAR HNOS</text:p>
          </table:table-cell>
          <table:table-cell office:value-type="string" office:string-value="insert into empresas (nombre) values ('MILLAR HNOS');" table:formula="of:=CONCATENATE([.$B$1];[.A1949];[.$C$1])" table:style-name="ce1">
            <text:p>insert into empresas (nombre) values ('MILLAR HN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MOSA TOUR</text:p>
          </table:table-cell>
          <table:table-cell office:value-type="string" office:string-value="insert into empresas (nombre) values ('MIMOSA TOUR');" table:formula="of:=CONCATENATE([.$B$1];[.A1950];[.$C$1])" table:style-name="ce1">
            <text:p>insert into empresas (nombre) values ('MIMOSA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 DE DESARROLLO SOCIAL</text:p>
          </table:table-cell>
          <table:table-cell office:value-type="string" office:string-value="insert into empresas (nombre) values ('MIN DE DESARROLLO SOCIAL');" table:formula="of:=CONCATENATE([.$B$1];[.A1951];[.$C$1])" table:style-name="ce1">
            <text:p>insert into empresas (nombre) values ('MIN DE DESARROLLO SOCI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ASTUR</text:p>
          </table:table-cell>
          <table:table-cell office:value-type="string" office:string-value="insert into empresas (nombre) values ('MINASTUR');" table:formula="of:=CONCATENATE([.$B$1];[.A1952];[.$C$1])" table:style-name="ce1">
            <text:p>insert into empresas (nombre) values ('MINAS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GOTI</text:p>
          </table:table-cell>
          <table:table-cell office:value-type="string" office:string-value="insert into empresas (nombre) values ('MINGOTI');" table:formula="of:=CONCATENATE([.$B$1];[.A1953];[.$C$1])" table:style-name="ce1">
            <text:p>insert into empresas (nombre) values ('MINGOT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ERS TUR</text:p>
          </table:table-cell>
          <table:table-cell office:value-type="string" office:string-value="insert into empresas (nombre) values ('MINHERS TUR');" table:formula="of:=CONCATENATE([.$B$1];[.A1954];[.$C$1])" table:style-name="ce1">
            <text:p>insert into empresas (nombre) values ('MINHERS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ERSTOURS S R L</text:p>
          </table:table-cell>
          <table:table-cell office:value-type="string" office:string-value="insert into empresas (nombre) values ('MINHERSTOURS S R L');" table:formula="of:=CONCATENATE([.$B$1];[.A1955];[.$C$1])" table:style-name="ce1">
            <text:p>insert into empresas (nombre) values ('MINHERSTOURS S R 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 BUS</text:p>
          </table:table-cell>
          <table:table-cell office:value-type="string" office:string-value="insert into empresas (nombre) values ('MINI BUS');" table:formula="of:=CONCATENATE([.$B$1];[.A1956];[.$C$1])" table:style-name="ce1">
            <text:p>insert into empresas (nombre) values ('MINI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BUS MARCELO</text:p>
          </table:table-cell>
          <table:table-cell office:value-type="string" office:string-value="insert into empresas (nombre) values ('MINIBUS MARCELO');" table:formula="of:=CONCATENATE([.$B$1];[.A1957];[.$C$1])" table:style-name="ce1">
            <text:p>insert into empresas (nombre) values ('MINIBUS MARCE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 SALUD A S ENTRE RIOS</text:p>
          </table:table-cell>
          <table:table-cell office:value-type="string" office:string-value="insert into empresas (nombre) values ('MINISTERIO DE SALUD A S ENTRE RIOS');" table:formula="of:=CONCATENATE([.$B$1];[.A1958];[.$C$1])" table:style-name="ce1">
            <text:p>insert into empresas (nombre) values ('MINISTERIO DE SALUD A S ENTRE RI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SARROLLO DE SAN JUAN</text:p>
          </table:table-cell>
          <table:table-cell office:value-type="string" office:string-value="insert into empresas (nombre) values ('MINISTERIO DESARROLLO DE SAN JUAN');" table:formula="of:=CONCATENATE([.$B$1];[.A1959];[.$C$1])" table:style-name="ce1">
            <text:p>insert into empresas (nombre) values ('MINISTERIO DESARROLLO DE SAN JU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O TURISMO</text:p>
          </table:table-cell>
          <table:table-cell office:value-type="string" office:string-value="insert into empresas (nombre) values ('MIO TURISMO');" table:formula="of:=CONCATENATE([.$B$1];[.A1960];[.$C$1])" table:style-name="ce1">
            <text:p>insert into empresas (nombre) values ('MIO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RADOR DEL NAHUEL HUAPI</text:p>
          </table:table-cell>
          <table:table-cell office:value-type="string" office:string-value="insert into empresas (nombre) values ('MIRADOR DEL NAHUEL HUAPI');" table:formula="of:=CONCATENATE([.$B$1];[.A1961];[.$C$1])" table:style-name="ce1">
            <text:p>insert into empresas (nombre) values ('MIRADOR DEL NAHUEL HUAP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RASOL</text:p>
          </table:table-cell>
          <table:table-cell office:value-type="string" office:string-value="insert into empresas (nombre) values ('MIRASOL');" table:formula="of:=CONCATENATE([.$B$1];[.A1962];[.$C$1])" table:style-name="ce1">
            <text:p>insert into empresas (nombre) values ('MIRASO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RST TRAVEL SRL</text:p>
          </table:table-cell>
          <table:table-cell office:value-type="string" office:string-value="insert into empresas (nombre) values ('MIRST TRAVEL SRL');" table:formula="of:=CONCATENATE([.$B$1];[.A1963];[.$C$1])" table:style-name="ce1">
            <text:p>insert into empresas (nombre) values ('MIRST TRAVEL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SIONEROS</text:p>
          </table:table-cell>
          <table:table-cell office:value-type="string" office:string-value="insert into empresas (nombre) values ('MISIONEROS');" table:formula="of:=CONCATENATE([.$B$1];[.A1964];[.$C$1])" table:style-name="ce1">
            <text:p>insert into empresas (nombre) values ('MISIONER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TREBUS</text:p>
          </table:table-cell>
          <table:table-cell office:value-type="string" office:string-value="insert into empresas (nombre) values ('MITREBUS');" table:formula="of:=CONCATENATE([.$B$1];[.A1965];[.$C$1])" table:style-name="ce1">
            <text:p>insert into empresas (nombre) values ('MITRE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X</text:p>
          </table:table-cell>
          <table:table-cell office:value-type="string" office:string-value="insert into empresas (nombre) values ('MIX');" table:formula="of:=CONCATENATE([.$B$1];[.A1966];[.$C$1])" table:style-name="ce1">
            <text:p>insert into empresas (nombre) values ('MIX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J TURISMO E TRANSPORTE LTDA</text:p>
          </table:table-cell>
          <table:table-cell office:value-type="string" office:string-value="insert into empresas (nombre) values ('MJ TURISMO E TRANSPORTE LTDA');" table:formula="of:=CONCATENATE([.$B$1];[.A1967];[.$C$1])" table:style-name="ce1">
            <text:p>insert into empresas (nombre) values ('MJ TURISMO E TRANSPORTE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NEYRA</text:p>
          </table:table-cell>
          <table:table-cell office:value-type="string" office:string-value="insert into empresas (nombre) values ('MNEYRA');" table:formula="of:=CONCATENATE([.$B$1];[.A1968];[.$C$1])" table:style-name="ce1">
            <text:p>insert into empresas (nombre) values ('MNEY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ENA</text:p>
          </table:table-cell>
          <table:table-cell office:value-type="string" office:string-value="insert into empresas (nombre) values ('MODENA');" table:formula="of:=CONCATENATE([.$B$1];[.A1969];[.$C$1])" table:style-name="ce1">
            <text:p>insert into empresas (nombre) values ('MODE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LINA FACUNDO EZEQUIEL</text:p>
          </table:table-cell>
          <table:table-cell office:value-type="string" office:string-value="insert into empresas (nombre) values ('MOLINA FACUNDO EZEQUIEL');" table:formula="of:=CONCATENATE([.$B$1];[.A1970];[.$C$1])" table:style-name="ce1">
            <text:p>insert into empresas (nombre) values ('MOLINA FACUNDO EZEQUI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LINA MARIA ELENA</text:p>
          </table:table-cell>
          <table:table-cell office:value-type="string" office:string-value="insert into empresas (nombre) values ('MOLINA MARIA ELENA');" table:formula="of:=CONCATENATE([.$B$1];[.A1971];[.$C$1])" table:style-name="ce1">
            <text:p>insert into empresas (nombre) values ('MOLINA MARIA ELE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 TRAVEL</text:p>
          </table:table-cell>
          <table:table-cell office:value-type="string" office:string-value="insert into empresas (nombre) values ('MON TRAVEL');" table:formula="of:=CONCATENATE([.$B$1];[.A1972];[.$C$1])" table:style-name="ce1">
            <text:p>insert into empresas (nombre) values ('MON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ACO</text:p>
          </table:table-cell>
          <table:table-cell office:value-type="string" office:string-value="insert into empresas (nombre) values ('MONACO');" table:formula="of:=CONCATENATE([.$B$1];[.A1973];[.$C$1])" table:style-name="ce1">
            <text:p>insert into empresas (nombre) values ('MONA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ICA AVILES GUARDA</text:p>
          </table:table-cell>
          <table:table-cell office:value-type="string" office:string-value="insert into empresas (nombre) values ('MONICA AVILES GUARDA');" table:formula="of:=CONCATENATE([.$B$1];[.A1974];[.$C$1])" table:style-name="ce1">
            <text:p>insert into empresas (nombre) values ('MONICA AVILES GUAR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ICA AVILES LMTA</text:p>
          </table:table-cell>
          <table:table-cell office:value-type="string" office:string-value="insert into empresas (nombre) values ('MONICA AVILES LMTA');" table:formula="of:=CONCATENATE([.$B$1];[.A1975];[.$C$1])" table:style-name="ce1">
            <text:p>insert into empresas (nombre) values ('MONICA AVILES LM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ICA TURISMO LIMTADA</text:p>
          </table:table-cell>
          <table:table-cell office:value-type="string" office:string-value="insert into empresas (nombre) values ('MONICA TURISMO LIMTADA');" table:formula="of:=CONCATENATE([.$B$1];[.A1976];[.$C$1])" table:style-name="ce1">
            <text:p>insert into empresas (nombre) values ('MONICA TURISMO LIMTA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TANER NESTOR EDGARDO</text:p>
          </table:table-cell>
          <table:table-cell office:value-type="string" office:string-value="insert into empresas (nombre) values ('MONTANER NESTOR EDGARDO');" table:formula="of:=CONCATENATE([.$B$1];[.A1977];[.$C$1])" table:style-name="ce1">
            <text:p>insert into empresas (nombre) values ('MONTANER NESTOR EDGAR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TE BALDO SRL</text:p>
          </table:table-cell>
          <table:table-cell office:value-type="string" office:string-value="insert into empresas (nombre) values ('MONTE BALDO SRL');" table:formula="of:=CONCATENATE([.$B$1];[.A1978];[.$C$1])" table:style-name="ce1">
            <text:p>insert into empresas (nombre) values ('MONTE BALDO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TE CARLOS</text:p>
          </table:table-cell>
          <table:table-cell office:value-type="string" office:string-value="insert into empresas (nombre) values ('MONTE CARLOS');" table:formula="of:=CONCATENATE([.$B$1];[.A1979];[.$C$1])" table:style-name="ce1">
            <text:p>insert into empresas (nombre) values ('MONTE CARL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TE SIAU</text:p>
          </table:table-cell>
          <table:table-cell office:value-type="string" office:string-value="insert into empresas (nombre) values ('MONTE SIAU');" table:formula="of:=CONCATENATE([.$B$1];[.A1980];[.$C$1])" table:style-name="ce1">
            <text:p>insert into empresas (nombre) values ('MONTE SIAU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TEMAR S.R.L</text:p>
          </table:table-cell>
          <table:table-cell office:value-type="string" office:string-value="insert into empresas (nombre) values ('MONTEMAR S.R.L');" table:formula="of:=CONCATENATE([.$B$1];[.A1981];[.$C$1])" table:style-name="ce1">
            <text:p>insert into empresas (nombre) values ('MONTEMAR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TERO</text:p>
          </table:table-cell>
          <table:table-cell office:value-type="string" office:string-value="insert into empresas (nombre) values ('MONTERO');" table:formula="of:=CONCATENATE([.$B$1];[.A1982];[.$C$1])" table:style-name="ce1">
            <text:p>insert into empresas (nombre) values ('MONTE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TOVIO</text:p>
          </table:table-cell>
          <table:table-cell office:value-type="string" office:string-value="insert into empresas (nombre) values ('MONTOVIO');" table:formula="of:=CONCATENATE([.$B$1];[.A1983];[.$C$1])" table:style-name="ce1">
            <text:p>insert into empresas (nombre) values ('MONTOV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ONEY HIJOS S.A</text:p>
          </table:table-cell>
          <table:table-cell office:value-type="string" office:string-value="insert into empresas (nombre) values ('MOONEY HIJOS S.A');" table:formula="of:=CONCATENATE([.$B$1];[.A1984];[.$C$1])" table:style-name="ce1">
            <text:p>insert into empresas (nombre) values ('MOONEY HIJOS S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A JUAN <text:s/>FERNANDO</text:p>
          </table:table-cell>
          <table:table-cell office:value-type="string" office:string-value="insert into empresas (nombre) values ('MORA JUAN  FERNANDO');" table:formula="of:=CONCATENATE([.$B$1];[.A1985];[.$C$1])" table:style-name="ce1">
            <text:p>insert into empresas (nombre) values ('MORA JUAN <text:s/>FERNAN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A VALENZUELA JULIO</text:p>
          </table:table-cell>
          <table:table-cell office:value-type="string" office:string-value="insert into empresas (nombre) values ('MORA VALENZUELA JULIO');" table:formula="of:=CONCATENATE([.$B$1];[.A1986];[.$C$1])" table:style-name="ce1">
            <text:p>insert into empresas (nombre) values ('MORA VALENZUELA JUL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AES</text:p>
          </table:table-cell>
          <table:table-cell office:value-type="string" office:string-value="insert into empresas (nombre) values ('MORAES');" table:formula="of:=CONCATENATE([.$B$1];[.A1987];[.$C$1])" table:style-name="ce1">
            <text:p>insert into empresas (nombre) values ('MORA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AGA TOUR</text:p>
          </table:table-cell>
          <table:table-cell office:value-type="string" office:string-value="insert into empresas (nombre) values ('MORAGA TOUR');" table:formula="of:=CONCATENATE([.$B$1];[.A1988];[.$C$1])" table:style-name="ce1">
            <text:p>insert into empresas (nombre) values ('MORAGA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AGA TRAVEL</text:p>
          </table:table-cell>
          <table:table-cell office:value-type="string" office:string-value="insert into empresas (nombre) values ('MORAGA TRAVEL');" table:formula="of:=CONCATENATE([.$B$1];[.A1989];[.$C$1])" table:style-name="ce1">
            <text:p>insert into empresas (nombre) values ('MORAGA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ATTI</text:p>
          </table:table-cell>
          <table:table-cell office:value-type="string" office:string-value="insert into empresas (nombre) values ('MORATTI');" table:formula="of:=CONCATENATE([.$B$1];[.A1990];[.$C$1])" table:style-name="ce1">
            <text:p>insert into empresas (nombre) values ('MORATT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EIRA</text:p>
          </table:table-cell>
          <table:table-cell office:value-type="string" office:string-value="insert into empresas (nombre) values ('MOREIRA');" table:formula="of:=CONCATENATE([.$B$1];[.A1991];[.$C$1])" table:style-name="ce1">
            <text:p>insert into empresas (nombre) values ('MOREI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EIRA E HIJOS</text:p>
          </table:table-cell>
          <table:table-cell office:value-type="string" office:string-value="insert into empresas (nombre) values ('MOREIRA E HIJOS');" table:formula="of:=CONCATENATE([.$B$1];[.A1992];[.$C$1])" table:style-name="ce1">
            <text:p>insert into empresas (nombre) values ('MOREIRA E HIJ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ELLI GUIDETTO</text:p>
          </table:table-cell>
          <table:table-cell office:value-type="string" office:string-value="insert into empresas (nombre) values ('MORELLI GUIDETTO');" table:formula="of:=CONCATENATE([.$B$1];[.A1993];[.$C$1])" table:style-name="ce1">
            <text:p>insert into empresas (nombre) values ('MORELLI GUIDET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ENO VIAJES</text:p>
          </table:table-cell>
          <table:table-cell office:value-type="string" office:string-value="insert into empresas (nombre) values ('MORENO VIAJES');" table:formula="of:=CONCATENATE([.$B$1];[.A1994];[.$C$1])" table:style-name="ce1">
            <text:p>insert into empresas (nombre) values ('MORENO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ETTO A</text:p>
          </table:table-cell>
          <table:table-cell office:value-type="string" office:string-value="insert into empresas (nombre) values ('MORETTO A');" table:formula="of:=CONCATENATE([.$B$1];[.A1995];[.$C$1])" table:style-name="ce1">
            <text:p>insert into empresas (nombre) values ('MORETTO 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GAN TOURS SRL</text:p>
          </table:table-cell>
          <table:table-cell office:value-type="string" office:string-value="insert into empresas (nombre) values ('MORGAN TOURS SRL');" table:formula="of:=CONCATENATE([.$B$1];[.A1996];[.$C$1])" table:style-name="ce1">
            <text:p>insert into empresas (nombre) values ('MORGAN TOURS SRL');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ORTEROS</text:p>
          </table:table-cell>
          <table:table-cell office:value-type="string" office:string-value="insert into empresas (nombre) values ('MORTEROS');" table:formula="of:=CONCATENATE([.$B$1];[.A1997];[.$C$1])" table:style-name="ce1">
            <text:p>insert into empresas (nombre) values ('MORTER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SCARDINI TURISMO S.L</text:p>
          </table:table-cell>
          <table:table-cell office:value-type="string" office:string-value="insert into empresas (nombre) values ('MOSCARDINI TURISMO S.L');" table:formula="of:=CONCATENATE([.$B$1];[.A1998];[.$C$1])" table:style-name="ce1">
            <text:p>insert into empresas (nombre) values ('MOSCARDINI TURISMO S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SNA TURISMO</text:p>
          </table:table-cell>
          <table:table-cell office:value-type="string" office:string-value="insert into empresas (nombre) values ('MOSNA TURISMO');" table:formula="of:=CONCATENATE([.$B$1];[.A1999];[.$C$1])" table:style-name="ce1">
            <text:p>insert into empresas (nombre) values ('MOSN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SSAR</text:p>
          </table:table-cell>
          <table:table-cell office:value-type="string" office:string-value="insert into empresas (nombre) values ('MOSSAR');" table:formula="of:=CONCATENATE([.$B$1];[.A2000];[.$C$1])" table:style-name="ce1">
            <text:p>insert into empresas (nombre) values ('MOSS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TORHOME</text:p>
          </table:table-cell>
          <table:table-cell office:value-type="string" office:string-value="insert into empresas (nombre) values ('MOTORHOME');" table:formula="of:=CONCATENATE([.$B$1];[.A2001];[.$C$1])" table:style-name="ce1">
            <text:p>insert into empresas (nombre) values ('MOTORHOM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YA DIEGO GUSTAVO</text:p>
          </table:table-cell>
          <table:table-cell office:value-type="string" office:string-value="insert into empresas (nombre) values ('MOYA DIEGO GUSTAVO');" table:formula="of:=CONCATENATE([.$B$1];[.A2002];[.$C$1])" table:style-name="ce1">
            <text:p>insert into empresas (nombre) values ('MOYA DIEGO GUSTAV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TB TOUR</text:p>
          </table:table-cell>
          <table:table-cell office:value-type="string" office:string-value="insert into empresas (nombre) values ('MTB TOUR');" table:formula="of:=CONCATENATE([.$B$1];[.A2003];[.$C$1])" table:style-name="ce1">
            <text:p>insert into empresas (nombre) values ('MTB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ÑOZ HNOS</text:p>
          </table:table-cell>
          <table:table-cell office:value-type="string" office:string-value="insert into empresas (nombre) values ('MUÑOZ HNOS');" table:formula="of:=CONCATENATE([.$B$1];[.A2004];[.$C$1])" table:style-name="ce1">
            <text:p>insert into empresas (nombre) values ('MUÑOZ HN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ÑOZ S R L</text:p>
          </table:table-cell>
          <table:table-cell office:value-type="string" office:string-value="insert into empresas (nombre) values ('MUÑOZ S R L');" table:formula="of:=CONCATENATE([.$B$1];[.A2005];[.$C$1])" table:style-name="ce1">
            <text:p>insert into empresas (nombre) values ('MUÑOZ S R 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DANO CARMELO</text:p>
          </table:table-cell>
          <table:table-cell office:value-type="string" office:string-value="insert into empresas (nombre) values ('MUDANO CARMELO');" table:formula="of:=CONCATENATE([.$B$1];[.A2006];[.$C$1])" table:style-name="ce1">
            <text:p>insert into empresas (nombre) values ('MUDANO CARME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VIAJES</text:p>
          </table:table-cell>
          <table:table-cell office:value-type="string" office:string-value="insert into empresas (nombre) values ('MULTIVIAJES');" table:formula="of:=CONCATENATE([.$B$1];[.A2007];[.$C$1])" table:style-name="ce1">
            <text:p>insert into empresas (nombre) values ('MULTI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DO DAS AGUA</text:p>
          </table:table-cell>
          <table:table-cell office:value-type="string" office:string-value="insert into empresas (nombre) values ('MUNDO DAS AGUA');" table:formula="of:=CONCATENATE([.$B$1];[.A2008];[.$C$1])" table:style-name="ce1">
            <text:p>insert into empresas (nombre) values ('MUNDO DAS AGU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DO TURISMO</text:p>
          </table:table-cell>
          <table:table-cell office:value-type="string" office:string-value="insert into empresas (nombre) values ('MUNDO TURISMO');" table:formula="of:=CONCATENATE([.$B$1];[.A2009];[.$C$1])" table:style-name="ce1">
            <text:p>insert into empresas (nombre) values ('MUNDO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 COMODORO RIVADAVIA</text:p>
          </table:table-cell>
          <table:table-cell office:value-type="string" office:string-value="insert into empresas (nombre) values ('MUNI COMODORO RIVADAVIA');" table:formula="of:=CONCATENATE([.$B$1];[.A2010];[.$C$1])" table:style-name="ce1">
            <text:p>insert into empresas (nombre) values ('MUNI COMODORO RIVADAV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ANCUD</text:p>
          </table:table-cell>
          <table:table-cell office:value-type="string" office:string-value="insert into empresas (nombre) values ('MUNICIPALIDAD DE ANCUD');" table:formula="of:=CONCATENATE([.$B$1];[.A2011];[.$C$1])" table:style-name="ce1">
            <text:p>insert into empresas (nombre) values ('MUNICIPALIDAD DE ANCUD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AZUL</text:p>
          </table:table-cell>
          <table:table-cell office:value-type="string" office:string-value="insert into empresas (nombre) values ('MUNICIPALIDAD DE AZUL');" table:formula="of:=CONCATENATE([.$B$1];[.A2012];[.$C$1])" table:style-name="ce1">
            <text:p>insert into empresas (nombre) values ('MUNICIPALIDAD DE AZU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CALAFATE</text:p>
          </table:table-cell>
          <table:table-cell office:value-type="string" office:string-value="insert into empresas (nombre) values ('MUNICIPALIDAD DE CALAFATE');" table:formula="of:=CONCATENATE([.$B$1];[.A2013];[.$C$1])" table:style-name="ce1">
            <text:p>insert into empresas (nombre) values ('MUNICIPALIDAD DE CALAFA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COCHAMO</text:p>
          </table:table-cell>
          <table:table-cell office:value-type="string" office:string-value="insert into empresas (nombre) values ('MUNICIPALIDAD DE COCHAMO');" table:formula="of:=CONCATENATE([.$B$1];[.A2014];[.$C$1])" table:style-name="ce1">
            <text:p>insert into empresas (nombre) values ('MUNICIPALIDAD DE COCHA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COMODORO</text:p>
          </table:table-cell>
          <table:table-cell office:value-type="string" office:string-value="insert into empresas (nombre) values ('MUNICIPALIDAD DE COMODORO');" table:formula="of:=CONCATENATE([.$B$1];[.A2015];[.$C$1])" table:style-name="ce1">
            <text:p>insert into empresas (nombre) values ('MUNICIPALIDAD DE COMODO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CURACAUTIN</text:p>
          </table:table-cell>
          <table:table-cell office:value-type="string" office:string-value="insert into empresas (nombre) values ('MUNICIPALIDAD DE CURACAUTIN');" table:formula="of:=CONCATENATE([.$B$1];[.A2016];[.$C$1])" table:style-name="ce1">
            <text:p>insert into empresas (nombre) values ('MUNICIPALIDAD DE CURACAUT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GOB. DUVAL</text:p>
          </table:table-cell>
          <table:table-cell office:value-type="string" office:string-value="insert into empresas (nombre) values ('MUNICIPALIDAD DE GOB. DUVAL');" table:formula="of:=CONCATENATE([.$B$1];[.A2017];[.$C$1])" table:style-name="ce1">
            <text:p>insert into empresas (nombre) values ('MUNICIPALIDAD DE GOB. DUV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JACOBACCI</text:p>
          </table:table-cell>
          <table:table-cell office:value-type="string" office:string-value="insert into empresas (nombre) values ('MUNICIPALIDAD DE JACOBACCI');" table:formula="of:=CONCATENATE([.$B$1];[.A2018];[.$C$1])" table:style-name="ce1">
            <text:p>insert into empresas (nombre) values ('MUNICIPALIDAD DE JACOBACC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LA RIOJA</text:p>
          </table:table-cell>
          <table:table-cell office:value-type="string" office:string-value="insert into empresas (nombre) values ('MUNICIPALIDAD DE LA RIOJA');" table:formula="of:=CONCATENATE([.$B$1];[.A2019];[.$C$1])" table:style-name="ce1">
            <text:p>insert into empresas (nombre) values ('MUNICIPALIDAD DE LA RIOJ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LAUTARO CHILE</text:p>
          </table:table-cell>
          <table:table-cell office:value-type="string" office:string-value="insert into empresas (nombre) values ('MUNICIPALIDAD DE LAUTARO CHILE');" table:formula="of:=CONCATENATE([.$B$1];[.A2020];[.$C$1])" table:style-name="ce1">
            <text:p>insert into empresas (nombre) values ('MUNICIPALIDAD DE LAUTARO CHI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MAINQUE</text:p>
          </table:table-cell>
          <table:table-cell office:value-type="string" office:string-value="insert into empresas (nombre) values ('MUNICIPALIDAD DE MAINQUE');" table:formula="of:=CONCATENATE([.$B$1];[.A2021];[.$C$1])" table:style-name="ce1">
            <text:p>insert into empresas (nombre) values ('MUNICIPALIDAD DE MAINQU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MAIPU</text:p>
          </table:table-cell>
          <table:table-cell office:value-type="string" office:string-value="insert into empresas (nombre) values ('MUNICIPALIDAD DE MAIPU');" table:formula="of:=CONCATENATE([.$B$1];[.A2022];[.$C$1])" table:style-name="ce1">
            <text:p>insert into empresas (nombre) values ('MUNICIPALIDAD DE MAIPU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MELIPUCO REGION ARAUCANIA</text:p>
          </table:table-cell>
          <table:table-cell office:value-type="string" office:string-value="insert into empresas (nombre) values ('MUNICIPALIDAD DE MELIPUCO REGION ARAUCANIA');" table:formula="of:=CONCATENATE([.$B$1];[.A2023];[.$C$1])" table:style-name="ce1">
            <text:p>insert into empresas (nombre) values ('MUNICIPALIDAD DE MELIPUCO REGION ARAUCAN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NEGRETE</text:p>
          </table:table-cell>
          <table:table-cell office:value-type="string" office:string-value="insert into empresas (nombre) values ('MUNICIPALIDAD DE NEGRETE');" table:formula="of:=CONCATENATE([.$B$1];[.A2024];[.$C$1])" table:style-name="ce1">
            <text:p>insert into empresas (nombre) values ('MUNICIPALIDAD DE NEGRE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OSORNO</text:p>
          </table:table-cell>
          <table:table-cell office:value-type="string" office:string-value="insert into empresas (nombre) values ('MUNICIPALIDAD DE OSORNO');" table:formula="of:=CONCATENATE([.$B$1];[.A2025];[.$C$1])" table:style-name="ce1">
            <text:p>insert into empresas (nombre) values ('MUNICIPALIDAD DE OSOR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PARANA</text:p>
          </table:table-cell>
          <table:table-cell office:value-type="string" office:string-value="insert into empresas (nombre) values ('MUNICIPALIDAD DE PARANA');" table:formula="of:=CONCATENATE([.$B$1];[.A2026];[.$C$1])" table:style-name="ce1">
            <text:p>insert into empresas (nombre) values ('MUNICIPALIDAD DE PARA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PERQUINCO</text:p>
          </table:table-cell>
          <table:table-cell office:value-type="string" office:string-value="insert into empresas (nombre) values ('MUNICIPALIDAD DE PERQUINCO');" table:formula="of:=CONCATENATE([.$B$1];[.A2027];[.$C$1])" table:style-name="ce1">
            <text:p>insert into empresas (nombre) values ('MUNICIPALIDAD DE PERQUIN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PIEDRA DEL AGUILA</text:p>
          </table:table-cell>
          <table:table-cell office:value-type="string" office:string-value="insert into empresas (nombre) values ('MUNICIPALIDAD DE PIEDRA DEL AGUILA');" table:formula="of:=CONCATENATE([.$B$1];[.A2028];[.$C$1])" table:style-name="ce1">
            <text:p>insert into empresas (nombre) values ('MUNICIPALIDAD DE PIEDRA DEL AGUI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PUCON</text:p>
          </table:table-cell>
          <table:table-cell office:value-type="string" office:string-value="insert into empresas (nombre) values ('MUNICIPALIDAD DE PUCON');" table:formula="of:=CONCATENATE([.$B$1];[.A2029];[.$C$1])" table:style-name="ce1">
            <text:p>insert into empresas (nombre) values ('MUNICIPALIDAD DE PUC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PUCON CHILE</text:p>
          </table:table-cell>
          <table:table-cell office:value-type="string" office:string-value="insert into empresas (nombre) values ('MUNICIPALIDAD DE PUCON CHILE');" table:formula="of:=CONCATENATE([.$B$1];[.A2030];[.$C$1])" table:style-name="ce1">
            <text:p>insert into empresas (nombre) values ('MUNICIPALIDAD DE PUCON CHI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PUERTO VARA CHILE</text:p>
          </table:table-cell>
          <table:table-cell office:value-type="string" office:string-value="insert into empresas (nombre) values ('MUNICIPALIDAD DE PUERTO VARA CHILE');" table:formula="of:=CONCATENATE([.$B$1];[.A2031];[.$C$1])" table:style-name="ce1">
            <text:p>insert into empresas (nombre) values ('MUNICIPALIDAD DE PUERTO VARA CHI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RIO CLARO</text:p>
          </table:table-cell>
          <table:table-cell office:value-type="string" office:string-value="insert into empresas (nombre) values ('MUNICIPALIDAD DE RIO CLARO');" table:formula="of:=CONCATENATE([.$B$1];[.A2032];[.$C$1])" table:style-name="ce1">
            <text:p>insert into empresas (nombre) values ('MUNICIPALIDAD DE RIO CLA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 TRENQUE LAUQUEN</text:p>
          </table:table-cell>
          <table:table-cell office:value-type="string" office:string-value="insert into empresas (nombre) values ('MUNICIPALIDAD DE TRENQUE LAUQUEN');" table:formula="of:=CONCATENATE([.$B$1];[.A2033];[.$C$1])" table:style-name="ce1">
            <text:p>insert into empresas (nombre) values ('MUNICIPALIDAD DE TRENQUE LAUQU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DEQUEHUE</text:p>
          </table:table-cell>
          <table:table-cell office:value-type="string" office:string-value="insert into empresas (nombre) values ('MUNICIPALIDAD DEQUEHUE');" table:formula="of:=CONCATENATE([.$B$1];[.A2034];[.$C$1])" table:style-name="ce1">
            <text:p>insert into empresas (nombre) values ('MUNICIPALIDAD DEQUEHU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HUALAYHUE</text:p>
          </table:table-cell>
          <table:table-cell office:value-type="string" office:string-value="insert into empresas (nombre) values ('MUNICIPALIDAD HUALAYHUE');" table:formula="of:=CONCATENATE([.$B$1];[.A2035];[.$C$1])" table:style-name="ce1">
            <text:p>insert into empresas (nombre) values ('MUNICIPALIDAD HUALAYHU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PAILLACO</text:p>
          </table:table-cell>
          <table:table-cell office:value-type="string" office:string-value="insert into empresas (nombre) values ('MUNICIPALIDAD PAILLACO');" table:formula="of:=CONCATENATE([.$B$1];[.A2036];[.$C$1])" table:style-name="ce1">
            <text:p>insert into empresas (nombre) values ('MUNICIPALIDAD PAILLA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PRO CHILE</text:p>
          </table:table-cell>
          <table:table-cell office:value-type="string" office:string-value="insert into empresas (nombre) values ('MUNICIPALIDAD PRO CHILE');" table:formula="of:=CONCATENATE([.$B$1];[.A2037];[.$C$1])" table:style-name="ce1">
            <text:p>insert into empresas (nombre) values ('MUNICIPALIDAD PRO CHI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ALIDAD YERBA BUENA</text:p>
          </table:table-cell>
          <table:table-cell office:value-type="string" office:string-value="insert into empresas (nombre) values ('MUNICIPALIDAD YERBA BUENA');" table:formula="of:=CONCATENATE([.$B$1];[.A2038];[.$C$1])" table:style-name="ce1">
            <text:p>insert into empresas (nombre) values ('MUNICIPALIDAD YERBA BUE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ICIPIO FRUTILLAR</text:p>
          </table:table-cell>
          <table:table-cell office:value-type="string" office:string-value="insert into empresas (nombre) values ('MUNICIPIO FRUTILLAR');" table:formula="of:=CONCATENATE([.$B$1];[.A2039];[.$C$1])" table:style-name="ce1">
            <text:p>insert into empresas (nombre) values ('MUNICIPIO FRUTILL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PER</text:p>
          </table:table-cell>
          <table:table-cell office:value-type="string" office:string-value="insert into empresas (nombre) values ('MUPER');" table:formula="of:=CONCATENATE([.$B$1];[.A2040];[.$C$1])" table:style-name="ce1">
            <text:p>insert into empresas (nombre) values ('MUP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TUAL MORENO</text:p>
          </table:table-cell>
          <table:table-cell office:value-type="string" office:string-value="insert into empresas (nombre) values ('MUTUAL MORENO');" table:formula="of:=CONCATENATE([.$B$1];[.A2041];[.$C$1])" table:style-name="ce1">
            <text:p>insert into empresas (nombre) values ('MUTUAL MORE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TUAL PATAGONIA</text:p>
          </table:table-cell>
          <table:table-cell office:value-type="string" office:string-value="insert into empresas (nombre) values ('MUTUAL PATAGONIA');" table:formula="of:=CONCATENATE([.$B$1];[.A2042];[.$C$1])" table:style-name="ce1">
            <text:p>insert into empresas (nombre) values ('MUTUAL PATAGON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TUAL POLICIAL DE ENTRE RIOS</text:p>
          </table:table-cell>
          <table:table-cell office:value-type="string" office:string-value="insert into empresas (nombre) values ('MUTUAL POLICIAL DE ENTRE RIOS');" table:formula="of:=CONCATENATE([.$B$1];[.A2043];[.$C$1])" table:style-name="ce1">
            <text:p>insert into empresas (nombre) values ('MUTUAL POLICIAL DE ENTRE RI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YSAN</text:p>
          </table:table-cell>
          <table:table-cell office:value-type="string" office:string-value="insert into empresas (nombre) values ('MUYSAN');" table:formula="of:=CONCATENATE([.$B$1];[.A2044];[.$C$1])" table:style-name="ce1">
            <text:p>insert into empresas (nombre) values ('MUYS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CIONAL TOUR</text:p>
          </table:table-cell>
          <table:table-cell office:value-type="string" office:string-value="insert into empresas (nombre) values ('NACIONAL TOUR');" table:formula="of:=CONCATENATE([.$B$1];[.A2045];[.$C$1])" table:style-name="ce1">
            <text:p>insert into empresas (nombre) values ('NACIONAL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DASA SRL</text:p>
          </table:table-cell>
          <table:table-cell office:value-type="string" office:string-value="insert into empresas (nombre) values ('NADASA SRL');" table:formula="of:=CONCATENATE([.$B$1];[.A2046];[.$C$1])" table:style-name="ce1">
            <text:p>insert into empresas (nombre) values ('NADASA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HUEL ANDINO</text:p>
          </table:table-cell>
          <table:table-cell office:value-type="string" office:string-value="insert into empresas (nombre) values ('NAHUEL ANDINO');" table:formula="of:=CONCATENATE([.$B$1];[.A2047];[.$C$1])" table:style-name="ce1">
            <text:p>insert into empresas (nombre) values ('NAHUEL AND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HUEL BUS</text:p>
          </table:table-cell>
          <table:table-cell office:value-type="string" office:string-value="insert into empresas (nombre) values ('NAHUEL BUS');" table:formula="of:=CONCATENATE([.$B$1];[.A2048];[.$C$1])" table:style-name="ce1">
            <text:p>insert into empresas (nombre) values ('NAHUEL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HUEL TRAVEL</text:p>
          </table:table-cell>
          <table:table-cell office:value-type="string" office:string-value="insert into empresas (nombre) values ('NAHUEL TRAVEL');" table:formula="of:=CONCATENATE([.$B$1];[.A2049];[.$C$1])" table:style-name="ce1">
            <text:p>insert into empresas (nombre) values ('NAHUEL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LKEN S. A.</text:p>
          </table:table-cell>
          <table:table-cell office:value-type="string" office:string-value="insert into empresas (nombre) values ('NALKEN S. A.');" table:formula="of:=CONCATENATE([.$B$1];[.A2050];[.$C$1])" table:style-name="ce1">
            <text:p>insert into empresas (nombre) values ('NALKEN S. A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NDOTUR</text:p>
          </table:table-cell>
          <table:table-cell office:value-type="string" office:string-value="insert into empresas (nombre) values ('NANDOTUR');" table:formula="of:=CONCATENATE([.$B$1];[.A2051];[.$C$1])" table:style-name="ce1">
            <text:p>insert into empresas (nombre) values ('NANDO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R BUS</text:p>
          </table:table-cell>
          <table:table-cell office:value-type="string" office:string-value="insert into empresas (nombre) values ('NAR BUS');" table:formula="of:=CONCATENATE([.$B$1];[.A2052];[.$C$1])" table:style-name="ce1">
            <text:p>insert into empresas (nombre) values ('NAR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RDELLI</text:p>
          </table:table-cell>
          <table:table-cell office:value-type="string" office:string-value="insert into empresas (nombre) values ('NARDELLI');" table:formula="of:=CONCATENATE([.$B$1];[.A2053];[.$C$1])" table:style-name="ce1">
            <text:p>insert into empresas (nombre) values ('NARDELL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SA</text:p>
          </table:table-cell>
          <table:table-cell office:value-type="string" office:string-value="insert into empresas (nombre) values ('NASA');" table:formula="of:=CONCATENATE([.$B$1];[.A2054];[.$C$1])" table:style-name="ce1">
            <text:p>insert into empresas (nombre) values ('NA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SA GOLONDRINA</text:p>
          </table:table-cell>
          <table:table-cell office:value-type="string" office:string-value="insert into empresas (nombre) values ('NASA GOLONDRINA');" table:formula="of:=CONCATENATE([.$B$1];[.A2055];[.$C$1])" table:style-name="ce1">
            <text:p>insert into empresas (nombre) values ('NASA GOLONDRI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TIONAL OUTDOOR LEADERSHIP SCHOOL</text:p>
          </table:table-cell>
          <table:table-cell office:value-type="string" office:string-value="insert into empresas (nombre) values ('NATIONAL OUTDOOR LEADERSHIP SCHOOL');" table:formula="of:=CONCATENATE([.$B$1];[.A2056];[.$C$1])" table:style-name="ce1">
            <text:p>insert into empresas (nombre) values ('NATIONAL OUTDOOR LEADERSHIP SCHOO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TTOUR</text:p>
          </table:table-cell>
          <table:table-cell office:value-type="string" office:string-value="insert into empresas (nombre) values ('NATTOUR');" table:formula="of:=CONCATENATE([.$B$1];[.A2057];[.$C$1])" table:style-name="ce1">
            <text:p>insert into empresas (nombre) values ('NAT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TVALTUR</text:p>
          </table:table-cell>
          <table:table-cell office:value-type="string" office:string-value="insert into empresas (nombre) values ('NATVALTUR');" table:formula="of:=CONCATENATE([.$B$1];[.A2058];[.$C$1])" table:style-name="ce1">
            <text:p>insert into empresas (nombre) values ('NATVAL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TY VIAJES</text:p>
          </table:table-cell>
          <table:table-cell office:value-type="string" office:string-value="insert into empresas (nombre) values ('NATY VIAJES');" table:formula="of:=CONCATENATE([.$B$1];[.A2059];[.$C$1])" table:style-name="ce1">
            <text:p>insert into empresas (nombre) values ('NATY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ZA</text:p>
          </table:table-cell>
          <table:table-cell office:value-type="string" office:string-value="insert into empresas (nombre) values ('NAZA');" table:formula="of:=CONCATENATE([.$B$1];[.A2060];[.$C$1])" table:style-name="ce1">
            <text:p>insert into empresas (nombre) values ('NAZ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COBUS</text:p>
          </table:table-cell>
          <table:table-cell office:value-type="string" office:string-value="insert into empresas (nombre) values ('NECOBUS');" table:formula="of:=CONCATENATE([.$B$1];[.A2061];[.$C$1])" table:style-name="ce1">
            <text:p>insert into empresas (nombre) values ('NECO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GO</text:p>
          </table:table-cell>
          <table:table-cell office:value-type="string" office:string-value="insert into empresas (nombre) values ('NEGO');" table:formula="of:=CONCATENATE([.$B$1];[.A2062];[.$C$1])" table:style-name="ce1">
            <text:p>insert into empresas (nombre) values ('NEG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RVEN</text:p>
          </table:table-cell>
          <table:table-cell office:value-type="string" office:string-value="insert into empresas (nombre) values ('NERVEN');" table:formula="of:=CONCATENATE([.$B$1];[.A2063];[.$C$1])" table:style-name="ce1">
            <text:p>insert into empresas (nombre) values ('NERV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STUR SAS</text:p>
          </table:table-cell>
          <table:table-cell office:value-type="string" office:string-value="insert into empresas (nombre) values ('NESTUR SAS');" table:formula="of:=CONCATENATE([.$B$1];[.A2064];[.$C$1])" table:style-name="ce1">
            <text:p>insert into empresas (nombre) values ('NESTUR S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TANYA</text:p>
          </table:table-cell>
          <table:table-cell office:value-type="string" office:string-value="insert into empresas (nombre) values ('NETANYA');" table:formula="of:=CONCATENATE([.$B$1];[.A2065];[.$C$1])" table:style-name="ce1">
            <text:p>insert into empresas (nombre) values ('NETANY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UBEL</text:p>
          </table:table-cell>
          <table:table-cell office:value-type="string" office:string-value="insert into empresas (nombre) values ('NEUBEL');" table:formula="of:=CONCATENATE([.$B$1];[.A2066];[.$C$1])" table:style-name="ce1">
            <text:p>insert into empresas (nombre) values ('NEUB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UQUEN</text:p>
          </table:table-cell>
          <table:table-cell office:value-type="string" office:string-value="insert into empresas (nombre) values ('NEUQUEN');" table:formula="of:=CONCATENATE([.$B$1];[.A2067];[.$C$1])" table:style-name="ce1">
            <text:p>insert into empresas (nombre) values ('NEUQU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W LINE</text:p>
          </table:table-cell>
          <table:table-cell office:value-type="string" office:string-value="insert into empresas (nombre) values ('NEW LINE');" table:formula="of:=CONCATENATE([.$B$1];[.A2068];[.$C$1])" table:style-name="ce1">
            <text:p>insert into empresas (nombre) values ('NEW LIN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W LINE CENTENARIO</text:p>
          </table:table-cell>
          <table:table-cell office:value-type="string" office:string-value="insert into empresas (nombre) values ('NEW LINE CENTENARIO');" table:formula="of:=CONCATENATE([.$B$1];[.A2069];[.$C$1])" table:style-name="ce1">
            <text:p>insert into empresas (nombre) values ('NEW LINE CENTENAR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W TOURS</text:p>
          </table:table-cell>
          <table:table-cell office:value-type="string" office:string-value="insert into empresas (nombre) values ('NEW TOURS');" table:formula="of:=CONCATENATE([.$B$1];[.A2070];[.$C$1])" table:style-name="ce1">
            <text:p>insert into empresas (nombre) values ('NEW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W WAY</text:p>
          </table:table-cell>
          <table:table-cell office:value-type="string" office:string-value="insert into empresas (nombre) values ('NEW WAY');" table:formula="of:=CONCATENATE([.$B$1];[.A2071];[.$C$1])" table:style-name="ce1">
            <text:p>insert into empresas (nombre) values ('NEW WA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XO</text:p>
          </table:table-cell>
          <table:table-cell office:value-type="string" office:string-value="insert into empresas (nombre) values ('NEXO');" table:formula="of:=CONCATENATE([.$B$1];[.A2072];[.$C$1])" table:style-name="ce1">
            <text:p>insert into empresas (nombre) values ('NEX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XTIME</text:p>
          </table:table-cell>
          <table:table-cell office:value-type="string" office:string-value="insert into empresas (nombre) values ('NEXTIME');" table:formula="of:=CONCATENATE([.$B$1];[.A2073];[.$C$1])" table:style-name="ce1">
            <text:p>insert into empresas (nombre) values ('NEXTIM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CCOLO</text:p>
          </table:table-cell>
          <table:table-cell office:value-type="string" office:string-value="insert into empresas (nombre) values ('NICCOLO');" table:formula="of:=CONCATENATE([.$B$1];[.A2074];[.$C$1])" table:style-name="ce1">
            <text:p>insert into empresas (nombre) values ('NICCO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CO TOURS</text:p>
          </table:table-cell>
          <table:table-cell office:value-type="string" office:string-value="insert into empresas (nombre) values ('NICO TOURS');" table:formula="of:=CONCATENATE([.$B$1];[.A2075];[.$C$1])" table:style-name="ce1">
            <text:p>insert into empresas (nombre) values ('NICO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EVE MARTOURS</text:p>
          </table:table-cell>
          <table:table-cell office:value-type="string" office:string-value="insert into empresas (nombre) values ('NIEVE MARTOURS');" table:formula="of:=CONCATENATE([.$B$1];[.A2076];[.$C$1])" table:style-name="ce1">
            <text:p>insert into empresas (nombre) values ('NIEVE MAR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KA VIAJES</text:p>
          </table:table-cell>
          <table:table-cell office:value-type="string" office:string-value="insert into empresas (nombre) values ('NIKA VIAJES');" table:formula="of:=CONCATENATE([.$B$1];[.A2077];[.$C$1])" table:style-name="ce1">
            <text:p>insert into empresas (nombre) values ('NIKA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KANTUR</text:p>
          </table:table-cell>
          <table:table-cell office:value-type="string" office:string-value="insert into empresas (nombre) values ('NIKANTUR');" table:formula="of:=CONCATENATE([.$B$1];[.A2078];[.$C$1])" table:style-name="ce1">
            <text:p>insert into empresas (nombre) values ('NIKAN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LA TRAVEL</text:p>
          </table:table-cell>
          <table:table-cell office:value-type="string" office:string-value="insert into empresas (nombre) values ('NILA TRAVEL');" table:formula="of:=CONCATENATE([.$B$1];[.A2079];[.$C$1])" table:style-name="ce1">
            <text:p>insert into empresas (nombre) values ('NILA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LAHUE</text:p>
          </table:table-cell>
          <table:table-cell office:value-type="string" office:string-value="insert into empresas (nombre) values ('NILAHUE');" table:formula="of:=CONCATENATE([.$B$1];[.A2080];[.$C$1])" table:style-name="ce1">
            <text:p>insert into empresas (nombre) values ('NILAHU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NA BUS</text:p>
          </table:table-cell>
          <table:table-cell office:value-type="string" office:string-value="insert into empresas (nombre) values ('NINA BUS');" table:formula="of:=CONCATENATE([.$B$1];[.A2081];[.$C$1])" table:style-name="ce1">
            <text:p>insert into empresas (nombre) values ('NINA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NO TUR</text:p>
          </table:table-cell>
          <table:table-cell office:value-type="string" office:string-value="insert into empresas (nombre) values ('NINO TUR');" table:formula="of:=CONCATENATE([.$B$1];[.A2082];[.$C$1])" table:style-name="ce1">
            <text:p>insert into empresas (nombre) values ('NINO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TO BUS</text:p>
          </table:table-cell>
          <table:table-cell office:value-type="string" office:string-value="insert into empresas (nombre) values ('NITO BUS');" table:formula="of:=CONCATENATE([.$B$1];[.A2083];[.$C$1])" table:style-name="ce1">
            <text:p>insert into empresas (nombre) values ('NITO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CHE Y DIA</text:p>
          </table:table-cell>
          <table:table-cell office:value-type="string" office:string-value="insert into empresas (nombre) values ('NOCHE Y DIA');" table:formula="of:=CONCATENATE([.$B$1];[.A2084];[.$C$1])" table:style-name="ce1">
            <text:p>insert into empresas (nombre) values ('NOCHE Y D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GAL DE CUYO</text:p>
          </table:table-cell>
          <table:table-cell office:value-type="string" office:string-value="insert into empresas (nombre) values ('NOGAL DE CUYO');" table:formula="of:=CONCATENATE([.$B$1];[.A2085];[.$C$1])" table:style-name="ce1">
            <text:p>insert into empresas (nombre) values ('NOGAL DE CUY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LS</text:p>
          </table:table-cell>
          <table:table-cell office:value-type="string" office:string-value="insert into empresas (nombre) values ('NOLS');" table:formula="of:=CONCATENATE([.$B$1];[.A2086];[.$C$1])" table:style-name="ce1">
            <text:p>insert into empresas (nombre) values ('NOL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MADE</text:p>
          </table:table-cell>
          <table:table-cell office:value-type="string" office:string-value="insert into empresas (nombre) values ('NOMADE');" table:formula="of:=CONCATENATE([.$B$1];[.A2087];[.$C$1])" table:style-name="ce1">
            <text:p>insert into empresas (nombre) values ('NOMAD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 SUR</text:p>
          </table:table-cell>
          <table:table-cell office:value-type="string" office:string-value="insert into empresas (nombre) values ('NOR SUR');" table:formula="of:=CONCATENATE([.$B$1];[.A2088];[.$C$1])" table:style-name="ce1">
            <text:p>insert into empresas (nombre) values ('NOR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DESTUR</text:p>
          </table:table-cell>
          <table:table-cell office:value-type="string" office:string-value="insert into empresas (nombre) values ('NORDESTUR');" table:formula="of:=CONCATENATE([.$B$1];[.A2089];[.$C$1])" table:style-name="ce1">
            <text:p>insert into empresas (nombre) values ('NORDES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OESTE</text:p>
          </table:table-cell>
          <table:table-cell office:value-type="string" office:string-value="insert into empresas (nombre) values ('NOROESTE');" table:formula="of:=CONCATENATE([.$B$1];[.A2090];[.$C$1])" table:style-name="ce1">
            <text:p>insert into empresas (nombre) values ('NOROES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E AZUL</text:p>
          </table:table-cell>
          <table:table-cell office:value-type="string" office:string-value="insert into empresas (nombre) values ('NORTE AZUL');" table:formula="of:=CONCATENATE([.$B$1];[.A2091];[.$C$1])" table:style-name="ce1">
            <text:p>insert into empresas (nombre) values ('NORTE AZU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E BIS S. R .L</text:p>
          </table:table-cell>
          <table:table-cell office:value-type="string" office:string-value="insert into empresas (nombre) values ('NORTE BIS S. R .L');" table:formula="of:=CONCATENATE([.$B$1];[.A2092];[.$C$1])" table:style-name="ce1">
            <text:p>insert into empresas (nombre) values ('NORTE BIS S. R 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E BUS</text:p>
          </table:table-cell>
          <table:table-cell office:value-type="string" office:string-value="insert into empresas (nombre) values ('NORTE BUS');" table:formula="of:=CONCATENATE([.$B$1];[.A2093];[.$C$1])" table:style-name="ce1">
            <text:p>insert into empresas (nombre) values ('NORTE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EÑO</text:p>
          </table:table-cell>
          <table:table-cell office:value-type="string" office:string-value="insert into empresas (nombre) values ('NORTEÑO');" table:formula="of:=CONCATENATE([.$B$1];[.A2094];[.$C$1])" table:style-name="ce1">
            <text:p>insert into empresas (nombre) values ('NORTEÑ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UR S.R.L.</text:p>
          </table:table-cell>
          <table:table-cell office:value-type="string" office:string-value="insert into empresas (nombre) values ('NORTUR S.R.L.');" table:formula="of:=CONCATENATE([.$B$1];[.A2095];[.$C$1])" table:style-name="ce1">
            <text:p>insert into empresas (nombre) values ('NORTUR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VELL TOUR</text:p>
          </table:table-cell>
          <table:table-cell office:value-type="string" office:string-value="insert into empresas (nombre) values ('NOVELL TOUR');" table:formula="of:=CONCATENATE([.$B$1];[.A2096];[.$C$1])" table:style-name="ce1">
            <text:p>insert into empresas (nombre) values ('NOVELL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VOTUR</text:p>
          </table:table-cell>
          <table:table-cell office:value-type="string" office:string-value="insert into empresas (nombre) values ('NOVOTUR');" table:formula="of:=CONCATENATE([.$B$1];[.A2097];[.$C$1])" table:style-name="ce1">
            <text:p>insert into empresas (nombre) values ('NOVO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YER</text:p>
          </table:table-cell>
          <table:table-cell office:value-type="string" office:string-value="insert into empresas (nombre) values ('NOYER');" table:formula="of:=CONCATENATE([.$B$1];[.A2098];[.$C$1])" table:style-name="ce1">
            <text:p>insert into empresas (nombre) values ('NOY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P TURISMO</text:p>
          </table:table-cell>
          <table:table-cell office:value-type="string" office:string-value="insert into empresas (nombre) values ('NP TURISMO');" table:formula="of:=CONCATENATE([.$B$1];[.A2099];[.$C$1])" table:style-name="ce1">
            <text:p>insert into empresas (nombre) values ('NP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QN TOURS S.R.L.</text:p>
          </table:table-cell>
          <table:table-cell office:value-type="string" office:string-value="insert into empresas (nombre) values ('NQN TOURS S.R.L.');" table:formula="of:=CONCATENATE([.$B$1];[.A2100];[.$C$1])" table:style-name="ce1">
            <text:p>insert into empresas (nombre) values ('NQN TOURS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SA</text:p>
          </table:table-cell>
          <table:table-cell office:value-type="string" office:string-value="insert into empresas (nombre) values ('NSA');" table:formula="of:=CONCATENATE([.$B$1];[.A2101];[.$C$1])" table:style-name="ce1">
            <text:p>insert into empresas (nombre) values ('N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ÑEZ<text:s text:c="2"/></text:p>
          </table:table-cell>
          <table:table-cell office:value-type="string" office:string-value="insert into empresas (nombre) values ('NUÑEZ  ');" table:formula="of:=CONCATENATE([.$B$1];[.A2102];[.$C$1])" table:style-name="ce1">
            <text:p>insert into empresas (nombre) values ('NUÑEZ <text:s/>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ESTRA SEÑORA</text:p>
          </table:table-cell>
          <table:table-cell office:value-type="string" office:string-value="insert into empresas (nombre) values ('NUESTRA SEÑORA');" table:formula="of:=CONCATENATE([.$B$1];[.A2103];[.$C$1])" table:style-name="ce1">
            <text:p>insert into empresas (nombre) values ('NUESTRA SEÑO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ESTRA SEÑORA DE LA ASUNCION</text:p>
          </table:table-cell>
          <table:table-cell office:value-type="string" office:string-value="insert into empresas (nombre) values ('NUESTRA SEÑORA DE LA ASUNCION');" table:formula="of:=CONCATENATE([.$B$1];[.A2104];[.$C$1])" table:style-name="ce1">
            <text:p>insert into empresas (nombre) values ('NUESTRA SEÑORA DE LA ASUNC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EVA <text:s/>ERA</text:p>
          </table:table-cell>
          <table:table-cell office:value-type="string" office:string-value="insert into empresas (nombre) values ('NUEVA  ERA');" table:formula="of:=CONCATENATE([.$B$1];[.A2105];[.$C$1])" table:style-name="ce1">
            <text:p>insert into empresas (nombre) values ('NUEVA <text:s/>E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EVA ASENJO</text:p>
          </table:table-cell>
          <table:table-cell office:value-type="string" office:string-value="insert into empresas (nombre) values ('NUEVA ASENJO');" table:formula="of:=CONCATENATE([.$B$1];[.A2106];[.$C$1])" table:style-name="ce1">
            <text:p>insert into empresas (nombre) values ('NUEVA ASENJ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EVA ASENNJO S.L</text:p>
          </table:table-cell>
          <table:table-cell office:value-type="string" office:string-value="insert into empresas (nombre) values ('NUEVA ASENNJO S.L');" table:formula="of:=CONCATENATE([.$B$1];[.A2107];[.$C$1])" table:style-name="ce1">
            <text:p>insert into empresas (nombre) values ('NUEVA ASENNJO S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EVA ASUNCION</text:p>
          </table:table-cell>
          <table:table-cell office:value-type="string" office:string-value="insert into empresas (nombre) values ('NUEVA ASUNCION');" table:formula="of:=CONCATENATE([.$B$1];[.A2108];[.$C$1])" table:style-name="ce1">
            <text:p>insert into empresas (nombre) values ('NUEVA ASUNC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EVA CALEDOÑA</text:p>
          </table:table-cell>
          <table:table-cell office:value-type="string" office:string-value="insert into empresas (nombre) values ('NUEVA CALEDOÑA');" table:formula="of:=CONCATENATE([.$B$1];[.A2109];[.$C$1])" table:style-name="ce1">
            <text:p>insert into empresas (nombre) values ('NUEVA CALEDOÑ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EVA CHEVALIER</text:p>
          </table:table-cell>
          <table:table-cell office:value-type="string" office:string-value="insert into empresas (nombre) values ('NUEVA CHEVALIER');" table:formula="of:=CONCATENATE([.$B$1];[.A2110];[.$C$1])" table:style-name="ce1">
            <text:p>insert into empresas (nombre) values ('NUEVA CHEVALI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EVA MERCEDES BUS</text:p>
          </table:table-cell>
          <table:table-cell office:value-type="string" office:string-value="insert into empresas (nombre) values ('NUEVA MERCEDES BUS');" table:formula="of:=CONCATENATE([.$B$1];[.A2111];[.$C$1])" table:style-name="ce1">
            <text:p>insert into empresas (nombre) values ('NUEVA MERCEDES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EVA STA FE</text:p>
          </table:table-cell>
          <table:table-cell office:value-type="string" office:string-value="insert into empresas (nombre) values ('NUEVA STA FE');" table:formula="of:=CONCATENATE([.$B$1];[.A2112];[.$C$1])" table:style-name="ce1">
            <text:p>insert into empresas (nombre) values ('NUEVA STA F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EVA VISION</text:p>
          </table:table-cell>
          <table:table-cell office:value-type="string" office:string-value="insert into empresas (nombre) values ('NUEVA VISION');" table:formula="of:=CONCATENATE([.$B$1];[.A2113];[.$C$1])" table:style-name="ce1">
            <text:p>insert into empresas (nombre) values ('NUEVA VIS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EVO DAFON</text:p>
          </table:table-cell>
          <table:table-cell office:value-type="string" office:string-value="insert into empresas (nombre) values ('NUEVO DAFON');" table:formula="of:=CONCATENATE([.$B$1];[.A2114];[.$C$1])" table:style-name="ce1">
            <text:p>insert into empresas (nombre) values ('NUEVO DAF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EVO DEL <text:s/>SOL</text:p>
          </table:table-cell>
          <table:table-cell office:value-type="string" office:string-value="insert into empresas (nombre) values ('NUEVO DEL  SOL');" table:formula="of:=CONCATENATE([.$B$1];[.A2115];[.$C$1])" table:style-name="ce1">
            <text:p>insert into empresas (nombre) values ('NUEVO DEL <text:s/>SO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EVO EXPRESO</text:p>
          </table:table-cell>
          <table:table-cell office:value-type="string" office:string-value="insert into empresas (nombre) values ('NUEVO EXPRESO');" table:formula="of:=CONCATENATE([.$B$1];[.A2116];[.$C$1])" table:style-name="ce1">
            <text:p>insert into empresas (nombre) values ('NUEVO EXPRES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EVO EXTREMO</text:p>
          </table:table-cell>
          <table:table-cell office:value-type="string" office:string-value="insert into empresas (nombre) values ('NUEVO EXTREMO');" table:formula="of:=CONCATENATE([.$B$1];[.A2117];[.$C$1])" table:style-name="ce1">
            <text:p>insert into empresas (nombre) values ('NUEVO EXTRE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EVO TIEMPO LIBRE SRL</text:p>
          </table:table-cell>
          <table:table-cell office:value-type="string" office:string-value="insert into empresas (nombre) values ('NUEVO TIEMPO LIBRE SRL');" table:formula="of:=CONCATENATE([.$B$1];[.A2118];[.$C$1])" table:style-name="ce1">
            <text:p>insert into empresas (nombre) values ('NUEVO TIEMPO LIBRE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ÑANCUL</text:p>
          </table:table-cell>
          <table:table-cell office:value-type="string" office:string-value="insert into empresas (nombre) values ('ÑANCUL');" table:formula="of:=CONCATENATE([.$B$1];[.A2119];[.$C$1])" table:style-name="ce1">
            <text:p>insert into empresas (nombre) values ('ÑANCU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ÑANDU DEL SUR</text:p>
          </table:table-cell>
          <table:table-cell office:value-type="string" office:string-value="insert into empresas (nombre) values ('ÑANDU DEL SUR');" table:formula="of:=CONCATENATE([.$B$1];[.A2120];[.$C$1])" table:style-name="ce1">
            <text:p>insert into empresas (nombre) values ('ÑANDU DE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ÑUKE MAPU TOUR</text:p>
          </table:table-cell>
          <table:table-cell office:value-type="string" office:string-value="insert into empresas (nombre) values ('ÑUKE MAPU TOUR');" table:formula="of:=CONCATENATE([.$B$1];[.A2121];[.$C$1])" table:style-name="ce1">
            <text:p>insert into empresas (nombre) values ('ÑUKE MAPU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HIGGINS INTERNACIONAL LTDA</text:p>
          </table:table-cell>
          <table:table-cell office:value-type="string" office:string-value="insert into empresas (nombre) values ('O HIGGINS INTERNACIONAL LTDA');" table:formula="of:=CONCATENATE([.$B$1];[.A2122];[.$C$1])" table:style-name="ce1">
            <text:p>insert into empresas (nombre) values ('O HIGGINS INTERNACIONAL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HIGGINS SAN MARTIN</text:p>
          </table:table-cell>
          <table:table-cell office:value-type="string" office:string-value="insert into empresas (nombre) values ('O HIGGINS SAN MARTIN');" table:formula="of:=CONCATENATE([.$B$1];[.A2123];[.$C$1])" table:style-name="ce1">
            <text:p>insert into empresas (nombre) values ('O HIGGINS SAN MART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BCIONES ARGERTINA</text:p>
          </table:table-cell>
          <table:table-cell office:value-type="string" office:string-value="insert into empresas (nombre) values ('OBCIONES ARGERTINA');" table:formula="of:=CONCATENATE([.$B$1];[.A2124];[.$C$1])" table:style-name="ce1">
            <text:p>insert into empresas (nombre) values ('OBCIONES ARGERTI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BIPLUS</text:p>
          </table:table-cell>
          <table:table-cell office:value-type="string" office:string-value="insert into empresas (nombre) values ('OBIPLUS');" table:formula="of:=CONCATENATE([.$B$1];[.A2125];[.$C$1])" table:style-name="ce1">
            <text:p>insert into empresas (nombre) values ('OBIPL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CCIDENTE</text:p>
          </table:table-cell>
          <table:table-cell office:value-type="string" office:string-value="insert into empresas (nombre) values ('OCCIDENTE');" table:formula="of:=CONCATENATE([.$B$1];[.A2126];[.$C$1])" table:style-name="ce1">
            <text:p>insert into empresas (nombre) values ('OCCIDEN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CCIHIZZI</text:p>
          </table:table-cell>
          <table:table-cell office:value-type="string" office:string-value="insert into empresas (nombre) values ('OCCIHIZZI');" table:formula="of:=CONCATENATE([.$B$1];[.A2127];[.$C$1])" table:style-name="ce1">
            <text:p>insert into empresas (nombre) values ('OCCIHIZZ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CHOA VIAJES Y TURISMO S.R.L</text:p>
          </table:table-cell>
          <table:table-cell office:value-type="string" office:string-value="insert into empresas (nombre) values ('OCHOA VIAJES Y TURISMO S.R.L');" table:formula="of:=CONCATENATE([.$B$1];[.A2128];[.$C$1])" table:style-name="ce1">
            <text:p>insert into empresas (nombre) values ('OCHOA VIAJES Y TURISMO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I TOURS</text:p>
          </table:table-cell>
          <table:table-cell office:value-type="string" office:string-value="insert into empresas (nombre) values ('ODI TOURS');" table:formula="of:=CONCATENATE([.$B$1];[.A2129];[.$C$1])" table:style-name="ce1">
            <text:p>insert into empresas (nombre) values ('ODI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ILE TRAVEL</text:p>
          </table:table-cell>
          <table:table-cell office:value-type="string" office:string-value="insert into empresas (nombre) values ('ODILE TRAVEL');" table:formula="of:=CONCATENATE([.$B$1];[.A2130];[.$C$1])" table:style-name="ce1">
            <text:p>insert into empresas (nombre) values ('ODILE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ESTE <text:s/>BUS</text:p>
          </table:table-cell>
          <table:table-cell office:value-type="string" office:string-value="insert into empresas (nombre) values ('OESTE  BUS');" table:formula="of:=CONCATENATE([.$B$1];[.A2131];[.$C$1])" table:style-name="ce1">
            <text:p>insert into empresas (nombre) values ('OESTE <text:s/>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HIGGINS</text:p>
          </table:table-cell>
          <table:table-cell office:value-type="string" office:string-value="insert into empresas (nombre) values ('OHIGGINS');" table:formula="of:=CONCATENATE([.$B$1];[.A2132];[.$C$1])" table:style-name="ce1">
            <text:p>insert into empresas (nombre) values ('OHIGGIN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JEDA</text:p>
          </table:table-cell>
          <table:table-cell office:value-type="string" office:string-value="insert into empresas (nombre) values ('OJEDA');" table:formula="of:=CONCATENATE([.$B$1];[.A2133];[.$C$1])" table:style-name="ce1">
            <text:p>insert into empresas (nombre) values ('OJE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LAZABAL VIAJES</text:p>
          </table:table-cell>
          <table:table-cell office:value-type="string" office:string-value="insert into empresas (nombre) values ('OLAZABAL VIAJES');" table:formula="of:=CONCATENATE([.$B$1];[.A2134];[.$C$1])" table:style-name="ce1">
            <text:p>insert into empresas (nombre) values ('OLAZABAL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LMI TURISMO</text:p>
          </table:table-cell>
          <table:table-cell office:value-type="string" office:string-value="insert into empresas (nombre) values ('OLMI TURISMO');" table:formula="of:=CONCATENATE([.$B$1];[.A2135];[.$C$1])" table:style-name="ce1">
            <text:p>insert into empresas (nombre) values ('OLMI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LMIM TUR</text:p>
          </table:table-cell>
          <table:table-cell office:value-type="string" office:string-value="insert into empresas (nombre) values ('OLMIM TUR');" table:formula="of:=CONCATENATE([.$B$1];[.A2136];[.$C$1])" table:style-name="ce1">
            <text:p>insert into empresas (nombre) values ('OLMIM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MNI TRAVEL S.A</text:p>
          </table:table-cell>
          <table:table-cell office:value-type="string" office:string-value="insert into empresas (nombre) values ('OMNI TRAVEL S.A');" table:formula="of:=CONCATENATE([.$B$1];[.A2137];[.$C$1])" table:style-name="ce1">
            <text:p>insert into empresas (nombre) values ('OMNI TRAVEL S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MNIBUS COLONIA</text:p>
          </table:table-cell>
          <table:table-cell office:value-type="string" office:string-value="insert into empresas (nombre) values ('OMNIBUS COLONIA');" table:formula="of:=CONCATENATE([.$B$1];[.A2138];[.$C$1])" table:style-name="ce1">
            <text:p>insert into empresas (nombre) values ('OMNIBUS COLON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NDA BUS</text:p>
          </table:table-cell>
          <table:table-cell office:value-type="string" office:string-value="insert into empresas (nombre) values ('ONDA BUS');" table:formula="of:=CONCATENATE([.$B$1];[.A2139];[.$C$1])" table:style-name="ce1">
            <text:p>insert into empresas (nombre) values ('ONDA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NDA MARINA S.R.L</text:p>
          </table:table-cell>
          <table:table-cell office:value-type="string" office:string-value="insert into empresas (nombre) values ('ONDA MARINA S.R.L');" table:formula="of:=CONCATENATE([.$B$1];[.A2140];[.$C$1])" table:style-name="ce1">
            <text:p>insert into empresas (nombre) values ('ONDA MARINA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PERADORES MENDOZA VIAJES</text:p>
          </table:table-cell>
          <table:table-cell office:value-type="string" office:string-value="insert into empresas (nombre) values ('OPERADORES MENDOZA VIAJES');" table:formula="of:=CONCATENATE([.$B$1];[.A2141];[.$C$1])" table:style-name="ce1">
            <text:p>insert into empresas (nombre) values ('OPERADORES MENDOZA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PERADORES TURISTICOS</text:p>
          </table:table-cell>
          <table:table-cell office:value-type="string" office:string-value="insert into empresas (nombre) values ('OPERADORES TURISTICOS');" table:formula="of:=CONCATENATE([.$B$1];[.A2142];[.$C$1])" table:style-name="ce1">
            <text:p>insert into empresas (nombre) values ('OPERADORES TURISTIC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PERTUR</text:p>
          </table:table-cell>
          <table:table-cell office:value-type="string" office:string-value="insert into empresas (nombre) values ('OPERTUR');" table:formula="of:=CONCATENATE([.$B$1];[.A2143];[.$C$1])" table:style-name="ce1">
            <text:p>insert into empresas (nombre) values ('OPER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PREC SRL</text:p>
          </table:table-cell>
          <table:table-cell office:value-type="string" office:string-value="insert into empresas (nombre) values ('OPREC SRL');" table:formula="of:=CONCATENATE([.$B$1];[.A2144];[.$C$1])" table:style-name="ce1">
            <text:p>insert into empresas (nombre) values ('OPREC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BIS TURISMO</text:p>
          </table:table-cell>
          <table:table-cell office:value-type="string" office:string-value="insert into empresas (nombre) values ('ORBIS TURISMO');" table:formula="of:=CONCATENATE([.$B$1];[.A2145];[.$C$1])" table:style-name="ce1">
            <text:p>insert into empresas (nombre) values ('ORBIS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G. GRUPAL</text:p>
          </table:table-cell>
          <table:table-cell office:value-type="string" office:string-value="insert into empresas (nombre) values ('ORG. GRUPAL');" table:formula="of:=CONCATENATE([.$B$1];[.A2146];[.$C$1])" table:style-name="ce1">
            <text:p>insert into empresas (nombre) values ('ORG. GRUP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I VIAJES</text:p>
          </table:table-cell>
          <table:table-cell office:value-type="string" office:string-value="insert into empresas (nombre) values ('ORI VIAJES');" table:formula="of:=CONCATENATE([.$B$1];[.A2147];[.$C$1])" table:style-name="ce1">
            <text:p>insert into empresas (nombre) values ('ORI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IBUS</text:p>
          </table:table-cell>
          <table:table-cell office:value-type="string" office:string-value="insert into empresas (nombre) values ('ORIBUS');" table:formula="of:=CONCATENATE([.$B$1];[.A2148];[.$C$1])" table:style-name="ce1">
            <text:p>insert into empresas (nombre) values ('ORI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IENTUR</text:p>
          </table:table-cell>
          <table:table-cell office:value-type="string" office:string-value="insert into empresas (nombre) values ('ORIENTUR');" table:formula="of:=CONCATENATE([.$B$1];[.A2149];[.$C$1])" table:style-name="ce1">
            <text:p>insert into empresas (nombre) values ('ORIEN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ION</text:p>
          </table:table-cell>
          <table:table-cell office:value-type="string" office:string-value="insert into empresas (nombre) values ('ORION');" table:formula="of:=CONCATENATE([.$B$1];[.A2150];[.$C$1])" table:style-name="ce1">
            <text:p>insert into empresas (nombre) values ('OR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O TOUR</text:p>
          </table:table-cell>
          <table:table-cell office:value-type="string" office:string-value="insert into empresas (nombre) values ('ORO TOUR');" table:formula="of:=CONCATENATE([.$B$1];[.A2151];[.$C$1])" table:style-name="ce1">
            <text:p>insert into empresas (nombre) values ('ORO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O VERDE</text:p>
          </table:table-cell>
          <table:table-cell office:value-type="string" office:string-value="insert into empresas (nombre) values ('ORO VERDE');" table:formula="of:=CONCATENATE([.$B$1];[.A2152];[.$C$1])" table:style-name="ce1">
            <text:p>insert into empresas (nombre) values ('ORO VERD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OZCO <text:s/>S. R. L</text:p>
          </table:table-cell>
          <table:table-cell office:value-type="string" office:string-value="insert into empresas (nombre) values ('OROZCO  S. R. L');" table:formula="of:=CONCATENATE([.$B$1];[.A2153];[.$C$1])" table:style-name="ce1">
            <text:p>insert into empresas (nombre) values ('OROZCO <text:s/>S. R. 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CAR BARAGIOLA</text:p>
          </table:table-cell>
          <table:table-cell office:value-type="string" office:string-value="insert into empresas (nombre) values ('OSCAR BARAGIOLA');" table:formula="of:=CONCATENATE([.$B$1];[.A2154];[.$C$1])" table:style-name="ce1">
            <text:p>insert into empresas (nombre) values ('OSCAR BARAGIO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CAR CASTRO</text:p>
          </table:table-cell>
          <table:table-cell office:value-type="string" office:string-value="insert into empresas (nombre) values ('OSCAR CASTRO');" table:formula="of:=CONCATENATE([.$B$1];[.A2155];[.$C$1])" table:style-name="ce1">
            <text:p>insert into empresas (nombre) values ('OSCAR CAST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CAR RAMON CID</text:p>
          </table:table-cell>
          <table:table-cell office:value-type="string" office:string-value="insert into empresas (nombre) values ('OSCAR RAMON CID');" table:formula="of:=CONCATENATE([.$B$1];[.A2156];[.$C$1])" table:style-name="ce1">
            <text:p>insert into empresas (nombre) values ('OSCAR RAMON CID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CAR VELIZ</text:p>
          </table:table-cell>
          <table:table-cell office:value-type="string" office:string-value="insert into empresas (nombre) values ('OSCAR VELIZ');" table:formula="of:=CONCATENATE([.$B$1];[.A2157];[.$C$1])" table:style-name="ce1">
            <text:p>insert into empresas (nombre) values ('OSCAR VELI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DE- ORG SERV. DIRECTOS EMPRESARIOS</text:p>
          </table:table-cell>
          <table:table-cell office:value-type="string" office:string-value="insert into empresas (nombre) values ('OSDE- ORG SERV. DIRECTOS EMPRESARIOS');" table:formula="of:=CONCATENATE([.$B$1];[.A2158];[.$C$1])" table:style-name="ce1">
            <text:p>insert into empresas (nombre) values ('OSDE- ORG SERV. DIRECTOS EMPRESARI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NEVAL</text:p>
          </table:table-cell>
          <table:table-cell office:value-type="string" office:string-value="insert into empresas (nombre) values ('OSNEVAL');" table:formula="of:=CONCATENATE([.$B$1];[.A2159];[.$C$1])" table:style-name="ce1">
            <text:p>insert into empresas (nombre) values ('OSNEV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TUNI SRL</text:p>
          </table:table-cell>
          <table:table-cell office:value-type="string" office:string-value="insert into empresas (nombre) values ('OSTUNI SRL');" table:formula="of:=CONCATENATE([.$B$1];[.A2160];[.$C$1])" table:style-name="ce1">
            <text:p>insert into empresas (nombre) values ('OSTUNI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VALDO CEBALLOS FUENTES</text:p>
          </table:table-cell>
          <table:table-cell office:value-type="string" office:string-value="insert into empresas (nombre) values ('OSVALDO CEBALLOS FUENTES');" table:formula="of:=CONCATENATE([.$B$1];[.A2161];[.$C$1])" table:style-name="ce1">
            <text:p>insert into empresas (nombre) values ('OSVALDO CEBALLOS FUENT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VALDO SILVA</text:p>
          </table:table-cell>
          <table:table-cell office:value-type="string" office:string-value="insert into empresas (nombre) values ('OSVALDO SILVA');" table:formula="of:=CONCATENATE([.$B$1];[.A2162];[.$C$1])" table:style-name="ce1">
            <text:p>insert into empresas (nombre) values ('OSVALDO SILV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ERO</text:p>
          </table:table-cell>
          <table:table-cell office:value-type="string" office:string-value="insert into empresas (nombre) values ('OTERO');" table:formula="of:=CONCATENATE([.$B$1];[.A2163];[.$C$1])" table:style-name="ce1">
            <text:p>insert into empresas (nombre) values ('OTE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RANTO TOUR</text:p>
          </table:table-cell>
          <table:table-cell office:value-type="string" office:string-value="insert into empresas (nombre) values ('OTRANTO TOUR');" table:formula="of:=CONCATENATE([.$B$1];[.A2164];[.$C$1])" table:style-name="ce1">
            <text:p>insert into empresas (nombre) values ('OTRANTO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RO MUNDO</text:p>
          </table:table-cell>
          <table:table-cell office:value-type="string" office:string-value="insert into empresas (nombre) values ('OTRO MUNDO');" table:formula="of:=CONCATENATE([.$B$1];[.A2165];[.$C$1])" table:style-name="ce1">
            <text:p>insert into empresas (nombre) values ('OTRO MUN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TATUR</text:p>
          </table:table-cell>
          <table:table-cell office:value-type="string" office:string-value="insert into empresas (nombre) values ('OTTATUR');" table:formula="of:=CONCATENATE([.$B$1];[.A2166];[.$C$1])" table:style-name="ce1">
            <text:p>insert into empresas (nombre) values ('OTTA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VEJA NEGRA</text:p>
          </table:table-cell>
          <table:table-cell office:value-type="string" office:string-value="insert into empresas (nombre) values ('OVEJA NEGRA');" table:formula="of:=CONCATENATE([.$B$1];[.A2167];[.$C$1])" table:style-name="ce1">
            <text:p>insert into empresas (nombre) values ('OVEJA NEG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VIEDO CARLOS FEDERICO</text:p>
          </table:table-cell>
          <table:table-cell office:value-type="string" office:string-value="insert into empresas (nombre) values ('OVIEDO CARLOS FEDERICO');" table:formula="of:=CONCATENATE([.$B$1];[.A2168];[.$C$1])" table:style-name="ce1">
            <text:p>insert into empresas (nombre) values ('OVIEDO CARLOS FEDERI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ZD TUR</text:p>
          </table:table-cell>
          <table:table-cell office:value-type="string" office:string-value="insert into empresas (nombre) values ('OZD TUR');" table:formula="of:=CONCATENATE([.$B$1];[.A2169];[.$C$1])" table:style-name="ce1">
            <text:p>insert into empresas (nombre) values ('OZD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BLO NAHUEL</text:p>
          </table:table-cell>
          <table:table-cell office:value-type="string" office:string-value="insert into empresas (nombre) values ('PABLO NAHUEL');" table:formula="of:=CONCATENATE([.$B$1];[.A2170];[.$C$1])" table:style-name="ce1">
            <text:p>insert into empresas (nombre) values ('PABLO NAHU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BLOTUR</text:p>
          </table:table-cell>
          <table:table-cell office:value-type="string" office:string-value="insert into empresas (nombre) values ('PABLOTUR');" table:formula="of:=CONCATENATE([.$B$1];[.A2171];[.$C$1])" table:style-name="ce1">
            <text:p>insert into empresas (nombre) values ('PABLO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CHE TOURS</text:p>
          </table:table-cell>
          <table:table-cell office:value-type="string" office:string-value="insert into empresas (nombre) values ('PACHE TOURS');" table:formula="of:=CONCATENATE([.$B$1];[.A2172];[.$C$1])" table:style-name="ce1">
            <text:p>insert into empresas (nombre) values ('PACHE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CIFICO DEL SUR</text:p>
          </table:table-cell>
          <table:table-cell office:value-type="string" office:string-value="insert into empresas (nombre) values ('PACIFICO DEL SUR');" table:formula="of:=CONCATENATE([.$B$1];[.A2173];[.$C$1])" table:style-name="ce1">
            <text:p>insert into empresas (nombre) values ('PACIFICO DE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DILLA TOUR</text:p>
          </table:table-cell>
          <table:table-cell office:value-type="string" office:string-value="insert into empresas (nombre) values ('PADILLA TOUR');" table:formula="of:=CONCATENATE([.$B$1];[.A2174];[.$C$1])" table:style-name="ce1">
            <text:p>insert into empresas (nombre) values ('PADILLA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EZ TURISMO</text:p>
          </table:table-cell>
          <table:table-cell office:value-type="string" office:string-value="insert into empresas (nombre) values ('PAEZ TURISMO');" table:formula="of:=CONCATENATE([.$B$1];[.A2175];[.$C$1])" table:style-name="ce1">
            <text:p>insert into empresas (nombre) values ('PAEZ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IS SUR</text:p>
          </table:table-cell>
          <table:table-cell office:value-type="string" office:string-value="insert into empresas (nombre) values ('PAIS SUR');" table:formula="of:=CONCATENATE([.$B$1];[.A2176];[.$C$1])" table:style-name="ce1">
            <text:p>insert into empresas (nombre) values ('PAIS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JARO AZUL</text:p>
          </table:table-cell>
          <table:table-cell office:value-type="string" office:string-value="insert into empresas (nombre) values ('PAJARO AZUL');" table:formula="of:=CONCATENATE([.$B$1];[.A2177];[.$C$1])" table:style-name="ce1">
            <text:p>insert into empresas (nombre) values ('PAJARO AZU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LABRA DE VIDA</text:p>
          </table:table-cell>
          <table:table-cell office:value-type="string" office:string-value="insert into empresas (nombre) values ('PALABRA DE VIDA');" table:formula="of:=CONCATENATE([.$B$1];[.A2178];[.$C$1])" table:style-name="ce1">
            <text:p>insert into empresas (nombre) values ('PALABRA DE VI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LACIOS.</text:p>
          </table:table-cell>
          <table:table-cell office:value-type="string" office:string-value="insert into empresas (nombre) values ('PALACIOS.');" table:formula="of:=CONCATENATE([.$B$1];[.A2179];[.$C$1])" table:style-name="ce1">
            <text:p>insert into empresas (nombre) values ('PALACIOS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LETTOUR</text:p>
          </table:table-cell>
          <table:table-cell office:value-type="string" office:string-value="insert into empresas (nombre) values ('PALETTOUR');" table:formula="of:=CONCATENATE([.$B$1];[.A2180];[.$C$1])" table:style-name="ce1">
            <text:p>insert into empresas (nombre) values ('PALET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LLAUTA</text:p>
          </table:table-cell>
          <table:table-cell office:value-type="string" office:string-value="insert into empresas (nombre) values ('PALLAUTA');" table:formula="of:=CONCATENATE([.$B$1];[.A2181];[.$C$1])" table:style-name="ce1">
            <text:p>insert into empresas (nombre) values ('PALLAU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LMARES</text:p>
          </table:table-cell>
          <table:table-cell office:value-type="string" office:string-value="insert into empresas (nombre) values ('PALMARES');" table:formula="of:=CONCATENATE([.$B$1];[.A2182];[.$C$1])" table:style-name="ce1">
            <text:p>insert into empresas (nombre) values ('PALMA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LMIRA</text:p>
          </table:table-cell>
          <table:table-cell office:value-type="string" office:string-value="insert into empresas (nombre) values ('PALMIRA');" table:formula="of:=CONCATENATE([.$B$1];[.A2183];[.$C$1])" table:style-name="ce1">
            <text:p>insert into empresas (nombre) values ('PALMI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LOTUR</text:p>
          </table:table-cell>
          <table:table-cell office:value-type="string" office:string-value="insert into empresas (nombre) values ('PALOTUR');" table:formula="of:=CONCATENATE([.$B$1];[.A2184];[.$C$1])" table:style-name="ce1">
            <text:p>insert into empresas (nombre) values ('PALO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MELA VIAJES .S.A.</text:p>
          </table:table-cell>
          <table:table-cell office:value-type="string" office:string-value="insert into empresas (nombre) values ('PAMELA VIAJES .S.A.');" table:formula="of:=CONCATENATE([.$B$1];[.A2185];[.$C$1])" table:style-name="ce1">
            <text:p>insert into empresas (nombre) values ('PAMELA VIAJES .S.A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METUR</text:p>
          </table:table-cell>
          <table:table-cell office:value-type="string" office:string-value="insert into empresas (nombre) values ('PAMETUR');" table:formula="of:=CONCATENATE([.$B$1];[.A2186];[.$C$1])" table:style-name="ce1">
            <text:p>insert into empresas (nombre) values ('PAME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NAM FUNTDUR</text:p>
          </table:table-cell>
          <table:table-cell office:value-type="string" office:string-value="insert into empresas (nombre) values ('PANAM FUNTDUR');" table:formula="of:=CONCATENATE([.$B$1];[.A2187];[.$C$1])" table:style-name="ce1">
            <text:p>insert into empresas (nombre) values ('PANAM FUNTD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NAMERICANO</text:p>
          </table:table-cell>
          <table:table-cell office:value-type="string" office:string-value="insert into empresas (nombre) values ('PANAMERICANO');" table:formula="of:=CONCATENATE([.$B$1];[.A2188];[.$C$1])" table:style-name="ce1">
            <text:p>insert into empresas (nombre) values ('PANAMERICA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NANBI</text:p>
          </table:table-cell>
          <table:table-cell office:value-type="string" office:string-value="insert into empresas (nombre) values ('PANANBI');" table:formula="of:=CONCATENATE([.$B$1];[.A2189];[.$C$1])" table:style-name="ce1">
            <text:p>insert into empresas (nombre) values ('PANANB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NCHO</text:p>
          </table:table-cell>
          <table:table-cell office:value-type="string" office:string-value="insert into empresas (nombre) values ('PANCHO');" table:formula="of:=CONCATENATE([.$B$1];[.A2190];[.$C$1])" table:style-name="ce1">
            <text:p>insert into empresas (nombre) values ('PANCH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NDA</text:p>
          </table:table-cell>
          <table:table-cell office:value-type="string" office:string-value="insert into empresas (nombre) values ('PANDA');" table:formula="of:=CONCATENATE([.$B$1];[.A2191];[.$C$1])" table:style-name="ce1">
            <text:p>insert into empresas (nombre) values ('PAN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NDOBUS</text:p>
          </table:table-cell>
          <table:table-cell office:value-type="string" office:string-value="insert into empresas (nombre) values ('PANDOBUS');" table:formula="of:=CONCATENATE([.$B$1];[.A2192];[.$C$1])" table:style-name="ce1">
            <text:p>insert into empresas (nombre) values ('PANDO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NELLA VIAJES</text:p>
          </table:table-cell>
          <table:table-cell office:value-type="string" office:string-value="insert into empresas (nombre) values ('PANELLA VIAJES');" table:formula="of:=CONCATENATE([.$B$1];[.A2193];[.$C$1])" table:style-name="ce1">
            <text:p>insert into empresas (nombre) values ('PANELLA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NETTA</text:p>
          </table:table-cell>
          <table:table-cell office:value-type="string" office:string-value="insert into empresas (nombre) values ('PANETTA');" table:formula="of:=CONCATENATE([.$B$1];[.A2194];[.$C$1])" table:style-name="ce1">
            <text:p>insert into empresas (nombre) values ('PANET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NORAMA</text:p>
          </table:table-cell>
          <table:table-cell office:value-type="string" office:string-value="insert into empresas (nombre) values ('PANORAMA');" table:formula="of:=CONCATENATE([.$B$1];[.A2195];[.$C$1])" table:style-name="ce1">
            <text:p>insert into empresas (nombre) values ('PANORAM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NTOJA</text:p>
          </table:table-cell>
          <table:table-cell office:value-type="string" office:string-value="insert into empresas (nombre) values ('PANTOJA');" table:formula="of:=CONCATENATE([.$B$1];[.A2196];[.$C$1])" table:style-name="ce1">
            <text:p>insert into empresas (nombre) values ('PANTOJ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NTUSO PATRICIA</text:p>
          </table:table-cell>
          <table:table-cell office:value-type="string" office:string-value="insert into empresas (nombre) values ('PANTUSO PATRICIA');" table:formula="of:=CONCATENATE([.$B$1];[.A2197];[.$C$1])" table:style-name="ce1">
            <text:p>insert into empresas (nombre) values ('PANTUSO PATRIC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P</text:p>
          </table:table-cell>
          <table:table-cell office:value-type="string" office:string-value="insert into empresas (nombre) values ('PAP');" table:formula="of:=CONCATENATE([.$B$1];[.A2198];[.$C$1])" table:style-name="ce1">
            <text:p>insert into empresas (nombre) values ('PA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P SRL</text:p>
          </table:table-cell>
          <table:table-cell office:value-type="string" office:string-value="insert into empresas (nombre) values ('PAP SRL');" table:formula="of:=CONCATENATE([.$B$1];[.A2199];[.$C$1])" table:style-name="ce1">
            <text:p>insert into empresas (nombre) values ('PAP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PARELLI COMPETICION</text:p>
          </table:table-cell>
          <table:table-cell office:value-type="string" office:string-value="insert into empresas (nombre) values ('PAPARELLI COMPETICION');" table:formula="of:=CONCATENATE([.$B$1];[.A2200];[.$C$1])" table:style-name="ce1">
            <text:p>insert into empresas (nombre) values ('PAPARELLI COMPETIC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ABASCHASKA</text:p>
          </table:table-cell>
          <table:table-cell office:value-type="string" office:string-value="insert into empresas (nombre) values ('PARABASCHASKA');" table:formula="of:=CONCATENATE([.$B$1];[.A2201];[.$C$1])" table:style-name="ce1">
            <text:p>insert into empresas (nombre) values ('PARABASCHASK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ADA BUSES</text:p>
          </table:table-cell>
          <table:table-cell office:value-type="string" office:string-value="insert into empresas (nombre) values ('PARADA BUSES');" table:formula="of:=CONCATENATE([.$B$1];[.A2202];[.$C$1])" table:style-name="ce1">
            <text:p>insert into empresas (nombre) values ('PARADA BUS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ADELA</text:p>
          </table:table-cell>
          <table:table-cell office:value-type="string" office:string-value="insert into empresas (nombre) values ('PARADELA');" table:formula="of:=CONCATENATE([.$B$1];[.A2203];[.$C$1])" table:style-name="ce1">
            <text:p>insert into empresas (nombre) values ('PARADE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ADELA CARLOS ROBERTO</text:p>
          </table:table-cell>
          <table:table-cell office:value-type="string" office:string-value="insert into empresas (nombre) values ('PARADELA CARLOS ROBERTO');" table:formula="of:=CONCATENATE([.$B$1];[.A2204];[.$C$1])" table:style-name="ce1">
            <text:p>insert into empresas (nombre) values ('PARADELA CARLOS ROBER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ADISO</text:p>
          </table:table-cell>
          <table:table-cell office:value-type="string" office:string-value="insert into empresas (nombre) values ('PARADISO');" table:formula="of:=CONCATENATE([.$B$1];[.A2205];[.$C$1])" table:style-name="ce1">
            <text:p>insert into empresas (nombre) values ('PARADIS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ADOR ALDO</text:p>
          </table:table-cell>
          <table:table-cell office:value-type="string" office:string-value="insert into empresas (nombre) values ('PARADOR ALDO');" table:formula="of:=CONCATENATE([.$B$1];[.A2206];[.$C$1])" table:style-name="ce1">
            <text:p>insert into empresas (nombre) values ('PARADOR AL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ANHAMA</text:p>
          </table:table-cell>
          <table:table-cell office:value-type="string" office:string-value="insert into empresas (nombre) values ('PARANHAMA');" table:formula="of:=CONCATENATE([.$B$1];[.A2207];[.$C$1])" table:style-name="ce1">
            <text:p>insert into empresas (nombre) values ('PARANHAM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KE</text:p>
          </table:table-cell>
          <table:table-cell office:value-type="string" office:string-value="insert into empresas (nombre) values ('PARKE');" table:formula="of:=CONCATENATE([.$B$1];[.A2208];[.$C$1])" table:style-name="ce1">
            <text:p>insert into empresas (nombre) values ('PARK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KEBUS</text:p>
          </table:table-cell>
          <table:table-cell office:value-type="string" office:string-value="insert into empresas (nombre) values ('PARKEBUS');" table:formula="of:=CONCATENATE([.$B$1];[.A2209];[.$C$1])" table:style-name="ce1">
            <text:p>insert into empresas (nombre) values ('PARKE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KTUR</text:p>
          </table:table-cell>
          <table:table-cell office:value-type="string" office:string-value="insert into empresas (nombre) values ('PARKTUR');" table:formula="of:=CONCATENATE([.$B$1];[.A2210];[.$C$1])" table:style-name="ce1">
            <text:p>insert into empresas (nombre) values ('PARK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QUE</text:p>
          </table:table-cell>
          <table:table-cell office:value-type="string" office:string-value="insert into empresas (nombre) values ('PARQUE');" table:formula="of:=CONCATENATE([.$B$1];[.A2211];[.$C$1])" table:style-name="ce1">
            <text:p>insert into empresas (nombre) values ('PARQU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TENON TURIMO LTDA</text:p>
          </table:table-cell>
          <table:table-cell office:value-type="string" office:string-value="insert into empresas (nombre) values ('PARTENON TURIMO LTDA');" table:formula="of:=CONCATENATE([.$B$1];[.A2212];[.$C$1])" table:style-name="ce1">
            <text:p>insert into empresas (nombre) values ('PARTENON TURIMO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THENON</text:p>
          </table:table-cell>
          <table:table-cell office:value-type="string" office:string-value="insert into empresas (nombre) values ('PARTHENON');" table:formula="of:=CONCATENATE([.$B$1];[.A2213];[.$C$1])" table:style-name="ce1">
            <text:p>insert into empresas (nombre) values ('PARTHEN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TICULAR</text:p>
          </table:table-cell>
          <table:table-cell office:value-type="string" office:string-value="insert into empresas (nombre) values ('PARTICULAR');" table:formula="of:=CONCATENATE([.$B$1];[.A2214];[.$C$1])" table:style-name="ce1">
            <text:p>insert into empresas (nombre) values ('PARTICUL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SCUAL MARTIN</text:p>
          </table:table-cell>
          <table:table-cell office:value-type="string" office:string-value="insert into empresas (nombre) values ('PASCUAL MARTIN');" table:formula="of:=CONCATENATE([.$B$1];[.A2215];[.$C$1])" table:style-name="ce1">
            <text:p>insert into empresas (nombre) values ('PASCUAL MART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SEOS</text:p>
          </table:table-cell>
          <table:table-cell office:value-type="string" office:string-value="insert into empresas (nombre) values ('PASEOS');" table:formula="of:=CONCATENATE([.$B$1];[.A2216];[.$C$1])" table:style-name="ce1">
            <text:p>insert into empresas (nombre) values ('PASE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SION TOUR</text:p>
          </table:table-cell>
          <table:table-cell office:value-type="string" office:string-value="insert into empresas (nombre) values ('PASION TOUR');" table:formula="of:=CONCATENATE([.$B$1];[.A2217];[.$C$1])" table:style-name="ce1">
            <text:p>insert into empresas (nombre) values ('PASION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SQUINI</text:p>
          </table:table-cell>
          <table:table-cell office:value-type="string" office:string-value="insert into empresas (nombre) values ('PASQUINI');" table:formula="of:=CONCATENATE([.$B$1];[.A2218];[.$C$1])" table:style-name="ce1">
            <text:p>insert into empresas (nombre) values ('PASQUIN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STRANA</text:p>
          </table:table-cell>
          <table:table-cell office:value-type="string" office:string-value="insert into empresas (nombre) values ('PASTRANA');" table:formula="of:=CONCATENATE([.$B$1];[.A2219];[.$C$1])" table:style-name="ce1">
            <text:p>insert into empresas (nombre) values ('PASTRA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TAGONIA AUSTRAL</text:p>
          </table:table-cell>
          <table:table-cell office:value-type="string" office:string-value="insert into empresas (nombre) values ('PATAGONIA AUSTRAL');" table:formula="of:=CONCATENATE([.$B$1];[.A2220];[.$C$1])" table:style-name="ce1">
            <text:p>insert into empresas (nombre) values ('PATAGONIA AUSTR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TAGONIA</text:p>
          </table:table-cell>
          <table:table-cell office:value-type="string" office:string-value="insert into empresas (nombre) values ('PATAGONIA');" table:formula="of:=CONCATENATE([.$B$1];[.A2221];[.$C$1])" table:style-name="ce1">
            <text:p>insert into empresas (nombre) values ('PATAGON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TAGONIA LAND</text:p>
          </table:table-cell>
          <table:table-cell office:value-type="string" office:string-value="insert into empresas (nombre) values ('PATAGONIA LAND');" table:formula="of:=CONCATENATE([.$B$1];[.A2222];[.$C$1])" table:style-name="ce1">
            <text:p>insert into empresas (nombre) values ('PATAGONIA LAND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TAGONIA OUTDOORS</text:p>
          </table:table-cell>
          <table:table-cell office:value-type="string" office:string-value="insert into empresas (nombre) values ('PATAGONIA OUTDOORS');" table:formula="of:=CONCATENATE([.$B$1];[.A2223];[.$C$1])" table:style-name="ce1">
            <text:p>insert into empresas (nombre) values ('PATAGONIA OUTDOO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TAGONIA TRANSFERS S.A.</text:p>
          </table:table-cell>
          <table:table-cell office:value-type="string" office:string-value="insert into empresas (nombre) values ('PATAGONIA TRANSFERS S.A.');" table:formula="of:=CONCATENATE([.$B$1];[.A2224];[.$C$1])" table:style-name="ce1">
            <text:p>insert into empresas (nombre) values ('PATAGONIA TRANSFERS S.A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TAGONICA</text:p>
          </table:table-cell>
          <table:table-cell office:value-type="string" office:string-value="insert into empresas (nombre) values ('PATAGONICA');" table:formula="of:=CONCATENATE([.$B$1];[.A2225];[.$C$1])" table:style-name="ce1">
            <text:p>insert into empresas (nombre) values ('PATAGONI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TANIA EXPRESS SA</text:p>
          </table:table-cell>
          <table:table-cell office:value-type="string" office:string-value="insert into empresas (nombre) values ('PATANIA EXPRESS SA');" table:formula="of:=CONCATENATE([.$B$1];[.A2226];[.$C$1])" table:style-name="ce1">
            <text:p>insert into empresas (nombre) values ('PATANIA EXPRESS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TRICIO AGUILERA</text:p>
          </table:table-cell>
          <table:table-cell office:value-type="string" office:string-value="insert into empresas (nombre) values ('PATRICIO AGUILERA');" table:formula="of:=CONCATENATE([.$B$1];[.A2227];[.$C$1])" table:style-name="ce1">
            <text:p>insert into empresas (nombre) values ('PATRICIO AGUILE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TRICIO BOHLE BARRERA</text:p>
          </table:table-cell>
          <table:table-cell office:value-type="string" office:string-value="insert into empresas (nombre) values ('PATRICIO BOHLE BARRERA');" table:formula="of:=CONCATENATE([.$B$1];[.A2228];[.$C$1])" table:style-name="ce1">
            <text:p>insert into empresas (nombre) values ('PATRICIO BOHLE BARRE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TRICIO HERNANDEZ</text:p>
          </table:table-cell>
          <table:table-cell office:value-type="string" office:string-value="insert into empresas (nombre) values ('PATRICIO HERNANDEZ');" table:formula="of:=CONCATENATE([.$B$1];[.A2229];[.$C$1])" table:style-name="ce1">
            <text:p>insert into empresas (nombre) values ('PATRICIO HERNAND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TRICIO MANRIQUE</text:p>
          </table:table-cell>
          <table:table-cell office:value-type="string" office:string-value="insert into empresas (nombre) values ('PATRICIO MANRIQUE');" table:formula="of:=CONCATENATE([.$B$1];[.A2230];[.$C$1])" table:style-name="ce1">
            <text:p>insert into empresas (nombre) values ('PATRICIO MANRIQU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TRICO FUENTES</text:p>
          </table:table-cell>
          <table:table-cell office:value-type="string" office:string-value="insert into empresas (nombre) values ('PATRICO FUENTES');" table:formula="of:=CONCATENATE([.$B$1];[.A2231];[.$C$1])" table:style-name="ce1">
            <text:p>insert into empresas (nombre) values ('PATRICO FUENT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TYTUR</text:p>
          </table:table-cell>
          <table:table-cell office:value-type="string" office:string-value="insert into empresas (nombre) values ('PATYTUR');" table:formula="of:=CONCATENATE([.$B$1];[.A2232];[.$C$1])" table:style-name="ce1">
            <text:p>insert into empresas (nombre) values ('PATY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ULO TUR</text:p>
          </table:table-cell>
          <table:table-cell office:value-type="string" office:string-value="insert into empresas (nombre) values ('PAULO TUR');" table:formula="of:=CONCATENATE([.$B$1];[.A2233];[.$C$1])" table:style-name="ce1">
            <text:p>insert into empresas (nombre) values ('PAULO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VEZ</text:p>
          </table:table-cell>
          <table:table-cell office:value-type="string" office:string-value="insert into empresas (nombre) values ('PAVEZ');" table:formula="of:=CONCATENATE([.$B$1];[.A2234];[.$C$1])" table:style-name="ce1">
            <text:p>insert into empresas (nombre) values ('PAV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YSANDU</text:p>
          </table:table-cell>
          <table:table-cell office:value-type="string" office:string-value="insert into empresas (nombre) values ('PAYSANDU');" table:formula="of:=CONCATENATE([.$B$1];[.A2235];[.$C$1])" table:style-name="ce1">
            <text:p>insert into empresas (nombre) values ('PAYSANDU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Z</text:p>
          </table:table-cell>
          <table:table-cell office:value-type="string" office:string-value="insert into empresas (nombre) values ('PAZ');" table:formula="of:=CONCATENATE([.$B$1];[.A2236];[.$C$1])" table:style-name="ce1">
            <text:p>insert into empresas (nombre) values ('PA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CA TURISMO</text:p>
          </table:table-cell>
          <table:table-cell office:value-type="string" office:string-value="insert into empresas (nombre) values ('PCA TURISMO');" table:formula="of:=CONCATENATE([.$B$1];[.A2237];[.$C$1])" table:style-name="ce1">
            <text:p>insert into empresas (nombre) values ('PC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CADI</text:p>
          </table:table-cell>
          <table:table-cell office:value-type="string" office:string-value="insert into empresas (nombre) values ('PECADI');" table:formula="of:=CONCATENATE([.$B$1];[.A2238];[.$C$1])" table:style-name="ce1">
            <text:p>insert into empresas (nombre) values ('PECAD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DRA AZUL TURISMO</text:p>
          </table:table-cell>
          <table:table-cell office:value-type="string" office:string-value="insert into empresas (nombre) values ('PEDRA AZUL TURISMO');" table:formula="of:=CONCATENATE([.$B$1];[.A2239];[.$C$1])" table:style-name="ce1">
            <text:p>insert into empresas (nombre) values ('PEDRA AZUL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DRAZA</text:p>
          </table:table-cell>
          <table:table-cell office:value-type="string" office:string-value="insert into empresas (nombre) values ('PEDRAZA');" table:formula="of:=CONCATENATE([.$B$1];[.A2240];[.$C$1])" table:style-name="ce1">
            <text:p>insert into empresas (nombre) values ('PEDRAZ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DRO TOURS</text:p>
          </table:table-cell>
          <table:table-cell office:value-type="string" office:string-value="insert into empresas (nombre) values ('PEDRO TOURS');" table:formula="of:=CONCATENATE([.$B$1];[.A2241];[.$C$1])" table:style-name="ce1">
            <text:p>insert into empresas (nombre) values ('PEDRO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GASUS</text:p>
          </table:table-cell>
          <table:table-cell office:value-type="string" office:string-value="insert into empresas (nombre) values ('PEGASUS');" table:formula="of:=CONCATENATE([.$B$1];[.A2242];[.$C$1])" table:style-name="ce1">
            <text:p>insert into empresas (nombre) values ('PEGAS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HUEN</text:p>
          </table:table-cell>
          <table:table-cell office:value-type="string" office:string-value="insert into empresas (nombre) values ('PEHUEN');" table:formula="of:=CONCATENATE([.$B$1];[.A2243];[.$C$1])" table:style-name="ce1">
            <text:p>insert into empresas (nombre) values ('PEHU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HUENCHE</text:p>
          </table:table-cell>
          <table:table-cell office:value-type="string" office:string-value="insert into empresas (nombre) values ('PEHUENCHE');" table:formula="of:=CONCATENATE([.$B$1];[.A2244];[.$C$1])" table:style-name="ce1">
            <text:p>insert into empresas (nombre) values ('PEHUENCH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LIMAR</text:p>
          </table:table-cell>
          <table:table-cell office:value-type="string" office:string-value="insert into empresas (nombre) values ('PELIMAR');" table:formula="of:=CONCATENATE([.$B$1];[.A2245];[.$C$1])" table:style-name="ce1">
            <text:p>insert into empresas (nombre) values ('PELI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LIZZER VIAGENS E TURISMO</text:p>
          </table:table-cell>
          <table:table-cell office:value-type="string" office:string-value="insert into empresas (nombre) values ('PELIZZER VIAGENS E TURISMO');" table:formula="of:=CONCATENATE([.$B$1];[.A2246];[.$C$1])" table:style-name="ce1">
            <text:p>insert into empresas (nombre) values ('PELIZZER VIAGENS E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NA HNOS S.R.L</text:p>
          </table:table-cell>
          <table:table-cell office:value-type="string" office:string-value="insert into empresas (nombre) values ('PENA HNOS S.R.L');" table:formula="of:=CONCATENATE([.$B$1];[.A2247];[.$C$1])" table:style-name="ce1">
            <text:p>insert into empresas (nombre) values ('PENA HNOS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NA VIAJES</text:p>
          </table:table-cell>
          <table:table-cell office:value-type="string" office:string-value="insert into empresas (nombre) values ('PENA VIAJES');" table:formula="of:=CONCATENATE([.$B$1];[.A2248];[.$C$1])" table:style-name="ce1">
            <text:p>insert into empresas (nombre) values ('PENA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NTAGONA TURISMO LTDA</text:p>
          </table:table-cell>
          <table:table-cell office:value-type="string" office:string-value="insert into empresas (nombre) values ('PENTAGONA TURISMO LTDA');" table:formula="of:=CONCATENATE([.$B$1];[.A2249];[.$C$1])" table:style-name="ce1">
            <text:p>insert into empresas (nombre) values ('PENTAGONA TURISMO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AZZO</text:p>
          </table:table-cell>
          <table:table-cell office:value-type="string" office:string-value="insert into empresas (nombre) values ('PERAZZO');" table:formula="of:=CONCATENATE([.$B$1];[.A2250];[.$C$1])" table:style-name="ce1">
            <text:p>insert into empresas (nombre) values ('PERAZZ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EYRA</text:p>
          </table:table-cell>
          <table:table-cell office:value-type="string" office:string-value="insert into empresas (nombre) values ('PEREYRA');" table:formula="of:=CONCATENATE([.$B$1];[.A2251];[.$C$1])" table:style-name="ce1">
            <text:p>insert into empresas (nombre) values ('PEREY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EZ AGUILERA</text:p>
          </table:table-cell>
          <table:table-cell office:value-type="string" office:string-value="insert into empresas (nombre) values ('PEREZ AGUILERA');" table:formula="of:=CONCATENATE([.$B$1];[.A2252];[.$C$1])" table:style-name="ce1">
            <text:p>insert into empresas (nombre) values ('PEREZ AGUILE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LA NEGRA</text:p>
          </table:table-cell>
          <table:table-cell office:value-type="string" office:string-value="insert into empresas (nombre) values ('PERLA NEGRA');" table:formula="of:=CONCATENATE([.$B$1];[.A2253];[.$C$1])" table:style-name="ce1">
            <text:p>insert into empresas (nombre) values ('PERLA NEG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LATUR</text:p>
          </table:table-cell>
          <table:table-cell office:value-type="string" office:string-value="insert into empresas (nombre) values ('PERLATUR');" table:formula="of:=CONCATENATE([.$B$1];[.A2254];[.$C$1])" table:style-name="ce1">
            <text:p>insert into empresas (nombre) values ('PERLA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NAMBUCO</text:p>
          </table:table-cell>
          <table:table-cell office:value-type="string" office:string-value="insert into empresas (nombre) values ('PERNAMBUCO');" table:formula="of:=CONCATENATE([.$B$1];[.A2255];[.$C$1])" table:style-name="ce1">
            <text:p>insert into empresas (nombre) values ('PERNAMBU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OLA <text:s/>DALAGOA TURISMO LTDA</text:p>
          </table:table-cell>
          <table:table-cell office:value-type="string" office:string-value="insert into empresas (nombre) values ('PEROLA  DALAGOA TURISMO LTDA');" table:formula="of:=CONCATENATE([.$B$1];[.A2256];[.$C$1])" table:style-name="ce1">
            <text:p>insert into empresas (nombre) values ('PEROLA <text:s/>DALAGOA TURISMO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RET ECTOR OMAR</text:p>
          </table:table-cell>
          <table:table-cell office:value-type="string" office:string-value="insert into empresas (nombre) values ('PERRET ECTOR OMAR');" table:formula="of:=CONCATENATE([.$B$1];[.A2257];[.$C$1])" table:style-name="ce1">
            <text:p>insert into empresas (nombre) values ('PERRET ECTOR O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TRELLI</text:p>
          </table:table-cell>
          <table:table-cell office:value-type="string" office:string-value="insert into empresas (nombre) values ('PETRELLI');" table:formula="of:=CONCATENATE([.$B$1];[.A2258];[.$C$1])" table:style-name="ce1">
            <text:p>insert into empresas (nombre) values ('PETRELL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TRI</text:p>
          </table:table-cell>
          <table:table-cell office:value-type="string" office:string-value="insert into empresas (nombre) values ('PETRI');" table:formula="of:=CONCATENATE([.$B$1];[.A2259];[.$C$1])" table:style-name="ce1">
            <text:p>insert into empresas (nombre) values ('PETR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TRO HUE</text:p>
          </table:table-cell>
          <table:table-cell office:value-type="string" office:string-value="insert into empresas (nombre) values ('PETRO HUE');" table:formula="of:=CONCATENATE([.$B$1];[.A2260];[.$C$1])" table:style-name="ce1">
            <text:p>insert into empresas (nombre) values ('PETRO HU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TROBUS</text:p>
          </table:table-cell>
          <table:table-cell office:value-type="string" office:string-value="insert into empresas (nombre) values ('PETROBUS');" table:formula="of:=CONCATENATE([.$B$1];[.A2261];[.$C$1])" table:style-name="ce1">
            <text:p>insert into empresas (nombre) values ('PETRO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UMAYEN</text:p>
          </table:table-cell>
          <table:table-cell office:value-type="string" office:string-value="insert into empresas (nombre) values ('PEUMAYEN');" table:formula="of:=CONCATENATE([.$B$1];[.A2262];[.$C$1])" table:style-name="ce1">
            <text:p>insert into empresas (nombre) values ('PEUMAY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ZZINI</text:p>
          </table:table-cell>
          <table:table-cell office:value-type="string" office:string-value="insert into empresas (nombre) values ('PEZZINI');" table:formula="of:=CONCATENATE([.$B$1];[.A2263];[.$C$1])" table:style-name="ce1">
            <text:p>insert into empresas (nombre) values ('PEZZIN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ÑONES</text:p>
          </table:table-cell>
          <table:table-cell office:value-type="string" office:string-value="insert into empresas (nombre) values ('PIÑONES');" table:formula="of:=CONCATENATE([.$B$1];[.A2264];[.$C$1])" table:style-name="ce1">
            <text:p>insert into empresas (nombre) values ('PIÑON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ASTRELINI PEDRO ANTONIO</text:p>
          </table:table-cell>
          <table:table-cell office:value-type="string" office:string-value="insert into empresas (nombre) values ('PIASTRELINI PEDRO ANTONIO');" table:formula="of:=CONCATENATE([.$B$1];[.A2265];[.$C$1])" table:style-name="ce1">
            <text:p>insert into empresas (nombre) values ('PIASTRELINI PEDRO ANTON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CAFLOR</text:p>
          </table:table-cell>
          <table:table-cell office:value-type="string" office:string-value="insert into empresas (nombre) values ('PICAFLOR');" table:formula="of:=CONCATENATE([.$B$1];[.A2266];[.$C$1])" table:style-name="ce1">
            <text:p>insert into empresas (nombre) values ('PICAFLO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GOZZO</text:p>
          </table:table-cell>
          <table:table-cell office:value-type="string" office:string-value="insert into empresas (nombre) values ('PIGOZZO');" table:formula="of:=CONCATENATE([.$B$1];[.A2267];[.$C$1])" table:style-name="ce1">
            <text:p>insert into empresas (nombre) values ('PIGOZZ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MATUR VIAJES S.R.L</text:p>
          </table:table-cell>
          <table:table-cell office:value-type="string" office:string-value="insert into empresas (nombre) values ('PIMATUR VIAJES S.R.L');" table:formula="of:=CONCATENATE([.$B$1];[.A2268];[.$C$1])" table:style-name="ce1">
            <text:p>insert into empresas (nombre) values ('PIMATUR VIAJES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MENTA TURISMO</text:p>
          </table:table-cell>
          <table:table-cell office:value-type="string" office:string-value="insert into empresas (nombre) values ('PIMENTA TURISMO');" table:formula="of:=CONCATENATE([.$B$1];[.A2269];[.$C$1])" table:style-name="ce1">
            <text:p>insert into empresas (nombre) values ('PIMENT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NDAR INES</text:p>
          </table:table-cell>
          <table:table-cell office:value-type="string" office:string-value="insert into empresas (nombre) values ('PINDAR INES');" table:formula="of:=CONCATENATE([.$B$1];[.A2270];[.$C$1])" table:style-name="ce1">
            <text:p>insert into empresas (nombre) values ('PINDAR IN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REHUEICO</text:p>
          </table:table-cell>
          <table:table-cell office:value-type="string" office:string-value="insert into empresas (nombre) values ('PIREHUEICO');" table:formula="of:=CONCATENATE([.$B$1];[.A2271];[.$C$1])" table:style-name="ce1">
            <text:p>insert into empresas (nombre) values ('PIREHUEI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RU TUR</text:p>
          </table:table-cell>
          <table:table-cell office:value-type="string" office:string-value="insert into empresas (nombre) values ('PIRU TUR');" table:formula="of:=CONCATENATE([.$B$1];[.A2272];[.$C$1])" table:style-name="ce1">
            <text:p>insert into empresas (nombre) values ('PIRU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NALTO</text:p>
          </table:table-cell>
          <table:table-cell office:value-type="string" office:string-value="insert into empresas (nombre) values ('PLANALTO');" table:formula="of:=CONCATENATE([.$B$1];[.A2273];[.$C$1])" table:style-name="ce1">
            <text:p>insert into empresas (nombre) values ('PLANAL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NET BUS</text:p>
          </table:table-cell>
          <table:table-cell office:value-type="string" office:string-value="insert into empresas (nombre) values ('PLANET BUS');" table:formula="of:=CONCATENATE([.$B$1];[.A2274];[.$C$1])" table:style-name="ce1">
            <text:p>insert into empresas (nombre) values ('PLANET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TABUS <text:s/>S.A.</text:p>
          </table:table-cell>
          <table:table-cell office:value-type="string" office:string-value="insert into empresas (nombre) values ('PLATABUS  S.A.');" table:formula="of:=CONCATENATE([.$B$1];[.A2275];[.$C$1])" table:style-name="ce1">
            <text:p>insert into empresas (nombre) values ('PLATABUS <text:s/>S.A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TINO TURISMO</text:p>
          </table:table-cell>
          <table:table-cell office:value-type="string" office:string-value="insert into empresas (nombre) values ('PLATINO TURISMO');" table:formula="of:=CONCATENATE([.$B$1];[.A2276];[.$C$1])" table:style-name="ce1">
            <text:p>insert into empresas (nombre) values ('PLATINO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YMO TUR</text:p>
          </table:table-cell>
          <table:table-cell office:value-type="string" office:string-value="insert into empresas (nombre) values ('PLAYMO TUR');" table:formula="of:=CONCATENATE([.$B$1];[.A2277];[.$C$1])" table:style-name="ce1">
            <text:p>insert into empresas (nombre) values ('PLAYMO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ZA TURISMO</text:p>
          </table:table-cell>
          <table:table-cell office:value-type="string" office:string-value="insert into empresas (nombre) values ('PLAZA TURISMO');" table:formula="of:=CONCATENATE([.$B$1];[.A2278];[.$C$1])" table:style-name="ce1">
            <text:p>insert into empresas (nombre) values ('PLAZ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US ULTRA</text:p>
          </table:table-cell>
          <table:table-cell office:value-type="string" office:string-value="insert into empresas (nombre) values ('PLUS ULTRA');" table:formula="of:=CONCATENATE([.$B$1];[.A2279];[.$C$1])" table:style-name="ce1">
            <text:p>insert into empresas (nombre) values ('PLUS ULT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USMAR</text:p>
          </table:table-cell>
          <table:table-cell office:value-type="string" office:string-value="insert into empresas (nombre) values ('PLUSMAR');" table:formula="of:=CONCATENATE([.$B$1];[.A2280];[.$C$1])" table:style-name="ce1">
            <text:p>insert into empresas (nombre) values ('PLUS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LETTI TRAVEL</text:p>
          </table:table-cell>
          <table:table-cell office:value-type="string" office:string-value="insert into empresas (nombre) values ('POLETTI TRAVEL');" table:formula="of:=CONCATENATE([.$B$1];[.A2281];[.$C$1])" table:style-name="ce1">
            <text:p>insert into empresas (nombre) values ('POLETTI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LICIA DE ENTRE RIOS</text:p>
          </table:table-cell>
          <table:table-cell office:value-type="string" office:string-value="insert into empresas (nombre) values ('POLICIA DE ENTRE RIOS');" table:formula="of:=CONCATENATE([.$B$1];[.A2282];[.$C$1])" table:style-name="ce1">
            <text:p>insert into empresas (nombre) values ('POLICIA DE ENTRE RI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NCE JULIAN CARLOS</text:p>
          </table:table-cell>
          <table:table-cell office:value-type="string" office:string-value="insert into empresas (nombre) values ('PONCE JULIAN CARLOS');" table:formula="of:=CONCATENATE([.$B$1];[.A2283];[.$C$1])" table:style-name="ce1">
            <text:p>insert into empresas (nombre) values ('PONCE JULIAN CARL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NCE RAMON HERNAN</text:p>
          </table:table-cell>
          <table:table-cell office:value-type="string" office:string-value="insert into empresas (nombre) values ('PONCE RAMON HERNAN');" table:formula="of:=CONCATENATE([.$B$1];[.A2284];[.$C$1])" table:style-name="ce1">
            <text:p>insert into empresas (nombre) values ('PONCE RAMON HERN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 FREE PORT</text:p>
          </table:table-cell>
          <table:table-cell office:value-type="string" office:string-value="insert into empresas (nombre) values ('POR FREE PORT');" table:formula="of:=CONCATENATE([.$B$1];[.A2285];[.$C$1])" table:style-name="ce1">
            <text:p>insert into empresas (nombre) values ('POR FREE POR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TO REAL</text:p>
          </table:table-cell>
          <table:table-cell office:value-type="string" office:string-value="insert into empresas (nombre) values ('PORTO REAL');" table:formula="of:=CONCATENATE([.$B$1];[.A2286];[.$C$1])" table:style-name="ce1">
            <text:p>insert into empresas (nombre) values ('PORTO RE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TO SOL TURISMO</text:p>
          </table:table-cell>
          <table:table-cell office:value-type="string" office:string-value="insert into empresas (nombre) values ('PORTO SOL TURISMO');" table:formula="of:=CONCATENATE([.$B$1];[.A2287];[.$C$1])" table:style-name="ce1">
            <text:p>insert into empresas (nombre) values ('PORTO SOL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A BUS</text:p>
          </table:table-cell>
          <table:table-cell office:value-type="string" office:string-value="insert into empresas (nombre) values ('POSA BUS');" table:formula="of:=CONCATENATE([.$B$1];[.A2288];[.$C$1])" table:style-name="ce1">
            <text:p>insert into empresas (nombre) values ('POSA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ADA</text:p>
          </table:table-cell>
          <table:table-cell office:value-type="string" office:string-value="insert into empresas (nombre) values ('POSADA');" table:formula="of:=CONCATENATE([.$B$1];[.A2289];[.$C$1])" table:style-name="ce1">
            <text:p>insert into empresas (nombre) values ('POSA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TAL BUS</text:p>
          </table:table-cell>
          <table:table-cell office:value-type="string" office:string-value="insert into empresas (nombre) values ('POSTAL BUS');" table:formula="of:=CONCATENATE([.$B$1];[.A2290];[.$C$1])" table:style-name="ce1">
            <text:p>insert into empresas (nombre) values ('POSTAL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WER GRAPHICS SRL</text:p>
          </table:table-cell>
          <table:table-cell office:value-type="string" office:string-value="insert into empresas (nombre) values ('POWER GRAPHICS SRL');" table:formula="of:=CONCATENATE([.$B$1];[.A2291];[.$C$1])" table:style-name="ce1">
            <text:p>insert into empresas (nombre) values ('POWER GRAPHIC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ACTICO</text:p>
          </table:table-cell>
          <table:table-cell office:value-type="string" office:string-value="insert into empresas (nombre) values ('PRACTICO');" table:formula="of:=CONCATENATE([.$B$1];[.A2292];[.$C$1])" table:style-name="ce1">
            <text:p>insert into empresas (nombre) values ('PRACTI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ADERA</text:p>
          </table:table-cell>
          <table:table-cell office:value-type="string" office:string-value="insert into empresas (nombre) values ('PRADERA');" table:formula="of:=CONCATENATE([.$B$1];[.A2293];[.$C$1])" table:style-name="ce1">
            <text:p>insert into empresas (nombre) values ('PRADE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ADEZ</text:p>
          </table:table-cell>
          <table:table-cell office:value-type="string" office:string-value="insert into empresas (nombre) values ('PRADEZ');" table:formula="of:=CONCATENATE([.$B$1];[.A2294];[.$C$1])" table:style-name="ce1">
            <text:p>insert into empresas (nombre) values ('PRAD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AVOCE</text:p>
          </table:table-cell>
          <table:table-cell office:value-type="string" office:string-value="insert into empresas (nombre) values ('PRAVOCE');" table:formula="of:=CONCATENATE([.$B$1];[.A2295];[.$C$1])" table:style-name="ce1">
            <text:p>insert into empresas (nombre) values ('PRAVOC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MIUN</text:p>
          </table:table-cell>
          <table:table-cell office:value-type="string" office:string-value="insert into empresas (nombre) values ('PREMIUN');" table:formula="of:=CONCATENATE([.$B$1];[.A2296];[.$C$1])" table:style-name="ce1">
            <text:p>insert into empresas (nombre) values ('PREMIU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TI VIAJES</text:p>
          </table:table-cell>
          <table:table-cell office:value-type="string" office:string-value="insert into empresas (nombre) values ('PRETI VIAJES');" table:formula="of:=CONCATENATE([.$B$1];[.A2297];[.$C$1])" table:style-name="ce1">
            <text:p>insert into empresas (nombre) values ('PRETI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TTI TOUR</text:p>
          </table:table-cell>
          <table:table-cell office:value-type="string" office:string-value="insert into empresas (nombre) values ('PRETTI TOUR');" table:formula="of:=CONCATENATE([.$B$1];[.A2298];[.$C$1])" table:style-name="ce1">
            <text:p>insert into empresas (nombre) values ('PRETTI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CESA</text:p>
          </table:table-cell>
          <table:table-cell office:value-type="string" office:string-value="insert into empresas (nombre) values ('PRICESA');" table:formula="of:=CONCATENATE([.$B$1];[.A2299];[.$C$1])" table:style-name="ce1">
            <text:p>insert into empresas (nombre) values ('PRICE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MIU STUR</text:p>
          </table:table-cell>
          <table:table-cell office:value-type="string" office:string-value="insert into empresas (nombre) values ('PRIMIU STUR');" table:formula="of:=CONCATENATE([.$B$1];[.A2300];[.$C$1])" table:style-name="ce1">
            <text:p>insert into empresas (nombre) values ('PRIMIU S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NCESA DEL NORTE</text:p>
          </table:table-cell>
          <table:table-cell office:value-type="string" office:string-value="insert into empresas (nombre) values ('PRINCESA DEL NORTE');" table:formula="of:=CONCATENATE([.$B$1];[.A2301];[.$C$1])" table:style-name="ce1">
            <text:p>insert into empresas (nombre) values ('PRINCESA DEL N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NCESA TURISMO</text:p>
          </table:table-cell>
          <table:table-cell office:value-type="string" office:string-value="insert into empresas (nombre) values ('PRINCESA TURISMO');" table:formula="of:=CONCATENATE([.$B$1];[.A2302];[.$C$1])" table:style-name="ce1">
            <text:p>insert into empresas (nombre) values ('PRINCES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OTTI</text:p>
          </table:table-cell>
          <table:table-cell office:value-type="string" office:string-value="insert into empresas (nombre) values ('PRIOTTI');" table:formula="of:=CONCATENATE([.$B$1];[.A2303];[.$C$1])" table:style-name="ce1">
            <text:p>insert into empresas (nombre) values ('PRIOTT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 TRAVEL</text:p>
          </table:table-cell>
          <table:table-cell office:value-type="string" office:string-value="insert into empresas (nombre) values ('PRO TRAVEL');" table:formula="of:=CONCATENATE([.$B$1];[.A2304];[.$C$1])" table:style-name="ce1">
            <text:p>insert into empresas (nombre) values ('PRO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LUS S A</text:p>
          </table:table-cell>
          <table:table-cell office:value-type="string" office:string-value="insert into empresas (nombre) values ('PROCLUS S A');" table:formula="of:=CONCATENATE([.$B$1];[.A2305];[.$C$1])" table:style-name="ce1">
            <text:p>insert into empresas (nombre) values ('PROCLUS S 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SA</text:p>
          </table:table-cell>
          <table:table-cell office:value-type="string" office:string-value="insert into empresas (nombre) values ('PROSA');" table:formula="of:=CONCATENATE([.$B$1];[.A2306];[.$C$1])" table:style-name="ce1">
            <text:p>insert into empresas (nombre) values ('PRO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X SERGIO ALFREDO</text:p>
          </table:table-cell>
          <table:table-cell office:value-type="string" office:string-value="insert into empresas (nombre) values ('PROX SERGIO ALFREDO');" table:formula="of:=CONCATENATE([.$B$1];[.A2307];[.$C$1])" table:style-name="ce1">
            <text:p>insert into empresas (nombre) values ('PROX SERGIO ALFRE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TAK SRL</text:p>
          </table:table-cell>
          <table:table-cell office:value-type="string" office:string-value="insert into empresas (nombre) values ('PTAK SRL');" table:formula="of:=CONCATENATE([.$B$1];[.A2308];[.$C$1])" table:style-name="ce1">
            <text:p>insert into empresas (nombre) values ('PTAK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BLITUR</text:p>
          </table:table-cell>
          <table:table-cell office:value-type="string" office:string-value="insert into empresas (nombre) values ('PUBLITUR');" table:formula="of:=CONCATENATE([.$B$1];[.A2309];[.$C$1])" table:style-name="ce1">
            <text:p>insert into empresas (nombre) values ('PUBLI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CARA VIAJES Y TURISMO</text:p>
          </table:table-cell>
          <table:table-cell office:value-type="string" office:string-value="insert into empresas (nombre) values ('PUCARA VIAJES Y TURISMO');" table:formula="of:=CONCATENATE([.$B$1];[.A2310];[.$C$1])" table:style-name="ce1">
            <text:p>insert into empresas (nombre) values ('PUCARA VIAJES Y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CHI</text:p>
          </table:table-cell>
          <table:table-cell office:value-type="string" office:string-value="insert into empresas (nombre) values ('PUCHI');" table:formula="of:=CONCATENATE([.$B$1];[.A2311];[.$C$1])" table:style-name="ce1">
            <text:p>insert into empresas (nombre) values ('PUCH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CHINGA TUR</text:p>
          </table:table-cell>
          <table:table-cell office:value-type="string" office:string-value="insert into empresas (nombre) values ('PUCHINGA TUR');" table:formula="of:=CONCATENATE([.$B$1];[.A2312];[.$C$1])" table:style-name="ce1">
            <text:p>insert into empresas (nombre) values ('PUCHINGA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EBLO BLANCO</text:p>
          </table:table-cell>
          <table:table-cell office:value-type="string" office:string-value="insert into empresas (nombre) values ('PUEBLO BLANCO');" table:formula="of:=CONCATENATE([.$B$1];[.A2313];[.$C$1])" table:style-name="ce1">
            <text:p>insert into empresas (nombre) values ('PUEBLO BLAN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ERTO ARTURO</text:p>
          </table:table-cell>
          <table:table-cell office:value-type="string" office:string-value="insert into empresas (nombre) values ('PUERTO ARTURO');" table:formula="of:=CONCATENATE([.$B$1];[.A2314];[.$C$1])" table:style-name="ce1">
            <text:p>insert into empresas (nombre) values ('PUERTO ARTU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ERTO BLEST <text:s/>S, A</text:p>
          </table:table-cell>
          <table:table-cell office:value-type="string" office:string-value="insert into empresas (nombre) values ('PUERTO BLEST  S, A');" table:formula="of:=CONCATENATE([.$B$1];[.A2315];[.$C$1])" table:style-name="ce1">
            <text:p>insert into empresas (nombre) values ('PUERTO BLEST <text:s/>S, 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ERTO DESEADO</text:p>
          </table:table-cell>
          <table:table-cell office:value-type="string" office:string-value="insert into empresas (nombre) values ('PUERTO DESEADO');" table:formula="of:=CONCATENATE([.$B$1];[.A2316];[.$C$1])" table:style-name="ce1">
            <text:p>insert into empresas (nombre) values ('PUERTO DESEA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ERTO MADRIN</text:p>
          </table:table-cell>
          <table:table-cell office:value-type="string" office:string-value="insert into empresas (nombre) values ('PUERTO MADRIN');" table:formula="of:=CONCATENATE([.$B$1];[.A2317];[.$C$1])" table:style-name="ce1">
            <text:p>insert into empresas (nombre) values ('PUERTO MADR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LLMAN BUS</text:p>
          </table:table-cell>
          <table:table-cell office:value-type="string" office:string-value="insert into empresas (nombre) values ('PULLMAN BUS');" table:formula="of:=CONCATENATE([.$B$1];[.A2318];[.$C$1])" table:style-name="ce1">
            <text:p>insert into empresas (nombre) values ('PULLMAN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LLMAN CONTIMAR</text:p>
          </table:table-cell>
          <table:table-cell office:value-type="string" office:string-value="insert into empresas (nombre) values ('PULLMAN CONTIMAR');" table:formula="of:=CONCATENATE([.$B$1];[.A2319];[.$C$1])" table:style-name="ce1">
            <text:p>insert into empresas (nombre) values ('PULLMAN CONTI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LLMAN DEL NORTE</text:p>
          </table:table-cell>
          <table:table-cell office:value-type="string" office:string-value="insert into empresas (nombre) values ('PULLMAN DEL NORTE');" table:formula="of:=CONCATENATE([.$B$1];[.A2320];[.$C$1])" table:style-name="ce1">
            <text:p>insert into empresas (nombre) values ('PULLMAN DEL N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LLMAN DEL VALLE</text:p>
          </table:table-cell>
          <table:table-cell office:value-type="string" office:string-value="insert into empresas (nombre) values ('PULLMAN DEL VALLE');" table:formula="of:=CONCATENATE([.$B$1];[.A2321];[.$C$1])" table:style-name="ce1">
            <text:p>insert into empresas (nombre) values ('PULLMAN DEL VAL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LLMAN FLORIDA</text:p>
          </table:table-cell>
          <table:table-cell office:value-type="string" office:string-value="insert into empresas (nombre) values ('PULLMAN FLORIDA');" table:formula="of:=CONCATENATE([.$B$1];[.A2322];[.$C$1])" table:style-name="ce1">
            <text:p>insert into empresas (nombre) values ('PULLMAN FLORI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LLMAN J.R</text:p>
          </table:table-cell>
          <table:table-cell office:value-type="string" office:string-value="insert into empresas (nombre) values ('PULLMAN J.R');" table:formula="of:=CONCATENATE([.$B$1];[.A2323];[.$C$1])" table:style-name="ce1">
            <text:p>insert into empresas (nombre) values ('PULLMAN J.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LLMAN NORTE SUR</text:p>
          </table:table-cell>
          <table:table-cell office:value-type="string" office:string-value="insert into empresas (nombre) values ('PULLMAN NORTE SUR');" table:formula="of:=CONCATENATE([.$B$1];[.A2324];[.$C$1])" table:style-name="ce1">
            <text:p>insert into empresas (nombre) values ('PULLMAN NORTE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LLMAN PALMIRA</text:p>
          </table:table-cell>
          <table:table-cell office:value-type="string" office:string-value="insert into empresas (nombre) values ('PULLMAN PALMIRA');" table:formula="of:=CONCATENATE([.$B$1];[.A2325];[.$C$1])" table:style-name="ce1">
            <text:p>insert into empresas (nombre) values ('PULLMAN PALMI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LLMAN SAN LUIS</text:p>
          </table:table-cell>
          <table:table-cell office:value-type="string" office:string-value="insert into empresas (nombre) values ('PULLMAN SAN LUIS');" table:formula="of:=CONCATENATE([.$B$1];[.A2326];[.$C$1])" table:style-name="ce1">
            <text:p>insert into empresas (nombre) values ('PULLMAN SAN LUI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LLMAN TUR</text:p>
          </table:table-cell>
          <table:table-cell office:value-type="string" office:string-value="insert into empresas (nombre) values ('PULLMAN TUR');" table:formula="of:=CONCATENATE([.$B$1];[.A2327];[.$C$1])" table:style-name="ce1">
            <text:p>insert into empresas (nombre) values ('PULLMAN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LLMAN TURISMO</text:p>
          </table:table-cell>
          <table:table-cell office:value-type="string" office:string-value="insert into empresas (nombre) values ('PULLMAN TURISMO');" table:formula="of:=CONCATENATE([.$B$1];[.A2328];[.$C$1])" table:style-name="ce1">
            <text:p>insert into empresas (nombre) values ('PULLMAN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LLMAN EL HUIQUE</text:p>
          </table:table-cell>
          <table:table-cell office:value-type="string" office:string-value="insert into empresas (nombre) values ('PULLMAN EL HUIQUE');" table:formula="of:=CONCATENATE([.$B$1];[.A2329];[.$C$1])" table:style-name="ce1">
            <text:p>insert into empresas (nombre) values ('PULLMAN EL HUIQU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LLMAN RALC</text:p>
          </table:table-cell>
          <table:table-cell office:value-type="string" office:string-value="insert into empresas (nombre) values ('PULLMAN RALC');" table:formula="of:=CONCATENATE([.$B$1];[.A2330];[.$C$1])" table:style-name="ce1">
            <text:p>insert into empresas (nombre) values ('PULLMAN RAL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LLMAN VIAJES</text:p>
          </table:table-cell>
          <table:table-cell office:value-type="string" office:string-value="insert into empresas (nombre) values ('PULLMAN VIAJES');" table:formula="of:=CONCATENATE([.$B$1];[.A2331];[.$C$1])" table:style-name="ce1">
            <text:p>insert into empresas (nombre) values ('PULLMAN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NA DE ATACAMA SRL</text:p>
          </table:table-cell>
          <table:table-cell office:value-type="string" office:string-value="insert into empresas (nombre) values ('PUNA DE ATACAMA SRL');" table:formula="of:=CONCATENATE([.$B$1];[.A2332];[.$C$1])" table:style-name="ce1">
            <text:p>insert into empresas (nombre) values ('PUNA DE ATACAMA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NTALTOUR</text:p>
          </table:table-cell>
          <table:table-cell office:value-type="string" office:string-value="insert into empresas (nombre) values ('PUNTALTOUR');" table:formula="of:=CONCATENATE([.$B$1];[.A2333];[.$C$1])" table:style-name="ce1">
            <text:p>insert into empresas (nombre) values ('PUNTAL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NTO DE TANSPORTE</text:p>
          </table:table-cell>
          <table:table-cell office:value-type="string" office:string-value="insert into empresas (nombre) values ('PUNTO DE TANSPORTE');" table:formula="of:=CONCATENATE([.$B$1];[.A2334];[.$C$1])" table:style-name="ce1">
            <text:p>insert into empresas (nombre) values ('PUNTO DE TANSP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NTO TRAVEL</text:p>
          </table:table-cell>
          <table:table-cell office:value-type="string" office:string-value="insert into empresas (nombre) values ('PUNTO TRAVEL');" table:formula="of:=CONCATENATE([.$B$1];[.A2335];[.$C$1])" table:style-name="ce1">
            <text:p>insert into empresas (nombre) values ('PUNTO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NTO TUR</text:p>
          </table:table-cell>
          <table:table-cell office:value-type="string" office:string-value="insert into empresas (nombre) values ('PUNTO TUR');" table:formula="of:=CONCATENATE([.$B$1];[.A2336];[.$C$1])" table:style-name="ce1">
            <text:p>insert into empresas (nombre) values ('PUNTO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NTO UNO</text:p>
          </table:table-cell>
          <table:table-cell office:value-type="string" office:string-value="insert into empresas (nombre) values ('PUNTO UNO');" table:formula="of:=CONCATENATE([.$B$1];[.A2337];[.$C$1])" table:style-name="ce1">
            <text:p>insert into empresas (nombre) values ('PUNTO U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TINGA</text:p>
          </table:table-cell>
          <table:table-cell office:value-type="string" office:string-value="insert into empresas (nombre) values ('PUTINGA');" table:formula="of:=CONCATENATE([.$B$1];[.A2338];[.$C$1])" table:style-name="ce1">
            <text:p>insert into empresas (nombre) values ('PUTING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 MANIA</text:p>
          </table:table-cell>
          <table:table-cell office:value-type="string" office:string-value="insert into empresas (nombre) values ('Q MANIA');" table:formula="of:=CONCATENATE([.$B$1];[.A2339];[.$C$1])" table:style-name="ce1">
            <text:p>insert into empresas (nombre) values ('Q MAN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BRACHO RUCBY CLUB</text:p>
          </table:table-cell>
          <table:table-cell office:value-type="string" office:string-value="insert into empresas (nombre) values ('QUEBRACHO RUCBY CLUB');" table:formula="of:=CONCATENATE([.$B$1];[.A2340];[.$C$1])" table:style-name="ce1">
            <text:p>insert into empresas (nombre) values ('QUEBRACHO RUCBY CLUB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BUS</text:p>
          </table:table-cell>
          <table:table-cell office:value-type="string" office:string-value="insert into empresas (nombre) values ('QUEBUS');" table:formula="of:=CONCATENATE([.$B$1];[.A2341];[.$C$1])" table:style-name="ce1">
            <text:p>insert into empresas (nombre) values ('QUE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HUE</text:p>
          </table:table-cell>
          <table:table-cell office:value-type="string" office:string-value="insert into empresas (nombre) values ('QUEHUE');" table:formula="of:=CONCATENATE([.$B$1];[.A2342];[.$C$1])" table:style-name="ce1">
            <text:p>insert into empresas (nombre) values ('QUEHU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ILEN</text:p>
          </table:table-cell>
          <table:table-cell office:value-type="string" office:string-value="insert into empresas (nombre) values ('QUEILEN');" table:formula="of:=CONCATENATE([.$B$1];[.A2343];[.$C$1])" table:style-name="ce1">
            <text:p>insert into empresas (nombre) values ('QUEIL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ILEN BUS</text:p>
          </table:table-cell>
          <table:table-cell office:value-type="string" office:string-value="insert into empresas (nombre) values ('QUEILEN BUS');" table:formula="of:=CONCATENATE([.$B$1];[.A2344];[.$C$1])" table:style-name="ce1">
            <text:p>insert into empresas (nombre) values ('QUEILEN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ILEN BUS L.T.D.A</text:p>
          </table:table-cell>
          <table:table-cell office:value-type="string" office:string-value="insert into empresas (nombre) values ('QUEILEN BUS L.T.D.A');" table:formula="of:=CONCATENATE([.$B$1];[.A2345];[.$C$1])" table:style-name="ce1">
            <text:p>insert into empresas (nombre) values ('QUEILEN BUS L.T.D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LY EXPRESS</text:p>
          </table:table-cell>
          <table:table-cell office:value-type="string" office:string-value="insert into empresas (nombre) values ('QUELY EXPRESS');" table:formula="of:=CONCATENATE([.$B$1];[.A2346];[.$C$1])" table:style-name="ce1">
            <text:p>insert into empresas (nombre) values ('QUELY EXPRES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ILARO</text:p>
          </table:table-cell>
          <table:table-cell office:value-type="string" office:string-value="insert into empresas (nombre) values ('QUILARO');" table:formula="of:=CONCATENATE([.$B$1];[.A2347];[.$C$1])" table:style-name="ce1">
            <text:p>insert into empresas (nombre) values ('QUILA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ILARO PATAGONIA</text:p>
          </table:table-cell>
          <table:table-cell office:value-type="string" office:string-value="insert into empresas (nombre) values ('QUILARO PATAGONIA');" table:formula="of:=CONCATENATE([.$B$1];[.A2348];[.$C$1])" table:style-name="ce1">
            <text:p>insert into empresas (nombre) values ('QUILARO PATAGON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IMEY</text:p>
          </table:table-cell>
          <table:table-cell office:value-type="string" office:string-value="insert into empresas (nombre) values ('QUIMEY');" table:formula="of:=CONCATENATE([.$B$1];[.A2349];[.$C$1])" table:style-name="ce1">
            <text:p>insert into empresas (nombre) values ('QUIME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INCHO MALI</text:p>
          </table:table-cell>
          <table:table-cell office:value-type="string" office:string-value="insert into empresas (nombre) values ('QUINCHO MALI');" table:formula="of:=CONCATENATE([.$B$1];[.A2350];[.$C$1])" table:style-name="ce1">
            <text:p>insert into empresas (nombre) values ('QUINCHO MAL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INTIAN</text:p>
          </table:table-cell>
          <table:table-cell office:value-type="string" office:string-value="insert into empresas (nombre) values ('QUINTIAN');" table:formula="of:=CONCATENATE([.$B$1];[.A2351];[.$C$1])" table:style-name="ce1">
            <text:p>insert into empresas (nombre) values ('QUINTI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INTO ELEMENTO</text:p>
          </table:table-cell>
          <table:table-cell office:value-type="string" office:string-value="insert into empresas (nombre) values ('QUINTO ELEMENTO');" table:formula="of:=CONCATENATE([.$B$1];[.A2352];[.$C$1])" table:style-name="ce1">
            <text:p>insert into empresas (nombre) values ('QUINTO ELEMEN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QUE VIAJES</text:p>
          </table:table-cell>
          <table:table-cell office:value-type="string" office:string-value="insert into empresas (nombre) values ('QUQUE VIAJES');" table:formula="of:=CONCATENATE([.$B$1];[.A2353];[.$C$1])" table:style-name="ce1">
            <text:p>insert into empresas (nombre) values ('QUQUE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 P TRANSPORTE</text:p>
          </table:table-cell>
          <table:table-cell office:value-type="string" office:string-value="insert into empresas (nombre) values ('R P TRANSPORTE');" table:formula="of:=CONCATENATE([.$B$1];[.A2354];[.$C$1])" table:style-name="ce1">
            <text:p>insert into empresas (nombre) values ('R P TRANSP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 S</text:p>
          </table:table-cell>
          <table:table-cell office:value-type="string" office:string-value="insert into empresas (nombre) values ('R S');" table:formula="of:=CONCATENATE([.$B$1];[.A2355];[.$C$1])" table:style-name="ce1">
            <text:p>insert into empresas (nombre) values ('R 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 V TURISMO</text:p>
          </table:table-cell>
          <table:table-cell office:value-type="string" office:string-value="insert into empresas (nombre) values ('R V TURISMO');" table:formula="of:=CONCATENATE([.$B$1];[.A2356];[.$C$1])" table:style-name="ce1">
            <text:p>insert into empresas (nombre) values ('R V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 Y S TRAVEL</text:p>
          </table:table-cell>
          <table:table-cell office:value-type="string" office:string-value="insert into empresas (nombre) values ('R Y S TRAVEL');" table:formula="of:=CONCATENATE([.$B$1];[.A2357];[.$C$1])" table:style-name="ce1">
            <text:p>insert into empresas (nombre) values ('R Y S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.S.T</text:p>
          </table:table-cell>
          <table:table-cell office:value-type="string" office:string-value="insert into empresas (nombre) values ('R.S.T');" table:formula="of:=CONCATENATE([.$B$1];[.A2358];[.$C$1])" table:style-name="ce1">
            <text:p>insert into empresas (nombre) values ('R.S.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&amp; C VIAJES Y TURISMO S.R.L.</text:p>
          </table:table-cell>
          <table:table-cell office:value-type="string" office:string-value="insert into empresas (nombre) values ('R&amp; C VIAJES Y TURISMO S.R.L.');" table:formula="of:=CONCATENATE([.$B$1];[.A2359];[.$C$1])" table:style-name="ce1">
            <text:p>insert into empresas (nombre) values ('R&amp; C VIAJES Y TURISMO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DIO TOUR FEDERAL</text:p>
          </table:table-cell>
          <table:table-cell office:value-type="string" office:string-value="insert into empresas (nombre) values ('RADIO TOUR FEDERAL');" table:formula="of:=CONCATENATE([.$B$1];[.A2360];[.$C$1])" table:style-name="ce1">
            <text:p>insert into empresas (nombre) values ('RADIO TOUR FEDER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DIOVAN</text:p>
          </table:table-cell>
          <table:table-cell office:value-type="string" office:string-value="insert into empresas (nombre) values ('RADIOVAN');" table:formula="of:=CONCATENATE([.$B$1];[.A2361];[.$C$1])" table:style-name="ce1">
            <text:p>insert into empresas (nombre) values ('RADIOV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F</text:p>
          </table:table-cell>
          <table:table-cell office:value-type="string" office:string-value="insert into empresas (nombre) values ('RAF');" table:formula="of:=CONCATENATE([.$B$1];[.A2362];[.$C$1])" table:style-name="ce1">
            <text:p>insert into empresas (nombre) values ('RAF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FAEL <text:s/>ARROYO</text:p>
          </table:table-cell>
          <table:table-cell office:value-type="string" office:string-value="insert into empresas (nombre) values ('RAFAEL  ARROYO');" table:formula="of:=CONCATENATE([.$B$1];[.A2363];[.$C$1])" table:style-name="ce1">
            <text:p>insert into empresas (nombre) values ('RAFAEL <text:s/>ARROY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GO CAR</text:p>
          </table:table-cell>
          <table:table-cell office:value-type="string" office:string-value="insert into empresas (nombre) values ('RAGO CAR');" table:formula="of:=CONCATENATE([.$B$1];[.A2364];[.$C$1])" table:style-name="ce1">
            <text:p>insert into empresas (nombre) values ('RAGO C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HUE</text:p>
          </table:table-cell>
          <table:table-cell office:value-type="string" office:string-value="insert into empresas (nombre) values ('RAHUE');" table:formula="of:=CONCATENATE([.$B$1];[.A2365];[.$C$1])" table:style-name="ce1">
            <text:p>insert into empresas (nombre) values ('RAHU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I TRAI</text:p>
          </table:table-cell>
          <table:table-cell office:value-type="string" office:string-value="insert into empresas (nombre) values ('RAI TRAI');" table:formula="of:=CONCATENATE([.$B$1];[.A2366];[.$C$1])" table:style-name="ce1">
            <text:p>insert into empresas (nombre) values ('RAI TRA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IBUS</text:p>
          </table:table-cell>
          <table:table-cell office:value-type="string" office:string-value="insert into empresas (nombre) values ('RAIBUS');" table:formula="of:=CONCATENATE([.$B$1];[.A2367];[.$C$1])" table:style-name="ce1">
            <text:p>insert into empresas (nombre) values ('RAI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IMUNDO RUI</text:p>
          </table:table-cell>
          <table:table-cell office:value-type="string" office:string-value="insert into empresas (nombre) values ('RAIMUNDO RUI');" table:formula="of:=CONCATENATE([.$B$1];[.A2368];[.$C$1])" table:style-name="ce1">
            <text:p>insert into empresas (nombre) values ('RAIMUNDO RU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JIT JUAN CARLOS</text:p>
          </table:table-cell>
          <table:table-cell office:value-type="string" office:string-value="insert into empresas (nombre) values ('RAJIT JUAN CARLOS');" table:formula="of:=CONCATENATE([.$B$1];[.A2369];[.$C$1])" table:style-name="ce1">
            <text:p>insert into empresas (nombre) values ('RAJIT JUAN CARL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 TURISMO</text:p>
          </table:table-cell>
          <table:table-cell office:value-type="string" office:string-value="insert into empresas (nombre) values ('RAM TURISMO');" table:formula="of:=CONCATENATE([.$B$1];[.A2370];[.$C$1])" table:style-name="ce1">
            <text:p>insert into empresas (nombre) values ('RAM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AOS SRL</text:p>
          </table:table-cell>
          <table:table-cell office:value-type="string" office:string-value="insert into empresas (nombre) values ('RAMAOS SRL');" table:formula="of:=CONCATENATE([.$B$1];[.A2371];[.$C$1])" table:style-name="ce1">
            <text:p>insert into empresas (nombre) values ('RAMAO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IREZ</text:p>
          </table:table-cell>
          <table:table-cell office:value-type="string" office:string-value="insert into empresas (nombre) values ('RAMIREZ');" table:formula="of:=CONCATENATE([.$B$1];[.A2372];[.$C$1])" table:style-name="ce1">
            <text:p>insert into empresas (nombre) values ('RAMIR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IREZ ALBERTO</text:p>
          </table:table-cell>
          <table:table-cell office:value-type="string" office:string-value="insert into empresas (nombre) values ('RAMIREZ ALBERTO');" table:formula="of:=CONCATENATE([.$B$1];[.A2373];[.$C$1])" table:style-name="ce1">
            <text:p>insert into empresas (nombre) values ('RAMIREZ ALBER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IREZ CARLOS <text:s/>E</text:p>
          </table:table-cell>
          <table:table-cell office:value-type="string" office:string-value="insert into empresas (nombre) values ('RAMIREZ CARLOS  E');" table:formula="of:=CONCATENATE([.$B$1];[.A2374];[.$C$1])" table:style-name="ce1">
            <text:p>insert into empresas (nombre) values ('RAMIREZ CARLOS <text:s/>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IREZ MIGUEL ANGEL</text:p>
          </table:table-cell>
          <table:table-cell office:value-type="string" office:string-value="insert into empresas (nombre) values ('RAMIREZ MIGUEL ANGEL');" table:formula="of:=CONCATENATE([.$B$1];[.A2375];[.$C$1])" table:style-name="ce1">
            <text:p>insert into empresas (nombre) values ('RAMIREZ MIGUEL ANG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ON JIMENEZ</text:p>
          </table:table-cell>
          <table:table-cell office:value-type="string" office:string-value="insert into empresas (nombre) values ('RAMON JIMENEZ');" table:formula="of:=CONCATENATE([.$B$1];[.A2376];[.$C$1])" table:style-name="ce1">
            <text:p>insert into empresas (nombre) values ('RAMON JIMEN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UNDO TRAVEL</text:p>
          </table:table-cell>
          <table:table-cell office:value-type="string" office:string-value="insert into empresas (nombre) values ('RAMUNDO TRAVEL');" table:formula="of:=CONCATENATE([.$B$1];[.A2377];[.$C$1])" table:style-name="ce1">
            <text:p>insert into empresas (nombre) values ('RAMUNDO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DAZZO</text:p>
          </table:table-cell>
          <table:table-cell office:value-type="string" office:string-value="insert into empresas (nombre) values ('RANDAZZO');" table:formula="of:=CONCATENATE([.$B$1];[.A2378];[.$C$1])" table:style-name="ce1">
            <text:p>insert into empresas (nombre) values ('RANDAZZ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DOLHP</text:p>
          </table:table-cell>
          <table:table-cell office:value-type="string" office:string-value="insert into empresas (nombre) values ('RANDOLHP');" table:formula="of:=CONCATENATE([.$B$1];[.A2379];[.$C$1])" table:style-name="ce1">
            <text:p>insert into empresas (nombre) values ('RANDOLH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PA NUI</text:p>
          </table:table-cell>
          <table:table-cell office:value-type="string" office:string-value="insert into empresas (nombre) values ('RAPA NUI');" table:formula="of:=CONCATENATE([.$B$1];[.A2380];[.$C$1])" table:style-name="ce1">
            <text:p>insert into empresas (nombre) values ('RAPA NU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PIBUS S.A.S</text:p>
          </table:table-cell>
          <table:table-cell office:value-type="string" office:string-value="insert into empresas (nombre) values ('RAPIBUS S.A.S');" table:formula="of:=CONCATENATE([.$B$1];[.A2381];[.$C$1])" table:style-name="ce1">
            <text:p>insert into empresas (nombre) values ('RAPIBUS S.A.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PIDO</text:p>
          </table:table-cell>
          <table:table-cell office:value-type="string" office:string-value="insert into empresas (nombre) values ('RAPIDO');" table:formula="of:=CONCATENATE([.$B$1];[.A2382];[.$C$1])" table:style-name="ce1">
            <text:p>insert into empresas (nombre) values ('RAPI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PIDO BUS</text:p>
          </table:table-cell>
          <table:table-cell office:value-type="string" office:string-value="insert into empresas (nombre) values ('RAPIDO BUS');" table:formula="of:=CONCATENATE([.$B$1];[.A2383];[.$C$1])" table:style-name="ce1">
            <text:p>insert into empresas (nombre) values ('RAPIDO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PIDO DEL SUD S A</text:p>
          </table:table-cell>
          <table:table-cell office:value-type="string" office:string-value="insert into empresas (nombre) values ('RAPIDO DEL SUD S A');" table:formula="of:=CONCATENATE([.$B$1];[.A2384];[.$C$1])" table:style-name="ce1">
            <text:p>insert into empresas (nombre) values ('RAPIDO DEL SUD S 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PIDO SAN JOSE</text:p>
          </table:table-cell>
          <table:table-cell office:value-type="string" office:string-value="insert into empresas (nombre) values ('RAPIDO SAN JOSE');" table:formula="of:=CONCATENATE([.$B$1];[.A2385];[.$C$1])" table:style-name="ce1">
            <text:p>insert into empresas (nombre) values ('RAPIDO SAN JOS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PIDO TATA</text:p>
          </table:table-cell>
          <table:table-cell office:value-type="string" office:string-value="insert into empresas (nombre) values ('RAPIDO TATA');" table:formula="of:=CONCATENATE([.$B$1];[.A2386];[.$C$1])" table:style-name="ce1">
            <text:p>insert into empresas (nombre) values ('RAPIDO TA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STUR</text:p>
          </table:table-cell>
          <table:table-cell office:value-type="string" office:string-value="insert into empresas (nombre) values ('RASTUR');" table:formula="of:=CONCATENATE([.$B$1];[.A2387];[.$C$1])" table:style-name="ce1">
            <text:p>insert into empresas (nombre) values ('RAS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UCH TRAVEL S.R.L.</text:p>
          </table:table-cell>
          <table:table-cell office:value-type="string" office:string-value="insert into empresas (nombre) values ('RAUCH TRAVEL S.R.L.');" table:formula="of:=CONCATENATE([.$B$1];[.A2388];[.$C$1])" table:style-name="ce1">
            <text:p>insert into empresas (nombre) values ('RAUCH TRAVEL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VEL VIAJES</text:p>
          </table:table-cell>
          <table:table-cell office:value-type="string" office:string-value="insert into empresas (nombre) values ('RAVEL VIAJES');" table:formula="of:=CONCATENATE([.$B$1];[.A2389];[.$C$1])" table:style-name="ce1">
            <text:p>insert into empresas (nombre) values ('RAVEL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Y BUS</text:p>
          </table:table-cell>
          <table:table-cell office:value-type="string" office:string-value="insert into empresas (nombre) values ('RAY BUS');" table:formula="of:=CONCATENATE([.$B$1];[.A2390];[.$C$1])" table:style-name="ce1">
            <text:p>insert into empresas (nombre) values ('RAY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YANTU</text:p>
          </table:table-cell>
          <table:table-cell office:value-type="string" office:string-value="insert into empresas (nombre) values ('RAYANTU');" table:formula="of:=CONCATENATE([.$B$1];[.A2391];[.$C$1])" table:style-name="ce1">
            <text:p>insert into empresas (nombre) values ('RAYANTU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YEN</text:p>
          </table:table-cell>
          <table:table-cell office:value-type="string" office:string-value="insert into empresas (nombre) values ('RAYEN');" table:formula="of:=CONCATENATE([.$B$1];[.A2392];[.$C$1])" table:style-name="ce1">
            <text:p>insert into empresas (nombre) values ('RAY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DM TURISMO</text:p>
          </table:table-cell>
          <table:table-cell office:value-type="string" office:string-value="insert into empresas (nombre) values ('RDM TURISMO');" table:formula="of:=CONCATENATE([.$B$1];[.A2393];[.$C$1])" table:style-name="ce1">
            <text:p>insert into empresas (nombre) values ('RDM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ÑACA <text:s/>Y COMPANIA</text:p>
          </table:table-cell>
          <table:table-cell office:value-type="string" office:string-value="insert into empresas (nombre) values ('REÑACA  Y COMPANIA');" table:formula="of:=CONCATENATE([.$B$1];[.A2394];[.$C$1])" table:style-name="ce1">
            <text:p>insert into empresas (nombre) values ('REÑACA <text:s/>Y COMPAN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AL TOUR</text:p>
          </table:table-cell>
          <table:table-cell office:value-type="string" office:string-value="insert into empresas (nombre) values ('REAL TOUR');" table:formula="of:=CONCATENATE([.$B$1];[.A2395];[.$C$1])" table:style-name="ce1">
            <text:p>insert into empresas (nombre) values ('REAL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OR VIAJES TURISMO</text:p>
          </table:table-cell>
          <table:table-cell office:value-type="string" office:string-value="insert into empresas (nombre) values ('RECOR VIAJES TURISMO');" table:formula="of:=CONCATENATE([.$B$1];[.A2396];[.$C$1])" table:style-name="ce1">
            <text:p>insert into empresas (nombre) values ('RECOR VIAJES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REO</text:p>
          </table:table-cell>
          <table:table-cell office:value-type="string" office:string-value="insert into empresas (nombre) values ('RECREO');" table:formula="of:=CONCATENATE([.$B$1];[.A2397];[.$C$1])" table:style-name="ce1">
            <text:p>insert into empresas (nombre) values ('RECRE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D ALLIANCE</text:p>
          </table:table-cell>
          <table:table-cell office:value-type="string" office:string-value="insert into empresas (nombre) values ('RED ALLIANCE');" table:formula="of:=CONCATENATE([.$B$1];[.A2398];[.$C$1])" table:style-name="ce1">
            <text:p>insert into empresas (nombre) values ('RED ALLIANC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DES TUR</text:p>
          </table:table-cell>
          <table:table-cell office:value-type="string" office:string-value="insert into empresas (nombre) values ('REDES TUR');" table:formula="of:=CONCATENATE([.$B$1];[.A2399];[.$C$1])" table:style-name="ce1">
            <text:p>insert into empresas (nombre) values ('REDES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ENCONTRE VIAJES</text:p>
          </table:table-cell>
          <table:table-cell office:value-type="string" office:string-value="insert into empresas (nombre) values ('REENCONTRE VIAJES');" table:formula="of:=CONCATENATE([.$B$1];[.A2400];[.$C$1])" table:style-name="ce1">
            <text:p>insert into empresas (nombre) values ('REENCONTRE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IONAL SUR</text:p>
          </table:table-cell>
          <table:table-cell office:value-type="string" office:string-value="insert into empresas (nombre) values ('REGIONAL SUR');" table:formula="of:=CONCATENATE([.$B$1];[.A2401];[.$C$1])" table:style-name="ce1">
            <text:p>insert into empresas (nombre) values ('REGIONA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IONAL VILLA RICA</text:p>
          </table:table-cell>
          <table:table-cell office:value-type="string" office:string-value="insert into empresas (nombre) values ('REGIONAL VILLA RICA');" table:formula="of:=CONCATENATE([.$B$1];[.A2402];[.$C$1])" table:style-name="ce1">
            <text:p>insert into empresas (nombre) values ('REGIONAL VILLA RI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UEIRA.MARCELO</text:p>
          </table:table-cell>
          <table:table-cell office:value-type="string" office:string-value="insert into empresas (nombre) values ('REGUEIRA.MARCELO');" table:formula="of:=CONCATENATE([.$B$1];[.A2403];[.$C$1])" table:style-name="ce1">
            <text:p>insert into empresas (nombre) values ('REGUEIRA.MARCE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ITMANN HECTOR</text:p>
          </table:table-cell>
          <table:table-cell office:value-type="string" office:string-value="insert into empresas (nombre) values ('REITMANN HECTOR');" table:formula="of:=CONCATENATE([.$B$1];[.A2404];[.$C$1])" table:style-name="ce1">
            <text:p>insert into empresas (nombre) values ('REITMANN HECTO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MIS</text:p>
          </table:table-cell>
          <table:table-cell office:value-type="string" office:string-value="insert into empresas (nombre) values ('REMIS');" table:formula="of:=CONCATENATE([.$B$1];[.A2405];[.$C$1])" table:style-name="ce1">
            <text:p>insert into empresas (nombre) values ('REMI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NACER</text:p>
          </table:table-cell>
          <table:table-cell office:value-type="string" office:string-value="insert into empresas (nombre) values ('RENACER');" table:formula="of:=CONCATENATE([.$B$1];[.A2406];[.$C$1])" table:style-name="ce1">
            <text:p>insert into empresas (nombre) values ('RENAC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NATO ROMAN</text:p>
          </table:table-cell>
          <table:table-cell office:value-type="string" office:string-value="insert into empresas (nombre) values ('RENATO ROMAN');" table:formula="of:=CONCATENATE([.$B$1];[.A2407];[.$C$1])" table:style-name="ce1">
            <text:p>insert into empresas (nombre) values ('RENATO ROM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NE ANTONIO SAN MARTIN ESPARZA</text:p>
          </table:table-cell>
          <table:table-cell office:value-type="string" office:string-value="insert into empresas (nombre) values ('RENE ANTONIO SAN MARTIN ESPARZA');" table:formula="of:=CONCATENATE([.$B$1];[.A2408];[.$C$1])" table:style-name="ce1">
            <text:p>insert into empresas (nombre) values ('RENE ANTONIO SAN MARTIN ESPARZ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NTABUS</text:p>
          </table:table-cell>
          <table:table-cell office:value-type="string" office:string-value="insert into empresas (nombre) values ('RENTABUS');" table:formula="of:=CONCATENATE([.$B$1];[.A2409];[.$C$1])" table:style-name="ce1">
            <text:p>insert into empresas (nombre) values ('RENTA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NZI TURISMO</text:p>
          </table:table-cell>
          <table:table-cell office:value-type="string" office:string-value="insert into empresas (nombre) values ('RENZI TURISMO');" table:formula="of:=CONCATENATE([.$B$1];[.A2410];[.$C$1])" table:style-name="ce1">
            <text:p>insert into empresas (nombre) values ('RENZI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TA BUS</text:p>
          </table:table-cell>
          <table:table-cell office:value-type="string" office:string-value="insert into empresas (nombre) values ('RETA BUS');" table:formula="of:=CONCATENATE([.$B$1];[.A2411];[.$C$1])" table:style-name="ce1">
            <text:p>insert into empresas (nombre) values ('RETA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VAR</text:p>
          </table:table-cell>
          <table:table-cell office:value-type="string" office:string-value="insert into empresas (nombre) values ('REVAR');" table:formula="of:=CONCATENATE([.$B$1];[.A2412];[.$C$1])" table:style-name="ce1">
            <text:p>insert into empresas (nombre) values ('REV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VELACION</text:p>
          </table:table-cell>
          <table:table-cell office:value-type="string" office:string-value="insert into empresas (nombre) values ('REVELACION');" table:formula="of:=CONCATENATE([.$B$1];[.A2413];[.$C$1])" table:style-name="ce1">
            <text:p>insert into empresas (nombre) values ('REVELAC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Y DEL MONTE <text:s/>S.R.L</text:p>
          </table:table-cell>
          <table:table-cell office:value-type="string" office:string-value="insert into empresas (nombre) values ('REY DEL MONTE  S.R.L');" table:formula="of:=CONCATENATE([.$B$1];[.A2414];[.$C$1])" table:style-name="ce1">
            <text:p>insert into empresas (nombre) values ('REY DEL MONTE <text:s/>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YMAR TUR</text:p>
          </table:table-cell>
          <table:table-cell office:value-type="string" office:string-value="insert into empresas (nombre) values ('REYMAR TUR');" table:formula="of:=CONCATENATE([.$B$1];[.A2415];[.$C$1])" table:style-name="ce1">
            <text:p>insert into empresas (nombre) values ('REYMAR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</text:p>
          </table:table-cell>
          <table:table-cell office:value-type="string" office:string-value="insert into empresas (nombre) values ('RF');" table:formula="of:=CONCATENATE([.$B$1];[.A2416];[.$C$1])" table:style-name="ce1">
            <text:p>insert into empresas (nombre) values ('RF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GA RUTAS TURISTICAS</text:p>
          </table:table-cell>
          <table:table-cell office:value-type="string" office:string-value="insert into empresas (nombre) values ('RGA RUTAS TURISTICAS');" table:formula="of:=CONCATENATE([.$B$1];[.A2417];[.$C$1])" table:style-name="ce1">
            <text:p>insert into empresas (nombre) values ('RGA RUTAS TURISTIC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GA SANTA ROSA TURISMO</text:p>
          </table:table-cell>
          <table:table-cell office:value-type="string" office:string-value="insert into empresas (nombre) values ('RGA SANTA ROSA TURISMO');" table:formula="of:=CONCATENATE([.$B$1];[.A2418];[.$C$1])" table:style-name="ce1">
            <text:p>insert into empresas (nombre) values ('RGA SANTA ROS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GG</text:p>
          </table:table-cell>
          <table:table-cell office:value-type="string" office:string-value="insert into empresas (nombre) values ('RGG');" table:formula="of:=CONCATENATE([.$B$1];[.A2419];[.$C$1])" table:style-name="ce1">
            <text:p>insert into empresas (nombre) values ('RGG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CARDO TURISMO</text:p>
          </table:table-cell>
          <table:table-cell office:value-type="string" office:string-value="insert into empresas (nombre) values ('RICARDO TURISMO');" table:formula="of:=CONCATENATE([.$B$1];[.A2420];[.$C$1])" table:style-name="ce1">
            <text:p>insert into empresas (nombre) values ('RICARDO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CARDO VIDAL</text:p>
          </table:table-cell>
          <table:table-cell office:value-type="string" office:string-value="insert into empresas (nombre) values ('RICARDO VIDAL');" table:formula="of:=CONCATENATE([.$B$1];[.A2421];[.$C$1])" table:style-name="ce1">
            <text:p>insert into empresas (nombre) values ('RICARDO VID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CHERI TOUR</text:p>
          </table:table-cell>
          <table:table-cell office:value-type="string" office:string-value="insert into empresas (nombre) values ('RICHERI TOUR');" table:formula="of:=CONCATENATE([.$B$1];[.A2422];[.$C$1])" table:style-name="ce1">
            <text:p>insert into empresas (nombre) values ('RICHERI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CHTER TURISMO</text:p>
          </table:table-cell>
          <table:table-cell office:value-type="string" office:string-value="insert into empresas (nombre) values ('RICHTER TURISMO');" table:formula="of:=CONCATENATE([.$B$1];[.A2423];[.$C$1])" table:style-name="ce1">
            <text:p>insert into empresas (nombre) values ('RICHTER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MAR BUS</text:p>
          </table:table-cell>
          <table:table-cell office:value-type="string" office:string-value="insert into empresas (nombre) values ('RIMAR BUS');" table:formula="of:=CONCATENATE([.$B$1];[.A2424];[.$C$1])" table:style-name="ce1">
            <text:p>insert into empresas (nombre) values ('RIMAR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MASIL SRL</text:p>
          </table:table-cell>
          <table:table-cell office:value-type="string" office:string-value="insert into empresas (nombre) values ('RIMASIL SRL');" table:formula="of:=CONCATENATE([.$B$1];[.A2425];[.$C$1])" table:style-name="ce1">
            <text:p>insert into empresas (nombre) values ('RIMASIL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MATUR</text:p>
          </table:table-cell>
          <table:table-cell office:value-type="string" office:string-value="insert into empresas (nombre) values ('RIMATUR');" table:formula="of:=CONCATENATE([.$B$1];[.A2426];[.$C$1])" table:style-name="ce1">
            <text:p>insert into empresas (nombre) values ('RIMA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NCON</text:p>
          </table:table-cell>
          <table:table-cell office:value-type="string" office:string-value="insert into empresas (nombre) values ('RINCON');" table:formula="of:=CONCATENATE([.$B$1];[.A2427];[.$C$1])" table:style-name="ce1">
            <text:p>insert into empresas (nombre) values ('RINC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NCON VASCO</text:p>
          </table:table-cell>
          <table:table-cell office:value-type="string" office:string-value="insert into empresas (nombre) values ('RINCON VASCO');" table:formula="of:=CONCATENATE([.$B$1];[.A2428];[.$C$1])" table:style-name="ce1">
            <text:p>insert into empresas (nombre) values ('RINCON VAS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O BUS</text:p>
          </table:table-cell>
          <table:table-cell office:value-type="string" office:string-value="insert into empresas (nombre) values ('RIO BUS');" table:formula="of:=CONCATENATE([.$B$1];[.A2429];[.$C$1])" table:style-name="ce1">
            <text:p>insert into empresas (nombre) values ('RIO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O GRANDE TURISMO</text:p>
          </table:table-cell>
          <table:table-cell office:value-type="string" office:string-value="insert into empresas (nombre) values ('RIO GRANDE TURISMO');" table:formula="of:=CONCATENATE([.$B$1];[.A2430];[.$C$1])" table:style-name="ce1">
            <text:p>insert into empresas (nombre) values ('RIO GRANDE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O NEGRO OSORNO</text:p>
          </table:table-cell>
          <table:table-cell office:value-type="string" office:string-value="insert into empresas (nombre) values ('RIO NEGRO OSORNO');" table:formula="of:=CONCATENATE([.$B$1];[.A2431];[.$C$1])" table:style-name="ce1">
            <text:p>insert into empresas (nombre) values ('RIO NEGRO OSOR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O PARAGUAY</text:p>
          </table:table-cell>
          <table:table-cell office:value-type="string" office:string-value="insert into empresas (nombre) values ('RIO PARAGUAY');" table:formula="of:=CONCATENATE([.$B$1];[.A2432];[.$C$1])" table:style-name="ce1">
            <text:p>insert into empresas (nombre) values ('RIO PARAGUA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O PARANA</text:p>
          </table:table-cell>
          <table:table-cell office:value-type="string" office:string-value="insert into empresas (nombre) values ('RIO PARANA');" table:formula="of:=CONCATENATE([.$B$1];[.A2433];[.$C$1])" table:style-name="ce1">
            <text:p>insert into empresas (nombre) values ('RIO PARA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O SAN JUAN DEL ORO</text:p>
          </table:table-cell>
          <table:table-cell office:value-type="string" office:string-value="insert into empresas (nombre) values ('RIO SAN JUAN DEL ORO');" table:formula="of:=CONCATENATE([.$B$1];[.A2434];[.$C$1])" table:style-name="ce1">
            <text:p>insert into empresas (nombre) values ('RIO SAN JUAN DEL O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O TERCERO</text:p>
          </table:table-cell>
          <table:table-cell office:value-type="string" office:string-value="insert into empresas (nombre) values ('RIO TERCERO');" table:formula="of:=CONCATENATE([.$B$1];[.A2435];[.$C$1])" table:style-name="ce1">
            <text:p>insert into empresas (nombre) values ('RIO TERCE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O URUGUAY</text:p>
          </table:table-cell>
          <table:table-cell office:value-type="string" office:string-value="insert into empresas (nombre) values ('RIO URUGUAY');" table:formula="of:=CONCATENATE([.$B$1];[.A2436];[.$C$1])" table:style-name="ce1">
            <text:p>insert into empresas (nombre) values ('RIO URUGUA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OS DEL SUR</text:p>
          </table:table-cell>
          <table:table-cell office:value-type="string" office:string-value="insert into empresas (nombre) values ('RIOS DEL SUR');" table:formula="of:=CONCATENATE([.$B$1];[.A2437];[.$C$1])" table:style-name="ce1">
            <text:p>insert into empresas (nombre) values ('RIOS DE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OS TOUR</text:p>
          </table:table-cell>
          <table:table-cell office:value-type="string" office:string-value="insert into empresas (nombre) values ('RIOS TOUR');" table:formula="of:=CONCATENATE([.$B$1];[.A2438];[.$C$1])" table:style-name="ce1">
            <text:p>insert into empresas (nombre) values ('RIOS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QUELME JOSE</text:p>
          </table:table-cell>
          <table:table-cell office:value-type="string" office:string-value="insert into empresas (nombre) values ('RIQUELME JOSE');" table:formula="of:=CONCATENATE([.$B$1];[.A2439];[.$C$1])" table:style-name="ce1">
            <text:p>insert into empresas (nombre) values ('RIQUELME JOS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SCO TURISMO</text:p>
          </table:table-cell>
          <table:table-cell office:value-type="string" office:string-value="insert into empresas (nombre) values ('RISCO TURISMO');" table:formula="of:=CONCATENATE([.$B$1];[.A2440];[.$C$1])" table:style-name="ce1">
            <text:p>insert into empresas (nombre) values ('RISCO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TMO BUS</text:p>
          </table:table-cell>
          <table:table-cell office:value-type="string" office:string-value="insert into empresas (nombre) values ('RITMO BUS');" table:formula="of:=CONCATENATE([.$B$1];[.A2441];[.$C$1])" table:style-name="ce1">
            <text:p>insert into empresas (nombre) values ('RITMO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TMO TUR</text:p>
          </table:table-cell>
          <table:table-cell office:value-type="string" office:string-value="insert into empresas (nombre) values ('RITMO TUR');" table:formula="of:=CONCATENATE([.$B$1];[.A2442];[.$C$1])" table:style-name="ce1">
            <text:p>insert into empresas (nombre) values ('RITMO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TMO TURISMO</text:p>
          </table:table-cell>
          <table:table-cell office:value-type="string" office:string-value="insert into empresas (nombre) values ('RITMO TURISMO');" table:formula="of:=CONCATENATE([.$B$1];[.A2443];[.$C$1])" table:style-name="ce1">
            <text:p>insert into empresas (nombre) values ('RITMO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TSER</text:p>
          </table:table-cell>
          <table:table-cell office:value-type="string" office:string-value="insert into empresas (nombre) values ('RITSER');" table:formula="of:=CONCATENATE([.$B$1];[.A2444];[.$C$1])" table:style-name="ce1">
            <text:p>insert into empresas (nombre) values ('RITS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VERO</text:p>
          </table:table-cell>
          <table:table-cell office:value-type="string" office:string-value="insert into empresas (nombre) values ('RIVERO');" table:formula="of:=CONCATENATE([.$B$1];[.A2445];[.$C$1])" table:style-name="ce1">
            <text:p>insert into empresas (nombre) values ('RIVE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ZZATTI</text:p>
          </table:table-cell>
          <table:table-cell office:value-type="string" office:string-value="insert into empresas (nombre) values ('RIZZATTI');" table:formula="of:=CONCATENATE([.$B$1];[.A2446];[.$C$1])" table:style-name="ce1">
            <text:p>insert into empresas (nombre) values ('RIZZATT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M</text:p>
          </table:table-cell>
          <table:table-cell office:value-type="string" office:string-value="insert into empresas (nombre) values ('RM');" table:formula="of:=CONCATENATE([.$B$1];[.A2447];[.$C$1])" table:style-name="ce1">
            <text:p>insert into empresas (nombre) values ('R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AL TURISMO</text:p>
          </table:table-cell>
          <table:table-cell office:value-type="string" office:string-value="insert into empresas (nombre) values ('ROAL TURISMO');" table:formula="of:=CONCATENATE([.$B$1];[.A2448];[.$C$1])" table:style-name="ce1">
            <text:p>insert into empresas (nombre) values ('ROAL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ERTO <text:s/>C <text:s/>ZACCARO</text:p>
          </table:table-cell>
          <table:table-cell office:value-type="string" office:string-value="insert into empresas (nombre) values ('ROBERTO  C  ZACCARO');" table:formula="of:=CONCATENATE([.$B$1];[.A2449];[.$C$1])" table:style-name="ce1">
            <text:p>insert into empresas (nombre) values ('ROBERTO <text:s/>C <text:s/>ZACCA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ERTUR</text:p>
          </table:table-cell>
          <table:table-cell office:value-type="string" office:string-value="insert into empresas (nombre) values ('ROBERTUR');" table:formula="of:=CONCATENATE([.$B$1];[.A2450];[.$C$1])" table:style-name="ce1">
            <text:p>insert into empresas (nombre) values ('ROBER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LE TOUR</text:p>
          </table:table-cell>
          <table:table-cell office:value-type="string" office:string-value="insert into empresas (nombre) values ('ROBLE TOUR');" table:formula="of:=CONCATENATE([.$B$1];[.A2451];[.$C$1])" table:style-name="ce1">
            <text:p>insert into empresas (nombre) values ('ROBLE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CABUS</text:p>
          </table:table-cell>
          <table:table-cell office:value-type="string" office:string-value="insert into empresas (nombre) values ('ROCABUS');" table:formula="of:=CONCATENATE([.$B$1];[.A2452];[.$C$1])" table:style-name="ce1">
            <text:p>insert into empresas (nombre) values ('ROCA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CAS</text:p>
          </table:table-cell>
          <table:table-cell office:value-type="string" office:string-value="insert into empresas (nombre) values ('ROCAS');" table:formula="of:=CONCATENATE([.$B$1];[.A2453];[.$C$1])" table:style-name="ce1">
            <text:p>insert into empresas (nombre) values ('ROC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CCA</text:p>
          </table:table-cell>
          <table:table-cell office:value-type="string" office:string-value="insert into empresas (nombre) values ('ROCCA');" table:formula="of:=CONCATENATE([.$B$1];[.A2454];[.$C$1])" table:style-name="ce1">
            <text:p>insert into empresas (nombre) values ('ROC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CHA TURISMO</text:p>
          </table:table-cell>
          <table:table-cell office:value-type="string" office:string-value="insert into empresas (nombre) values ('ROCHA TURISMO');" table:formula="of:=CONCATENATE([.$B$1];[.A2455];[.$C$1])" table:style-name="ce1">
            <text:p>insert into empresas (nombre) values ('ROCH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CHA VALLEJOS HERNAN</text:p>
          </table:table-cell>
          <table:table-cell office:value-type="string" office:string-value="insert into empresas (nombre) values ('ROCHA VALLEJOS HERNAN');" table:formula="of:=CONCATENATE([.$B$1];[.A2456];[.$C$1])" table:style-name="ce1">
            <text:p>insert into empresas (nombre) values ('ROCHA VALLEJOS HERN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CLAVATUR</text:p>
          </table:table-cell>
          <table:table-cell office:value-type="string" office:string-value="insert into empresas (nombre) values ('ROCLAVATUR');" table:formula="of:=CONCATENATE([.$B$1];[.A2457];[.$C$1])" table:style-name="ce1">
            <text:p>insert into empresas (nombre) values ('ROCLAVA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DEO BUS</text:p>
          </table:table-cell>
          <table:table-cell office:value-type="string" office:string-value="insert into empresas (nombre) values ('RODEO BUS');" table:formula="of:=CONCATENATE([.$B$1];[.A2458];[.$C$1])" table:style-name="ce1">
            <text:p>insert into empresas (nombre) values ('RODEO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DEO VITTORIO</text:p>
          </table:table-cell>
          <table:table-cell office:value-type="string" office:string-value="insert into empresas (nombre) values ('RODEO VITTORIO');" table:formula="of:=CONCATENATE([.$B$1];[.A2459];[.$C$1])" table:style-name="ce1">
            <text:p>insert into empresas (nombre) values ('RODEO VITTOR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DO HOTEL TURISMO L T D A</text:p>
          </table:table-cell>
          <table:table-cell office:value-type="string" office:string-value="insert into empresas (nombre) values ('RODO HOTEL TURISMO L T D A');" table:formula="of:=CONCATENATE([.$B$1];[.A2460];[.$C$1])" table:style-name="ce1">
            <text:p>insert into empresas (nombre) values ('RODO HOTEL TURISMO L T D 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DOCIDE</text:p>
          </table:table-cell>
          <table:table-cell office:value-type="string" office:string-value="insert into empresas (nombre) values ('RODOCIDE');" table:formula="of:=CONCATENATE([.$B$1];[.A2461];[.$C$1])" table:style-name="ce1">
            <text:p>insert into empresas (nombre) values ('RODOCID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DOVIARIO CORINTO</text:p>
          </table:table-cell>
          <table:table-cell office:value-type="string" office:string-value="insert into empresas (nombre) values ('RODOVIARIO CORINTO');" table:formula="of:=CONCATENATE([.$B$1];[.A2462];[.$C$1])" table:style-name="ce1">
            <text:p>insert into empresas (nombre) values ('RODOVIARIO CORIN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DRIGO ADOLFO</text:p>
          </table:table-cell>
          <table:table-cell office:value-type="string" office:string-value="insert into empresas (nombre) values ('RODRIGO ADOLFO');" table:formula="of:=CONCATENATE([.$B$1];[.A2463];[.$C$1])" table:style-name="ce1">
            <text:p>insert into empresas (nombre) values ('RODRIGO ADOLF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DRIGO ARIAS <text:s/>VILLAGRAN</text:p>
          </table:table-cell>
          <table:table-cell office:value-type="string" office:string-value="insert into empresas (nombre) values ('RODRIGO ARIAS  VILLAGRAN');" table:formula="of:=CONCATENATE([.$B$1];[.A2464];[.$C$1])" table:style-name="ce1">
            <text:p>insert into empresas (nombre) values ('RODRIGO ARIAS <text:s/>VILLAGR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DRIGUES TRANSPORTE LTDA</text:p>
          </table:table-cell>
          <table:table-cell office:value-type="string" office:string-value="insert into empresas (nombre) values ('RODRIGUES TRANSPORTE LTDA');" table:formula="of:=CONCATENATE([.$B$1];[.A2465];[.$C$1])" table:style-name="ce1">
            <text:p>insert into empresas (nombre) values ('RODRIGUES TRANSPORTE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DRIGUEZ</text:p>
          </table:table-cell>
          <table:table-cell office:value-type="string" office:string-value="insert into empresas (nombre) values ('RODRIGUEZ');" table:formula="of:=CONCATENATE([.$B$1];[.A2466];[.$C$1])" table:style-name="ce1">
            <text:p>insert into empresas (nombre) values ('RODRIGU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DRIGUEZ H . J</text:p>
          </table:table-cell>
          <table:table-cell office:value-type="string" office:string-value="insert into empresas (nombre) values ('RODRIGUEZ H . J');" table:formula="of:=CONCATENATE([.$B$1];[.A2467];[.$C$1])" table:style-name="ce1">
            <text:p>insert into empresas (nombre) values ('RODRIGUEZ H . J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DRIGUEZ HUGO</text:p>
          </table:table-cell>
          <table:table-cell office:value-type="string" office:string-value="insert into empresas (nombre) values ('RODRIGUEZ HUGO');" table:formula="of:=CONCATENATE([.$B$1];[.A2468];[.$C$1])" table:style-name="ce1">
            <text:p>insert into empresas (nombre) values ('RODRIGUEZ HUG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DRIGUEZ JERTRUDIS</text:p>
          </table:table-cell>
          <table:table-cell office:value-type="string" office:string-value="insert into empresas (nombre) values ('RODRIGUEZ JERTRUDIS');" table:formula="of:=CONCATENATE([.$B$1];[.A2469];[.$C$1])" table:style-name="ce1">
            <text:p>insert into empresas (nombre) values ('RODRIGUEZ JERTRUDI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JAS JORGE</text:p>
          </table:table-cell>
          <table:table-cell office:value-type="string" office:string-value="insert into empresas (nombre) values ('ROJAS JORGE');" table:formula="of:=CONCATENATE([.$B$1];[.A2470];[.$C$1])" table:style-name="ce1">
            <text:p>insert into empresas (nombre) values ('ROJAS JORG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L SOL SRL</text:p>
          </table:table-cell>
          <table:table-cell office:value-type="string" office:string-value="insert into empresas (nombre) values ('ROL SOL SRL');" table:formula="of:=CONCATENATE([.$B$1];[.A2471];[.$C$1])" table:style-name="ce1">
            <text:p>insert into empresas (nombre) values ('ROL SOL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LE TOUR</text:p>
          </table:table-cell>
          <table:table-cell office:value-type="string" office:string-value="insert into empresas (nombre) values ('ROLE TOUR');" table:formula="of:=CONCATENATE([.$B$1];[.A2472];[.$C$1])" table:style-name="ce1">
            <text:p>insert into empresas (nombre) values ('ROLE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LLIN TRAVEL SRL</text:p>
          </table:table-cell>
          <table:table-cell office:value-type="string" office:string-value="insert into empresas (nombre) values ('ROLLIN TRAVEL SRL');" table:formula="of:=CONCATENATE([.$B$1];[.A2473];[.$C$1])" table:style-name="ce1">
            <text:p>insert into empresas (nombre) values ('ROLLIN TRAVEL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LO BUS S.R.L-</text:p>
          </table:table-cell>
          <table:table-cell office:value-type="string" office:string-value="insert into empresas (nombre) values ('ROLO BUS S.R.L-');" table:formula="of:=CONCATENATE([.$B$1];[.A2474];[.$C$1])" table:style-name="ce1">
            <text:p>insert into empresas (nombre) values ('ROLO BUS S.R.L-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MA BUS</text:p>
          </table:table-cell>
          <table:table-cell office:value-type="string" office:string-value="insert into empresas (nombre) values ('ROMA BUS');" table:formula="of:=CONCATENATE([.$B$1];[.A2475];[.$C$1])" table:style-name="ce1">
            <text:p>insert into empresas (nombre) values ('ROMA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MAJOTUR TRANSPORTES LTDA</text:p>
          </table:table-cell>
          <table:table-cell office:value-type="string" office:string-value="insert into empresas (nombre) values ('ROMAJOTUR TRANSPORTES LTDA');" table:formula="of:=CONCATENATE([.$B$1];[.A2476];[.$C$1])" table:style-name="ce1">
            <text:p>insert into empresas (nombre) values ('ROMAJOTUR TRANSPORTES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MAMINI</text:p>
          </table:table-cell>
          <table:table-cell office:value-type="string" office:string-value="insert into empresas (nombre) values ('ROMAMINI');" table:formula="of:=CONCATENATE([.$B$1];[.A2477];[.$C$1])" table:style-name="ce1">
            <text:p>insert into empresas (nombre) values ('ROMAMIN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S TUR</text:p>
          </table:table-cell>
          <table:table-cell office:value-type="string" office:string-value="insert into empresas (nombre) values ('ROS TUR');" table:formula="of:=CONCATENATE([.$B$1];[.A2478];[.$C$1])" table:style-name="ce1">
            <text:p>insert into empresas (nombre) values ('ROS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SA CORAPI TRAVEL</text:p>
          </table:table-cell>
          <table:table-cell office:value-type="string" office:string-value="insert into empresas (nombre) values ('ROSA CORAPI TRAVEL');" table:formula="of:=CONCATENATE([.$B$1];[.A2479];[.$C$1])" table:style-name="ce1">
            <text:p>insert into empresas (nombre) values ('ROSA CORAPI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SARINO</text:p>
          </table:table-cell>
          <table:table-cell office:value-type="string" office:string-value="insert into empresas (nombre) values ('ROSARINO');" table:formula="of:=CONCATENATE([.$B$1];[.A2480];[.$C$1])" table:style-name="ce1">
            <text:p>insert into empresas (nombre) values ('ROSAR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SARIO</text:p>
          </table:table-cell>
          <table:table-cell office:value-type="string" office:string-value="insert into empresas (nombre) values ('ROSARIO');" table:formula="of:=CONCATENATE([.$B$1];[.A2481];[.$C$1])" table:style-name="ce1">
            <text:p>insert into empresas (nombre) values ('ROSAR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SSATO TURISMO LTDA</text:p>
          </table:table-cell>
          <table:table-cell office:value-type="string" office:string-value="insert into empresas (nombre) values ('ROSSATO TURISMO LTDA');" table:formula="of:=CONCATENATE([.$B$1];[.A2482];[.$C$1])" table:style-name="ce1">
            <text:p>insert into empresas (nombre) values ('ROSSATO TURISMO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SSI TURISMO</text:p>
          </table:table-cell>
          <table:table-cell office:value-type="string" office:string-value="insert into empresas (nombre) values ('ROSSI TURISMO');" table:formula="of:=CONCATENATE([.$B$1];[.A2483];[.$C$1])" table:style-name="ce1">
            <text:p>insert into empresas (nombre) values ('ROSSI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SSO Y ZEBALLOS S.R.L</text:p>
          </table:table-cell>
          <table:table-cell office:value-type="string" office:string-value="insert into empresas (nombre) values ('ROSSO Y ZEBALLOS S.R.L');" table:formula="of:=CONCATENATE([.$B$1];[.A2484];[.$C$1])" table:style-name="ce1">
            <text:p>insert into empresas (nombre) values ('ROSSO Y ZEBALLOS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ULET</text:p>
          </table:table-cell>
          <table:table-cell office:value-type="string" office:string-value="insert into empresas (nombre) values ('ROULET');" table:formula="of:=CONCATENATE([.$B$1];[.A2485];[.$C$1])" table:style-name="ce1">
            <text:p>insert into empresas (nombre) values ('ROULE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VIRA</text:p>
          </table:table-cell>
          <table:table-cell office:value-type="string" office:string-value="insert into empresas (nombre) values ('ROVIRA');" table:formula="of:=CONCATENATE([.$B$1];[.A2486];[.$C$1])" table:style-name="ce1">
            <text:p>insert into empresas (nombre) values ('ROVI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ROLA CARLOS</text:p>
          </table:table-cell>
          <table:table-cell office:value-type="string" office:string-value="insert into empresas (nombre) values ('RROLA CARLOS');" table:formula="of:=CONCATENATE([.$B$1];[.A2487];[.$C$1])" table:style-name="ce1">
            <text:p>insert into empresas (nombre) values ('RROLA CARL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BEN</text:p>
          </table:table-cell>
          <table:table-cell office:value-type="string" office:string-value="insert into empresas (nombre) values ('RUBEN');" table:formula="of:=CONCATENATE([.$B$1];[.A2488];[.$C$1])" table:style-name="ce1">
            <text:p>insert into empresas (nombre) values ('RUB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BEN NUÑEZ</text:p>
          </table:table-cell>
          <table:table-cell office:value-type="string" office:string-value="insert into empresas (nombre) values ('RUBEN NUÑEZ');" table:formula="of:=CONCATENATE([.$B$1];[.A2489];[.$C$1])" table:style-name="ce1">
            <text:p>insert into empresas (nombre) values ('RUBEN NUÑ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CA MALEN</text:p>
          </table:table-cell>
          <table:table-cell office:value-type="string" office:string-value="insert into empresas (nombre) values ('RUCA MALEN');" table:formula="of:=CONCATENATE([.$B$1];[.A2490];[.$C$1])" table:style-name="ce1">
            <text:p>insert into empresas (nombre) values ('RUCA MAL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GGERI</text:p>
          </table:table-cell>
          <table:table-cell office:value-type="string" office:string-value="insert into empresas (nombre) values ('RUGGERI');" table:formula="of:=CONCATENATE([.$B$1];[.A2491];[.$C$1])" table:style-name="ce1">
            <text:p>insert into empresas (nombre) values ('RUGGER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IMAR</text:p>
          </table:table-cell>
          <table:table-cell office:value-type="string" office:string-value="insert into empresas (nombre) values ('RUIMAR');" table:formula="of:=CONCATENATE([.$B$1];[.A2492];[.$C$1])" table:style-name="ce1">
            <text:p>insert into empresas (nombre) values ('RUI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IZ DIAZ RAMONA RENE</text:p>
          </table:table-cell>
          <table:table-cell office:value-type="string" office:string-value="insert into empresas (nombre) values ('RUIZ DIAZ RAMONA RENE');" table:formula="of:=CONCATENATE([.$B$1];[.A2493];[.$C$1])" table:style-name="ce1">
            <text:p>insert into empresas (nombre) values ('RUIZ DIAZ RAMONA REN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MBO HERMANOS <text:s/>Y GUTIERREZ</text:p>
          </table:table-cell>
          <table:table-cell office:value-type="string" office:string-value="insert into empresas (nombre) values ('RUMBO HERMANOS  Y GUTIERREZ');" table:formula="of:=CONCATENATE([.$B$1];[.A2494];[.$C$1])" table:style-name="ce1">
            <text:p>insert into empresas (nombre) values ('RUMBO HERMANOS <text:s/>Y GUTIERR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MO BLU</text:p>
          </table:table-cell>
          <table:table-cell office:value-type="string" office:string-value="insert into empresas (nombre) values ('RUMO BLU');" table:formula="of:=CONCATENATE([.$B$1];[.A2495];[.$C$1])" table:style-name="ce1">
            <text:p>insert into empresas (nombre) values ('RUMO BLU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 13</text:p>
          </table:table-cell>
          <table:table-cell office:value-type="string" office:string-value="insert into empresas (nombre) values ('RUTA 13');" table:formula="of:=CONCATENATE([.$B$1];[.A2496];[.$C$1])" table:style-name="ce1">
            <text:p>insert into empresas (nombre) values ('RUTA 13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 160</text:p>
          </table:table-cell>
          <table:table-cell office:value-type="string" office:string-value="insert into empresas (nombre) values ('RUTA 160');" table:formula="of:=CONCATENATE([.$B$1];[.A2497];[.$C$1])" table:style-name="ce1">
            <text:p>insert into empresas (nombre) values ('RUTA 160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 ANDINA</text:p>
          </table:table-cell>
          <table:table-cell office:value-type="string" office:string-value="insert into empresas (nombre) values ('RUTA ANDINA');" table:formula="of:=CONCATENATE([.$B$1];[.A2498];[.$C$1])" table:style-name="ce1">
            <text:p>insert into empresas (nombre) values ('RUTA ANDI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 AVENTURA</text:p>
          </table:table-cell>
          <table:table-cell office:value-type="string" office:string-value="insert into empresas (nombre) values ('RUTA AVENTURA');" table:formula="of:=CONCATENATE([.$B$1];[.A2499];[.$C$1])" table:style-name="ce1">
            <text:p>insert into empresas (nombre) values ('RUTA AVENTU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 BUS</text:p>
          </table:table-cell>
          <table:table-cell office:value-type="string" office:string-value="insert into empresas (nombre) values ('RUTA BUS');" table:formula="of:=CONCATENATE([.$B$1];[.A2500];[.$C$1])" table:style-name="ce1">
            <text:p>insert into empresas (nombre) values ('RUTA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 BUS 78</text:p>
          </table:table-cell>
          <table:table-cell office:value-type="string" office:string-value="insert into empresas (nombre) values ('RUTA BUS 78');" table:formula="of:=CONCATENATE([.$B$1];[.A2501];[.$C$1])" table:style-name="ce1">
            <text:p>insert into empresas (nombre) values ('RUTA BUS 78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 CINCO</text:p>
          </table:table-cell>
          <table:table-cell office:value-type="string" office:string-value="insert into empresas (nombre) values ('RUTA CINCO');" table:formula="of:=CONCATENATE([.$B$1];[.A2502];[.$C$1])" table:style-name="ce1">
            <text:p>insert into empresas (nombre) values ('RUTA CIN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 CLASS</text:p>
          </table:table-cell>
          <table:table-cell office:value-type="string" office:string-value="insert into empresas (nombre) values ('RUTA CLASS');" table:formula="of:=CONCATENATE([.$B$1];[.A2503];[.$C$1])" table:style-name="ce1">
            <text:p>insert into empresas (nombre) values ('RUTA CLAS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 H</text:p>
          </table:table-cell>
          <table:table-cell office:value-type="string" office:string-value="insert into empresas (nombre) values ('RUTA H');" table:formula="of:=CONCATENATE([.$B$1];[.A2504];[.$C$1])" table:style-name="ce1">
            <text:p>insert into empresas (nombre) values ('RUTA H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S JIMENEZ MUÑOZ</text:p>
          </table:table-cell>
          <table:table-cell office:value-type="string" office:string-value="insert into empresas (nombre) values ('RUTAS JIMENEZ MUÑOZ');" table:formula="of:=CONCATENATE([.$B$1];[.A2505];[.$C$1])" table:style-name="ce1">
            <text:p>insert into empresas (nombre) values ('RUTAS JIMENEZ MUÑO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 JOVEN</text:p>
          </table:table-cell>
          <table:table-cell office:value-type="string" office:string-value="insert into empresas (nombre) values ('RUTA JOVEN');" table:formula="of:=CONCATENATE([.$B$1];[.A2506];[.$C$1])" table:style-name="ce1">
            <text:p>insert into empresas (nombre) values ('RUTA JOV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 MUERMOS</text:p>
          </table:table-cell>
          <table:table-cell office:value-type="string" office:string-value="insert into empresas (nombre) values ('RUTA MUERMOS');" table:formula="of:=CONCATENATE([.$B$1];[.A2507];[.$C$1])" table:style-name="ce1">
            <text:p>insert into empresas (nombre) values ('RUTA MUERM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 PLUS</text:p>
          </table:table-cell>
          <table:table-cell office:value-type="string" office:string-value="insert into empresas (nombre) values ('RUTA PLUS');" table:formula="of:=CONCATENATE([.$B$1];[.A2508];[.$C$1])" table:style-name="ce1">
            <text:p>insert into empresas (nombre) values ('RUTA PL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 RANDOLPH</text:p>
          </table:table-cell>
          <table:table-cell office:value-type="string" office:string-value="insert into empresas (nombre) values ('RUTA RANDOLPH');" table:formula="of:=CONCATENATE([.$B$1];[.A2509];[.$C$1])" table:style-name="ce1">
            <text:p>insert into empresas (nombre) values ('RUTA RANDOLPH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 SUR</text:p>
          </table:table-cell>
          <table:table-cell office:value-type="string" office:string-value="insert into empresas (nombre) values ('RUTA SUR');" table:formula="of:=CONCATENATE([.$B$1];[.A2510];[.$C$1])" table:style-name="ce1">
            <text:p>insert into empresas (nombre) values ('RUTA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 TUR</text:p>
          </table:table-cell>
          <table:table-cell office:value-type="string" office:string-value="insert into empresas (nombre) values ('RUTA TUR');" table:formula="of:=CONCATENATE([.$B$1];[.A2511];[.$C$1])" table:style-name="ce1">
            <text:p>insert into empresas (nombre) values ('RUTA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FE.SRL</text:p>
          </table:table-cell>
          <table:table-cell office:value-type="string" office:string-value="insert into empresas (nombre) values ('RUTAFE.SRL');" table:formula="of:=CONCATENATE([.$B$1];[.A2512];[.$C$1])" table:style-name="ce1">
            <text:p>insert into empresas (nombre) values ('RUTAFE.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MAR</text:p>
          </table:table-cell>
          <table:table-cell office:value-type="string" office:string-value="insert into empresas (nombre) values ('RUTAMAR');" table:formula="of:=CONCATENATE([.$B$1];[.A2513];[.$C$1])" table:style-name="ce1">
            <text:p>insert into empresas (nombre) values ('RUTA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S</text:p>
          </table:table-cell>
          <table:table-cell office:value-type="string" office:string-value="insert into empresas (nombre) values ('RUTAS');" table:formula="of:=CONCATENATE([.$B$1];[.A2514];[.$C$1])" table:style-name="ce1">
            <text:p>insert into empresas (nombre) values ('RUT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S ARGENTINAS</text:p>
          </table:table-cell>
          <table:table-cell office:value-type="string" office:string-value="insert into empresas (nombre) values ('RUTAS ARGENTINAS');" table:formula="of:=CONCATENATE([.$B$1];[.A2515];[.$C$1])" table:style-name="ce1">
            <text:p>insert into empresas (nombre) values ('RUTAS ARGENTIN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S DEL NORTE</text:p>
          </table:table-cell>
          <table:table-cell office:value-type="string" office:string-value="insert into empresas (nombre) values ('RUTAS DEL NORTE');" table:formula="of:=CONCATENATE([.$B$1];[.A2516];[.$C$1])" table:style-name="ce1">
            <text:p>insert into empresas (nombre) values ('RUTAS DEL N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S DEL SOL</text:p>
          </table:table-cell>
          <table:table-cell office:value-type="string" office:string-value="insert into empresas (nombre) values ('RUTAS DEL SOL');" table:formula="of:=CONCATENATE([.$B$1];[.A2517];[.$C$1])" table:style-name="ce1">
            <text:p>insert into empresas (nombre) values ('RUTAS DEL SO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S DEL SUR</text:p>
          </table:table-cell>
          <table:table-cell office:value-type="string" office:string-value="insert into empresas (nombre) values ('RUTAS DEL SUR');" table:formula="of:=CONCATENATE([.$B$1];[.A2518];[.$C$1])" table:style-name="ce1">
            <text:p>insert into empresas (nombre) values ('RUTAS DE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ATLANTICA SA</text:p>
          </table:table-cell>
          <table:table-cell office:value-type="string" office:string-value="insert into empresas (nombre) values ('RUTATLANTICA SA');" table:formula="of:=CONCATENATE([.$B$1];[.A2519];[.$C$1])" table:style-name="ce1">
            <text:p>insert into empresas (nombre) values ('RUTATLANTICA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Y TOUR S.R.L</text:p>
          </table:table-cell>
          <table:table-cell office:value-type="string" office:string-value="insert into empresas (nombre) values ('RUTY TOUR S.R.L');" table:formula="of:=CONCATENATE([.$B$1];[.A2520];[.$C$1])" table:style-name="ce1">
            <text:p>insert into empresas (nombre) values ('RUTY TOUR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 C TUR</text:p>
          </table:table-cell>
          <table:table-cell office:value-type="string" office:string-value="insert into empresas (nombre) values ('S C TUR');" table:formula="of:=CONCATENATE([.$B$1];[.A2521];[.$C$1])" table:style-name="ce1">
            <text:p>insert into empresas (nombre) values ('S C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 J V VIAJES</text:p>
          </table:table-cell>
          <table:table-cell office:value-type="string" office:string-value="insert into empresas (nombre) values ('S J V VIAJES');" table:formula="of:=CONCATENATE([.$B$1];[.A2522];[.$C$1])" table:style-name="ce1">
            <text:p>insert into empresas (nombre) values ('S J V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 P TRANSPORTE</text:p>
          </table:table-cell>
          <table:table-cell office:value-type="string" office:string-value="insert into empresas (nombre) values ('S P TRANSPORTE');" table:formula="of:=CONCATENATE([.$B$1];[.A2523];[.$C$1])" table:style-name="ce1">
            <text:p>insert into empresas (nombre) values ('S P TRANSP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 R D ABRICOT</text:p>
          </table:table-cell>
          <table:table-cell office:value-type="string" office:string-value="insert into empresas (nombre) values ('S R D ABRICOT');" table:formula="of:=CONCATENATE([.$B$1];[.A2524];[.$C$1])" table:style-name="ce1">
            <text:p>insert into empresas (nombre) values ('S R D ABRICO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 T TURISMO</text:p>
          </table:table-cell>
          <table:table-cell office:value-type="string" office:string-value="insert into empresas (nombre) values ('S T TURISMO');" table:formula="of:=CONCATENATE([.$B$1];[.A2525];[.$C$1])" table:style-name="ce1">
            <text:p>insert into empresas (nombre) values ('S T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.R.M</text:p>
          </table:table-cell>
          <table:table-cell office:value-type="string" office:string-value="insert into empresas (nombre) values ('S.R.M');" table:formula="of:=CONCATENATE([.$B$1];[.A2526];[.$C$1])" table:style-name="ce1">
            <text:p>insert into empresas (nombre) values ('S.R.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 GIBUS SRL</text:p>
          </table:table-cell>
          <table:table-cell office:value-type="string" office:string-value="insert into empresas (nombre) values ('SA GIBUS SRL');" table:formula="of:=CONCATENATE([.$B$1];[.A2527];[.$C$1])" table:style-name="ce1">
            <text:p>insert into empresas (nombre) values ('SA GIBU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AVEDRA HNOS</text:p>
          </table:table-cell>
          <table:table-cell office:value-type="string" office:string-value="insert into empresas (nombre) values ('SAAVEDRA HNOS');" table:formula="of:=CONCATENATE([.$B$1];[.A2528];[.$C$1])" table:style-name="ce1">
            <text:p>insert into empresas (nombre) values ('SAAVEDRA HN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BATTINI HUMBERTO</text:p>
          </table:table-cell>
          <table:table-cell office:value-type="string" office:string-value="insert into empresas (nombre) values ('SABATTINI HUMBERTO');" table:formula="of:=CONCATENATE([.$B$1];[.A2529];[.$C$1])" table:style-name="ce1">
            <text:p>insert into empresas (nombre) values ('SABATTINI HUMBER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BELA N</text:p>
          </table:table-cell>
          <table:table-cell office:value-type="string" office:string-value="insert into empresas (nombre) values ('SABELA N');" table:formula="of:=CONCATENATE([.$B$1];[.A2530];[.$C$1])" table:style-name="ce1">
            <text:p>insert into empresas (nombre) values ('SABELA 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BEMAR</text:p>
          </table:table-cell>
          <table:table-cell office:value-type="string" office:string-value="insert into empresas (nombre) values ('SABEMAR');" table:formula="of:=CONCATENATE([.$B$1];[.A2531];[.$C$1])" table:style-name="ce1">
            <text:p>insert into empresas (nombre) values ('SABE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BIMAR</text:p>
          </table:table-cell>
          <table:table-cell office:value-type="string" office:string-value="insert into empresas (nombre) values ('SABIMAR');" table:formula="of:=CONCATENATE([.$B$1];[.A2532];[.$C$1])" table:style-name="ce1">
            <text:p>insert into empresas (nombre) values ('SABI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EZ MUÑOZ</text:p>
          </table:table-cell>
          <table:table-cell office:value-type="string" office:string-value="insert into empresas (nombre) values ('SAEZ MUÑOZ');" table:formula="of:=CONCATENATE([.$B$1];[.A2533];[.$C$1])" table:style-name="ce1">
            <text:p>insert into empresas (nombre) values ('SAEZ MUÑO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EZ TRANSP SRL</text:p>
          </table:table-cell>
          <table:table-cell office:value-type="string" office:string-value="insert into empresas (nombre) values ('SAEZ TRANSP SRL');" table:formula="of:=CONCATENATE([.$B$1];[.A2534];[.$C$1])" table:style-name="ce1">
            <text:p>insert into empresas (nombre) values ('SAEZ TRANSP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GALTUR</text:p>
          </table:table-cell>
          <table:table-cell office:value-type="string" office:string-value="insert into empresas (nombre) values ('SAGALTUR');" table:formula="of:=CONCATENATE([.$B$1];[.A2535];[.$C$1])" table:style-name="ce1">
            <text:p>insert into empresas (nombre) values ('SAGAL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GASTI</text:p>
          </table:table-cell>
          <table:table-cell office:value-type="string" office:string-value="insert into empresas (nombre) values ('SAGASTI');" table:formula="of:=CONCATENATE([.$B$1];[.A2536];[.$C$1])" table:style-name="ce1">
            <text:p>insert into empresas (nombre) values ('SAGAST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GITARIO BUS</text:p>
          </table:table-cell>
          <table:table-cell office:value-type="string" office:string-value="insert into empresas (nombre) values ('SAGITARIO BUS');" table:formula="of:=CONCATENATE([.$B$1];[.A2537];[.$C$1])" table:style-name="ce1">
            <text:p>insert into empresas (nombre) values ('SAGITARIO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INT MARION BUS</text:p>
          </table:table-cell>
          <table:table-cell office:value-type="string" office:string-value="insert into empresas (nombre) values ('SAINT MARION BUS');" table:formula="of:=CONCATENATE([.$B$1];[.A2538];[.$C$1])" table:style-name="ce1">
            <text:p>insert into empresas (nombre) values ('SAINT MARION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A . DANIEL HUMBERTO</text:p>
          </table:table-cell>
          <table:table-cell office:value-type="string" office:string-value="insert into empresas (nombre) values ('SALA . DANIEL HUMBERTO');" table:formula="of:=CONCATENATE([.$B$1];[.A2539];[.$C$1])" table:style-name="ce1">
            <text:p>insert into empresas (nombre) values ('SALA . DANIEL HUMBER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CA</text:p>
          </table:table-cell>
          <table:table-cell office:value-type="string" office:string-value="insert into empresas (nombre) values ('SALCA');" table:formula="of:=CONCATENATE([.$B$1];[.A2540];[.$C$1])" table:style-name="ce1">
            <text:p>insert into empresas (nombre) values ('SAL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DIVIA</text:p>
          </table:table-cell>
          <table:table-cell office:value-type="string" office:string-value="insert into empresas (nombre) values ('SALDIVIA');" table:formula="of:=CONCATENATE([.$B$1];[.A2541];[.$C$1])" table:style-name="ce1">
            <text:p>insert into empresas (nombre) values ('SALDIV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GADO</text:p>
          </table:table-cell>
          <table:table-cell office:value-type="string" office:string-value="insert into empresas (nombre) values ('SALGADO');" table:formula="of:=CONCATENATE([.$B$1];[.A2542];[.$C$1])" table:style-name="ce1">
            <text:p>insert into empresas (nombre) values ('SALGA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INAS VIAJES</text:p>
          </table:table-cell>
          <table:table-cell office:value-type="string" office:string-value="insert into empresas (nombre) values ('SALINAS VIAJES');" table:formula="of:=CONCATENATE([.$B$1];[.A2543];[.$C$1])" table:style-name="ce1">
            <text:p>insert into empresas (nombre) values ('SALINAS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LI TOURS</text:p>
          </table:table-cell>
          <table:table-cell office:value-type="string" office:string-value="insert into empresas (nombre) values ('SALLI TOURS');" table:formula="of:=CONCATENATE([.$B$1];[.A2544];[.$C$1])" table:style-name="ce1">
            <text:p>insert into empresas (nombre) values ('SALLI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UD TOUR</text:p>
          </table:table-cell>
          <table:table-cell office:value-type="string" office:string-value="insert into empresas (nombre) values ('SALUD TOUR');" table:formula="of:=CONCATENATE([.$B$1];[.A2545];[.$C$1])" table:style-name="ce1">
            <text:p>insert into empresas (nombre) values ('SALUD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VADOR</text:p>
          </table:table-cell>
          <table:table-cell office:value-type="string" office:string-value="insert into empresas (nombre) values ('SALVADOR');" table:formula="of:=CONCATENATE([.$B$1];[.A2546];[.$C$1])" table:style-name="ce1">
            <text:p>insert into empresas (nombre) values ('SALVADO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VADOR ALBERTO MICHELLI</text:p>
          </table:table-cell>
          <table:table-cell office:value-type="string" office:string-value="insert into empresas (nombre) values ('SALVADOR ALBERTO MICHELLI');" table:formula="of:=CONCATENATE([.$B$1];[.A2547];[.$C$1])" table:style-name="ce1">
            <text:p>insert into empresas (nombre) values ('SALVADOR ALBERTO MICHELL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VADOR GARCIA JARA</text:p>
          </table:table-cell>
          <table:table-cell office:value-type="string" office:string-value="insert into empresas (nombre) values ('SALVADOR GARCIA JARA');" table:formula="of:=CONCATENATE([.$B$1];[.A2548];[.$C$1])" table:style-name="ce1">
            <text:p>insert into empresas (nombre) values ('SALVADOR GARCIA JA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VATI SRL</text:p>
          </table:table-cell>
          <table:table-cell office:value-type="string" office:string-value="insert into empresas (nombre) values ('SALVATI SRL');" table:formula="of:=CONCATENATE([.$B$1];[.A2549];[.$C$1])" table:style-name="ce1">
            <text:p>insert into empresas (nombre) values ('SALVATI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VATUR SA</text:p>
          </table:table-cell>
          <table:table-cell office:value-type="string" office:string-value="insert into empresas (nombre) values ('SALVATUR SA');" table:formula="of:=CONCATENATE([.$B$1];[.A2550];[.$C$1])" table:style-name="ce1">
            <text:p>insert into empresas (nombre) values ('SALVATUR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M TURISMOS</text:p>
          </table:table-cell>
          <table:table-cell office:value-type="string" office:string-value="insert into empresas (nombre) values ('SAM TURISMOS');" table:formula="of:=CONCATENATE([.$B$1];[.A2551];[.$C$1])" table:style-name="ce1">
            <text:p>insert into empresas (nombre) values ('SAM TURISM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MALTA</text:p>
          </table:table-cell>
          <table:table-cell office:value-type="string" office:string-value="insert into empresas (nombre) values ('SAMALTA');" table:formula="of:=CONCATENATE([.$B$1];[.A2552];[.$C$1])" table:style-name="ce1">
            <text:p>insert into empresas (nombre) values ('SAMAL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MBUS</text:p>
          </table:table-cell>
          <table:table-cell office:value-type="string" office:string-value="insert into empresas (nombre) values ('SAMBUS');" table:formula="of:=CONCATENATE([.$B$1];[.A2553];[.$C$1])" table:style-name="ce1">
            <text:p>insert into empresas (nombre) values ('SAM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MBUSES SA</text:p>
          </table:table-cell>
          <table:table-cell office:value-type="string" office:string-value="insert into empresas (nombre) values ('SAMBUSES SA');" table:formula="of:=CONCATENATE([.$B$1];[.A2554];[.$C$1])" table:style-name="ce1">
            <text:p>insert into empresas (nombre) values ('SAMBUSES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MI VIAJES</text:p>
          </table:table-cell>
          <table:table-cell office:value-type="string" office:string-value="insert into empresas (nombre) values ('SAMI VIAJES');" table:formula="of:=CONCATENATE([.$B$1];[.A2555];[.$C$1])" table:style-name="ce1">
            <text:p>insert into empresas (nombre) values ('SAMI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MISTUR</text:p>
          </table:table-cell>
          <table:table-cell office:value-type="string" office:string-value="insert into empresas (nombre) values ('SAMISTUR');" table:formula="of:=CONCATENATE([.$B$1];[.A2556];[.$C$1])" table:style-name="ce1">
            <text:p>insert into empresas (nombre) values ('SAMIS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AGUSTIN CERVICIOS S.R.L.</text:p>
          </table:table-cell>
          <table:table-cell office:value-type="string" office:string-value="insert into empresas (nombre) values ('SAN AGUSTIN CERVICIOS S.R.L.');" table:formula="of:=CONCATENATE([.$B$1];[.A2557];[.$C$1])" table:style-name="ce1">
            <text:p>insert into empresas (nombre) values ('SAN AGUSTIN CERVICIOS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ANTONIO</text:p>
          </table:table-cell>
          <table:table-cell office:value-type="string" office:string-value="insert into empresas (nombre) values ('SAN ANTONIO');" table:formula="of:=CONCATENATE([.$B$1];[.A2558];[.$C$1])" table:style-name="ce1">
            <text:p>insert into empresas (nombre) values ('SAN ANTON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BARTOLOME</text:p>
          </table:table-cell>
          <table:table-cell office:value-type="string" office:string-value="insert into empresas (nombre) values ('SAN BARTOLOME');" table:formula="of:=CONCATENATE([.$B$1];[.A2559];[.$C$1])" table:style-name="ce1">
            <text:p>insert into empresas (nombre) values ('SAN BARTOLOM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BERNARDO</text:p>
          </table:table-cell>
          <table:table-cell office:value-type="string" office:string-value="insert into empresas (nombre) values ('SAN BERNARDO');" table:formula="of:=CONCATENATE([.$B$1];[.A2560];[.$C$1])" table:style-name="ce1">
            <text:p>insert into empresas (nombre) values ('SAN BERNAR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BLAS</text:p>
          </table:table-cell>
          <table:table-cell office:value-type="string" office:string-value="insert into empresas (nombre) values ('SAN BLAS');" table:formula="of:=CONCATENATE([.$B$1];[.A2561];[.$C$1])" table:style-name="ce1">
            <text:p>insert into empresas (nombre) values ('SAN BL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CARLOS</text:p>
          </table:table-cell>
          <table:table-cell office:value-type="string" office:string-value="insert into empresas (nombre) values ('SAN CARLOS');" table:formula="of:=CONCATENATE([.$B$1];[.A2562];[.$C$1])" table:style-name="ce1">
            <text:p>insert into empresas (nombre) values ('SAN CARL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CAYETANO</text:p>
          </table:table-cell>
          <table:table-cell office:value-type="string" office:string-value="insert into empresas (nombre) values ('SAN CAYETANO');" table:formula="of:=CONCATENATE([.$B$1];[.A2563];[.$C$1])" table:style-name="ce1">
            <text:p>insert into empresas (nombre) values ('SAN CAYETA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CRISTOBAL</text:p>
          </table:table-cell>
          <table:table-cell office:value-type="string" office:string-value="insert into empresas (nombre) values ('SAN CRISTOBAL');" table:formula="of:=CONCATENATE([.$B$1];[.A2564];[.$C$1])" table:style-name="ce1">
            <text:p>insert into empresas (nombre) values ('SAN CRISTOB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FELIPE</text:p>
          </table:table-cell>
          <table:table-cell office:value-type="string" office:string-value="insert into empresas (nombre) values ('SAN FELIPE');" table:formula="of:=CONCATENATE([.$B$1];[.A2565];[.$C$1])" table:style-name="ce1">
            <text:p>insert into empresas (nombre) values ('SAN FELIP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GENARO</text:p>
          </table:table-cell>
          <table:table-cell office:value-type="string" office:string-value="insert into empresas (nombre) values ('SAN GENARO');" table:formula="of:=CONCATENATE([.$B$1];[.A2566];[.$C$1])" table:style-name="ce1">
            <text:p>insert into empresas (nombre) values ('SAN GENA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GUILLERMO</text:p>
          </table:table-cell>
          <table:table-cell office:value-type="string" office:string-value="insert into empresas (nombre) values ('SAN GUILLERMO');" table:formula="of:=CONCATENATE([.$B$1];[.A2567];[.$C$1])" table:style-name="ce1">
            <text:p>insert into empresas (nombre) values ('SAN GUILLER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GUILLERMO <text:s/>TOUR</text:p>
          </table:table-cell>
          <table:table-cell office:value-type="string" office:string-value="insert into empresas (nombre) values ('SAN GUILLERMO  TOUR');" table:formula="of:=CONCATENATE([.$B$1];[.A2568];[.$C$1])" table:style-name="ce1">
            <text:p>insert into empresas (nombre) values ('SAN GUILLERMO <text:s/>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JORGE</text:p>
          </table:table-cell>
          <table:table-cell office:value-type="string" office:string-value="insert into empresas (nombre) values ('SAN JORGE');" table:formula="of:=CONCATENATE([.$B$1];[.A2569];[.$C$1])" table:style-name="ce1">
            <text:p>insert into empresas (nombre) values ('SAN JORG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JOSE</text:p>
          </table:table-cell>
          <table:table-cell office:value-type="string" office:string-value="insert into empresas (nombre) values ('SAN JOSE');" table:formula="of:=CONCATENATE([.$B$1];[.A2570];[.$C$1])" table:style-name="ce1">
            <text:p>insert into empresas (nombre) values ('SAN JOS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JUAN</text:p>
          </table:table-cell>
          <table:table-cell office:value-type="string" office:string-value="insert into empresas (nombre) values ('SAN JUAN');" table:formula="of:=CONCATENATE([.$B$1];[.A2571];[.$C$1])" table:style-name="ce1">
            <text:p>insert into empresas (nombre) values ('SAN JU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JUAN MAR DEL PLATA</text:p>
          </table:table-cell>
          <table:table-cell office:value-type="string" office:string-value="insert into empresas (nombre) values ('SAN JUAN MAR DEL PLATA');" table:formula="of:=CONCATENATE([.$B$1];[.A2572];[.$C$1])" table:style-name="ce1">
            <text:p>insert into empresas (nombre) values ('SAN JUAN MAR DEL PLA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JUSTO</text:p>
          </table:table-cell>
          <table:table-cell office:value-type="string" office:string-value="insert into empresas (nombre) values ('SAN JUSTO');" table:formula="of:=CONCATENATE([.$B$1];[.A2573];[.$C$1])" table:style-name="ce1">
            <text:p>insert into empresas (nombre) values ('SAN JUS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LUIS</text:p>
          </table:table-cell>
          <table:table-cell office:value-type="string" office:string-value="insert into empresas (nombre) values ('SAN LUIS');" table:formula="of:=CONCATENATE([.$B$1];[.A2574];[.$C$1])" table:style-name="ce1">
            <text:p>insert into empresas (nombre) values ('SAN LUI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MIGUEL</text:p>
          </table:table-cell>
          <table:table-cell office:value-type="string" office:string-value="insert into empresas (nombre) values ('SAN MIGUEL');" table:formula="of:=CONCATENATE([.$B$1];[.A2575];[.$C$1])" table:style-name="ce1">
            <text:p>insert into empresas (nombre) values ('SAN MIGU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PATRICIO</text:p>
          </table:table-cell>
          <table:table-cell office:value-type="string" office:string-value="insert into empresas (nombre) values ('SAN PATRICIO');" table:formula="of:=CONCATENATE([.$B$1];[.A2576];[.$C$1])" table:style-name="ce1">
            <text:p>insert into empresas (nombre) values ('SAN PATRIC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PEDRO BUS</text:p>
          </table:table-cell>
          <table:table-cell office:value-type="string" office:string-value="insert into empresas (nombre) values ('SAN PEDRO BUS');" table:formula="of:=CONCATENATE([.$B$1];[.A2577];[.$C$1])" table:style-name="ce1">
            <text:p>insert into empresas (nombre) values ('SAN PEDRO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RAFAEL</text:p>
          </table:table-cell>
          <table:table-cell office:value-type="string" office:string-value="insert into empresas (nombre) values ('SAN RAFAEL');" table:formula="of:=CONCATENATE([.$B$1];[.A2578];[.$C$1])" table:style-name="ce1">
            <text:p>insert into empresas (nombre) values ('SAN RAFA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TURISMO</text:p>
          </table:table-cell>
          <table:table-cell office:value-type="string" office:string-value="insert into empresas (nombre) values ('SAN TURISMO');" table:formula="of:=CONCATENATE([.$B$1];[.A2579];[.$C$1])" table:style-name="ce1">
            <text:p>insert into empresas (nombre) values ('SAN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VICENTE</text:p>
          </table:table-cell>
          <table:table-cell office:value-type="string" office:string-value="insert into empresas (nombre) values ('SAN VICENTE');" table:formula="of:=CONCATENATE([.$B$1];[.A2580];[.$C$1])" table:style-name="ce1">
            <text:p>insert into empresas (nombre) values ('SAN VICEN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CHEZ</text:p>
          </table:table-cell>
          <table:table-cell office:value-type="string" office:string-value="insert into empresas (nombre) values ('SANCHEZ');" table:formula="of:=CONCATENATE([.$B$1];[.A2581];[.$C$1])" table:style-name="ce1">
            <text:p>insert into empresas (nombre) values ('SANCH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CHEZ ANTONIO</text:p>
          </table:table-cell>
          <table:table-cell office:value-type="string" office:string-value="insert into empresas (nombre) values ('SANCHEZ ANTONIO');" table:formula="of:=CONCATENATE([.$B$1];[.A2582];[.$C$1])" table:style-name="ce1">
            <text:p>insert into empresas (nombre) values ('SANCHEZ ANTON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CHEZ PRISICLA</text:p>
          </table:table-cell>
          <table:table-cell office:value-type="string" office:string-value="insert into empresas (nombre) values ('SANCHEZ PRISICLA');" table:formula="of:=CONCATENATE([.$B$1];[.A2583];[.$C$1])" table:style-name="ce1">
            <text:p>insert into empresas (nombre) values ('SANCHEZ PRISIC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DOVAL</text:p>
          </table:table-cell>
          <table:table-cell office:value-type="string" office:string-value="insert into empresas (nombre) values ('SANDOVAL');" table:formula="of:=CONCATENATE([.$B$1];[.A2584];[.$C$1])" table:style-name="ce1">
            <text:p>insert into empresas (nombre) values ('SANDOV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SOT VIAJES</text:p>
          </table:table-cell>
          <table:table-cell office:value-type="string" office:string-value="insert into empresas (nombre) values ('SANSOT VIAJES');" table:formula="of:=CONCATENATE([.$B$1];[.A2585];[.$C$1])" table:style-name="ce1">
            <text:p>insert into empresas (nombre) values ('SANSOT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SUEÑA</text:p>
          </table:table-cell>
          <table:table-cell office:value-type="string" office:string-value="insert into empresas (nombre) values ('SANSUEÑA');" table:formula="of:=CONCATENATE([.$B$1];[.A2586];[.$C$1])" table:style-name="ce1">
            <text:p>insert into empresas (nombre) values ('SANSUEÑ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A CATALINA</text:p>
          </table:table-cell>
          <table:table-cell office:value-type="string" office:string-value="insert into empresas (nombre) values ('SANTA CATALINA');" table:formula="of:=CONCATENATE([.$B$1];[.A2587];[.$C$1])" table:style-name="ce1">
            <text:p>insert into empresas (nombre) values ('SANTA CATALI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A ELENA</text:p>
          </table:table-cell>
          <table:table-cell office:value-type="string" office:string-value="insert into empresas (nombre) values ('SANTA ELENA');" table:formula="of:=CONCATENATE([.$B$1];[.A2588];[.$C$1])" table:style-name="ce1">
            <text:p>insert into empresas (nombre) values ('SANTA ELE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A EMILIA</text:p>
          </table:table-cell>
          <table:table-cell office:value-type="string" office:string-value="insert into empresas (nombre) values ('SANTA EMILIA');" table:formula="of:=CONCATENATE([.$B$1];[.A2589];[.$C$1])" table:style-name="ce1">
            <text:p>insert into empresas (nombre) values ('SANTA EMIL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A FE</text:p>
          </table:table-cell>
          <table:table-cell office:value-type="string" office:string-value="insert into empresas (nombre) values ('SANTA FE');" table:formula="of:=CONCATENATE([.$B$1];[.A2590];[.$C$1])" table:style-name="ce1">
            <text:p>insert into empresas (nombre) values ('SANTA F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A ISABEL</text:p>
          </table:table-cell>
          <table:table-cell office:value-type="string" office:string-value="insert into empresas (nombre) values ('SANTA ISABEL');" table:formula="of:=CONCATENATE([.$B$1];[.A2591];[.$C$1])" table:style-name="ce1">
            <text:p>insert into empresas (nombre) values ('SANTA ISAB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A LUCIA</text:p>
          </table:table-cell>
          <table:table-cell office:value-type="string" office:string-value="insert into empresas (nombre) values ('SANTA LUCIA');" table:formula="of:=CONCATENATE([.$B$1];[.A2592];[.$C$1])" table:style-name="ce1">
            <text:p>insert into empresas (nombre) values ('SANTA LUC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A LUIZA</text:p>
          </table:table-cell>
          <table:table-cell office:value-type="string" office:string-value="insert into empresas (nombre) values ('SANTA LUIZA');" table:formula="of:=CONCATENATE([.$B$1];[.A2593];[.$C$1])" table:style-name="ce1">
            <text:p>insert into empresas (nombre) values ('SANTA LUIZ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A MARIA</text:p>
          </table:table-cell>
          <table:table-cell office:value-type="string" office:string-value="insert into empresas (nombre) values ('SANTA MARIA');" table:formula="of:=CONCATENATE([.$B$1];[.A2594];[.$C$1])" table:style-name="ce1">
            <text:p>insert into empresas (nombre) values ('SANTA MAR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A MARIA TOUR</text:p>
          </table:table-cell>
          <table:table-cell office:value-type="string" office:string-value="insert into empresas (nombre) values ('SANTA MARIA TOUR');" table:formula="of:=CONCATENATE([.$B$1];[.A2595];[.$C$1])" table:style-name="ce1">
            <text:p>insert into empresas (nombre) values ('SANTA MARIA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A RITA</text:p>
          </table:table-cell>
          <table:table-cell office:value-type="string" office:string-value="insert into empresas (nombre) values ('SANTA RITA');" table:formula="of:=CONCATENATE([.$B$1];[.A2596];[.$C$1])" table:style-name="ce1">
            <text:p>insert into empresas (nombre) values ('SANTA RI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A ROSA VIAJES</text:p>
          </table:table-cell>
          <table:table-cell office:value-type="string" office:string-value="insert into empresas (nombre) values ('SANTA ROSA VIAJES');" table:formula="of:=CONCATENATE([.$B$1];[.A2597];[.$C$1])" table:style-name="ce1">
            <text:p>insert into empresas (nombre) values ('SANTA ROSA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ANIANA</text:p>
          </table:table-cell>
          <table:table-cell office:value-type="string" office:string-value="insert into empresas (nombre) values ('SANTANIANA');" table:formula="of:=CONCATENATE([.$B$1];[.A2598];[.$C$1])" table:style-name="ce1">
            <text:p>insert into empresas (nombre) values ('SANTANIA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IAGASTTI SEBASTIAN ARIEL</text:p>
          </table:table-cell>
          <table:table-cell office:value-type="string" office:string-value="insert into empresas (nombre) values ('SANTIAGASTTI SEBASTIAN ARIEL');" table:formula="of:=CONCATENATE([.$B$1];[.A2599];[.$C$1])" table:style-name="ce1">
            <text:p>insert into empresas (nombre) values ('SANTIAGASTTI SEBASTIAN ARI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IAGO DEL ESTERO (SAN <text:s/>FELIPE )</text:p>
          </table:table-cell>
          <table:table-cell office:value-type="string" office:string-value="insert into empresas (nombre) values ('SANTIAGO DEL ESTERO (SAN  FELIPE )');" table:formula="of:=CONCATENATE([.$B$1];[.A2600];[.$C$1])" table:style-name="ce1">
            <text:p>insert into empresas (nombre) values ('SANTIAGO DEL ESTERO (SAN <text:s/>FELIPE )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IAGUEÑO S.R.L</text:p>
          </table:table-cell>
          <table:table-cell office:value-type="string" office:string-value="insert into empresas (nombre) values ('SANTIAGUEÑO S.R.L');" table:formula="of:=CONCATENATE([.$B$1];[.A2601];[.$C$1])" table:style-name="ce1">
            <text:p>insert into empresas (nombre) values ('SANTIAGUEÑO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IBUS SRL</text:p>
          </table:table-cell>
          <table:table-cell office:value-type="string" office:string-value="insert into empresas (nombre) values ('SANTIBUS SRL');" table:formula="of:=CONCATENATE([.$B$1];[.A2602];[.$C$1])" table:style-name="ce1">
            <text:p>insert into empresas (nombre) values ('SANTIBU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INO</text:p>
          </table:table-cell>
          <table:table-cell office:value-type="string" office:string-value="insert into empresas (nombre) values ('SANTINO');" table:formula="of:=CONCATENATE([.$B$1];[.A2603];[.$C$1])" table:style-name="ce1">
            <text:p>insert into empresas (nombre) values ('SANT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O ANTONIO TURISMO</text:p>
          </table:table-cell>
          <table:table-cell office:value-type="string" office:string-value="insert into empresas (nombre) values ('SANTO ANTONIO TURISMO');" table:formula="of:=CONCATENATE([.$B$1];[.A2604];[.$C$1])" table:style-name="ce1">
            <text:p>insert into empresas (nombre) values ('SANTO ANTONIO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OANJO</text:p>
          </table:table-cell>
          <table:table-cell office:value-type="string" office:string-value="insert into empresas (nombre) values ('SANTOANJO');" table:formula="of:=CONCATENATE([.$B$1];[.A2605];[.$C$1])" table:style-name="ce1">
            <text:p>insert into empresas (nombre) values ('SANTOANJ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O PAULO</text:p>
          </table:table-cell>
          <table:table-cell office:value-type="string" office:string-value="insert into empresas (nombre) values ('SAO PAULO');" table:formula="of:=CONCATENATE([.$B$1];[.A2606];[.$C$1])" table:style-name="ce1">
            <text:p>insert into empresas (nombre) values ('SAO PAU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O TOURS</text:p>
          </table:table-cell>
          <table:table-cell office:value-type="string" office:string-value="insert into empresas (nombre) values ('SAO TOURS');" table:formula="of:=CONCATENATE([.$B$1];[.A2607];[.$C$1])" table:style-name="ce1">
            <text:p>insert into empresas (nombre) values ('SAO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RA VALDIVIA</text:p>
          </table:table-cell>
          <table:table-cell office:value-type="string" office:string-value="insert into empresas (nombre) values ('SARA VALDIVIA');" table:formula="of:=CONCATENATE([.$B$1];[.A2608];[.$C$1])" table:style-name="ce1">
            <text:p>insert into empresas (nombre) values ('SARA VALDIV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RMIENTO</text:p>
          </table:table-cell>
          <table:table-cell office:value-type="string" office:string-value="insert into empresas (nombre) values ('SARMIENTO');" table:formula="of:=CONCATENATE([.$B$1];[.A2609];[.$C$1])" table:style-name="ce1">
            <text:p>insert into empresas (nombre) values ('SARMIEN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TOUR VIAJES</text:p>
          </table:table-cell>
          <table:table-cell office:value-type="string" office:string-value="insert into empresas (nombre) values ('SATOUR VIAJES');" table:formula="of:=CONCATENATE([.$B$1];[.A2610];[.$C$1])" table:style-name="ce1">
            <text:p>insert into empresas (nombre) values ('SATOUR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UCHUK S.R.L</text:p>
          </table:table-cell>
          <table:table-cell office:value-type="string" office:string-value="insert into empresas (nombre) values ('SAUCHUK S.R.L');" table:formula="of:=CONCATENATE([.$B$1];[.A2611];[.$C$1])" table:style-name="ce1">
            <text:p>insert into empresas (nombre) values ('SAUCHUK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UTUR</text:p>
          </table:table-cell>
          <table:table-cell office:value-type="string" office:string-value="insert into empresas (nombre) values ('SAUTUR');" table:formula="of:=CONCATENATE([.$B$1];[.A2612];[.$C$1])" table:style-name="ce1">
            <text:p>insert into empresas (nombre) values ('SAU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VI SPA</text:p>
          </table:table-cell>
          <table:table-cell office:value-type="string" office:string-value="insert into empresas (nombre) values ('SAVI SPA');" table:formula="of:=CONCATENATE([.$B$1];[.A2613];[.$C$1])" table:style-name="ce1">
            <text:p>insert into empresas (nombre) values ('SAVI SP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VONA</text:p>
          </table:table-cell>
          <table:table-cell office:value-type="string" office:string-value="insert into empresas (nombre) values ('SAVONA');" table:formula="of:=CONCATENATE([.$B$1];[.A2614];[.$C$1])" table:style-name="ce1">
            <text:p>insert into empresas (nombre) values ('SAVO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VOY TURIMOS</text:p>
          </table:table-cell>
          <table:table-cell office:value-type="string" office:string-value="insert into empresas (nombre) values ('SAVOY TURIMOS');" table:formula="of:=CONCATENATE([.$B$1];[.A2615];[.$C$1])" table:style-name="ce1">
            <text:p>insert into empresas (nombre) values ('SAVOY TURIM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B TRANSPORTO</text:p>
          </table:table-cell>
          <table:table-cell office:value-type="string" office:string-value="insert into empresas (nombre) values ('SB TRANSPORTO');" table:formula="of:=CONCATENATE([.$B$1];[.A2616];[.$C$1])" table:style-name="ce1">
            <text:p>insert into empresas (nombre) values ('SB TRANSPOR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AREL CELIA MARIA</text:p>
          </table:table-cell>
          <table:table-cell office:value-type="string" office:string-value="insert into empresas (nombre) values ('SCAREL CELIA MARIA');" table:formula="of:=CONCATENATE([.$B$1];[.A2617];[.$C$1])" table:style-name="ce1">
            <text:p>insert into empresas (nombre) values ('SCAREL CELIA MAR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HUFTAN</text:p>
          </table:table-cell>
          <table:table-cell office:value-type="string" office:string-value="insert into empresas (nombre) values ('SCHUFTAN');" table:formula="of:=CONCATENATE([.$B$1];[.A2618];[.$C$1])" table:style-name="ce1">
            <text:p>insert into empresas (nombre) values ('SCHUFT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BA BUS</text:p>
          </table:table-cell>
          <table:table-cell office:value-type="string" office:string-value="insert into empresas (nombre) values ('SEBA BUS');" table:formula="of:=CONCATENATE([.$B$1];[.A2619];[.$C$1])" table:style-name="ce1">
            <text:p>insert into empresas (nombre) values ('SEBA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BASTIAO <text:s/>CORREA</text:p>
          </table:table-cell>
          <table:table-cell office:value-type="string" office:string-value="insert into empresas (nombre) values ('SEBASTIAO  CORREA');" table:formula="of:=CONCATENATE([.$B$1];[.A2620];[.$C$1])" table:style-name="ce1">
            <text:p>insert into empresas (nombre) values ('SEBASTIAO <text:s/>CORRE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CRETARIA DEL DEPORTE</text:p>
          </table:table-cell>
          <table:table-cell office:value-type="string" office:string-value="insert into empresas (nombre) values ('SECRETARIA DEL DEPORTE');" table:formula="of:=CONCATENATE([.$B$1];[.A2621];[.$C$1])" table:style-name="ce1">
            <text:p>insert into empresas (nombre) values ('SECRETARIA DEL DEP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DI TURISMO</text:p>
          </table:table-cell>
          <table:table-cell office:value-type="string" office:string-value="insert into empresas (nombre) values ('SEDI TURISMO');" table:formula="of:=CONCATENATE([.$B$1];[.A2622];[.$C$1])" table:style-name="ce1">
            <text:p>insert into empresas (nombre) values ('SEDI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GOOVIA JUAN GABRIEL</text:p>
          </table:table-cell>
          <table:table-cell office:value-type="string" office:string-value="insert into empresas (nombre) values ('SEGOOVIA JUAN GABRIEL');" table:formula="of:=CONCATENATE([.$B$1];[.A2623];[.$C$1])" table:style-name="ce1">
            <text:p>insert into empresas (nombre) values ('SEGOOVIA JUAN GABRI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GUSTRAVEL SRL</text:p>
          </table:table-cell>
          <table:table-cell office:value-type="string" office:string-value="insert into empresas (nombre) values ('SEGUSTRAVEL SRL');" table:formula="of:=CONCATENATE([.$B$1];[.A2624];[.$C$1])" table:style-name="ce1">
            <text:p>insert into empresas (nombre) values ('SEGUSTRAVEL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LAIVE</text:p>
          </table:table-cell>
          <table:table-cell office:value-type="string" office:string-value="insert into empresas (nombre) values ('SELAIVE');" table:formula="of:=CONCATENATE([.$B$1];[.A2625];[.$C$1])" table:style-name="ce1">
            <text:p>insert into empresas (nombre) values ('SELAIV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LAN ALEJANDRO A</text:p>
          </table:table-cell>
          <table:table-cell office:value-type="string" office:string-value="insert into empresas (nombre) values ('SELAN ALEJANDRO A');" table:formula="of:=CONCATENATE([.$B$1];[.A2626];[.$C$1])" table:style-name="ce1">
            <text:p>insert into empresas (nombre) values ('SELAN ALEJANDRO 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LVA TURISMO</text:p>
          </table:table-cell>
          <table:table-cell office:value-type="string" office:string-value="insert into empresas (nombre) values ('SELVA TURISMO');" table:formula="of:=CONCATENATE([.$B$1];[.A2627];[.$C$1])" table:style-name="ce1">
            <text:p>insert into empresas (nombre) values ('SELV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MA TUR VIAJES</text:p>
          </table:table-cell>
          <table:table-cell office:value-type="string" office:string-value="insert into empresas (nombre) values ('SEMA TUR VIAJES');" table:formula="of:=CONCATENATE([.$B$1];[.A2628];[.$C$1])" table:style-name="ce1">
            <text:p>insert into empresas (nombre) values ('SEMA TUR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MATUR</text:p>
          </table:table-cell>
          <table:table-cell office:value-type="string" office:string-value="insert into empresas (nombre) values ('SEMATUR');" table:formula="of:=CONCATENATE([.$B$1];[.A2629];[.$C$1])" table:style-name="ce1">
            <text:p>insert into empresas (nombre) values ('SEMA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NDAS</text:p>
          </table:table-cell>
          <table:table-cell office:value-type="string" office:string-value="insert into empresas (nombre) values ('SENDAS');" table:formula="of:=CONCATENATE([.$B$1];[.A2630];[.$C$1])" table:style-name="ce1">
            <text:p>insert into empresas (nombre) values ('SEND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NON TUR</text:p>
          </table:table-cell>
          <table:table-cell office:value-type="string" office:string-value="insert into empresas (nombre) values ('SENON TUR');" table:formula="of:=CONCATENATE([.$B$1];[.A2631];[.$C$1])" table:style-name="ce1">
            <text:p>insert into empresas (nombre) values ('SENON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NSACAO</text:p>
          </table:table-cell>
          <table:table-cell office:value-type="string" office:string-value="insert into empresas (nombre) values ('SENSACAO');" table:formula="of:=CONCATENATE([.$B$1];[.A2632];[.$C$1])" table:style-name="ce1">
            <text:p>insert into empresas (nombre) values ('SENSACA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ENA MAR</text:p>
          </table:table-cell>
          <table:table-cell office:value-type="string" office:string-value="insert into empresas (nombre) values ('SERENA MAR');" table:formula="of:=CONCATENATE([.$B$1];[.A2633];[.$C$1])" table:style-name="ce1">
            <text:p>insert into empresas (nombre) values ('SERENA 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GIO RAUL BUSTAMANTE</text:p>
          </table:table-cell>
          <table:table-cell office:value-type="string" office:string-value="insert into empresas (nombre) values ('SERGIO RAUL BUSTAMANTE');" table:formula="of:=CONCATENATE([.$B$1];[.A2634];[.$C$1])" table:style-name="ce1">
            <text:p>insert into empresas (nombre) values ('SERGIO RAUL BUSTAMAN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GIO RODRIGUEZ TURISMO</text:p>
          </table:table-cell>
          <table:table-cell office:value-type="string" office:string-value="insert into empresas (nombre) values ('SERGIO RODRIGUEZ TURISMO');" table:formula="of:=CONCATENATE([.$B$1];[.A2635];[.$C$1])" table:style-name="ce1">
            <text:p>insert into empresas (nombre) values ('SERGIO RODRIGUEZ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GUS TRAVEL</text:p>
          </table:table-cell>
          <table:table-cell office:value-type="string" office:string-value="insert into empresas (nombre) values ('SERGUS TRAVEL');" table:formula="of:=CONCATENATE([.$B$1];[.A2636];[.$C$1])" table:style-name="ce1">
            <text:p>insert into empresas (nombre) values ('SERGUS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IEMA</text:p>
          </table:table-cell>
          <table:table-cell office:value-type="string" office:string-value="insert into empresas (nombre) values ('SERIEMA');" table:formula="of:=CONCATENATE([.$B$1];[.A2637];[.$C$1])" table:style-name="ce1">
            <text:p>insert into empresas (nombre) values ('SERIEM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MATUR</text:p>
          </table:table-cell>
          <table:table-cell office:value-type="string" office:string-value="insert into empresas (nombre) values ('SERMATUR');" table:formula="of:=CONCATENATE([.$B$1];[.A2638];[.$C$1])" table:style-name="ce1">
            <text:p>insert into empresas (nombre) values ('SERMA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ODINO</text:p>
          </table:table-cell>
          <table:table-cell office:value-type="string" office:string-value="insert into empresas (nombre) values ('SERODINO');" table:formula="of:=CONCATENATE([.$B$1];[.A2639];[.$C$1])" table:style-name="ce1">
            <text:p>insert into empresas (nombre) values ('SEROD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RA AZUL</text:p>
          </table:table-cell>
          <table:table-cell office:value-type="string" office:string-value="insert into empresas (nombre) values ('SERRA AZUL');" table:formula="of:=CONCATENATE([.$B$1];[.A2640];[.$C$1])" table:style-name="ce1">
            <text:p>insert into empresas (nombre) values ('SERRA AZU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RANI JUAN CARLOS</text:p>
          </table:table-cell>
          <table:table-cell office:value-type="string" office:string-value="insert into empresas (nombre) values ('SERRANI JUAN CARLOS');" table:formula="of:=CONCATENATE([.$B$1];[.A2641];[.$C$1])" table:style-name="ce1">
            <text:p>insert into empresas (nombre) values ('SERRANI JUAN CARL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RANO</text:p>
          </table:table-cell>
          <table:table-cell office:value-type="string" office:string-value="insert into empresas (nombre) values ('SERRANO');" table:formula="of:=CONCATENATE([.$B$1];[.A2642];[.$C$1])" table:style-name="ce1">
            <text:p>insert into empresas (nombre) values ('SERRA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VICIO TRES DE MARIA</text:p>
          </table:table-cell>
          <table:table-cell office:value-type="string" office:string-value="insert into empresas (nombre) values ('SERVICIO TRES DE MARIA');" table:formula="of:=CONCATENATE([.$B$1];[.A2643];[.$C$1])" table:style-name="ce1">
            <text:p>insert into empresas (nombre) values ('SERVICIO TRES DE MAR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VICIO TURISTICO NOMADES DEL SUR</text:p>
          </table:table-cell>
          <table:table-cell office:value-type="string" office:string-value="insert into empresas (nombre) values ('SERVICIO TURISTICO NOMADES DEL SUR');" table:formula="of:=CONCATENATE([.$B$1];[.A2644];[.$C$1])" table:style-name="ce1">
            <text:p>insert into empresas (nombre) values ('SERVICIO TURISTICO NOMADES DE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VISER SRL</text:p>
          </table:table-cell>
          <table:table-cell office:value-type="string" office:string-value="insert into empresas (nombre) values ('SERVISER SRL');" table:formula="of:=CONCATENATE([.$B$1];[.A2645];[.$C$1])" table:style-name="ce1">
            <text:p>insert into empresas (nombre) values ('SERVISER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VITRANS</text:p>
          </table:table-cell>
          <table:table-cell office:value-type="string" office:string-value="insert into empresas (nombre) values ('SERVITRANS');" table:formula="of:=CONCATENATE([.$B$1];[.A2646];[.$C$1])" table:style-name="ce1">
            <text:p>insert into empresas (nombre) values ('SERVITRAN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VITUR</text:p>
          </table:table-cell>
          <table:table-cell office:value-type="string" office:string-value="insert into empresas (nombre) values ('SERVITUR');" table:formula="of:=CONCATENATE([.$B$1];[.A2647];[.$C$1])" table:style-name="ce1">
            <text:p>insert into empresas (nombre) values ('SERVI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TUR</text:p>
          </table:table-cell>
          <table:table-cell office:value-type="string" office:string-value="insert into empresas (nombre) values ('SETUR');" table:formula="of:=CONCATENATE([.$B$1];[.A2648];[.$C$1])" table:style-name="ce1">
            <text:p>insert into empresas (nombre) values ('SE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VA- BUS</text:p>
          </table:table-cell>
          <table:table-cell office:value-type="string" office:string-value="insert into empresas (nombre) values ('SEVA- BUS');" table:formula="of:=CONCATENATE([.$B$1];[.A2649];[.$C$1])" table:style-name="ce1">
            <text:p>insert into empresas (nombre) values ('SEVA-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VICIO Y TURISMO PUERTO VARAS</text:p>
          </table:table-cell>
          <table:table-cell office:value-type="string" office:string-value="insert into empresas (nombre) values ('SEVICIO Y TURISMO PUERTO VARAS');" table:formula="of:=CONCATENATE([.$B$1];[.A2650];[.$C$1])" table:style-name="ce1">
            <text:p>insert into empresas (nombre) values ('SEVICIO Y TURISMO PUERTO VAR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TUR</text:p>
          </table:table-cell>
          <table:table-cell office:value-type="string" office:string-value="insert into empresas (nombre) values ('SEXTUR');" table:formula="of:=CONCATENATE([.$B$1];[.A2651];[.$C$1])" table:style-name="ce1">
            <text:p>insert into empresas (nombre) values ('SEX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G VIAJES</text:p>
          </table:table-cell>
          <table:table-cell office:value-type="string" office:string-value="insert into empresas (nombre) values ('SG VIAJES');" table:formula="of:=CONCATENATE([.$B$1];[.A2652];[.$C$1])" table:style-name="ce1">
            <text:p>insert into empresas (nombre) values ('SG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ALOM</text:p>
          </table:table-cell>
          <table:table-cell office:value-type="string" office:string-value="insert into empresas (nombre) values ('SHALOM');" table:formula="of:=CONCATENATE([.$B$1];[.A2653];[.$C$1])" table:style-name="ce1">
            <text:p>insert into empresas (nombre) values ('SHALO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ARING WHEELS SRL</text:p>
          </table:table-cell>
          <table:table-cell office:value-type="string" office:string-value="insert into empresas (nombre) values ('SHARING WHEELS SRL');" table:formula="of:=CONCATENATE([.$B$1];[.A2654];[.$C$1])" table:style-name="ce1">
            <text:p>insert into empresas (nombre) values ('SHARING WHEEL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ERME BUS</text:p>
          </table:table-cell>
          <table:table-cell office:value-type="string" office:string-value="insert into empresas (nombre) values ('SHERME BUS');" table:formula="of:=CONCATENATE([.$B$1];[.A2655];[.$C$1])" table:style-name="ce1">
            <text:p>insert into empresas (nombre) values ('SHERME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OPTUR</text:p>
          </table:table-cell>
          <table:table-cell office:value-type="string" office:string-value="insert into empresas (nombre) values ('SHOPTUR');" table:formula="of:=CONCATENATE([.$B$1];[.A2656];[.$C$1])" table:style-name="ce1">
            <text:p>insert into empresas (nombre) values ('SHOP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DMAR SRL</text:p>
          </table:table-cell>
          <table:table-cell office:value-type="string" office:string-value="insert into empresas (nombre) values ('SIDMAR SRL');" table:formula="of:=CONCATENATE([.$B$1];[.A2657];[.$C$1])" table:style-name="ce1">
            <text:p>insert into empresas (nombre) values ('SIDMAR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EMPRE TOUR</text:p>
          </table:table-cell>
          <table:table-cell office:value-type="string" office:string-value="insert into empresas (nombre) values ('SIEMPRE TOUR');" table:formula="of:=CONCATENATE([.$B$1];[.A2658];[.$C$1])" table:style-name="ce1">
            <text:p>insert into empresas (nombre) values ('SIEMPRE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ERRA DEL PLATA</text:p>
          </table:table-cell>
          <table:table-cell office:value-type="string" office:string-value="insert into empresas (nombre) values ('SIERRA DEL PLATA');" table:formula="of:=CONCATENATE([.$B$1];[.A2659];[.$C$1])" table:style-name="ce1">
            <text:p>insert into empresas (nombre) values ('SIERRA DEL PLA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ERRATUR</text:p>
          </table:table-cell>
          <table:table-cell office:value-type="string" office:string-value="insert into empresas (nombre) values ('SIERRATUR');" table:formula="of:=CONCATENATE([.$B$1];[.A2660];[.$C$1])" table:style-name="ce1">
            <text:p>insert into empresas (nombre) values ('SIERRA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ERRAS DE CALAMUCHITA</text:p>
          </table:table-cell>
          <table:table-cell office:value-type="string" office:string-value="insert into empresas (nombre) values ('SIERRAS DE CALAMUCHITA');" table:formula="of:=CONCATENATE([.$B$1];[.A2661];[.$C$1])" table:style-name="ce1">
            <text:p>insert into empresas (nombre) values ('SIERRAS DE CALAMUCHI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ERRAS DE CORDOBA</text:p>
          </table:table-cell>
          <table:table-cell office:value-type="string" office:string-value="insert into empresas (nombre) values ('SIERRAS DE CORDOBA');" table:formula="of:=CONCATENATE([.$B$1];[.A2662];[.$C$1])" table:style-name="ce1">
            <text:p>insert into empresas (nombre) values ('SIERRAS DE CORDOB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GLO XXI</text:p>
          </table:table-cell>
          <table:table-cell office:value-type="string" office:string-value="insert into empresas (nombre) values ('SIGLO XXI');" table:formula="of:=CONCATENATE([.$B$1];[.A2663];[.$C$1])" table:style-name="ce1">
            <text:p>insert into empresas (nombre) values ('SIGLO XX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LMAES</text:p>
          </table:table-cell>
          <table:table-cell office:value-type="string" office:string-value="insert into empresas (nombre) values ('SILMAES');" table:formula="of:=CONCATENATE([.$B$1];[.A2664];[.$C$1])" table:style-name="ce1">
            <text:p>insert into empresas (nombre) values ('SILMA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LVA <text:s/>ZAMORA</text:p>
          </table:table-cell>
          <table:table-cell office:value-type="string" office:string-value="insert into empresas (nombre) values ('SILVA  ZAMORA');" table:formula="of:=CONCATENATE([.$B$1];[.A2665];[.$C$1])" table:style-name="ce1">
            <text:p>insert into empresas (nombre) values ('SILVA <text:s/>ZAMO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LVA METZEL OSIRIO</text:p>
          </table:table-cell>
          <table:table-cell office:value-type="string" office:string-value="insert into empresas (nombre) values ('SILVA METZEL OSIRIO');" table:formula="of:=CONCATENATE([.$B$1];[.A2666];[.$C$1])" table:style-name="ce1">
            <text:p>insert into empresas (nombre) values ('SILVA METZEL OSIR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LVIA</text:p>
          </table:table-cell>
          <table:table-cell office:value-type="string" office:string-value="insert into empresas (nombre) values ('SILVIA');" table:formula="of:=CONCATENATE([.$B$1];[.A2667];[.$C$1])" table:style-name="ce1">
            <text:p>insert into empresas (nombre) values ('SILV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LVICAR SRL.</text:p>
          </table:table-cell>
          <table:table-cell office:value-type="string" office:string-value="insert into empresas (nombre) values ('SILVICAR SRL.');" table:formula="of:=CONCATENATE([.$B$1];[.A2668];[.$C$1])" table:style-name="ce1">
            <text:p>insert into empresas (nombre) values ('SILVICAR SR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ISTUR</text:p>
          </table:table-cell>
          <table:table-cell office:value-type="string" office:string-value="insert into empresas (nombre) values ('SIMISTUR');" table:formula="of:=CONCATENATE([.$B$1];[.A2669];[.$C$1])" table:style-name="ce1">
            <text:p>insert into empresas (nombre) values ('SIMIS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ONOVIC</text:p>
          </table:table-cell>
          <table:table-cell office:value-type="string" office:string-value="insert into empresas (nombre) values ('SIMONOVIC');" table:formula="of:=CONCATENATE([.$B$1];[.A2670];[.$C$1])" table:style-name="ce1">
            <text:p>insert into empresas (nombre) values ('SIMONOVI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N INSCRIPCION</text:p>
          </table:table-cell>
          <table:table-cell office:value-type="string" office:string-value="insert into empresas (nombre) values ('SIN INSCRIPCION');" table:formula="of:=CONCATENATE([.$B$1];[.A2671];[.$C$1])" table:style-name="ce1">
            <text:p>insert into empresas (nombre) values ('SIN INSCRIPC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NDICATO DEL PETROLEO Y GAS PRIVADO</text:p>
          </table:table-cell>
          <table:table-cell office:value-type="string" office:string-value="insert into empresas (nombre) values ('SINDICATO DEL PETROLEO Y GAS PRIVADO');" table:formula="of:=CONCATENATE([.$B$1];[.A2672];[.$C$1])" table:style-name="ce1">
            <text:p>insert into empresas (nombre) values ('SINDICATO DEL PETROLEO Y GAS PRIVA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NTESIS TOUR</text:p>
          </table:table-cell>
          <table:table-cell office:value-type="string" office:string-value="insert into empresas (nombre) values ('SINTESIS TOUR');" table:formula="of:=CONCATENATE([.$B$1];[.A2673];[.$C$1])" table:style-name="ce1">
            <text:p>insert into empresas (nombre) values ('SINTESIS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TA VIAJE S.A</text:p>
          </table:table-cell>
          <table:table-cell office:value-type="string" office:string-value="insert into empresas (nombre) values ('SITA VIAJE S.A');" table:formula="of:=CONCATENATE([.$B$1];[.A2674];[.$C$1])" table:style-name="ce1">
            <text:p>insert into empresas (nombre) values ('SITA VIAJE S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NAITUR</text:p>
          </table:table-cell>
          <table:table-cell office:value-type="string" office:string-value="insert into empresas (nombre) values ('SNAITUR');" table:formula="of:=CONCATENATE([.$B$1];[.A2675];[.$C$1])" table:style-name="ce1">
            <text:p>insert into empresas (nombre) values ('SNAI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NOW</text:p>
          </table:table-cell>
          <table:table-cell office:value-type="string" office:string-value="insert into empresas (nombre) values ('SNOW');" table:formula="of:=CONCATENATE([.$B$1];[.A2676];[.$C$1])" table:style-name="ce1">
            <text:p>insert into empresas (nombre) values ('SNOW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NOWY TRAVEL</text:p>
          </table:table-cell>
          <table:table-cell office:value-type="string" office:string-value="insert into empresas (nombre) values ('SNOWY TRAVEL');" table:formula="of:=CONCATENATE([.$B$1];[.A2677];[.$C$1])" table:style-name="ce1">
            <text:p>insert into empresas (nombre) values ('SNOWY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BARZO</text:p>
          </table:table-cell>
          <table:table-cell office:value-type="string" office:string-value="insert into empresas (nombre) values ('SOBARZO');" table:formula="of:=CONCATENATE([.$B$1];[.A2678];[.$C$1])" table:style-name="ce1">
            <text:p>insert into empresas (nombre) values ('SOBARZ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BRERO</text:p>
          </table:table-cell>
          <table:table-cell office:value-type="string" office:string-value="insert into empresas (nombre) values ('SOBRERO');" table:formula="of:=CONCATENATE([.$B$1];[.A2679];[.$C$1])" table:style-name="ce1">
            <text:p>insert into empresas (nombre) values ('SOBRE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CALTUR</text:p>
          </table:table-cell>
          <table:table-cell office:value-type="string" office:string-value="insert into empresas (nombre) values ('SOCALTUR');" table:formula="of:=CONCATENATE([.$B$1];[.A2680];[.$C$1])" table:style-name="ce1">
            <text:p>insert into empresas (nombre) values ('SOCAL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CASA SA</text:p>
          </table:table-cell>
          <table:table-cell office:value-type="string" office:string-value="insert into empresas (nombre) values ('SOCASA SA');" table:formula="of:=CONCATENATE([.$B$1];[.A2681];[.$C$1])" table:style-name="ce1">
            <text:p>insert into empresas (nombre) values ('SOCASA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CIEDAD <text:s/>VIDAL Y ESPINOZA L.T.D.A</text:p>
          </table:table-cell>
          <table:table-cell office:value-type="string" office:string-value="insert into empresas (nombre) values ('SOCIEDAD  VIDAL Y ESPINOZA L.T.D.A');" table:formula="of:=CONCATENATE([.$B$1];[.A2682];[.$C$1])" table:style-name="ce1">
            <text:p>insert into empresas (nombre) values ('SOCIEDAD <text:s/>VIDAL Y ESPINOZA L.T.D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CIEDAD DE TRANSP DEL SUR</text:p>
          </table:table-cell>
          <table:table-cell office:value-type="string" office:string-value="insert into empresas (nombre) values ('SOCIEDAD DE TRANSP DEL SUR');" table:formula="of:=CONCATENATE([.$B$1];[.A2683];[.$C$1])" table:style-name="ce1">
            <text:p>insert into empresas (nombre) values ('SOCIEDAD DE TRANSP DE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CIEDAD DE TRANSP J Y L LTDA</text:p>
          </table:table-cell>
          <table:table-cell office:value-type="string" office:string-value="insert into empresas (nombre) values ('SOCIEDAD DE TRANSP J Y L LTDA');" table:formula="of:=CONCATENATE([.$B$1];[.A2684];[.$C$1])" table:style-name="ce1">
            <text:p>insert into empresas (nombre) values ('SOCIEDAD DE TRANSP J Y L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CVA GROUP S R L</text:p>
          </table:table-cell>
          <table:table-cell office:value-type="string" office:string-value="insert into empresas (nombre) values ('SOCVA GROUP S R L');" table:formula="of:=CONCATENATE([.$B$1];[.A2685];[.$C$1])" table:style-name="ce1">
            <text:p>insert into empresas (nombre) values ('SOCVA GROUP S R 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CZYUK MARIANO ARLINDO</text:p>
          </table:table-cell>
          <table:table-cell office:value-type="string" office:string-value="insert into empresas (nombre) values ('SOCZYUK MARIANO ARLINDO');" table:formula="of:=CONCATENATE([.$B$1];[.A2686];[.$C$1])" table:style-name="ce1">
            <text:p>insert into empresas (nombre) values ('SOCZYUK MARIANO ARLIN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F-GUAD TRAVEL</text:p>
          </table:table-cell>
          <table:table-cell office:value-type="string" office:string-value="insert into empresas (nombre) values ('SOF-GUAD TRAVEL');" table:formula="of:=CONCATENATE([.$B$1];[.A2687];[.$C$1])" table:style-name="ce1">
            <text:p>insert into empresas (nombre) values ('SOF-GUAD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 AMERICANO</text:p>
          </table:table-cell>
          <table:table-cell office:value-type="string" office:string-value="insert into empresas (nombre) values ('SOL AMERICANO');" table:formula="of:=CONCATENATE([.$B$1];[.A2688];[.$C$1])" table:style-name="ce1">
            <text:p>insert into empresas (nombre) values ('SOL AMERICA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 DE LEBU</text:p>
          </table:table-cell>
          <table:table-cell office:value-type="string" office:string-value="insert into empresas (nombre) values ('SOL DE LEBU');" table:formula="of:=CONCATENATE([.$B$1];[.A2689];[.$C$1])" table:style-name="ce1">
            <text:p>insert into empresas (nombre) values ('SOL DE LEBU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 DEL NORTE</text:p>
          </table:table-cell>
          <table:table-cell office:value-type="string" office:string-value="insert into empresas (nombre) values ('SOL DEL NORTE');" table:formula="of:=CONCATENATE([.$B$1];[.A2690];[.$C$1])" table:style-name="ce1">
            <text:p>insert into empresas (nombre) values ('SOL DEL N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 DEL PACIFICO</text:p>
          </table:table-cell>
          <table:table-cell office:value-type="string" office:string-value="insert into empresas (nombre) values ('SOL DEL PACIFICO');" table:formula="of:=CONCATENATE([.$B$1];[.A2691];[.$C$1])" table:style-name="ce1">
            <text:p>insert into empresas (nombre) values ('SOL DEL PACIFI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 DEL SUR</text:p>
          </table:table-cell>
          <table:table-cell office:value-type="string" office:string-value="insert into empresas (nombre) values ('SOL DEL SUR');" table:formula="of:=CONCATENATE([.$B$1];[.A2692];[.$C$1])" table:style-name="ce1">
            <text:p>insert into empresas (nombre) values ('SOL DE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 DEL VALLE</text:p>
          </table:table-cell>
          <table:table-cell office:value-type="string" office:string-value="insert into empresas (nombre) values ('SOL DEL VALLE');" table:formula="of:=CONCATENATE([.$B$1];[.A2693];[.$C$1])" table:style-name="ce1">
            <text:p>insert into empresas (nombre) values ('SOL DEL VAL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 MAR VIAJES Y TURISMO</text:p>
          </table:table-cell>
          <table:table-cell office:value-type="string" office:string-value="insert into empresas (nombre) values ('SOL MAR VIAJES Y TURISMO');" table:formula="of:=CONCATENATE([.$B$1];[.A2694];[.$C$1])" table:style-name="ce1">
            <text:p>insert into empresas (nombre) values ('SOL MAR VIAJES Y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 NACIENTES</text:p>
          </table:table-cell>
          <table:table-cell office:value-type="string" office:string-value="insert into empresas (nombre) values ('SOL NACIENTES');" table:formula="of:=CONCATENATE([.$B$1];[.A2695];[.$C$1])" table:style-name="ce1">
            <text:p>insert into empresas (nombre) values ('SOL NACIENT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 PATAGONICO S.R.L.</text:p>
          </table:table-cell>
          <table:table-cell office:value-type="string" office:string-value="insert into empresas (nombre) values ('SOL PATAGONICO S.R.L.');" table:formula="of:=CONCATENATE([.$B$1];[.A2696];[.$C$1])" table:style-name="ce1">
            <text:p>insert into empresas (nombre) values ('SOL PATAGONICO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 TOUR</text:p>
          </table:table-cell>
          <table:table-cell office:value-type="string" office:string-value="insert into empresas (nombre) values ('SOL TOUR');" table:formula="of:=CONCATENATE([.$B$1];[.A2697];[.$C$1])" table:style-name="ce1">
            <text:p>insert into empresas (nombre) values ('SOL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 Y LUNA</text:p>
          </table:table-cell>
          <table:table-cell office:value-type="string" office:string-value="insert into empresas (nombre) values ('SOL Y LUNA');" table:formula="of:=CONCATENATE([.$B$1];[.A2698];[.$C$1])" table:style-name="ce1">
            <text:p>insert into empresas (nombre) values ('SOL Y LU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 Y NIEVE</text:p>
          </table:table-cell>
          <table:table-cell office:value-type="string" office:string-value="insert into empresas (nombre) values ('SOL Y NIEVE');" table:formula="of:=CONCATENATE([.$B$1];[.A2699];[.$C$1])" table:style-name="ce1">
            <text:p>insert into empresas (nombre) values ('SOL Y NIEV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AR VASCO</text:p>
          </table:table-cell>
          <table:table-cell office:value-type="string" office:string-value="insert into empresas (nombre) values ('SOLAR VASCO');" table:formula="of:=CONCATENATE([.$B$1];[.A2700];[.$C$1])" table:style-name="ce1">
            <text:p>insert into empresas (nombre) values ('SOLAR VAS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 BUS</text:p>
          </table:table-cell>
          <table:table-cell office:value-type="string" office:string-value="insert into empresas (nombre) values ('SOL BUS');" table:formula="of:=CONCATENATE([.$B$1];[.A2701];[.$C$1])" table:style-name="ce1">
            <text:p>insert into empresas (nombre) values ('SOL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EBUS</text:p>
          </table:table-cell>
          <table:table-cell office:value-type="string" office:string-value="insert into empresas (nombre) values ('SOLEBUS');" table:formula="of:=CONCATENATE([.$B$1];[.A2702];[.$C$1])" table:style-name="ce1">
            <text:p>insert into empresas (nombre) values ('SOLE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MMER ROLAND</text:p>
          </table:table-cell>
          <table:table-cell office:value-type="string" office:string-value="insert into empresas (nombre) values ('SOMMER ROLAND');" table:formula="of:=CONCATENATE([.$B$1];[.A2703];[.$C$1])" table:style-name="ce1">
            <text:p>insert into empresas (nombre) values ('SOMMER ROLAND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NIA POBLETE VASQUEZ</text:p>
          </table:table-cell>
          <table:table-cell office:value-type="string" office:string-value="insert into empresas (nombre) values ('SONIA POBLETE VASQUEZ');" table:formula="of:=CONCATENATE([.$B$1];[.A2704];[.$C$1])" table:style-name="ce1">
            <text:p>insert into empresas (nombre) values ('SONIA POBLETE VASQU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NRISAL</text:p>
          </table:table-cell>
          <table:table-cell office:value-type="string" office:string-value="insert into empresas (nombre) values ('SONRISAL');" table:formula="of:=CONCATENATE([.$B$1];[.A2705];[.$C$1])" table:style-name="ce1">
            <text:p>insert into empresas (nombre) values ('SONRIS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RBELLO VICTOR H</text:p>
          </table:table-cell>
          <table:table-cell office:value-type="string" office:string-value="insert into empresas (nombre) values ('SORBELLO VICTOR H');" table:formula="of:=CONCATENATE([.$B$1];[.A2706];[.$C$1])" table:style-name="ce1">
            <text:p>insert into empresas (nombre) values ('SORBELLO VICTOR H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TRUL</text:p>
          </table:table-cell>
          <table:table-cell office:value-type="string" office:string-value="insert into empresas (nombre) values ('SOTRUL');" table:formula="of:=CONCATENATE([.$B$1];[.A2707];[.$C$1])" table:style-name="ce1">
            <text:p>insert into empresas (nombre) values ('SOTRU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TRUR</text:p>
          </table:table-cell>
          <table:table-cell office:value-type="string" office:string-value="insert into empresas (nombre) values ('SOTRUR');" table:formula="of:=CONCATENATE([.$B$1];[.A2708];[.$C$1])" table:style-name="ce1">
            <text:p>insert into empresas (nombre) values ('SOTR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TH Y CENTRAL AMERICA</text:p>
          </table:table-cell>
          <table:table-cell office:value-type="string" office:string-value="insert into empresas (nombre) values ('SOUTH Y CENTRAL AMERICA');" table:formula="of:=CONCATENATE([.$B$1];[.A2709];[.$C$1])" table:style-name="ce1">
            <text:p>insert into empresas (nombre) values ('SOUTH Y CENTRAL AMERI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VA GROUP S.R.L</text:p>
          </table:table-cell>
          <table:table-cell office:value-type="string" office:string-value="insert into empresas (nombre) values ('SOVA GROUP S.R.L');" table:formula="of:=CONCATENATE([.$B$1];[.A2710];[.$C$1])" table:style-name="ce1">
            <text:p>insert into empresas (nombre) values ('SOVA GROUP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VISA SRL</text:p>
          </table:table-cell>
          <table:table-cell office:value-type="string" office:string-value="insert into empresas (nombre) values ('SOVISA SRL');" table:formula="of:=CONCATENATE([.$B$1];[.A2711];[.$C$1])" table:style-name="ce1">
            <text:p>insert into empresas (nombre) values ('SOVISA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ACETUR</text:p>
          </table:table-cell>
          <table:table-cell office:value-type="string" office:string-value="insert into empresas (nombre) values ('SPACETUR');" table:formula="of:=CONCATENATE([.$B$1];[.A2712];[.$C$1])" table:style-name="ce1">
            <text:p>insert into empresas (nombre) values ('SPACE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AZZINI LTDA</text:p>
          </table:table-cell>
          <table:table-cell office:value-type="string" office:string-value="insert into empresas (nombre) values ('SPAZZINI LTDA');" table:formula="of:=CONCATENATE([.$B$1];[.A2713];[.$C$1])" table:style-name="ce1">
            <text:p>insert into empresas (nombre) values ('SPAZZINI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EED BUS</text:p>
          </table:table-cell>
          <table:table-cell office:value-type="string" office:string-value="insert into empresas (nombre) values ('SPEED BUS');" table:formula="of:=CONCATENATE([.$B$1];[.A2714];[.$C$1])" table:style-name="ce1">
            <text:p>insert into empresas (nombre) values ('SPEED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OGROUP SAS</text:p>
          </table:table-cell>
          <table:table-cell office:value-type="string" office:string-value="insert into empresas (nombre) values ('SPOGROUP SAS');" table:formula="of:=CONCATENATE([.$B$1];[.A2715];[.$C$1])" table:style-name="ce1">
            <text:p>insert into empresas (nombre) values ('SPOGROUP S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ORMAN COOP</text:p>
          </table:table-cell>
          <table:table-cell office:value-type="string" office:string-value="insert into empresas (nombre) values ('SPORMAN COOP');" table:formula="of:=CONCATENATE([.$B$1];[.A2716];[.$C$1])" table:style-name="ce1">
            <text:p>insert into empresas (nombre) values ('SPORMAN COO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ORTIN TURISMO</text:p>
          </table:table-cell>
          <table:table-cell office:value-type="string" office:string-value="insert into empresas (nombre) values ('SPORTIN TURISMO');" table:formula="of:=CONCATENATE([.$B$1];[.A2717];[.$C$1])" table:style-name="ce1">
            <text:p>insert into empresas (nombre) values ('SPORTIN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RM</text:p>
          </table:table-cell>
          <table:table-cell office:value-type="string" office:string-value="insert into empresas (nombre) values ('SRM');" table:formula="of:=CONCATENATE([.$B$1];[.A2718];[.$C$1])" table:style-name="ce1">
            <text:p>insert into empresas (nombre) values ('SR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RM VIAJES SA</text:p>
          </table:table-cell>
          <table:table-cell office:value-type="string" office:string-value="insert into empresas (nombre) values ('SRM VIAJES SA');" table:formula="of:=CONCATENATE([.$B$1];[.A2719];[.$C$1])" table:style-name="ce1">
            <text:p>insert into empresas (nombre) values ('SRM VIAJES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S TURISMO</text:p>
          </table:table-cell>
          <table:table-cell office:value-type="string" office:string-value="insert into empresas (nombre) values ('SS TURISMO');" table:formula="of:=CONCATENATE([.$B$1];[.A2720];[.$C$1])" table:style-name="ce1">
            <text:p>insert into empresas (nombre) values ('SS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NISLAVA</text:p>
          </table:table-cell>
          <table:table-cell office:value-type="string" office:string-value="insert into empresas (nombre) values ('STANISLAVA');" table:formula="of:=CONCATENATE([.$B$1];[.A2721];[.$C$1])" table:style-name="ce1">
            <text:p>insert into empresas (nombre) values ('STANISLAV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R BUS</text:p>
          </table:table-cell>
          <table:table-cell office:value-type="string" office:string-value="insert into empresas (nombre) values ('STAR BUS');" table:formula="of:=CONCATENATE([.$B$1];[.A2722];[.$C$1])" table:style-name="ce1">
            <text:p>insert into empresas (nombre) values ('STAR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U</text:p>
          </table:table-cell>
          <table:table-cell office:value-type="string" office:string-value="insert into empresas (nombre) values ('STATU');" table:formula="of:=CONCATENATE([.$B$1];[.A2723];[.$C$1])" table:style-name="ce1">
            <text:p>insert into empresas (nombre) values ('STATU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KLER VIAJES</text:p>
          </table:table-cell>
          <table:table-cell office:value-type="string" office:string-value="insert into empresas (nombre) values ('STEKLER VIAJES');" table:formula="of:=CONCATENATE([.$B$1];[.A2724];[.$C$1])" table:style-name="ce1">
            <text:p>insert into empresas (nombre) values ('STEKLER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L</text:p>
          </table:table-cell>
          <table:table-cell office:value-type="string" office:string-value="insert into empresas (nombre) values ('STEL');" table:formula="of:=CONCATENATE([.$B$1];[.A2725];[.$C$1])" table:style-name="ce1">
            <text:p>insert into empresas (nombre) values ('ST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LA MARIS</text:p>
          </table:table-cell>
          <table:table-cell office:value-type="string" office:string-value="insert into empresas (nombre) values ('STELA MARIS');" table:formula="of:=CONCATENATE([.$B$1];[.A2726];[.$C$1])" table:style-name="ce1">
            <text:p>insert into empresas (nombre) values ('STELA MARI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LLA FULVIO</text:p>
          </table:table-cell>
          <table:table-cell office:value-type="string" office:string-value="insert into empresas (nombre) values ('STELLA FULVIO');" table:formula="of:=CONCATENATE([.$B$1];[.A2727];[.$C$1])" table:style-name="ce1">
            <text:p>insert into empresas (nombre) values ('STELLA FULV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ILO VIAJES SRL</text:p>
          </table:table-cell>
          <table:table-cell office:value-type="string" office:string-value="insert into empresas (nombre) values ('STILO VIAJES SRL');" table:formula="of:=CONCATENATE([.$B$1];[.A2728];[.$C$1])" table:style-name="ce1">
            <text:p>insert into empresas (nombre) values ('STILO VIAJE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L SEBERI TURISMO LTDA</text:p>
          </table:table-cell>
          <table:table-cell office:value-type="string" office:string-value="insert into empresas (nombre) values ('STL SEBERI TURISMO LTDA');" table:formula="of:=CONCATENATE([.$B$1];[.A2729];[.$C$1])" table:style-name="ce1">
            <text:p>insert into empresas (nombre) values ('STL SEBERI TURISMO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PPEL</text:p>
          </table:table-cell>
          <table:table-cell office:value-type="string" office:string-value="insert into empresas (nombre) values ('STOPPEL');" table:formula="of:=CONCATENATE([.$B$1];[.A2730];[.$C$1])" table:style-name="ce1">
            <text:p>insert into empresas (nombre) values ('STOPP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S</text:p>
          </table:table-cell>
          <table:table-cell office:value-type="string" office:string-value="insert into empresas (nombre) values ('STS');" table:formula="of:=CONCATENATE([.$B$1];[.A2731];[.$C$1])" table:style-name="ce1">
            <text:p>insert into empresas (nombre) values ('ST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UKE MARGARITA</text:p>
          </table:table-cell>
          <table:table-cell office:value-type="string" office:string-value="insert into empresas (nombre) values ('STUKE MARGARITA');" table:formula="of:=CONCATENATE([.$B$1];[.A2732];[.$C$1])" table:style-name="ce1">
            <text:p>insert into empresas (nombre) values ('STUKE MARGARI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YLO</text:p>
          </table:table-cell>
          <table:table-cell office:value-type="string" office:string-value="insert into empresas (nombre) values ('STYLO');" table:formula="of:=CONCATENATE([.$B$1];[.A2733];[.$C$1])" table:style-name="ce1">
            <text:p>insert into empresas (nombre) values ('STY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-EN</text:p>
          </table:table-cell>
          <table:table-cell office:value-type="string" office:string-value="insert into empresas (nombre) values ('SU-EN');" table:formula="of:=CONCATENATE([.$B$1];[.A2734];[.$C$1])" table:style-name="ce1">
            <text:p>insert into empresas (nombre) values ('SU-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AREZ ALEJANDRO JAVIER</text:p>
          </table:table-cell>
          <table:table-cell office:value-type="string" office:string-value="insert into empresas (nombre) values ('SUAREZ ALEJANDRO JAVIER');" table:formula="of:=CONCATENATE([.$B$1];[.A2735];[.$C$1])" table:style-name="ce1">
            <text:p>insert into empresas (nombre) values ('SUAREZ ALEJANDRO JAVI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AREZ GALAN C RODOLFO</text:p>
          </table:table-cell>
          <table:table-cell office:value-type="string" office:string-value="insert into empresas (nombre) values ('SUAREZ GALAN C RODOLFO');" table:formula="of:=CONCATENATE([.$B$1];[.A2736];[.$C$1])" table:style-name="ce1">
            <text:p>insert into empresas (nombre) values ('SUAREZ GALAN C RODOLF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AVE BRISA</text:p>
          </table:table-cell>
          <table:table-cell office:value-type="string" office:string-value="insert into empresas (nombre) values ('SUAVE BRISA');" table:formula="of:=CONCATENATE([.$B$1];[.A2737];[.$C$1])" table:style-name="ce1">
            <text:p>insert into empresas (nombre) values ('SUAVE BRI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DAMERICAIN SRL</text:p>
          </table:table-cell>
          <table:table-cell office:value-type="string" office:string-value="insert into empresas (nombre) values ('SUDAMERICAIN SRL');" table:formula="of:=CONCATENATE([.$B$1];[.A2738];[.$C$1])" table:style-name="ce1">
            <text:p>insert into empresas (nombre) values ('SUDAMERICAIN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DAMERICANO</text:p>
          </table:table-cell>
          <table:table-cell office:value-type="string" office:string-value="insert into empresas (nombre) values ('SUDAMERICANO');" table:formula="of:=CONCATENATE([.$B$1];[.A2739];[.$C$1])" table:style-name="ce1">
            <text:p>insert into empresas (nombre) values ('SUDAMERICA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DERCOI TURISMO</text:p>
          </table:table-cell>
          <table:table-cell office:value-type="string" office:string-value="insert into empresas (nombre) values ('SUDERCOI TURISMO');" table:formula="of:=CONCATENATE([.$B$1];[.A2740];[.$C$1])" table:style-name="ce1">
            <text:p>insert into empresas (nombre) values ('SUDERCOI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LSERRA TURISMO</text:p>
          </table:table-cell>
          <table:table-cell office:value-type="string" office:string-value="insert into empresas (nombre) values ('SULSERRA TURISMO');" table:formula="of:=CONCATENATE([.$B$1];[.A2741];[.$C$1])" table:style-name="ce1">
            <text:p>insert into empresas (nombre) values ('SULSERR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NSET TRAVEL SRL</text:p>
          </table:table-cell>
          <table:table-cell office:value-type="string" office:string-value="insert into empresas (nombre) values ('SUNSET TRAVEL SRL');" table:formula="of:=CONCATENATE([.$B$1];[.A2742];[.$C$1])" table:style-name="ce1">
            <text:p>insert into empresas (nombre) values ('SUNSET TRAVEL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ER CLASS</text:p>
          </table:table-cell>
          <table:table-cell office:value-type="string" office:string-value="insert into empresas (nombre) values ('SUPER CLASS');" table:formula="of:=CONCATENATE([.$B$1];[.A2743];[.$C$1])" table:style-name="ce1">
            <text:p>insert into empresas (nombre) values ('SUPER CLAS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R BUS</text:p>
          </table:table-cell>
          <table:table-cell office:value-type="string" office:string-value="insert into empresas (nombre) values ('SUR BUS');" table:formula="of:=CONCATENATE([.$B$1];[.A2744];[.$C$1])" table:style-name="ce1">
            <text:p>insert into empresas (nombre) values ('SUR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R EXPRESS</text:p>
          </table:table-cell>
          <table:table-cell office:value-type="string" office:string-value="insert into empresas (nombre) values ('SUR EXPRESS');" table:formula="of:=CONCATENATE([.$B$1];[.A2745];[.$C$1])" table:style-name="ce1">
            <text:p>insert into empresas (nombre) values ('SUR EXPRES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R MAX</text:p>
          </table:table-cell>
          <table:table-cell office:value-type="string" office:string-value="insert into empresas (nombre) values ('SUR MAX');" table:formula="of:=CONCATENATE([.$B$1];[.A2746];[.$C$1])" table:style-name="ce1">
            <text:p>insert into empresas (nombre) values ('SUR MAX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R PRICE</text:p>
          </table:table-cell>
          <table:table-cell office:value-type="string" office:string-value="insert into empresas (nombre) values ('SUR PRICE');" table:formula="of:=CONCATENATE([.$B$1];[.A2747];[.$C$1])" table:style-name="ce1">
            <text:p>insert into empresas (nombre) values ('SUR PRIC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R TRAVELS</text:p>
          </table:table-cell>
          <table:table-cell office:value-type="string" office:string-value="insert into empresas (nombre) values ('SUR TRAVELS');" table:formula="of:=CONCATENATE([.$B$1];[.A2748];[.$C$1])" table:style-name="ce1">
            <text:p>insert into empresas (nombre) values ('SUR TRAVEL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RCANTE</text:p>
          </table:table-cell>
          <table:table-cell office:value-type="string" office:string-value="insert into empresas (nombre) values ('SURCANTE');" table:formula="of:=CONCATENATE([.$B$1];[.A2749];[.$C$1])" table:style-name="ce1">
            <text:p>insert into empresas (nombre) values ('SURCAN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REÑOS DEL MAR S.R.L</text:p>
          </table:table-cell>
          <table:table-cell office:value-type="string" office:string-value="insert into empresas (nombre) values ('SUREÑOS DEL MAR S.R.L');" table:formula="of:=CONCATENATE([.$B$1];[.A2750];[.$C$1])" table:style-name="ce1">
            <text:p>insert into empresas (nombre) values ('SUREÑOS DEL MAR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RI S.R.L</text:p>
          </table:table-cell>
          <table:table-cell office:value-type="string" office:string-value="insert into empresas (nombre) values ('SURI S.R.L');" table:formula="of:=CONCATENATE([.$B$1];[.A2751];[.$C$1])" table:style-name="ce1">
            <text:p>insert into empresas (nombre) values ('SURI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RPRISE</text:p>
          </table:table-cell>
          <table:table-cell office:value-type="string" office:string-value="insert into empresas (nombre) values ('SURPRISE');" table:formula="of:=CONCATENATE([.$B$1];[.A2752];[.$C$1])" table:style-name="ce1">
            <text:p>insert into empresas (nombre) values ('SURPRIS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 <text:s/>AVELLANEDA</text:p>
          </table:table-cell>
          <table:table-cell office:value-type="string" office:string-value="insert into empresas (nombre) values ('T  AVELLANEDA');" table:formula="of:=CONCATENATE([.$B$1];[.A2753];[.$C$1])" table:style-name="ce1">
            <text:p>insert into empresas (nombre) values ('T <text:s/>AVELLANE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 . MARCELA MATAMALA</text:p>
          </table:table-cell>
          <table:table-cell office:value-type="string" office:string-value="insert into empresas (nombre) values ('T . MARCELA MATAMALA');" table:formula="of:=CONCATENATE([.$B$1];[.A2754];[.$C$1])" table:style-name="ce1">
            <text:p>insert into empresas (nombre) values ('T . MARCELA MATAMA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 A G A</text:p>
          </table:table-cell>
          <table:table-cell office:value-type="string" office:string-value="insert into empresas (nombre) values ('T A G A');" table:formula="of:=CONCATENATE([.$B$1];[.A2755];[.$C$1])" table:style-name="ce1">
            <text:p>insert into empresas (nombre) values ('T A G 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 A T</text:p>
          </table:table-cell>
          <table:table-cell office:value-type="string" office:string-value="insert into empresas (nombre) values ('T A T');" table:formula="of:=CONCATENATE([.$B$1];[.A2756];[.$C$1])" table:style-name="ce1">
            <text:p>insert into empresas (nombre) values ('T A 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 A VIA HUAPI S A</text:p>
          </table:table-cell>
          <table:table-cell office:value-type="string" office:string-value="insert into empresas (nombre) values ('T A VIA HUAPI S A');" table:formula="of:=CONCATENATE([.$B$1];[.A2757];[.$C$1])" table:style-name="ce1">
            <text:p>insert into empresas (nombre) values ('T A VIA HUAPI S 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 ARTISTICO JJ</text:p>
          </table:table-cell>
          <table:table-cell office:value-type="string" office:string-value="insert into empresas (nombre) values ('T ARTISTICO JJ');" table:formula="of:=CONCATENATE([.$B$1];[.A2758];[.$C$1])" table:style-name="ce1">
            <text:p>insert into empresas (nombre) values ('T ARTISTICO JJ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 AYELEN</text:p>
          </table:table-cell>
          <table:table-cell office:value-type="string" office:string-value="insert into empresas (nombre) values ('T AYELEN');" table:formula="of:=CONCATENATE([.$B$1];[.A2759];[.$C$1])" table:style-name="ce1">
            <text:p>insert into empresas (nombre) values ('T AYEL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 CH</text:p>
          </table:table-cell>
          <table:table-cell office:value-type="string" office:string-value="insert into empresas (nombre) values ('T CH');" table:formula="of:=CONCATENATE([.$B$1];[.A2760];[.$C$1])" table:style-name="ce1">
            <text:p>insert into empresas (nombre) values ('T CH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 COSTA</text:p>
          </table:table-cell>
          <table:table-cell office:value-type="string" office:string-value="insert into empresas (nombre) values ('T COSTA');" table:formula="of:=CONCATENATE([.$B$1];[.A2761];[.$C$1])" table:style-name="ce1">
            <text:p>insert into empresas (nombre) values ('T COS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 GEMINIS</text:p>
          </table:table-cell>
          <table:table-cell office:value-type="string" office:string-value="insert into empresas (nombre) values ('T GEMINIS');" table:formula="of:=CONCATENATE([.$B$1];[.A2762];[.$C$1])" table:style-name="ce1">
            <text:p>insert into empresas (nombre) values ('T GEMINI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 INTEGRAL</text:p>
          </table:table-cell>
          <table:table-cell office:value-type="string" office:string-value="insert into empresas (nombre) values ('T INTEGRAL');" table:formula="of:=CONCATENATE([.$B$1];[.A2763];[.$C$1])" table:style-name="ce1">
            <text:p>insert into empresas (nombre) values ('T INTEGR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 OSTUNI S,S,L</text:p>
          </table:table-cell>
          <table:table-cell office:value-type="string" office:string-value="insert into empresas (nombre) values ('T OSTUNI S,S,L');" table:formula="of:=CONCATENATE([.$B$1];[.A2764];[.$C$1])" table:style-name="ce1">
            <text:p>insert into empresas (nombre) values ('T OSTUNI S,S,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 RANS TUILLEUCO</text:p>
          </table:table-cell>
          <table:table-cell office:value-type="string" office:string-value="insert into empresas (nombre) values ('T RANS TUILLEUCO');" table:formula="of:=CONCATENATE([.$B$1];[.A2765];[.$C$1])" table:style-name="ce1">
            <text:p>insert into empresas (nombre) values ('T RANS TUILLEU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 SANTO TOMAS</text:p>
          </table:table-cell>
          <table:table-cell office:value-type="string" office:string-value="insert into empresas (nombre) values ('T SANTO TOMAS');" table:formula="of:=CONCATENATE([.$B$1];[.A2766];[.$C$1])" table:style-name="ce1">
            <text:p>insert into empresas (nombre) values ('T SANTO TOM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 SOCIAL</text:p>
          </table:table-cell>
          <table:table-cell office:value-type="string" office:string-value="insert into empresas (nombre) values ('T SOCIAL');" table:formula="of:=CONCATENATE([.$B$1];[.A2767];[.$C$1])" table:style-name="ce1">
            <text:p>insert into empresas (nombre) values ('T SOCI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 T L TURISMO</text:p>
          </table:table-cell>
          <table:table-cell office:value-type="string" office:string-value="insert into empresas (nombre) values ('T T L TURISMO');" table:formula="of:=CONCATENATE([.$B$1];[.A2768];[.$C$1])" table:style-name="ce1">
            <text:p>insert into empresas (nombre) values ('T T L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 U P</text:p>
          </table:table-cell>
          <table:table-cell office:value-type="string" office:string-value="insert into empresas (nombre) values ('T U P');" table:formula="of:=CONCATENATE([.$B$1];[.A2769];[.$C$1])" table:style-name="ce1">
            <text:p>insert into empresas (nombre) values ('T U 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 USPALLATA</text:p>
          </table:table-cell>
          <table:table-cell office:value-type="string" office:string-value="insert into empresas (nombre) values ('T USPALLATA');" table:formula="of:=CONCATENATE([.$B$1];[.A2770];[.$C$1])" table:style-name="ce1">
            <text:p>insert into empresas (nombre) values ('T USPALLA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 Y T LLEUJO</text:p>
          </table:table-cell>
          <table:table-cell office:value-type="string" office:string-value="insert into empresas (nombre) values ('T Y T LLEUJO');" table:formula="of:=CONCATENATE([.$B$1];[.A2771];[.$C$1])" table:style-name="ce1">
            <text:p>insert into empresas (nombre) values ('T Y T LLEUJ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,E,C,</text:p>
          </table:table-cell>
          <table:table-cell office:value-type="string" office:string-value="insert into empresas (nombre) values ('T,E,C,');" table:formula="of:=CONCATENATE([.$B$1];[.A2772];[.$C$1])" table:style-name="ce1">
            <text:p>insert into empresas (nombre) values ('T,E,C,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,ROBERTO EZCURRIA</text:p>
          </table:table-cell>
          <table:table-cell office:value-type="string" office:string-value="insert into empresas (nombre) values ('T,ROBERTO EZCURRIA');" table:formula="of:=CONCATENATE([.$B$1];[.A2773];[.$C$1])" table:style-name="ce1">
            <text:p>insert into empresas (nombre) values ('T,ROBERTO EZCURR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. LAGO PUELO</text:p>
          </table:table-cell>
          <table:table-cell office:value-type="string" office:string-value="insert into empresas (nombre) values ('T. LAGO PUELO');" table:formula="of:=CONCATENATE([.$B$1];[.A2774];[.$C$1])" table:style-name="ce1">
            <text:p>insert into empresas (nombre) values ('T. LAGO PUE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. MAIPU</text:p>
          </table:table-cell>
          <table:table-cell office:value-type="string" office:string-value="insert into empresas (nombre) values ('T. MAIPU');" table:formula="of:=CONCATENATE([.$B$1];[.A2775];[.$C$1])" table:style-name="ce1">
            <text:p>insert into empresas (nombre) values ('T. MAIPU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. TUREX</text:p>
          </table:table-cell>
          <table:table-cell office:value-type="string" office:string-value="insert into empresas (nombre) values ('T. TUREX');" table:formula="of:=CONCATENATE([.$B$1];[.A2776];[.$C$1])" table:style-name="ce1">
            <text:p>insert into empresas (nombre) values ('T. TUREX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.A.B</text:p>
          </table:table-cell>
          <table:table-cell office:value-type="string" office:string-value="insert into empresas (nombre) values ('T.A.B');" table:formula="of:=CONCATENATE([.$B$1];[.A2777];[.$C$1])" table:style-name="ce1">
            <text:p>insert into empresas (nombre) values ('T.A.B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.A.BAHIA</text:p>
          </table:table-cell>
          <table:table-cell office:value-type="string" office:string-value="insert into empresas (nombre) values ('T.A.BAHIA');" table:formula="of:=CONCATENATE([.$B$1];[.A2778];[.$C$1])" table:style-name="ce1">
            <text:p>insert into empresas (nombre) values ('T.A.BAH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.A.P</text:p>
          </table:table-cell>
          <table:table-cell office:value-type="string" office:string-value="insert into empresas (nombre) values ('T.A.P');" table:formula="of:=CONCATENATE([.$B$1];[.A2779];[.$C$1])" table:style-name="ce1">
            <text:p>insert into empresas (nombre) values ('T.A.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.A.S</text:p>
          </table:table-cell>
          <table:table-cell office:value-type="string" office:string-value="insert into empresas (nombre) values ('T.A.S');" table:formula="of:=CONCATENATE([.$B$1];[.A2780];[.$C$1])" table:style-name="ce1">
            <text:p>insert into empresas (nombre) values ('T.A.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.E.S</text:p>
          </table:table-cell>
          <table:table-cell office:value-type="string" office:string-value="insert into empresas (nombre) values ('T.E.S');" table:formula="of:=CONCATENATE([.$B$1];[.A2781];[.$C$1])" table:style-name="ce1">
            <text:p>insert into empresas (nombre) values ('T.E.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.P.L</text:p>
          </table:table-cell>
          <table:table-cell office:value-type="string" office:string-value="insert into empresas (nombre) values ('T.P.L');" table:formula="of:=CONCATENATE([.$B$1];[.A2782];[.$C$1])" table:style-name="ce1">
            <text:p>insert into empresas (nombre) values ('T.P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.R.A.F</text:p>
          </table:table-cell>
          <table:table-cell office:value-type="string" office:string-value="insert into empresas (nombre) values ('T.R.A.F');" table:formula="of:=CONCATENATE([.$B$1];[.A2783];[.$C$1])" table:style-name="ce1">
            <text:p>insert into empresas (nombre) values ('T.R.A.F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.T.N.H</text:p>
          </table:table-cell>
          <table:table-cell office:value-type="string" office:string-value="insert into empresas (nombre) values ('T.T.N.H');" table:formula="of:=CONCATENATE([.$B$1];[.A2784];[.$C$1])" table:style-name="ce1">
            <text:p>insert into empresas (nombre) values ('T.T.N.H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.U.S</text:p>
          </table:table-cell>
          <table:table-cell office:value-type="string" office:string-value="insert into empresas (nombre) values ('T.U.S');" table:formula="of:=CONCATENATE([.$B$1];[.A2785];[.$C$1])" table:style-name="ce1">
            <text:p>insert into empresas (nombre) values ('T.U.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 SLVADOR</text:p>
          </table:table-cell>
          <table:table-cell office:value-type="string" office:string-value="insert into empresas (nombre) values ('TA SLVADOR');" table:formula="of:=CONCATENATE([.$B$1];[.A2786];[.$C$1])" table:style-name="ce1">
            <text:p>insert into empresas (nombre) values ('TA SLVADO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BAY TOUR</text:p>
          </table:table-cell>
          <table:table-cell office:value-type="string" office:string-value="insert into empresas (nombre) values ('TABAY TOUR');" table:formula="of:=CONCATENATE([.$B$1];[.A2787];[.$C$1])" table:style-name="ce1">
            <text:p>insert into empresas (nombre) values ('TABAY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BILO RAMOS</text:p>
          </table:table-cell>
          <table:table-cell office:value-type="string" office:string-value="insert into empresas (nombre) values ('TABILO RAMOS');" table:formula="of:=CONCATENATE([.$B$1];[.A2788];[.$C$1])" table:style-name="ce1">
            <text:p>insert into empresas (nombre) values ('TABILO RAM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C (COOPERATIVA)</text:p>
          </table:table-cell>
          <table:table-cell office:value-type="string" office:string-value="insert into empresas (nombre) values ('TAC (COOPERATIVA)');" table:formula="of:=CONCATENATE([.$B$1];[.A2789];[.$C$1])" table:style-name="ce1">
            <text:p>insert into empresas (nombre) values ('TAC (COOPERATIVA)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COHA</text:p>
          </table:table-cell>
          <table:table-cell office:value-type="string" office:string-value="insert into empresas (nombre) values ('TACOHA');" table:formula="of:=CONCATENATE([.$B$1];[.A2790];[.$C$1])" table:style-name="ce1">
            <text:p>insert into empresas (nombre) values ('TACOH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CUL VIAJES</text:p>
          </table:table-cell>
          <table:table-cell office:value-type="string" office:string-value="insert into empresas (nombre) values ('TACUL VIAJES');" table:formula="of:=CONCATENATE([.$B$1];[.A2791];[.$C$1])" table:style-name="ce1">
            <text:p>insert into empresas (nombre) values ('TACUL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FIRA</text:p>
          </table:table-cell>
          <table:table-cell office:value-type="string" office:string-value="insert into empresas (nombre) values ('TAFIRA');" table:formula="of:=CONCATENATE([.$B$1];[.A2792];[.$C$1])" table:style-name="ce1">
            <text:p>insert into empresas (nombre) values ('TAFI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GA</text:p>
          </table:table-cell>
          <table:table-cell office:value-type="string" office:string-value="insert into empresas (nombre) values ('TAGA');" table:formula="of:=CONCATENATE([.$B$1];[.A2793];[.$C$1])" table:style-name="ce1">
            <text:p>insert into empresas (nombre) values ('TAG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L</text:p>
          </table:table-cell>
          <table:table-cell office:value-type="string" office:string-value="insert into empresas (nombre) values ('TAL');" table:formula="of:=CONCATENATE([.$B$1];[.A2794];[.$C$1])" table:style-name="ce1">
            <text:p>insert into empresas (nombre) values ('T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L NORTE</text:p>
          </table:table-cell>
          <table:table-cell office:value-type="string" office:string-value="insert into empresas (nombre) values ('TAL NORTE');" table:formula="of:=CONCATENATE([.$B$1];[.A2795];[.$C$1])" table:style-name="ce1">
            <text:p>insert into empresas (nombre) values ('TAL N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LCA PARIS Y LONDRES</text:p>
          </table:table-cell>
          <table:table-cell office:value-type="string" office:string-value="insert into empresas (nombre) values ('TALCA PARIS Y LONDRES');" table:formula="of:=CONCATENATE([.$B$1];[.A2796];[.$C$1])" table:style-name="ce1">
            <text:p>insert into empresas (nombre) values ('TALCA PARIS Y LOND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LCA T</text:p>
          </table:table-cell>
          <table:table-cell office:value-type="string" office:string-value="insert into empresas (nombre) values ('TALCA T');" table:formula="of:=CONCATENATE([.$B$1];[.A2797];[.$C$1])" table:style-name="ce1">
            <text:p>insert into empresas (nombre) values ('TALCA 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LENTO BUS SRL</text:p>
          </table:table-cell>
          <table:table-cell office:value-type="string" office:string-value="insert into empresas (nombre) values ('TALENTO BUS SRL');" table:formula="of:=CONCATENATE([.$B$1];[.A2798];[.$C$1])" table:style-name="ce1">
            <text:p>insert into empresas (nombre) values ('TALENTO BU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LETUR</text:p>
          </table:table-cell>
          <table:table-cell office:value-type="string" office:string-value="insert into empresas (nombre) values ('TALETUR');" table:formula="of:=CONCATENATE([.$B$1];[.A2799];[.$C$1])" table:style-name="ce1">
            <text:p>insert into empresas (nombre) values ('TALE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LMOCUR</text:p>
          </table:table-cell>
          <table:table-cell office:value-type="string" office:string-value="insert into empresas (nombre) values ('TALMOCUR');" table:formula="of:=CONCATENATE([.$B$1];[.A2800];[.$C$1])" table:style-name="ce1">
            <text:p>insert into empresas (nombre) values ('TALMOC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LSATUR</text:p>
          </table:table-cell>
          <table:table-cell office:value-type="string" office:string-value="insert into empresas (nombre) values ('TALSATUR');" table:formula="of:=CONCATENATE([.$B$1];[.A2801];[.$C$1])" table:style-name="ce1">
            <text:p>insert into empresas (nombre) values ('TALSA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M</text:p>
          </table:table-cell>
          <table:table-cell office:value-type="string" office:string-value="insert into empresas (nombre) values ('TAM');" table:formula="of:=CONCATENATE([.$B$1];[.A2802];[.$C$1])" table:style-name="ce1">
            <text:p>insert into empresas (nombre) values ('TA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MALSA</text:p>
          </table:table-cell>
          <table:table-cell office:value-type="string" office:string-value="insert into empresas (nombre) values ('TAMALSA');" table:formula="of:=CONCATENATE([.$B$1];[.A2803];[.$C$1])" table:style-name="ce1">
            <text:p>insert into empresas (nombre) values ('TAMAL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MALSA S.R.L</text:p>
          </table:table-cell>
          <table:table-cell office:value-type="string" office:string-value="insert into empresas (nombre) values ('TAMALSA S.R.L');" table:formula="of:=CONCATENATE([.$B$1];[.A2804];[.$C$1])" table:style-name="ce1">
            <text:p>insert into empresas (nombre) values ('TAMALSA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MES</text:p>
          </table:table-cell>
          <table:table-cell office:value-type="string" office:string-value="insert into empresas (nombre) values ('TAMES');" table:formula="of:=CONCATENATE([.$B$1];[.A2805];[.$C$1])" table:style-name="ce1">
            <text:p>insert into empresas (nombre) values ('TAM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MY TUR</text:p>
          </table:table-cell>
          <table:table-cell office:value-type="string" office:string-value="insert into empresas (nombre) values ('TAMY TUR');" table:formula="of:=CONCATENATE([.$B$1];[.A2806];[.$C$1])" table:style-name="ce1">
            <text:p>insert into empresas (nombre) values ('TAMY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NDEM</text:p>
          </table:table-cell>
          <table:table-cell office:value-type="string" office:string-value="insert into empresas (nombre) values ('TANDEM');" table:formula="of:=CONCATENATE([.$B$1];[.A2807];[.$C$1])" table:style-name="ce1">
            <text:p>insert into empresas (nombre) values ('TANDE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NDIL BUS</text:p>
          </table:table-cell>
          <table:table-cell office:value-type="string" office:string-value="insert into empresas (nombre) values ('TANDIL BUS');" table:formula="of:=CONCATENATE([.$B$1];[.A2808];[.$C$1])" table:style-name="ce1">
            <text:p>insert into empresas (nombre) values ('TANDIL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NETUR SRL</text:p>
          </table:table-cell>
          <table:table-cell office:value-type="string" office:string-value="insert into empresas (nombre) values ('TANETUR SRL');" table:formula="of:=CONCATENATE([.$B$1];[.A2809];[.$C$1])" table:style-name="ce1">
            <text:p>insert into empresas (nombre) values ('TANETUR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NGO <text:s/>SRL</text:p>
          </table:table-cell>
          <table:table-cell office:value-type="string" office:string-value="insert into empresas (nombre) values ('TANGO  SRL');" table:formula="of:=CONCATENATE([.$B$1];[.A2810];[.$C$1])" table:style-name="ce1">
            <text:p>insert into empresas (nombre) values ('TANGO <text:s/>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NGO BUS</text:p>
          </table:table-cell>
          <table:table-cell office:value-type="string" office:string-value="insert into empresas (nombre) values ('TANGO BUS');" table:formula="of:=CONCATENATE([.$B$1];[.A2811];[.$C$1])" table:style-name="ce1">
            <text:p>insert into empresas (nombre) values ('TANGO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NTUR</text:p>
          </table:table-cell>
          <table:table-cell office:value-type="string" office:string-value="insert into empresas (nombre) values ('TANTUR');" table:formula="of:=CONCATENATE([.$B$1];[.A2812];[.$C$1])" table:style-name="ce1">
            <text:p>insert into empresas (nombre) values ('TAN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P</text:p>
          </table:table-cell>
          <table:table-cell office:value-type="string" office:string-value="insert into empresas (nombre) values ('TAP');" table:formula="of:=CONCATENATE([.$B$1];[.A2813];[.$C$1])" table:style-name="ce1">
            <text:p>insert into empresas (nombre) values ('TA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PI TOURS</text:p>
          </table:table-cell>
          <table:table-cell office:value-type="string" office:string-value="insert into empresas (nombre) values ('TAPI TOURS');" table:formula="of:=CONCATENATE([.$B$1];[.A2814];[.$C$1])" table:style-name="ce1">
            <text:p>insert into empresas (nombre) values ('TAPI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PI TOURS S.R.L</text:p>
          </table:table-cell>
          <table:table-cell office:value-type="string" office:string-value="insert into empresas (nombre) values ('TAPI TOURS S.R.L');" table:formula="of:=CONCATENATE([.$B$1];[.A2815];[.$C$1])" table:style-name="ce1">
            <text:p>insert into empresas (nombre) values ('TAPI TOURS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PITOURS S R L</text:p>
          </table:table-cell>
          <table:table-cell office:value-type="string" office:string-value="insert into empresas (nombre) values ('TAPITOURS S R L');" table:formula="of:=CONCATENATE([.$B$1];[.A2816];[.$C$1])" table:style-name="ce1">
            <text:p>insert into empresas (nombre) values ('TAPITOURS S R 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QSA</text:p>
          </table:table-cell>
          <table:table-cell office:value-type="string" office:string-value="insert into empresas (nombre) values ('TAQSA');" table:formula="of:=CONCATENATE([.$B$1];[.A2817];[.$C$1])" table:style-name="ce1">
            <text:p>insert into empresas (nombre) values ('TAQ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RIJA</text:p>
          </table:table-cell>
          <table:table-cell office:value-type="string" office:string-value="insert into empresas (nombre) values ('TARIJA');" table:formula="of:=CONCATENATE([.$B$1];[.A2818];[.$C$1])" table:style-name="ce1">
            <text:p>insert into empresas (nombre) values ('TARIJ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S</text:p>
          </table:table-cell>
          <table:table-cell office:value-type="string" office:string-value="insert into empresas (nombre) values ('TAS');" table:formula="of:=CONCATENATE([.$B$1];[.A2819];[.$C$1])" table:style-name="ce1">
            <text:p>insert into empresas (nombre) values ('T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S CHOAPA</text:p>
          </table:table-cell>
          <table:table-cell office:value-type="string" office:string-value="insert into empresas (nombre) values ('TAS CHOAPA');" table:formula="of:=CONCATENATE([.$B$1];[.A2820];[.$C$1])" table:style-name="ce1">
            <text:p>insert into empresas (nombre) values ('TAS CHOAP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T</text:p>
          </table:table-cell>
          <table:table-cell office:value-type="string" office:string-value="insert into empresas (nombre) values ('TAT');" table:formula="of:=CONCATENATE([.$B$1];[.A2821];[.$C$1])" table:style-name="ce1">
            <text:p>insert into empresas (nombre) values ('TA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TA BUS</text:p>
          </table:table-cell>
          <table:table-cell office:value-type="string" office:string-value="insert into empresas (nombre) values ('TATA BUS');" table:formula="of:=CONCATENATE([.$B$1];[.A2822];[.$C$1])" table:style-name="ce1">
            <text:p>insert into empresas (nombre) values ('TATA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TA RAPIDO</text:p>
          </table:table-cell>
          <table:table-cell office:value-type="string" office:string-value="insert into empresas (nombre) values ('TATA RAPIDO');" table:formula="of:=CONCATENATE([.$B$1];[.A2823];[.$C$1])" table:style-name="ce1">
            <text:p>insert into empresas (nombre) values ('TATA RAPI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TYANA</text:p>
          </table:table-cell>
          <table:table-cell office:value-type="string" office:string-value="insert into empresas (nombre) values ('TATYANA');" table:formula="of:=CONCATENATE([.$B$1];[.A2824];[.$C$1])" table:style-name="ce1">
            <text:p>insert into empresas (nombre) values ('TATYA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XI</text:p>
          </table:table-cell>
          <table:table-cell office:value-type="string" office:string-value="insert into empresas (nombre) values ('TAXI');" table:formula="of:=CONCATENATE([.$B$1];[.A2825];[.$C$1])" table:style-name="ce1">
            <text:p>insert into empresas (nombre) values ('TAX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XI FLET</text:p>
          </table:table-cell>
          <table:table-cell office:value-type="string" office:string-value="insert into empresas (nombre) values ('TAXI FLET');" table:formula="of:=CONCATENATE([.$B$1];[.A2826];[.$C$1])" table:style-name="ce1">
            <text:p>insert into empresas (nombre) values ('TAXI FLE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BA TURS</text:p>
          </table:table-cell>
          <table:table-cell office:value-type="string" office:string-value="insert into empresas (nombre) values ('TBA TURS');" table:formula="of:=CONCATENATE([.$B$1];[.A2827];[.$C$1])" table:style-name="ce1">
            <text:p>insert into empresas (nombre) values ('TBA T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DC</text:p>
          </table:table-cell>
          <table:table-cell office:value-type="string" office:string-value="insert into empresas (nombre) values ('TDC');" table:formula="of:=CONCATENATE([.$B$1];[.A2828];[.$C$1])" table:style-name="ce1">
            <text:p>insert into empresas (nombre) values ('TD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 BUS</text:p>
          </table:table-cell>
          <table:table-cell office:value-type="string" office:string-value="insert into empresas (nombre) values ('TE BUS');" table:formula="of:=CONCATENATE([.$B$1];[.A2829];[.$C$1])" table:style-name="ce1">
            <text:p>insert into empresas (nombre) values ('TE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B</text:p>
          </table:table-cell>
          <table:table-cell office:value-type="string" office:string-value="insert into empresas (nombre) values ('TEB');" table:formula="of:=CONCATENATE([.$B$1];[.A2830];[.$C$1])" table:style-name="ce1">
            <text:p>insert into empresas (nombre) values ('TEB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B TURISMO</text:p>
          </table:table-cell>
          <table:table-cell office:value-type="string" office:string-value="insert into empresas (nombre) values ('TEB TURISMO');" table:formula="of:=CONCATENATE([.$B$1];[.A2831];[.$C$1])" table:style-name="ce1">
            <text:p>insert into empresas (nombre) values ('TEB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C</text:p>
          </table:table-cell>
          <table:table-cell office:value-type="string" office:string-value="insert into empresas (nombre) values ('TEC');" table:formula="of:=CONCATENATE([.$B$1];[.A2832];[.$C$1])" table:style-name="ce1">
            <text:p>insert into empresas (nombre) values ('TE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CEGAL</text:p>
          </table:table-cell>
          <table:table-cell office:value-type="string" office:string-value="insert into empresas (nombre) values ('TECEGAL');" table:formula="of:=CONCATENATE([.$B$1];[.A2833];[.$C$1])" table:style-name="ce1">
            <text:p>insert into empresas (nombre) values ('TECEG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CHERA</text:p>
          </table:table-cell>
          <table:table-cell office:value-type="string" office:string-value="insert into empresas (nombre) values ('TECHERA');" table:formula="of:=CONCATENATE([.$B$1];[.A2834];[.$C$1])" table:style-name="ce1">
            <text:p>insert into empresas (nombre) values ('TECHE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DESCHI</text:p>
          </table:table-cell>
          <table:table-cell office:value-type="string" office:string-value="insert into empresas (nombre) values ('TEDESCHI');" table:formula="of:=CONCATENATE([.$B$1];[.A2835];[.$C$1])" table:style-name="ce1">
            <text:p>insert into empresas (nombre) values ('TEDESCH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EBUS</text:p>
          </table:table-cell>
          <table:table-cell office:value-type="string" office:string-value="insert into empresas (nombre) values ('TELEBUS');" table:formula="of:=CONCATENATE([.$B$1];[.A2836];[.$C$1])" table:style-name="ce1">
            <text:p>insert into empresas (nombre) values ('TELE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EFERICO</text:p>
          </table:table-cell>
          <table:table-cell office:value-type="string" office:string-value="insert into empresas (nombre) values ('TELEFERICO');" table:formula="of:=CONCATENATE([.$B$1];[.A2837];[.$C$1])" table:style-name="ce1">
            <text:p>insert into empresas (nombre) values ('TELEFERI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MA TOUR</text:p>
          </table:table-cell>
          <table:table-cell office:value-type="string" office:string-value="insert into empresas (nombre) values ('TELMA TOUR');" table:formula="of:=CONCATENATE([.$B$1];[.A2838];[.$C$1])" table:style-name="ce1">
            <text:p>insert into empresas (nombre) values ('TELMA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AGLIA</text:p>
          </table:table-cell>
          <table:table-cell office:value-type="string" office:string-value="insert into empresas (nombre) values ('TENAGLIA');" table:formula="of:=CONCATENATE([.$B$1];[.A2839];[.$C$1])" table:style-name="ce1">
            <text:p>insert into empresas (nombre) values ('TENAGL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TACION</text:p>
          </table:table-cell>
          <table:table-cell office:value-type="string" office:string-value="insert into empresas (nombre) values ('TENTACION');" table:formula="of:=CONCATENATE([.$B$1];[.A2840];[.$C$1])" table:style-name="ce1">
            <text:p>insert into empresas (nombre) values ('TENTAC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PUAL</text:p>
          </table:table-cell>
          <table:table-cell office:value-type="string" office:string-value="insert into empresas (nombre) values ('TEPUAL');" table:formula="of:=CONCATENATE([.$B$1];[.A2841];[.$C$1])" table:style-name="ce1">
            <text:p>insert into empresas (nombre) values ('TEPU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MAS SUR</text:p>
          </table:table-cell>
          <table:table-cell office:value-type="string" office:string-value="insert into empresas (nombre) values ('TERMAS SUR');" table:formula="of:=CONCATENATE([.$B$1];[.A2842];[.$C$1])" table:style-name="ce1">
            <text:p>insert into empresas (nombre) values ('TERMAS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MAS TUR SRL</text:p>
          </table:table-cell>
          <table:table-cell office:value-type="string" office:string-value="insert into empresas (nombre) values ('TERMAS TUR SRL');" table:formula="of:=CONCATENATE([.$B$1];[.A2843];[.$C$1])" table:style-name="ce1">
            <text:p>insert into empresas (nombre) values ('TERMAS TUR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RA E COR TUR</text:p>
          </table:table-cell>
          <table:table-cell office:value-type="string" office:string-value="insert into empresas (nombre) values ('TERRA E COR TUR');" table:formula="of:=CONCATENATE([.$B$1];[.A2844];[.$C$1])" table:style-name="ce1">
            <text:p>insert into empresas (nombre) values ('TERRA E COR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RA MEDIA</text:p>
          </table:table-cell>
          <table:table-cell office:value-type="string" office:string-value="insert into empresas (nombre) values ('TERRA MEDIA');" table:formula="of:=CONCATENATE([.$B$1];[.A2845];[.$C$1])" table:style-name="ce1">
            <text:p>insert into empresas (nombre) values ('TERRA MED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RA SUR</text:p>
          </table:table-cell>
          <table:table-cell office:value-type="string" office:string-value="insert into empresas (nombre) values ('TERRA SUR');" table:formula="of:=CONCATENATE([.$B$1];[.A2846];[.$C$1])" table:style-name="ce1">
            <text:p>insert into empresas (nombre) values ('TERRA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RA TUR</text:p>
          </table:table-cell>
          <table:table-cell office:value-type="string" office:string-value="insert into empresas (nombre) values ('TERRA TUR');" table:formula="of:=CONCATENATE([.$B$1];[.A2847];[.$C$1])" table:style-name="ce1">
            <text:p>insert into empresas (nombre) values ('TERRA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RA VIAJES</text:p>
          </table:table-cell>
          <table:table-cell office:value-type="string" office:string-value="insert into empresas (nombre) values ('TERRA VIAJES');" table:formula="of:=CONCATENATE([.$B$1];[.A2848];[.$C$1])" table:style-name="ce1">
            <text:p>insert into empresas (nombre) values ('TERRA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RATOUR</text:p>
          </table:table-cell>
          <table:table-cell office:value-type="string" office:string-value="insert into empresas (nombre) values ('TERRATOUR');" table:formula="of:=CONCATENATE([.$B$1];[.A2849];[.$C$1])" table:style-name="ce1">
            <text:p>insert into empresas (nombre) values ('TERRA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VES TURISMO SRL</text:p>
          </table:table-cell>
          <table:table-cell office:value-type="string" office:string-value="insert into empresas (nombre) values ('TEVES TURISMO SRL');" table:formula="of:=CONCATENATE([.$B$1];[.A2850];[.$C$1])" table:style-name="ce1">
            <text:p>insert into empresas (nombre) values ('TEVES TURISMO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VY TRAVEL</text:p>
          </table:table-cell>
          <table:table-cell office:value-type="string" office:string-value="insert into empresas (nombre) values ('TEVY TRAVEL');" table:formula="of:=CONCATENATE([.$B$1];[.A2851];[.$C$1])" table:style-name="ce1">
            <text:p>insert into empresas (nombre) values ('TEVY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WAL</text:p>
          </table:table-cell>
          <table:table-cell office:value-type="string" office:string-value="insert into empresas (nombre) values ('TEWAL');" table:formula="of:=CONCATENATE([.$B$1];[.A2852];[.$C$1])" table:style-name="ce1">
            <text:p>insert into empresas (nombre) values ('TEW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GL</text:p>
          </table:table-cell>
          <table:table-cell office:value-type="string" office:string-value="insert into empresas (nombre) values ('TGL');" table:formula="of:=CONCATENATE([.$B$1];[.A2853];[.$C$1])" table:style-name="ce1">
            <text:p>insert into empresas (nombre) values ('TG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 TRANSPORTES</text:p>
          </table:table-cell>
          <table:table-cell office:value-type="string" office:string-value="insert into empresas (nombre) values ('TH TRANSPORTES');" table:formula="of:=CONCATENATE([.$B$1];[.A2854];[.$C$1])" table:style-name="ce1">
            <text:p>insert into empresas (nombre) values ('TH TRANSPORT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AEBUS</text:p>
          </table:table-cell>
          <table:table-cell office:value-type="string" office:string-value="insert into empresas (nombre) values ('THAEBUS');" table:formula="of:=CONCATENATE([.$B$1];[.A2855];[.$C$1])" table:style-name="ce1">
            <text:p>insert into empresas (nombre) values ('THAE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MI S.R.L</text:p>
          </table:table-cell>
          <table:table-cell office:value-type="string" office:string-value="insert into empresas (nombre) values ('THEMI S.R.L');" table:formula="of:=CONCATENATE([.$B$1];[.A2856];[.$C$1])" table:style-name="ce1">
            <text:p>insert into empresas (nombre) values ('THEMI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MPO VIAJAR</text:p>
          </table:table-cell>
          <table:table-cell office:value-type="string" office:string-value="insert into empresas (nombre) values ('TIEMPO VIAJAR');" table:formula="of:=CONCATENATE([.$B$1];[.A2857];[.$C$1])" table:style-name="ce1">
            <text:p>insert into empresas (nombre) values ('TIEMPO VIAJ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RAS PATAGONICAS</text:p>
          </table:table-cell>
          <table:table-cell office:value-type="string" office:string-value="insert into empresas (nombre) values ('TIERAS PATAGONICAS');" table:formula="of:=CONCATENATE([.$B$1];[.A2858];[.$C$1])" table:style-name="ce1">
            <text:p>insert into empresas (nombre) values ('TIERAS PATAGONIC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GRE IGUAZU</text:p>
          </table:table-cell>
          <table:table-cell office:value-type="string" office:string-value="insert into empresas (nombre) values ('TIGRE IGUAZU');" table:formula="of:=CONCATENATE([.$B$1];[.A2859];[.$C$1])" table:style-name="ce1">
            <text:p>insert into empresas (nombre) values ('TIGRE IGUAZU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L</text:p>
          </table:table-cell>
          <table:table-cell office:value-type="string" office:string-value="insert into empresas (nombre) values ('TIL');" table:formula="of:=CONCATENATE([.$B$1];[.A2860];[.$C$1])" table:style-name="ce1">
            <text:p>insert into empresas (nombre) values ('TI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N TRAVEL</text:p>
          </table:table-cell>
          <table:table-cell office:value-type="string" office:string-value="insert into empresas (nombre) values ('TIN TRAVEL');" table:formula="of:=CONCATENATE([.$B$1];[.A2861];[.$C$1])" table:style-name="ce1">
            <text:p>insert into empresas (nombre) values ('TIN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NDA LEON</text:p>
          </table:table-cell>
          <table:table-cell office:value-type="string" office:string-value="insert into empresas (nombre) values ('TINDA LEON');" table:formula="of:=CONCATENATE([.$B$1];[.A2862];[.$C$1])" table:style-name="ce1">
            <text:p>insert into empresas (nombre) values ('TINDA LE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P</text:p>
          </table:table-cell>
          <table:table-cell office:value-type="string" office:string-value="insert into empresas (nombre) values ('TIP');" table:formula="of:=CONCATENATE([.$B$1];[.A2863];[.$C$1])" table:style-name="ce1">
            <text:p>insert into empresas (nombre) values ('TI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J EXCURSIONES</text:p>
          </table:table-cell>
          <table:table-cell office:value-type="string" office:string-value="insert into empresas (nombre) values ('TJ EXCURSIONES');" table:formula="of:=CONCATENATE([.$B$1];[.A2864];[.$C$1])" table:style-name="ce1">
            <text:p>insert into empresas (nombre) values ('TJ EXCURSION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JM</text:p>
          </table:table-cell>
          <table:table-cell office:value-type="string" office:string-value="insert into empresas (nombre) values ('TJM');" table:formula="of:=CONCATENATE([.$B$1];[.A2865];[.$C$1])" table:style-name="ce1">
            <text:p>insert into empresas (nombre) values ('TJ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LP</text:p>
          </table:table-cell>
          <table:table-cell office:value-type="string" office:string-value="insert into empresas (nombre) values ('TLP');" table:formula="of:=CONCATENATE([.$B$1];[.A2866];[.$C$1])" table:style-name="ce1">
            <text:p>insert into empresas (nombre) values ('TL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LR LIMIDADA</text:p>
          </table:table-cell>
          <table:table-cell office:value-type="string" office:string-value="insert into empresas (nombre) values ('TLR LIMIDADA');" table:formula="of:=CONCATENATE([.$B$1];[.A2867];[.$C$1])" table:style-name="ce1">
            <text:p>insert into empresas (nombre) values ('TLR LIMIDA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MO SUR</text:p>
          </table:table-cell>
          <table:table-cell office:value-type="string" office:string-value="insert into empresas (nombre) values ('TMO SUR');" table:formula="of:=CONCATENATE([.$B$1];[.A2868];[.$C$1])" table:style-name="ce1">
            <text:p>insert into empresas (nombre) values ('TMO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DEBOA TURISMO</text:p>
          </table:table-cell>
          <table:table-cell office:value-type="string" office:string-value="insert into empresas (nombre) values ('TODEBOA TURISMO');" table:formula="of:=CONCATENATE([.$B$1];[.A2869];[.$C$1])" table:style-name="ce1">
            <text:p>insert into empresas (nombre) values ('TODEBO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DEVOA</text:p>
          </table:table-cell>
          <table:table-cell office:value-type="string" office:string-value="insert into empresas (nombre) values ('TODEVOA');" table:formula="of:=CONCATENATE([.$B$1];[.A2870];[.$C$1])" table:style-name="ce1">
            <text:p>insert into empresas (nombre) values ('TODEVO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LEDO</text:p>
          </table:table-cell>
          <table:table-cell office:value-type="string" office:string-value="insert into empresas (nombre) values ('TOLEDO');" table:formula="of:=CONCATENATE([.$B$1];[.A2871];[.$C$1])" table:style-name="ce1">
            <text:p>insert into empresas (nombre) values ('TOLE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LEDO LUIS</text:p>
          </table:table-cell>
          <table:table-cell office:value-type="string" office:string-value="insert into empresas (nombre) values ('TOLEDO LUIS');" table:formula="of:=CONCATENATE([.$B$1];[.A2872];[.$C$1])" table:style-name="ce1">
            <text:p>insert into empresas (nombre) values ('TOLEDO LUI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LEDO PRATS</text:p>
          </table:table-cell>
          <table:table-cell office:value-type="string" office:string-value="insert into empresas (nombre) values ('TOLEDO PRATS');" table:formula="of:=CONCATENATE([.$B$1];[.A2873];[.$C$1])" table:style-name="ce1">
            <text:p>insert into empresas (nombre) values ('TOLEDO PRAT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M WESLEY VIAJES DE AVENTURA</text:p>
          </table:table-cell>
          <table:table-cell office:value-type="string" office:string-value="insert into empresas (nombre) values ('TOM WESLEY VIAJES DE AVENTURA');" table:formula="of:=CONCATENATE([.$B$1];[.A2874];[.$C$1])" table:style-name="ce1">
            <text:p>insert into empresas (nombre) values ('TOM WESLEY VIAJES DE AVENTU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R SUR</text:p>
          </table:table-cell>
          <table:table-cell office:value-type="string" office:string-value="insert into empresas (nombre) values ('TOR SUR');" table:formula="of:=CONCATENATE([.$B$1];[.A2875];[.$C$1])" table:style-name="ce1">
            <text:p>insert into empresas (nombre) values ('TOR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RRE HUGO</text:p>
          </table:table-cell>
          <table:table-cell office:value-type="string" office:string-value="insert into empresas (nombre) values ('TORRE HUGO');" table:formula="of:=CONCATENATE([.$B$1];[.A2876];[.$C$1])" table:style-name="ce1">
            <text:p>insert into empresas (nombre) values ('TORRE HUG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RREON</text:p>
          </table:table-cell>
          <table:table-cell office:value-type="string" office:string-value="insert into empresas (nombre) values ('TORREON');" table:formula="of:=CONCATENATE([.$B$1];[.A2877];[.$C$1])" table:style-name="ce1">
            <text:p>insert into empresas (nombre) values ('TORRE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SCANO CARMELO</text:p>
          </table:table-cell>
          <table:table-cell office:value-type="string" office:string-value="insert into empresas (nombre) values ('TOSCANO CARMELO');" table:formula="of:=CONCATENATE([.$B$1];[.A2878];[.$C$1])" table:style-name="ce1">
            <text:p>insert into empresas (nombre) values ('TOSCANO CARME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SCANO TUR</text:p>
          </table:table-cell>
          <table:table-cell office:value-type="string" office:string-value="insert into empresas (nombre) values ('TOSCANO TUR');" table:formula="of:=CONCATENATE([.$B$1];[.A2879];[.$C$1])" table:style-name="ce1">
            <text:p>insert into empresas (nombre) values ('TOSCANO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R</text:p>
          </table:table-cell>
          <table:table-cell office:value-type="string" office:string-value="insert into empresas (nombre) values ('TOUR');" table:formula="of:=CONCATENATE([.$B$1];[.A2880];[.$C$1])" table:style-name="ce1">
            <text:p>insert into empresas (nombre) values ('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R EXPRESS</text:p>
          </table:table-cell>
          <table:table-cell office:value-type="string" office:string-value="insert into empresas (nombre) values ('TOUR EXPRESS');" table:formula="of:=CONCATENATE([.$B$1];[.A2881];[.$C$1])" table:style-name="ce1">
            <text:p>insert into empresas (nombre) values ('TOUR EXPRES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RING BUS</text:p>
          </table:table-cell>
          <table:table-cell office:value-type="string" office:string-value="insert into empresas (nombre) values ('TOURING BUS');" table:formula="of:=CONCATENATE([.$B$1];[.A2882];[.$C$1])" table:style-name="ce1">
            <text:p>insert into empresas (nombre) values ('TOURING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RIST TRAVELERS EXCHANGE</text:p>
          </table:table-cell>
          <table:table-cell office:value-type="string" office:string-value="insert into empresas (nombre) values ('TOURIST TRAVELERS EXCHANGE');" table:formula="of:=CONCATENATE([.$B$1];[.A2883];[.$C$1])" table:style-name="ce1">
            <text:p>insert into empresas (nombre) values ('TOURIST TRAVELERS EXCHANG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CTUR</text:p>
          </table:table-cell>
          <table:table-cell office:value-type="string" office:string-value="insert into empresas (nombre) values ('TRACTUR');" table:formula="of:=CONCATENATE([.$B$1];[.A2884];[.$C$1])" table:style-name="ce1">
            <text:p>insert into empresas (nombre) values ('TRAC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M OSORIO</text:p>
          </table:table-cell>
          <table:table-cell office:value-type="string" office:string-value="insert into empresas (nombre) values ('TRAM OSORIO');" table:formula="of:=CONCATENATE([.$B$1];[.A2885];[.$C$1])" table:style-name="ce1">
            <text:p>insert into empresas (nombre) values ('TRAM OSOR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M SANTA FE LTDAS</text:p>
          </table:table-cell>
          <table:table-cell office:value-type="string" office:string-value="insert into empresas (nombre) values ('TRAM SANTA FE LTDAS');" table:formula="of:=CONCATENATE([.$B$1];[.A2886];[.$C$1])" table:style-name="ce1">
            <text:p>insert into empresas (nombre) values ('TRAM SANTA FE LTD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MAT</text:p>
          </table:table-cell>
          <table:table-cell office:value-type="string" office:string-value="insert into empresas (nombre) values ('TRAMAT');" table:formula="of:=CONCATENATE([.$B$1];[.A2887];[.$C$1])" table:style-name="ce1">
            <text:p>insert into empresas (nombre) values ('TRAMA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MAX</text:p>
          </table:table-cell>
          <table:table-cell office:value-type="string" office:string-value="insert into empresas (nombre) values ('TRAMAX');" table:formula="of:=CONCATENATE([.$B$1];[.A2888];[.$C$1])" table:style-name="ce1">
            <text:p>insert into empresas (nombre) values ('TRAMAX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MP OSTUNI</text:p>
          </table:table-cell>
          <table:table-cell office:value-type="string" office:string-value="insert into empresas (nombre) values ('TRAMP OSTUNI');" table:formula="of:=CONCATENATE([.$B$1];[.A2889];[.$C$1])" table:style-name="ce1">
            <text:p>insert into empresas (nombre) values ('TRAMP OSTUN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MPORTE PAT-ZO LTDA</text:p>
          </table:table-cell>
          <table:table-cell office:value-type="string" office:string-value="insert into empresas (nombre) values ('TRAMPORTE PAT-ZO LTDA');" table:formula="of:=CONCATENATE([.$B$1];[.A2890];[.$C$1])" table:style-name="ce1">
            <text:p>insert into empresas (nombre) values ('TRAMPORTE PAT-ZO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ALEGRIA S.R.L.</text:p>
          </table:table-cell>
          <table:table-cell office:value-type="string" office:string-value="insert into empresas (nombre) values ('TRANSPORTE ALEGRIA S.R.L.');" table:formula="of:=CONCATENATE([.$B$1];[.A2891];[.$C$1])" table:style-name="ce1">
            <text:p>insert into empresas (nombre) values ('TRANSPORTE ALEGRIA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P <text:s/>BONOMI</text:p>
          </table:table-cell>
          <table:table-cell office:value-type="string" office:string-value="insert into empresas (nombre) values ('TRANP  BONOMI');" table:formula="of:=CONCATENATE([.$B$1];[.A2892];[.$C$1])" table:style-name="ce1">
            <text:p>insert into empresas (nombre) values ('TRANP <text:s/>BONOM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P AUT . EL RAYO</text:p>
          </table:table-cell>
          <table:table-cell office:value-type="string" office:string-value="insert into empresas (nombre) values ('TRANP AUT . EL RAYO');" table:formula="of:=CONCATENATE([.$B$1];[.A2893];[.$C$1])" table:style-name="ce1">
            <text:p>insert into empresas (nombre) values ('TRANP AUT . EL RAY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P, BAHIA</text:p>
          </table:table-cell>
          <table:table-cell office:value-type="string" office:string-value="insert into empresas (nombre) values ('TRANP, BAHIA');" table:formula="of:=CONCATENATE([.$B$1];[.A2894];[.$C$1])" table:style-name="ce1">
            <text:p>insert into empresas (nombre) values ('TRANP, BAH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P. AHUMADA</text:p>
          </table:table-cell>
          <table:table-cell office:value-type="string" office:string-value="insert into empresas (nombre) values ('TRANP. AHUMADA');" table:formula="of:=CONCATENATE([.$B$1];[.A2895];[.$C$1])" table:style-name="ce1">
            <text:p>insert into empresas (nombre) values ('TRANP. AHUMA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 <text:s/>KAUS</text:p>
          </table:table-cell>
          <table:table-cell office:value-type="string" office:string-value="insert into empresas (nombre) values ('TRANS  KAUS');" table:formula="of:=CONCATENATE([.$B$1];[.A2896];[.$C$1])" table:style-name="ce1">
            <text:p>insert into empresas (nombre) values ('TRANS <text:s/>KA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 <text:s/>MERALAGNO</text:p>
          </table:table-cell>
          <table:table-cell office:value-type="string" office:string-value="insert into empresas (nombre) values ('TRANS  MERALAGNO');" table:formula="of:=CONCATENATE([.$B$1];[.A2897];[.$C$1])" table:style-name="ce1">
            <text:p>insert into empresas (nombre) values ('TRANS <text:s/>MERALAG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 .MAUYIN</text:p>
          </table:table-cell>
          <table:table-cell office:value-type="string" office:string-value="insert into empresas (nombre) values ('TRANS .MAUYIN');" table:formula="of:=CONCATENATE([.$B$1];[.A2898];[.$C$1])" table:style-name="ce1">
            <text:p>insert into empresas (nombre) values ('TRANS .MAUY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 AUT DE L LITORAL</text:p>
          </table:table-cell>
          <table:table-cell office:value-type="string" office:string-value="insert into empresas (nombre) values ('TRANS AUT DE L LITORAL');" table:formula="of:=CONCATENATE([.$B$1];[.A2899];[.$C$1])" table:style-name="ce1">
            <text:p>insert into empresas (nombre) values ('TRANS AUT DE L LITOR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 BRASIL TURISMO</text:p>
          </table:table-cell>
          <table:table-cell office:value-type="string" office:string-value="insert into empresas (nombre) values ('TRANS BRASIL TURISMO');" table:formula="of:=CONCATENATE([.$B$1];[.A2900];[.$C$1])" table:style-name="ce1">
            <text:p>insert into empresas (nombre) values ('TRANS BRASIL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 DE LUCIA</text:p>
          </table:table-cell>
          <table:table-cell office:value-type="string" office:string-value="insert into empresas (nombre) values ('TRANS DE LUCIA');" table:formula="of:=CONCATENATE([.$B$1];[.A2901];[.$C$1])" table:style-name="ce1">
            <text:p>insert into empresas (nombre) values ('TRANS DE LUC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 EPRESS LTDA</text:p>
          </table:table-cell>
          <table:table-cell office:value-type="string" office:string-value="insert into empresas (nombre) values ('TRANS EPRESS LTDA');" table:formula="of:=CONCATENATE([.$B$1];[.A2902];[.$C$1])" table:style-name="ce1">
            <text:p>insert into empresas (nombre) values ('TRANS EPRESS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 H.G</text:p>
          </table:table-cell>
          <table:table-cell office:value-type="string" office:string-value="insert into empresas (nombre) values ('TRANS H.G');" table:formula="of:=CONCATENATE([.$B$1];[.A2903];[.$C$1])" table:style-name="ce1">
            <text:p>insert into empresas (nombre) values ('TRANS H.G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 HOTEL</text:p>
          </table:table-cell>
          <table:table-cell office:value-type="string" office:string-value="insert into empresas (nombre) values ('TRANS HOTEL');" table:formula="of:=CONCATENATE([.$B$1];[.A2904];[.$C$1])" table:style-name="ce1">
            <text:p>insert into empresas (nombre) values ('TRANS HOT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 IDEAL SAN JUSTO S A</text:p>
          </table:table-cell>
          <table:table-cell office:value-type="string" office:string-value="insert into empresas (nombre) values ('TRANS IDEAL SAN JUSTO S A');" table:formula="of:=CONCATENATE([.$B$1];[.A2905];[.$C$1])" table:style-name="ce1">
            <text:p>insert into empresas (nombre) values ('TRANS IDEAL SAN JUSTO S 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 ILUSION</text:p>
          </table:table-cell>
          <table:table-cell office:value-type="string" office:string-value="insert into empresas (nombre) values ('TRANS ILUSION');" table:formula="of:=CONCATENATE([.$B$1];[.A2906];[.$C$1])" table:style-name="ce1">
            <text:p>insert into empresas (nombre) values ('TRANS ILUS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 MARMENTUR LTDA</text:p>
          </table:table-cell>
          <table:table-cell office:value-type="string" office:string-value="insert into empresas (nombre) values ('TRANS MARMENTUR LTDA');" table:formula="of:=CONCATENATE([.$B$1];[.A2907];[.$C$1])" table:style-name="ce1">
            <text:p>insert into empresas (nombre) values ('TRANS MARMENTUR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 MAX</text:p>
          </table:table-cell>
          <table:table-cell office:value-type="string" office:string-value="insert into empresas (nombre) values ('TRANS MAX');" table:formula="of:=CONCATENATE([.$B$1];[.A2908];[.$C$1])" table:style-name="ce1">
            <text:p>insert into empresas (nombre) values ('TRANS MAX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 PER SA</text:p>
          </table:table-cell>
          <table:table-cell office:value-type="string" office:string-value="insert into empresas (nombre) values ('TRANS PER SA');" table:formula="of:=CONCATENATE([.$B$1];[.A2909];[.$C$1])" table:style-name="ce1">
            <text:p>insert into empresas (nombre) values ('TRANS PER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 RINCON</text:p>
          </table:table-cell>
          <table:table-cell office:value-type="string" office:string-value="insert into empresas (nombre) values ('TRANS RINCON');" table:formula="of:=CONCATENATE([.$B$1];[.A2910];[.$C$1])" table:style-name="ce1">
            <text:p>insert into empresas (nombre) values ('TRANS RINC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 ROB EZCURRIA</text:p>
          </table:table-cell>
          <table:table-cell office:value-type="string" office:string-value="insert into empresas (nombre) values ('TRANS ROB EZCURRIA');" table:formula="of:=CONCATENATE([.$B$1];[.A2911];[.$C$1])" table:style-name="ce1">
            <text:p>insert into empresas (nombre) values ('TRANS ROB EZCURR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 SOUTH AMERICA LTDA</text:p>
          </table:table-cell>
          <table:table-cell office:value-type="string" office:string-value="insert into empresas (nombre) values ('TRANS SOUTH AMERICA LTDA');" table:formula="of:=CONCATENATE([.$B$1];[.A2912];[.$C$1])" table:style-name="ce1">
            <text:p>insert into empresas (nombre) values ('TRANS SOUTH AMERICA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 TURIST N, HUAPI</text:p>
          </table:table-cell>
          <table:table-cell office:value-type="string" office:string-value="insert into empresas (nombre) values ('TRANS TURIST N, HUAPI');" table:formula="of:=CONCATENATE([.$B$1];[.A2913];[.$C$1])" table:style-name="ce1">
            <text:p>insert into empresas (nombre) values ('TRANS TURIST N, HUAP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---PER---S.A</text:p>
          </table:table-cell>
          <table:table-cell office:value-type="string" office:string-value="insert into empresas (nombre) values ('TRANS---PER---S.A');" table:formula="of:=CONCATENATE([.$B$1];[.A2914];[.$C$1])" table:style-name="ce1">
            <text:p>insert into empresas (nombre) values ('TRANS---PER---S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. CORDITUR</text:p>
          </table:table-cell>
          <table:table-cell office:value-type="string" office:string-value="insert into empresas (nombre) values ('TRANS. CORDITUR');" table:formula="of:=CONCATENATE([.$B$1];[.A2915];[.$C$1])" table:style-name="ce1">
            <text:p>insert into empresas (nombre) values ('TRANS. CORDI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. ME</text:p>
          </table:table-cell>
          <table:table-cell office:value-type="string" office:string-value="insert into empresas (nombre) values ('TRANS. ME');" table:formula="of:=CONCATENATE([.$B$1];[.A2916];[.$C$1])" table:style-name="ce1">
            <text:p>insert into empresas (nombre) values ('TRANS. M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. PARRA</text:p>
          </table:table-cell>
          <table:table-cell office:value-type="string" office:string-value="insert into empresas (nombre) values ('TRANS. PARRA');" table:formula="of:=CONCATENATE([.$B$1];[.A2917];[.$C$1])" table:style-name="ce1">
            <text:p>insert into empresas (nombre) values ('TRANS. PAR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. ROTTE</text:p>
          </table:table-cell>
          <table:table-cell office:value-type="string" office:string-value="insert into empresas (nombre) values ('TRANS. ROTTE');" table:formula="of:=CONCATENATE([.$B$1];[.A2918];[.$C$1])" table:style-name="ce1">
            <text:p>insert into empresas (nombre) values ('TRANS. ROT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. T . J .M.</text:p>
          </table:table-cell>
          <table:table-cell office:value-type="string" office:string-value="insert into empresas (nombre) values ('TRANS. T . J .M.');" table:formula="of:=CONCATENATE([.$B$1];[.A2919];[.$C$1])" table:style-name="ce1">
            <text:p>insert into empresas (nombre) values ('TRANS. T . J .M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.GUAYACAN</text:p>
          </table:table-cell>
          <table:table-cell office:value-type="string" office:string-value="insert into empresas (nombre) values ('TRANS.GUAYACAN');" table:formula="of:=CONCATENATE([.$B$1];[.A2920];[.$C$1])" table:style-name="ce1">
            <text:p>insert into empresas (nombre) values ('TRANS.GUAYAC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ALDIAS</text:p>
          </table:table-cell>
          <table:table-cell office:value-type="string" office:string-value="insert into empresas (nombre) values ('TRANSALDIAS');" table:formula="of:=CONCATENATE([.$B$1];[.A2921];[.$C$1])" table:style-name="ce1">
            <text:p>insert into empresas (nombre) values ('TRANSALDI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AMERICA VIAJES</text:p>
          </table:table-cell>
          <table:table-cell office:value-type="string" office:string-value="insert into empresas (nombre) values ('TRANSAMERICA VIAJES');" table:formula="of:=CONCATENATE([.$B$1];[.A2922];[.$C$1])" table:style-name="ce1">
            <text:p>insert into empresas (nombre) values ('TRANSAMERICA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ANTIN</text:p>
          </table:table-cell>
          <table:table-cell office:value-type="string" office:string-value="insert into empresas (nombre) values ('TRANSANTIN');" table:formula="of:=CONCATENATE([.$B$1];[.A2923];[.$C$1])" table:style-name="ce1">
            <text:p>insert into empresas (nombre) values ('TRANSANT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ATLANTICA</text:p>
          </table:table-cell>
          <table:table-cell office:value-type="string" office:string-value="insert into empresas (nombre) values ('TRANSATLANTICA');" table:formula="of:=CONCATENATE([.$B$1];[.A2924];[.$C$1])" table:style-name="ce1">
            <text:p>insert into empresas (nombre) values ('TRANSATLANTI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AUSTRAL</text:p>
          </table:table-cell>
          <table:table-cell office:value-type="string" office:string-value="insert into empresas (nombre) values ('TRANSAUSTRAL');" table:formula="of:=CONCATENATE([.$B$1];[.A2925];[.$C$1])" table:style-name="ce1">
            <text:p>insert into empresas (nombre) values ('TRANSAUSTR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BAIRES</text:p>
          </table:table-cell>
          <table:table-cell office:value-type="string" office:string-value="insert into empresas (nombre) values ('TRANSBAIRES');" table:formula="of:=CONCATENATE([.$B$1];[.A2926];[.$C$1])" table:style-name="ce1">
            <text:p>insert into empresas (nombre) values ('TRANSBAI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BUS</text:p>
          </table:table-cell>
          <table:table-cell office:value-type="string" office:string-value="insert into empresas (nombre) values ('TRANSBUS');" table:formula="of:=CONCATENATE([.$B$1];[.A2927];[.$C$1])" table:style-name="ce1">
            <text:p>insert into empresas (nombre) values ('TRANS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CITA ARG</text:p>
          </table:table-cell>
          <table:table-cell office:value-type="string" office:string-value="insert into empresas (nombre) values ('TRANSCITA ARG');" table:formula="of:=CONCATENATE([.$B$1];[.A2928];[.$C$1])" table:style-name="ce1">
            <text:p>insert into empresas (nombre) values ('TRANSCITA ARG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E</text:p>
          </table:table-cell>
          <table:table-cell office:value-type="string" office:string-value="insert into empresas (nombre) values ('TRANSE');" table:formula="of:=CONCATENATE([.$B$1];[.A2929];[.$C$1])" table:style-name="ce1">
            <text:p>insert into empresas (nombre) values ('TRANS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EBA S.R,L</text:p>
          </table:table-cell>
          <table:table-cell office:value-type="string" office:string-value="insert into empresas (nombre) values ('TRANSEBA S.R,L');" table:formula="of:=CONCATENATE([.$B$1];[.A2930];[.$C$1])" table:style-name="ce1">
            <text:p>insert into empresas (nombre) values ('TRANSEBA S.R,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ERVICE</text:p>
          </table:table-cell>
          <table:table-cell office:value-type="string" office:string-value="insert into empresas (nombre) values ('TRANSERVICE');" table:formula="of:=CONCATENATE([.$B$1];[.A2931];[.$C$1])" table:style-name="ce1">
            <text:p>insert into empresas (nombre) values ('TRANSERVIC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FER LINE</text:p>
          </table:table-cell>
          <table:table-cell office:value-type="string" office:string-value="insert into empresas (nombre) values ('TRANSFER LINE');" table:formula="of:=CONCATENATE([.$B$1];[.A2932];[.$C$1])" table:style-name="ce1">
            <text:p>insert into empresas (nombre) values ('TRANSFER LIN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FIER SRL</text:p>
          </table:table-cell>
          <table:table-cell office:value-type="string" office:string-value="insert into empresas (nombre) values ('TRANSFIER SRL');" table:formula="of:=CONCATENATE([.$B$1];[.A2933];[.$C$1])" table:style-name="ce1">
            <text:p>insert into empresas (nombre) values ('TRANSFIER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GERCI TURISMO</text:p>
          </table:table-cell>
          <table:table-cell office:value-type="string" office:string-value="insert into empresas (nombre) values ('TRANSGERCI TURISMO');" table:formula="of:=CONCATENATE([.$B$1];[.A2934];[.$C$1])" table:style-name="ce1">
            <text:p>insert into empresas (nombre) values ('TRANSGERCI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GIRO</text:p>
          </table:table-cell>
          <table:table-cell office:value-type="string" office:string-value="insert into empresas (nombre) values ('TRANSGIRO');" table:formula="of:=CONCATENATE([.$B$1];[.A2935];[.$C$1])" table:style-name="ce1">
            <text:p>insert into empresas (nombre) values ('TRANSGI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GIRO TURISMO</text:p>
          </table:table-cell>
          <table:table-cell office:value-type="string" office:string-value="insert into empresas (nombre) values ('TRANSGIRO TURISMO');" table:formula="of:=CONCATENATE([.$B$1];[.A2936];[.$C$1])" table:style-name="ce1">
            <text:p>insert into empresas (nombre) values ('TRANSGIRO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GONZALE TRANSP LTDA</text:p>
          </table:table-cell>
          <table:table-cell office:value-type="string" office:string-value="insert into empresas (nombre) values ('TRANSGONZALE TRANSP LTDA');" table:formula="of:=CONCATENATE([.$B$1];[.A2937];[.$C$1])" table:style-name="ce1">
            <text:p>insert into empresas (nombre) values ('TRANSGONZALE TRANSP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IBERICA LIMITADA</text:p>
          </table:table-cell>
          <table:table-cell office:value-type="string" office:string-value="insert into empresas (nombre) values ('TRANSIBERICA LIMITADA');" table:formula="of:=CONCATENATE([.$B$1];[.A2938];[.$C$1])" table:style-name="ce1">
            <text:p>insert into empresas (nombre) values ('TRANSIBERICA LIMITA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IER</text:p>
          </table:table-cell>
          <table:table-cell office:value-type="string" office:string-value="insert into empresas (nombre) values ('TRANSIER');" table:formula="of:=CONCATENATE([.$B$1];[.A2939];[.$C$1])" table:style-name="ce1">
            <text:p>insert into empresas (nombre) values ('TRANSI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ITANDO LO NATURAL</text:p>
          </table:table-cell>
          <table:table-cell office:value-type="string" office:string-value="insert into empresas (nombre) values ('TRANSITANDO LO NATURAL');" table:formula="of:=CONCATENATE([.$B$1];[.A2940];[.$C$1])" table:style-name="ce1">
            <text:p>insert into empresas (nombre) values ('TRANSITANDO LO NATUR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ITAR</text:p>
          </table:table-cell>
          <table:table-cell office:value-type="string" office:string-value="insert into empresas (nombre) values ('TRANSITAR');" table:formula="of:=CONCATENATE([.$B$1];[.A2941];[.$C$1])" table:style-name="ce1">
            <text:p>insert into empresas (nombre) values ('TRANSIT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MACEDO</text:p>
          </table:table-cell>
          <table:table-cell office:value-type="string" office:string-value="insert into empresas (nombre) values ('TRANSMACEDO');" table:formula="of:=CONCATENATE([.$B$1];[.A2942];[.$C$1])" table:style-name="ce1">
            <text:p>insert into empresas (nombre) values ('TRANSMACE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 AGUILAR</text:p>
          </table:table-cell>
          <table:table-cell office:value-type="string" office:string-value="insert into empresas (nombre) values ('TRANSP AGUILAR');" table:formula="of:=CONCATENATE([.$B$1];[.A2943];[.$C$1])" table:style-name="ce1">
            <text:p>insert into empresas (nombre) values ('TRANSP AGUIL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 ALONSO</text:p>
          </table:table-cell>
          <table:table-cell office:value-type="string" office:string-value="insert into empresas (nombre) values ('TRANSP ALONSO');" table:formula="of:=CONCATENATE([.$B$1];[.A2944];[.$C$1])" table:style-name="ce1">
            <text:p>insert into empresas (nombre) values ('TRANSP ALONS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 AMERICA <text:s/>S .C</text:p>
          </table:table-cell>
          <table:table-cell office:value-type="string" office:string-value="insert into empresas (nombre) values ('TRANSP AMERICA  S .C');" table:formula="of:=CONCATENATE([.$B$1];[.A2945];[.$C$1])" table:style-name="ce1">
            <text:p>insert into empresas (nombre) values ('TRANSP AMERICA <text:s/>S .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 AUT LAIOLO SRL</text:p>
          </table:table-cell>
          <table:table-cell office:value-type="string" office:string-value="insert into empresas (nombre) values ('TRANSP AUT LAIOLO SRL');" table:formula="of:=CONCATENATE([.$B$1];[.A2946];[.$C$1])" table:style-name="ce1">
            <text:p>insert into empresas (nombre) values ('TRANSP AUT LAIOLO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 AVE</text:p>
          </table:table-cell>
          <table:table-cell office:value-type="string" office:string-value="insert into empresas (nombre) values ('TRANSP AVE');" table:formula="of:=CONCATENATE([.$B$1];[.A2947];[.$C$1])" table:style-name="ce1">
            <text:p>insert into empresas (nombre) values ('TRANSP AV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 DEL LITORAL</text:p>
          </table:table-cell>
          <table:table-cell office:value-type="string" office:string-value="insert into empresas (nombre) values ('TRANSP DEL LITORAL');" table:formula="of:=CONCATENATE([.$B$1];[.A2948];[.$C$1])" table:style-name="ce1">
            <text:p>insert into empresas (nombre) values ('TRANSP DEL LITOR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 EVA</text:p>
          </table:table-cell>
          <table:table-cell office:value-type="string" office:string-value="insert into empresas (nombre) values ('TRANSP EVA');" table:formula="of:=CONCATENATE([.$B$1];[.A2949];[.$C$1])" table:style-name="ce1">
            <text:p>insert into empresas (nombre) values ('TRANSP EV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 FERGUS</text:p>
          </table:table-cell>
          <table:table-cell office:value-type="string" office:string-value="insert into empresas (nombre) values ('TRANSP FERGUS');" table:formula="of:=CONCATENATE([.$B$1];[.A2950];[.$C$1])" table:style-name="ce1">
            <text:p>insert into empresas (nombre) values ('TRANSP FERG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 GUADALUPE</text:p>
          </table:table-cell>
          <table:table-cell office:value-type="string" office:string-value="insert into empresas (nombre) values ('TRANSP GUADALUPE');" table:formula="of:=CONCATENATE([.$B$1];[.A2951];[.$C$1])" table:style-name="ce1">
            <text:p>insert into empresas (nombre) values ('TRANSP GUADALUP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 RUBEN</text:p>
          </table:table-cell>
          <table:table-cell office:value-type="string" office:string-value="insert into empresas (nombre) values ('TRANSP RUBEN');" table:formula="of:=CONCATENATE([.$B$1];[.A2952];[.$C$1])" table:style-name="ce1">
            <text:p>insert into empresas (nombre) values ('TRANSP RUB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 WANG</text:p>
          </table:table-cell>
          <table:table-cell office:value-type="string" office:string-value="insert into empresas (nombre) values ('TRANSP WANG');" table:formula="of:=CONCATENATE([.$B$1];[.A2953];[.$C$1])" table:style-name="ce1">
            <text:p>insert into empresas (nombre) values ('TRANSP WANG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-NEGGO SPA</text:p>
          </table:table-cell>
          <table:table-cell office:value-type="string" office:string-value="insert into empresas (nombre) values ('TRANSP-NEGGO SPA');" table:formula="of:=CONCATENATE([.$B$1];[.A2954];[.$C$1])" table:style-name="ce1">
            <text:p>insert into empresas (nombre) values ('TRANSP-NEGGO SP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, FERNANDEZ S, R. L.</text:p>
          </table:table-cell>
          <table:table-cell office:value-type="string" office:string-value="insert into empresas (nombre) values ('TRANSP, FERNANDEZ S, R. L.');" table:formula="of:=CONCATENATE([.$B$1];[.A2955];[.$C$1])" table:style-name="ce1">
            <text:p>insert into empresas (nombre) values ('TRANSP, FERNANDEZ S, R. 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, QUINTIAN</text:p>
          </table:table-cell>
          <table:table-cell office:value-type="string" office:string-value="insert into empresas (nombre) values ('TRANSP, QUINTIAN');" table:formula="of:=CONCATENATE([.$B$1];[.A2956];[.$C$1])" table:style-name="ce1">
            <text:p>insert into empresas (nombre) values ('TRANSP, QUINTI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. AUTOM, 20 DE JUNIO S. A.</text:p>
          </table:table-cell>
          <table:table-cell office:value-type="string" office:string-value="insert into empresas (nombre) values ('TRANSP. AUTOM, 20 DE JUNIO S. A.');" table:formula="of:=CONCATENATE([.$B$1];[.A2957];[.$C$1])" table:style-name="ce1">
            <text:p>insert into empresas (nombre) values ('TRANSP. AUTOM, 20 DE JUNIO S. A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. CORDOBA</text:p>
          </table:table-cell>
          <table:table-cell office:value-type="string" office:string-value="insert into empresas (nombre) values ('TRANSP. CORDOBA');" table:formula="of:=CONCATENATE([.$B$1];[.A2958];[.$C$1])" table:style-name="ce1">
            <text:p>insert into empresas (nombre) values ('TRANSP. CORDOB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. D&amp;R</text:p>
          </table:table-cell>
          <table:table-cell office:value-type="string" office:string-value="insert into empresas (nombre) values ('TRANSP. D&amp;R');" table:formula="of:=CONCATENATE([.$B$1];[.A2959];[.$C$1])" table:style-name="ce1">
            <text:p>insert into empresas (nombre) values ('TRANSP. D&amp;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. PANDA</text:p>
          </table:table-cell>
          <table:table-cell office:value-type="string" office:string-value="insert into empresas (nombre) values ('TRANSP. PANDA');" table:formula="of:=CONCATENATE([.$B$1];[.A2960];[.$C$1])" table:style-name="ce1">
            <text:p>insert into empresas (nombre) values ('TRANSP. PAN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. PATAGONICA</text:p>
          </table:table-cell>
          <table:table-cell office:value-type="string" office:string-value="insert into empresas (nombre) values ('TRANSP. PATAGONICA');" table:formula="of:=CONCATENATE([.$B$1];[.A2961];[.$C$1])" table:style-name="ce1">
            <text:p>insert into empresas (nombre) values ('TRANSP. PATAGONI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. TURISTICO . N HUAPI</text:p>
          </table:table-cell>
          <table:table-cell office:value-type="string" office:string-value="insert into empresas (nombre) values ('TRANSP. TURISTICO . N HUAPI');" table:formula="of:=CONCATENATE([.$B$1];[.A2962];[.$C$1])" table:style-name="ce1">
            <text:p>insert into empresas (nombre) values ('TRANSP. TURISTICO . N HUAP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.AUT TORRES</text:p>
          </table:table-cell>
          <table:table-cell office:value-type="string" office:string-value="insert into empresas (nombre) values ('TRANSP.AUT TORRES');" table:formula="of:=CONCATENATE([.$B$1];[.A2963];[.$C$1])" table:style-name="ce1">
            <text:p>insert into empresas (nombre) values ('TRANSP.AUT TOR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.POLITUR</text:p>
          </table:table-cell>
          <table:table-cell office:value-type="string" office:string-value="insert into empresas (nombre) values ('TRANSP.POLITUR');" table:formula="of:=CONCATENATE([.$B$1];[.A2964];[.$C$1])" table:style-name="ce1">
            <text:p>insert into empresas (nombre) values ('TRANSP.POLI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ATAGONIA</text:p>
          </table:table-cell>
          <table:table-cell office:value-type="string" office:string-value="insert into empresas (nombre) values ('TRANSPATAGONIA');" table:formula="of:=CONCATENATE([.$B$1];[.A2965];[.$C$1])" table:style-name="ce1">
            <text:p>insert into empresas (nombre) values ('TRANSPATAGON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AU</text:p>
          </table:table-cell>
          <table:table-cell office:value-type="string" office:string-value="insert into empresas (nombre) values ('TRANSPAU');" table:formula="of:=CONCATENATE([.$B$1];[.A2966];[.$C$1])" table:style-name="ce1">
            <text:p>insert into empresas (nombre) values ('TRANSPAU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ER</text:p>
          </table:table-cell>
          <table:table-cell office:value-type="string" office:string-value="insert into empresas (nombre) values ('TRANSPER');" table:formula="of:=CONCATENATE([.$B$1];[.A2967];[.$C$1])" table:style-name="ce1">
            <text:p>insert into empresas (nombre) values ('TRANSP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EREZ</text:p>
          </table:table-cell>
          <table:table-cell office:value-type="string" office:string-value="insert into empresas (nombre) values ('TRANSPEREZ');" table:formula="of:=CONCATENATE([.$B$1];[.A2968];[.$C$1])" table:style-name="ce1">
            <text:p>insert into empresas (nombre) values ('TRANSPER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L</text:p>
          </table:table-cell>
          <table:table-cell office:value-type="string" office:string-value="insert into empresas (nombre) values ('TRANSPOL');" table:formula="of:=CONCATENATE([.$B$1];[.A2969];[.$C$1])" table:style-name="ce1">
            <text:p>insert into empresas (nombre) values ('TRANSPO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L S.R.L</text:p>
          </table:table-cell>
          <table:table-cell office:value-type="string" office:string-value="insert into empresas (nombre) values ('TRANSPOL S.R.L');" table:formula="of:=CONCATENATE([.$B$1];[.A2970];[.$C$1])" table:style-name="ce1">
            <text:p>insert into empresas (nombre) values ('TRANSPOL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LTOUR</text:p>
          </table:table-cell>
          <table:table-cell office:value-type="string" office:string-value="insert into empresas (nombre) values ('TRANSPOLTOUR');" table:formula="of:=CONCATENATE([.$B$1];[.A2971];[.$C$1])" table:style-name="ce1">
            <text:p>insert into empresas (nombre) values ('TRANSPOL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ADORA CANDELA</text:p>
          </table:table-cell>
          <table:table-cell office:value-type="string" office:string-value="insert into empresas (nombre) values ('TRANSPORTADORA CANDELA');" table:formula="of:=CONCATENATE([.$B$1];[.A2972];[.$C$1])" table:style-name="ce1">
            <text:p>insert into empresas (nombre) values ('TRANSPORTADORA CANDE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ADORA FLASH SRL</text:p>
          </table:table-cell>
          <table:table-cell office:value-type="string" office:string-value="insert into empresas (nombre) values ('TRANSPORTADORA FLASH SRL');" table:formula="of:=CONCATENATE([.$B$1];[.A2973];[.$C$1])" table:style-name="ce1">
            <text:p>insert into empresas (nombre) values ('TRANSPORTADORA FLASH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ADORA PATAGONICA</text:p>
          </table:table-cell>
          <table:table-cell office:value-type="string" office:string-value="insert into empresas (nombre) values ('TRANSPORTADORA PATAGONICA');" table:formula="of:=CONCATENATE([.$B$1];[.A2974];[.$C$1])" table:style-name="ce1">
            <text:p>insert into empresas (nombre) values ('TRANSPORTADORA PATAGONI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ADORA TURISTICA BLUMENAU</text:p>
          </table:table-cell>
          <table:table-cell office:value-type="string" office:string-value="insert into empresas (nombre) values ('TRANSPORTADORA TURISTICA BLUMENAU');" table:formula="of:=CONCATENATE([.$B$1];[.A2975];[.$C$1])" table:style-name="ce1">
            <text:p>insert into empresas (nombre) values ('TRANSPORTADORA TURISTICA BLUMENAU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</text:p>
          </table:table-cell>
          <table:table-cell office:value-type="string" office:string-value="insert into empresas (nombre) values ('TRANSPORTE');" table:formula="of:=CONCATENATE([.$B$1];[.A2976];[.$C$1])" table:style-name="ce1">
            <text:p>insert into empresas (nombre) values ('TRANSP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MUÑOZ</text:p>
          </table:table-cell>
          <table:table-cell office:value-type="string" office:string-value="insert into empresas (nombre) values ('TRANSPORTE MUÑOZ');" table:formula="of:=CONCATENATE([.$B$1];[.A2977];[.$C$1])" table:style-name="ce1">
            <text:p>insert into empresas (nombre) values ('TRANSPORTE MUÑO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20DE JUNIO S.A.</text:p>
          </table:table-cell>
          <table:table-cell office:value-type="string" office:string-value="insert into empresas (nombre) values ('TRANSPORTE 20DE JUNIO S.A.');" table:formula="of:=CONCATENATE([.$B$1];[.A2978];[.$C$1])" table:style-name="ce1">
            <text:p>insert into empresas (nombre) values ('TRANSPORTE 20DE JUNIO S.A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BUSTAMANTE</text:p>
          </table:table-cell>
          <table:table-cell office:value-type="string" office:string-value="insert into empresas (nombre) values ('TRANSPORTE BUSTAMANTE');" table:formula="of:=CONCATENATE([.$B$1];[.A2979];[.$C$1])" table:style-name="ce1">
            <text:p>insert into empresas (nombre) values ('TRANSPORTE BUSTAMAN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MELENDEZ</text:p>
          </table:table-cell>
          <table:table-cell office:value-type="string" office:string-value="insert into empresas (nombre) values ('TRANSPORTE MELENDEZ');" table:formula="of:=CONCATENATE([.$B$1];[.A2980];[.$C$1])" table:style-name="ce1">
            <text:p>insert into empresas (nombre) values ('TRANSPORTE MELEND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TURISMO <text:s/>L.T.DA</text:p>
          </table:table-cell>
          <table:table-cell office:value-type="string" office:string-value="insert into empresas (nombre) values ('TRANSPORTE TURISMO  L.T.DA');" table:formula="of:=CONCATENATE([.$B$1];[.A2981];[.$C$1])" table:style-name="ce1">
            <text:p>insert into empresas (nombre) values ('TRANSPORTE TURISMO <text:s/>L.T.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ÑANCUL</text:p>
          </table:table-cell>
          <table:table-cell office:value-type="string" office:string-value="insert into empresas (nombre) values ('TRANSPORTE ÑANCUL');" table:formula="of:=CONCATENATE([.$B$1];[.A2982];[.$C$1])" table:style-name="ce1">
            <text:p>insert into empresas (nombre) values ('TRANSPORTE ÑANCU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ACEVEDO</text:p>
          </table:table-cell>
          <table:table-cell office:value-type="string" office:string-value="insert into empresas (nombre) values ('TRANSPORTE ACEVEDO');" table:formula="of:=CONCATENATE([.$B$1];[.A2983];[.$C$1])" table:style-name="ce1">
            <text:p>insert into empresas (nombre) values ('TRANSPORTE ACEVE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ACUÑA</text:p>
          </table:table-cell>
          <table:table-cell office:value-type="string" office:string-value="insert into empresas (nombre) values ('TRANSPORTE ACUÑA');" table:formula="of:=CONCATENATE([.$B$1];[.A2984];[.$C$1])" table:style-name="ce1">
            <text:p>insert into empresas (nombre) values ('TRANSPORTE ACUÑ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AGRO BUS</text:p>
          </table:table-cell>
          <table:table-cell office:value-type="string" office:string-value="insert into empresas (nombre) values ('TRANSPORTE AGRO BUS');" table:formula="of:=CONCATENATE([.$B$1];[.A2985];[.$C$1])" table:style-name="ce1">
            <text:p>insert into empresas (nombre) values ('TRANSPORTE AGRO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ALEGRIA</text:p>
          </table:table-cell>
          <table:table-cell office:value-type="string" office:string-value="insert into empresas (nombre) values ('TRANSPORTE ALEGRIA');" table:formula="of:=CONCATENATE([.$B$1];[.A2986];[.$C$1])" table:style-name="ce1">
            <text:p>insert into empresas (nombre) values ('TRANSPORTE ALEGR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ANTIHUAL</text:p>
          </table:table-cell>
          <table:table-cell office:value-type="string" office:string-value="insert into empresas (nombre) values ('TRANSPORTE ANTIHUAL');" table:formula="of:=CONCATENATE([.$B$1];[.A2987];[.$C$1])" table:style-name="ce1">
            <text:p>insert into empresas (nombre) values ('TRANSPORTE ANTIHU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ARNEZ</text:p>
          </table:table-cell>
          <table:table-cell office:value-type="string" office:string-value="insert into empresas (nombre) values ('TRANSPORTE ARNEZ');" table:formula="of:=CONCATENATE([.$B$1];[.A2988];[.$C$1])" table:style-name="ce1">
            <text:p>insert into empresas (nombre) values ('TRANSPORTE ARN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ARTISTICO <text:s/>JJ</text:p>
          </table:table-cell>
          <table:table-cell office:value-type="string" office:string-value="insert into empresas (nombre) values ('TRANSPORTE ARTISTICO  JJ');" table:formula="of:=CONCATENATE([.$B$1];[.A2989];[.$C$1])" table:style-name="ce1">
            <text:p>insert into empresas (nombre) values ('TRANSPORTE ARTISTICO <text:s/>JJ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AUTOMOTOR DEL LITORAL</text:p>
          </table:table-cell>
          <table:table-cell office:value-type="string" office:string-value="insert into empresas (nombre) values ('TRANSPORTE AUTOMOTOR DEL LITORAL');" table:formula="of:=CONCATENATE([.$B$1];[.A2990];[.$C$1])" table:style-name="ce1">
            <text:p>insert into empresas (nombre) values ('TRANSPORTE AUTOMOTOR DEL LITOR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AUTOMOTOR GARAY SRL</text:p>
          </table:table-cell>
          <table:table-cell office:value-type="string" office:string-value="insert into empresas (nombre) values ('TRANSPORTE AUTOMOTOR GARAY SRL');" table:formula="of:=CONCATENATE([.$B$1];[.A2991];[.$C$1])" table:style-name="ce1">
            <text:p>insert into empresas (nombre) values ('TRANSPORTE AUTOMOTOR GARAY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AUTOMOTORES LAIOLO</text:p>
          </table:table-cell>
          <table:table-cell office:value-type="string" office:string-value="insert into empresas (nombre) values ('TRANSPORTE AUTOMOTORES LAIOLO');" table:formula="of:=CONCATENATE([.$B$1];[.A2992];[.$C$1])" table:style-name="ce1">
            <text:p>insert into empresas (nombre) values ('TRANSPORTE AUTOMOTORES LAIO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AVELLANEDA</text:p>
          </table:table-cell>
          <table:table-cell office:value-type="string" office:string-value="insert into empresas (nombre) values ('TRANSPORTE AVELLANEDA');" table:formula="of:=CONCATENATE([.$B$1];[.A2993];[.$C$1])" table:style-name="ce1">
            <text:p>insert into empresas (nombre) values ('TRANSPORTE AVELLANE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BALORI</text:p>
          </table:table-cell>
          <table:table-cell office:value-type="string" office:string-value="insert into empresas (nombre) values ('TRANSPORTE BALORI');" table:formula="of:=CONCATENATE([.$B$1];[.A2994];[.$C$1])" table:style-name="ce1">
            <text:p>insert into empresas (nombre) values ('TRANSPORTE BALOR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BARBOSA</text:p>
          </table:table-cell>
          <table:table-cell office:value-type="string" office:string-value="insert into empresas (nombre) values ('TRANSPORTE BARBOSA');" table:formula="of:=CONCATENATE([.$B$1];[.A2995];[.$C$1])" table:style-name="ce1">
            <text:p>insert into empresas (nombre) values ('TRANSPORTE BARBO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BARRETT</text:p>
          </table:table-cell>
          <table:table-cell office:value-type="string" office:string-value="insert into empresas (nombre) values ('TRANSPORTE BARRETT');" table:formula="of:=CONCATENATE([.$B$1];[.A2996];[.$C$1])" table:style-name="ce1">
            <text:p>insert into empresas (nombre) values ('TRANSPORTE BARRET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BLACK</text:p>
          </table:table-cell>
          <table:table-cell office:value-type="string" office:string-value="insert into empresas (nombre) values ('TRANSPORTE BLACK');" table:formula="of:=CONCATENATE([.$B$1];[.A2997];[.$C$1])" table:style-name="ce1">
            <text:p>insert into empresas (nombre) values ('TRANSPORTE BLACK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BSAS</text:p>
          </table:table-cell>
          <table:table-cell office:value-type="string" office:string-value="insert into empresas (nombre) values ('TRANSPORTE BSAS');" table:formula="of:=CONCATENATE([.$B$1];[.A2998];[.$C$1])" table:style-name="ce1">
            <text:p>insert into empresas (nombre) values ('TRANSPORTE BS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C H</text:p>
          </table:table-cell>
          <table:table-cell office:value-type="string" office:string-value="insert into empresas (nombre) values ('TRANSPORTE C H');" table:formula="of:=CONCATENATE([.$B$1];[.A2999];[.$C$1])" table:style-name="ce1">
            <text:p>insert into empresas (nombre) values ('TRANSPORTE C H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CABRERA</text:p>
          </table:table-cell>
          <table:table-cell office:value-type="string" office:string-value="insert into empresas (nombre) values ('TRANSPORTE CABRERA');" table:formula="of:=CONCATENATE([.$B$1];[.A3000];[.$C$1])" table:style-name="ce1">
            <text:p>insert into empresas (nombre) values ('TRANSPORTE CABRE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CANI</text:p>
          </table:table-cell>
          <table:table-cell office:value-type="string" office:string-value="insert into empresas (nombre) values ('TRANSPORTE CANI');" table:formula="of:=CONCATENATE([.$B$1];[.A3001];[.$C$1])" table:style-name="ce1">
            <text:p>insert into empresas (nombre) values ('TRANSPORTE CAN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CARLOS FERNANDEZ</text:p>
          </table:table-cell>
          <table:table-cell office:value-type="string" office:string-value="insert into empresas (nombre) values ('TRANSPORTE CARLOS FERNANDEZ');" table:formula="of:=CONCATENATE([.$B$1];[.A3002];[.$C$1])" table:style-name="ce1">
            <text:p>insert into empresas (nombre) values ('TRANSPORTE CARLOS FERNAND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CERESO</text:p>
          </table:table-cell>
          <table:table-cell office:value-type="string" office:string-value="insert into empresas (nombre) values ('TRANSPORTE CERESO');" table:formula="of:=CONCATENATE([.$B$1];[.A3003];[.$C$1])" table:style-name="ce1">
            <text:p>insert into empresas (nombre) values ('TRANSPORTE CERES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CHAVERO</text:p>
          </table:table-cell>
          <table:table-cell office:value-type="string" office:string-value="insert into empresas (nombre) values ('TRANSPORTE CHAVERO');" table:formula="of:=CONCATENATE([.$B$1];[.A3004];[.$C$1])" table:style-name="ce1">
            <text:p>insert into empresas (nombre) values ('TRANSPORTE CHAVE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CIUDAD DE TOAY</text:p>
          </table:table-cell>
          <table:table-cell office:value-type="string" office:string-value="insert into empresas (nombre) values ('TRANSPORTE CIUDAD DE TOAY');" table:formula="of:=CONCATENATE([.$B$1];[.A3005];[.$C$1])" table:style-name="ce1">
            <text:p>insert into empresas (nombre) values ('TRANSPORTE CIUDAD DE TOA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COLPRIN</text:p>
          </table:table-cell>
          <table:table-cell office:value-type="string" office:string-value="insert into empresas (nombre) values ('TRANSPORTE COLPRIN');" table:formula="of:=CONCATENATE([.$B$1];[.A3006];[.$C$1])" table:style-name="ce1">
            <text:p>insert into empresas (nombre) values ('TRANSPORTE COLPR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CORDOBA</text:p>
          </table:table-cell>
          <table:table-cell office:value-type="string" office:string-value="insert into empresas (nombre) values ('TRANSPORTE CORDOBA');" table:formula="of:=CONCATENATE([.$B$1];[.A3007];[.$C$1])" table:style-name="ce1">
            <text:p>insert into empresas (nombre) values ('TRANSPORTE CORDOB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DE AUTOMOTORES 20 DE JUNIO</text:p>
          </table:table-cell>
          <table:table-cell office:value-type="string" office:string-value="insert into empresas (nombre) values ('TRANSPORTE DE AUTOMOTORES 20 DE JUNIO');" table:formula="of:=CONCATENATE([.$B$1];[.A3008];[.$C$1])" table:style-name="ce1">
            <text:p>insert into empresas (nombre) values ('TRANSPORTE DE AUTOMOTORES 20 DE JUN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DE LA COSTA</text:p>
          </table:table-cell>
          <table:table-cell office:value-type="string" office:string-value="insert into empresas (nombre) values ('TRANSPORTE DE LA COSTA');" table:formula="of:=CONCATENATE([.$B$1];[.A3009];[.$C$1])" table:style-name="ce1">
            <text:p>insert into empresas (nombre) values ('TRANSPORTE DE LA COS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DE LUCIA SRL</text:p>
          </table:table-cell>
          <table:table-cell office:value-type="string" office:string-value="insert into empresas (nombre) values ('TRANSPORTE DE LUCIA SRL');" table:formula="of:=CONCATENATE([.$B$1];[.A3010];[.$C$1])" table:style-name="ce1">
            <text:p>insert into empresas (nombre) values ('TRANSPORTE DE LUCIA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DUCHER</text:p>
          </table:table-cell>
          <table:table-cell office:value-type="string" office:string-value="insert into empresas (nombre) values ('TRANSPORTE DUCHER');" table:formula="of:=CONCATENATE([.$B$1];[.A3011];[.$C$1])" table:style-name="ce1">
            <text:p>insert into empresas (nombre) values ('TRANSPORTE DUCH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EL LUCERO SRL</text:p>
          </table:table-cell>
          <table:table-cell office:value-type="string" office:string-value="insert into empresas (nombre) values ('TRANSPORTE EL LUCERO SRL');" table:formula="of:=CONCATENATE([.$B$1];[.A3012];[.$C$1])" table:style-name="ce1">
            <text:p>insert into empresas (nombre) values ('TRANSPORTE EL LUCERO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EL ONDA</text:p>
          </table:table-cell>
          <table:table-cell office:value-type="string" office:string-value="insert into empresas (nombre) values ('TRANSPORTE EL ONDA');" table:formula="of:=CONCATENATE([.$B$1];[.A3013];[.$C$1])" table:style-name="ce1">
            <text:p>insert into empresas (nombre) values ('TRANSPORTE EL ON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EUGENIO</text:p>
          </table:table-cell>
          <table:table-cell office:value-type="string" office:string-value="insert into empresas (nombre) values ('TRANSPORTE EUGENIO');" table:formula="of:=CONCATENATE([.$B$1];[.A3014];[.$C$1])" table:style-name="ce1">
            <text:p>insert into empresas (nombre) values ('TRANSPORTE EUGEN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EUGENIO COLALONGO S.R.L.</text:p>
          </table:table-cell>
          <table:table-cell office:value-type="string" office:string-value="insert into empresas (nombre) values ('TRANSPORTE EUGENIO COLALONGO S.R.L.');" table:formula="of:=CONCATENATE([.$B$1];[.A3015];[.$C$1])" table:style-name="ce1">
            <text:p>insert into empresas (nombre) values ('TRANSPORTE EUGENIO COLALONGO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FERNADEZ DE FERNIC</text:p>
          </table:table-cell>
          <table:table-cell office:value-type="string" office:string-value="insert into empresas (nombre) values ('TRANSPORTE FERNADEZ DE FERNIC');" table:formula="of:=CONCATENATE([.$B$1];[.A3016];[.$C$1])" table:style-name="ce1">
            <text:p>insert into empresas (nombre) values ('TRANSPORTE FERNADEZ DE FERNI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FERNANDEZ</text:p>
          </table:table-cell>
          <table:table-cell office:value-type="string" office:string-value="insert into empresas (nombre) values ('TRANSPORTE FERNANDEZ');" table:formula="of:=CONCATENATE([.$B$1];[.A3017];[.$C$1])" table:style-name="ce1">
            <text:p>insert into empresas (nombre) values ('TRANSPORTE FERNAND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FILO</text:p>
          </table:table-cell>
          <table:table-cell office:value-type="string" office:string-value="insert into empresas (nombre) values ('TRANSPORTE FILO');" table:formula="of:=CONCATENATE([.$B$1];[.A3018];[.$C$1])" table:style-name="ce1">
            <text:p>insert into empresas (nombre) values ('TRANSPORTE FI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GALLEGUILLO</text:p>
          </table:table-cell>
          <table:table-cell office:value-type="string" office:string-value="insert into empresas (nombre) values ('TRANSPORTE GALLEGUILLO');" table:formula="of:=CONCATENATE([.$B$1];[.A3019];[.$C$1])" table:style-name="ce1">
            <text:p>insert into empresas (nombre) values ('TRANSPORTE GALLEGUIL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GERNE AR S.R.L.</text:p>
          </table:table-cell>
          <table:table-cell office:value-type="string" office:string-value="insert into empresas (nombre) values ('TRANSPORTE GERNE AR S.R.L.');" table:formula="of:=CONCATENATE([.$B$1];[.A3020];[.$C$1])" table:style-name="ce1">
            <text:p>insert into empresas (nombre) values ('TRANSPORTE GERNE AR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GUAYACAN</text:p>
          </table:table-cell>
          <table:table-cell office:value-type="string" office:string-value="insert into empresas (nombre) values ('TRANSPORTE GUAYACAN');" table:formula="of:=CONCATENATE([.$B$1];[.A3021];[.$C$1])" table:style-name="ce1">
            <text:p>insert into empresas (nombre) values ('TRANSPORTE GUAYAC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GUZMAN</text:p>
          </table:table-cell>
          <table:table-cell office:value-type="string" office:string-value="insert into empresas (nombre) values ('TRANSPORTE GUZMAN');" table:formula="of:=CONCATENATE([.$B$1];[.A3022];[.$C$1])" table:style-name="ce1">
            <text:p>insert into empresas (nombre) values ('TRANSPORTE GUZM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HC</text:p>
          </table:table-cell>
          <table:table-cell office:value-type="string" office:string-value="insert into empresas (nombre) values ('TRANSPORTE HC');" table:formula="of:=CONCATENATE([.$B$1];[.A3023];[.$C$1])" table:style-name="ce1">
            <text:p>insert into empresas (nombre) values ('TRANSPORTE H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HP</text:p>
          </table:table-cell>
          <table:table-cell office:value-type="string" office:string-value="insert into empresas (nombre) values ('TRANSPORTE HP');" table:formula="of:=CONCATENATE([.$B$1];[.A3024];[.$C$1])" table:style-name="ce1">
            <text:p>insert into empresas (nombre) values ('TRANSPORTE H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HUEPIL</text:p>
          </table:table-cell>
          <table:table-cell office:value-type="string" office:string-value="insert into empresas (nombre) values ('TRANSPORTE HUEPIL');" table:formula="of:=CONCATENATE([.$B$1];[.A3025];[.$C$1])" table:style-name="ce1">
            <text:p>insert into empresas (nombre) values ('TRANSPORTE HUEPI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INDEPENDENCIA</text:p>
          </table:table-cell>
          <table:table-cell office:value-type="string" office:string-value="insert into empresas (nombre) values ('TRANSPORTE INDEPENDENCIA');" table:formula="of:=CONCATENATE([.$B$1];[.A3026];[.$C$1])" table:style-name="ce1">
            <text:p>insert into empresas (nombre) values ('TRANSPORTE INDEPENDENC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IRIGOYEN</text:p>
          </table:table-cell>
          <table:table-cell office:value-type="string" office:string-value="insert into empresas (nombre) values ('TRANSPORTE IRIGOYEN');" table:formula="of:=CONCATENATE([.$B$1];[.A3027];[.$C$1])" table:style-name="ce1">
            <text:p>insert into empresas (nombre) values ('TRANSPORTE IRIGOY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J G SPA</text:p>
          </table:table-cell>
          <table:table-cell office:value-type="string" office:string-value="insert into empresas (nombre) values ('TRANSPORTE J G SPA');" table:formula="of:=CONCATENATE([.$B$1];[.A3028];[.$C$1])" table:style-name="ce1">
            <text:p>insert into empresas (nombre) values ('TRANSPORTE J G SP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JAS LTDA</text:p>
          </table:table-cell>
          <table:table-cell office:value-type="string" office:string-value="insert into empresas (nombre) values ('TRANSPORTE JAS LTDA');" table:formula="of:=CONCATENATE([.$B$1];[.A3029];[.$C$1])" table:style-name="ce1">
            <text:p>insert into empresas (nombre) values ('TRANSPORTE JAS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KATIANA</text:p>
          </table:table-cell>
          <table:table-cell office:value-type="string" office:string-value="insert into empresas (nombre) values ('TRANSPORTE KATIANA');" table:formula="of:=CONCATENATE([.$B$1];[.A3030];[.$C$1])" table:style-name="ce1">
            <text:p>insert into empresas (nombre) values ('TRANSPORTE KATIA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KOPERECK LTDA</text:p>
          </table:table-cell>
          <table:table-cell office:value-type="string" office:string-value="insert into empresas (nombre) values ('TRANSPORTE KOPERECK LTDA');" table:formula="of:=CONCATENATE([.$B$1];[.A3031];[.$C$1])" table:style-name="ce1">
            <text:p>insert into empresas (nombre) values ('TRANSPORTE KOPERECK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LA FAMILIA</text:p>
          </table:table-cell>
          <table:table-cell office:value-type="string" office:string-value="insert into empresas (nombre) values ('TRANSPORTE LA FAMILIA');" table:formula="of:=CONCATENATE([.$B$1];[.A3032];[.$C$1])" table:style-name="ce1">
            <text:p>insert into empresas (nombre) values ('TRANSPORTE LA FAMIL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LA PORTEÑA</text:p>
          </table:table-cell>
          <table:table-cell office:value-type="string" office:string-value="insert into empresas (nombre) values ('TRANSPORTE LA PORTEÑA');" table:formula="of:=CONCATENATE([.$B$1];[.A3033];[.$C$1])" table:style-name="ce1">
            <text:p>insert into empresas (nombre) values ('TRANSPORTE LA PORTEÑ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LAGO PUELO</text:p>
          </table:table-cell>
          <table:table-cell office:value-type="string" office:string-value="insert into empresas (nombre) values ('TRANSPORTE LAGO PUELO');" table:formula="of:=CONCATENATE([.$B$1];[.A3034];[.$C$1])" table:style-name="ce1">
            <text:p>insert into empresas (nombre) values ('TRANSPORTE LAGO PUE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LAPRIDA</text:p>
          </table:table-cell>
          <table:table-cell office:value-type="string" office:string-value="insert into empresas (nombre) values ('TRANSPORTE LAPRIDA');" table:formula="of:=CONCATENATE([.$B$1];[.A3035];[.$C$1])" table:style-name="ce1">
            <text:p>insert into empresas (nombre) values ('TRANSPORTE LAPRI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LAS RODRIGUEZ</text:p>
          </table:table-cell>
          <table:table-cell office:value-type="string" office:string-value="insert into empresas (nombre) values ('TRANSPORTE LAS RODRIGUEZ');" table:formula="of:=CONCATENATE([.$B$1];[.A3036];[.$C$1])" table:style-name="ce1">
            <text:p>insert into empresas (nombre) values ('TRANSPORTE LAS RODRIGU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LCD E HIJOS SRL</text:p>
          </table:table-cell>
          <table:table-cell office:value-type="string" office:string-value="insert into empresas (nombre) values ('TRANSPORTE LCD E HIJOS SRL');" table:formula="of:=CONCATENATE([.$B$1];[.A3037];[.$C$1])" table:style-name="ce1">
            <text:p>insert into empresas (nombre) values ('TRANSPORTE LCD E HIJO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LOS ANGELES</text:p>
          </table:table-cell>
          <table:table-cell office:value-type="string" office:string-value="insert into empresas (nombre) values ('TRANSPORTE LOS ANGELES');" table:formula="of:=CONCATENATE([.$B$1];[.A3038];[.$C$1])" table:style-name="ce1">
            <text:p>insert into empresas (nombre) values ('TRANSPORTE LOS ANGEL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LOS COPIHUE</text:p>
          </table:table-cell>
          <table:table-cell office:value-type="string" office:string-value="insert into empresas (nombre) values ('TRANSPORTE LOS COPIHUE');" table:formula="of:=CONCATENATE([.$B$1];[.A3039];[.$C$1])" table:style-name="ce1">
            <text:p>insert into empresas (nombre) values ('TRANSPORTE LOS COPIHU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LUCHY</text:p>
          </table:table-cell>
          <table:table-cell office:value-type="string" office:string-value="insert into empresas (nombre) values ('TRANSPORTE LUCHY');" table:formula="of:=CONCATENATE([.$B$1];[.A3040];[.$C$1])" table:style-name="ce1">
            <text:p>insert into empresas (nombre) values ('TRANSPORTE LUCH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LURDES</text:p>
          </table:table-cell>
          <table:table-cell office:value-type="string" office:string-value="insert into empresas (nombre) values ('TRANSPORTE LURDES');" table:formula="of:=CONCATENATE([.$B$1];[.A3041];[.$C$1])" table:style-name="ce1">
            <text:p>insert into empresas (nombre) values ('TRANSPORTE LURD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M ASTUDILLO &amp; HIJOS SPA</text:p>
          </table:table-cell>
          <table:table-cell office:value-type="string" office:string-value="insert into empresas (nombre) values ('TRANSPORTE M ASTUDILLO &amp; HIJOS SPA');" table:formula="of:=CONCATENATE([.$B$1];[.A3042];[.$C$1])" table:style-name="ce1">
            <text:p>insert into empresas (nombre) values ('TRANSPORTE M ASTUDILLO &amp; HIJOS SP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MANCILLA</text:p>
          </table:table-cell>
          <table:table-cell office:value-type="string" office:string-value="insert into empresas (nombre) values ('TRANSPORTE MANCILLA');" table:formula="of:=CONCATENATE([.$B$1];[.A3043];[.$C$1])" table:style-name="ce1">
            <text:p>insert into empresas (nombre) values ('TRANSPORTE MANCIL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MANIO LTD</text:p>
          </table:table-cell>
          <table:table-cell office:value-type="string" office:string-value="insert into empresas (nombre) values ('TRANSPORTE MANIO LTD');" table:formula="of:=CONCATENATE([.$B$1];[.A3044];[.$C$1])" table:style-name="ce1">
            <text:p>insert into empresas (nombre) values ('TRANSPORTE MANIO LTD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MARCO POLO</text:p>
          </table:table-cell>
          <table:table-cell office:value-type="string" office:string-value="insert into empresas (nombre) values ('TRANSPORTE MARCO POLO');" table:formula="of:=CONCATENATE([.$B$1];[.A3045];[.$C$1])" table:style-name="ce1">
            <text:p>insert into empresas (nombre) values ('TRANSPORTE MARCO PO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MARIANELACACERES</text:p>
          </table:table-cell>
          <table:table-cell office:value-type="string" office:string-value="insert into empresas (nombre) values ('TRANSPORTE MARIANELACACERES');" table:formula="of:=CONCATENATE([.$B$1];[.A3046];[.$C$1])" table:style-name="ce1">
            <text:p>insert into empresas (nombre) values ('TRANSPORTE MARIANELACACE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MARISA</text:p>
          </table:table-cell>
          <table:table-cell office:value-type="string" office:string-value="insert into empresas (nombre) values ('TRANSPORTE MARISA');" table:formula="of:=CONCATENATE([.$B$1];[.A3047];[.$C$1])" table:style-name="ce1">
            <text:p>insert into empresas (nombre) values ('TRANSPORTE MARI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MASTER SERVICE S,A</text:p>
          </table:table-cell>
          <table:table-cell office:value-type="string" office:string-value="insert into empresas (nombre) values ('TRANSPORTE MASTER SERVICE S,A');" table:formula="of:=CONCATENATE([.$B$1];[.A3048];[.$C$1])" table:style-name="ce1">
            <text:p>insert into empresas (nombre) values ('TRANSPORTE MASTER SERVICE S,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MATUS SRL</text:p>
          </table:table-cell>
          <table:table-cell office:value-type="string" office:string-value="insert into empresas (nombre) values ('TRANSPORTE MATUS SRL');" table:formula="of:=CONCATENATE([.$B$1];[.A3049];[.$C$1])" table:style-name="ce1">
            <text:p>insert into empresas (nombre) values ('TRANSPORTE MATU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MELARAGNO</text:p>
          </table:table-cell>
          <table:table-cell office:value-type="string" office:string-value="insert into empresas (nombre) values ('TRANSPORTE MELARAGNO');" table:formula="of:=CONCATENATE([.$B$1];[.A3050];[.$C$1])" table:style-name="ce1">
            <text:p>insert into empresas (nombre) values ('TRANSPORTE MELARAG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MERY TOURS SRL</text:p>
          </table:table-cell>
          <table:table-cell office:value-type="string" office:string-value="insert into empresas (nombre) values ('TRANSPORTE MERY TOURS SRL');" table:formula="of:=CONCATENATE([.$B$1];[.A3051];[.$C$1])" table:style-name="ce1">
            <text:p>insert into empresas (nombre) values ('TRANSPORTE MERY TOUR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MILEO</text:p>
          </table:table-cell>
          <table:table-cell office:value-type="string" office:string-value="insert into empresas (nombre) values ('TRANSPORTE MILEO');" table:formula="of:=CONCATENATE([.$B$1];[.A3052];[.$C$1])" table:style-name="ce1">
            <text:p>insert into empresas (nombre) values ('TRANSPORTE MILE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NAHUEL HUEAPI</text:p>
          </table:table-cell>
          <table:table-cell office:value-type="string" office:string-value="insert into empresas (nombre) values ('TRANSPORTE NAHUEL HUEAPI');" table:formula="of:=CONCATENATE([.$B$1];[.A3053];[.$C$1])" table:style-name="ce1">
            <text:p>insert into empresas (nombre) values ('TRANSPORTE NAHUEL HUEAP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NUEVA ASUNCION SA</text:p>
          </table:table-cell>
          <table:table-cell office:value-type="string" office:string-value="insert into empresas (nombre) values ('TRANSPORTE NUEVA ASUNCION SA');" table:formula="of:=CONCATENATE([.$B$1];[.A3054];[.$C$1])" table:style-name="ce1">
            <text:p>insert into empresas (nombre) values ('TRANSPORTE NUEVA ASUNCION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OSTUNI SRL</text:p>
          </table:table-cell>
          <table:table-cell office:value-type="string" office:string-value="insert into empresas (nombre) values ('TRANSPORTE OSTUNI SRL');" table:formula="of:=CONCATENATE([.$B$1];[.A3055];[.$C$1])" table:style-name="ce1">
            <text:p>insert into empresas (nombre) values ('TRANSPORTE OSTUNI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OYARZUN</text:p>
          </table:table-cell>
          <table:table-cell office:value-type="string" office:string-value="insert into empresas (nombre) values ('TRANSPORTE OYARZUN');" table:formula="of:=CONCATENATE([.$B$1];[.A3056];[.$C$1])" table:style-name="ce1">
            <text:p>insert into empresas (nombre) values ('TRANSPORTE OYARZU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PANZER</text:p>
          </table:table-cell>
          <table:table-cell office:value-type="string" office:string-value="insert into empresas (nombre) values ('TRANSPORTE PANZER');" table:formula="of:=CONCATENATE([.$B$1];[.A3057];[.$C$1])" table:style-name="ce1">
            <text:p>insert into empresas (nombre) values ('TRANSPORTE PANZ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PEDRO FIERRO</text:p>
          </table:table-cell>
          <table:table-cell office:value-type="string" office:string-value="insert into empresas (nombre) values ('TRANSPORTE PEDRO FIERRO');" table:formula="of:=CONCATENATE([.$B$1];[.A3058];[.$C$1])" table:style-name="ce1">
            <text:p>insert into empresas (nombre) values ('TRANSPORTE PEDRO FIER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QUELY</text:p>
          </table:table-cell>
          <table:table-cell office:value-type="string" office:string-value="insert into empresas (nombre) values ('TRANSPORTE QUELY');" table:formula="of:=CONCATENATE([.$B$1];[.A3059];[.$C$1])" table:style-name="ce1">
            <text:p>insert into empresas (nombre) values ('TRANSPORTE QUEL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REYES</text:p>
          </table:table-cell>
          <table:table-cell office:value-type="string" office:string-value="insert into empresas (nombre) values ('TRANSPORTE REYES');" table:formula="of:=CONCATENATE([.$B$1];[.A3060];[.$C$1])" table:style-name="ce1">
            <text:p>insert into empresas (nombre) values ('TRANSPORTE REY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RINCON <text:s/>S.R.L.</text:p>
          </table:table-cell>
          <table:table-cell office:value-type="string" office:string-value="insert into empresas (nombre) values ('TRANSPORTE RINCON  S.R.L.');" table:formula="of:=CONCATENATE([.$B$1];[.A3061];[.$C$1])" table:style-name="ce1">
            <text:p>insert into empresas (nombre) values ('TRANSPORTE RINCON <text:s/>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RIO BAKER</text:p>
          </table:table-cell>
          <table:table-cell office:value-type="string" office:string-value="insert into empresas (nombre) values ('TRANSPORTE RIO BAKER');" table:formula="of:=CONCATENATE([.$B$1];[.A3062];[.$C$1])" table:style-name="ce1">
            <text:p>insert into empresas (nombre) values ('TRANSPORTE RIO BAK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RIOJA LTDA</text:p>
          </table:table-cell>
          <table:table-cell office:value-type="string" office:string-value="insert into empresas (nombre) values ('TRANSPORTE RIOJA LTDA');" table:formula="of:=CONCATENATE([.$B$1];[.A3063];[.$C$1])" table:style-name="ce1">
            <text:p>insert into empresas (nombre) values ('TRANSPORTE RIOJA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ROMANINI BUS</text:p>
          </table:table-cell>
          <table:table-cell office:value-type="string" office:string-value="insert into empresas (nombre) values ('TRANSPORTE ROMANINI BUS');" table:formula="of:=CONCATENATE([.$B$1];[.A3064];[.$C$1])" table:style-name="ce1">
            <text:p>insert into empresas (nombre) values ('TRANSPORTE ROMANINI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ROMERAL</text:p>
          </table:table-cell>
          <table:table-cell office:value-type="string" office:string-value="insert into empresas (nombre) values ('TRANSPORTE ROMERAL');" table:formula="of:=CONCATENATE([.$B$1];[.A3065];[.$C$1])" table:style-name="ce1">
            <text:p>insert into empresas (nombre) values ('TRANSPORTE ROMER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ROTTE</text:p>
          </table:table-cell>
          <table:table-cell office:value-type="string" office:string-value="insert into empresas (nombre) values ('TRANSPORTE ROTTE');" table:formula="of:=CONCATENATE([.$B$1];[.A3066];[.$C$1])" table:style-name="ce1">
            <text:p>insert into empresas (nombre) values ('TRANSPORTE ROT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S.R.L</text:p>
          </table:table-cell>
          <table:table-cell office:value-type="string" office:string-value="insert into empresas (nombre) values ('TRANSPORTE S.R.L');" table:formula="of:=CONCATENATE([.$B$1];[.A3067];[.$C$1])" table:style-name="ce1">
            <text:p>insert into empresas (nombre) values ('TRANSPORTE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SABOY</text:p>
          </table:table-cell>
          <table:table-cell office:value-type="string" office:string-value="insert into empresas (nombre) values ('TRANSPORTE SABOY');" table:formula="of:=CONCATENATE([.$B$1];[.A3068];[.$C$1])" table:style-name="ce1">
            <text:p>insert into empresas (nombre) values ('TRANSPORTE SABO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SAIZ</text:p>
          </table:table-cell>
          <table:table-cell office:value-type="string" office:string-value="insert into empresas (nombre) values ('TRANSPORTE SAIZ');" table:formula="of:=CONCATENATE([.$B$1];[.A3069];[.$C$1])" table:style-name="ce1">
            <text:p>insert into empresas (nombre) values ('TRANSPORTE SAI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SANTA FE LTDAS</text:p>
          </table:table-cell>
          <table:table-cell office:value-type="string" office:string-value="insert into empresas (nombre) values ('TRANSPORTE SANTA FE LTDAS');" table:formula="of:=CONCATENATE([.$B$1];[.A3070];[.$C$1])" table:style-name="ce1">
            <text:p>insert into empresas (nombre) values ('TRANSPORTE SANTA FE LTD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SERRANO</text:p>
          </table:table-cell>
          <table:table-cell office:value-type="string" office:string-value="insert into empresas (nombre) values ('TRANSPORTE SERRANO');" table:formula="of:=CONCATENATE([.$B$1];[.A3071];[.$C$1])" table:style-name="ce1">
            <text:p>insert into empresas (nombre) values ('TRANSPORTE SERRA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SPAZZINI LTDA</text:p>
          </table:table-cell>
          <table:table-cell office:value-type="string" office:string-value="insert into empresas (nombre) values ('TRANSPORTE SPAZZINI LTDA');" table:formula="of:=CONCATENATE([.$B$1];[.A3072];[.$C$1])" table:style-name="ce1">
            <text:p>insert into empresas (nombre) values ('TRANSPORTE SPAZZINI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TAIT R.SANTIAGO</text:p>
          </table:table-cell>
          <table:table-cell office:value-type="string" office:string-value="insert into empresas (nombre) values ('TRANSPORTE TAIT R.SANTIAGO');" table:formula="of:=CONCATENATE([.$B$1];[.A3073];[.$C$1])" table:style-name="ce1">
            <text:p>insert into empresas (nombre) values ('TRANSPORTE TAIT R.SANTIAG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TROTAMUNDO</text:p>
          </table:table-cell>
          <table:table-cell office:value-type="string" office:string-value="insert into empresas (nombre) values ('TRANSPORTE TROTAMUNDO');" table:formula="of:=CONCATENATE([.$B$1];[.A3074];[.$C$1])" table:style-name="ce1">
            <text:p>insert into empresas (nombre) values ('TRANSPORTE TROTAMUN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TU DESTINO</text:p>
          </table:table-cell>
          <table:table-cell office:value-type="string" office:string-value="insert into empresas (nombre) values ('TRANSPORTE TU DESTINO');" table:formula="of:=CONCATENATE([.$B$1];[.A3075];[.$C$1])" table:style-name="ce1">
            <text:p>insert into empresas (nombre) values ('TRANSPORTE TU DEST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TURISMO DON CARLOS</text:p>
          </table:table-cell>
          <table:table-cell office:value-type="string" office:string-value="insert into empresas (nombre) values ('TRANSPORTE TURISMO DON CARLOS');" table:formula="of:=CONCATENATE([.$B$1];[.A3076];[.$C$1])" table:style-name="ce1">
            <text:p>insert into empresas (nombre) values ('TRANSPORTE TURISMO DON CARL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VALCAR</text:p>
          </table:table-cell>
          <table:table-cell office:value-type="string" office:string-value="insert into empresas (nombre) values ('TRANSPORTE VALCAR');" table:formula="of:=CONCATENATE([.$B$1];[.A3077];[.$C$1])" table:style-name="ce1">
            <text:p>insert into empresas (nombre) values ('TRANSPORTE VALC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WANG</text:p>
          </table:table-cell>
          <table:table-cell office:value-type="string" office:string-value="insert into empresas (nombre) values ('TRANSPORTE WANG');" table:formula="of:=CONCATENATE([.$B$1];[.A3078];[.$C$1])" table:style-name="ce1">
            <text:p>insert into empresas (nombre) values ('TRANSPORTE WANG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Y TURISMO PARRA LIMITADA</text:p>
          </table:table-cell>
          <table:table-cell office:value-type="string" office:string-value="insert into empresas (nombre) values ('TRANSPORTE Y TURISMO PARRA LIMITADA');" table:formula="of:=CONCATENATE([.$B$1];[.A3079];[.$C$1])" table:style-name="ce1">
            <text:p>insert into empresas (nombre) values ('TRANSPORTE Y TURISMO PARRA LIMITA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 ZAMORA</text:p>
          </table:table-cell>
          <table:table-cell office:value-type="string" office:string-value="insert into empresas (nombre) values ('TRANSPORTE ZAMORA');" table:formula="of:=CONCATENATE([.$B$1];[.A3080];[.$C$1])" table:style-name="ce1">
            <text:p>insert into empresas (nombre) values ('TRANSPORTE ZAMO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L DEL PLATA</text:p>
          </table:table-cell>
          <table:table-cell office:value-type="string" office:string-value="insert into empresas (nombre) values ('TRANSPORTEL DEL PLATA');" table:formula="of:=CONCATENATE([.$B$1];[.A3081];[.$C$1])" table:style-name="ce1">
            <text:p>insert into empresas (nombre) values ('TRANSPORTEL DEL PLA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S <text:s/>ARRATIA</text:p>
          </table:table-cell>
          <table:table-cell office:value-type="string" office:string-value="insert into empresas (nombre) values ('TRANSPORTES  ARRATIA');" table:formula="of:=CONCATENATE([.$B$1];[.A3082];[.$C$1])" table:style-name="ce1">
            <text:p>insert into empresas (nombre) values ('TRANSPORTES <text:s/>ARRAT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S ANDINA DEL SUD</text:p>
          </table:table-cell>
          <table:table-cell office:value-type="string" office:string-value="insert into empresas (nombre) values ('TRANSPORTES ANDINA DEL SUD');" table:formula="of:=CONCATENATE([.$B$1];[.A3083];[.$C$1])" table:style-name="ce1">
            <text:p>insert into empresas (nombre) values ('TRANSPORTES ANDINA DEL SUD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S CATEDRAL</text:p>
          </table:table-cell>
          <table:table-cell office:value-type="string" office:string-value="insert into empresas (nombre) values ('TRANSPORTES CATEDRAL');" table:formula="of:=CONCATENATE([.$B$1];[.A3084];[.$C$1])" table:style-name="ce1">
            <text:p>insert into empresas (nombre) values ('TRANSPORTES CATEDR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S ESQUEL</text:p>
          </table:table-cell>
          <table:table-cell office:value-type="string" office:string-value="insert into empresas (nombre) values ('TRANSPORTES ESQUEL');" table:formula="of:=CONCATENATE([.$B$1];[.A3085];[.$C$1])" table:style-name="ce1">
            <text:p>insert into empresas (nombre) values ('TRANSPORTES ESQU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S GALA</text:p>
          </table:table-cell>
          <table:table-cell office:value-type="string" office:string-value="insert into empresas (nombre) values ('TRANSPORTES GALA');" table:formula="of:=CONCATENATE([.$B$1];[.A3086];[.$C$1])" table:style-name="ce1">
            <text:p>insert into empresas (nombre) values ('TRANSPORTES GA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S HG</text:p>
          </table:table-cell>
          <table:table-cell office:value-type="string" office:string-value="insert into empresas (nombre) values ('TRANSPORTES HG');" table:formula="of:=CONCATENATE([.$B$1];[.A3087];[.$C$1])" table:style-name="ce1">
            <text:p>insert into empresas (nombre) values ('TRANSPORTES HG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S IMPERIO</text:p>
          </table:table-cell>
          <table:table-cell office:value-type="string" office:string-value="insert into empresas (nombre) values ('TRANSPORTES IMPERIO');" table:formula="of:=CONCATENATE([.$B$1];[.A3088];[.$C$1])" table:style-name="ce1">
            <text:p>insert into empresas (nombre) values ('TRANSPORTES IMPER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S JC</text:p>
          </table:table-cell>
          <table:table-cell office:value-type="string" office:string-value="insert into empresas (nombre) values ('TRANSPORTES JC');" table:formula="of:=CONCATENATE([.$B$1];[.A3089];[.$C$1])" table:style-name="ce1">
            <text:p>insert into empresas (nombre) values ('TRANSPORTES J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S LA BONDAD SRL</text:p>
          </table:table-cell>
          <table:table-cell office:value-type="string" office:string-value="insert into empresas (nombre) values ('TRANSPORTES LA BONDAD SRL');" table:formula="of:=CONCATENATE([.$B$1];[.A3090];[.$C$1])" table:style-name="ce1">
            <text:p>insert into empresas (nombre) values ('TRANSPORTES LA BONDAD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S LOS HNOS</text:p>
          </table:table-cell>
          <table:table-cell office:value-type="string" office:string-value="insert into empresas (nombre) values ('TRANSPORTES LOS HNOS');" table:formula="of:=CONCATENATE([.$B$1];[.A3091];[.$C$1])" table:style-name="ce1">
            <text:p>insert into empresas (nombre) values ('TRANSPORTES LOS HN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S MONTEROS</text:p>
          </table:table-cell>
          <table:table-cell office:value-type="string" office:string-value="insert into empresas (nombre) values ('TRANSPORTES MONTEROS');" table:formula="of:=CONCATENATE([.$B$1];[.A3092];[.$C$1])" table:style-name="ce1">
            <text:p>insert into empresas (nombre) values ('TRANSPORTES MONTER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S MOVITUR</text:p>
          </table:table-cell>
          <table:table-cell office:value-type="string" office:string-value="insert into empresas (nombre) values ('TRANSPORTES MOVITUR');" table:formula="of:=CONCATENATE([.$B$1];[.A3093];[.$C$1])" table:style-name="ce1">
            <text:p>insert into empresas (nombre) values ('TRANSPORTES MOVI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S MT</text:p>
          </table:table-cell>
          <table:table-cell office:value-type="string" office:string-value="insert into empresas (nombre) values ('TRANSPORTES MT');" table:formula="of:=CONCATENATE([.$B$1];[.A3094];[.$C$1])" table:style-name="ce1">
            <text:p>insert into empresas (nombre) values ('TRANSPORTES M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S NIEVAS</text:p>
          </table:table-cell>
          <table:table-cell office:value-type="string" office:string-value="insert into empresas (nombre) values ('TRANSPORTES NIEVAS');" table:formula="of:=CONCATENATE([.$B$1];[.A3095];[.$C$1])" table:style-name="ce1">
            <text:p>insert into empresas (nombre) values ('TRANSPORTES NIEV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S P.A.O</text:p>
          </table:table-cell>
          <table:table-cell office:value-type="string" office:string-value="insert into empresas (nombre) values ('TRANSPORTES P.A.O');" table:formula="of:=CONCATENATE([.$B$1];[.A3096];[.$C$1])" table:style-name="ce1">
            <text:p>insert into empresas (nombre) values ('TRANSPORTES P.A.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S ROMO SPA</text:p>
          </table:table-cell>
          <table:table-cell office:value-type="string" office:string-value="insert into empresas (nombre) values ('TRANSPORTES ROMO SPA');" table:formula="of:=CONCATENATE([.$B$1];[.A3097];[.$C$1])" table:style-name="ce1">
            <text:p>insert into empresas (nombre) values ('TRANSPORTES ROMO SP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S SEBA.</text:p>
          </table:table-cell>
          <table:table-cell office:value-type="string" office:string-value="insert into empresas (nombre) values ('TRANSPORTES SEBA.');" table:formula="of:=CONCATENATE([.$B$1];[.A3098];[.$C$1])" table:style-name="ce1">
            <text:p>insert into empresas (nombre) values ('TRANSPORTES SEBA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S SERRANO S.R.L</text:p>
          </table:table-cell>
          <table:table-cell office:value-type="string" office:string-value="insert into empresas (nombre) values ('TRANSPORTES SERRANO S.R.L');" table:formula="of:=CONCATENATE([.$B$1];[.A3099];[.$C$1])" table:style-name="ce1">
            <text:p>insert into empresas (nombre) values ('TRANSPORTES SERRANO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S TOMAZ LTDA</text:p>
          </table:table-cell>
          <table:table-cell office:value-type="string" office:string-value="insert into empresas (nombre) values ('TRANSPORTES TOMAZ LTDA');" table:formula="of:=CONCATENATE([.$B$1];[.A3100];[.$C$1])" table:style-name="ce1">
            <text:p>insert into empresas (nombre) values ('TRANSPORTES TOMAZ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ES Y TURISMO</text:p>
          </table:table-cell>
          <table:table-cell office:value-type="string" office:string-value="insert into empresas (nombre) values ('TRANSPORTES Y TURISMO');" table:formula="of:=CONCATENATE([.$B$1];[.A3101];[.$C$1])" table:style-name="ce1">
            <text:p>insert into empresas (nombre) values ('TRANSPORTES Y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TE PIÑONES</text:p>
          </table:table-cell>
          <table:table-cell office:value-type="string" office:string-value="insert into empresas (nombre) values ('TRANSPOTE PIÑONES');" table:formula="of:=CONCATENATE([.$B$1];[.A3102];[.$C$1])" table:style-name="ce1">
            <text:p>insert into empresas (nombre) values ('TRANSPOTE PIÑON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TOUR AVISPA</text:p>
          </table:table-cell>
          <table:table-cell office:value-type="string" office:string-value="insert into empresas (nombre) values ('TRANSTOUR AVISPA');" table:formula="of:=CONCATENATE([.$B$1];[.A3103];[.$C$1])" table:style-name="ce1">
            <text:p>insert into empresas (nombre) values ('TRANSTOUR AVISP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TUR</text:p>
          </table:table-cell>
          <table:table-cell office:value-type="string" office:string-value="insert into empresas (nombre) values ('TRANSTUR');" table:formula="of:=CONCATENATE([.$B$1];[.A3104];[.$C$1])" table:style-name="ce1">
            <text:p>insert into empresas (nombre) values ('TRANS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UR 10 DE JUNIO SRL</text:p>
          </table:table-cell>
          <table:table-cell office:value-type="string" office:string-value="insert into empresas (nombre) values ('TRANSUR 10 DE JUNIO SRL');" table:formula="of:=CONCATENATE([.$B$1];[.A3105];[.$C$1])" table:style-name="ce1">
            <text:p>insert into empresas (nombre) values ('TRANSUR 10 DE JUNIO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UR S A</text:p>
          </table:table-cell>
          <table:table-cell office:value-type="string" office:string-value="insert into empresas (nombre) values ('TRANSUR S A');" table:formula="of:=CONCATENATE([.$B$1];[.A3106];[.$C$1])" table:style-name="ce1">
            <text:p>insert into empresas (nombre) values ('TRANSUR S 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VAN <text:s text:c="2"/>LTDA-ME</text:p>
          </table:table-cell>
          <table:table-cell office:value-type="string" office:string-value="insert into empresas (nombre) values ('TRANSVAN   LTDA-ME');" table:formula="of:=CONCATENATE([.$B$1];[.A3107];[.$C$1])" table:style-name="ce1">
            <text:p>insert into empresas (nombre) values ('TRANSVAN <text:s text:c="2"/>LTDA-M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P GUAYACAN</text:p>
          </table:table-cell>
          <table:table-cell office:value-type="string" office:string-value="insert into empresas (nombre) values ('TRAP GUAYACAN');" table:formula="of:=CONCATENATE([.$B$1];[.A3108];[.$C$1])" table:style-name="ce1">
            <text:p>insert into empresas (nombre) values ('TRAP GUAYAC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P JOSE ROMAN</text:p>
          </table:table-cell>
          <table:table-cell office:value-type="string" office:string-value="insert into empresas (nombre) values ('TRAP JOSE ROMAN');" table:formula="of:=CONCATENATE([.$B$1];[.A3109];[.$C$1])" table:style-name="ce1">
            <text:p>insert into empresas (nombre) values ('TRAP JOSE ROM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PP MATUS <text:s/>ZULEMA</text:p>
          </table:table-cell>
          <table:table-cell office:value-type="string" office:string-value="insert into empresas (nombre) values ('TRAPP MATUS  ZULEMA');" table:formula="of:=CONCATENATE([.$B$1];[.A3110];[.$C$1])" table:style-name="ce1">
            <text:p>insert into empresas (nombre) values ('TRAPP MATUS <text:s/>ZULEM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S FER LAIN</text:p>
          </table:table-cell>
          <table:table-cell office:value-type="string" office:string-value="insert into empresas (nombre) values ('TRAS FER LAIN');" table:formula="of:=CONCATENATE([.$B$1];[.A3111];[.$C$1])" table:style-name="ce1">
            <text:p>insert into empresas (nombre) values ('TRAS FER LA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SNPORTE MAÑIO</text:p>
          </table:table-cell>
          <table:table-cell office:value-type="string" office:string-value="insert into empresas (nombre) values ('TRASNPORTE MAÑIO');" table:formula="of:=CONCATENATE([.$B$1];[.A3112];[.$C$1])" table:style-name="ce1">
            <text:p>insert into empresas (nombre) values ('TRASNPORTE MAÑ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SPORTADORA DON OTTO</text:p>
          </table:table-cell>
          <table:table-cell office:value-type="string" office:string-value="insert into empresas (nombre) values ('TRASPORTADORA DON OTTO');" table:formula="of:=CONCATENATE([.$B$1];[.A3113];[.$C$1])" table:style-name="ce1">
            <text:p>insert into empresas (nombre) values ('TRASPORTADORA DON OT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SPORTE BOOMERANG</text:p>
          </table:table-cell>
          <table:table-cell office:value-type="string" office:string-value="insert into empresas (nombre) values ('TRASPORTE BOOMERANG');" table:formula="of:=CONCATENATE([.$B$1];[.A3114];[.$C$1])" table:style-name="ce1">
            <text:p>insert into empresas (nombre) values ('TRASPORTE BOOMERANG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SPORTE CLAUDIO BARRERA</text:p>
          </table:table-cell>
          <table:table-cell office:value-type="string" office:string-value="insert into empresas (nombre) values ('TRASPORTE CLAUDIO BARRERA');" table:formula="of:=CONCATENATE([.$B$1];[.A3115];[.$C$1])" table:style-name="ce1">
            <text:p>insert into empresas (nombre) values ('TRASPORTE CLAUDIO BARRE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SPORTE DAY</text:p>
          </table:table-cell>
          <table:table-cell office:value-type="string" office:string-value="insert into empresas (nombre) values ('TRASPORTE DAY');" table:formula="of:=CONCATENATE([.$B$1];[.A3116];[.$C$1])" table:style-name="ce1">
            <text:p>insert into empresas (nombre) values ('TRASPORTE DA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SPORTE ESPINOZA</text:p>
          </table:table-cell>
          <table:table-cell office:value-type="string" office:string-value="insert into empresas (nombre) values ('TRASPORTE ESPINOZA');" table:formula="of:=CONCATENATE([.$B$1];[.A3117];[.$C$1])" table:style-name="ce1">
            <text:p>insert into empresas (nombre) values ('TRASPORTE ESPINOZ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SPORTE MARCEL</text:p>
          </table:table-cell>
          <table:table-cell office:value-type="string" office:string-value="insert into empresas (nombre) values ('TRASPORTE MARCEL');" table:formula="of:=CONCATENATE([.$B$1];[.A3118];[.$C$1])" table:style-name="ce1">
            <text:p>insert into empresas (nombre) values ('TRASPORTE MARC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SPORTE QUINCHAMALI</text:p>
          </table:table-cell>
          <table:table-cell office:value-type="string" office:string-value="insert into empresas (nombre) values ('TRASPORTE QUINCHAMALI');" table:formula="of:=CONCATENATE([.$B$1];[.A3119];[.$C$1])" table:style-name="ce1">
            <text:p>insert into empresas (nombre) values ('TRASPORTE QUINCHAMAL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L</text:p>
          </table:table-cell>
          <table:table-cell office:value-type="string" office:string-value="insert into empresas (nombre) values ('TRAVEL');" table:formula="of:=CONCATENATE([.$B$1];[.A3120];[.$C$1])" table:style-name="ce1">
            <text:p>insert into empresas (nombre) values ('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L ***ARGENTINA</text:p>
          </table:table-cell>
          <table:table-cell office:value-type="string" office:string-value="insert into empresas (nombre) values ('TRAVEL ***ARGENTINA');" table:formula="of:=CONCATENATE([.$B$1];[.A3121];[.$C$1])" table:style-name="ce1">
            <text:p>insert into empresas (nombre) values ('TRAVEL ***ARGENTI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L AUSTRAL</text:p>
          </table:table-cell>
          <table:table-cell office:value-type="string" office:string-value="insert into empresas (nombre) values ('TRAVEL AUSTRAL');" table:formula="of:=CONCATENATE([.$B$1];[.A3122];[.$C$1])" table:style-name="ce1">
            <text:p>insert into empresas (nombre) values ('TRAVEL AUSTR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L BUS</text:p>
          </table:table-cell>
          <table:table-cell office:value-type="string" office:string-value="insert into empresas (nombre) values ('TRAVEL BUS');" table:formula="of:=CONCATENATE([.$B$1];[.A3123];[.$C$1])" table:style-name="ce1">
            <text:p>insert into empresas (nombre) values ('TRAVEL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L BUS SRL</text:p>
          </table:table-cell>
          <table:table-cell office:value-type="string" office:string-value="insert into empresas (nombre) values ('TRAVEL BUS SRL');" table:formula="of:=CONCATENATE([.$B$1];[.A3124];[.$C$1])" table:style-name="ce1">
            <text:p>insert into empresas (nombre) values ('TRAVEL BUS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L CAROLINA</text:p>
          </table:table-cell>
          <table:table-cell office:value-type="string" office:string-value="insert into empresas (nombre) values ('TRAVEL CAROLINA');" table:formula="of:=CONCATENATE([.$B$1];[.A3125];[.$C$1])" table:style-name="ce1">
            <text:p>insert into empresas (nombre) values ('TRAVEL CAROLI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L DEL MAULE</text:p>
          </table:table-cell>
          <table:table-cell office:value-type="string" office:string-value="insert into empresas (nombre) values ('TRAVEL DEL MAULE');" table:formula="of:=CONCATENATE([.$B$1];[.A3126];[.$C$1])" table:style-name="ce1">
            <text:p>insert into empresas (nombre) values ('TRAVEL DEL MAU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L DREAN</text:p>
          </table:table-cell>
          <table:table-cell office:value-type="string" office:string-value="insert into empresas (nombre) values ('TRAVEL DREAN');" table:formula="of:=CONCATENATE([.$B$1];[.A3127];[.$C$1])" table:style-name="ce1">
            <text:p>insert into empresas (nombre) values ('TRAVEL DRE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L LAC</text:p>
          </table:table-cell>
          <table:table-cell office:value-type="string" office:string-value="insert into empresas (nombre) values ('TRAVEL LAC');" table:formula="of:=CONCATENATE([.$B$1];[.A3128];[.$C$1])" table:style-name="ce1">
            <text:p>insert into empresas (nombre) values ('TRAVEL LA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L LAG</text:p>
          </table:table-cell>
          <table:table-cell office:value-type="string" office:string-value="insert into empresas (nombre) values ('TRAVEL LAG');" table:formula="of:=CONCATENATE([.$B$1];[.A3129];[.$C$1])" table:style-name="ce1">
            <text:p>insert into empresas (nombre) values ('TRAVEL LAG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L LINE</text:p>
          </table:table-cell>
          <table:table-cell office:value-type="string" office:string-value="insert into empresas (nombre) values ('TRAVEL LINE');" table:formula="of:=CONCATENATE([.$B$1];[.A3130];[.$C$1])" table:style-name="ce1">
            <text:p>insert into empresas (nombre) values ('TRAVEL LIN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L ROCK</text:p>
          </table:table-cell>
          <table:table-cell office:value-type="string" office:string-value="insert into empresas (nombre) values ('TRAVEL ROCK');" table:formula="of:=CONCATENATE([.$B$1];[.A3131];[.$C$1])" table:style-name="ce1">
            <text:p>insert into empresas (nombre) values ('TRAVEL ROCK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L SRL</text:p>
          </table:table-cell>
          <table:table-cell office:value-type="string" office:string-value="insert into empresas (nombre) values ('TRAVEL SRL');" table:formula="of:=CONCATENATE([.$B$1];[.A3132];[.$C$1])" table:style-name="ce1">
            <text:p>insert into empresas (nombre) values ('TRAVEL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L SUR</text:p>
          </table:table-cell>
          <table:table-cell office:value-type="string" office:string-value="insert into empresas (nombre) values ('TRAVEL SUR');" table:formula="of:=CONCATENATE([.$B$1];[.A3133];[.$C$1])" table:style-name="ce1">
            <text:p>insert into empresas (nombre) values ('TRAVE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L TIME LTDA</text:p>
          </table:table-cell>
          <table:table-cell office:value-type="string" office:string-value="insert into empresas (nombre) values ('TRAVEL TIME LTDA');" table:formula="of:=CONCATENATE([.$B$1];[.A3134];[.$C$1])" table:style-name="ce1">
            <text:p>insert into empresas (nombre) values ('TRAVEL TIME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L VIPS</text:p>
          </table:table-cell>
          <table:table-cell office:value-type="string" office:string-value="insert into empresas (nombre) values ('TRAVEL VIPS');" table:formula="of:=CONCATENATE([.$B$1];[.A3135];[.$C$1])" table:style-name="ce1">
            <text:p>insert into empresas (nombre) values ('TRAVEL VIP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LLER SRL</text:p>
          </table:table-cell>
          <table:table-cell office:value-type="string" office:string-value="insert into empresas (nombre) values ('TRAVELLER SRL');" table:formula="of:=CONCATENATE([.$B$1];[.A3136];[.$C$1])" table:style-name="ce1">
            <text:p>insert into empresas (nombre) values ('TRAVELLER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LRAF</text:p>
          </table:table-cell>
          <table:table-cell office:value-type="string" office:string-value="insert into empresas (nombre) values ('TRAVELRAF');" table:formula="of:=CONCATENATE([.$B$1];[.A3137];[.$C$1])" table:style-name="ce1">
            <text:p>insert into empresas (nombre) values ('TRAVELRAF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LTUR</text:p>
          </table:table-cell>
          <table:table-cell office:value-type="string" office:string-value="insert into empresas (nombre) values ('TRAVELTUR');" table:formula="of:=CONCATENATE([.$B$1];[.A3138];[.$C$1])" table:style-name="ce1">
            <text:p>insert into empresas (nombre) values ('TRAVEL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SIA VAIJERA SPA</text:p>
          </table:table-cell>
          <table:table-cell office:value-type="string" office:string-value="insert into empresas (nombre) values ('TRAVESIA VAIJERA SPA');" table:formula="of:=CONCATENATE([.$B$1];[.A3139];[.$C$1])" table:style-name="ce1">
            <text:p>insert into empresas (nombre) values ('TRAVESIA VAIJERA SP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EFI VIAJES</text:p>
          </table:table-cell>
          <table:table-cell office:value-type="string" office:string-value="insert into empresas (nombre) values ('TREFI VIAJES');" table:formula="of:=CONCATENATE([.$B$1];[.A3140];[.$C$1])" table:style-name="ce1">
            <text:p>insert into empresas (nombre) values ('TREFI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ES DE MAYO</text:p>
          </table:table-cell>
          <table:table-cell office:value-type="string" office:string-value="insert into empresas (nombre) values ('TRES DE MAYO');" table:formula="of:=CONCATENATE([.$B$1];[.A3141];[.$C$1])" table:style-name="ce1">
            <text:p>insert into empresas (nombre) values ('TRES DE MAY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ES DESTINOS</text:p>
          </table:table-cell>
          <table:table-cell office:value-type="string" office:string-value="insert into empresas (nombre) values ('TRES DESTINOS');" table:formula="of:=CONCATENATE([.$B$1];[.A3142];[.$C$1])" table:style-name="ce1">
            <text:p>insert into empresas (nombre) values ('TRES DESTIN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ES MARIA</text:p>
          </table:table-cell>
          <table:table-cell office:value-type="string" office:string-value="insert into empresas (nombre) values ('TRES MARIA');" table:formula="of:=CONCATENATE([.$B$1];[.A3143];[.$C$1])" table:style-name="ce1">
            <text:p>insert into empresas (nombre) values ('TRES MAR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IPS TRAVELS</text:p>
          </table:table-cell>
          <table:table-cell office:value-type="string" office:string-value="insert into empresas (nombre) values ('TRIPS TRAVELS');" table:formula="of:=CONCATENATE([.$B$1];[.A3144];[.$C$1])" table:style-name="ce1">
            <text:p>insert into empresas (nombre) values ('TRIPS TRAVEL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NS EXPRES</text:p>
          </table:table-cell>
          <table:table-cell office:value-type="string" office:string-value="insert into empresas (nombre) values ('TRNS EXPRES');" table:formula="of:=CONCATENATE([.$B$1];[.A3145];[.$C$1])" table:style-name="ce1">
            <text:p>insert into empresas (nombre) values ('TRNS EXP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NSP GONZALEZ</text:p>
          </table:table-cell>
          <table:table-cell office:value-type="string" office:string-value="insert into empresas (nombre) values ('TRNSP GONZALEZ');" table:formula="of:=CONCATENATE([.$B$1];[.A3146];[.$C$1])" table:style-name="ce1">
            <text:p>insert into empresas (nombre) values ('TRNSP GONZAL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NSPORTE AVILA</text:p>
          </table:table-cell>
          <table:table-cell office:value-type="string" office:string-value="insert into empresas (nombre) values ('TRNSPORTE AVILA');" table:formula="of:=CONCATENATE([.$B$1];[.A3147];[.$C$1])" table:style-name="ce1">
            <text:p>insert into empresas (nombre) values ('TRNSPORTE AVI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NSPORTES BAIRES</text:p>
          </table:table-cell>
          <table:table-cell office:value-type="string" office:string-value="insert into empresas (nombre) values ('TRNSPORTES BAIRES');" table:formula="of:=CONCATENATE([.$B$1];[.A3148];[.$C$1])" table:style-name="ce1">
            <text:p>insert into empresas (nombre) values ('TRNSPORTES BAI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ONADOR TURISMO</text:p>
          </table:table-cell>
          <table:table-cell office:value-type="string" office:string-value="insert into empresas (nombre) values ('TRONADOR TURISMO');" table:formula="of:=CONCATENATE([.$B$1];[.A3149];[.$C$1])" table:style-name="ce1">
            <text:p>insert into empresas (nombre) values ('TRONADOR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OTAMUNDO TRAVEL</text:p>
          </table:table-cell>
          <table:table-cell office:value-type="string" office:string-value="insert into empresas (nombre) values ('TROTAMUNDO TRAVEL');" table:formula="of:=CONCATENATE([.$B$1];[.A3150];[.$C$1])" table:style-name="ce1">
            <text:p>insert into empresas (nombre) values ('TROTAMUNDO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A</text:p>
          </table:table-cell>
          <table:table-cell office:value-type="string" office:string-value="insert into empresas (nombre) values ('TSA');" table:formula="of:=CONCATENATE([.$B$1];[.A3151];[.$C$1])" table:style-name="ce1">
            <text:p>insert into empresas (nombre) values ('T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I TOURIST SERVICE INTERNACIONAL</text:p>
          </table:table-cell>
          <table:table-cell office:value-type="string" office:string-value="insert into empresas (nombre) values ('TSI TOURIST SERVICE INTERNACIONAL');" table:formula="of:=CONCATENATE([.$B$1];[.A3152];[.$C$1])" table:style-name="ce1">
            <text:p>insert into empresas (nombre) values ('TSI TOURIST SERVICE INTERNACION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X</text:p>
          </table:table-cell>
          <table:table-cell office:value-type="string" office:string-value="insert into empresas (nombre) values ('TSX');" table:formula="of:=CONCATENATE([.$B$1];[.A3153];[.$C$1])" table:style-name="ce1">
            <text:p>insert into empresas (nombre) values ('TSX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TL</text:p>
          </table:table-cell>
          <table:table-cell office:value-type="string" office:string-value="insert into empresas (nombre) values ('TTL');" table:formula="of:=CONCATENATE([.$B$1];[.A3154];[.$C$1])" table:style-name="ce1">
            <text:p>insert into empresas (nombre) values ('TT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 RECREO S.R.L.</text:p>
          </table:table-cell>
          <table:table-cell office:value-type="string" office:string-value="insert into empresas (nombre) values ('TU RECREO S.R.L.');" table:formula="of:=CONCATENATE([.$B$1];[.A3155];[.$C$1])" table:style-name="ce1">
            <text:p>insert into empresas (nombre) values ('TU RECREO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CAN TRAVEL</text:p>
          </table:table-cell>
          <table:table-cell office:value-type="string" office:string-value="insert into empresas (nombre) values ('TUCAN TRAVEL');" table:formula="of:=CONCATENATE([.$B$1];[.A3156];[.$C$1])" table:style-name="ce1">
            <text:p>insert into empresas (nombre) values ('TUCAN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CANO TRAVEL</text:p>
          </table:table-cell>
          <table:table-cell office:value-type="string" office:string-value="insert into empresas (nombre) values ('TUCANO TRAVEL');" table:formula="of:=CONCATENATE([.$B$1];[.A3157];[.$C$1])" table:style-name="ce1">
            <text:p>insert into empresas (nombre) values ('TUCANO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CANTRAVEL</text:p>
          </table:table-cell>
          <table:table-cell office:value-type="string" office:string-value="insert into empresas (nombre) values ('TUCANTRAVEL');" table:formula="of:=CONCATENATE([.$B$1];[.A3158];[.$C$1])" table:style-name="ce1">
            <text:p>insert into empresas (nombre) values ('TUCAN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DO BEM</text:p>
          </table:table-cell>
          <table:table-cell office:value-type="string" office:string-value="insert into empresas (nombre) values ('TUDO BEM');" table:formula="of:=CONCATENATE([.$B$1];[.A3159];[.$C$1])" table:style-name="ce1">
            <text:p>insert into empresas (nombre) values ('TUDO BE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NATUR</text:p>
          </table:table-cell>
          <table:table-cell office:value-type="string" office:string-value="insert into empresas (nombre) values ('TUNATUR');" table:formula="of:=CONCATENATE([.$B$1];[.A3160];[.$C$1])" table:style-name="ce1">
            <text:p>insert into empresas (nombre) values ('TUNA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NDIS ARIEL JOSE</text:p>
          </table:table-cell>
          <table:table-cell office:value-type="string" office:string-value="insert into empresas (nombre) values ('TUNDIS ARIEL JOSE');" table:formula="of:=CONCATENATE([.$B$1];[.A3161];[.$C$1])" table:style-name="ce1">
            <text:p>insert into empresas (nombre) values ('TUNDIS ARIEL JOS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 <text:s text:c="3"/>CRANCURA</text:p>
          </table:table-cell>
          <table:table-cell office:value-type="string" office:string-value="insert into empresas (nombre) values ('TUR    CRANCURA');" table:formula="of:=CONCATENATE([.$B$1];[.A3162];[.$C$1])" table:style-name="ce1">
            <text:p>insert into empresas (nombre) values ('TUR <text:s text:c="3"/>CRANCU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 . MORGANTE</text:p>
          </table:table-cell>
          <table:table-cell office:value-type="string" office:string-value="insert into empresas (nombre) values ('TUR . MORGANTE');" table:formula="of:=CONCATENATE([.$B$1];[.A3163];[.$C$1])" table:style-name="ce1">
            <text:p>insert into empresas (nombre) values ('TUR . MORGAN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 ESTE</text:p>
          </table:table-cell>
          <table:table-cell office:value-type="string" office:string-value="insert into empresas (nombre) values ('TUR ESTE');" table:formula="of:=CONCATENATE([.$B$1];[.A3164];[.$C$1])" table:style-name="ce1">
            <text:p>insert into empresas (nombre) values ('TUR ES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 FITO</text:p>
          </table:table-cell>
          <table:table-cell office:value-type="string" office:string-value="insert into empresas (nombre) values ('TUR FITO');" table:formula="of:=CONCATENATE([.$B$1];[.A3165];[.$C$1])" table:style-name="ce1">
            <text:p>insert into empresas (nombre) values ('TUR FI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 LOP</text:p>
          </table:table-cell>
          <table:table-cell office:value-type="string" office:string-value="insert into empresas (nombre) values ('TUR LOP');" table:formula="of:=CONCATENATE([.$B$1];[.A3166];[.$C$1])" table:style-name="ce1">
            <text:p>insert into empresas (nombre) values ('TUR LO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 VIAJES</text:p>
          </table:table-cell>
          <table:table-cell office:value-type="string" office:string-value="insert into empresas (nombre) values ('TUR VIAJES');" table:formula="of:=CONCATENATE([.$B$1];[.A3167];[.$C$1])" table:style-name="ce1">
            <text:p>insert into empresas (nombre) values ('TUR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. AYACARA</text:p>
          </table:table-cell>
          <table:table-cell office:value-type="string" office:string-value="insert into empresas (nombre) values ('TUR. AYACARA');" table:formula="of:=CONCATENATE([.$B$1];[.A3168];[.$C$1])" table:style-name="ce1">
            <text:p>insert into empresas (nombre) values ('TUR. AYACA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. VITORIO</text:p>
          </table:table-cell>
          <table:table-cell office:value-type="string" office:string-value="insert into empresas (nombre) values ('TUR. VITORIO');" table:formula="of:=CONCATENATE([.$B$1];[.A3169];[.$C$1])" table:style-name="ce1">
            <text:p>insert into empresas (nombre) values ('TUR. VITOR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ACCION</text:p>
          </table:table-cell>
          <table:table-cell office:value-type="string" office:string-value="insert into empresas (nombre) values ('TURACCION');" table:formula="of:=CONCATENATE([.$B$1];[.A3170];[.$C$1])" table:style-name="ce1">
            <text:p>insert into empresas (nombre) values ('TURACC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BUS</text:p>
          </table:table-cell>
          <table:table-cell office:value-type="string" office:string-value="insert into empresas (nombre) values ('TURBUS');" table:formula="of:=CONCATENATE([.$B$1];[.A3171];[.$C$1])" table:style-name="ce1">
            <text:p>insert into empresas (nombre) values ('TUR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EX S,R,L</text:p>
          </table:table-cell>
          <table:table-cell office:value-type="string" office:string-value="insert into empresas (nombre) values ('TUREX S,R,L');" table:formula="of:=CONCATENATE([.$B$1];[.A3172];[.$C$1])" table:style-name="ce1">
            <text:p>insert into empresas (nombre) values ('TUREX S,R,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BAR</text:p>
          </table:table-cell>
          <table:table-cell office:value-type="string" office:string-value="insert into empresas (nombre) values ('TURIBAR');" table:formula="of:=CONCATENATE([.$B$1];[.A3173];[.$C$1])" table:style-name="ce1">
            <text:p>insert into empresas (nombre) values ('TURIB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BUS</text:p>
          </table:table-cell>
          <table:table-cell office:value-type="string" office:string-value="insert into empresas (nombre) values ('TURIBUS');" table:formula="of:=CONCATENATE([.$B$1];[.A3174];[.$C$1])" table:style-name="ce1">
            <text:p>insert into empresas (nombre) values ('TURI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JET</text:p>
          </table:table-cell>
          <table:table-cell office:value-type="string" office:string-value="insert into empresas (nombre) values ('TURIJET');" table:formula="of:=CONCATENATE([.$B$1];[.A3175];[.$C$1])" table:style-name="ce1">
            <text:p>insert into empresas (nombre) values ('TURIJE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MAX</text:p>
          </table:table-cell>
          <table:table-cell office:value-type="string" office:string-value="insert into empresas (nombre) values ('TURIMAX');" table:formula="of:=CONCATENATE([.$B$1];[.A3176];[.$C$1])" table:style-name="ce1">
            <text:p>insert into empresas (nombre) values ('TURIMAX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MONTT</text:p>
          </table:table-cell>
          <table:table-cell office:value-type="string" office:string-value="insert into empresas (nombre) values ('TURIMONTT');" table:formula="of:=CONCATENATE([.$B$1];[.A3177];[.$C$1])" table:style-name="ce1">
            <text:p>insert into empresas (nombre) values ('TURIMONT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 WOLF LTDA</text:p>
          </table:table-cell>
          <table:table-cell office:value-type="string" office:string-value="insert into empresas (nombre) values ('TURIS WOLF LTDA');" table:formula="of:=CONCATENATE([.$B$1];[.A3178];[.$C$1])" table:style-name="ce1">
            <text:p>insert into empresas (nombre) values ('TURIS WOLF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A</text:p>
          </table:table-cell>
          <table:table-cell office:value-type="string" office:string-value="insert into empresas (nombre) values ('TURISA');" table:formula="of:=CONCATENATE([.$B$1];[.A3179];[.$C$1])" table:style-name="ce1">
            <text:p>insert into empresas (nombre) values ('TURI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COLL</text:p>
          </table:table-cell>
          <table:table-cell office:value-type="string" office:string-value="insert into empresas (nombre) values ('TURISCOLL');" table:formula="of:=CONCATENATE([.$B$1];[.A3180];[.$C$1])" table:style-name="ce1">
            <text:p>insert into empresas (nombre) values ('TURISCOL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CON</text:p>
          </table:table-cell>
          <table:table-cell office:value-type="string" office:string-value="insert into empresas (nombre) values ('TURISCON');" table:formula="of:=CONCATENATE([.$B$1];[.A3181];[.$C$1])" table:style-name="ce1">
            <text:p>insert into empresas (nombre) values ('TURISC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GARVAL</text:p>
          </table:table-cell>
          <table:table-cell office:value-type="string" office:string-value="insert into empresas (nombre) values ('TURISGARVAL');" table:formula="of:=CONCATENATE([.$B$1];[.A3182];[.$C$1])" table:style-name="ce1">
            <text:p>insert into empresas (nombre) values ('TURISGARV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LUC</text:p>
          </table:table-cell>
          <table:table-cell office:value-type="string" office:string-value="insert into empresas (nombre) values ('TURISLUC');" table:formula="of:=CONCATENATE([.$B$1];[.A3183];[.$C$1])" table:style-name="ce1">
            <text:p>insert into empresas (nombre) values ('TURISLU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</text:p>
          </table:table-cell>
          <table:table-cell office:value-type="string" office:string-value="insert into empresas (nombre) values ('TURISM');" table:formula="of:=CONCATENATE([.$B$1];[.A3184];[.$C$1])" table:style-name="ce1">
            <text:p>insert into empresas (nombre) values ('TURIS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0 MASCHIO</text:p>
          </table:table-cell>
          <table:table-cell office:value-type="string" office:string-value="insert into empresas (nombre) values ('TURISM0 MASCHIO');" table:formula="of:=CONCATENATE([.$B$1];[.A3185];[.$C$1])" table:style-name="ce1">
            <text:p>insert into empresas (nombre) values ('TURISM0 MASCH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AR</text:p>
          </table:table-cell>
          <table:table-cell office:value-type="string" office:string-value="insert into empresas (nombre) values ('TURISMAR');" table:formula="of:=CONCATENATE([.$B$1];[.A3186];[.$C$1])" table:style-name="ce1">
            <text:p>insert into empresas (nombre) values ('TURIS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</text:p>
          </table:table-cell>
          <table:table-cell office:value-type="string" office:string-value="insert into empresas (nombre) values ('TURISMO');" table:formula="of:=CONCATENATE([.$B$1];[.A3187];[.$C$1])" table:style-name="ce1">
            <text:p>insert into empresas (nombre) values ('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<text:s text:c="2"/>ANGEL</text:p>
          </table:table-cell>
          <table:table-cell office:value-type="string" office:string-value="insert into empresas (nombre) values ('TURISMO   ANGEL');" table:formula="of:=CONCATENATE([.$B$1];[.A3188];[.$C$1])" table:style-name="ce1">
            <text:p>insert into empresas (nombre) values ('TURISMO <text:s text:c="2"/>ANG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<text:s/>KAIPI</text:p>
          </table:table-cell>
          <table:table-cell office:value-type="string" office:string-value="insert into empresas (nombre) values ('TURISMO  KAIPI');" table:formula="of:=CONCATENATE([.$B$1];[.A3189];[.$C$1])" table:style-name="ce1">
            <text:p>insert into empresas (nombre) values ('TURISMO <text:s/>KAIP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<text:s/>KLEINTUR</text:p>
          </table:table-cell>
          <table:table-cell office:value-type="string" office:string-value="insert into empresas (nombre) values ('TURISMO  KLEINTUR');" table:formula="of:=CONCATENATE([.$B$1];[.A3190];[.$C$1])" table:style-name="ce1">
            <text:p>insert into empresas (nombre) values ('TURISMO <text:s/>KLEIN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<text:s/>PRESIDENTE L.T.DA</text:p>
          </table:table-cell>
          <table:table-cell office:value-type="string" office:string-value="insert into empresas (nombre) values ('TURISMO  PRESIDENTE L.T.DA');" table:formula="of:=CONCATENATE([.$B$1];[.A3191];[.$C$1])" table:style-name="ce1">
            <text:p>insert into empresas (nombre) values ('TURISMO <text:s/>PRESIDENTE L.T.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2000</text:p>
          </table:table-cell>
          <table:table-cell office:value-type="string" office:string-value="insert into empresas (nombre) values ('TURISMO 2000');" table:formula="of:=CONCATENATE([.$B$1];[.A3192];[.$C$1])" table:style-name="ce1">
            <text:p>insert into empresas (nombre) values ('TURISMO 2000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ACONCAGUA</text:p>
          </table:table-cell>
          <table:table-cell office:value-type="string" office:string-value="insert into empresas (nombre) values ('TURISMO ACONCAGUA');" table:formula="of:=CONCATENATE([.$B$1];[.A3193];[.$C$1])" table:style-name="ce1">
            <text:p>insert into empresas (nombre) values ('TURISMO ACONCAGU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AGUILERA LTDA 2</text:p>
          </table:table-cell>
          <table:table-cell office:value-type="string" office:string-value="insert into empresas (nombre) values ('TURISMO AGUILERA LTDA 2');" table:formula="of:=CONCATENATE([.$B$1];[.A3194];[.$C$1])" table:style-name="ce1">
            <text:p>insert into empresas (nombre) values ('TURISMO AGUILERA LTDA 2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ALGARROBAL</text:p>
          </table:table-cell>
          <table:table-cell office:value-type="string" office:string-value="insert into empresas (nombre) values ('TURISMO ALGARROBAL');" table:formula="of:=CONCATENATE([.$B$1];[.A3195];[.$C$1])" table:style-name="ce1">
            <text:p>insert into empresas (nombre) values ('TURISMO ALGARROB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AMANECER</text:p>
          </table:table-cell>
          <table:table-cell office:value-type="string" office:string-value="insert into empresas (nombre) values ('TURISMO AMANECER');" table:formula="of:=CONCATENATE([.$B$1];[.A3196];[.$C$1])" table:style-name="ce1">
            <text:p>insert into empresas (nombre) values ('TURISMO AMANEC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ANCALLE</text:p>
          </table:table-cell>
          <table:table-cell office:value-type="string" office:string-value="insert into empresas (nombre) values ('TURISMO ANCALLE');" table:formula="of:=CONCATENATE([.$B$1];[.A3197];[.$C$1])" table:style-name="ce1">
            <text:p>insert into empresas (nombre) values ('TURISMO ANCAL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ANTIHUAL</text:p>
          </table:table-cell>
          <table:table-cell office:value-type="string" office:string-value="insert into empresas (nombre) values ('TURISMO ANTIHUAL');" table:formula="of:=CONCATENATE([.$B$1];[.A3198];[.$C$1])" table:style-name="ce1">
            <text:p>insert into empresas (nombre) values ('TURISMO ANTIHU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ARROS E HIJOS</text:p>
          </table:table-cell>
          <table:table-cell office:value-type="string" office:string-value="insert into empresas (nombre) values ('TURISMO ARROS E HIJOS');" table:formula="of:=CONCATENATE([.$B$1];[.A3199];[.$C$1])" table:style-name="ce1">
            <text:p>insert into empresas (nombre) values ('TURISMO ARROS E HIJ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ATUI</text:p>
          </table:table-cell>
          <table:table-cell office:value-type="string" office:string-value="insert into empresas (nombre) values ('TURISMO ATUI');" table:formula="of:=CONCATENATE([.$B$1];[.A3200];[.$C$1])" table:style-name="ce1">
            <text:p>insert into empresas (nombre) values ('TURISMO ATU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ATY</text:p>
          </table:table-cell>
          <table:table-cell office:value-type="string" office:string-value="insert into empresas (nombre) values ('TURISMO ATY');" table:formula="of:=CONCATENATE([.$B$1];[.A3201];[.$C$1])" table:style-name="ce1">
            <text:p>insert into empresas (nombre) values ('TURISMO AT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AVENATURA</text:p>
          </table:table-cell>
          <table:table-cell office:value-type="string" office:string-value="insert into empresas (nombre) values ('TURISMO AVENATURA');" table:formula="of:=CONCATENATE([.$B$1];[.A3202];[.$C$1])" table:style-name="ce1">
            <text:p>insert into empresas (nombre) values ('TURISMO AVENATU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AVIPAN</text:p>
          </table:table-cell>
          <table:table-cell office:value-type="string" office:string-value="insert into empresas (nombre) values ('TURISMO AVIPAN');" table:formula="of:=CONCATENATE([.$B$1];[.A3203];[.$C$1])" table:style-name="ce1">
            <text:p>insert into empresas (nombre) values ('TURISMO AVIP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AYACARA</text:p>
          </table:table-cell>
          <table:table-cell office:value-type="string" office:string-value="insert into empresas (nombre) values ('TURISMO AYACARA');" table:formula="of:=CONCATENATE([.$B$1];[.A3204];[.$C$1])" table:style-name="ce1">
            <text:p>insert into empresas (nombre) values ('TURISMO AYACA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AYELEN</text:p>
          </table:table-cell>
          <table:table-cell office:value-type="string" office:string-value="insert into empresas (nombre) values ('TURISMO AYELEN');" table:formula="of:=CONCATENATE([.$B$1];[.A3205];[.$C$1])" table:style-name="ce1">
            <text:p>insert into empresas (nombre) values ('TURISMO AYEL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BALORI</text:p>
          </table:table-cell>
          <table:table-cell office:value-type="string" office:string-value="insert into empresas (nombre) values ('TURISMO BALORI');" table:formula="of:=CONCATENATE([.$B$1];[.A3206];[.$C$1])" table:style-name="ce1">
            <text:p>insert into empresas (nombre) values ('TURISMO BALOR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BARCELOS LTDA</text:p>
          </table:table-cell>
          <table:table-cell office:value-type="string" office:string-value="insert into empresas (nombre) values ('TURISMO BARCELOS LTDA');" table:formula="of:=CONCATENATE([.$B$1];[.A3207];[.$C$1])" table:style-name="ce1">
            <text:p>insert into empresas (nombre) values ('TURISMO BARCELOS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BARTORELLO</text:p>
          </table:table-cell>
          <table:table-cell office:value-type="string" office:string-value="insert into empresas (nombre) values ('TURISMO BARTORELLO');" table:formula="of:=CONCATENATE([.$B$1];[.A3208];[.$C$1])" table:style-name="ce1">
            <text:p>insert into empresas (nombre) values ('TURISMO BARTOREL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BB</text:p>
          </table:table-cell>
          <table:table-cell office:value-type="string" office:string-value="insert into empresas (nombre) values ('TURISMO BB');" table:formula="of:=CONCATENATE([.$B$1];[.A3209];[.$C$1])" table:style-name="ce1">
            <text:p>insert into empresas (nombre) values ('TURISMO BB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BERSUR</text:p>
          </table:table-cell>
          <table:table-cell office:value-type="string" office:string-value="insert into empresas (nombre) values ('TURISMO BERSUR');" table:formula="of:=CONCATENATE([.$B$1];[.A3210];[.$C$1])" table:style-name="ce1">
            <text:p>insert into empresas (nombre) values ('TURISMO BER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BLR SRL</text:p>
          </table:table-cell>
          <table:table-cell office:value-type="string" office:string-value="insert into empresas (nombre) values ('TURISMO BLR SRL');" table:formula="of:=CONCATENATE([.$B$1];[.A3211];[.$C$1])" table:style-name="ce1">
            <text:p>insert into empresas (nombre) values ('TURISMO BLR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BRAVO</text:p>
          </table:table-cell>
          <table:table-cell office:value-type="string" office:string-value="insert into empresas (nombre) values ('TURISMO BRAVO');" table:formula="of:=CONCATENATE([.$B$1];[.A3212];[.$C$1])" table:style-name="ce1">
            <text:p>insert into empresas (nombre) values ('TURISMO BRAV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BUTTINI HNOS <text:s/>S.R.L</text:p>
          </table:table-cell>
          <table:table-cell office:value-type="string" office:string-value="insert into empresas (nombre) values ('TURISMO BUTTINI HNOS  S.R.L');" table:formula="of:=CONCATENATE([.$B$1];[.A3213];[.$C$1])" table:style-name="ce1">
            <text:p>insert into empresas (nombre) values ('TURISMO BUTTINI HNOS <text:s/>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BYB</text:p>
          </table:table-cell>
          <table:table-cell office:value-type="string" office:string-value="insert into empresas (nombre) values ('TURISMO BYB');" table:formula="of:=CONCATENATE([.$B$1];[.A3214];[.$C$1])" table:style-name="ce1">
            <text:p>insert into empresas (nombre) values ('TURISMO BYB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CAE</text:p>
          </table:table-cell>
          <table:table-cell office:value-type="string" office:string-value="insert into empresas (nombre) values ('TURISMO CAE');" table:formula="of:=CONCATENATE([.$B$1];[.A3215];[.$C$1])" table:style-name="ce1">
            <text:p>insert into empresas (nombre) values ('TURISMO CA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CAITI</text:p>
          </table:table-cell>
          <table:table-cell office:value-type="string" office:string-value="insert into empresas (nombre) values ('TURISMO CAITI');" table:formula="of:=CONCATENATE([.$B$1];[.A3216];[.$C$1])" table:style-name="ce1">
            <text:p>insert into empresas (nombre) values ('TURISMO CAIT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CAL</text:p>
          </table:table-cell>
          <table:table-cell office:value-type="string" office:string-value="insert into empresas (nombre) values ('TURISMO CAL');" table:formula="of:=CONCATENATE([.$B$1];[.A3217];[.$C$1])" table:style-name="ce1">
            <text:p>insert into empresas (nombre) values ('TURISMO C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CALLE</text:p>
          </table:table-cell>
          <table:table-cell office:value-type="string" office:string-value="insert into empresas (nombre) values ('TURISMO CALLE');" table:formula="of:=CONCATENATE([.$B$1];[.A3218];[.$C$1])" table:style-name="ce1">
            <text:p>insert into empresas (nombre) values ('TURISMO CAL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CAMILA</text:p>
          </table:table-cell>
          <table:table-cell office:value-type="string" office:string-value="insert into empresas (nombre) values ('TURISMO CAMILA');" table:formula="of:=CONCATENATE([.$B$1];[.A3219];[.$C$1])" table:style-name="ce1">
            <text:p>insert into empresas (nombre) values ('TURISMO CAMI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CATEDRAL SRL</text:p>
          </table:table-cell>
          <table:table-cell office:value-type="string" office:string-value="insert into empresas (nombre) values ('TURISMO CATEDRAL SRL');" table:formula="of:=CONCATENATE([.$B$1];[.A3220];[.$C$1])" table:style-name="ce1">
            <text:p>insert into empresas (nombre) values ('TURISMO CATEDRAL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CENTINELA</text:p>
          </table:table-cell>
          <table:table-cell office:value-type="string" office:string-value="insert into empresas (nombre) values ('TURISMO CENTINELA');" table:formula="of:=CONCATENATE([.$B$1];[.A3221];[.$C$1])" table:style-name="ce1">
            <text:p>insert into empresas (nombre) values ('TURISMO CENTINE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CENTURION</text:p>
          </table:table-cell>
          <table:table-cell office:value-type="string" office:string-value="insert into empresas (nombre) values ('TURISMO CENTURION');" table:formula="of:=CONCATENATE([.$B$1];[.A3222];[.$C$1])" table:style-name="ce1">
            <text:p>insert into empresas (nombre) values ('TURISMO CENTUR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CHIPOLINI</text:p>
          </table:table-cell>
          <table:table-cell office:value-type="string" office:string-value="insert into empresas (nombre) values ('TURISMO CHIPOLINI');" table:formula="of:=CONCATENATE([.$B$1];[.A3223];[.$C$1])" table:style-name="ce1">
            <text:p>insert into empresas (nombre) values ('TURISMO CHIPOLIN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CIUCIO</text:p>
          </table:table-cell>
          <table:table-cell office:value-type="string" office:string-value="insert into empresas (nombre) values ('TURISMO CIUCIO');" table:formula="of:=CONCATENATE([.$B$1];[.A3224];[.$C$1])" table:style-name="ce1">
            <text:p>insert into empresas (nombre) values ('TURISMO CIUC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CIV</text:p>
          </table:table-cell>
          <table:table-cell office:value-type="string" office:string-value="insert into empresas (nombre) values ('TURISMO CIV');" table:formula="of:=CONCATENATE([.$B$1];[.A3225];[.$C$1])" table:style-name="ce1">
            <text:p>insert into empresas (nombre) values ('TURISMO CIV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CLAUDIO</text:p>
          </table:table-cell>
          <table:table-cell office:value-type="string" office:string-value="insert into empresas (nombre) values ('TURISMO CLAUDIO');" table:formula="of:=CONCATENATE([.$B$1];[.A3226];[.$C$1])" table:style-name="ce1">
            <text:p>insert into empresas (nombre) values ('TURISMO CLAUD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CLAVEL</text:p>
          </table:table-cell>
          <table:table-cell office:value-type="string" office:string-value="insert into empresas (nombre) values ('TURISMO CLAVEL');" table:formula="of:=CONCATENATE([.$B$1];[.A3227];[.$C$1])" table:style-name="ce1">
            <text:p>insert into empresas (nombre) values ('TURISMO CL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CORONEL</text:p>
          </table:table-cell>
          <table:table-cell office:value-type="string" office:string-value="insert into empresas (nombre) values ('TURISMO CORONEL');" table:formula="of:=CONCATENATE([.$B$1];[.A3228];[.$C$1])" table:style-name="ce1">
            <text:p>insert into empresas (nombre) values ('TURISMO CORON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COSTA</text:p>
          </table:table-cell>
          <table:table-cell office:value-type="string" office:string-value="insert into empresas (nombre) values ('TURISMO COSTA');" table:formula="of:=CONCATENATE([.$B$1];[.A3229];[.$C$1])" table:style-name="ce1">
            <text:p>insert into empresas (nombre) values ('TURISMO COS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COSTA AZUL</text:p>
          </table:table-cell>
          <table:table-cell office:value-type="string" office:string-value="insert into empresas (nombre) values ('TURISMO COSTA AZUL');" table:formula="of:=CONCATENATE([.$B$1];[.A3230];[.$C$1])" table:style-name="ce1">
            <text:p>insert into empresas (nombre) values ('TURISMO COSTA AZU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CREA</text:p>
          </table:table-cell>
          <table:table-cell office:value-type="string" office:string-value="insert into empresas (nombre) values ('TURISMO CREA');" table:formula="of:=CONCATENATE([.$B$1];[.A3231];[.$C$1])" table:style-name="ce1">
            <text:p>insert into empresas (nombre) values ('TURISMO CRE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CRISMAR LTA</text:p>
          </table:table-cell>
          <table:table-cell office:value-type="string" office:string-value="insert into empresas (nombre) values ('TURISMO CRISMAR LTA');" table:formula="of:=CONCATENATE([.$B$1];[.A3232];[.$C$1])" table:style-name="ce1">
            <text:p>insert into empresas (nombre) values ('TURISMO CRISMAR L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DAY -JU SRL</text:p>
          </table:table-cell>
          <table:table-cell office:value-type="string" office:string-value="insert into empresas (nombre) values ('TURISMO DAY -JU SRL');" table:formula="of:=CONCATENATE([.$B$1];[.A3233];[.$C$1])" table:style-name="ce1">
            <text:p>insert into empresas (nombre) values ('TURISMO DAY -JU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DE LA PARRA</text:p>
          </table:table-cell>
          <table:table-cell office:value-type="string" office:string-value="insert into empresas (nombre) values ('TURISMO DE LA PARRA');" table:formula="of:=CONCATENATE([.$B$1];[.A3234];[.$C$1])" table:style-name="ce1">
            <text:p>insert into empresas (nombre) values ('TURISMO DE LA PAR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DE LOS RIOS</text:p>
          </table:table-cell>
          <table:table-cell office:value-type="string" office:string-value="insert into empresas (nombre) values ('TURISMO DE LOS RIOS');" table:formula="of:=CONCATENATE([.$B$1];[.A3235];[.$C$1])" table:style-name="ce1">
            <text:p>insert into empresas (nombre) values ('TURISMO DE LOS RI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DEL ROSARIO</text:p>
          </table:table-cell>
          <table:table-cell office:value-type="string" office:string-value="insert into empresas (nombre) values ('TURISMO DEL ROSARIO');" table:formula="of:=CONCATENATE([.$B$1];[.A3236];[.$C$1])" table:style-name="ce1">
            <text:p>insert into empresas (nombre) values ('TURISMO DEL ROSAR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DEL SOL</text:p>
          </table:table-cell>
          <table:table-cell office:value-type="string" office:string-value="insert into empresas (nombre) values ('TURISMO DEL SOL');" table:formula="of:=CONCATENATE([.$B$1];[.A3237];[.$C$1])" table:style-name="ce1">
            <text:p>insert into empresas (nombre) values ('TURISMO DEL SO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DEL SUR</text:p>
          </table:table-cell>
          <table:table-cell office:value-type="string" office:string-value="insert into empresas (nombre) values ('TURISMO DEL SUR');" table:formula="of:=CONCATENATE([.$B$1];[.A3238];[.$C$1])" table:style-name="ce1">
            <text:p>insert into empresas (nombre) values ('TURISMO DE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DENILDE</text:p>
          </table:table-cell>
          <table:table-cell office:value-type="string" office:string-value="insert into empresas (nombre) values ('TURISMO DENILDE');" table:formula="of:=CONCATENATE([.$B$1];[.A3239];[.$C$1])" table:style-name="ce1">
            <text:p>insert into empresas (nombre) values ('TURISMO DENILD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DIAZ</text:p>
          </table:table-cell>
          <table:table-cell office:value-type="string" office:string-value="insert into empresas (nombre) values ('TURISMO DIAZ');" table:formula="of:=CONCATENATE([.$B$1];[.A3240];[.$C$1])" table:style-name="ce1">
            <text:p>insert into empresas (nombre) values ('TURISMO DIA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EDUARDO ARRIAGADA</text:p>
          </table:table-cell>
          <table:table-cell office:value-type="string" office:string-value="insert into empresas (nombre) values ('TURISMO EDUARDO ARRIAGADA');" table:formula="of:=CONCATENATE([.$B$1];[.A3241];[.$C$1])" table:style-name="ce1">
            <text:p>insert into empresas (nombre) values ('TURISMO EDUARDO ARRIAGA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EIRELI</text:p>
          </table:table-cell>
          <table:table-cell office:value-type="string" office:string-value="insert into empresas (nombre) values ('TURISMO EIRELI');" table:formula="of:=CONCATENATE([.$B$1];[.A3242];[.$C$1])" table:style-name="ce1">
            <text:p>insert into empresas (nombre) values ('TURISMO EIREL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EJU</text:p>
          </table:table-cell>
          <table:table-cell office:value-type="string" office:string-value="insert into empresas (nombre) values ('TURISMO EJU');" table:formula="of:=CONCATENATE([.$B$1];[.A3243];[.$C$1])" table:style-name="ce1">
            <text:p>insert into empresas (nombre) values ('TURISMO EJU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EL CAMINANTE</text:p>
          </table:table-cell>
          <table:table-cell office:value-type="string" office:string-value="insert into empresas (nombre) values ('TURISMO EL CAMINANTE');" table:formula="of:=CONCATENATE([.$B$1];[.A3244];[.$C$1])" table:style-name="ce1">
            <text:p>insert into empresas (nombre) values ('TURISMO EL CAMINAN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EL LIBERTADOR LTDA</text:p>
          </table:table-cell>
          <table:table-cell office:value-type="string" office:string-value="insert into empresas (nombre) values ('TURISMO EL LIBERTADOR LTDA');" table:formula="of:=CONCATENATE([.$B$1];[.A3245];[.$C$1])" table:style-name="ce1">
            <text:p>insert into empresas (nombre) values ('TURISMO EL LIBERTADOR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EL PAMPA</text:p>
          </table:table-cell>
          <table:table-cell office:value-type="string" office:string-value="insert into empresas (nombre) values ('TURISMO EL PAMPA');" table:formula="of:=CONCATENATE([.$B$1];[.A3246];[.$C$1])" table:style-name="ce1">
            <text:p>insert into empresas (nombre) values ('TURISMO EL PAMP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EN SUEÑO</text:p>
          </table:table-cell>
          <table:table-cell office:value-type="string" office:string-value="insert into empresas (nombre) values ('TURISMO EN SUEÑO');" table:formula="of:=CONCATENATE([.$B$1];[.A3247];[.$C$1])" table:style-name="ce1">
            <text:p>insert into empresas (nombre) values ('TURISMO EN SUEÑ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ESTILO</text:p>
          </table:table-cell>
          <table:table-cell office:value-type="string" office:string-value="insert into empresas (nombre) values ('TURISMO ESTILO');" table:formula="of:=CONCATENATE([.$B$1];[.A3248];[.$C$1])" table:style-name="ce1">
            <text:p>insert into empresas (nombre) values ('TURISMO ESTI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EXPLORA SUR</text:p>
          </table:table-cell>
          <table:table-cell office:value-type="string" office:string-value="insert into empresas (nombre) values ('TURISMO EXPLORA SUR');" table:formula="of:=CONCATENATE([.$B$1];[.A3249];[.$C$1])" table:style-name="ce1">
            <text:p>insert into empresas (nombre) values ('TURISMO EXPLORA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EXTREMO</text:p>
          </table:table-cell>
          <table:table-cell office:value-type="string" office:string-value="insert into empresas (nombre) values ('TURISMO EXTREMO');" table:formula="of:=CONCATENATE([.$B$1];[.A3250];[.$C$1])" table:style-name="ce1">
            <text:p>insert into empresas (nombre) values ('TURISMO EXTRE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FELCOTUR</text:p>
          </table:table-cell>
          <table:table-cell office:value-type="string" office:string-value="insert into empresas (nombre) values ('TURISMO FELCOTUR');" table:formula="of:=CONCATENATE([.$B$1];[.A3251];[.$C$1])" table:style-name="ce1">
            <text:p>insert into empresas (nombre) values ('TURISMO FELCO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FERREIRA SA</text:p>
          </table:table-cell>
          <table:table-cell office:value-type="string" office:string-value="insert into empresas (nombre) values ('TURISMO FERREIRA SA');" table:formula="of:=CONCATENATE([.$B$1];[.A3252];[.$C$1])" table:style-name="ce1">
            <text:p>insert into empresas (nombre) values ('TURISMO FERREIRA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FRANCO</text:p>
          </table:table-cell>
          <table:table-cell office:value-type="string" office:string-value="insert into empresas (nombre) values ('TURISMO FRANCO');" table:formula="of:=CONCATENATE([.$B$1];[.A3253];[.$C$1])" table:style-name="ce1">
            <text:p>insert into empresas (nombre) values ('TURISMO FRAN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FRANK</text:p>
          </table:table-cell>
          <table:table-cell office:value-type="string" office:string-value="insert into empresas (nombre) values ('TURISMO FRANK');" table:formula="of:=CONCATENATE([.$B$1];[.A3254];[.$C$1])" table:style-name="ce1">
            <text:p>insert into empresas (nombre) values ('TURISMO FRANK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FREDES</text:p>
          </table:table-cell>
          <table:table-cell office:value-type="string" office:string-value="insert into empresas (nombre) values ('TURISMO FREDES');" table:formula="of:=CONCATENATE([.$B$1];[.A3255];[.$C$1])" table:style-name="ce1">
            <text:p>insert into empresas (nombre) values ('TURISMO FRED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GALIOTTO S.R.L</text:p>
          </table:table-cell>
          <table:table-cell office:value-type="string" office:string-value="insert into empresas (nombre) values ('TURISMO GALIOTTO S.R.L');" table:formula="of:=CONCATENATE([.$B$1];[.A3256];[.$C$1])" table:style-name="ce1">
            <text:p>insert into empresas (nombre) values ('TURISMO GALIOTTO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GARAY</text:p>
          </table:table-cell>
          <table:table-cell office:value-type="string" office:string-value="insert into empresas (nombre) values ('TURISMO GARAY');" table:formula="of:=CONCATENATE([.$B$1];[.A3257];[.$C$1])" table:style-name="ce1">
            <text:p>insert into empresas (nombre) values ('TURISMO GARA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GARCIA</text:p>
          </table:table-cell>
          <table:table-cell office:value-type="string" office:string-value="insert into empresas (nombre) values ('TURISMO GARCIA');" table:formula="of:=CONCATENATE([.$B$1];[.A3258];[.$C$1])" table:style-name="ce1">
            <text:p>insert into empresas (nombre) values ('TURISMO GARC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GASPAR</text:p>
          </table:table-cell>
          <table:table-cell office:value-type="string" office:string-value="insert into empresas (nombre) values ('TURISMO GASPAR');" table:formula="of:=CONCATENATE([.$B$1];[.A3259];[.$C$1])" table:style-name="ce1">
            <text:p>insert into empresas (nombre) values ('TURISMO GASP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GC</text:p>
          </table:table-cell>
          <table:table-cell office:value-type="string" office:string-value="insert into empresas (nombre) values ('TURISMO GC');" table:formula="of:=CONCATENATE([.$B$1];[.A3260];[.$C$1])" table:style-name="ce1">
            <text:p>insert into empresas (nombre) values ('TURISMO G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GEO SUR</text:p>
          </table:table-cell>
          <table:table-cell office:value-type="string" office:string-value="insert into empresas (nombre) values ('TURISMO GEO SUR');" table:formula="of:=CONCATENATE([.$B$1];[.A3261];[.$C$1])" table:style-name="ce1">
            <text:p>insert into empresas (nombre) values ('TURISMO GEO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GLOBAL</text:p>
          </table:table-cell>
          <table:table-cell office:value-type="string" office:string-value="insert into empresas (nombre) values ('TURISMO GLOBAL');" table:formula="of:=CONCATENATE([.$B$1];[.A3262];[.$C$1])" table:style-name="ce1">
            <text:p>insert into empresas (nombre) values ('TURISMO GLOB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GOÑI E HIJOS S.A</text:p>
          </table:table-cell>
          <table:table-cell office:value-type="string" office:string-value="insert into empresas (nombre) values ('TURISMO GOÑI E HIJOS S.A');" table:formula="of:=CONCATENATE([.$B$1];[.A3263];[.$C$1])" table:style-name="ce1">
            <text:p>insert into empresas (nombre) values ('TURISMO GOÑI E HIJOS S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GONZALEZ BUS</text:p>
          </table:table-cell>
          <table:table-cell office:value-type="string" office:string-value="insert into empresas (nombre) values ('TURISMO GONZALEZ BUS');" table:formula="of:=CONCATENATE([.$B$1];[.A3264];[.$C$1])" table:style-name="ce1">
            <text:p>insert into empresas (nombre) values ('TURISMO GONZALEZ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GRAN NEVADA</text:p>
          </table:table-cell>
          <table:table-cell office:value-type="string" office:string-value="insert into empresas (nombre) values ('TURISMO GRAN NEVADA');" table:formula="of:=CONCATENATE([.$B$1];[.A3265];[.$C$1])" table:style-name="ce1">
            <text:p>insert into empresas (nombre) values ('TURISMO GRAN NEVA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GRIMAL</text:p>
          </table:table-cell>
          <table:table-cell office:value-type="string" office:string-value="insert into empresas (nombre) values ('TURISMO GRIMAL');" table:formula="of:=CONCATENATE([.$B$1];[.A3266];[.$C$1])" table:style-name="ce1">
            <text:p>insert into empresas (nombre) values ('TURISMO GRIM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HAHN</text:p>
          </table:table-cell>
          <table:table-cell office:value-type="string" office:string-value="insert into empresas (nombre) values ('TURISMO HAHN');" table:formula="of:=CONCATENATE([.$B$1];[.A3267];[.$C$1])" table:style-name="ce1">
            <text:p>insert into empresas (nombre) values ('TURISMO HAH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HECTOR Y ELVIO BERTORELLO SRL</text:p>
          </table:table-cell>
          <table:table-cell office:value-type="string" office:string-value="insert into empresas (nombre) values ('TURISMO HECTOR Y ELVIO BERTORELLO SRL');" table:formula="of:=CONCATENATE([.$B$1];[.A3268];[.$C$1])" table:style-name="ce1">
            <text:p>insert into empresas (nombre) values ('TURISMO HECTOR Y ELVIO BERTORELLO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HG</text:p>
          </table:table-cell>
          <table:table-cell office:value-type="string" office:string-value="insert into empresas (nombre) values ('TURISMO HG');" table:formula="of:=CONCATENATE([.$B$1];[.A3269];[.$C$1])" table:style-name="ce1">
            <text:p>insert into empresas (nombre) values ('TURISMO HG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HIDALGO</text:p>
          </table:table-cell>
          <table:table-cell office:value-type="string" office:string-value="insert into empresas (nombre) values ('TURISMO HIDALGO');" table:formula="of:=CONCATENATE([.$B$1];[.A3270];[.$C$1])" table:style-name="ce1">
            <text:p>insert into empresas (nombre) values ('TURISMO HIDALG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HORLI S.R.L</text:p>
          </table:table-cell>
          <table:table-cell office:value-type="string" office:string-value="insert into empresas (nombre) values ('TURISMO HORLI S.R.L');" table:formula="of:=CONCATENATE([.$B$1];[.A3271];[.$C$1])" table:style-name="ce1">
            <text:p>insert into empresas (nombre) values ('TURISMO HORLI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ILUSION</text:p>
          </table:table-cell>
          <table:table-cell office:value-type="string" office:string-value="insert into empresas (nombre) values ('TURISMO ILUSION');" table:formula="of:=CONCATENATE([.$B$1];[.A3272];[.$C$1])" table:style-name="ce1">
            <text:p>insert into empresas (nombre) values ('TURISMO ILUS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INCAN</text:p>
          </table:table-cell>
          <table:table-cell office:value-type="string" office:string-value="insert into empresas (nombre) values ('TURISMO INCAN');" table:formula="of:=CONCATENATE([.$B$1];[.A3273];[.$C$1])" table:style-name="ce1">
            <text:p>insert into empresas (nombre) values ('TURISMO INC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INTEGRAL PATAGONICO</text:p>
          </table:table-cell>
          <table:table-cell office:value-type="string" office:string-value="insert into empresas (nombre) values ('TURISMO INTEGRAL PATAGONICO');" table:formula="of:=CONCATENATE([.$B$1];[.A3274];[.$C$1])" table:style-name="ce1">
            <text:p>insert into empresas (nombre) values ('TURISMO INTEGRAL PATAGONI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JAI</text:p>
          </table:table-cell>
          <table:table-cell office:value-type="string" office:string-value="insert into empresas (nombre) values ('TURISMO JAI');" table:formula="of:=CONCATENATE([.$B$1];[.A3275];[.$C$1])" table:style-name="ce1">
            <text:p>insert into empresas (nombre) values ('TURISMO JA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JAM</text:p>
          </table:table-cell>
          <table:table-cell office:value-type="string" office:string-value="insert into empresas (nombre) values ('TURISMO JAM');" table:formula="of:=CONCATENATE([.$B$1];[.A3276];[.$C$1])" table:style-name="ce1">
            <text:p>insert into empresas (nombre) values ('TURISMO JA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JAO</text:p>
          </table:table-cell>
          <table:table-cell office:value-type="string" office:string-value="insert into empresas (nombre) values ('TURISMO JAO');" table:formula="of:=CONCATENATE([.$B$1];[.A3277];[.$C$1])" table:style-name="ce1">
            <text:p>insert into empresas (nombre) values ('TURISMO JA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JOSE GONZALEZ</text:p>
          </table:table-cell>
          <table:table-cell office:value-type="string" office:string-value="insert into empresas (nombre) values ('TURISMO JOSE GONZALEZ');" table:formula="of:=CONCATENATE([.$B$1];[.A3278];[.$C$1])" table:style-name="ce1">
            <text:p>insert into empresas (nombre) values ('TURISMO JOSE GONZAL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JUAREZ</text:p>
          </table:table-cell>
          <table:table-cell office:value-type="string" office:string-value="insert into empresas (nombre) values ('TURISMO JUAREZ');" table:formula="of:=CONCATENATE([.$B$1];[.A3279];[.$C$1])" table:style-name="ce1">
            <text:p>insert into empresas (nombre) values ('TURISMO JUAR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KATIANA</text:p>
          </table:table-cell>
          <table:table-cell office:value-type="string" office:string-value="insert into empresas (nombre) values ('TURISMO KATIANA');" table:formula="of:=CONCATENATE([.$B$1];[.A3280];[.$C$1])" table:style-name="ce1">
            <text:p>insert into empresas (nombre) values ('TURISMO KATIA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LA PLATA</text:p>
          </table:table-cell>
          <table:table-cell office:value-type="string" office:string-value="insert into empresas (nombre) values ('TURISMO LA PLATA');" table:formula="of:=CONCATENATE([.$B$1];[.A3281];[.$C$1])" table:style-name="ce1">
            <text:p>insert into empresas (nombre) values ('TURISMO LA PLA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LA PRIDA</text:p>
          </table:table-cell>
          <table:table-cell office:value-type="string" office:string-value="insert into empresas (nombre) values ('TURISMO LA PRIDA');" table:formula="of:=CONCATENATE([.$B$1];[.A3282];[.$C$1])" table:style-name="ce1">
            <text:p>insert into empresas (nombre) values ('TURISMO LA PRI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LA QUEBRADA</text:p>
          </table:table-cell>
          <table:table-cell office:value-type="string" office:string-value="insert into empresas (nombre) values ('TURISMO LA QUEBRADA');" table:formula="of:=CONCATENATE([.$B$1];[.A3283];[.$C$1])" table:style-name="ce1">
            <text:p>insert into empresas (nombre) values ('TURISMO LA QUEBRA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LABORAL</text:p>
          </table:table-cell>
          <table:table-cell office:value-type="string" office:string-value="insert into empresas (nombre) values ('TURISMO LABORAL');" table:formula="of:=CONCATENATE([.$B$1];[.A3284];[.$C$1])" table:style-name="ce1">
            <text:p>insert into empresas (nombre) values ('TURISMO LABOR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LAGASSA S.R.L</text:p>
          </table:table-cell>
          <table:table-cell office:value-type="string" office:string-value="insert into empresas (nombre) values ('TURISMO LAGASSA S.R.L');" table:formula="of:=CONCATENATE([.$B$1];[.A3285];[.$C$1])" table:style-name="ce1">
            <text:p>insert into empresas (nombre) values ('TURISMO LAGASSA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LAGOS DE SUR</text:p>
          </table:table-cell>
          <table:table-cell office:value-type="string" office:string-value="insert into empresas (nombre) values ('TURISMO LAGOS DE SUR');" table:formula="of:=CONCATENATE([.$B$1];[.A3286];[.$C$1])" table:style-name="ce1">
            <text:p>insert into empresas (nombre) values ('TURISMO LAGOS DE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LAMBET</text:p>
          </table:table-cell>
          <table:table-cell office:value-type="string" office:string-value="insert into empresas (nombre) values ('TURISMO LAMBET');" table:formula="of:=CONCATENATE([.$B$1];[.A3287];[.$C$1])" table:style-name="ce1">
            <text:p>insert into empresas (nombre) values ('TURISMO LAMBE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LANIN</text:p>
          </table:table-cell>
          <table:table-cell office:value-type="string" office:string-value="insert into empresas (nombre) values ('TURISMO LANIN');" table:formula="of:=CONCATENATE([.$B$1];[.A3288];[.$C$1])" table:style-name="ce1">
            <text:p>insert into empresas (nombre) values ('TURISMO LAN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LAS LUNAS</text:p>
          </table:table-cell>
          <table:table-cell office:value-type="string" office:string-value="insert into empresas (nombre) values ('TURISMO LAS LUNAS');" table:formula="of:=CONCATENATE([.$B$1];[.A3289];[.$C$1])" table:style-name="ce1">
            <text:p>insert into empresas (nombre) values ('TURISMO LAS LUN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LAS RODRIGUEZ</text:p>
          </table:table-cell>
          <table:table-cell office:value-type="string" office:string-value="insert into empresas (nombre) values ('TURISMO LAS RODRIGUEZ');" table:formula="of:=CONCATENATE([.$B$1];[.A3290];[.$C$1])" table:style-name="ce1">
            <text:p>insert into empresas (nombre) values ('TURISMO LAS RODRIGU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LAURI</text:p>
          </table:table-cell>
          <table:table-cell office:value-type="string" office:string-value="insert into empresas (nombre) values ('TURISMO LAURI');" table:formula="of:=CONCATENATE([.$B$1];[.A3291];[.$C$1])" table:style-name="ce1">
            <text:p>insert into empresas (nombre) values ('TURISMO LAUR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LAZO</text:p>
          </table:table-cell>
          <table:table-cell office:value-type="string" office:string-value="insert into empresas (nombre) values ('TURISMO LAZO');" table:formula="of:=CONCATENATE([.$B$1];[.A3292];[.$C$1])" table:style-name="ce1">
            <text:p>insert into empresas (nombre) values ('TURISMO LAZ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LITORAL SRL</text:p>
          </table:table-cell>
          <table:table-cell office:value-type="string" office:string-value="insert into empresas (nombre) values ('TURISMO LITORAL SRL');" table:formula="of:=CONCATENATE([.$B$1];[.A3293];[.$C$1])" table:style-name="ce1">
            <text:p>insert into empresas (nombre) values ('TURISMO LITORAL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LLAO LLAO</text:p>
          </table:table-cell>
          <table:table-cell office:value-type="string" office:string-value="insert into empresas (nombre) values ('TURISMO LLAO LLAO');" table:formula="of:=CONCATENATE([.$B$1];[.A3294];[.$C$1])" table:style-name="ce1">
            <text:p>insert into empresas (nombre) values ('TURISMO LLAO LLA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LLEUJO</text:p>
          </table:table-cell>
          <table:table-cell office:value-type="string" office:string-value="insert into empresas (nombre) values ('TURISMO LLEUJO');" table:formula="of:=CONCATENATE([.$B$1];[.A3295];[.$C$1])" table:style-name="ce1">
            <text:p>insert into empresas (nombre) values ('TURISMO LLEUJ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LOS AMIGOS</text:p>
          </table:table-cell>
          <table:table-cell office:value-type="string" office:string-value="insert into empresas (nombre) values ('TURISMO LOS AMIGOS');" table:formula="of:=CONCATENATE([.$B$1];[.A3296];[.$C$1])" table:style-name="ce1">
            <text:p>insert into empresas (nombre) values ('TURISMO LOS AMIG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LOS ANGELES</text:p>
          </table:table-cell>
          <table:table-cell office:value-type="string" office:string-value="insert into empresas (nombre) values ('TURISMO LOS ANGELES');" table:formula="of:=CONCATENATE([.$B$1];[.A3297];[.$C$1])" table:style-name="ce1">
            <text:p>insert into empresas (nombre) values ('TURISMO LOS ANGEL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LUIS CORONEL</text:p>
          </table:table-cell>
          <table:table-cell office:value-type="string" office:string-value="insert into empresas (nombre) values ('TURISMO LUIS CORONEL');" table:formula="of:=CONCATENATE([.$B$1];[.A3298];[.$C$1])" table:style-name="ce1">
            <text:p>insert into empresas (nombre) values ('TURISMO LUIS CORON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LUJAN</text:p>
          </table:table-cell>
          <table:table-cell office:value-type="string" office:string-value="insert into empresas (nombre) values ('TURISMO LUJAN');" table:formula="of:=CONCATENATE([.$B$1];[.A3299];[.$C$1])" table:style-name="ce1">
            <text:p>insert into empresas (nombre) values ('TURISMO LUJ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M.O.H.</text:p>
          </table:table-cell>
          <table:table-cell office:value-type="string" office:string-value="insert into empresas (nombre) values ('TURISMO M.O.H.');" table:formula="of:=CONCATENATE([.$B$1];[.A3300];[.$C$1])" table:style-name="ce1">
            <text:p>insert into empresas (nombre) values ('TURISMO M.O.H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MAIPU</text:p>
          </table:table-cell>
          <table:table-cell office:value-type="string" office:string-value="insert into empresas (nombre) values ('TURISMO MAIPU');" table:formula="of:=CONCATENATE([.$B$1];[.A3301];[.$C$1])" table:style-name="ce1">
            <text:p>insert into empresas (nombre) values ('TURISMO MAIPU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MAJOBER</text:p>
          </table:table-cell>
          <table:table-cell office:value-type="string" office:string-value="insert into empresas (nombre) values ('TURISMO MAJOBER');" table:formula="of:=CONCATENATE([.$B$1];[.A3302];[.$C$1])" table:style-name="ce1">
            <text:p>insert into empresas (nombre) values ('TURISMO MAJOB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MARIANO SRL</text:p>
          </table:table-cell>
          <table:table-cell office:value-type="string" office:string-value="insert into empresas (nombre) values ('TURISMO MARIANO SRL');" table:formula="of:=CONCATENATE([.$B$1];[.A3303];[.$C$1])" table:style-name="ce1">
            <text:p>insert into empresas (nombre) values ('TURISMO MARIANO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MARTIN</text:p>
          </table:table-cell>
          <table:table-cell office:value-type="string" office:string-value="insert into empresas (nombre) values ('TURISMO MARTIN');" table:formula="of:=CONCATENATE([.$B$1];[.A3304];[.$C$1])" table:style-name="ce1">
            <text:p>insert into empresas (nombre) values ('TURISMO MART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MERCEDES</text:p>
          </table:table-cell>
          <table:table-cell office:value-type="string" office:string-value="insert into empresas (nombre) values ('TURISMO MERCEDES');" table:formula="of:=CONCATENATE([.$B$1];[.A3305];[.$C$1])" table:style-name="ce1">
            <text:p>insert into empresas (nombre) values ('TURISMO MERCED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MIRASOL</text:p>
          </table:table-cell>
          <table:table-cell office:value-type="string" office:string-value="insert into empresas (nombre) values ('TURISMO MIRASOL');" table:formula="of:=CONCATENATE([.$B$1];[.A3306];[.$C$1])" table:style-name="ce1">
            <text:p>insert into empresas (nombre) values ('TURISMO MIRASO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NEHUEN</text:p>
          </table:table-cell>
          <table:table-cell office:value-type="string" office:string-value="insert into empresas (nombre) values ('TURISMO NEHUEN');" table:formula="of:=CONCATENATE([.$B$1];[.A3307];[.$C$1])" table:style-name="ce1">
            <text:p>insert into empresas (nombre) values ('TURISMO NEHU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NUEVA ASENJO SRL</text:p>
          </table:table-cell>
          <table:table-cell office:value-type="string" office:string-value="insert into empresas (nombre) values ('TURISMO NUEVA ASENJO SRL');" table:formula="of:=CONCATENATE([.$B$1];[.A3308];[.$C$1])" table:style-name="ce1">
            <text:p>insert into empresas (nombre) values ('TURISMO NUEVA ASENJO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OCOHA</text:p>
          </table:table-cell>
          <table:table-cell office:value-type="string" office:string-value="insert into empresas (nombre) values ('TURISMO OCOHA');" table:formula="of:=CONCATENATE([.$B$1];[.A3309];[.$C$1])" table:style-name="ce1">
            <text:p>insert into empresas (nombre) values ('TURISMO OCOH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ORBENES</text:p>
          </table:table-cell>
          <table:table-cell office:value-type="string" office:string-value="insert into empresas (nombre) values ('TURISMO ORBENES');" table:formula="of:=CONCATENATE([.$B$1];[.A3310];[.$C$1])" table:style-name="ce1">
            <text:p>insert into empresas (nombre) values ('TURISMO ORBEN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PALAVECINO</text:p>
          </table:table-cell>
          <table:table-cell office:value-type="string" office:string-value="insert into empresas (nombre) values ('TURISMO PALAVECINO');" table:formula="of:=CONCATENATE([.$B$1];[.A3311];[.$C$1])" table:style-name="ce1">
            <text:p>insert into empresas (nombre) values ('TURISMO PALAVECI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PALLAMARES</text:p>
          </table:table-cell>
          <table:table-cell office:value-type="string" office:string-value="insert into empresas (nombre) values ('TURISMO PALLAMARES');" table:formula="of:=CONCATENATE([.$B$1];[.A3312];[.$C$1])" table:style-name="ce1">
            <text:p>insert into empresas (nombre) values ('TURISMO PALLAMAR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PATAGONIA</text:p>
          </table:table-cell>
          <table:table-cell office:value-type="string" office:string-value="insert into empresas (nombre) values ('TURISMO PATAGONIA');" table:formula="of:=CONCATENATE([.$B$1];[.A3313];[.$C$1])" table:style-name="ce1">
            <text:p>insert into empresas (nombre) values ('TURISMO PATAGON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PATAGONIA ANDINA</text:p>
          </table:table-cell>
          <table:table-cell office:value-type="string" office:string-value="insert into empresas (nombre) values ('TURISMO PATAGONIA ANDINA');" table:formula="of:=CONCATENATE([.$B$1];[.A3314];[.$C$1])" table:style-name="ce1">
            <text:p>insert into empresas (nombre) values ('TURISMO PATAGONIA ANDI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PATRICIO</text:p>
          </table:table-cell>
          <table:table-cell office:value-type="string" office:string-value="insert into empresas (nombre) values ('TURISMO PATRICIO');" table:formula="of:=CONCATENATE([.$B$1];[.A3315];[.$C$1])" table:style-name="ce1">
            <text:p>insert into empresas (nombre) values ('TURISMO PATRIC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PILAR</text:p>
          </table:table-cell>
          <table:table-cell office:value-type="string" office:string-value="insert into empresas (nombre) values ('TURISMO PILAR');" table:formula="of:=CONCATENATE([.$B$1];[.A3316];[.$C$1])" table:style-name="ce1">
            <text:p>insert into empresas (nombre) values ('TURISMO PIL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PRESIDENTE</text:p>
          </table:table-cell>
          <table:table-cell office:value-type="string" office:string-value="insert into empresas (nombre) values ('TURISMO PRESIDENTE');" table:formula="of:=CONCATENATE([.$B$1];[.A3317];[.$C$1])" table:style-name="ce1">
            <text:p>insert into empresas (nombre) values ('TURISMO PRESIDEN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PUNUCAPA</text:p>
          </table:table-cell>
          <table:table-cell office:value-type="string" office:string-value="insert into empresas (nombre) values ('TURISMO PUNUCAPA');" table:formula="of:=CONCATENATE([.$B$1];[.A3318];[.$C$1])" table:style-name="ce1">
            <text:p>insert into empresas (nombre) values ('TURISMO PUNUCAP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QUELY</text:p>
          </table:table-cell>
          <table:table-cell office:value-type="string" office:string-value="insert into empresas (nombre) values ('TURISMO QUELY');" table:formula="of:=CONCATENATE([.$B$1];[.A3319];[.$C$1])" table:style-name="ce1">
            <text:p>insert into empresas (nombre) values ('TURISMO QUEL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QUINCHAMALI</text:p>
          </table:table-cell>
          <table:table-cell office:value-type="string" office:string-value="insert into empresas (nombre) values ('TURISMO QUINCHAMALI');" table:formula="of:=CONCATENATE([.$B$1];[.A3320];[.$C$1])" table:style-name="ce1">
            <text:p>insert into empresas (nombre) values ('TURISMO QUINCHAMAL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RAFAEL</text:p>
          </table:table-cell>
          <table:table-cell office:value-type="string" office:string-value="insert into empresas (nombre) values ('TURISMO RAFAEL');" table:formula="of:=CONCATENATE([.$B$1];[.A3321];[.$C$1])" table:style-name="ce1">
            <text:p>insert into empresas (nombre) values ('TURISMO RAFA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RAICES DEL BIO BIO</text:p>
          </table:table-cell>
          <table:table-cell office:value-type="string" office:string-value="insert into empresas (nombre) values ('TURISMO RAICES DEL BIO BIO');" table:formula="of:=CONCATENATE([.$B$1];[.A3322];[.$C$1])" table:style-name="ce1">
            <text:p>insert into empresas (nombre) values ('TURISMO RAICES DEL BIO B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RAULITO</text:p>
          </table:table-cell>
          <table:table-cell office:value-type="string" office:string-value="insert into empresas (nombre) values ('TURISMO RAULITO');" table:formula="of:=CONCATENATE([.$B$1];[.A3323];[.$C$1])" table:style-name="ce1">
            <text:p>insert into empresas (nombre) values ('TURISMO RAULI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RAYEN</text:p>
          </table:table-cell>
          <table:table-cell office:value-type="string" office:string-value="insert into empresas (nombre) values ('TURISMO RAYEN');" table:formula="of:=CONCATENATE([.$B$1];[.A3324];[.$C$1])" table:style-name="ce1">
            <text:p>insert into empresas (nombre) values ('TURISMO RAY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RIKAR</text:p>
          </table:table-cell>
          <table:table-cell office:value-type="string" office:string-value="insert into empresas (nombre) values ('TURISMO RIKAR');" table:formula="of:=CONCATENATE([.$B$1];[.A3325];[.$C$1])" table:style-name="ce1">
            <text:p>insert into empresas (nombre) values ('TURISMO RIK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RIO</text:p>
          </table:table-cell>
          <table:table-cell office:value-type="string" office:string-value="insert into empresas (nombre) values ('TURISMO RIO');" table:formula="of:=CONCATENATE([.$B$1];[.A3326];[.$C$1])" table:style-name="ce1">
            <text:p>insert into empresas (nombre) values ('TURISMO R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RIO DE LA PLATA S.A.</text:p>
          </table:table-cell>
          <table:table-cell office:value-type="string" office:string-value="insert into empresas (nombre) values ('TURISMO RIO DE LA PLATA S.A.');" table:formula="of:=CONCATENATE([.$B$1];[.A3327];[.$C$1])" table:style-name="ce1">
            <text:p>insert into empresas (nombre) values ('TURISMO RIO DE LA PLATA S.A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RIO NEGRO</text:p>
          </table:table-cell>
          <table:table-cell office:value-type="string" office:string-value="insert into empresas (nombre) values ('TURISMO RIO NEGRO');" table:formula="of:=CONCATENATE([.$B$1];[.A3328];[.$C$1])" table:style-name="ce1">
            <text:p>insert into empresas (nombre) values ('TURISMO RIO NEG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RIO PARAGUAY</text:p>
          </table:table-cell>
          <table:table-cell office:value-type="string" office:string-value="insert into empresas (nombre) values ('TURISMO RIO PARAGUAY');" table:formula="of:=CONCATENATE([.$B$1];[.A3329];[.$C$1])" table:style-name="ce1">
            <text:p>insert into empresas (nombre) values ('TURISMO RIO PARAGUA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RIOS S.A</text:p>
          </table:table-cell>
          <table:table-cell office:value-type="string" office:string-value="insert into empresas (nombre) values ('TURISMO RIOS S.A');" table:formula="of:=CONCATENATE([.$B$1];[.A3330];[.$C$1])" table:style-name="ce1">
            <text:p>insert into empresas (nombre) values ('TURISMO RIOS S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RITMO</text:p>
          </table:table-cell>
          <table:table-cell office:value-type="string" office:string-value="insert into empresas (nombre) values ('TURISMO RITMO');" table:formula="of:=CONCATENATE([.$B$1];[.A3331];[.$C$1])" table:style-name="ce1">
            <text:p>insert into empresas (nombre) values ('TURISMO RIT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RIZZATTI</text:p>
          </table:table-cell>
          <table:table-cell office:value-type="string" office:string-value="insert into empresas (nombre) values ('TURISMO RIZZATTI');" table:formula="of:=CONCATENATE([.$B$1];[.A3332];[.$C$1])" table:style-name="ce1">
            <text:p>insert into empresas (nombre) values ('TURISMO RIZZATT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ROCA</text:p>
          </table:table-cell>
          <table:table-cell office:value-type="string" office:string-value="insert into empresas (nombre) values ('TURISMO ROCA');" table:formula="of:=CONCATENATE([.$B$1];[.A3333];[.$C$1])" table:style-name="ce1">
            <text:p>insert into empresas (nombre) values ('TURISMO RO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RODRIGUEZ</text:p>
          </table:table-cell>
          <table:table-cell office:value-type="string" office:string-value="insert into empresas (nombre) values ('TURISMO RODRIGUEZ');" table:formula="of:=CONCATENATE([.$B$1];[.A3334];[.$C$1])" table:style-name="ce1">
            <text:p>insert into empresas (nombre) values ('TURISMO RODRIGU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ROSARINA SRL</text:p>
          </table:table-cell>
          <table:table-cell office:value-type="string" office:string-value="insert into empresas (nombre) values ('TURISMO ROSARINA SRL');" table:formula="of:=CONCATENATE([.$B$1];[.A3335];[.$C$1])" table:style-name="ce1">
            <text:p>insert into empresas (nombre) values ('TURISMO ROSARINA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ROSARIO</text:p>
          </table:table-cell>
          <table:table-cell office:value-type="string" office:string-value="insert into empresas (nombre) values ('TURISMO ROSARIO');" table:formula="of:=CONCATENATE([.$B$1];[.A3336];[.$C$1])" table:style-name="ce1">
            <text:p>insert into empresas (nombre) values ('TURISMO ROSAR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RUBEN</text:p>
          </table:table-cell>
          <table:table-cell office:value-type="string" office:string-value="insert into empresas (nombre) values ('TURISMO RUBEN');" table:formula="of:=CONCATENATE([.$B$1];[.A3337];[.$C$1])" table:style-name="ce1">
            <text:p>insert into empresas (nombre) values ('TURISMO RUB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S MARIA</text:p>
          </table:table-cell>
          <table:table-cell office:value-type="string" office:string-value="insert into empresas (nombre) values ('TURISMO S MARIA');" table:formula="of:=CONCATENATE([.$B$1];[.A3338];[.$C$1])" table:style-name="ce1">
            <text:p>insert into empresas (nombre) values ('TURISMO S MAR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SALGATUOR</text:p>
          </table:table-cell>
          <table:table-cell office:value-type="string" office:string-value="insert into empresas (nombre) values ('TURISMO SALGATUOR');" table:formula="of:=CONCATENATE([.$B$1];[.A3339];[.$C$1])" table:style-name="ce1">
            <text:p>insert into empresas (nombre) values ('TURISMO SALGATUO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SAN BARTOLOME</text:p>
          </table:table-cell>
          <table:table-cell office:value-type="string" office:string-value="insert into empresas (nombre) values ('TURISMO SAN BARTOLOME');" table:formula="of:=CONCATENATE([.$B$1];[.A3340];[.$C$1])" table:style-name="ce1">
            <text:p>insert into empresas (nombre) values ('TURISMO SAN BARTOLOM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SAN CARLOS S.A.</text:p>
          </table:table-cell>
          <table:table-cell office:value-type="string" office:string-value="insert into empresas (nombre) values ('TURISMO SAN CARLOS S.A.');" table:formula="of:=CONCATENATE([.$B$1];[.A3341];[.$C$1])" table:style-name="ce1">
            <text:p>insert into empresas (nombre) values ('TURISMO SAN CARLOS S.A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SAN JUAN</text:p>
          </table:table-cell>
          <table:table-cell office:value-type="string" office:string-value="insert into empresas (nombre) values ('TURISMO SAN JUAN');" table:formula="of:=CONCATENATE([.$B$1];[.A3342];[.$C$1])" table:style-name="ce1">
            <text:p>insert into empresas (nombre) values ('TURISMO SAN JU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SAN RAFAEL</text:p>
          </table:table-cell>
          <table:table-cell office:value-type="string" office:string-value="insert into empresas (nombre) values ('TURISMO SAN RAFAEL');" table:formula="of:=CONCATENATE([.$B$1];[.A3343];[.$C$1])" table:style-name="ce1">
            <text:p>insert into empresas (nombre) values ('TURISMO SAN RAFA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SANTA EMILIA</text:p>
          </table:table-cell>
          <table:table-cell office:value-type="string" office:string-value="insert into empresas (nombre) values ('TURISMO SANTA EMILIA');" table:formula="of:=CONCATENATE([.$B$1];[.A3344];[.$C$1])" table:style-name="ce1">
            <text:p>insert into empresas (nombre) values ('TURISMO SANTA EMIL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SENOCA</text:p>
          </table:table-cell>
          <table:table-cell office:value-type="string" office:string-value="insert into empresas (nombre) values ('TURISMO SENOCA');" table:formula="of:=CONCATENATE([.$B$1];[.A3345];[.$C$1])" table:style-name="ce1">
            <text:p>insert into empresas (nombre) values ('TURISMO SENO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SHALOM</text:p>
          </table:table-cell>
          <table:table-cell office:value-type="string" office:string-value="insert into empresas (nombre) values ('TURISMO SHALOM');" table:formula="of:=CONCATENATE([.$B$1];[.A3346];[.$C$1])" table:style-name="ce1">
            <text:p>insert into empresas (nombre) values ('TURISMO SHALO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SMIT</text:p>
          </table:table-cell>
          <table:table-cell office:value-type="string" office:string-value="insert into empresas (nombre) values ('TURISMO SMIT');" table:formula="of:=CONCATENATE([.$B$1];[.A3347];[.$C$1])" table:style-name="ce1">
            <text:p>insert into empresas (nombre) values ('TURISMO SMI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SOCIAL</text:p>
          </table:table-cell>
          <table:table-cell office:value-type="string" office:string-value="insert into empresas (nombre) values ('TURISMO SOCIAL');" table:formula="of:=CONCATENATE([.$B$1];[.A3348];[.$C$1])" table:style-name="ce1">
            <text:p>insert into empresas (nombre) values ('TURISMO SOCI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SPAZZINI</text:p>
          </table:table-cell>
          <table:table-cell office:value-type="string" office:string-value="insert into empresas (nombre) values ('TURISMO SPAZZINI');" table:formula="of:=CONCATENATE([.$B$1];[.A3349];[.$C$1])" table:style-name="ce1">
            <text:p>insert into empresas (nombre) values ('TURISMO SPAZZIN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SUQUIA</text:p>
          </table:table-cell>
          <table:table-cell office:value-type="string" office:string-value="insert into empresas (nombre) values ('TURISMO SUQUIA');" table:formula="of:=CONCATENATE([.$B$1];[.A3350];[.$C$1])" table:style-name="ce1">
            <text:p>insert into empresas (nombre) values ('TURISMO SUQU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SUR S.R.L.</text:p>
          </table:table-cell>
          <table:table-cell office:value-type="string" office:string-value="insert into empresas (nombre) values ('TURISMO SUR S.R.L.');" table:formula="of:=CONCATENATE([.$B$1];[.A3351];[.$C$1])" table:style-name="ce1">
            <text:p>insert into empresas (nombre) values ('TURISMO SUR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TACUARI</text:p>
          </table:table-cell>
          <table:table-cell office:value-type="string" office:string-value="insert into empresas (nombre) values ('TURISMO TACUARI');" table:formula="of:=CONCATENATE([.$B$1];[.A3352];[.$C$1])" table:style-name="ce1">
            <text:p>insert into empresas (nombre) values ('TURISMO TACUAR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TANGO</text:p>
          </table:table-cell>
          <table:table-cell office:value-type="string" office:string-value="insert into empresas (nombre) values ('TURISMO TANGO');" table:formula="of:=CONCATENATE([.$B$1];[.A3353];[.$C$1])" table:style-name="ce1">
            <text:p>insert into empresas (nombre) values ('TURISMO TANG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TAP</text:p>
          </table:table-cell>
          <table:table-cell office:value-type="string" office:string-value="insert into empresas (nombre) values ('TURISMO TAP');" table:formula="of:=CONCATENATE([.$B$1];[.A3354];[.$C$1])" table:style-name="ce1">
            <text:p>insert into empresas (nombre) values ('TURISMO TA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TAURUS</text:p>
          </table:table-cell>
          <table:table-cell office:value-type="string" office:string-value="insert into empresas (nombre) values ('TURISMO TAURUS');" table:formula="of:=CONCATENATE([.$B$1];[.A3355];[.$C$1])" table:style-name="ce1">
            <text:p>insert into empresas (nombre) values ('TURISMO TAUR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TOSCANO</text:p>
          </table:table-cell>
          <table:table-cell office:value-type="string" office:string-value="insert into empresas (nombre) values ('TURISMO TOSCANO');" table:formula="of:=CONCATENATE([.$B$1];[.A3356];[.$C$1])" table:style-name="ce1">
            <text:p>insert into empresas (nombre) values ('TURISMO TOSCAN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TRANS RENE OSORIO</text:p>
          </table:table-cell>
          <table:table-cell office:value-type="string" office:string-value="insert into empresas (nombre) values ('TURISMO TRANS RENE OSORIO');" table:formula="of:=CONCATENATE([.$B$1];[.A3357];[.$C$1])" table:style-name="ce1">
            <text:p>insert into empresas (nombre) values ('TURISMO TRANS RENE OSOR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TRAVEL DREAN</text:p>
          </table:table-cell>
          <table:table-cell office:value-type="string" office:string-value="insert into empresas (nombre) values ('TURISMO TRAVEL DREAN');" table:formula="of:=CONCATENATE([.$B$1];[.A3358];[.$C$1])" table:style-name="ce1">
            <text:p>insert into empresas (nombre) values ('TURISMO TRAVEL DRE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TRUFUL LTDA</text:p>
          </table:table-cell>
          <table:table-cell office:value-type="string" office:string-value="insert into empresas (nombre) values ('TURISMO TRUFUL LTDA');" table:formula="of:=CONCATENATE([.$B$1];[.A3359];[.$C$1])" table:style-name="ce1">
            <text:p>insert into empresas (nombre) values ('TURISMO TRUFUL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URETA</text:p>
          </table:table-cell>
          <table:table-cell office:value-type="string" office:string-value="insert into empresas (nombre) values ('TURISMO URETA');" table:formula="of:=CONCATENATE([.$B$1];[.A3360];[.$C$1])" table:style-name="ce1">
            <text:p>insert into empresas (nombre) values ('TURISMO URE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VIMAT</text:p>
          </table:table-cell>
          <table:table-cell office:value-type="string" office:string-value="insert into empresas (nombre) values ('TURISMO VIMAT');" table:formula="of:=CONCATENATE([.$B$1];[.A3361];[.$C$1])" table:style-name="ce1">
            <text:p>insert into empresas (nombre) values ('TURISMO VIMA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VIRGEN DEL ROSARIO</text:p>
          </table:table-cell>
          <table:table-cell office:value-type="string" office:string-value="insert into empresas (nombre) values ('TURISMO VIRGEN DEL ROSARIO');" table:formula="of:=CONCATENATE([.$B$1];[.A3362];[.$C$1])" table:style-name="ce1">
            <text:p>insert into empresas (nombre) values ('TURISMO VIRGEN DEL ROSAR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WAL</text:p>
          </table:table-cell>
          <table:table-cell office:value-type="string" office:string-value="insert into empresas (nombre) values ('TURISMO WAL');" table:formula="of:=CONCATENATE([.$B$1];[.A3363];[.$C$1])" table:style-name="ce1">
            <text:p>insert into empresas (nombre) values ('TURISMO W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WARNER</text:p>
          </table:table-cell>
          <table:table-cell office:value-type="string" office:string-value="insert into empresas (nombre) values ('TURISMO WARNER');" table:formula="of:=CONCATENATE([.$B$1];[.A3364];[.$C$1])" table:style-name="ce1">
            <text:p>insert into empresas (nombre) values ('TURISMO WARN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LS</text:p>
          </table:table-cell>
          <table:table-cell office:value-type="string" office:string-value="insert into empresas (nombre) values ('TURISMOLS');" table:formula="of:=CONCATENATE([.$B$1];[.A3365];[.$C$1])" table:style-name="ce1">
            <text:p>insert into empresas (nombre) values ('TURISMOL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S POLITUR</text:p>
          </table:table-cell>
          <table:table-cell office:value-type="string" office:string-value="insert into empresas (nombre) values ('TURISMOS POLITUR');" table:formula="of:=CONCATENATE([.$B$1];[.A3366];[.$C$1])" table:style-name="ce1">
            <text:p>insert into empresas (nombre) values ('TURISMOS POLI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NORTE</text:p>
          </table:table-cell>
          <table:table-cell office:value-type="string" office:string-value="insert into empresas (nombre) values ('TURISNORTE');" table:formula="of:=CONCATENATE([.$B$1];[.A3367];[.$C$1])" table:style-name="ce1">
            <text:p>insert into empresas (nombre) values ('TURISN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OL</text:p>
          </table:table-cell>
          <table:table-cell office:value-type="string" office:string-value="insert into empresas (nombre) values ('TURISOL');" table:formula="of:=CONCATENATE([.$B$1];[.A3368];[.$C$1])" table:style-name="ce1">
            <text:p>insert into empresas (nombre) values ('TURISO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TICA CHILE</text:p>
          </table:table-cell>
          <table:table-cell office:value-type="string" office:string-value="insert into empresas (nombre) values ('TURISTICA CHILE');" table:formula="of:=CONCATENATE([.$B$1];[.A3369];[.$C$1])" table:style-name="ce1">
            <text:p>insert into empresas (nombre) values ('TURISTICA CHI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TICA DEL SUR</text:p>
          </table:table-cell>
          <table:table-cell office:value-type="string" office:string-value="insert into empresas (nombre) values ('TURISTICA DEL SUR');" table:formula="of:=CONCATENATE([.$B$1];[.A3370];[.$C$1])" table:style-name="ce1">
            <text:p>insert into empresas (nombre) values ('TURISTICA DE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TOUR</text:p>
          </table:table-cell>
          <table:table-cell office:value-type="string" office:string-value="insert into empresas (nombre) values ('TURISTOUR');" table:formula="of:=CONCATENATE([.$B$1];[.A3371];[.$C$1])" table:style-name="ce1">
            <text:p>insert into empresas (nombre) values ('TURIS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UR S.R.L</text:p>
          </table:table-cell>
          <table:table-cell office:value-type="string" office:string-value="insert into empresas (nombre) values ('TURISUR S.R.L');" table:formula="of:=CONCATENATE([.$B$1];[.A3372];[.$C$1])" table:style-name="ce1">
            <text:p>insert into empresas (nombre) values ('TURISUR S.R.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VAL</text:p>
          </table:table-cell>
          <table:table-cell office:value-type="string" office:string-value="insert into empresas (nombre) values ('TURISVAL');" table:formula="of:=CONCATENATE([.$B$1];[.A3373];[.$C$1])" table:style-name="ce1">
            <text:p>insert into empresas (nombre) values ('TURISV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LUP</text:p>
          </table:table-cell>
          <table:table-cell office:value-type="string" office:string-value="insert into empresas (nombre) values ('TURLUP');" table:formula="of:=CONCATENATE([.$B$1];[.A3374];[.$C$1])" table:style-name="ce1">
            <text:p>insert into empresas (nombre) values ('TURLU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NA</text:p>
          </table:table-cell>
          <table:table-cell office:value-type="string" office:string-value="insert into empresas (nombre) values ('TURNA');" table:formula="of:=CONCATENATE([.$B$1];[.A3375];[.$C$1])" table:style-name="ce1">
            <text:p>insert into empresas (nombre) values ('TURN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ANTAKARI</text:p>
          </table:table-cell>
          <table:table-cell office:value-type="string" office:string-value="insert into empresas (nombre) values ('TURISMO ANTAKARI');" table:formula="of:=CONCATENATE([.$B$1];[.A3376];[.$C$1])" table:style-name="ce1">
            <text:p>insert into empresas (nombre) values ('TURISMO ANTAKAR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URETA</text:p>
          </table:table-cell>
          <table:table-cell office:value-type="string" office:string-value="insert into empresas (nombre) values ('TURISMO URETA');" table:formula="of:=CONCATENATE([.$B$1];[.A3377];[.$C$1])" table:style-name="ce1">
            <text:p>insert into empresas (nombre) values ('TURISMO URE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S</text:p>
          </table:table-cell>
          <table:table-cell office:value-type="string" office:string-value="insert into empresas (nombre) values ('TUS');" table:formula="of:=CONCATENATE([.$B$1];[.A3378];[.$C$1])" table:style-name="ce1">
            <text:p>insert into empresas (nombre) values ('T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SMO QUEILEN</text:p>
          </table:table-cell>
          <table:table-cell office:value-type="string" office:string-value="insert into empresas (nombre) values ('TURISMO QUEILEN');" table:formula="of:=CONCATENATE([.$B$1];[.A3379];[.$C$1])" table:style-name="ce1">
            <text:p>insert into empresas (nombre) values ('TURISMO QUEILE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 AGRARIA</text:p>
          </table:table-cell>
          <table:table-cell office:value-type="string" office:string-value="insert into empresas (nombre) values ('U AGRARIA');" table:formula="of:=CONCATENATE([.$B$1];[.A3380];[.$C$1])" table:style-name="ce1">
            <text:p>insert into empresas (nombre) values ('U AGRAR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MA TRINA SRL</text:p>
          </table:table-cell>
          <table:table-cell office:value-type="string" office:string-value="insert into empresas (nombre) values ('UMA TRINA SRL');" table:formula="of:=CONCATENATE([.$B$1];[.A3381];[.$C$1])" table:style-name="ce1">
            <text:p>insert into empresas (nombre) values ('UMA TRINA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C</text:p>
          </table:table-cell>
          <table:table-cell office:value-type="string" office:string-value="insert into empresas (nombre) values ('UNC');" table:formula="of:=CONCATENATE([.$B$1];[.A3382];[.$C$1])" table:style-name="ce1">
            <text:p>insert into empresas (nombre) values ('UN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AO</text:p>
          </table:table-cell>
          <table:table-cell office:value-type="string" office:string-value="insert into empresas (nombre) values ('UNIAO');" table:formula="of:=CONCATENATE([.$B$1];[.A3383];[.$C$1])" table:style-name="ce1">
            <text:p>insert into empresas (nombre) values ('UNIA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ENDO FRONTERAS</text:p>
          </table:table-cell>
          <table:table-cell office:value-type="string" office:string-value="insert into empresas (nombre) values ('UNIENDO FRONTERAS');" table:formula="of:=CONCATENATE([.$B$1];[.A3384];[.$C$1])" table:style-name="ce1">
            <text:p>insert into empresas (nombre) values ('UNIENDO FRONTER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GAL TRANSPORTE E TURISMO LTDA</text:p>
          </table:table-cell>
          <table:table-cell office:value-type="string" office:string-value="insert into empresas (nombre) values ('UNIGAL TRANSPORTE E TURISMO LTDA');" table:formula="of:=CONCATENATE([.$B$1];[.A3385];[.$C$1])" table:style-name="ce1">
            <text:p>insert into empresas (nombre) values ('UNIGAL TRANSPORTE E TURISMO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MAR</text:p>
          </table:table-cell>
          <table:table-cell office:value-type="string" office:string-value="insert into empresas (nombre) values ('UNIMAR');" table:formula="of:=CONCATENATE([.$B$1];[.A3386];[.$C$1])" table:style-name="ce1">
            <text:p>insert into empresas (nombre) values ('UNI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ON</text:p>
          </table:table-cell>
          <table:table-cell office:value-type="string" office:string-value="insert into empresas (nombre) values ('UNION');" table:formula="of:=CONCATENATE([.$B$1];[.A3387];[.$C$1])" table:style-name="ce1">
            <text:p>insert into empresas (nombre) values ('UNIO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TUR</text:p>
          </table:table-cell>
          <table:table-cell office:value-type="string" office:string-value="insert into empresas (nombre) values ('UNITUR');" table:formula="of:=CONCATENATE([.$B$1];[.A3388];[.$C$1])" table:style-name="ce1">
            <text:p>insert into empresas (nombre) values ('UNI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DAD <text:s/>NACIONAL DE S JUAN</text:p>
          </table:table-cell>
          <table:table-cell office:value-type="string" office:string-value="insert into empresas (nombre) values ('UNIVERSIDAD  NACIONAL DE S JUAN');" table:formula="of:=CONCATENATE([.$B$1];[.A3389];[.$C$1])" table:style-name="ce1">
            <text:p>insert into empresas (nombre) values ('UNIVERSIDAD <text:s/>NACIONAL DE S JU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DAD DE CATAMARCA</text:p>
          </table:table-cell>
          <table:table-cell office:value-type="string" office:string-value="insert into empresas (nombre) values ('UNIVERSIDAD DE CATAMARCA');" table:formula="of:=CONCATENATE([.$B$1];[.A3390];[.$C$1])" table:style-name="ce1">
            <text:p>insert into empresas (nombre) values ('UNIVERSIDAD DE CATAMARC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DAD DE CUYO</text:p>
          </table:table-cell>
          <table:table-cell office:value-type="string" office:string-value="insert into empresas (nombre) values ('UNIVERSIDAD DE CUYO');" table:formula="of:=CONCATENATE([.$B$1];[.A3391];[.$C$1])" table:style-name="ce1">
            <text:p>insert into empresas (nombre) values ('UNIVERSIDAD DE CUY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DAD DE TUCUMAN</text:p>
          </table:table-cell>
          <table:table-cell office:value-type="string" office:string-value="insert into empresas (nombre) values ('UNIVERSIDAD DE TUCUMAN');" table:formula="of:=CONCATENATE([.$B$1];[.A3392];[.$C$1])" table:style-name="ce1">
            <text:p>insert into empresas (nombre) values ('UNIVERSIDAD DE TUCUM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DAD NAC. DE SALTA</text:p>
          </table:table-cell>
          <table:table-cell office:value-type="string" office:string-value="insert into empresas (nombre) values ('UNIVERSIDAD NAC. DE SALTA');" table:formula="of:=CONCATENATE([.$B$1];[.A3393];[.$C$1])" table:style-name="ce1">
            <text:p>insert into empresas (nombre) values ('UNIVERSIDAD NAC. DE SAL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DAD NACIONAL DE CORDOBA</text:p>
          </table:table-cell>
          <table:table-cell office:value-type="string" office:string-value="insert into empresas (nombre) values ('UNIVERSIDAD NACIONAL DE CORDOBA');" table:formula="of:=CONCATENATE([.$B$1];[.A3394];[.$C$1])" table:style-name="ce1">
            <text:p>insert into empresas (nombre) values ('UNIVERSIDAD NACIONAL DE CORDOB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DAD NACIONAL DE LA PAMPA</text:p>
          </table:table-cell>
          <table:table-cell office:value-type="string" office:string-value="insert into empresas (nombre) values ('UNIVERSIDAD NACIONAL DE LA PAMPA');" table:formula="of:=CONCATENATE([.$B$1];[.A3395];[.$C$1])" table:style-name="ce1">
            <text:p>insert into empresas (nombre) values ('UNIVERSIDAD NACIONAL DE LA PAMP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DAD DE COMODORO</text:p>
          </table:table-cell>
          <table:table-cell office:value-type="string" office:string-value="insert into empresas (nombre) values ('UNIVERSIDAD DE COMODORO');" table:formula="of:=CONCATENATE([.$B$1];[.A3396];[.$C$1])" table:style-name="ce1">
            <text:p>insert into empresas (nombre) values ('UNIVERSIDAD DE COMODO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DAD DE MISIONE</text:p>
          </table:table-cell>
          <table:table-cell office:value-type="string" office:string-value="insert into empresas (nombre) values ('UNIVERSIDAD DE MISIONE');" table:formula="of:=CONCATENATE([.$B$1];[.A3397];[.$C$1])" table:style-name="ce1">
            <text:p>insert into empresas (nombre) values ('UNIVERSIDAD DE MISION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DAD NACIONAL DE RIO CUARTO</text:p>
          </table:table-cell>
          <table:table-cell office:value-type="string" office:string-value="insert into empresas (nombre) values ('UNIVERSIDAD NACIONAL DE RIO CUARTO');" table:formula="of:=CONCATENATE([.$B$1];[.A3398];[.$C$1])" table:style-name="ce1">
            <text:p>insert into empresas (nombre) values ('UNIVERSIDAD NACIONAL DE RIO CUART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DAD NACIONAL DEL NORDESTE</text:p>
          </table:table-cell>
          <table:table-cell office:value-type="string" office:string-value="insert into empresas (nombre) values ('UNIVERSIDAD NACIONAL DEL NORDESTE');" table:formula="of:=CONCATENATE([.$B$1];[.A3399];[.$C$1])" table:style-name="ce1">
            <text:p>insert into empresas (nombre) values ('UNIVERSIDAD NACIONAL DEL NORDES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O RSL</text:p>
          </table:table-cell>
          <table:table-cell office:value-type="string" office:string-value="insert into empresas (nombre) values ('UNIVERSO RSL');" table:formula="of:=CONCATENATE([.$B$1];[.A3400];[.$C$1])" table:style-name="ce1">
            <text:p>insert into empresas (nombre) values ('UNIVERSO RS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GRADE</text:p>
          </table:table-cell>
          <table:table-cell office:value-type="string" office:string-value="insert into empresas (nombre) values ('UPGRADE');" table:formula="of:=CONCATENATE([.$B$1];[.A3401];[.$C$1])" table:style-name="ce1">
            <text:p>insert into empresas (nombre) values ('UPGRAD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BIZO WALTER</text:p>
          </table:table-cell>
          <table:table-cell office:value-type="string" office:string-value="insert into empresas (nombre) values ('URBIZO WALTER');" table:formula="of:=CONCATENATE([.$B$1];[.A3402];[.$C$1])" table:style-name="ce1">
            <text:p>insert into empresas (nombre) values ('URBIZO WALT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IBE ELIAS</text:p>
          </table:table-cell>
          <table:table-cell office:value-type="string" office:string-value="insert into empresas (nombre) values ('URIBE ELIAS');" table:formula="of:=CONCATENATE([.$B$1];[.A3403];[.$C$1])" table:style-name="ce1">
            <text:p>insert into empresas (nombre) values ('URIBE ELI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IBE ENRIQUE FERNANDO</text:p>
          </table:table-cell>
          <table:table-cell office:value-type="string" office:string-value="insert into empresas (nombre) values ('URIBE ENRIQUE FERNANDO');" table:formula="of:=CONCATENATE([.$B$1];[.A3404];[.$C$1])" table:style-name="ce1">
            <text:p>insert into empresas (nombre) values ('URIBE ENRIQUE FERNAN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IPON S.R.L.</text:p>
          </table:table-cell>
          <table:table-cell office:value-type="string" office:string-value="insert into empresas (nombre) values ('URIPON S.R.L.');" table:formula="of:=CONCATENATE([.$B$1];[.A3405];[.$C$1])" table:style-name="ce1">
            <text:p>insert into empresas (nombre) values ('URIPON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QUIZA</text:p>
          </table:table-cell>
          <table:table-cell office:value-type="string" office:string-value="insert into empresas (nombre) values ('URQUIZA');" table:formula="of:=CONCATENATE([.$B$1];[.A3406];[.$C$1])" table:style-name="ce1">
            <text:p>insert into empresas (nombre) values ('URQUIZ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 ELOSO VELOSO</text:p>
          </table:table-cell>
          <table:table-cell office:value-type="string" office:string-value="insert into empresas (nombre) values ('V ELOSO VELOSO');" table:formula="of:=CONCATENATE([.$B$1];[.A3407];[.$C$1])" table:style-name="ce1">
            <text:p>insert into empresas (nombre) values ('V ELOSO VELOS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 L S</text:p>
          </table:table-cell>
          <table:table-cell office:value-type="string" office:string-value="insert into empresas (nombre) values ('V L S');" table:formula="of:=CONCATENATE([.$B$1];[.A3408];[.$C$1])" table:style-name="ce1">
            <text:p>insert into empresas (nombre) values ('V L 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 Y V</text:p>
          </table:table-cell>
          <table:table-cell office:value-type="string" office:string-value="insert into empresas (nombre) values ('V Y V');" table:formula="of:=CONCATENATE([.$B$1];[.A3409];[.$C$1])" table:style-name="ce1">
            <text:p>insert into empresas (nombre) values ('V Y V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LCAR</text:p>
          </table:table-cell>
          <table:table-cell office:value-type="string" office:string-value="insert into empresas (nombre) values ('VALCAR');" table:formula="of:=CONCATENATE([.$B$1];[.A3410];[.$C$1])" table:style-name="ce1">
            <text:p>insert into empresas (nombre) values ('VALC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LDERRAMA FLAVIO ANTONIO</text:p>
          </table:table-cell>
          <table:table-cell office:value-type="string" office:string-value="insert into empresas (nombre) values ('VALDERRAMA FLAVIO ANTONIO');" table:formula="of:=CONCATENATE([.$B$1];[.A3411];[.$C$1])" table:style-name="ce1">
            <text:p>insert into empresas (nombre) values ('VALDERRAMA FLAVIO ANTON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LE DEL SOL</text:p>
          </table:table-cell>
          <table:table-cell office:value-type="string" office:string-value="insert into empresas (nombre) values ('VALE DEL SOL');" table:formula="of:=CONCATENATE([.$B$1];[.A3412];[.$C$1])" table:style-name="ce1">
            <text:p>insert into empresas (nombre) values ('VALE DEL SO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LEN BUS</text:p>
          </table:table-cell>
          <table:table-cell office:value-type="string" office:string-value="insert into empresas (nombre) values ('VALEN BUS');" table:formula="of:=CONCATENATE([.$B$1];[.A3413];[.$C$1])" table:style-name="ce1">
            <text:p>insert into empresas (nombre) values ('VALEN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LENTINA TOURS</text:p>
          </table:table-cell>
          <table:table-cell office:value-type="string" office:string-value="insert into empresas (nombre) values ('VALENTINA TOURS');" table:formula="of:=CONCATENATE([.$B$1];[.A3414];[.$C$1])" table:style-name="ce1">
            <text:p>insert into empresas (nombre) values ('VALENTINA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LLE AZUL</text:p>
          </table:table-cell>
          <table:table-cell office:value-type="string" office:string-value="insert into empresas (nombre) values ('VALLE AZUL');" table:formula="of:=CONCATENATE([.$B$1];[.A3415];[.$C$1])" table:style-name="ce1">
            <text:p>insert into empresas (nombre) values ('VALLE AZU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LLE ENCANTADO</text:p>
          </table:table-cell>
          <table:table-cell office:value-type="string" office:string-value="insert into empresas (nombre) values ('VALLE ENCANTADO');" table:formula="of:=CONCATENATE([.$B$1];[.A3416];[.$C$1])" table:style-name="ce1">
            <text:p>insert into empresas (nombre) values ('VALLE ENCANTA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LLE HERMOSO SRL</text:p>
          </table:table-cell>
          <table:table-cell office:value-type="string" office:string-value="insert into empresas (nombre) values ('VALLE HERMOSO SRL');" table:formula="of:=CONCATENATE([.$B$1];[.A3417];[.$C$1])" table:style-name="ce1">
            <text:p>insert into empresas (nombre) values ('VALLE HERMOSO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LTUR TURISMO</text:p>
          </table:table-cell>
          <table:table-cell office:value-type="string" office:string-value="insert into empresas (nombre) values ('VALTUR TURISMO');" table:formula="of:=CONCATENATE([.$B$1];[.A3418];[.$C$1])" table:style-name="ce1">
            <text:p>insert into empresas (nombre) values ('VALTUR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NDY TUR</text:p>
          </table:table-cell>
          <table:table-cell office:value-type="string" office:string-value="insert into empresas (nombre) values ('VANDY TUR');" table:formula="of:=CONCATENATE([.$B$1];[.A3419];[.$C$1])" table:style-name="ce1">
            <text:p>insert into empresas (nombre) values ('VANDY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NN FULL*</text:p>
          </table:table-cell>
          <table:table-cell office:value-type="string" office:string-value="insert into empresas (nombre) values ('VANN FULL*');" table:formula="of:=CONCATENATE([.$B$1];[.A3420];[.$C$1])" table:style-name="ce1">
            <text:p>insert into empresas (nombre) values ('VANN FULL*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NS GRUP SERVICE</text:p>
          </table:table-cell>
          <table:table-cell office:value-type="string" office:string-value="insert into empresas (nombre) values ('VANS GRUP SERVICE');" table:formula="of:=CONCATENATE([.$B$1];[.A3421];[.$C$1])" table:style-name="ce1">
            <text:p>insert into empresas (nombre) values ('VANS GRUP SERVIC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NTUR</text:p>
          </table:table-cell>
          <table:table-cell office:value-type="string" office:string-value="insert into empresas (nombre) values ('VANTUR');" table:formula="of:=CONCATENATE([.$B$1];[.A3422];[.$C$1])" table:style-name="ce1">
            <text:p>insert into empresas (nombre) values ('VAN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VA TUR TRANSPORTE E TURISMO LTDA</text:p>
          </table:table-cell>
          <table:table-cell office:value-type="string" office:string-value="insert into empresas (nombre) values ('VAVA TUR TRANSPORTE E TURISMO LTDA');" table:formula="of:=CONCATENATE([.$B$1];[.A3423];[.$C$1])" table:style-name="ce1">
            <text:p>insert into empresas (nombre) values ('VAVA TUR TRANSPORTE E TURISMO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ZCOTOUR</text:p>
          </table:table-cell>
          <table:table-cell office:value-type="string" office:string-value="insert into empresas (nombre) values ('VAZCOTOUR');" table:formula="of:=CONCATENATE([.$B$1];[.A3424];[.$C$1])" table:style-name="ce1">
            <text:p>insert into empresas (nombre) values ('VAZCO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ZQUEZ GRABRIEL</text:p>
          </table:table-cell>
          <table:table-cell office:value-type="string" office:string-value="insert into empresas (nombre) values ('VAZQUEZ GRABRIEL');" table:formula="of:=CONCATENATE([.$B$1];[.A3425];[.$C$1])" table:style-name="ce1">
            <text:p>insert into empresas (nombre) values ('VAZQUEZ GRABRI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DR PETRI</text:p>
          </table:table-cell>
          <table:table-cell office:value-type="string" office:string-value="insert into empresas (nombre) values ('VDR PETRI');" table:formula="of:=CONCATENATE([.$B$1];[.A3426];[.$C$1])" table:style-name="ce1">
            <text:p>insert into empresas (nombre) values ('VDR PETR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CINO GRACIELA</text:p>
          </table:table-cell>
          <table:table-cell office:value-type="string" office:string-value="insert into empresas (nombre) values ('VECINO GRACIELA');" table:formula="of:=CONCATENATE([.$B$1];[.A3427];[.$C$1])" table:style-name="ce1">
            <text:p>insert into empresas (nombre) values ('VECINO GRACIE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GA FABIAN</text:p>
          </table:table-cell>
          <table:table-cell office:value-type="string" office:string-value="insert into empresas (nombre) values ('VEGA FABIAN');" table:formula="of:=CONCATENATE([.$B$1];[.A3428];[.$C$1])" table:style-name="ce1">
            <text:p>insert into empresas (nombre) values ('VEGA FABI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INTIDOS</text:p>
          </table:table-cell>
          <table:table-cell office:value-type="string" office:string-value="insert into empresas (nombre) values ('VEINTIDOS');" table:formula="of:=CONCATENATE([.$B$1];[.A3429];[.$C$1])" table:style-name="ce1">
            <text:p>insert into empresas (nombre) values ('VEINTID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LAZQUES CARLOS ELADIO</text:p>
          </table:table-cell>
          <table:table-cell office:value-type="string" office:string-value="insert into empresas (nombre) values ('VELAZQUES CARLOS ELADIO');" table:formula="of:=CONCATENATE([.$B$1];[.A3430];[.$C$1])" table:style-name="ce1">
            <text:p>insert into empresas (nombre) values ('VELAZQUES CARLOS ELAD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LOZO TOUR</text:p>
          </table:table-cell>
          <table:table-cell office:value-type="string" office:string-value="insert into empresas (nombre) values ('VELOZO TOUR');" table:formula="of:=CONCATENATE([.$B$1];[.A3431];[.$C$1])" table:style-name="ce1">
            <text:p>insert into empresas (nombre) values ('VELOZO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MECHE <text:s text:c="2"/>TURISMO</text:p>
          </table:table-cell>
          <table:table-cell office:value-type="string" office:string-value="insert into empresas (nombre) values ('VEMECHE   TURISMO');" table:formula="of:=CONCATENATE([.$B$1];[.A3432];[.$C$1])" table:style-name="ce1">
            <text:p>insert into empresas (nombre) values ('VEMECHE <text:s text:c="2"/>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NTUR <text:s/>SRL</text:p>
          </table:table-cell>
          <table:table-cell office:value-type="string" office:string-value="insert into empresas (nombre) values ('VENTUR  SRL');" table:formula="of:=CONCATENATE([.$B$1];[.A3433];[.$C$1])" table:style-name="ce1">
            <text:p>insert into empresas (nombre) values ('VENTUR <text:s/>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 AL MAR</text:p>
          </table:table-cell>
          <table:table-cell office:value-type="string" office:string-value="insert into empresas (nombre) values ('VER AL MAR');" table:formula="of:=CONCATENATE([.$B$1];[.A3434];[.$C$1])" table:style-name="ce1">
            <text:p>insert into empresas (nombre) values ('VER AL 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 AL MAR <text:s/>Y SIERRAS</text:p>
          </table:table-cell>
          <table:table-cell office:value-type="string" office:string-value="insert into empresas (nombre) values ('VER AL MAR  Y SIERRAS');" table:formula="of:=CONCATENATE([.$B$1];[.A3435];[.$C$1])" table:style-name="ce1">
            <text:p>insert into empresas (nombre) values ('VER AL MAR <text:s/>Y SIERR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A ARCO</text:p>
          </table:table-cell>
          <table:table-cell office:value-type="string" office:string-value="insert into empresas (nombre) values ('VERA ARCO');" table:formula="of:=CONCATENATE([.$B$1];[.A3436];[.$C$1])" table:style-name="ce1">
            <text:p>insert into empresas (nombre) values ('VERA AR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AGE OMNIBUS S.A</text:p>
          </table:table-cell>
          <table:table-cell office:value-type="string" office:string-value="insert into empresas (nombre) values ('VERAGE OMNIBUS S.A');" table:formula="of:=CONCATENATE([.$B$1];[.A3437];[.$C$1])" table:style-name="ce1">
            <text:p>insert into empresas (nombre) values ('VERAGE OMNIBUS S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EARCO</text:p>
          </table:table-cell>
          <table:table-cell office:value-type="string" office:string-value="insert into empresas (nombre) values ('VEREARCO');" table:formula="of:=CONCATENATE([.$B$1];[.A3438];[.$C$1])" table:style-name="ce1">
            <text:p>insert into empresas (nombre) values ('VEREAR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SCHAE</text:p>
          </table:table-cell>
          <table:table-cell office:value-type="string" office:string-value="insert into empresas (nombre) values ('VERSCHAE');" table:formula="of:=CONCATENATE([.$B$1];[.A3439];[.$C$1])" table:style-name="ce1">
            <text:p>insert into empresas (nombre) values ('VERSCHA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SUR</text:p>
          </table:table-cell>
          <table:table-cell office:value-type="string" office:string-value="insert into empresas (nombre) values ('VERSUR');" table:formula="of:=CONCATENATE([.$B$1];[.A3440];[.$C$1])" table:style-name="ce1">
            <text:p>insert into empresas (nombre) values ('VER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TUR</text:p>
          </table:table-cell>
          <table:table-cell office:value-type="string" office:string-value="insert into empresas (nombre) values ('VERTUR');" table:formula="of:=CONCATENATE([.$B$1];[.A3441];[.$C$1])" table:style-name="ce1">
            <text:p>insert into empresas (nombre) values ('VER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ÑA DEL MAR</text:p>
          </table:table-cell>
          <table:table-cell office:value-type="string" office:string-value="insert into empresas (nombre) values ('VIÑA DEL MAR');" table:formula="of:=CONCATENATE([.$B$1];[.A3442];[.$C$1])" table:style-name="ce1">
            <text:p>insert into empresas (nombre) values ('VIÑA DEL 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 - TAC</text:p>
          </table:table-cell>
          <table:table-cell office:value-type="string" office:string-value="insert into empresas (nombre) values ('VIA - TAC');" table:formula="of:=CONCATENATE([.$B$1];[.A3443];[.$C$1])" table:style-name="ce1">
            <text:p>insert into empresas (nombre) values ('VIA - TAC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 BARILOCHE</text:p>
          </table:table-cell>
          <table:table-cell office:value-type="string" office:string-value="insert into empresas (nombre) values ('VIA BARILOCHE');" table:formula="of:=CONCATENATE([.$B$1];[.A3444];[.$C$1])" table:style-name="ce1">
            <text:p>insert into empresas (nombre) values ('VIA BARILOCH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 BCHE ALGARROBAL</text:p>
          </table:table-cell>
          <table:table-cell office:value-type="string" office:string-value="insert into empresas (nombre) values ('VIA BCHE ALGARROBAL');" table:formula="of:=CONCATENATE([.$B$1];[.A3445];[.$C$1])" table:style-name="ce1">
            <text:p>insert into empresas (nombre) values ('VIA BCHE ALGARROBA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 CERO</text:p>
          </table:table-cell>
          <table:table-cell office:value-type="string" office:string-value="insert into empresas (nombre) values ('VIA CERO');" table:formula="of:=CONCATENATE([.$B$1];[.A3446];[.$C$1])" table:style-name="ce1">
            <text:p>insert into empresas (nombre) values ('VIA CE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 COSTA</text:p>
          </table:table-cell>
          <table:table-cell office:value-type="string" office:string-value="insert into empresas (nombre) values ('VIA COSTA');" table:formula="of:=CONCATENATE([.$B$1];[.A3447];[.$C$1])" table:style-name="ce1">
            <text:p>insert into empresas (nombre) values ('VIA COS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 FRONT SRL</text:p>
          </table:table-cell>
          <table:table-cell office:value-type="string" office:string-value="insert into empresas (nombre) values ('VIA FRONT SRL');" table:formula="of:=CONCATENATE([.$B$1];[.A3448];[.$C$1])" table:style-name="ce1">
            <text:p>insert into empresas (nombre) values ('VIA FRONT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 HUAPI</text:p>
          </table:table-cell>
          <table:table-cell office:value-type="string" office:string-value="insert into empresas (nombre) values ('VIA HUAPI');" table:formula="of:=CONCATENATE([.$B$1];[.A3449];[.$C$1])" table:style-name="ce1">
            <text:p>insert into empresas (nombre) values ('VIA HUAP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 MAR</text:p>
          </table:table-cell>
          <table:table-cell office:value-type="string" office:string-value="insert into empresas (nombre) values ('VIA MAR');" table:formula="of:=CONCATENATE([.$B$1];[.A3450];[.$C$1])" table:style-name="ce1">
            <text:p>insert into empresas (nombre) values ('VIA 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 MENDOZA</text:p>
          </table:table-cell>
          <table:table-cell office:value-type="string" office:string-value="insert into empresas (nombre) values ('VIA MENDOZA');" table:formula="of:=CONCATENATE([.$B$1];[.A3451];[.$C$1])" table:style-name="ce1">
            <text:p>insert into empresas (nombre) values ('VIA MENDOZ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 MIA SA</text:p>
          </table:table-cell>
          <table:table-cell office:value-type="string" office:string-value="insert into empresas (nombre) values ('VIA MIA SA');" table:formula="of:=CONCATENATE([.$B$1];[.A3452];[.$C$1])" table:style-name="ce1">
            <text:p>insert into empresas (nombre) values ('VIA MIA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 NORTE</text:p>
          </table:table-cell>
          <table:table-cell office:value-type="string" office:string-value="insert into empresas (nombre) values ('VIA NORTE');" table:formula="of:=CONCATENATE([.$B$1];[.A3453];[.$C$1])" table:style-name="ce1">
            <text:p>insert into empresas (nombre) values ('VIA N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 RAPIDA SRL</text:p>
          </table:table-cell>
          <table:table-cell office:value-type="string" office:string-value="insert into empresas (nombre) values ('VIA RAPIDA SRL');" table:formula="of:=CONCATENATE([.$B$1];[.A3454];[.$C$1])" table:style-name="ce1">
            <text:p>insert into empresas (nombre) values ('VIA RAPIDA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 SUR</text:p>
          </table:table-cell>
          <table:table-cell office:value-type="string" office:string-value="insert into empresas (nombre) values ('VIA SUR');" table:formula="of:=CONCATENATE([.$B$1];[.A3455];[.$C$1])" table:style-name="ce1">
            <text:p>insert into empresas (nombre) values ('VIA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 TRAVEL</text:p>
          </table:table-cell>
          <table:table-cell office:value-type="string" office:string-value="insert into empresas (nombre) values ('VIA TRAVEL');" table:formula="of:=CONCATENATE([.$B$1];[.A3456];[.$C$1])" table:style-name="ce1">
            <text:p>insert into empresas (nombre) values ('VIA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 TUR</text:p>
          </table:table-cell>
          <table:table-cell office:value-type="string" office:string-value="insert into empresas (nombre) values ('VIA TUR');" table:formula="of:=CONCATENATE([.$B$1];[.A3457];[.$C$1])" table:style-name="ce1">
            <text:p>insert into empresas (nombre) values ('VIA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 TURISMO</text:p>
          </table:table-cell>
          <table:table-cell office:value-type="string" office:string-value="insert into empresas (nombre) values ('VIA TURISMO');" table:formula="of:=CONCATENATE([.$B$1];[.A3458];[.$C$1])" table:style-name="ce1">
            <text:p>insert into empresas (nombre) values ('VIA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 Y TATA</text:p>
          </table:table-cell>
          <table:table-cell office:value-type="string" office:string-value="insert into empresas (nombre) values ('VIA Y TATA');" table:formula="of:=CONCATENATE([.$B$1];[.A3459];[.$C$1])" table:style-name="ce1">
            <text:p>insert into empresas (nombre) values ('VIA Y TAT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CAO SANTANA IAPO</text:p>
          </table:table-cell>
          <table:table-cell office:value-type="string" office:string-value="insert into empresas (nombre) values ('VIACAO SANTANA IAPO');" table:formula="of:=CONCATENATE([.$B$1];[.A3460];[.$C$1])" table:style-name="ce1">
            <text:p>insert into empresas (nombre) values ('VIACAO SANTANA IAP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FIN</text:p>
          </table:table-cell>
          <table:table-cell office:value-type="string" office:string-value="insert into empresas (nombre) values ('VIAFIN');" table:formula="of:=CONCATENATE([.$B$1];[.A3461];[.$C$1])" table:style-name="ce1">
            <text:p>insert into empresas (nombre) values ('VIAFI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FIN TURISMO</text:p>
          </table:table-cell>
          <table:table-cell office:value-type="string" office:string-value="insert into empresas (nombre) values ('VIAFIN TURISMO');" table:formula="of:=CONCATENATE([.$B$1];[.A3462];[.$C$1])" table:style-name="ce1">
            <text:p>insert into empresas (nombre) values ('VIAFIN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GENS CHAPECO</text:p>
          </table:table-cell>
          <table:table-cell office:value-type="string" office:string-value="insert into empresas (nombre) values ('VIAGENS CHAPECO');" table:formula="of:=CONCATENATE([.$B$1];[.A3463];[.$C$1])" table:style-name="ce1">
            <text:p>insert into empresas (nombre) values ('VIAGENS CHAPEC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GENS E TURISMO</text:p>
          </table:table-cell>
          <table:table-cell office:value-type="string" office:string-value="insert into empresas (nombre) values ('VIAGENS E TURISMO');" table:formula="of:=CONCATENATE([.$B$1];[.A3464];[.$C$1])" table:style-name="ce1">
            <text:p>insert into empresas (nombre) values ('VIAGENS E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GGIOTUR TRANSPORTADORA TURISTICA <text:s/>LTDA</text:p>
          </table:table-cell>
          <table:table-cell office:value-type="string" office:string-value="insert into empresas (nombre) values ('VIAGGIOTUR TRANSPORTADORA TURISTICA  LTDA');" table:formula="of:=CONCATENATE([.$B$1];[.A3465];[.$C$1])" table:style-name="ce1">
            <text:p>insert into empresas (nombre) values ('VIAGGIOTUR TRANSPORTADORA TURISTICA <text:s/>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JA CON BEA</text:p>
          </table:table-cell>
          <table:table-cell office:value-type="string" office:string-value="insert into empresas (nombre) values ('VIAJA CON BEA');" table:formula="of:=CONCATENATE([.$B$1];[.A3466];[.$C$1])" table:style-name="ce1">
            <text:p>insert into empresas (nombre) values ('VIAJA CON BE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JANDO CON PAOLO</text:p>
          </table:table-cell>
          <table:table-cell office:value-type="string" office:string-value="insert into empresas (nombre) values ('VIAJANDO CON PAOLO');" table:formula="of:=CONCATENATE([.$B$1];[.A3467];[.$C$1])" table:style-name="ce1">
            <text:p>insert into empresas (nombre) values ('VIAJANDO CON PAO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JAR E CIA</text:p>
          </table:table-cell>
          <table:table-cell office:value-type="string" office:string-value="insert into empresas (nombre) values ('VIAJAR E CIA');" table:formula="of:=CONCATENATE([.$B$1];[.A3468];[.$C$1])" table:style-name="ce1">
            <text:p>insert into empresas (nombre) values ('VIAJAR E C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JE TAP S.A</text:p>
          </table:table-cell>
          <table:table-cell office:value-type="string" office:string-value="insert into empresas (nombre) values ('VIAJE TAP S.A');" table:formula="of:=CONCATENATE([.$B$1];[.A3469];[.$C$1])" table:style-name="ce1">
            <text:p>insert into empresas (nombre) values ('VIAJE TAP S.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JES 29</text:p>
          </table:table-cell>
          <table:table-cell office:value-type="string" office:string-value="insert into empresas (nombre) values ('VIAJES 29');" table:formula="of:=CONCATENATE([.$B$1];[.A3470];[.$C$1])" table:style-name="ce1">
            <text:p>insert into empresas (nombre) values ('VIAJES 29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JES AQUARIO</text:p>
          </table:table-cell>
          <table:table-cell office:value-type="string" office:string-value="insert into empresas (nombre) values ('VIAJES AQUARIO');" table:formula="of:=CONCATENATE([.$B$1];[.A3471];[.$C$1])" table:style-name="ce1">
            <text:p>insert into empresas (nombre) values ('VIAJES AQUAR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JES ATI</text:p>
          </table:table-cell>
          <table:table-cell office:value-type="string" office:string-value="insert into empresas (nombre) values ('VIAJES ATI');" table:formula="of:=CONCATENATE([.$B$1];[.A3472];[.$C$1])" table:style-name="ce1">
            <text:p>insert into empresas (nombre) values ('VIAJES AT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JES CHILE</text:p>
          </table:table-cell>
          <table:table-cell office:value-type="string" office:string-value="insert into empresas (nombre) values ('VIAJES CHILE');" table:formula="of:=CONCATENATE([.$B$1];[.A3473];[.$C$1])" table:style-name="ce1">
            <text:p>insert into empresas (nombre) values ('VIAJES CHIL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JES DANNEMANN</text:p>
          </table:table-cell>
          <table:table-cell office:value-type="string" office:string-value="insert into empresas (nombre) values ('VIAJES DANNEMANN');" table:formula="of:=CONCATENATE([.$B$1];[.A3474];[.$C$1])" table:style-name="ce1">
            <text:p>insert into empresas (nombre) values ('VIAJES DANNEMAN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JES DEL NORTE</text:p>
          </table:table-cell>
          <table:table-cell office:value-type="string" office:string-value="insert into empresas (nombre) values ('VIAJES DEL NORTE');" table:formula="of:=CONCATENATE([.$B$1];[.A3475];[.$C$1])" table:style-name="ce1">
            <text:p>insert into empresas (nombre) values ('VIAJES DEL N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JES DEL VARI S.R.L.</text:p>
          </table:table-cell>
          <table:table-cell office:value-type="string" office:string-value="insert into empresas (nombre) values ('VIAJES DEL VARI S.R.L.');" table:formula="of:=CONCATENATE([.$B$1];[.A3476];[.$C$1])" table:style-name="ce1">
            <text:p>insert into empresas (nombre) values ('VIAJES DEL VARI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JES NOYER</text:p>
          </table:table-cell>
          <table:table-cell office:value-type="string" office:string-value="insert into empresas (nombre) values ('VIAJES NOYER');" table:formula="of:=CONCATENATE([.$B$1];[.A3477];[.$C$1])" table:style-name="ce1">
            <text:p>insert into empresas (nombre) values ('VIAJES NOY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JES ORO TURISMO</text:p>
          </table:table-cell>
          <table:table-cell office:value-type="string" office:string-value="insert into empresas (nombre) values ('VIAJES ORO TURISMO');" table:formula="of:=CONCATENATE([.$B$1];[.A3478];[.$C$1])" table:style-name="ce1">
            <text:p>insert into empresas (nombre) values ('VIAJES ORO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JES PJ.SRL</text:p>
          </table:table-cell>
          <table:table-cell office:value-type="string" office:string-value="insert into empresas (nombre) values ('VIAJES PJ.SRL');" table:formula="of:=CONCATENATE([.$B$1];[.A3479];[.$C$1])" table:style-name="ce1">
            <text:p>insert into empresas (nombre) values ('VIAJES PJ.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JES PUBLITUR</text:p>
          </table:table-cell>
          <table:table-cell office:value-type="string" office:string-value="insert into empresas (nombre) values ('VIAJES PUBLITUR');" table:formula="of:=CONCATENATE([.$B$1];[.A3480];[.$C$1])" table:style-name="ce1">
            <text:p>insert into empresas (nombre) values ('VIAJES PUBLI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JES RODRIGUEZ</text:p>
          </table:table-cell>
          <table:table-cell office:value-type="string" office:string-value="insert into empresas (nombre) values ('VIAJES RODRIGUEZ');" table:formula="of:=CONCATENATE([.$B$1];[.A3481];[.$C$1])" table:style-name="ce1">
            <text:p>insert into empresas (nombre) values ('VIAJES RODRIGU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JES SAN MIGUEL SRL</text:p>
          </table:table-cell>
          <table:table-cell office:value-type="string" office:string-value="insert into empresas (nombre) values ('VIAJES SAN MIGUEL SRL');" table:formula="of:=CONCATENATE([.$B$1];[.A3482];[.$C$1])" table:style-name="ce1">
            <text:p>insert into empresas (nombre) values ('VIAJES SAN MIGUEL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JES TOTALES</text:p>
          </table:table-cell>
          <table:table-cell office:value-type="string" office:string-value="insert into empresas (nombre) values ('VIAJES TOTALES');" table:formula="of:=CONCATENATE([.$B$1];[.A3483];[.$C$1])" table:style-name="ce1">
            <text:p>insert into empresas (nombre) values ('VIAJES TOTAL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JES VIÑA DEL MAR</text:p>
          </table:table-cell>
          <table:table-cell office:value-type="string" office:string-value="insert into empresas (nombre) values ('VIAJES VIÑA DEL MAR');" table:formula="of:=CONCATENATE([.$B$1];[.A3484];[.$C$1])" table:style-name="ce1">
            <text:p>insert into empresas (nombre) values ('VIAJES VIÑA DEL 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JES Y TURISMO</text:p>
          </table:table-cell>
          <table:table-cell office:value-type="string" office:string-value="insert into empresas (nombre) values ('VIAJES Y TURISMO');" table:formula="of:=CONCATENATE([.$B$1];[.A3485];[.$C$1])" table:style-name="ce1">
            <text:p>insert into empresas (nombre) values ('VIAJES Y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JES Y TURISMO PATAGONIA VERDE</text:p>
          </table:table-cell>
          <table:table-cell office:value-type="string" office:string-value="insert into empresas (nombre) values ('VIAJES Y TURISMO PATAGONIA VERDE');" table:formula="of:=CONCATENATE([.$B$1];[.A3486];[.$C$1])" table:style-name="ce1">
            <text:p>insert into empresas (nombre) values ('VIAJES Y TURISMO PATAGONIA VERD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LPA BUS S.R.L.</text:p>
          </table:table-cell>
          <table:table-cell office:value-type="string" office:string-value="insert into empresas (nombre) values ('VIALPA BUS S.R.L.');" table:formula="of:=CONCATENATE([.$B$1];[.A3487];[.$C$1])" table:style-name="ce1">
            <text:p>insert into empresas (nombre) values ('VIALPA BUS S.R.L.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MARTURISMO SRL</text:p>
          </table:table-cell>
          <table:table-cell office:value-type="string" office:string-value="insert into empresas (nombre) values ('VIAMARTURISMO SRL');" table:formula="of:=CONCATENATE([.$B$1];[.A3488];[.$C$1])" table:style-name="ce1">
            <text:p>insert into empresas (nombre) values ('VIAMARTURISMO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RENGO</text:p>
          </table:table-cell>
          <table:table-cell office:value-type="string" office:string-value="insert into empresas (nombre) values ('VIARENGO');" table:formula="of:=CONCATENATE([.$B$1];[.A3489];[.$C$1])" table:style-name="ce1">
            <text:p>insert into empresas (nombre) values ('VIARENG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SUN</text:p>
          </table:table-cell>
          <table:table-cell office:value-type="string" office:string-value="insert into empresas (nombre) values ('VIASUN');" table:formula="of:=CONCATENATE([.$B$1];[.A3490];[.$C$1])" table:style-name="ce1">
            <text:p>insert into empresas (nombre) values ('VIASU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TUREX</text:p>
          </table:table-cell>
          <table:table-cell office:value-type="string" office:string-value="insert into empresas (nombre) values ('VIATUREX');" table:formula="of:=CONCATENATE([.$B$1];[.A3491];[.$C$1])" table:style-name="ce1">
            <text:p>insert into empresas (nombre) values ('VIATUREX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CENZA VIAJES</text:p>
          </table:table-cell>
          <table:table-cell office:value-type="string" office:string-value="insert into empresas (nombre) values ('VICENZA VIAJES');" table:formula="of:=CONCATENATE([.$B$1];[.A3492];[.$C$1])" table:style-name="ce1">
            <text:p>insert into empresas (nombre) values ('VICENZA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CTOR HUGO SEPULVEDA</text:p>
          </table:table-cell>
          <table:table-cell office:value-type="string" office:string-value="insert into empresas (nombre) values ('VICTOR HUGO SEPULVEDA');" table:formula="of:=CONCATENATE([.$B$1];[.A3493];[.$C$1])" table:style-name="ce1">
            <text:p>insert into empresas (nombre) values ('VICTOR HUGO SEPULVE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CTOR LOPEZ</text:p>
          </table:table-cell>
          <table:table-cell office:value-type="string" office:string-value="insert into empresas (nombre) values ('VICTOR LOPEZ');" table:formula="of:=CONCATENATE([.$B$1];[.A3494];[.$C$1])" table:style-name="ce1">
            <text:p>insert into empresas (nombre) values ('VICTOR LOPEZ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CTORY TRAVEL</text:p>
          </table:table-cell>
          <table:table-cell office:value-type="string" office:string-value="insert into empresas (nombre) values ('VICTORY TRAVEL');" table:formula="of:=CONCATENATE([.$B$1];[.A3495];[.$C$1])" table:style-name="ce1">
            <text:p>insert into empresas (nombre) values ('VICTORY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CYANA TOUR</text:p>
          </table:table-cell>
          <table:table-cell office:value-type="string" office:string-value="insert into empresas (nombre) values ('VICYANA TOUR');" table:formula="of:=CONCATENATE([.$B$1];[.A3496];[.$C$1])" table:style-name="ce1">
            <text:p>insert into empresas (nombre) values ('VICYANA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AL CATALINA <text:s/>LUCIA</text:p>
          </table:table-cell>
          <table:table-cell office:value-type="string" office:string-value="insert into empresas (nombre) values ('VIDAL CATALINA  LUCIA');" table:formula="of:=CONCATENATE([.$B$1];[.A3497];[.$C$1])" table:style-name="ce1">
            <text:p>insert into empresas (nombre) values ('VIDAL CATALINA <text:s/>LUCI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ENTO NORTE</text:p>
          </table:table-cell>
          <table:table-cell office:value-type="string" office:string-value="insert into empresas (nombre) values ('VIENTO NORTE');" table:formula="of:=CONCATENATE([.$B$1];[.A3498];[.$C$1])" table:style-name="ce1">
            <text:p>insert into empresas (nombre) values ('VIENTO NORT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ENTO SUR</text:p>
          </table:table-cell>
          <table:table-cell office:value-type="string" office:string-value="insert into empresas (nombre) values ('VIENTO SUR');" table:formula="of:=CONCATENATE([.$B$1];[.A3499];[.$C$1])" table:style-name="ce1">
            <text:p>insert into empresas (nombre) values ('VIENTO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ENTOS DEL SUR</text:p>
          </table:table-cell>
          <table:table-cell office:value-type="string" office:string-value="insert into empresas (nombre) values ('VIENTOS DEL SUR');" table:formula="of:=CONCATENATE([.$B$1];[.A3500];[.$C$1])" table:style-name="ce1">
            <text:p>insert into empresas (nombre) values ('VIENTOS DE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GLINO PEDRO PABLO</text:p>
          </table:table-cell>
          <table:table-cell office:value-type="string" office:string-value="insert into empresas (nombre) values ('VIGLINO PEDRO PABLO');" table:formula="of:=CONCATENATE([.$B$1];[.A3501];[.$C$1])" table:style-name="ce1">
            <text:p>insert into empresas (nombre) values ('VIGLINO PEDRO PABL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LA LUCAS</text:p>
          </table:table-cell>
          <table:table-cell office:value-type="string" office:string-value="insert into empresas (nombre) values ('VILA LUCAS');" table:formula="of:=CONCATENATE([.$B$1];[.A3502];[.$C$1])" table:style-name="ce1">
            <text:p>insert into empresas (nombre) values ('VILA LUC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LA TOUR</text:p>
          </table:table-cell>
          <table:table-cell office:value-type="string" office:string-value="insert into empresas (nombre) values ('VILA TOUR');" table:formula="of:=CONCATENATE([.$B$1];[.A3503];[.$C$1])" table:style-name="ce1">
            <text:p>insert into empresas (nombre) values ('VILA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LLA PRAT</text:p>
          </table:table-cell>
          <table:table-cell office:value-type="string" office:string-value="insert into empresas (nombre) values ('VILLA PRAT');" table:formula="of:=CONCATENATE([.$B$1];[.A3504];[.$C$1])" table:style-name="ce1">
            <text:p>insert into empresas (nombre) values ('VILLA PRA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LLA TRANS</text:p>
          </table:table-cell>
          <table:table-cell office:value-type="string" office:string-value="insert into empresas (nombre) values ('VILLA TRANS');" table:formula="of:=CONCATENATE([.$B$1];[.A3505];[.$C$1])" table:style-name="ce1">
            <text:p>insert into empresas (nombre) values ('VILLA TRAN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LLA TRAVEL</text:p>
          </table:table-cell>
          <table:table-cell office:value-type="string" office:string-value="insert into empresas (nombre) values ('VILLA TRAVEL');" table:formula="of:=CONCATENATE([.$B$1];[.A3506];[.$C$1])" table:style-name="ce1">
            <text:p>insert into empresas (nombre) values ('VILLA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LLA VIP</text:p>
          </table:table-cell>
          <table:table-cell office:value-type="string" office:string-value="insert into empresas (nombre) values ('VILLA VIP');" table:formula="of:=CONCATENATE([.$B$1];[.A3507];[.$C$1])" table:style-name="ce1">
            <text:p>insert into empresas (nombre) values ('VILLA VIP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LLAGRAN,SAUL OMAR</text:p>
          </table:table-cell>
          <table:table-cell office:value-type="string" office:string-value="insert into empresas (nombre) values ('VILLAGRAN,SAUL OMAR');" table:formula="of:=CONCATENATE([.$B$1];[.A3508];[.$C$1])" table:style-name="ce1">
            <text:p>insert into empresas (nombre) values ('VILLAGRAN,SAUL O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LLAR VIAJES</text:p>
          </table:table-cell>
          <table:table-cell office:value-type="string" office:string-value="insert into empresas (nombre) values ('VILLAR VIAJES');" table:formula="of:=CONCATENATE([.$B$1];[.A3509];[.$C$1])" table:style-name="ce1">
            <text:p>insert into empresas (nombre) values ('VILLAR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LLATUR</text:p>
          </table:table-cell>
          <table:table-cell office:value-type="string" office:string-value="insert into empresas (nombre) values ('VILLATUR');" table:formula="of:=CONCATENATE([.$B$1];[.A3510];[.$C$1])" table:style-name="ce1">
            <text:p>insert into empresas (nombre) values ('VILLA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LOU</text:p>
          </table:table-cell>
          <table:table-cell office:value-type="string" office:string-value="insert into empresas (nombre) values ('VILOU');" table:formula="of:=CONCATENATE([.$B$1];[.A3511];[.$C$1])" table:style-name="ce1">
            <text:p>insert into empresas (nombre) values ('VILOU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LU SRL</text:p>
          </table:table-cell>
          <table:table-cell office:value-type="string" office:string-value="insert into empresas (nombre) values ('VILU SRL');" table:formula="of:=CONCATENATE([.$B$1];[.A3512];[.$C$1])" table:style-name="ce1">
            <text:p>insert into empresas (nombre) values ('VILU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NDA</text:p>
          </table:table-cell>
          <table:table-cell office:value-type="string" office:string-value="insert into empresas (nombre) values ('VINDA');" table:formula="of:=CONCATENATE([.$B$1];[.A3513];[.$C$1])" table:style-name="ce1">
            <text:p>insert into empresas (nombre) values ('VIN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NSI</text:p>
          </table:table-cell>
          <table:table-cell office:value-type="string" office:string-value="insert into empresas (nombre) values ('VINSI');" table:formula="of:=CONCATENATE([.$B$1];[.A3514];[.$C$1])" table:style-name="ce1">
            <text:p>insert into empresas (nombre) values ('VINSI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P CLASS</text:p>
          </table:table-cell>
          <table:table-cell office:value-type="string" office:string-value="insert into empresas (nombre) values ('VIP CLASS');" table:formula="of:=CONCATENATE([.$B$1];[.A3515];[.$C$1])" table:style-name="ce1">
            <text:p>insert into empresas (nombre) values ('VIP CLAS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P S TOUR</text:p>
          </table:table-cell>
          <table:table-cell office:value-type="string" office:string-value="insert into empresas (nombre) values ('VIP S TOUR');" table:formula="of:=CONCATENATE([.$B$1];[.A3516];[.$C$1])" table:style-name="ce1">
            <text:p>insert into empresas (nombre) values ('VIP S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P TRAVEL SRL</text:p>
          </table:table-cell>
          <table:table-cell office:value-type="string" office:string-value="insert into empresas (nombre) values ('VIP TRAVEL SRL');" table:formula="of:=CONCATENATE([.$B$1];[.A3517];[.$C$1])" table:style-name="ce1">
            <text:p>insert into empresas (nombre) values ('VIP TRAVEL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PRA</text:p>
          </table:table-cell>
          <table:table-cell office:value-type="string" office:string-value="insert into empresas (nombre) values ('VIPRA');" table:formula="of:=CONCATENATE([.$B$1];[.A3518];[.$C$1])" table:style-name="ce1">
            <text:p>insert into empresas (nombre) values ('VIP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PS</text:p>
          </table:table-cell>
          <table:table-cell office:value-type="string" office:string-value="insert into empresas (nombre) values ('VIPS');" table:formula="of:=CONCATENATE([.$B$1];[.A3519];[.$C$1])" table:style-name="ce1">
            <text:p>insert into empresas (nombre) values ('VIP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PU RAY</text:p>
          </table:table-cell>
          <table:table-cell office:value-type="string" office:string-value="insert into empresas (nombre) values ('VIPU RAY');" table:formula="of:=CONCATENATE([.$B$1];[.A3520];[.$C$1])" table:style-name="ce1">
            <text:p>insert into empresas (nombre) values ('VIPU RAY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RGEN DEL CERRO SAS</text:p>
          </table:table-cell>
          <table:table-cell office:value-type="string" office:string-value="insert into empresas (nombre) values ('VIRGEN DEL CERRO SAS');" table:formula="of:=CONCATENATE([.$B$1];[.A3521];[.$C$1])" table:style-name="ce1">
            <text:p>insert into empresas (nombre) values ('VIRGEN DEL CERRO S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RGEN DEL MILAGRO</text:p>
          </table:table-cell>
          <table:table-cell office:value-type="string" office:string-value="insert into empresas (nombre) values ('VIRGEN DEL MILAGRO');" table:formula="of:=CONCATENATE([.$B$1];[.A3522];[.$C$1])" table:style-name="ce1">
            <text:p>insert into empresas (nombre) values ('VIRGEN DEL MILAG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RGEN DEL ROSARIO</text:p>
          </table:table-cell>
          <table:table-cell office:value-type="string" office:string-value="insert into empresas (nombre) values ('VIRGEN DEL ROSARIO');" table:formula="of:=CONCATENATE([.$B$1];[.A3523];[.$C$1])" table:style-name="ce1">
            <text:p>insert into empresas (nombre) values ('VIRGEN DEL ROSAR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TAE</text:p>
          </table:table-cell>
          <table:table-cell office:value-type="string" office:string-value="insert into empresas (nombre) values ('VITAE');" table:formula="of:=CONCATENATE([.$B$1];[.A3524];[.$C$1])" table:style-name="ce1">
            <text:p>insert into empresas (nombre) values ('VITA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TAR PRODUCCIONES</text:p>
          </table:table-cell>
          <table:table-cell office:value-type="string" office:string-value="insert into empresas (nombre) values ('VITAR PRODUCCIONES');" table:formula="of:=CONCATENATE([.$B$1];[.A3525];[.$C$1])" table:style-name="ce1">
            <text:p>insert into empresas (nombre) values ('VITAR PRODUCCION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TTORIO</text:p>
          </table:table-cell>
          <table:table-cell office:value-type="string" office:string-value="insert into empresas (nombre) values ('VITTORIO');" table:formula="of:=CONCATENATE([.$B$1];[.A3526];[.$C$1])" table:style-name="ce1">
            <text:p>insert into empresas (nombre) values ('VITTOR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TUR</text:p>
          </table:table-cell>
          <table:table-cell office:value-type="string" office:string-value="insert into empresas (nombre) values ('VITUR');" table:formula="of:=CONCATENATE([.$B$1];[.A3527];[.$C$1])" table:style-name="ce1">
            <text:p>insert into empresas (nombre) values ('VI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VASA</text:p>
          </table:table-cell>
          <table:table-cell office:value-type="string" office:string-value="insert into empresas (nombre) values ('VIVASA');" table:formula="of:=CONCATENATE([.$B$1];[.A3528];[.$C$1])" table:style-name="ce1">
            <text:p>insert into empresas (nombre) values ('VIVA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VENCIA TRAVEL</text:p>
          </table:table-cell>
          <table:table-cell office:value-type="string" office:string-value="insert into empresas (nombre) values ('VIVENCIA TRAVEL');" table:formula="of:=CONCATENATE([.$B$1];[.A3529];[.$C$1])" table:style-name="ce1">
            <text:p>insert into empresas (nombre) values ('VIVENCIA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VI TUR</text:p>
          </table:table-cell>
          <table:table-cell office:value-type="string" office:string-value="insert into empresas (nombre) values ('VIVI TUR');" table:formula="of:=CONCATENATE([.$B$1];[.A3530];[.$C$1])" table:style-name="ce1">
            <text:p>insert into empresas (nombre) values ('VIVI 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VIAN TOURS</text:p>
          </table:table-cell>
          <table:table-cell office:value-type="string" office:string-value="insert into empresas (nombre) values ('VIVIAN TOURS');" table:formula="of:=CONCATENATE([.$B$1];[.A3531];[.$C$1])" table:style-name="ce1">
            <text:p>insert into empresas (nombre) values ('VIVIAN TOUR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VIR VIJANDO</text:p>
          </table:table-cell>
          <table:table-cell office:value-type="string" office:string-value="insert into empresas (nombre) values ('VIVIR VIJANDO');" table:formula="of:=CONCATENATE([.$B$1];[.A3532];[.$C$1])" table:style-name="ce1">
            <text:p>insert into empresas (nombre) values ('VIVIR VIJAND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Z BUS</text:p>
          </table:table-cell>
          <table:table-cell office:value-type="string" office:string-value="insert into empresas (nombre) values ('VIZ BUS');" table:formula="of:=CONCATENATE([.$B$1];[.A3533];[.$C$1])" table:style-name="ce1">
            <text:p>insert into empresas (nombre) values ('VIZ 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ZCAYA TOUR</text:p>
          </table:table-cell>
          <table:table-cell office:value-type="string" office:string-value="insert into empresas (nombre) values ('VIZCAYA TOUR');" table:formula="of:=CONCATENATE([.$B$1];[.A3534];[.$C$1])" table:style-name="ce1">
            <text:p>insert into empresas (nombre) values ('VIZCAYA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LS TURISMO LTDA</text:p>
          </table:table-cell>
          <table:table-cell office:value-type="string" office:string-value="insert into empresas (nombre) values ('VLS TURISMO LTDA');" table:formula="of:=CONCATENATE([.$B$1];[.A3535];[.$C$1])" table:style-name="ce1">
            <text:p>insert into empresas (nombre) values ('VLS TURISMO L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LCANES DEL SUR</text:p>
          </table:table-cell>
          <table:table-cell office:value-type="string" office:string-value="insert into empresas (nombre) values ('VOLCANES DEL SUR');" table:formula="of:=CONCATENATE([.$B$1];[.A3536];[.$C$1])" table:style-name="ce1">
            <text:p>insert into empresas (nombre) values ('VOLCANES DEL S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LKMANN</text:p>
          </table:table-cell>
          <table:table-cell office:value-type="string" office:string-value="insert into empresas (nombre) values ('VOLKMANN');" table:formula="of:=CONCATENATE([.$B$1];[.A3537];[.$C$1])" table:style-name="ce1">
            <text:p>insert into empresas (nombre) values ('VOLKMAN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SA</text:p>
          </table:table-cell>
          <table:table-cell office:value-type="string" office:string-value="insert into empresas (nombre) values ('VOSA');" table:formula="of:=CONCATENATE([.$B$1];[.A3538];[.$C$1])" table:style-name="ce1">
            <text:p>insert into empresas (nombre) values ('VO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YAGE</text:p>
          </table:table-cell>
          <table:table-cell office:value-type="string" office:string-value="insert into empresas (nombre) values ('VOYAGE');" table:formula="of:=CONCATENATE([.$B$1];[.A3539];[.$C$1])" table:style-name="ce1">
            <text:p>insert into empresas (nombre) values ('VOYAG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URILOCHE TURISMO</text:p>
          </table:table-cell>
          <table:table-cell office:value-type="string" office:string-value="insert into empresas (nombre) values ('VURILOCHE TURISMO');" table:formula="of:=CONCATENATE([.$B$1];[.A3540];[.$C$1])" table:style-name="ce1">
            <text:p>insert into empresas (nombre) values ('VURILOCHE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GNER S R L</text:p>
          </table:table-cell>
          <table:table-cell office:value-type="string" office:string-value="insert into empresas (nombre) values ('WAGNER S R L');" table:formula="of:=CONCATENATE([.$B$1];[.A3541];[.$C$1])" table:style-name="ce1">
            <text:p>insert into empresas (nombre) values ('WAGNER S R 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LDO VIEJES</text:p>
          </table:table-cell>
          <table:table-cell office:value-type="string" office:string-value="insert into empresas (nombre) values ('WALDO VIEJES');" table:formula="of:=CONCATENATE([.$B$1];[.A3542];[.$C$1])" table:style-name="ce1">
            <text:p>insert into empresas (nombre) values ('WALDO VIE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LTUR</text:p>
          </table:table-cell>
          <table:table-cell office:value-type="string" office:string-value="insert into empresas (nombre) values ('WALTUR');" table:formula="of:=CONCATENATE([.$B$1];[.A3543];[.$C$1])" table:style-name="ce1">
            <text:p>insert into empresas (nombre) values ('WAL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VE</text:p>
          </table:table-cell>
          <table:table-cell office:value-type="string" office:string-value="insert into empresas (nombre) values ('WAVE');" table:formula="of:=CONCATENATE([.$B$1];[.A3544];[.$C$1])" table:style-name="ce1">
            <text:p>insert into empresas (nombre) values ('WAVE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Y UNION SRL</text:p>
          </table:table-cell>
          <table:table-cell office:value-type="string" office:string-value="insert into empresas (nombre) values ('WAY UNION SRL');" table:formula="of:=CONCATENATE([.$B$1];[.A3545];[.$C$1])" table:style-name="ce1">
            <text:p>insert into empresas (nombre) values ('WAY UNION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D</text:p>
          </table:table-cell>
          <table:table-cell office:value-type="string" office:string-value="insert into empresas (nombre) values ('WD');" table:formula="of:=CONCATENATE([.$B$1];[.A3546];[.$C$1])" table:style-name="ce1">
            <text:p>insert into empresas (nombre) values ('WD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EKENS <text:s/>BUS</text:p>
          </table:table-cell>
          <table:table-cell office:value-type="string" office:string-value="insert into empresas (nombre) values ('WEEKENS  BUS');" table:formula="of:=CONCATENATE([.$B$1];[.A3547];[.$C$1])" table:style-name="ce1">
            <text:p>insert into empresas (nombre) values ('WEEKENS <text:s/>BU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IPPERT</text:p>
          </table:table-cell>
          <table:table-cell office:value-type="string" office:string-value="insert into empresas (nombre) values ('WEIPPERT');" table:formula="of:=CONCATENATE([.$B$1];[.A3548];[.$C$1])" table:style-name="ce1">
            <text:p>insert into empresas (nombre) values ('WEIPPER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RESZCZUK</text:p>
          </table:table-cell>
          <table:table-cell office:value-type="string" office:string-value="insert into empresas (nombre) values ('WERESZCZUK');" table:formula="of:=CONCATENATE([.$B$1];[.A3549];[.$C$1])" table:style-name="ce1">
            <text:p>insert into empresas (nombre) values ('WERESZCZUK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ST SUL TURISMOLITDA</text:p>
          </table:table-cell>
          <table:table-cell office:value-type="string" office:string-value="insert into empresas (nombre) values ('WEST SUL TURISMOLITDA');" table:formula="of:=CONCATENATE([.$B$1];[.A3550];[.$C$1])" table:style-name="ce1">
            <text:p>insert into empresas (nombre) values ('WEST SUL TURISMOLITD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LMAR</text:p>
          </table:table-cell>
          <table:table-cell office:value-type="string" office:string-value="insert into empresas (nombre) values ('WILMAR');" table:formula="of:=CONCATENATE([.$B$1];[.A3551];[.$C$1])" table:style-name="ce1">
            <text:p>insert into empresas (nombre) values ('WILMA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OW</text:p>
          </table:table-cell>
          <table:table-cell office:value-type="string" office:string-value="insert into empresas (nombre) values ('WOOW');" table:formula="of:=CONCATENATE([.$B$1];[.A3552];[.$C$1])" table:style-name="ce1">
            <text:p>insert into empresas (nombre) values ('WOOW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UAN</text:p>
          </table:table-cell>
          <table:table-cell office:value-type="string" office:string-value="insert into empresas (nombre) values ('WUAN');" table:formula="of:=CONCATENATE([.$B$1];[.A3553];[.$C$1])" table:style-name="ce1">
            <text:p>insert into empresas (nombre) values ('WUAN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CARGA</text:p>
          </table:table-cell>
          <table:table-cell office:value-type="string" office:string-value="insert into empresas (nombre) values ('WWCARGA');" table:formula="of:=CONCATENATE([.$B$1];[.A3554];[.$C$1])" table:style-name="ce1">
            <text:p>insert into empresas (nombre) values ('WWCARG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ATAX SA</text:p>
          </table:table-cell>
          <table:table-cell office:value-type="string" office:string-value="insert into empresas (nombre) values ('XATAX SA');" table:formula="of:=CONCATENATE([.$B$1];[.A3555];[.$C$1])" table:style-name="ce1">
            <text:p>insert into empresas (nombre) values ('XATAX S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AVIER</text:p>
          </table:table-cell>
          <table:table-cell office:value-type="string" office:string-value="insert into empresas (nombre) values ('XAVIER');" table:formula="of:=CONCATENATE([.$B$1];[.A3556];[.$C$1])" table:style-name="ce1">
            <text:p>insert into empresas (nombre) values ('XAVI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NGUAS</text:p>
          </table:table-cell>
          <table:table-cell office:value-type="string" office:string-value="insert into empresas (nombre) values ('YANGUAS');" table:formula="of:=CONCATENATE([.$B$1];[.A3557];[.$C$1])" table:style-name="ce1">
            <text:p>insert into empresas (nombre) values ('YANGUA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NICINTIA SRL</text:p>
          </table:table-cell>
          <table:table-cell office:value-type="string" office:string-value="insert into empresas (nombre) values ('YANICINTIA SRL');" table:formula="of:=CONCATENATE([.$B$1];[.A3558];[.$C$1])" table:style-name="ce1">
            <text:p>insert into empresas (nombre) values ('YANICINTIA SR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RZA VIAJES</text:p>
          </table:table-cell>
          <table:table-cell office:value-type="string" office:string-value="insert into empresas (nombre) values ('YARZA VIAJES');" table:formula="of:=CONCATENATE([.$B$1];[.A3559];[.$C$1])" table:style-name="ce1">
            <text:p>insert into empresas (nombre) values ('YARZA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SCLA</text:p>
          </table:table-cell>
          <table:table-cell office:value-type="string" office:string-value="insert into empresas (nombre) values ('YASCLA');" table:formula="of:=CONCATENATE([.$B$1];[.A3560];[.$C$1])" table:style-name="ce1">
            <text:p>insert into empresas (nombre) values ('YASCL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BALO HECTOR</text:p>
          </table:table-cell>
          <table:table-cell office:value-type="string" office:string-value="insert into empresas (nombre) values ('YBALO HECTOR');" table:formula="of:=CONCATENATE([.$B$1];[.A3561];[.$C$1])" table:style-name="ce1">
            <text:p>insert into empresas (nombre) values ('YBALO HECTO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GUAZU TRAVEL</text:p>
          </table:table-cell>
          <table:table-cell office:value-type="string" office:string-value="insert into empresas (nombre) values ('YGUAZU TRAVEL');" table:formula="of:=CONCATENATE([.$B$1];[.A3562];[.$C$1])" table:style-name="ce1">
            <text:p>insert into empresas (nombre) values ('YGUAZU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ULIANA MARDONES</text:p>
          </table:table-cell>
          <table:table-cell office:value-type="string" office:string-value="insert into empresas (nombre) values ('YULIANA MARDONES');" table:formula="of:=CONCATENATE([.$B$1];[.A3563];[.$C$1])" table:style-name="ce1">
            <text:p>insert into empresas (nombre) values ('YULIANA MARDON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 Y M</text:p>
          </table:table-cell>
          <table:table-cell office:value-type="string" office:string-value="insert into empresas (nombre) values ('Z Y M');" table:formula="of:=CONCATENATE([.$B$1];[.A3564];[.$C$1])" table:style-name="ce1">
            <text:p>insert into empresas (nombre) values ('Z Y M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CCARO ROBERTO CARLOS</text:p>
          </table:table-cell>
          <table:table-cell office:value-type="string" office:string-value="insert into empresas (nombre) values ('ZACCARO ROBERTO CARLOS');" table:formula="of:=CONCATENATE([.$B$1];[.A3565];[.$C$1])" table:style-name="ce1">
            <text:p>insert into empresas (nombre) values ('ZACCARO ROBERTO CARLO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FIRO</text:p>
          </table:table-cell>
          <table:table-cell office:value-type="string" office:string-value="insert into empresas (nombre) values ('ZAFIRO');" table:formula="of:=CONCATENATE([.$B$1];[.A3566];[.$C$1])" table:style-name="ce1">
            <text:p>insert into empresas (nombre) values ('ZAFI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HLER</text:p>
          </table:table-cell>
          <table:table-cell office:value-type="string" office:string-value="insert into empresas (nombre) values ('ZAHLER');" table:formula="of:=CONCATENATE([.$B$1];[.A3567];[.$C$1])" table:style-name="ce1">
            <text:p>insert into empresas (nombre) values ('ZAHL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IGA TRAVEL</text:p>
          </table:table-cell>
          <table:table-cell office:value-type="string" office:string-value="insert into empresas (nombre) values ('ZAIGA TRAVEL');" table:formula="of:=CONCATENATE([.$B$1];[.A3568];[.$C$1])" table:style-name="ce1">
            <text:p>insert into empresas (nombre) values ('ZAIGA TRAVEL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MCHE TTUR</text:p>
          </table:table-cell>
          <table:table-cell office:value-type="string" office:string-value="insert into empresas (nombre) values ('ZAMCHE TTUR');" table:formula="of:=CONCATENATE([.$B$1];[.A3569];[.$C$1])" table:style-name="ce1">
            <text:p>insert into empresas (nombre) values ('ZAMCHE TT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MORA</text:p>
          </table:table-cell>
          <table:table-cell office:value-type="string" office:string-value="insert into empresas (nombre) values ('ZAMORA');" table:formula="of:=CONCATENATE([.$B$1];[.A3570];[.$C$1])" table:style-name="ce1">
            <text:p>insert into empresas (nombre) values ('ZAMORA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MORANO VIAJES</text:p>
          </table:table-cell>
          <table:table-cell office:value-type="string" office:string-value="insert into empresas (nombre) values ('ZAMORANO VIAJES');" table:formula="of:=CONCATENATE([.$B$1];[.A3571];[.$C$1])" table:style-name="ce1">
            <text:p>insert into empresas (nombre) values ('ZAMORANO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PATA <text:s/>ELVIO</text:p>
          </table:table-cell>
          <table:table-cell office:value-type="string" office:string-value="insert into empresas (nombre) values ('ZAPATA  ELVIO');" table:formula="of:=CONCATENATE([.$B$1];[.A3572];[.$C$1])" table:style-name="ce1">
            <text:p>insert into empresas (nombre) values ('ZAPATA <text:s/>ELVI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ELITUR TURISMO</text:p>
          </table:table-cell>
          <table:table-cell office:value-type="string" office:string-value="insert into empresas (nombre) values ('ZELITUR TURISMO');" table:formula="of:=CONCATENATE([.$B$1];[.A3573];[.$C$1])" table:style-name="ce1">
            <text:p>insert into empresas (nombre) values ('ZELITUR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ENIT</text:p>
          </table:table-cell>
          <table:table-cell office:value-type="string" office:string-value="insert into empresas (nombre) values ('ZENIT');" table:formula="of:=CONCATENATE([.$B$1];[.A3574];[.$C$1])" table:style-name="ce1">
            <text:p>insert into empresas (nombre) values ('ZENIT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ENU</text:p>
          </table:table-cell>
          <table:table-cell office:value-type="string" office:string-value="insert into empresas (nombre) values ('ZENU');" table:formula="of:=CONCATENATE([.$B$1];[.A3575];[.$C$1])" table:style-name="ce1">
            <text:p>insert into empresas (nombre) values ('ZENU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EROS TOUR</text:p>
          </table:table-cell>
          <table:table-cell office:value-type="string" office:string-value="insert into empresas (nombre) values ('ZEROS TOUR');" table:formula="of:=CONCATENATE([.$B$1];[.A3576];[.$C$1])" table:style-name="ce1">
            <text:p>insert into empresas (nombre) values ('ZEROS TOU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IELKE TURISMO</text:p>
          </table:table-cell>
          <table:table-cell office:value-type="string" office:string-value="insert into empresas (nombre) values ('ZIELKE TURISMO');" table:formula="of:=CONCATENATE([.$B$1];[.A3577];[.$C$1])" table:style-name="ce1">
            <text:p>insert into empresas (nombre) values ('ZIELKE TURISM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IMMER</text:p>
          </table:table-cell>
          <table:table-cell office:value-type="string" office:string-value="insert into empresas (nombre) values ('ZIMMER');" table:formula="of:=CONCATENATE([.$B$1];[.A3578];[.$C$1])" table:style-name="ce1">
            <text:p>insert into empresas (nombre) values ('ZIMMER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INGARO</text:p>
          </table:table-cell>
          <table:table-cell office:value-type="string" office:string-value="insert into empresas (nombre) values ('ZINGARO');" table:formula="of:=CONCATENATE([.$B$1];[.A3579];[.$C$1])" table:style-name="ce1">
            <text:p>insert into empresas (nombre) values ('ZINGARO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CIMO VIAJES</text:p>
          </table:table-cell>
          <table:table-cell office:value-type="string" office:string-value="insert into empresas (nombre) values ('ZOCIMO VIAJES');" table:formula="of:=CONCATENATE([.$B$1];[.A3580];[.$C$1])" table:style-name="ce1">
            <text:p>insert into empresas (nombre) values ('ZOCIMO VIAJES'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TL TURISMO</text:p>
          </table:table-cell>
          <table:table-cell office:value-type="string" office:string-value="insert into empresas (nombre) values ('ZTL TURISMO');" table:formula="of:=CONCATENATE([.$B$1];[.A3581];[.$C$1])" table:style-name="ce1">
            <text:p>insert into empresas (nombre) values ('ZTL TURISMO');</text:p>
          </table:table-cell>
          <table:table-cell table:number-columns-repeated="16382"/>
        </table:table-row>
        <table:table-row table:number-rows-repeated="10449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6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127</meta:generator>
    <dc:creator>Jonás Porro</dc:creator>
    <dc:date>2025-09-12T14:37:47Z</dc:date>
    <meta:editing-cycles>30</meta:editing-cycles>
    <meta:editing-duration>PT22161S</meta:editing-duration>
  </office:meta>
</office:document-meta>
</file>